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IF([.A2]&gt;[.A1];1;0)" office:value-type="float" office:value="1">
            <text:p>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IF([.A3]&gt;[.A2];1;0)" office:value-type="float" office:value="1">
            <text:p>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IF([.A4]&gt;[.A3];1;0)"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IF([.A5]&gt;[.A4];1;0)"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IF([.A6]&gt;[.A5];1;0)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IF([.A7]&gt;[.A6];1;0)" office:value-type="float" office:value="1">
            <text:p>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IF([.A8]&gt;[.A7];1;0)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IF([.A9]&gt;[.A8];1;0)"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IF([.A10]&gt;[.A9];1;0)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IF([.A11]&gt;[.A10];1;0)" office:value-type="float" office:value="1">
            <text:p>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IF([.A12]&gt;[.A11];1;0)" office:value-type="float" office:value="1">
            <text:p>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IF([.A13]&gt;[.A12];1;0)" office:value-type="float" office:value="1">
            <text:p>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IF([.A14]&gt;[.A13];1;0)"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IF([.A15]&gt;[.A14];1;0)"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IF([.A16]&gt;[.A15];1;0)"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IF([.A17]&gt;[.A16];1;0)" office:value-type="float" office:value="1">
            <text:p>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IF([.A18]&gt;[.A17];1;0)" office:value-type="float" office:value="1">
            <text:p>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IF([.A19]&gt;[.A18];1;0)" office:value-type="float" office:value="1">
            <text:p>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IF([.A20]&gt;[.A19];1;0)"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IF([.A21]&gt;[.A20];1;0)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IF([.A22]&gt;[.A21];1;0)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IF([.A23]&gt;[.A22];1;0)"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IF([.A24]&gt;[.A23];1;0)"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IF([.A25]&gt;[.A24];1;0)"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IF([.A26]&gt;[.A25];1;0)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IF([.A27]&gt;[.A26];1;0)" office:value-type="float" office:value="1">
            <text:p>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IF([.A28]&gt;[.A27];1;0)"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IF([.A29]&gt;[.A28];1;0)" office:value-type="float" office:value="1">
            <text:p>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IF([.A30]&gt;[.A29];1;0)"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IF([.A31]&gt;[.A30];1;0)" office:value-type="float" office:value="1">
            <text:p>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IF([.A32]&gt;[.A31];1;0)"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IF([.A33]&gt;[.A32];1;0)"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IF([.A34]&gt;[.A33];1;0)"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IF([.A35]&gt;[.A34];1;0)"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IF([.A36]&gt;[.A35];1;0)" office:value-type="float" office:value="1">
            <text:p>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IF([.A37]&gt;[.A36];1;0)"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IF([.A38]&gt;[.A37];1;0)"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IF([.A39]&gt;[.A38];1;0)" office:value-type="float" office:value="1">
            <text:p>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IF([.A40]&gt;[.A39];1;0)"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IF([.A41]&gt;[.A40];1;0)" office:value-type="float" office:value="1">
            <text:p>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IF([.A42]&gt;[.A41];1;0)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IF([.A43]&gt;[.A42];1;0)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IF([.A44]&gt;[.A43];1;0)"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IF([.A45]&gt;[.A44];1;0)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IF([.A46]&gt;[.A45];1;0)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IF([.A47]&gt;[.A46];1;0)"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IF([.A48]&gt;[.A47];1;0)"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IF([.A49]&gt;[.A48];1;0)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IF([.A50]&gt;[.A49];1;0)"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IF([.A51]&gt;[.A50];1;0)" office:value-type="float" office:value="1">
            <text:p>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IF([.A52]&gt;[.A51];1;0)"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IF([.A53]&gt;[.A52];1;0)" office:value-type="float" office:value="1">
            <text:p>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IF([.A54]&gt;[.A53];1;0)" office:value-type="float" office:value="1">
            <text:p>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IF([.A55]&gt;[.A54];1;0)"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IF([.A56]&gt;[.A55];1;0)"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IF([.A57]&gt;[.A56];1;0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IF([.A58]&gt;[.A57];1;0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IF([.A59]&gt;[.A58];1;0)"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IF([.A60]&gt;[.A59];1;0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IF([.A61]&gt;[.A60];1;0)"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IF([.A62]&gt;[.A61];1;0)" office:value-type="float" office:value="1">
            <text:p>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IF([.A63]&gt;[.A62];1;0)"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IF([.A64]&gt;[.A63];1;0)" office:value-type="float" office:value="1">
            <text:p>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IF([.A65]&gt;[.A64];1;0)"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IF([.A66]&gt;[.A65];1;0)"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IF([.A67]&gt;[.A66];1;0)"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IF([.A68]&gt;[.A67];1;0)"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IF([.A69]&gt;[.A68];1;0)" office:value-type="float" office:value="1">
            <text:p>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IF([.A70]&gt;[.A69];1;0)"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IF([.A71]&gt;[.A70];1;0)"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IF([.A72]&gt;[.A71];1;0)" office:value-type="float" office:value="1">
            <text:p>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IF([.A73]&gt;[.A72];1;0)" office:value-type="float" office:value="1">
            <text:p>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IF([.A74]&gt;[.A73];1;0)" office:value-type="float" office:value="1">
            <text:p>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IF([.A75]&gt;[.A74];1;0)" office:value-type="float" office:value="1">
            <text:p>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IF([.A76]&gt;[.A75];1;0)" office:value-type="float" office:value="1">
            <text:p>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IF([.A77]&gt;[.A76];1;0)" office:value-type="float" office:value="1">
            <text:p>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IF([.A78]&gt;[.A77];1;0)" office:value-type="float" office:value="1">
            <text:p>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IF([.A79]&gt;[.A78];1;0)"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IF([.A80]&gt;[.A79];1;0)" office:value-type="float" office:value="1">
            <text:p>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IF([.A81]&gt;[.A80];1;0)"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IF([.A82]&gt;[.A81];1;0)"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IF([.A83]&gt;[.A82];1;0)" office:value-type="float" office:value="1">
            <text:p>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IF([.A84]&gt;[.A83];1;0)" office:value-type="float" office:value="1">
            <text:p>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IF([.A85]&gt;[.A84];1;0)" office:value-type="float" office:value="1">
            <text:p>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IF([.A86]&gt;[.A85];1;0)"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IF([.A87]&gt;[.A86];1;0)" office:value-type="float" office:value="1">
            <text:p>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IF([.A88]&gt;[.A87];1;0)" office:value-type="float" office:value="1">
            <text:p>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IF([.A89]&gt;[.A88];1;0)"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IF([.A90]&gt;[.A89];1;0)"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IF([.A91]&gt;[.A90];1;0)" office:value-type="float" office:value="1">
            <text:p>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IF([.A92]&gt;[.A91];1;0)"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IF([.A93]&gt;[.A92];1;0)" office:value-type="float" office:value="1">
            <text:p>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IF([.A94]&gt;[.A93];1;0)" office:value-type="float" office:value="1">
            <text:p>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IF([.A95]&gt;[.A94];1;0)" office:value-type="float" office:value="1">
            <text:p>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IF([.A96]&gt;[.A95];1;0)"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IF([.A97]&gt;[.A96];1;0)" office:value-type="float" office:value="1">
            <text:p>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IF([.A98]&gt;[.A97];1;0)" office:value-type="float" office:value="1">
            <text:p>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IF([.A99]&gt;[.A98];1;0)" office:value-type="float" office:value="1">
            <text:p>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IF([.A100]&gt;[.A99];1;0)" office:value-type="float" office:value="1">
            <text:p>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IF([.A101]&gt;[.A100];1;0)"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IF([.A102]&gt;[.A101];1;0)"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IF([.A103]&gt;[.A102];1;0)"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IF([.A104]&gt;[.A103];1;0)" office:value-type="float" office:value="1">
            <text:p>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IF([.A105]&gt;[.A104];1;0)"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IF([.A106]&gt;[.A105];1;0)"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IF([.A107]&gt;[.A106];1;0)" office:value-type="float" office:value="1">
            <text:p>1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IF([.A108]&gt;[.A107];1;0)"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IF([.A109]&gt;[.A108];1;0)" office:value-type="float" office:value="1">
            <text:p>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IF([.A110]&gt;[.A109];1;0)" office:value-type="float" office:value="1">
            <text:p>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IF([.A111]&gt;[.A110];1;0)" office:value-type="float" office:value="0">
            <text:p>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IF([.A112]&gt;[.A111];1;0)" office:value-type="float" office:value="1">
            <text:p>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IF([.A113]&gt;[.A112];1;0)" office:value-type="float" office:value="1">
            <text:p>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IF([.A114]&gt;[.A113];1;0)"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IF([.A115]&gt;[.A114];1;0)" office:value-type="float" office:value="1">
            <text:p>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IF([.A116]&gt;[.A115];1;0)" office:value-type="float" office:value="1">
            <text:p>1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IF([.A117]&gt;[.A116];1;0)" office:value-type="float" office:value="1">
            <text:p>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IF([.A118]&gt;[.A117];1;0)"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IF([.A119]&gt;[.A118];1;0)" office:value-type="float" office:value="1">
            <text:p>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IF([.A120]&gt;[.A119];1;0)" office:value-type="float" office:value="1">
            <text:p>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IF([.A121]&gt;[.A120];1;0)" office:value-type="float" office:value="1">
            <text:p>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IF([.A122]&gt;[.A121];1;0)" office:value-type="float" office:value="1">
            <text:p>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IF([.A123]&gt;[.A122];1;0)" office:value-type="float" office:value="1">
            <text:p>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IF([.A124]&gt;[.A123];1;0)" office:value-type="float" office:value="1">
            <text:p>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IF([.A125]&gt;[.A124];1;0)"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IF([.A126]&gt;[.A125];1;0)" office:value-type="float" office:value="1">
            <text:p>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IF([.A127]&gt;[.A126];1;0)"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IF([.A128]&gt;[.A127];1;0)" office:value-type="float" office:value="1">
            <text:p>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IF([.A129]&gt;[.A128];1;0)" office:value-type="float" office:value="1">
            <text:p>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IF([.A130]&gt;[.A129];1;0)"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IF([.A131]&gt;[.A130];1;0)"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IF([.A132]&gt;[.A131];1;0)" office:value-type="float" office:value="1">
            <text:p>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IF([.A133]&gt;[.A132];1;0)"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IF([.A134]&gt;[.A133];1;0)" office:value-type="float" office:value="1">
            <text:p>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IF([.A135]&gt;[.A134];1;0)" office:value-type="float" office:value="1">
            <text:p>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IF([.A136]&gt;[.A135];1;0)" office:value-type="float" office:value="1">
            <text:p>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IF([.A137]&gt;[.A136];1;0)" office:value-type="float" office:value="1">
            <text:p>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IF([.A138]&gt;[.A137];1;0)" office:value-type="float" office:value="1">
            <text:p>1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IF([.A139]&gt;[.A138];1;0)" office:value-type="float" office:value="1">
            <text:p>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IF([.A140]&gt;[.A139];1;0)" office:value-type="float" office:value="1">
            <text:p>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IF([.A141]&gt;[.A140];1;0)" office:value-type="float" office:value="0">
            <text:p>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IF([.A142]&gt;[.A141];1;0)" office:value-type="float" office:value="1">
            <text:p>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IF([.A143]&gt;[.A142];1;0)" office:value-type="float" office:value="1">
            <text:p>1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IF([.A144]&gt;[.A143];1;0)" office:value-type="float" office:value="1">
            <text:p>1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IF([.A145]&gt;[.A144];1;0)" office:value-type="float" office:value="1">
            <text:p>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IF([.A146]&gt;[.A145];1;0)" office:value-type="float" office:value="1">
            <text:p>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IF([.A147]&gt;[.A146];1;0)"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IF([.A148]&gt;[.A147];1;0)" office:value-type="float" office:value="1">
            <text:p>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IF([.A149]&gt;[.A148];1;0)" office:value-type="float" office:value="1">
            <text:p>1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IF([.A150]&gt;[.A149];1;0)" office:value-type="float" office:value="1">
            <text:p>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IF([.A151]&gt;[.A150];1;0)" office:value-type="float" office:value="1">
            <text:p>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IF([.A152]&gt;[.A151];1;0)" office:value-type="float" office:value="1">
            <text:p>1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IF([.A153]&gt;[.A152];1;0)" office:value-type="float" office:value="1">
            <text:p>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IF([.A154]&gt;[.A153];1;0)" office:value-type="float" office:value="1">
            <text:p>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IF([.A155]&gt;[.A154];1;0)" office:value-type="float" office:value="1">
            <text:p>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IF([.A156]&gt;[.A155];1;0)" office:value-type="float" office:value="1">
            <text:p>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IF([.A157]&gt;[.A156];1;0)" office:value-type="float" office:value="1">
            <text:p>1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IF([.A158]&gt;[.A157];1;0)" office:value-type="float" office:value="1">
            <text:p>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IF([.A159]&gt;[.A158];1;0)" office:value-type="float" office:value="0">
            <text:p>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IF([.A160]&gt;[.A159];1;0)" office:value-type="float" office:value="1">
            <text:p>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IF([.A161]&gt;[.A160];1;0)" office:value-type="float" office:value="1">
            <text:p>1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IF([.A162]&gt;[.A161];1;0)" office:value-type="float" office:value="1">
            <text:p>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IF([.A163]&gt;[.A162];1;0)" office:value-type="float" office:value="1">
            <text:p>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IF([.A164]&gt;[.A163];1;0)" office:value-type="float" office:value="1">
            <text:p>1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IF([.A165]&gt;[.A164];1;0)" office:value-type="float" office:value="0">
            <text:p>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IF([.A166]&gt;[.A165];1;0)" office:value-type="float" office:value="1">
            <text:p>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IF([.A167]&gt;[.A166];1;0)" office:value-type="float" office:value="1">
            <text:p>1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IF([.A168]&gt;[.A167];1;0)" office:value-type="float" office:value="1">
            <text:p>1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IF([.A169]&gt;[.A168];1;0)" office:value-type="float" office:value="1">
            <text:p>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IF([.A170]&gt;[.A169];1;0)" office:value-type="float" office:value="1">
            <text:p>1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IF([.A171]&gt;[.A170];1;0)" office:value-type="float" office:value="1">
            <text:p>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IF([.A172]&gt;[.A171];1;0)"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IF([.A173]&gt;[.A172];1;0)" office:value-type="float" office:value="1">
            <text:p>1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IF([.A174]&gt;[.A173];1;0)" office:value-type="float" office:value="0">
            <text:p>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IF([.A175]&gt;[.A174];1;0)" office:value-type="float" office:value="1">
            <text:p>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IF([.A176]&gt;[.A175];1;0)" office:value-type="float" office:value="1">
            <text:p>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IF([.A177]&gt;[.A176];1;0)" office:value-type="float" office:value="0">
            <text:p>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IF([.A178]&gt;[.A177];1;0)" office:value-type="float" office:value="1">
            <text:p>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IF([.A179]&gt;[.A178];1;0)" office:value-type="float" office:value="1">
            <text:p>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IF([.A180]&gt;[.A179];1;0)" office:value-type="float" office:value="1">
            <text:p>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IF([.A181]&gt;[.A180];1;0)" office:value-type="float" office:value="1">
            <text:p>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IF([.A182]&gt;[.A181];1;0)" office:value-type="float" office:value="1">
            <text:p>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IF([.A183]&gt;[.A182];1;0)" office:value-type="float" office:value="1">
            <text:p>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IF([.A184]&gt;[.A183];1;0)" office:value-type="float" office:value="1">
            <text:p>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IF([.A185]&gt;[.A184];1;0)" office:value-type="float" office:value="1">
            <text:p>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IF([.A186]&gt;[.A185];1;0)" office:value-type="float" office:value="1">
            <text:p>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IF([.A187]&gt;[.A186];1;0)" office:value-type="float" office:value="1">
            <text:p>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IF([.A188]&gt;[.A187];1;0)" office:value-type="float" office:value="0">
            <text:p>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IF([.A189]&gt;[.A188];1;0)" office:value-type="float" office:value="1">
            <text:p>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IF([.A190]&gt;[.A189];1;0)" office:value-type="float" office:value="1">
            <text:p>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IF([.A191]&gt;[.A190];1;0)" office:value-type="float" office:value="1">
            <text:p>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IF([.A192]&gt;[.A191];1;0)" office:value-type="float" office:value="1">
            <text:p>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IF([.A193]&gt;[.A192];1;0)" office:value-type="float" office:value="1">
            <text:p>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IF([.A194]&gt;[.A193];1;0)" office:value-type="float" office:value="1">
            <text:p>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IF([.A195]&gt;[.A194];1;0)" office:value-type="float" office:value="1">
            <text:p>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IF([.A196]&gt;[.A195];1;0)" office:value-type="float" office:value="1">
            <text:p>1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IF([.A197]&gt;[.A196];1;0)" office:value-type="float" office:value="1">
            <text:p>1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IF([.A198]&gt;[.A197];1;0)" office:value-type="float" office:value="1">
            <text:p>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IF([.A199]&gt;[.A198];1;0)" office:value-type="float" office:value="1">
            <text:p>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IF([.A200]&gt;[.A199];1;0)" office:value-type="float" office:value="1">
            <text:p>1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IF([.A201]&gt;[.A200];1;0)" office:value-type="float" office:value="1">
            <text:p>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IF([.A202]&gt;[.A201];1;0)" office:value-type="float" office:value="1">
            <text:p>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IF([.A203]&gt;[.A202];1;0)" office:value-type="float" office:value="1">
            <text:p>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IF([.A204]&gt;[.A203];1;0)" office:value-type="float" office:value="1">
            <text:p>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IF([.A205]&gt;[.A204];1;0)" office:value-type="float" office:value="1">
            <text:p>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IF([.A206]&gt;[.A205];1;0)" office:value-type="float" office:value="1">
            <text:p>1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IF([.A207]&gt;[.A206];1;0)" office:value-type="float" office:value="1">
            <text:p>1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IF([.A208]&gt;[.A207];1;0)" office:value-type="float" office:value="1">
            <text:p>1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IF([.A209]&gt;[.A208];1;0)" office:value-type="float" office:value="1">
            <text:p>1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IF([.A210]&gt;[.A209];1;0)" office:value-type="float" office:value="0">
            <text:p>0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IF([.A211]&gt;[.A210];1;0)" office:value-type="float" office:value="1">
            <text:p>1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IF([.A212]&gt;[.A211];1;0)" office:value-type="float" office:value="1">
            <text:p>1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IF([.A213]&gt;[.A212];1;0)" office:value-type="float" office:value="1">
            <text:p>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IF([.A214]&gt;[.A213];1;0)" office:value-type="float" office:value="1">
            <text:p>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IF([.A215]&gt;[.A214];1;0)" office:value-type="float" office:value="1">
            <text:p>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IF([.A216]&gt;[.A215];1;0)" office:value-type="float" office:value="0">
            <text:p>0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formula="of:=IF([.A217]&gt;[.A216];1;0)" office:value-type="float" office:value="1">
            <text:p>1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formula="of:=IF([.A218]&gt;[.A217];1;0)" office:value-type="float" office:value="1">
            <text:p>1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formula="of:=IF([.A219]&gt;[.A218];1;0)" office:value-type="float" office:value="1">
            <text:p>1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formula="of:=IF([.A220]&gt;[.A219];1;0)" office:value-type="float" office:value="1">
            <text:p>1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table:formula="of:=IF([.A221]&gt;[.A220];1;0)" office:value-type="float" office:value="1">
            <text:p>1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formula="of:=IF([.A222]&gt;[.A221];1;0)" office:value-type="float" office:value="1">
            <text:p>1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formula="of:=IF([.A223]&gt;[.A222];1;0)" office:value-type="float" office:value="1">
            <text:p>1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table:formula="of:=IF([.A224]&gt;[.A223];1;0)" office:value-type="float" office:value="1">
            <text:p>1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formula="of:=IF([.A225]&gt;[.A224];1;0)" office:value-type="float" office:value="1">
            <text:p>1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formula="of:=IF([.A226]&gt;[.A225];1;0)" office:value-type="float" office:value="1">
            <text:p>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formula="of:=IF([.A227]&gt;[.A226];1;0)" office:value-type="float" office:value="1">
            <text:p>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formula="of:=IF([.A228]&gt;[.A227];1;0)" office:value-type="float" office:value="1">
            <text:p>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formula="of:=IF([.A229]&gt;[.A228];1;0)" office:value-type="float" office:value="1">
            <text:p>1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table:formula="of:=IF([.A230]&gt;[.A229];1;0)" office:value-type="float" office:value="1">
            <text:p>1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table:formula="of:=IF([.A231]&gt;[.A230];1;0)" office:value-type="float" office:value="1">
            <text:p>1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formula="of:=IF([.A232]&gt;[.A231];1;0)" office:value-type="float" office:value="1">
            <text:p>1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table:formula="of:=IF([.A233]&gt;[.A232];1;0)" office:value-type="float" office:value="0">
            <text:p>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formula="of:=IF([.A234]&gt;[.A233];1;0)" office:value-type="float" office:value="1">
            <text:p>1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table:formula="of:=IF([.A235]&gt;[.A234];1;0)" office:value-type="float" office:value="1">
            <text:p>1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formula="of:=IF([.A236]&gt;[.A235];1;0)" office:value-type="float" office:value="1">
            <text:p>1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table:formula="of:=IF([.A237]&gt;[.A236];1;0)" office:value-type="float" office:value="1">
            <text:p>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table:formula="of:=IF([.A238]&gt;[.A237];1;0)" office:value-type="float" office:value="1">
            <text:p>1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table:formula="of:=IF([.A239]&gt;[.A238];1;0)" office:value-type="float" office:value="1">
            <text:p>1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formula="of:=IF([.A240]&gt;[.A239];1;0)" office:value-type="float" office:value="0">
            <text:p>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formula="of:=IF([.A241]&gt;[.A240];1;0)" office:value-type="float" office:value="0">
            <text:p>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formula="of:=IF([.A242]&gt;[.A241];1;0)" office:value-type="float" office:value="1">
            <text:p>1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formula="of:=IF([.A243]&gt;[.A242];1;0)" office:value-type="float" office:value="1">
            <text:p>1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table:formula="of:=IF([.A244]&gt;[.A243];1;0)" office:value-type="float" office:value="1">
            <text:p>1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formula="of:=IF([.A245]&gt;[.A244];1;0)" office:value-type="float" office:value="1">
            <text:p>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table:formula="of:=IF([.A246]&gt;[.A245];1;0)" office:value-type="float" office:value="1">
            <text:p>1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formula="of:=IF([.A247]&gt;[.A246];1;0)" office:value-type="float" office:value="1">
            <text:p>1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formula="of:=IF([.A248]&gt;[.A247];1;0)" office:value-type="float" office:value="1">
            <text:p>1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formula="of:=IF([.A249]&gt;[.A248];1;0)" office:value-type="float" office:value="1">
            <text:p>1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table:formula="of:=IF([.A250]&gt;[.A249];1;0)" office:value-type="float" office:value="1">
            <text:p>1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table:formula="of:=IF([.A251]&gt;[.A250];1;0)" office:value-type="float" office:value="1">
            <text:p>1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table:formula="of:=IF([.A252]&gt;[.A251];1;0)" office:value-type="float" office:value="1">
            <text:p>1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table:formula="of:=IF([.A253]&gt;[.A252];1;0)" office:value-type="float" office:value="1">
            <text:p>1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formula="of:=IF([.A254]&gt;[.A253];1;0)" office:value-type="float" office:value="0">
            <text:p>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table:formula="of:=IF([.A255]&gt;[.A254];1;0)" office:value-type="float" office:value="1">
            <text:p>1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table:formula="of:=IF([.A256]&gt;[.A255];1;0)" office:value-type="float" office:value="1">
            <text:p>1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table:formula="of:=IF([.A257]&gt;[.A256];1;0)" office:value-type="float" office:value="1">
            <text:p>1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table:formula="of:=IF([.A258]&gt;[.A257];1;0)" office:value-type="float" office:value="1">
            <text:p>1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formula="of:=IF([.A259]&gt;[.A258];1;0)" office:value-type="float" office:value="1">
            <text:p>1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table:formula="of:=IF([.A260]&gt;[.A259];1;0)" office:value-type="float" office:value="1">
            <text:p>1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table:formula="of:=IF([.A261]&gt;[.A260];1;0)" office:value-type="float" office:value="1">
            <text:p>1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table:formula="of:=IF([.A262]&gt;[.A261];1;0)" office:value-type="float" office:value="1">
            <text:p>1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table:formula="of:=IF([.A263]&gt;[.A262];1;0)" office:value-type="float" office:value="1">
            <text:p>1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formula="of:=IF([.A264]&gt;[.A263];1;0)" office:value-type="float" office:value="1">
            <text:p>1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table:formula="of:=IF([.A265]&gt;[.A264];1;0)" office:value-type="float" office:value="1">
            <text:p>1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table:formula="of:=IF([.A266]&gt;[.A265];1;0)" office:value-type="float" office:value="0">
            <text:p>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formula="of:=IF([.A267]&gt;[.A266];1;0)" office:value-type="float" office:value="1">
            <text:p>1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table:formula="of:=IF([.A268]&gt;[.A267];1;0)" office:value-type="float" office:value="1">
            <text:p>1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formula="of:=IF([.A269]&gt;[.A268];1;0)" office:value-type="float" office:value="1">
            <text:p>1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table:formula="of:=IF([.A270]&gt;[.A269];1;0)" office:value-type="float" office:value="1">
            <text:p>1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table:formula="of:=IF([.A271]&gt;[.A270];1;0)" office:value-type="float" office:value="1">
            <text:p>1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table:formula="of:=IF([.A272]&gt;[.A271];1;0)" office:value-type="float" office:value="1">
            <text:p>1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table:formula="of:=IF([.A273]&gt;[.A272];1;0)" office:value-type="float" office:value="0">
            <text:p>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formula="of:=IF([.A274]&gt;[.A273];1;0)" office:value-type="float" office:value="1">
            <text:p>1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table:formula="of:=IF([.A275]&gt;[.A274];1;0)" office:value-type="float" office:value="1">
            <text:p>1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formula="of:=IF([.A276]&gt;[.A275];1;0)" office:value-type="float" office:value="1">
            <text:p>1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formula="of:=IF([.A277]&gt;[.A276];1;0)" office:value-type="float" office:value="1">
            <text:p>1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formula="of:=IF([.A278]&gt;[.A277];1;0)" office:value-type="float" office:value="1">
            <text:p>1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formula="of:=IF([.A279]&gt;[.A278];1;0)" office:value-type="float" office:value="1">
            <text:p>1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formula="of:=IF([.A280]&gt;[.A279];1;0)" office:value-type="float" office:value="1">
            <text:p>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IF([.A281]&gt;[.A280];1;0)" office:value-type="float" office:value="1">
            <text:p>1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formula="of:=IF([.A282]&gt;[.A281];1;0)" office:value-type="float" office:value="1">
            <text:p>1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formula="of:=IF([.A283]&gt;[.A282];1;0)" office:value-type="float" office:value="1">
            <text:p>1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formula="of:=IF([.A284]&gt;[.A283];1;0)" office:value-type="float" office:value="1">
            <text:p>1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formula="of:=IF([.A285]&gt;[.A284];1;0)" office:value-type="float" office:value="1">
            <text:p>1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formula="of:=IF([.A286]&gt;[.A285];1;0)" office:value-type="float" office:value="0">
            <text:p>0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formula="of:=IF([.A287]&gt;[.A286];1;0)" office:value-type="float" office:value="1">
            <text:p>1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formula="of:=IF([.A288]&gt;[.A287];1;0)" office:value-type="float" office:value="1">
            <text:p>1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formula="of:=IF([.A289]&gt;[.A288];1;0)" office:value-type="float" office:value="0">
            <text:p>0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formula="of:=IF([.A290]&gt;[.A289];1;0)" office:value-type="float" office:value="1">
            <text:p>1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table:formula="of:=IF([.A291]&gt;[.A290];1;0)" office:value-type="float" office:value="0">
            <text:p>0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table:formula="of:=IF([.A292]&gt;[.A291];1;0)" office:value-type="float" office:value="1">
            <text:p>1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formula="of:=IF([.A293]&gt;[.A292];1;0)" office:value-type="float" office:value="1">
            <text:p>1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table:formula="of:=IF([.A294]&gt;[.A293];1;0)" office:value-type="float" office:value="1">
            <text:p>1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table:formula="of:=IF([.A295]&gt;[.A294];1;0)" office:value-type="float" office:value="1">
            <text:p>1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formula="of:=IF([.A296]&gt;[.A295];1;0)" office:value-type="float" office:value="1">
            <text:p>1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table:formula="of:=IF([.A297]&gt;[.A296];1;0)" office:value-type="float" office:value="1">
            <text:p>1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table:formula="of:=IF([.A298]&gt;[.A297];1;0)" office:value-type="float" office:value="1">
            <text:p>1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formula="of:=IF([.A299]&gt;[.A298];1;0)" office:value-type="float" office:value="1">
            <text:p>1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table:formula="of:=IF([.A300]&gt;[.A299];1;0)" office:value-type="float" office:value="0">
            <text:p>0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formula="of:=IF([.A301]&gt;[.A300];1;0)" office:value-type="float" office:value="1">
            <text:p>1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formula="of:=IF([.A302]&gt;[.A301];1;0)" office:value-type="float" office:value="1">
            <text:p>1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formula="of:=IF([.A303]&gt;[.A302];1;0)" office:value-type="float" office:value="1">
            <text:p>1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table:formula="of:=IF([.A304]&gt;[.A303];1;0)" office:value-type="float" office:value="1">
            <text:p>1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table:formula="of:=IF([.A305]&gt;[.A304];1;0)" office:value-type="float" office:value="1">
            <text:p>1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formula="of:=IF([.A306]&gt;[.A305];1;0)" office:value-type="float" office:value="1">
            <text:p>1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table:formula="of:=IF([.A307]&gt;[.A306];1;0)" office:value-type="float" office:value="1">
            <text:p>1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formula="of:=IF([.A308]&gt;[.A307];1;0)" office:value-type="float" office:value="1">
            <text:p>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table:formula="of:=IF([.A309]&gt;[.A308];1;0)" office:value-type="float" office:value="0">
            <text:p>0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table:formula="of:=IF([.A310]&gt;[.A309];1;0)" office:value-type="float" office:value="1">
            <text:p>1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formula="of:=IF([.A311]&gt;[.A310];1;0)" office:value-type="float" office:value="1">
            <text:p>1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table:formula="of:=IF([.A312]&gt;[.A311];1;0)" office:value-type="float" office:value="1">
            <text:p>1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formula="of:=IF([.A313]&gt;[.A312];1;0)" office:value-type="float" office:value="1">
            <text:p>1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table:formula="of:=IF([.A314]&gt;[.A313];1;0)" office:value-type="float" office:value="1">
            <text:p>1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table:formula="of:=IF([.A315]&gt;[.A314];1;0)" office:value-type="float" office:value="1">
            <text:p>1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formula="of:=IF([.A316]&gt;[.A315];1;0)" office:value-type="float" office:value="1">
            <text:p>1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formula="of:=IF([.A317]&gt;[.A316];1;0)" office:value-type="float" office:value="1">
            <text:p>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table:formula="of:=IF([.A318]&gt;[.A317];1;0)" office:value-type="float" office:value="1">
            <text:p>1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table:formula="of:=IF([.A319]&gt;[.A318];1;0)" office:value-type="float" office:value="1">
            <text:p>1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table:formula="of:=IF([.A320]&gt;[.A319];1;0)" office:value-type="float" office:value="1">
            <text:p>1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table:formula="of:=IF([.A321]&gt;[.A320];1;0)" office:value-type="float" office:value="1">
            <text:p>1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table:formula="of:=IF([.A322]&gt;[.A321];1;0)" office:value-type="float" office:value="1">
            <text:p>1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formula="of:=IF([.A323]&gt;[.A322];1;0)" office:value-type="float" office:value="1">
            <text:p>1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table:formula="of:=IF([.A324]&gt;[.A323];1;0)" office:value-type="float" office:value="0">
            <text:p>0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table:formula="of:=IF([.A325]&gt;[.A324];1;0)" office:value-type="float" office:value="1">
            <text:p>1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table:formula="of:=IF([.A326]&gt;[.A325];1;0)" office:value-type="float" office:value="0">
            <text:p>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formula="of:=IF([.A327]&gt;[.A326];1;0)" office:value-type="float" office:value="1">
            <text:p>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formula="of:=IF([.A328]&gt;[.A327];1;0)" office:value-type="float" office:value="1">
            <text:p>1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formula="of:=IF([.A329]&gt;[.A328];1;0)" office:value-type="float" office:value="0">
            <text:p>0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table:formula="of:=IF([.A330]&gt;[.A329];1;0)" office:value-type="float" office:value="1">
            <text:p>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formula="of:=IF([.A331]&gt;[.A330];1;0)" office:value-type="float" office:value="1">
            <text:p>1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table:formula="of:=IF([.A332]&gt;[.A331];1;0)" office:value-type="float" office:value="0">
            <text:p>0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formula="of:=IF([.A333]&gt;[.A332];1;0)" office:value-type="float" office:value="1">
            <text:p>1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table:formula="of:=IF([.A334]&gt;[.A333];1;0)" office:value-type="float" office:value="1">
            <text:p>1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table:formula="of:=IF([.A335]&gt;[.A334];1;0)" office:value-type="float" office:value="1">
            <text:p>1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table:formula="of:=IF([.A336]&gt;[.A335];1;0)" office:value-type="float" office:value="1">
            <text:p>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formula="of:=IF([.A337]&gt;[.A336];1;0)" office:value-type="float" office:value="1">
            <text:p>1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table:formula="of:=IF([.A338]&gt;[.A337];1;0)" office:value-type="float" office:value="1">
            <text:p>1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formula="of:=IF([.A339]&gt;[.A338];1;0)" office:value-type="float" office:value="1">
            <text:p>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formula="of:=IF([.A340]&gt;[.A339];1;0)" office:value-type="float" office:value="1">
            <text:p>1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table:formula="of:=IF([.A341]&gt;[.A340];1;0)" office:value-type="float" office:value="1">
            <text:p>1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table:formula="of:=IF([.A342]&gt;[.A341];1;0)" office:value-type="float" office:value="0">
            <text:p>0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formula="of:=IF([.A343]&gt;[.A342];1;0)" office:value-type="float" office:value="0">
            <text:p>0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table:formula="of:=IF([.A344]&gt;[.A343];1;0)" office:value-type="float" office:value="1">
            <text:p>1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table:formula="of:=IF([.A345]&gt;[.A344];1;0)" office:value-type="float" office:value="1">
            <text:p>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table:formula="of:=IF([.A346]&gt;[.A345];1;0)" office:value-type="float" office:value="1">
            <text:p>1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formula="of:=IF([.A347]&gt;[.A346];1;0)" office:value-type="float" office:value="0">
            <text:p>0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table:formula="of:=IF([.A348]&gt;[.A347];1;0)" office:value-type="float" office:value="1">
            <text:p>1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table:formula="of:=IF([.A349]&gt;[.A348];1;0)" office:value-type="float" office:value="1">
            <text:p>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formula="of:=IF([.A350]&gt;[.A349];1;0)" office:value-type="float" office:value="1">
            <text:p>1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formula="of:=IF([.A351]&gt;[.A350];1;0)" office:value-type="float" office:value="1">
            <text:p>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formula="of:=IF([.A352]&gt;[.A351];1;0)" office:value-type="float" office:value="1">
            <text:p>1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table:formula="of:=IF([.A353]&gt;[.A352];1;0)" office:value-type="float" office:value="0">
            <text:p>0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formula="of:=IF([.A354]&gt;[.A353];1;0)" office:value-type="float" office:value="1">
            <text:p>1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table:formula="of:=IF([.A355]&gt;[.A354];1;0)" office:value-type="float" office:value="1">
            <text:p>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table:formula="of:=IF([.A356]&gt;[.A355];1;0)" office:value-type="float" office:value="1">
            <text:p>1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table:formula="of:=IF([.A357]&gt;[.A356];1;0)" office:value-type="float" office:value="0">
            <text:p>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table:formula="of:=IF([.A358]&gt;[.A357];1;0)" office:value-type="float" office:value="1">
            <text:p>1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formula="of:=IF([.A359]&gt;[.A358];1;0)" office:value-type="float" office:value="1">
            <text:p>1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table:formula="of:=IF([.A360]&gt;[.A359];1;0)" office:value-type="float" office:value="1">
            <text:p>1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formula="of:=IF([.A361]&gt;[.A360];1;0)" office:value-type="float" office:value="1">
            <text:p>1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formula="of:=IF([.A362]&gt;[.A361];1;0)" office:value-type="float" office:value="1">
            <text:p>1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formula="of:=IF([.A363]&gt;[.A362];1;0)"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formula="of:=IF([.A364]&gt;[.A363];1;0)" office:value-type="float" office:value="1">
            <text:p>1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table:formula="of:=IF([.A365]&gt;[.A364];1;0)" office:value-type="float" office:value="1">
            <text:p>1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table:formula="of:=IF([.A366]&gt;[.A365];1;0)" office:value-type="float" office:value="1">
            <text:p>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table:formula="of:=IF([.A367]&gt;[.A366];1;0)" office:value-type="float" office:value="1">
            <text:p>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formula="of:=IF([.A368]&gt;[.A367];1;0)" office:value-type="float" office:value="0">
            <text:p>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table:formula="of:=IF([.A369]&gt;[.A368];1;0)" office:value-type="float" office:value="1">
            <text:p>1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table:formula="of:=IF([.A370]&gt;[.A369];1;0)" office:value-type="float" office:value="1">
            <text:p>1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formula="of:=IF([.A371]&gt;[.A370];1;0)" office:value-type="float" office:value="1">
            <text:p>1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table:formula="of:=IF([.A372]&gt;[.A371];1;0)" office:value-type="float" office:value="1">
            <text:p>1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table:formula="of:=IF([.A373]&gt;[.A372];1;0)" office:value-type="float" office:value="1">
            <text:p>1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table:formula="of:=IF([.A374]&gt;[.A373];1;0)" office:value-type="float" office:value="0">
            <text:p>0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table:formula="of:=IF([.A375]&gt;[.A374];1;0)" office:value-type="float" office:value="1">
            <text:p>1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table:formula="of:=IF([.A376]&gt;[.A375];1;0)" office:value-type="float" office:value="1">
            <text:p>1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formula="of:=IF([.A377]&gt;[.A376];1;0)" office:value-type="float" office:value="1">
            <text:p>1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table:formula="of:=IF([.A378]&gt;[.A377];1;0)" office:value-type="float" office:value="1">
            <text:p>1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table:formula="of:=IF([.A379]&gt;[.A378];1;0)" office:value-type="float" office:value="1">
            <text:p>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formula="of:=IF([.A380]&gt;[.A379];1;0)" office:value-type="float" office:value="1">
            <text:p>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IF([.A381]&gt;[.A380];1;0)" office:value-type="float" office:value="1">
            <text:p>1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IF([.A382]&gt;[.A381];1;0)" office:value-type="float" office:value="1">
            <text:p>1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formula="of:=IF([.A383]&gt;[.A382];1;0)" office:value-type="float" office:value="1">
            <text:p>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IF([.A384]&gt;[.A383];1;0)"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IF([.A385]&gt;[.A384];1;0)" office:value-type="float" office:value="1">
            <text:p>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IF([.A386]&gt;[.A385];1;0)"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IF([.A387]&gt;[.A386];1;0)" office:value-type="float" office:value="1">
            <text:p>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f:=IF([.A388]&gt;[.A387];1;0)" office:value-type="float" office:value="1">
            <text:p>1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table:formula="of:=IF([.A389]&gt;[.A388];1;0)" office:value-type="float" office:value="1">
            <text:p>1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table:formula="of:=IF([.A390]&gt;[.A389];1;0)" office:value-type="float" office:value="1">
            <text:p>1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table:formula="of:=IF([.A391]&gt;[.A390];1;0)" office:value-type="float" office:value="1">
            <text:p>1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table:formula="of:=IF([.A392]&gt;[.A391];1;0)" office:value-type="float" office:value="1">
            <text:p>1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table:formula="of:=IF([.A393]&gt;[.A392];1;0)" office:value-type="float" office:value="1">
            <text:p>1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table:formula="of:=IF([.A394]&gt;[.A393];1;0)" office:value-type="float" office:value="1">
            <text:p>1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table:formula="of:=IF([.A395]&gt;[.A394];1;0)" office:value-type="float" office:value="1">
            <text:p>1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table:formula="of:=IF([.A396]&gt;[.A395];1;0)" office:value-type="float" office:value="1">
            <text:p>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IF([.A397]&gt;[.A396];1;0)" office:value-type="float" office:value="1">
            <text:p>1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table:formula="of:=IF([.A398]&gt;[.A397];1;0)" office:value-type="float" office:value="0">
            <text:p>0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table:formula="of:=IF([.A399]&gt;[.A398];1;0)" office:value-type="float" office:value="1">
            <text:p>1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table:formula="of:=IF([.A400]&gt;[.A399];1;0)" office:value-type="float" office:value="1">
            <text:p>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table:formula="of:=IF([.A401]&gt;[.A400];1;0)" office:value-type="float" office:value="1">
            <text:p>1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table:formula="of:=IF([.A402]&gt;[.A401];1;0)" office:value-type="float" office:value="1">
            <text:p>1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table:formula="of:=IF([.A403]&gt;[.A402];1;0)" office:value-type="float" office:value="1">
            <text:p>1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formula="of:=IF([.A404]&gt;[.A403];1;0)" office:value-type="float" office:value="1">
            <text:p>1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table:formula="of:=IF([.A405]&gt;[.A404];1;0)" office:value-type="float" office:value="1">
            <text:p>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formula="of:=IF([.A406]&gt;[.A405];1;0)" office:value-type="float" office:value="0">
            <text:p>0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table:formula="of:=IF([.A407]&gt;[.A406];1;0)" office:value-type="float" office:value="1">
            <text:p>1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table:formula="of:=IF([.A408]&gt;[.A407];1;0)" office:value-type="float" office:value="0">
            <text:p>0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formula="of:=IF([.A409]&gt;[.A408];1;0)" office:value-type="float" office:value="1">
            <text:p>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formula="of:=IF([.A410]&gt;[.A409];1;0)" office:value-type="float" office:value="1">
            <text:p>1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table:formula="of:=IF([.A411]&gt;[.A410];1;0)" office:value-type="float" office:value="1">
            <text:p>1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table:formula="of:=IF([.A412]&gt;[.A411];1;0)" office:value-type="float" office:value="1">
            <text:p>1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table:formula="of:=IF([.A413]&gt;[.A412];1;0)" office:value-type="float" office:value="0">
            <text:p>0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table:formula="of:=IF([.A414]&gt;[.A413];1;0)" office:value-type="float" office:value="1">
            <text:p>1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table:formula="of:=IF([.A415]&gt;[.A414];1;0)" office:value-type="float" office:value="1">
            <text:p>1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table:formula="of:=IF([.A416]&gt;[.A415];1;0)" office:value-type="float" office:value="1">
            <text:p>1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table:formula="of:=IF([.A417]&gt;[.A416];1;0)" office:value-type="float" office:value="1">
            <text:p>1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formula="of:=IF([.A418]&gt;[.A417];1;0)" office:value-type="float" office:value="1">
            <text:p>1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formula="of:=IF([.A419]&gt;[.A418];1;0)" office:value-type="float" office:value="1">
            <text:p>1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IF([.A420]&gt;[.A419];1;0)" office:value-type="float" office:value="1">
            <text:p>1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table:formula="of:=IF([.A421]&gt;[.A420];1;0)" office:value-type="float" office:value="0">
            <text:p>0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formula="of:=IF([.A422]&gt;[.A421];1;0)" office:value-type="float" office:value="1">
            <text:p>1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IF([.A423]&gt;[.A422];1;0)" office:value-type="float" office:value="1">
            <text:p>1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table:formula="of:=IF([.A424]&gt;[.A423];1;0)" office:value-type="float" office:value="1">
            <text:p>1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formula="of:=IF([.A425]&gt;[.A424];1;0)" office:value-type="float" office:value="1">
            <text:p>1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table:formula="of:=IF([.A426]&gt;[.A425];1;0)" office:value-type="float" office:value="0">
            <text:p>0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formula="of:=IF([.A427]&gt;[.A426];1;0)" office:value-type="float" office:value="1">
            <text:p>1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IF([.A428]&gt;[.A427];1;0)" office:value-type="float" office:value="0">
            <text:p>0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formula="of:=IF([.A429]&gt;[.A428];1;0)" office:value-type="float" office:value="1">
            <text:p>1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formula="of:=IF([.A430]&gt;[.A429];1;0)" office:value-type="float" office:value="1">
            <text:p>1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table:formula="of:=IF([.A431]&gt;[.A430];1;0)" office:value-type="float" office:value="1">
            <text:p>1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table:formula="of:=IF([.A432]&gt;[.A431];1;0)" office:value-type="float" office:value="1">
            <text:p>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formula="of:=IF([.A433]&gt;[.A432];1;0)" office:value-type="float" office:value="1">
            <text:p>1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table:formula="of:=IF([.A434]&gt;[.A433];1;0)" office:value-type="float" office:value="0">
            <text:p>0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formula="of:=IF([.A435]&gt;[.A434];1;0)" office:value-type="float" office:value="1">
            <text:p>1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table:formula="of:=IF([.A436]&gt;[.A435];1;0)" office:value-type="float" office:value="0">
            <text:p>0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formula="of:=IF([.A437]&gt;[.A436];1;0)" office:value-type="float" office:value="0">
            <text:p>0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table:formula="of:=IF([.A438]&gt;[.A437];1;0)" office:value-type="float" office:value="1">
            <text:p>1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table:formula="of:=IF([.A439]&gt;[.A438];1;0)" office:value-type="float" office:value="0">
            <text:p>0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table:formula="of:=IF([.A440]&gt;[.A439];1;0)" office:value-type="float" office:value="1">
            <text:p>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formula="of:=IF([.A441]&gt;[.A440];1;0)" office:value-type="float" office:value="1">
            <text:p>1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table:formula="of:=IF([.A442]&gt;[.A441];1;0)" office:value-type="float" office:value="1">
            <text:p>1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table:formula="of:=IF([.A443]&gt;[.A442];1;0)" office:value-type="float" office:value="1">
            <text:p>1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table:formula="of:=IF([.A444]&gt;[.A443];1;0)" office:value-type="float" office:value="1">
            <text:p>1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table:formula="of:=IF([.A445]&gt;[.A444];1;0)" office:value-type="float" office:value="1">
            <text:p>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formula="of:=IF([.A446]&gt;[.A445];1;0)" office:value-type="float" office:value="1">
            <text:p>1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table:formula="of:=IF([.A447]&gt;[.A446];1;0)" office:value-type="float" office:value="1">
            <text:p>1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table:formula="of:=IF([.A448]&gt;[.A447];1;0)" office:value-type="float" office:value="1">
            <text:p>1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formula="of:=IF([.A449]&gt;[.A448];1;0)" office:value-type="float" office:value="1">
            <text:p>1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table:formula="of:=IF([.A450]&gt;[.A449];1;0)" office:value-type="float" office:value="1">
            <text:p>1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table:formula="of:=IF([.A451]&gt;[.A450];1;0)" office:value-type="float" office:value="0">
            <text:p>0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table:formula="of:=IF([.A452]&gt;[.A451];1;0)" office:value-type="float" office:value="1">
            <text:p>1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formula="of:=IF([.A453]&gt;[.A452];1;0)" office:value-type="float" office:value="1">
            <text:p>1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table:formula="of:=IF([.A454]&gt;[.A453];1;0)" office:value-type="float" office:value="1">
            <text:p>1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formula="of:=IF([.A455]&gt;[.A454];1;0)" office:value-type="float" office:value="1">
            <text:p>1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table:formula="of:=IF([.A456]&gt;[.A455];1;0)" office:value-type="float" office:value="0">
            <text:p>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table:formula="of:=IF([.A457]&gt;[.A456];1;0)" office:value-type="float" office:value="1">
            <text:p>1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table:formula="of:=IF([.A458]&gt;[.A457];1;0)" office:value-type="float" office:value="1">
            <text:p>1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table:formula="of:=IF([.A459]&gt;[.A458];1;0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table:formula="of:=IF([.A460]&gt;[.A459];1;0)" office:value-type="float" office:value="1">
            <text:p>1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table:formula="of:=IF([.A461]&gt;[.A460];1;0)" office:value-type="float" office:value="1">
            <text:p>1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table:formula="of:=IF([.A462]&gt;[.A461];1;0)" office:value-type="float" office:value="1">
            <text:p>1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formula="of:=IF([.A463]&gt;[.A462];1;0)" office:value-type="float" office:value="1">
            <text:p>1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table:formula="of:=IF([.A464]&gt;[.A463];1;0)" office:value-type="float" office:value="1">
            <text:p>1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formula="of:=IF([.A465]&gt;[.A464];1;0)" office:value-type="float" office:value="1">
            <text:p>1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table:formula="of:=IF([.A466]&gt;[.A465];1;0)" office:value-type="float" office:value="1">
            <text:p>1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formula="of:=IF([.A467]&gt;[.A466];1;0)" office:value-type="float" office:value="1">
            <text:p>1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table:formula="of:=IF([.A468]&gt;[.A467];1;0)" office:value-type="float" office:value="1">
            <text:p>1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table:formula="of:=IF([.A469]&gt;[.A468];1;0)" office:value-type="float" office:value="1">
            <text:p>1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formula="of:=IF([.A470]&gt;[.A469];1;0)" office:value-type="float" office:value="0">
            <text:p>0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table:formula="of:=IF([.A471]&gt;[.A470];1;0)" office:value-type="float" office:value="1">
            <text:p>1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table:formula="of:=IF([.A472]&gt;[.A471];1;0)" office:value-type="float" office:value="0">
            <text:p>0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formula="of:=IF([.A473]&gt;[.A472];1;0)" office:value-type="float" office:value="0">
            <text:p>0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formula="of:=IF([.A474]&gt;[.A473];1;0)" office:value-type="float" office:value="1">
            <text:p>1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table:formula="of:=IF([.A475]&gt;[.A474];1;0)" office:value-type="float" office:value="1">
            <text:p>1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table:formula="of:=IF([.A476]&gt;[.A475];1;0)" office:value-type="float" office:value="1">
            <text:p>1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table:formula="of:=IF([.A477]&gt;[.A476];1;0)" office:value-type="float" office:value="1">
            <text:p>1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table:formula="of:=IF([.A478]&gt;[.A477];1;0)" office:value-type="float" office:value="1">
            <text:p>1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table:formula="of:=IF([.A479]&gt;[.A478];1;0)" office:value-type="float" office:value="1">
            <text:p>1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table:formula="of:=IF([.A480]&gt;[.A479];1;0)" office:value-type="float" office:value="1">
            <text:p>1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table:formula="of:=IF([.A481]&gt;[.A480];1;0)" office:value-type="float" office:value="1">
            <text:p>1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table:formula="of:=IF([.A482]&gt;[.A481];1;0)" office:value-type="float" office:value="1">
            <text:p>1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table:formula="of:=IF([.A483]&gt;[.A482];1;0)" office:value-type="float" office:value="0">
            <text:p>0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formula="of:=IF([.A484]&gt;[.A483];1;0)" office:value-type="float" office:value="1">
            <text:p>1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table:formula="of:=IF([.A485]&gt;[.A484];1;0)" office:value-type="float" office:value="0">
            <text:p>0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table:formula="of:=IF([.A486]&gt;[.A485];1;0)" office:value-type="float" office:value="1">
            <text:p>1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IF([.A487]&gt;[.A486];1;0)" office:value-type="float" office:value="1">
            <text:p>1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table:formula="of:=IF([.A488]&gt;[.A487];1;0)" office:value-type="float" office:value="1">
            <text:p>1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table:formula="of:=IF([.A489]&gt;[.A488];1;0)" office:value-type="float" office:value="1">
            <text:p>1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table:formula="of:=IF([.A490]&gt;[.A489];1;0)" office:value-type="float" office:value="1">
            <text:p>1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table:formula="of:=IF([.A491]&gt;[.A490];1;0)" office:value-type="float" office:value="1">
            <text:p>1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table:formula="of:=IF([.A492]&gt;[.A491];1;0)" office:value-type="float" office:value="1">
            <text:p>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table:formula="of:=IF([.A493]&gt;[.A492];1;0)" office:value-type="float" office:value="1">
            <text:p>1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table:formula="of:=IF([.A494]&gt;[.A493];1;0)"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formula="of:=IF([.A495]&gt;[.A494];1;0)" office:value-type="float" office:value="1">
            <text:p>1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table:formula="of:=IF([.A496]&gt;[.A495];1;0)" office:value-type="float" office:value="1">
            <text:p>1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table:formula="of:=IF([.A497]&gt;[.A496];1;0)" office:value-type="float" office:value="1">
            <text:p>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table:formula="of:=IF([.A498]&gt;[.A497];1;0)" office:value-type="float" office:value="1">
            <text:p>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formula="of:=IF([.A499]&gt;[.A498];1;0)" office:value-type="float" office:value="1">
            <text:p>1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formula="of:=IF([.A500]&gt;[.A499];1;0)" office:value-type="float" office:value="1">
            <text:p>1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formula="of:=IF([.A501]&gt;[.A500];1;0)"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table:formula="of:=IF([.A502]&gt;[.A501];1;0)" office:value-type="float" office:value="1">
            <text:p>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table:formula="of:=IF([.A503]&gt;[.A502];1;0)" office:value-type="float" office:value="0">
            <text:p>0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formula="of:=IF([.A504]&gt;[.A503];1;0)" office:value-type="float" office:value="1">
            <text:p>1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table:formula="of:=IF([.A505]&gt;[.A504];1;0)" office:value-type="float" office:value="0">
            <text:p>0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table:formula="of:=IF([.A506]&gt;[.A505];1;0)" office:value-type="float" office:value="1">
            <text:p>1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table:formula="of:=IF([.A507]&gt;[.A506];1;0)" office:value-type="float" office:value="0">
            <text:p>0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table:formula="of:=IF([.A508]&gt;[.A507];1;0)" office:value-type="float" office:value="1">
            <text:p>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table:formula="of:=IF([.A509]&gt;[.A508];1;0)" office:value-type="float" office:value="1">
            <text:p>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table:formula="of:=IF([.A510]&gt;[.A509];1;0)"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formula="of:=IF([.A511]&gt;[.A510];1;0)" office:value-type="float" office:value="1">
            <text:p>1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table:formula="of:=IF([.A512]&gt;[.A511];1;0)" office:value-type="float" office:value="1">
            <text:p>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IF([.A513]&gt;[.A512];1;0)" office:value-type="float" office:value="1">
            <text:p>1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formula="of:=IF([.A514]&gt;[.A513];1;0)" office:value-type="float" office:value="1">
            <text:p>1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table:formula="of:=IF([.A515]&gt;[.A514];1;0)" office:value-type="float" office:value="1">
            <text:p>1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formula="of:=IF([.A516]&gt;[.A515];1;0)"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formula="of:=IF([.A517]&gt;[.A516];1;0)" office:value-type="float" office:value="1">
            <text:p>1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table:formula="of:=IF([.A518]&gt;[.A517];1;0)" office:value-type="float" office:value="1">
            <text:p>1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table:formula="of:=IF([.A519]&gt;[.A518];1;0)" office:value-type="float" office:value="1">
            <text:p>1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formula="of:=IF([.A520]&gt;[.A519];1;0)" office:value-type="float" office:value="0">
            <text:p>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formula="of:=IF([.A521]&gt;[.A520];1;0)" office:value-type="float" office:value="0">
            <text:p>0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table:formula="of:=IF([.A522]&gt;[.A521];1;0)"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formula="of:=IF([.A523]&gt;[.A522];1;0)" office:value-type="float" office:value="1">
            <text:p>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table:formula="of:=IF([.A524]&gt;[.A523];1;0)" office:value-type="float" office:value="1">
            <text:p>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table:formula="of:=IF([.A525]&gt;[.A524];1;0)" office:value-type="float" office:value="1">
            <text:p>1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table:formula="of:=IF([.A526]&gt;[.A525];1;0)" office:value-type="float" office:value="1">
            <text:p>1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table:formula="of:=IF([.A527]&gt;[.A526];1;0)" office:value-type="float" office:value="1">
            <text:p>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table:formula="of:=IF([.A528]&gt;[.A527];1;0)"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table:formula="of:=IF([.A529]&gt;[.A528];1;0)" office:value-type="float" office:value="1">
            <text:p>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table:formula="of:=IF([.A530]&gt;[.A529];1;0)" office:value-type="float" office:value="0">
            <text:p>0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IF([.A531]&gt;[.A530];1;0)" office:value-type="float" office:value="1">
            <text:p>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IF([.A532]&gt;[.A531];1;0)" office:value-type="float" office:value="1">
            <text:p>1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IF([.A533]&gt;[.A532];1;0)" office:value-type="float" office:value="0">
            <text:p>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IF([.A534]&gt;[.A533];1;0)" office:value-type="float" office:value="1">
            <text:p>1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IF([.A535]&gt;[.A534];1;0)" office:value-type="float" office:value="0">
            <text:p>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IF([.A536]&gt;[.A535];1;0)" office:value-type="float" office:value="1">
            <text:p>1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formula="of:=IF([.A537]&gt;[.A536];1;0)" office:value-type="float" office:value="1">
            <text:p>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IF([.A538]&gt;[.A537];1;0)" office:value-type="float" office:value="0">
            <text:p>0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formula="of:=IF([.A539]&gt;[.A538];1;0)" office:value-type="float" office:value="0">
            <text:p>0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IF([.A540]&gt;[.A539];1;0)" office:value-type="float" office:value="1">
            <text:p>1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IF([.A541]&gt;[.A540];1;0)" office:value-type="float" office:value="0">
            <text:p>0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table:formula="of:=IF([.A542]&gt;[.A541];1;0)" office:value-type="float" office:value="1">
            <text:p>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table:formula="of:=IF([.A543]&gt;[.A542];1;0)" office:value-type="float" office:value="1">
            <text:p>1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formula="of:=IF([.A544]&gt;[.A543];1;0)" office:value-type="float" office:value="0">
            <text:p>0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formula="of:=IF([.A545]&gt;[.A544];1;0)" office:value-type="float" office:value="1">
            <text:p>1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IF([.A546]&gt;[.A545];1;0)" office:value-type="float" office:value="0">
            <text:p>0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table:formula="of:=IF([.A547]&gt;[.A546];1;0)" office:value-type="float" office:value="1">
            <text:p>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table:formula="of:=IF([.A548]&gt;[.A547];1;0)" office:value-type="float" office:value="1">
            <text:p>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table:formula="of:=IF([.A549]&gt;[.A548];1;0)" office:value-type="float" office:value="0">
            <text:p>0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IF([.A550]&gt;[.A549];1;0)" office:value-type="float" office:value="0">
            <text:p>0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IF([.A551]&gt;[.A550];1;0)" office:value-type="float" office:value="0">
            <text:p>0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table:formula="of:=IF([.A552]&gt;[.A551];1;0)" office:value-type="float" office:value="1">
            <text:p>1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table:formula="of:=IF([.A553]&gt;[.A552];1;0)" office:value-type="float" office:value="1">
            <text:p>1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table:formula="of:=IF([.A554]&gt;[.A553];1;0)" office:value-type="float" office:value="1">
            <text:p>1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table:formula="of:=IF([.A555]&gt;[.A554];1;0)" office:value-type="float" office:value="1">
            <text:p>1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table:formula="of:=IF([.A556]&gt;[.A555];1;0)" office:value-type="float" office:value="1">
            <text:p>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table:formula="of:=IF([.A557]&gt;[.A556];1;0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formula="of:=IF([.A558]&gt;[.A557];1;0)" office:value-type="float" office:value="1">
            <text:p>1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formula="of:=IF([.A559]&gt;[.A558];1;0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formula="of:=IF([.A560]&gt;[.A559];1;0)" office:value-type="float" office:value="0">
            <text:p>0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formula="of:=IF([.A561]&gt;[.A560];1;0)" office:value-type="float" office:value="1">
            <text:p>1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table:formula="of:=IF([.A562]&gt;[.A561];1;0)" office:value-type="float" office:value="1">
            <text:p>1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table:formula="of:=IF([.A563]&gt;[.A562];1;0)" office:value-type="float" office:value="1">
            <text:p>1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formula="of:=IF([.A564]&gt;[.A563];1;0)" office:value-type="float" office:value="0">
            <text:p>0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formula="of:=IF([.A565]&gt;[.A564];1;0)" office:value-type="float" office:value="1">
            <text:p>1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formula="of:=IF([.A566]&gt;[.A565];1;0)" office:value-type="float" office:value="1">
            <text:p>1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table:formula="of:=IF([.A567]&gt;[.A566];1;0)" office:value-type="float" office:value="1">
            <text:p>1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table:formula="of:=IF([.A568]&gt;[.A567];1;0)" office:value-type="float" office:value="1">
            <text:p>1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table:formula="of:=IF([.A569]&gt;[.A568];1;0)" office:value-type="float" office:value="0">
            <text:p>0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table:formula="of:=IF([.A570]&gt;[.A569];1;0)" office:value-type="float" office:value="1">
            <text:p>1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table:formula="of:=IF([.A571]&gt;[.A570];1;0)" office:value-type="float" office:value="1">
            <text:p>1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formula="of:=IF([.A572]&gt;[.A571];1;0)" office:value-type="float" office:value="1">
            <text:p>1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table:formula="of:=IF([.A573]&gt;[.A572];1;0)" office:value-type="float" office:value="1">
            <text:p>1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table:formula="of:=IF([.A574]&gt;[.A573];1;0)" office:value-type="float" office:value="1">
            <text:p>1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table:formula="of:=IF([.A575]&gt;[.A574];1;0)" office:value-type="float" office:value="0">
            <text:p>0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formula="of:=IF([.A576]&gt;[.A575];1;0)" office:value-type="float" office:value="1">
            <text:p>1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table:formula="of:=IF([.A577]&gt;[.A576];1;0)" office:value-type="float" office:value="1">
            <text:p>1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table:formula="of:=IF([.A578]&gt;[.A577];1;0)" office:value-type="float" office:value="1">
            <text:p>1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table:formula="of:=IF([.A579]&gt;[.A578];1;0)" office:value-type="float" office:value="1">
            <text:p>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table:formula="of:=IF([.A580]&gt;[.A579];1;0)" office:value-type="float" office:value="1">
            <text:p>1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table:formula="of:=IF([.A581]&gt;[.A580];1;0)" office:value-type="float" office:value="0">
            <text:p>0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table:formula="of:=IF([.A582]&gt;[.A581];1;0)" office:value-type="float" office:value="1">
            <text:p>1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table:formula="of:=IF([.A583]&gt;[.A582];1;0)" office:value-type="float" office:value="1">
            <text:p>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table:formula="of:=IF([.A584]&gt;[.A583];1;0)"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table:formula="of:=IF([.A585]&gt;[.A584];1;0)" office:value-type="float" office:value="1">
            <text:p>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table:formula="of:=IF([.A586]&gt;[.A585];1;0)" office:value-type="float" office:value="1">
            <text:p>1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formula="of:=IF([.A587]&gt;[.A586];1;0)" office:value-type="float" office:value="1">
            <text:p>1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table:formula="of:=IF([.A588]&gt;[.A587];1;0)" office:value-type="float" office:value="1">
            <text:p>1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table:formula="of:=IF([.A589]&gt;[.A588];1;0)" office:value-type="float" office:value="0">
            <text:p>0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formula="of:=IF([.A590]&gt;[.A589];1;0)" office:value-type="float" office:value="1">
            <text:p>1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formula="of:=IF([.A591]&gt;[.A590];1;0)" office:value-type="float" office:value="0">
            <text:p>0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formula="of:=IF([.A592]&gt;[.A591];1;0)" office:value-type="float" office:value="1">
            <text:p>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table:formula="of:=IF([.A593]&gt;[.A592];1;0)" office:value-type="float" office:value="1">
            <text:p>1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table:formula="of:=IF([.A594]&gt;[.A593];1;0)" office:value-type="float" office:value="1">
            <text:p>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formula="of:=IF([.A595]&gt;[.A594];1;0)" office:value-type="float" office:value="1">
            <text:p>1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table:formula="of:=IF([.A596]&gt;[.A595];1;0)" office:value-type="float" office:value="1">
            <text:p>1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table:formula="of:=IF([.A597]&gt;[.A596];1;0)" office:value-type="float" office:value="0">
            <text:p>0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table:formula="of:=IF([.A598]&gt;[.A597];1;0)" office:value-type="float" office:value="1">
            <text:p>1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table:formula="of:=IF([.A599]&gt;[.A598];1;0)" office:value-type="float" office:value="1">
            <text:p>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table:formula="of:=IF([.A600]&gt;[.A599];1;0)" office:value-type="float" office:value="1">
            <text:p>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table:formula="of:=IF([.A601]&gt;[.A600];1;0)" office:value-type="float" office:value="1">
            <text:p>1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table:formula="of:=IF([.A602]&gt;[.A601];1;0)" office:value-type="float" office:value="1">
            <text:p>1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table:formula="of:=IF([.A603]&gt;[.A602];1;0)" office:value-type="float" office:value="1">
            <text:p>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table:formula="of:=IF([.A604]&gt;[.A603];1;0)"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formula="of:=IF([.A605]&gt;[.A604];1;0)"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formula="of:=IF([.A606]&gt;[.A605];1;0)" office:value-type="float" office:value="1">
            <text:p>1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table:formula="of:=IF([.A607]&gt;[.A606];1;0)" office:value-type="float" office:value="1">
            <text:p>1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table:formula="of:=IF([.A608]&gt;[.A607];1;0)" office:value-type="float" office:value="0">
            <text:p>0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formula="of:=IF([.A609]&gt;[.A608];1;0)" office:value-type="float" office:value="1">
            <text:p>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table:formula="of:=IF([.A610]&gt;[.A609];1;0)"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formula="of:=IF([.A611]&gt;[.A610];1;0)"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formula="of:=IF([.A612]&gt;[.A611];1;0)" office:value-type="float" office:value="1">
            <text:p>1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table:formula="of:=IF([.A613]&gt;[.A612];1;0)" office:value-type="float" office:value="1">
            <text:p>1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table:formula="of:=IF([.A614]&gt;[.A613];1;0)" office:value-type="float" office:value="1">
            <text:p>1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table:formula="of:=IF([.A615]&gt;[.A614];1;0)" office:value-type="float" office:value="1">
            <text:p>1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table:formula="of:=IF([.A616]&gt;[.A615];1;0)" office:value-type="float" office:value="1">
            <text:p>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table:formula="of:=IF([.A617]&gt;[.A616];1;0)" office:value-type="float" office:value="1">
            <text:p>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formula="of:=IF([.A618]&gt;[.A617];1;0)" office:value-type="float" office:value="1">
            <text:p>1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table:formula="of:=IF([.A619]&gt;[.A618];1;0)" office:value-type="float" office:value="1">
            <text:p>1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table:formula="of:=IF([.A620]&gt;[.A619];1;0)" office:value-type="float" office:value="1">
            <text:p>1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table:formula="of:=IF([.A621]&gt;[.A620];1;0)" office:value-type="float" office:value="1">
            <text:p>1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table:formula="of:=IF([.A622]&gt;[.A621];1;0)" office:value-type="float" office:value="1">
            <text:p>1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table:formula="of:=IF([.A623]&gt;[.A622];1;0)" office:value-type="float" office:value="1">
            <text:p>1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table:formula="of:=IF([.A624]&gt;[.A623];1;0)" office:value-type="float" office:value="1">
            <text:p>1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table:formula="of:=IF([.A625]&gt;[.A624];1;0)" office:value-type="float" office:value="1">
            <text:p>1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formula="of:=IF([.A626]&gt;[.A625];1;0)" office:value-type="float" office:value="1">
            <text:p>1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table:formula="of:=IF([.A627]&gt;[.A626];1;0)" office:value-type="float" office:value="1">
            <text:p>1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formula="of:=IF([.A628]&gt;[.A627];1;0)" office:value-type="float" office:value="0">
            <text:p>0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table:formula="of:=IF([.A629]&gt;[.A628];1;0)" office:value-type="float" office:value="1">
            <text:p>1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table:formula="of:=IF([.A630]&gt;[.A629];1;0)" office:value-type="float" office:value="1">
            <text:p>1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table:formula="of:=IF([.A631]&gt;[.A630];1;0)" office:value-type="float" office:value="0">
            <text:p>0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table:formula="of:=IF([.A632]&gt;[.A631];1;0)" office:value-type="float" office:value="1">
            <text:p>1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table:formula="of:=IF([.A633]&gt;[.A632];1;0)" office:value-type="float" office:value="1">
            <text:p>1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table:formula="of:=IF([.A634]&gt;[.A633];1;0)" office:value-type="float" office:value="1">
            <text:p>1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table:formula="of:=IF([.A635]&gt;[.A634];1;0)" office:value-type="float" office:value="0">
            <text:p>0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table:formula="of:=IF([.A636]&gt;[.A635];1;0)" office:value-type="float" office:value="1">
            <text:p>1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table:formula="of:=IF([.A637]&gt;[.A636];1;0)" office:value-type="float" office:value="1">
            <text:p>1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table:formula="of:=IF([.A638]&gt;[.A637];1;0)" office:value-type="float" office:value="1">
            <text:p>1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formula="of:=IF([.A639]&gt;[.A638];1;0)" office:value-type="float" office:value="1">
            <text:p>1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table:formula="of:=IF([.A640]&gt;[.A639];1;0)" office:value-type="float" office:value="1">
            <text:p>1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table:formula="of:=IF([.A641]&gt;[.A640];1;0)" office:value-type="float" office:value="1">
            <text:p>1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table:formula="of:=IF([.A642]&gt;[.A641];1;0)" office:value-type="float" office:value="1">
            <text:p>1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table:formula="of:=IF([.A643]&gt;[.A642];1;0)" office:value-type="float" office:value="1">
            <text:p>1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table:formula="of:=IF([.A644]&gt;[.A643];1;0)" office:value-type="float" office:value="1">
            <text:p>1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table:formula="of:=IF([.A645]&gt;[.A644];1;0)" office:value-type="float" office:value="1">
            <text:p>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table:formula="of:=IF([.A646]&gt;[.A645];1;0)" office:value-type="float" office:value="1">
            <text:p>1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formula="of:=IF([.A647]&gt;[.A646];1;0)" office:value-type="float" office:value="1">
            <text:p>1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table:formula="of:=IF([.A648]&gt;[.A647];1;0)" office:value-type="float" office:value="1">
            <text:p>1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table:formula="of:=IF([.A649]&gt;[.A648];1;0)" office:value-type="float" office:value="1">
            <text:p>1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table:formula="of:=IF([.A650]&gt;[.A649];1;0)" office:value-type="float" office:value="1">
            <text:p>1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table:formula="of:=IF([.A651]&gt;[.A650];1;0)" office:value-type="float" office:value="1">
            <text:p>1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table:formula="of:=IF([.A652]&gt;[.A651];1;0)" office:value-type="float" office:value="1">
            <text:p>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IF([.A653]&gt;[.A652];1;0)" office:value-type="float" office:value="1">
            <text:p>1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table:formula="of:=IF([.A654]&gt;[.A653];1;0)" office:value-type="float" office:value="1">
            <text:p>1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table:formula="of:=IF([.A655]&gt;[.A654];1;0)" office:value-type="float" office:value="1">
            <text:p>1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table:formula="of:=IF([.A656]&gt;[.A655];1;0)" office:value-type="float" office:value="1">
            <text:p>1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table:formula="of:=IF([.A657]&gt;[.A656];1;0)" office:value-type="float" office:value="1">
            <text:p>1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table:formula="of:=IF([.A658]&gt;[.A657];1;0)" office:value-type="float" office:value="0">
            <text:p>0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table:formula="of:=IF([.A659]&gt;[.A658];1;0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table:formula="of:=IF([.A660]&gt;[.A659];1;0)" office:value-type="float" office:value="1">
            <text:p>1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table:formula="of:=IF([.A661]&gt;[.A660];1;0)" office:value-type="float" office:value="0">
            <text:p>0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table:formula="of:=IF([.A662]&gt;[.A661];1;0)" office:value-type="float" office:value="1">
            <text:p>1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table:formula="of:=IF([.A663]&gt;[.A662];1;0)" office:value-type="float" office:value="1">
            <text:p>1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table:formula="of:=IF([.A664]&gt;[.A663];1;0)" office:value-type="float" office:value="1">
            <text:p>1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table:formula="of:=IF([.A665]&gt;[.A664];1;0)" office:value-type="float" office:value="1">
            <text:p>1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table:formula="of:=IF([.A666]&gt;[.A665];1;0)" office:value-type="float" office:value="1">
            <text:p>1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table:formula="of:=IF([.A667]&gt;[.A666];1;0)" office:value-type="float" office:value="1">
            <text:p>1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table:formula="of:=IF([.A668]&gt;[.A667];1;0)" office:value-type="float" office:value="1">
            <text:p>1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table:formula="of:=IF([.A669]&gt;[.A668];1;0)" office:value-type="float" office:value="0">
            <text:p>0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table:formula="of:=IF([.A670]&gt;[.A669];1;0)" office:value-type="float" office:value="1">
            <text:p>1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table:formula="of:=IF([.A671]&gt;[.A670];1;0)" office:value-type="float" office:value="0">
            <text:p>0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table:formula="of:=IF([.A672]&gt;[.A671];1;0)" office:value-type="float" office:value="1">
            <text:p>1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table:formula="of:=IF([.A673]&gt;[.A672];1;0)" office:value-type="float" office:value="1">
            <text:p>1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table:formula="of:=IF([.A674]&gt;[.A673];1;0)" office:value-type="float" office:value="1">
            <text:p>1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table:formula="of:=IF([.A675]&gt;[.A674];1;0)" office:value-type="float" office:value="1">
            <text:p>1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table:formula="of:=IF([.A676]&gt;[.A675];1;0)" office:value-type="float" office:value="1">
            <text:p>1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table:formula="of:=IF([.A677]&gt;[.A676];1;0)" office:value-type="float" office:value="1">
            <text:p>1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table:formula="of:=IF([.A678]&gt;[.A677];1;0)" office:value-type="float" office:value="1">
            <text:p>1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table:formula="of:=IF([.A679]&gt;[.A678];1;0)" office:value-type="float" office:value="1">
            <text:p>1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table:formula="of:=IF([.A680]&gt;[.A679];1;0)" office:value-type="float" office:value="1">
            <text:p>1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table:formula="of:=IF([.A681]&gt;[.A680];1;0)" office:value-type="float" office:value="1">
            <text:p>1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table:formula="of:=IF([.A682]&gt;[.A681];1;0)" office:value-type="float" office:value="0">
            <text:p>0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table:formula="of:=IF([.A683]&gt;[.A682];1;0)" office:value-type="float" office:value="1">
            <text:p>1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table:formula="of:=IF([.A684]&gt;[.A683];1;0)" office:value-type="float" office:value="1">
            <text:p>1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table:formula="of:=IF([.A685]&gt;[.A684];1;0)" office:value-type="float" office:value="1">
            <text:p>1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table:formula="of:=IF([.A686]&gt;[.A685];1;0)" office:value-type="float" office:value="1">
            <text:p>1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table:formula="of:=IF([.A687]&gt;[.A686];1;0)" office:value-type="float" office:value="1">
            <text:p>1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formula="of:=IF([.A688]&gt;[.A687];1;0)" office:value-type="float" office:value="1">
            <text:p>1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table:formula="of:=IF([.A689]&gt;[.A688];1;0)" office:value-type="float" office:value="0">
            <text:p>0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formula="of:=IF([.A690]&gt;[.A689];1;0)" office:value-type="float" office:value="1">
            <text:p>1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table:formula="of:=IF([.A691]&gt;[.A690];1;0)" office:value-type="float" office:value="1">
            <text:p>1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IF([.A692]&gt;[.A691];1;0)"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table:formula="of:=IF([.A693]&gt;[.A692];1;0)" office:value-type="float" office:value="0">
            <text:p>0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IF([.A694]&gt;[.A693];1;0)" office:value-type="float" office:value="1">
            <text:p>1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formula="of:=IF([.A695]&gt;[.A694];1;0)" office:value-type="float" office:value="1">
            <text:p>1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table:formula="of:=IF([.A696]&gt;[.A695];1;0)" office:value-type="float" office:value="1">
            <text:p>1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table:formula="of:=IF([.A697]&gt;[.A696];1;0)" office:value-type="float" office:value="1">
            <text:p>1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table:formula="of:=IF([.A698]&gt;[.A697];1;0)" office:value-type="float" office:value="1">
            <text:p>1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IF([.A699]&gt;[.A698];1;0)" office:value-type="float" office:value="0">
            <text:p>0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formula="of:=IF([.A700]&gt;[.A699];1;0)" office:value-type="float" office:value="1">
            <text:p>1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table:formula="of:=IF([.A701]&gt;[.A700];1;0)" office:value-type="float" office:value="0">
            <text:p>0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formula="of:=IF([.A702]&gt;[.A701];1;0)" office:value-type="float" office:value="1">
            <text:p>1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table:formula="of:=IF([.A703]&gt;[.A702];1;0)" office:value-type="float" office:value="1">
            <text:p>1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table:formula="of:=IF([.A704]&gt;[.A703];1;0)" office:value-type="float" office:value="0">
            <text:p>0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formula="of:=IF([.A705]&gt;[.A704];1;0)" office:value-type="float" office:value="0">
            <text:p>0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table:formula="of:=IF([.A706]&gt;[.A705];1;0)" office:value-type="float" office:value="1">
            <text:p>1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table:formula="of:=IF([.A707]&gt;[.A706];1;0)" office:value-type="float" office:value="1">
            <text:p>1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table:formula="of:=IF([.A708]&gt;[.A707];1;0)" office:value-type="float" office:value="1">
            <text:p>1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table:formula="of:=IF([.A709]&gt;[.A708];1;0)" office:value-type="float" office:value="1">
            <text:p>1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table:formula="of:=IF([.A710]&gt;[.A709];1;0)" office:value-type="float" office:value="1">
            <text:p>1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table:formula="of:=IF([.A711]&gt;[.A710];1;0)" office:value-type="float" office:value="1">
            <text:p>1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table:formula="of:=IF([.A712]&gt;[.A711];1;0)" office:value-type="float" office:value="1">
            <text:p>1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table:formula="of:=IF([.A713]&gt;[.A712];1;0)" office:value-type="float" office:value="1">
            <text:p>1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table:formula="of:=IF([.A714]&gt;[.A713];1;0)" office:value-type="float" office:value="1">
            <text:p>1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table:formula="of:=IF([.A715]&gt;[.A714];1;0)" office:value-type="float" office:value="1">
            <text:p>1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table:formula="of:=IF([.A716]&gt;[.A715];1;0)" office:value-type="float" office:value="0">
            <text:p>0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table:formula="of:=IF([.A717]&gt;[.A716];1;0)" office:value-type="float" office:value="1">
            <text:p>1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table:formula="of:=IF([.A718]&gt;[.A717];1;0)" office:value-type="float" office:value="1">
            <text:p>1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table:formula="of:=IF([.A719]&gt;[.A718];1;0)" office:value-type="float" office:value="1">
            <text:p>1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table:formula="of:=IF([.A720]&gt;[.A719];1;0)" office:value-type="float" office:value="1">
            <text:p>1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table:formula="of:=IF([.A721]&gt;[.A720];1;0)" office:value-type="float" office:value="1">
            <text:p>1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table:formula="of:=IF([.A722]&gt;[.A721];1;0)" office:value-type="float" office:value="1">
            <text:p>1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table:formula="of:=IF([.A723]&gt;[.A722];1;0)" office:value-type="float" office:value="1">
            <text:p>1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table:formula="of:=IF([.A724]&gt;[.A723];1;0)" office:value-type="float" office:value="1">
            <text:p>1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table:formula="of:=IF([.A725]&gt;[.A724];1;0)" office:value-type="float" office:value="1">
            <text:p>1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table:formula="of:=IF([.A726]&gt;[.A725];1;0)" office:value-type="float" office:value="1">
            <text:p>1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table:formula="of:=IF([.A727]&gt;[.A726];1;0)" office:value-type="float" office:value="0">
            <text:p>0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table:formula="of:=IF([.A728]&gt;[.A727];1;0)" office:value-type="float" office:value="1">
            <text:p>1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table:formula="of:=IF([.A729]&gt;[.A728];1;0)" office:value-type="float" office:value="1">
            <text:p>1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table:formula="of:=IF([.A730]&gt;[.A729];1;0)" office:value-type="float" office:value="1">
            <text:p>1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table:formula="of:=IF([.A731]&gt;[.A730];1;0)" office:value-type="float" office:value="0">
            <text:p>0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table:formula="of:=IF([.A732]&gt;[.A731];1;0)" office:value-type="float" office:value="1">
            <text:p>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table:formula="of:=IF([.A733]&gt;[.A732];1;0)"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table:formula="of:=IF([.A734]&gt;[.A733];1;0)" office:value-type="float" office:value="1">
            <text:p>1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table:formula="of:=IF([.A735]&gt;[.A734];1;0)" office:value-type="float" office:value="1">
            <text:p>1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table:formula="of:=IF([.A736]&gt;[.A735];1;0)" office:value-type="float" office:value="1">
            <text:p>1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table:formula="of:=IF([.A737]&gt;[.A736];1;0)" office:value-type="float" office:value="1">
            <text:p>1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table:formula="of:=IF([.A738]&gt;[.A737];1;0)" office:value-type="float" office:value="1">
            <text:p>1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table:formula="of:=IF([.A739]&gt;[.A738];1;0)" office:value-type="float" office:value="1">
            <text:p>1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table:formula="of:=IF([.A740]&gt;[.A739];1;0)" office:value-type="float" office:value="1">
            <text:p>1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table:formula="of:=IF([.A741]&gt;[.A740];1;0)" office:value-type="float" office:value="1">
            <text:p>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formula="of:=IF([.A742]&gt;[.A741];1;0)" office:value-type="float" office:value="1">
            <text:p>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table:formula="of:=IF([.A743]&gt;[.A742];1;0)" office:value-type="float" office:value="0">
            <text:p>0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table:formula="of:=IF([.A744]&gt;[.A743];1;0)" office:value-type="float" office:value="1">
            <text:p>1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table:formula="of:=IF([.A745]&gt;[.A744];1;0)" office:value-type="float" office:value="1">
            <text:p>1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table:formula="of:=IF([.A746]&gt;[.A745];1;0)" office:value-type="float" office:value="1">
            <text:p>1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table:formula="of:=IF([.A747]&gt;[.A746];1;0)" office:value-type="float" office:value="0">
            <text:p>0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table:formula="of:=IF([.A748]&gt;[.A747];1;0)" office:value-type="float" office:value="1">
            <text:p>1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table:formula="of:=IF([.A749]&gt;[.A748];1;0)" office:value-type="float" office:value="1">
            <text:p>1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table:formula="of:=IF([.A750]&gt;[.A749];1;0)" office:value-type="float" office:value="0">
            <text:p>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formula="of:=IF([.A751]&gt;[.A750];1;0)" office:value-type="float" office:value="0">
            <text:p>0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table:formula="of:=IF([.A752]&gt;[.A751];1;0)" office:value-type="float" office:value="1">
            <text:p>1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table:formula="of:=IF([.A753]&gt;[.A752];1;0)" office:value-type="float" office:value="1">
            <text:p>1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table:formula="of:=IF([.A754]&gt;[.A753];1;0)" office:value-type="float" office:value="1">
            <text:p>1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table:formula="of:=IF([.A755]&gt;[.A754];1;0)" office:value-type="float" office:value="1">
            <text:p>1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table:formula="of:=IF([.A756]&gt;[.A755];1;0)" office:value-type="float" office:value="1">
            <text:p>1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table:formula="of:=IF([.A757]&gt;[.A756];1;0)" office:value-type="float" office:value="1">
            <text:p>1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table:formula="of:=IF([.A758]&gt;[.A757];1;0)" office:value-type="float" office:value="1">
            <text:p>1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table:formula="of:=IF([.A759]&gt;[.A758];1;0)" office:value-type="float" office:value="1">
            <text:p>1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table:formula="of:=IF([.A760]&gt;[.A759];1;0)" office:value-type="float" office:value="1">
            <text:p>1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table:formula="of:=IF([.A761]&gt;[.A760];1;0)" office:value-type="float" office:value="1">
            <text:p>1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table:formula="of:=IF([.A762]&gt;[.A761];1;0)" office:value-type="float" office:value="1">
            <text:p>1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table:formula="of:=IF([.A763]&gt;[.A762];1;0)" office:value-type="float" office:value="1">
            <text:p>1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table:formula="of:=IF([.A764]&gt;[.A763];1;0)" office:value-type="float" office:value="1">
            <text:p>1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table:formula="of:=IF([.A765]&gt;[.A764];1;0)" office:value-type="float" office:value="1">
            <text:p>1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table:formula="of:=IF([.A766]&gt;[.A765];1;0)" office:value-type="float" office:value="1">
            <text:p>1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formula="of:=IF([.A767]&gt;[.A766];1;0)" office:value-type="float" office:value="1">
            <text:p>1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table:formula="of:=IF([.A768]&gt;[.A767];1;0)" office:value-type="float" office:value="0">
            <text:p>0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table:formula="of:=IF([.A769]&gt;[.A768];1;0)" office:value-type="float" office:value="1">
            <text:p>1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table:formula="of:=IF([.A770]&gt;[.A769];1;0)" office:value-type="float" office:value="0">
            <text:p>0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table:formula="of:=IF([.A771]&gt;[.A770];1;0)" office:value-type="float" office:value="1">
            <text:p>1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formula="of:=IF([.A772]&gt;[.A771];1;0)" office:value-type="float" office:value="1">
            <text:p>1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table:formula="of:=IF([.A773]&gt;[.A772];1;0)" office:value-type="float" office:value="1">
            <text:p>1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formula="of:=IF([.A774]&gt;[.A773];1;0)" office:value-type="float" office:value="1">
            <text:p>1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table:formula="of:=IF([.A775]&gt;[.A774];1;0)" office:value-type="float" office:value="1">
            <text:p>1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table:formula="of:=IF([.A776]&gt;[.A775];1;0)" office:value-type="float" office:value="1">
            <text:p>1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table:formula="of:=IF([.A777]&gt;[.A776];1;0)" office:value-type="float" office:value="1">
            <text:p>1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table:formula="of:=IF([.A778]&gt;[.A777];1;0)" office:value-type="float" office:value="1">
            <text:p>1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formula="of:=IF([.A779]&gt;[.A778];1;0)" office:value-type="float" office:value="1">
            <text:p>1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table:formula="of:=IF([.A780]&gt;[.A779];1;0)" office:value-type="float" office:value="1">
            <text:p>1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table:formula="of:=IF([.A781]&gt;[.A780];1;0)" office:value-type="float" office:value="1">
            <text:p>1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table:formula="of:=IF([.A782]&gt;[.A781];1;0)" office:value-type="float" office:value="1">
            <text:p>1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table:formula="of:=IF([.A783]&gt;[.A782];1;0)" office:value-type="float" office:value="1">
            <text:p>1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table:formula="of:=IF([.A784]&gt;[.A783];1;0)" office:value-type="float" office:value="1">
            <text:p>1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table:formula="of:=IF([.A785]&gt;[.A784];1;0)" office:value-type="float" office:value="1">
            <text:p>1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table:formula="of:=IF([.A786]&gt;[.A785];1;0)" office:value-type="float" office:value="0">
            <text:p>0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table:formula="of:=IF([.A787]&gt;[.A786];1;0)" office:value-type="float" office:value="1">
            <text:p>1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table:formula="of:=IF([.A788]&gt;[.A787];1;0)" office:value-type="float" office:value="1">
            <text:p>1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table:formula="of:=IF([.A789]&gt;[.A788];1;0)" office:value-type="float" office:value="0">
            <text:p>0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table:formula="of:=IF([.A790]&gt;[.A789];1;0)" office:value-type="float" office:value="1">
            <text:p>1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table:formula="of:=IF([.A791]&gt;[.A790];1;0)" office:value-type="float" office:value="1">
            <text:p>1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table:formula="of:=IF([.A792]&gt;[.A791];1;0)" office:value-type="float" office:value="1">
            <text:p>1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table:formula="of:=IF([.A793]&gt;[.A792];1;0)" office:value-type="float" office:value="1">
            <text:p>1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table:formula="of:=IF([.A794]&gt;[.A793];1;0)" office:value-type="float" office:value="1">
            <text:p>1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table:formula="of:=IF([.A795]&gt;[.A794];1;0)" office:value-type="float" office:value="0">
            <text:p>0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table:formula="of:=IF([.A796]&gt;[.A795];1;0)" office:value-type="float" office:value="1">
            <text:p>1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table:formula="of:=IF([.A797]&gt;[.A796];1;0)" office:value-type="float" office:value="1">
            <text:p>1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table:formula="of:=IF([.A798]&gt;[.A797];1;0)" office:value-type="float" office:value="1">
            <text:p>1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table:formula="of:=IF([.A799]&gt;[.A798];1;0)" office:value-type="float" office:value="0">
            <text:p>0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table:formula="of:=IF([.A800]&gt;[.A799];1;0)" office:value-type="float" office:value="1">
            <text:p>1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table:formula="of:=IF([.A801]&gt;[.A800];1;0)" office:value-type="float" office:value="1">
            <text:p>1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table:formula="of:=IF([.A802]&gt;[.A801];1;0)" office:value-type="float" office:value="0">
            <text:p>0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table:formula="of:=IF([.A803]&gt;[.A802];1;0)" office:value-type="float" office:value="1">
            <text:p>1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table:formula="of:=IF([.A804]&gt;[.A803];1;0)" office:value-type="float" office:value="1">
            <text:p>1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table:formula="of:=IF([.A805]&gt;[.A804];1;0)" office:value-type="float" office:value="1">
            <text:p>1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table:formula="of:=IF([.A806]&gt;[.A805];1;0)" office:value-type="float" office:value="1">
            <text:p>1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table:formula="of:=IF([.A807]&gt;[.A806];1;0)" office:value-type="float" office:value="1">
            <text:p>1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table:formula="of:=IF([.A808]&gt;[.A807];1;0)" office:value-type="float" office:value="0">
            <text:p>0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table:formula="of:=IF([.A809]&gt;[.A808];1;0)" office:value-type="float" office:value="1">
            <text:p>1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table:formula="of:=IF([.A810]&gt;[.A809];1;0)" office:value-type="float" office:value="0">
            <text:p>0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table:formula="of:=IF([.A811]&gt;[.A810];1;0)" office:value-type="float" office:value="0">
            <text:p>0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table:formula="of:=IF([.A812]&gt;[.A811];1;0)" office:value-type="float" office:value="1">
            <text:p>1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table:formula="of:=IF([.A813]&gt;[.A812];1;0)" office:value-type="float" office:value="1">
            <text:p>1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table:formula="of:=IF([.A814]&gt;[.A813];1;0)" office:value-type="float" office:value="1">
            <text:p>1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table:formula="of:=IF([.A815]&gt;[.A814];1;0)" office:value-type="float" office:value="1">
            <text:p>1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table:formula="of:=IF([.A816]&gt;[.A815];1;0)" office:value-type="float" office:value="1">
            <text:p>1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table:formula="of:=IF([.A817]&gt;[.A816];1;0)" office:value-type="float" office:value="1">
            <text:p>1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table:formula="of:=IF([.A818]&gt;[.A817];1;0)" office:value-type="float" office:value="1">
            <text:p>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table:formula="of:=IF([.A819]&gt;[.A818];1;0)" office:value-type="float" office:value="1">
            <text:p>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table:formula="of:=IF([.A820]&gt;[.A819];1;0)" office:value-type="float" office:value="1">
            <text:p>1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table:formula="of:=IF([.A821]&gt;[.A820];1;0)" office:value-type="float" office:value="1">
            <text:p>1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table:formula="of:=IF([.A822]&gt;[.A821];1;0)" office:value-type="float" office:value="1">
            <text:p>1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table:formula="of:=IF([.A823]&gt;[.A822];1;0)" office:value-type="float" office:value="0">
            <text:p>0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table:formula="of:=IF([.A824]&gt;[.A823];1;0)" office:value-type="float" office:value="1">
            <text:p>1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formula="of:=IF([.A825]&gt;[.A824];1;0)" office:value-type="float" office:value="1">
            <text:p>1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table:formula="of:=IF([.A826]&gt;[.A825];1;0)" office:value-type="float" office:value="1">
            <text:p>1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table:formula="of:=IF([.A827]&gt;[.A826];1;0)" office:value-type="float" office:value="1">
            <text:p>1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formula="of:=IF([.A828]&gt;[.A827];1;0)" office:value-type="float" office:value="1">
            <text:p>1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table:formula="of:=IF([.A829]&gt;[.A828];1;0)" office:value-type="float" office:value="1">
            <text:p>1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table:formula="of:=IF([.A830]&gt;[.A829];1;0)" office:value-type="float" office:value="1">
            <text:p>1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table:formula="of:=IF([.A831]&gt;[.A830];1;0)" office:value-type="float" office:value="1">
            <text:p>1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table:formula="of:=IF([.A832]&gt;[.A831];1;0)" office:value-type="float" office:value="1">
            <text:p>1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table:formula="of:=IF([.A833]&gt;[.A832];1;0)" office:value-type="float" office:value="1">
            <text:p>1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table:formula="of:=IF([.A834]&gt;[.A833];1;0)" office:value-type="float" office:value="1">
            <text:p>1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table:formula="of:=IF([.A835]&gt;[.A834];1;0)" office:value-type="float" office:value="0">
            <text:p>0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table:formula="of:=IF([.A836]&gt;[.A835];1;0)" office:value-type="float" office:value="1">
            <text:p>1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table:formula="of:=IF([.A837]&gt;[.A836];1;0)" office:value-type="float" office:value="1">
            <text:p>1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formula="of:=IF([.A838]&gt;[.A837];1;0)" office:value-type="float" office:value="1">
            <text:p>1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table:formula="of:=IF([.A839]&gt;[.A838];1;0)" office:value-type="float" office:value="1">
            <text:p>1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formula="of:=IF([.A840]&gt;[.A839];1;0)" office:value-type="float" office:value="0">
            <text:p>0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table:formula="of:=IF([.A841]&gt;[.A840];1;0)" office:value-type="float" office:value="1">
            <text:p>1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table:formula="of:=IF([.A842]&gt;[.A841];1;0)" office:value-type="float" office:value="1">
            <text:p>1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table:formula="of:=IF([.A843]&gt;[.A842];1;0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table:formula="of:=IF([.A844]&gt;[.A843];1;0)" office:value-type="float" office:value="1">
            <text:p>1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table:formula="of:=IF([.A845]&gt;[.A844];1;0)" office:value-type="float" office:value="1">
            <text:p>1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table:formula="of:=IF([.A846]&gt;[.A845];1;0)" office:value-type="float" office:value="1">
            <text:p>1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table:formula="of:=IF([.A847]&gt;[.A846];1;0)" office:value-type="float" office:value="1">
            <text:p>1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table:formula="of:=IF([.A848]&gt;[.A847];1;0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table:formula="of:=IF([.A849]&gt;[.A848];1;0)" office:value-type="float" office:value="1">
            <text:p>1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table:formula="of:=IF([.A850]&gt;[.A849];1;0)" office:value-type="float" office:value="0">
            <text:p>0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table:formula="of:=IF([.A851]&gt;[.A850];1;0)" office:value-type="float" office:value="1">
            <text:p>1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table:formula="of:=IF([.A852]&gt;[.A851];1;0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table:formula="of:=IF([.A853]&gt;[.A852];1;0)" office:value-type="float" office:value="1">
            <text:p>1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table:formula="of:=IF([.A854]&gt;[.A853];1;0)" office:value-type="float" office:value="1">
            <text:p>1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table:formula="of:=IF([.A855]&gt;[.A854];1;0)" office:value-type="float" office:value="0">
            <text:p>0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table:formula="of:=IF([.A856]&gt;[.A855];1;0)" office:value-type="float" office:value="1">
            <text:p>1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table:formula="of:=IF([.A857]&gt;[.A856];1;0)" office:value-type="float" office:value="1">
            <text:p>1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table:formula="of:=IF([.A858]&gt;[.A857];1;0)" office:value-type="float" office:value="1">
            <text:p>1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IF([.A859]&gt;[.A858];1;0)" office:value-type="float" office:value="1">
            <text:p>1</text:p>
          </table:table-cell>
        </table:table-row>
        <table:table-row table:style-name="ro1">
          <table:table-cell office:value-type="float" office:value="4247">
            <text:p>4247</text:p>
          </table:table-cell>
          <table:table-cell table:formula="of:=IF([.A860]&gt;[.A859];1;0)" office:value-type="float" office:value="1">
            <text:p>1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table:formula="of:=IF([.A861]&gt;[.A860];1;0)" office:value-type="float" office:value="1">
            <text:p>1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table:formula="of:=IF([.A862]&gt;[.A861];1;0)" office:value-type="float" office:value="0">
            <text:p>0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table:formula="of:=IF([.A863]&gt;[.A862];1;0)" office:value-type="float" office:value="1">
            <text:p>1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IF([.A864]&gt;[.A863];1;0)" office:value-type="float" office:value="0">
            <text:p>0</text:p>
          </table:table-cell>
        </table:table-row>
        <table:table-row table:style-name="ro1">
          <table:table-cell office:value-type="float" office:value="4246">
            <text:p>4246</text:p>
          </table:table-cell>
          <table:table-cell table:formula="of:=IF([.A865]&gt;[.A864];1;0)" office:value-type="float" office:value="1">
            <text:p>1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table:formula="of:=IF([.A866]&gt;[.A865];1;0)" office:value-type="float" office:value="1">
            <text:p>1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formula="of:=IF([.A867]&gt;[.A866];1;0)" office:value-type="float" office:value="1">
            <text:p>1</text:p>
          </table:table-cell>
        </table:table-row>
        <table:table-row table:style-name="ro1">
          <table:table-cell office:value-type="float" office:value="4259">
            <text:p>4259</text:p>
          </table:table-cell>
          <table:table-cell table:formula="of:=IF([.A868]&gt;[.A867];1;0)" office:value-type="float" office:value="1">
            <text:p>1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table:formula="of:=IF([.A869]&gt;[.A868];1;0)" office:value-type="float" office:value="1">
            <text:p>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table:formula="of:=IF([.A870]&gt;[.A869];1;0)" office:value-type="float" office:value="1">
            <text:p>1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IF([.A871]&gt;[.A870];1;0)" office:value-type="float" office:value="0">
            <text:p>0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formula="of:=IF([.A872]&gt;[.A871];1;0)" office:value-type="float" office:value="1">
            <text:p>1</text:p>
          </table:table-cell>
        </table:table-row>
        <table:table-row table:style-name="ro1">
          <table:table-cell office:value-type="float" office:value="4263">
            <text:p>4263</text:p>
          </table:table-cell>
          <table:table-cell table:formula="of:=IF([.A873]&gt;[.A872];1;0)" office:value-type="float" office:value="1">
            <text:p>1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formula="of:=IF([.A874]&gt;[.A873];1;0)" office:value-type="float" office:value="1">
            <text:p>1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table:formula="of:=IF([.A875]&gt;[.A874];1;0)" office:value-type="float" office:value="1">
            <text:p>1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formula="of:=IF([.A876]&gt;[.A875];1;0)" office:value-type="float" office:value="0">
            <text:p>0</text:p>
          </table:table-cell>
        </table:table-row>
        <table:table-row table:style-name="ro1">
          <table:table-cell office:value-type="float" office:value="4265">
            <text:p>4265</text:p>
          </table:table-cell>
          <table:table-cell table:formula="of:=IF([.A877]&gt;[.A876];1;0)" office:value-type="float" office:value="0">
            <text:p>0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formula="of:=IF([.A878]&gt;[.A877];1;0)" office:value-type="float" office:value="1">
            <text:p>1</text:p>
          </table:table-cell>
        </table:table-row>
        <table:table-row table:style-name="ro1">
          <table:table-cell office:value-type="float" office:value="4273">
            <text:p>4273</text:p>
          </table:table-cell>
          <table:table-cell table:formula="of:=IF([.A879]&gt;[.A878];1;0)" office:value-type="float" office:value="0">
            <text:p>0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formula="of:=IF([.A880]&gt;[.A879];1;0)" office:value-type="float" office:value="1">
            <text:p>1</text:p>
          </table:table-cell>
        </table:table-row>
        <table:table-row table:style-name="ro1">
          <table:table-cell office:value-type="float" office:value="4291">
            <text:p>4291</text:p>
          </table:table-cell>
          <table:table-cell table:formula="of:=IF([.A881]&gt;[.A880];1;0)" office:value-type="float" office:value="1">
            <text:p>1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table:formula="of:=IF([.A882]&gt;[.A881];1;0)" office:value-type="float" office:value="1">
            <text:p>1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table:formula="of:=IF([.A883]&gt;[.A882];1;0)" office:value-type="float" office:value="1">
            <text:p>1</text:p>
          </table:table-cell>
        </table:table-row>
        <table:table-row table:style-name="ro1">
          <table:table-cell office:value-type="float" office:value="4295">
            <text:p>4295</text:p>
          </table:table-cell>
          <table:table-cell table:formula="of:=IF([.A884]&gt;[.A883];1;0)" office:value-type="float" office:value="0">
            <text:p>0</text:p>
          </table:table-cell>
        </table:table-row>
        <table:table-row table:style-name="ro1">
          <table:table-cell office:value-type="float" office:value="4297">
            <text:p>4297</text:p>
          </table:table-cell>
          <table:table-cell table:formula="of:=IF([.A885]&gt;[.A884];1;0)" office:value-type="float" office:value="1">
            <text:p>1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table:formula="of:=IF([.A886]&gt;[.A885];1;0)" office:value-type="float" office:value="0">
            <text:p>0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table:formula="of:=IF([.A887]&gt;[.A886];1;0)" office:value-type="float" office:value="1">
            <text:p>1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table:formula="of:=IF([.A888]&gt;[.A887];1;0)" office:value-type="float" office:value="1">
            <text:p>1</text:p>
          </table:table-cell>
        </table:table-row>
        <table:table-row table:style-name="ro1">
          <table:table-cell office:value-type="float" office:value="4293">
            <text:p>4293</text:p>
          </table:table-cell>
          <table:table-cell table:formula="of:=IF([.A889]&gt;[.A888];1;0)" office:value-type="float" office:value="1">
            <text:p>1</text:p>
          </table:table-cell>
        </table:table-row>
        <table:table-row table:style-name="ro1">
          <table:table-cell office:value-type="float" office:value="4294">
            <text:p>4294</text:p>
          </table:table-cell>
          <table:table-cell table:formula="of:=IF([.A890]&gt;[.A889];1;0)" office:value-type="float" office:value="1">
            <text:p>1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table:formula="of:=IF([.A891]&gt;[.A890];1;0)" office:value-type="float" office:value="1">
            <text:p>1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table:formula="of:=IF([.A892]&gt;[.A891];1;0)" office:value-type="float" office:value="1">
            <text:p>1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table:formula="of:=IF([.A893]&gt;[.A892];1;0)" office:value-type="float" office:value="1">
            <text:p>1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table:formula="of:=IF([.A894]&gt;[.A893];1;0)" office:value-type="float" office:value="1">
            <text:p>1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table:formula="of:=IF([.A895]&gt;[.A894];1;0)" office:value-type="float" office:value="1">
            <text:p>1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table:formula="of:=IF([.A896]&gt;[.A895];1;0)" office:value-type="float" office:value="1">
            <text:p>1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table:formula="of:=IF([.A897]&gt;[.A896];1;0)" office:value-type="float" office:value="1">
            <text:p>1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table:formula="of:=IF([.A898]&gt;[.A897];1;0)" office:value-type="float" office:value="1">
            <text:p>1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table:formula="of:=IF([.A899]&gt;[.A898];1;0)" office:value-type="float" office:value="0">
            <text:p>0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table:formula="of:=IF([.A900]&gt;[.A899];1;0)" office:value-type="float" office:value="0">
            <text:p>0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table:formula="of:=IF([.A901]&gt;[.A900];1;0)" office:value-type="float" office:value="1">
            <text:p>1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table:formula="of:=IF([.A902]&gt;[.A901];1;0)" office:value-type="float" office:value="1">
            <text:p>1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table:formula="of:=IF([.A903]&gt;[.A902];1;0)" office:value-type="float" office:value="1">
            <text:p>1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table:formula="of:=IF([.A904]&gt;[.A903];1;0)" office:value-type="float" office:value="1">
            <text:p>1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table:formula="of:=IF([.A905]&gt;[.A904];1;0)" office:value-type="float" office:value="1">
            <text:p>1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table:formula="of:=IF([.A906]&gt;[.A905];1;0)" office:value-type="float" office:value="1">
            <text:p>1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table:formula="of:=IF([.A907]&gt;[.A906];1;0)" office:value-type="float" office:value="1">
            <text:p>1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table:formula="of:=IF([.A908]&gt;[.A907];1;0)" office:value-type="float" office:value="1">
            <text:p>1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table:formula="of:=IF([.A909]&gt;[.A908];1;0)" office:value-type="float" office:value="1">
            <text:p>1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table:formula="of:=IF([.A910]&gt;[.A909];1;0)" office:value-type="float" office:value="1">
            <text:p>1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table:formula="of:=IF([.A911]&gt;[.A910];1;0)" office:value-type="float" office:value="1">
            <text:p>1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table:formula="of:=IF([.A912]&gt;[.A911];1;0)" office:value-type="float" office:value="1">
            <text:p>1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table:formula="of:=IF([.A913]&gt;[.A912];1;0)" office:value-type="float" office:value="1">
            <text:p>1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table:formula="of:=IF([.A914]&gt;[.A913];1;0)" office:value-type="float" office:value="1">
            <text:p>1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table:formula="of:=IF([.A915]&gt;[.A914];1;0)" office:value-type="float" office:value="1">
            <text:p>1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table:formula="of:=IF([.A916]&gt;[.A915];1;0)" office:value-type="float" office:value="1">
            <text:p>1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table:formula="of:=IF([.A917]&gt;[.A916];1;0)" office:value-type="float" office:value="1">
            <text:p>1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table:formula="of:=IF([.A918]&gt;[.A917];1;0)" office:value-type="float" office:value="1">
            <text:p>1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table:formula="of:=IF([.A919]&gt;[.A918];1;0)" office:value-type="float" office:value="1">
            <text:p>1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table:formula="of:=IF([.A920]&gt;[.A919];1;0)" office:value-type="float" office:value="1">
            <text:p>1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table:formula="of:=IF([.A921]&gt;[.A920];1;0)" office:value-type="float" office:value="1">
            <text:p>1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table:formula="of:=IF([.A922]&gt;[.A921];1;0)" office:value-type="float" office:value="0">
            <text:p>0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table:formula="of:=IF([.A923]&gt;[.A922];1;0)" office:value-type="float" office:value="1">
            <text:p>1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table:formula="of:=IF([.A924]&gt;[.A923];1;0)" office:value-type="float" office:value="0">
            <text:p>0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table:formula="of:=IF([.A925]&gt;[.A924];1;0)" office:value-type="float" office:value="1">
            <text:p>1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table:formula="of:=IF([.A926]&gt;[.A925];1;0)" office:value-type="float" office:value="1">
            <text:p>1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formula="of:=IF([.A927]&gt;[.A926];1;0)" office:value-type="float" office:value="1">
            <text:p>1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table:formula="of:=IF([.A928]&gt;[.A927];1;0)" office:value-type="float" office:value="1">
            <text:p>1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table:formula="of:=IF([.A929]&gt;[.A928];1;0)" office:value-type="float" office:value="1">
            <text:p>1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formula="of:=IF([.A930]&gt;[.A929];1;0)" office:value-type="float" office:value="0">
            <text:p>0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table:formula="of:=IF([.A931]&gt;[.A930];1;0)" office:value-type="float" office:value="1">
            <text:p>1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table:formula="of:=IF([.A932]&gt;[.A931];1;0)" office:value-type="float" office:value="1">
            <text:p>1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table:formula="of:=IF([.A933]&gt;[.A932];1;0)" office:value-type="float" office:value="1">
            <text:p>1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table:formula="of:=IF([.A934]&gt;[.A933];1;0)" office:value-type="float" office:value="1">
            <text:p>1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table:formula="of:=IF([.A935]&gt;[.A934];1;0)" office:value-type="float" office:value="1">
            <text:p>1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table:formula="of:=IF([.A936]&gt;[.A935];1;0)" office:value-type="float" office:value="1">
            <text:p>1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table:formula="of:=IF([.A937]&gt;[.A936];1;0)" office:value-type="float" office:value="1">
            <text:p>1</text:p>
          </table:table-cell>
        </table:table-row>
        <table:table-row table:style-name="ro1">
          <table:table-cell office:value-type="float" office:value="4533">
            <text:p>4533</text:p>
          </table:table-cell>
          <table:table-cell table:formula="of:=IF([.A938]&gt;[.A937];1;0)" office:value-type="float" office:value="1">
            <text:p>1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table:formula="of:=IF([.A939]&gt;[.A938];1;0)" office:value-type="float" office:value="1">
            <text:p>1</text:p>
          </table:table-cell>
        </table:table-row>
        <table:table-row table:style-name="ro1">
          <table:table-cell office:value-type="float" office:value="4553">
            <text:p>4553</text:p>
          </table:table-cell>
          <table:table-cell table:formula="of:=IF([.A940]&gt;[.A939];1;0)" office:value-type="float" office:value="1">
            <text:p>1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table:formula="of:=IF([.A941]&gt;[.A940];1;0)" office:value-type="float" office:value="1">
            <text:p>1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table:formula="of:=IF([.A942]&gt;[.A941];1;0)" office:value-type="float" office:value="1">
            <text:p>1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table:formula="of:=IF([.A943]&gt;[.A942];1;0)" office:value-type="float" office:value="1">
            <text:p>1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table:formula="of:=IF([.A944]&gt;[.A943];1;0)" office:value-type="float" office:value="1">
            <text:p>1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table:formula="of:=IF([.A945]&gt;[.A944];1;0)" office:value-type="float" office:value="1">
            <text:p>1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table:formula="of:=IF([.A946]&gt;[.A945];1;0)" office:value-type="float" office:value="1">
            <text:p>1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table:formula="of:=IF([.A947]&gt;[.A946];1;0)" office:value-type="float" office:value="1">
            <text:p>1</text:p>
          </table:table-cell>
        </table:table-row>
        <table:table-row table:style-name="ro1">
          <table:table-cell office:value-type="float" office:value="4619">
            <text:p>4619</text:p>
          </table:table-cell>
          <table:table-cell table:formula="of:=IF([.A948]&gt;[.A947];1;0)" office:value-type="float" office:value="0">
            <text:p>0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table:formula="of:=IF([.A949]&gt;[.A948];1;0)" office:value-type="float" office:value="1">
            <text:p>1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table:formula="of:=IF([.A950]&gt;[.A949];1;0)" office:value-type="float" office:value="1">
            <text:p>1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table:formula="of:=IF([.A951]&gt;[.A950];1;0)" office:value-type="float" office:value="1">
            <text:p>1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table:formula="of:=IF([.A952]&gt;[.A951];1;0)" office:value-type="float" office:value="1">
            <text:p>1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table:formula="of:=IF([.A953]&gt;[.A952];1;0)" office:value-type="float" office:value="1">
            <text:p>1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table:formula="of:=IF([.A954]&gt;[.A953];1;0)" office:value-type="float" office:value="0">
            <text:p>0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table:formula="of:=IF([.A955]&gt;[.A954];1;0)" office:value-type="float" office:value="1">
            <text:p>1</text:p>
          </table:table-cell>
        </table:table-row>
        <table:table-row table:style-name="ro1">
          <table:table-cell office:value-type="float" office:value="4661">
            <text:p>4661</text:p>
          </table:table-cell>
          <table:table-cell table:formula="of:=IF([.A956]&gt;[.A955];1;0)" office:value-type="float" office:value="1">
            <text:p>1</text:p>
          </table:table-cell>
        </table:table-row>
        <table:table-row table:style-name="ro1">
          <table:table-cell office:value-type="float" office:value="4664">
            <text:p>4664</text:p>
          </table:table-cell>
          <table:table-cell table:formula="of:=IF([.A957]&gt;[.A956];1;0)" office:value-type="float" office:value="1">
            <text:p>1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table:formula="of:=IF([.A958]&gt;[.A957];1;0)" office:value-type="float" office:value="1">
            <text:p>1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table:formula="of:=IF([.A959]&gt;[.A958];1;0)" office:value-type="float" office:value="1">
            <text:p>1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table:formula="of:=IF([.A960]&gt;[.A959];1;0)" office:value-type="float" office:value="1">
            <text:p>1</text:p>
          </table:table-cell>
        </table:table-row>
        <table:table-row table:style-name="ro1">
          <table:table-cell office:value-type="float" office:value="4686">
            <text:p>4686</text:p>
          </table:table-cell>
          <table:table-cell table:formula="of:=IF([.A961]&gt;[.A960];1;0)" office:value-type="float" office:value="1">
            <text:p>1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table:formula="of:=IF([.A962]&gt;[.A961];1;0)" office:value-type="float" office:value="1">
            <text:p>1</text:p>
          </table:table-cell>
        </table:table-row>
        <table:table-row table:style-name="ro1">
          <table:table-cell office:value-type="float" office:value="4711">
            <text:p>4711</text:p>
          </table:table-cell>
          <table:table-cell table:formula="of:=IF([.A963]&gt;[.A962];1;0)" office:value-type="float" office:value="1">
            <text:p>1</text:p>
          </table:table-cell>
        </table:table-row>
        <table:table-row table:style-name="ro1">
          <table:table-cell office:value-type="float" office:value="4714">
            <text:p>4714</text:p>
          </table:table-cell>
          <table:table-cell table:formula="of:=IF([.A964]&gt;[.A963];1;0)" office:value-type="float" office:value="1">
            <text:p>1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table:formula="of:=IF([.A965]&gt;[.A964];1;0)" office:value-type="float" office:value="1">
            <text:p>1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table:formula="of:=IF([.A966]&gt;[.A965];1;0)" office:value-type="float" office:value="1">
            <text:p>1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table:formula="of:=IF([.A967]&gt;[.A966];1;0)" office:value-type="float" office:value="1">
            <text:p>1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table:formula="of:=IF([.A968]&gt;[.A967];1;0)" office:value-type="float" office:value="1">
            <text:p>1</text:p>
          </table:table-cell>
        </table:table-row>
        <table:table-row table:style-name="ro1">
          <table:table-cell office:value-type="float" office:value="4753">
            <text:p>4753</text:p>
          </table:table-cell>
          <table:table-cell table:formula="of:=IF([.A969]&gt;[.A968];1;0)" office:value-type="float" office:value="1">
            <text:p>1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table:formula="of:=IF([.A970]&gt;[.A969];1;0)" office:value-type="float" office:value="1">
            <text:p>1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table:formula="of:=IF([.A971]&gt;[.A970];1;0)" office:value-type="float" office:value="0">
            <text:p>0</text:p>
          </table:table-cell>
        </table:table-row>
        <table:table-row table:style-name="ro1">
          <table:table-cell office:value-type="float" office:value="4766">
            <text:p>4766</text:p>
          </table:table-cell>
          <table:table-cell table:formula="of:=IF([.A972]&gt;[.A971];1;0)" office:value-type="float" office:value="1">
            <text:p>1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table:formula="of:=IF([.A973]&gt;[.A972];1;0)" office:value-type="float" office:value="1">
            <text:p>1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table:formula="of:=IF([.A974]&gt;[.A973];1;0)" office:value-type="float" office:value="1">
            <text:p>1</text:p>
          </table:table-cell>
        </table:table-row>
        <table:table-row table:style-name="ro1">
          <table:table-cell office:value-type="float" office:value="4803">
            <text:p>4803</text:p>
          </table:table-cell>
          <table:table-cell table:formula="of:=IF([.A975]&gt;[.A974];1;0)" office:value-type="float" office:value="1">
            <text:p>1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table:formula="of:=IF([.A976]&gt;[.A975];1;0)" office:value-type="float" office:value="1">
            <text:p>1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table:formula="of:=IF([.A977]&gt;[.A976];1;0)" office:value-type="float" office:value="1">
            <text:p>1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table:formula="of:=IF([.A978]&gt;[.A977];1;0)" office:value-type="float" office:value="1">
            <text:p>1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table:formula="of:=IF([.A979]&gt;[.A978];1;0)" office:value-type="float" office:value="1">
            <text:p>1</text:p>
          </table:table-cell>
        </table:table-row>
        <table:table-row table:style-name="ro1">
          <table:table-cell office:value-type="float" office:value="4839">
            <text:p>4839</text:p>
          </table:table-cell>
          <table:table-cell table:formula="of:=IF([.A980]&gt;[.A979];1;0)" office:value-type="float" office:value="1">
            <text:p>1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table:formula="of:=IF([.A981]&gt;[.A980];1;0)" office:value-type="float" office:value="0">
            <text:p>0</text:p>
          </table:table-cell>
        </table:table-row>
        <table:table-row table:style-name="ro1">
          <table:table-cell office:value-type="float" office:value="4818">
            <text:p>4818</text:p>
          </table:table-cell>
          <table:table-cell table:formula="of:=IF([.A982]&gt;[.A981];1;0)" office:value-type="float" office:value="1">
            <text:p>1</text:p>
          </table:table-cell>
        </table:table-row>
        <table:table-row table:style-name="ro1">
          <table:table-cell office:value-type="float" office:value="4817">
            <text:p>4817</text:p>
          </table:table-cell>
          <table:table-cell table:formula="of:=IF([.A983]&gt;[.A982];1;0)" office:value-type="float" office:value="0">
            <text:p>0</text:p>
          </table:table-cell>
        </table:table-row>
        <table:table-row table:style-name="ro1">
          <table:table-cell office:value-type="float" office:value="4821">
            <text:p>4821</text:p>
          </table:table-cell>
          <table:table-cell table:formula="of:=IF([.A984]&gt;[.A983];1;0)" office:value-type="float" office:value="1">
            <text:p>1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table:formula="of:=IF([.A985]&gt;[.A984];1;0)" office:value-type="float" office:value="1">
            <text:p>1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table:formula="of:=IF([.A986]&gt;[.A985];1;0)" office:value-type="float" office:value="1">
            <text:p>1</text:p>
          </table:table-cell>
        </table:table-row>
        <table:table-row table:style-name="ro1">
          <table:table-cell office:value-type="float" office:value="4881">
            <text:p>4881</text:p>
          </table:table-cell>
          <table:table-cell table:formula="of:=IF([.A987]&gt;[.A986];1;0)" office:value-type="float" office:value="1">
            <text:p>1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table:formula="of:=IF([.A988]&gt;[.A987];1;0)" office:value-type="float" office:value="1">
            <text:p>1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table:formula="of:=IF([.A989]&gt;[.A988];1;0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table:formula="of:=IF([.A990]&gt;[.A989];1;0)" office:value-type="float" office:value="1">
            <text:p>1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table:formula="of:=IF([.A991]&gt;[.A990];1;0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table:formula="of:=IF([.A992]&gt;[.A991];1;0)" office:value-type="float" office:value="1">
            <text:p>1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table:formula="of:=IF([.A993]&gt;[.A992];1;0)" office:value-type="float" office:value="1">
            <text:p>1</text:p>
          </table:table-cell>
        </table:table-row>
        <table:table-row table:style-name="ro1">
          <table:table-cell office:value-type="float" office:value="4934">
            <text:p>4934</text:p>
          </table:table-cell>
          <table:table-cell table:formula="of:=IF([.A994]&gt;[.A993];1;0)" office:value-type="float" office:value="1">
            <text:p>1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table:formula="of:=IF([.A995]&gt;[.A994];1;0)" office:value-type="float" office:value="1">
            <text:p>1</text:p>
          </table:table-cell>
        </table:table-row>
        <table:table-row table:style-name="ro1">
          <table:table-cell office:value-type="float" office:value="4965">
            <text:p>4965</text:p>
          </table:table-cell>
          <table:table-cell table:formula="of:=IF([.A996]&gt;[.A995];1;0)" office:value-type="float" office:value="1">
            <text:p>1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table:formula="of:=IF([.A997]&gt;[.A996];1;0)" office:value-type="float" office:value="1">
            <text:p>1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table:formula="of:=IF([.A998]&gt;[.A997];1;0)" office:value-type="float" office:value="0">
            <text:p>0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table:formula="of:=IF([.A999]&gt;[.A998];1;0)" office:value-type="float" office:value="0">
            <text:p>0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table:formula="of:=IF([.A1000]&gt;[.A999];1;0)" office:value-type="float" office:value="1">
            <text:p>1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table:formula="of:=IF([.A1001]&gt;[.A1000];1;0)" office:value-type="float" office:value="0">
            <text:p>0</text:p>
          </table:table-cell>
        </table:table-row>
        <table:table-row table:style-name="ro1">
          <table:table-cell office:value-type="float" office:value="4983">
            <text:p>4983</text:p>
          </table:table-cell>
          <table:table-cell table:formula="of:=IF([.A1002]&gt;[.A1001];1;0)" office:value-type="float" office:value="1">
            <text:p>1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table:formula="of:=IF([.A1003]&gt;[.A1002];1;0)" office:value-type="float" office:value="1">
            <text:p>1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table:formula="of:=IF([.A1004]&gt;[.A1003];1;0)" office:value-type="float" office:value="1">
            <text:p>1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table:formula="of:=IF([.A1005]&gt;[.A1004];1;0)" office:value-type="float" office:value="0">
            <text:p>0</text:p>
          </table:table-cell>
        </table:table-row>
        <table:table-row table:style-name="ro1">
          <table:table-cell office:value-type="float" office:value="4971">
            <text:p>4971</text:p>
          </table:table-cell>
          <table:table-cell table:formula="of:=IF([.A1006]&gt;[.A1005];1;0)" office:value-type="float" office:value="0">
            <text:p>0</text:p>
          </table:table-cell>
        </table:table-row>
        <table:table-row table:style-name="ro1">
          <table:table-cell office:value-type="float" office:value="4987">
            <text:p>4987</text:p>
          </table:table-cell>
          <table:table-cell table:formula="of:=IF([.A1007]&gt;[.A1006];1;0)" office:value-type="float" office:value="1">
            <text:p>1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table:formula="of:=IF([.A1008]&gt;[.A1007];1;0)" office:value-type="float" office:value="1">
            <text:p>1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table:formula="of:=IF([.A1009]&gt;[.A1008];1;0)" office:value-type="float" office:value="1">
            <text:p>1</text:p>
          </table:table-cell>
        </table:table-row>
        <table:table-row table:style-name="ro1">
          <table:table-cell office:value-type="float" office:value="4997">
            <text:p>4997</text:p>
          </table:table-cell>
          <table:table-cell table:formula="of:=IF([.A1010]&gt;[.A1009];1;0)" office:value-type="float" office:value="1">
            <text:p>1</text:p>
          </table:table-cell>
        </table:table-row>
        <table:table-row table:style-name="ro1">
          <table:table-cell office:value-type="float" office:value="4998">
            <text:p>4998</text:p>
          </table:table-cell>
          <table:table-cell table:formula="of:=IF([.A1011]&gt;[.A1010];1;0)" office:value-type="float" office:value="1">
            <text:p>1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table:formula="of:=IF([.A1012]&gt;[.A1011];1;0)" office:value-type="float" office:value="1">
            <text:p>1</text:p>
          </table:table-cell>
        </table:table-row>
        <table:table-row table:style-name="ro1">
          <table:table-cell office:value-type="float" office:value="5007">
            <text:p>5007</text:p>
          </table:table-cell>
          <table:table-cell table:formula="of:=IF([.A1013]&gt;[.A1012];1;0)" office:value-type="float" office:value="1">
            <text:p>1</text:p>
          </table:table-cell>
        </table:table-row>
        <table:table-row table:style-name="ro1">
          <table:table-cell office:value-type="float" office:value="5015">
            <text:p>5015</text:p>
          </table:table-cell>
          <table:table-cell table:formula="of:=IF([.A1014]&gt;[.A1013];1;0)" office:value-type="float" office:value="1">
            <text:p>1</text:p>
          </table:table-cell>
        </table:table-row>
        <table:table-row table:style-name="ro1">
          <table:table-cell office:value-type="float" office:value="5017">
            <text:p>5017</text:p>
          </table:table-cell>
          <table:table-cell table:formula="of:=IF([.A1015]&gt;[.A1014];1;0)" office:value-type="float" office:value="1">
            <text:p>1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table:formula="of:=IF([.A1016]&gt;[.A1015];1;0)" office:value-type="float" office:value="1">
            <text:p>1</text:p>
          </table:table-cell>
        </table:table-row>
        <table:table-row table:style-name="ro1">
          <table:table-cell office:value-type="float" office:value="5025">
            <text:p>5025</text:p>
          </table:table-cell>
          <table:table-cell table:formula="of:=IF([.A1017]&gt;[.A1016];1;0)" office:value-type="float" office:value="1">
            <text:p>1</text:p>
          </table:table-cell>
        </table:table-row>
        <table:table-row table:style-name="ro1">
          <table:table-cell office:value-type="float" office:value="5026">
            <text:p>5026</text:p>
          </table:table-cell>
          <table:table-cell table:formula="of:=IF([.A1018]&gt;[.A1017];1;0)" office:value-type="float" office:value="1">
            <text:p>1</text:p>
          </table:table-cell>
        </table:table-row>
        <table:table-row table:style-name="ro1">
          <table:table-cell office:value-type="float" office:value="5029">
            <text:p>5029</text:p>
          </table:table-cell>
          <table:table-cell table:formula="of:=IF([.A1019]&gt;[.A1018];1;0)" office:value-type="float" office:value="1">
            <text:p>1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table:formula="of:=IF([.A1020]&gt;[.A1019];1;0)" office:value-type="float" office:value="1">
            <text:p>1</text:p>
          </table:table-cell>
        </table:table-row>
        <table:table-row table:style-name="ro1">
          <table:table-cell office:value-type="float" office:value="5032">
            <text:p>5032</text:p>
          </table:table-cell>
          <table:table-cell table:formula="of:=IF([.A1021]&gt;[.A1020];1;0)" office:value-type="float" office:value="1">
            <text:p>1</text:p>
          </table:table-cell>
        </table:table-row>
        <table:table-row table:style-name="ro1">
          <table:table-cell office:value-type="float" office:value="5033">
            <text:p>5033</text:p>
          </table:table-cell>
          <table:table-cell table:formula="of:=IF([.A1022]&gt;[.A1021];1;0)" office:value-type="float" office:value="1">
            <text:p>1</text:p>
          </table:table-cell>
        </table:table-row>
        <table:table-row table:style-name="ro1">
          <table:table-cell office:value-type="float" office:value="5042">
            <text:p>5042</text:p>
          </table:table-cell>
          <table:table-cell table:formula="of:=IF([.A1023]&gt;[.A1022];1;0)" office:value-type="float" office:value="1">
            <text:p>1</text:p>
          </table:table-cell>
        </table:table-row>
        <table:table-row table:style-name="ro1">
          <table:table-cell office:value-type="float" office:value="5043">
            <text:p>5043</text:p>
          </table:table-cell>
          <table:table-cell table:formula="of:=IF([.A1024]&gt;[.A1023];1;0)" office:value-type="float" office:value="1">
            <text:p>1</text:p>
          </table:table-cell>
        </table:table-row>
        <table:table-row table:style-name="ro1">
          <table:table-cell office:value-type="float" office:value="5045">
            <text:p>5045</text:p>
          </table:table-cell>
          <table:table-cell table:formula="of:=IF([.A1025]&gt;[.A1024];1;0)" office:value-type="float" office:value="1">
            <text:p>1</text:p>
          </table:table-cell>
        </table:table-row>
        <table:table-row table:style-name="ro1">
          <table:table-cell office:value-type="float" office:value="5055">
            <text:p>5055</text:p>
          </table:table-cell>
          <table:table-cell table:formula="of:=IF([.A1026]&gt;[.A1025];1;0)" office:value-type="float" office:value="1">
            <text:p>1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table:formula="of:=IF([.A1027]&gt;[.A1026];1;0)" office:value-type="float" office:value="1">
            <text:p>1</text:p>
          </table:table-cell>
        </table:table-row>
        <table:table-row table:style-name="ro1">
          <table:table-cell office:value-type="float" office:value="5051">
            <text:p>5051</text:p>
          </table:table-cell>
          <table:table-cell table:formula="of:=IF([.A1028]&gt;[.A1027];1;0)" office:value-type="float" office:value="0">
            <text:p>0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table:formula="of:=IF([.A1029]&gt;[.A1028];1;0)" office:value-type="float" office:value="1">
            <text:p>1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table:formula="of:=IF([.A1030]&gt;[.A1029];1;0)" office:value-type="float" office:value="1">
            <text:p>1</text:p>
          </table:table-cell>
        </table:table-row>
        <table:table-row table:style-name="ro1">
          <table:table-cell office:value-type="float" office:value="5054">
            <text:p>5054</text:p>
          </table:table-cell>
          <table:table-cell table:formula="of:=IF([.A1031]&gt;[.A1030];1;0)" office:value-type="float" office:value="0">
            <text:p>0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table:formula="of:=IF([.A1032]&gt;[.A1031];1;0)" office:value-type="float" office:value="1">
            <text:p>1</text:p>
          </table:table-cell>
        </table:table-row>
        <table:table-row table:style-name="ro1">
          <table:table-cell office:value-type="float" office:value="5053">
            <text:p>5053</text:p>
          </table:table-cell>
          <table:table-cell table:formula="of:=IF([.A1033]&gt;[.A1032];1;0)" office:value-type="float" office:value="0">
            <text:p>0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table:formula="of:=IF([.A1034]&gt;[.A1033];1;0)" office:value-type="float" office:value="1">
            <text:p>1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table:formula="of:=IF([.A1035]&gt;[.A1034];1;0)" office:value-type="float" office:value="0">
            <text:p>0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table:formula="of:=IF([.A1036]&gt;[.A1035];1;0)" office:value-type="float" office:value="1">
            <text:p>1</text:p>
          </table:table-cell>
        </table:table-row>
        <table:table-row table:style-name="ro1">
          <table:table-cell office:value-type="float" office:value="5073">
            <text:p>5073</text:p>
          </table:table-cell>
          <table:table-cell table:formula="of:=IF([.A1037]&gt;[.A1036];1;0)" office:value-type="float" office:value="1">
            <text:p>1</text:p>
          </table:table-cell>
        </table:table-row>
        <table:table-row table:style-name="ro1">
          <table:table-cell office:value-type="float" office:value="5076">
            <text:p>5076</text:p>
          </table:table-cell>
          <table:table-cell table:formula="of:=IF([.A1038]&gt;[.A1037];1;0)" office:value-type="float" office:value="1">
            <text:p>1</text:p>
          </table:table-cell>
        </table:table-row>
        <table:table-row table:style-name="ro1">
          <table:table-cell office:value-type="float" office:value="5083">
            <text:p>5083</text:p>
          </table:table-cell>
          <table:table-cell table:formula="of:=IF([.A1039]&gt;[.A1038];1;0)" office:value-type="float" office:value="1">
            <text:p>1</text:p>
          </table:table-cell>
        </table:table-row>
        <table:table-row table:style-name="ro1">
          <table:table-cell office:value-type="float" office:value="5093">
            <text:p>5093</text:p>
          </table:table-cell>
          <table:table-cell table:formula="of:=IF([.A1040]&gt;[.A1039];1;0)" office:value-type="float" office:value="1">
            <text:p>1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table:formula="of:=IF([.A1041]&gt;[.A1040];1;0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IF([.A1042]&gt;[.A1041];1;0)" office:value-type="float" office:value="1">
            <text:p>1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table:formula="of:=IF([.A1043]&gt;[.A1042];1;0)" office:value-type="float" office:value="0">
            <text:p>0</text:p>
          </table:table-cell>
        </table:table-row>
        <table:table-row table:style-name="ro1">
          <table:table-cell office:value-type="float" office:value="5099">
            <text:p>5099</text:p>
          </table:table-cell>
          <table:table-cell table:formula="of:=IF([.A1044]&gt;[.A1043];1;0)" office:value-type="float" office:value="1">
            <text:p>1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IF([.A1045]&gt;[.A1044];1;0)" office:value-type="float" office:value="1">
            <text:p>1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table:formula="of:=IF([.A1046]&gt;[.A1045];1;0)" office:value-type="float" office:value="0">
            <text:p>0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table:formula="of:=IF([.A1047]&gt;[.A1046];1;0)" office:value-type="float" office:value="0">
            <text:p>0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table:formula="of:=IF([.A1048]&gt;[.A1047];1;0)" office:value-type="float" office:value="1">
            <text:p>1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table:formula="of:=IF([.A1049]&gt;[.A1048];1;0)" office:value-type="float" office:value="0">
            <text:p>0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table:formula="of:=IF([.A1050]&gt;[.A1049];1;0)" office:value-type="float" office:value="1">
            <text:p>1</text:p>
          </table:table-cell>
        </table:table-row>
        <table:table-row table:style-name="ro1">
          <table:table-cell office:value-type="float" office:value="5098">
            <text:p>5098</text:p>
          </table:table-cell>
          <table:table-cell table:formula="of:=IF([.A1051]&gt;[.A1050];1;0)" office:value-type="float" office:value="1">
            <text:p>1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IF([.A1052]&gt;[.A1051];1;0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IF([.A1053]&gt;[.A1052];1;0)" office:value-type="float" office:value="1">
            <text:p>1</text:p>
          </table:table-cell>
        </table:table-row>
        <table:table-row table:style-name="ro1">
          <table:table-cell office:value-type="float" office:value="5082">
            <text:p>5082</text:p>
          </table:table-cell>
          <table:table-cell table:formula="of:=IF([.A1054]&gt;[.A1053];1;0)" office:value-type="float" office:value="0">
            <text:p>0</text:p>
          </table:table-cell>
        </table:table-row>
        <table:table-row table:style-name="ro1">
          <table:table-cell office:value-type="float" office:value="5087">
            <text:p>5087</text:p>
          </table:table-cell>
          <table:table-cell table:formula="of:=IF([.A1055]&gt;[.A1054];1;0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IF([.A1056]&gt;[.A1055];1;0)" office:value-type="float" office:value="1">
            <text:p>1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table:formula="of:=IF([.A1057]&gt;[.A1056];1;0)" office:value-type="float" office:value="0">
            <text:p>0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table:formula="of:=IF([.A1058]&gt;[.A1057];1;0)" office:value-type="float" office:value="1">
            <text:p>1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formula="of:=IF([.A1059]&gt;[.A1058];1;0)" office:value-type="float" office:value="1">
            <text:p>1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table:formula="of:=IF([.A1060]&gt;[.A1059];1;0)" office:value-type="float" office:value="1">
            <text:p>1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table:formula="of:=IF([.A1061]&gt;[.A1060];1;0)" office:value-type="float" office:value="0">
            <text:p>0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formula="of:=IF([.A1062]&gt;[.A1061];1;0)" office:value-type="float" office:value="1">
            <text:p>1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table:formula="of:=IF([.A1063]&gt;[.A1062];1;0)" office:value-type="float" office:value="1">
            <text:p>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formula="of:=IF([.A1064]&gt;[.A1063];1;0)" office:value-type="float" office:value="1">
            <text:p>1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table:formula="of:=IF([.A1065]&gt;[.A1064];1;0)" office:value-type="float" office:value="1">
            <text:p>1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table:formula="of:=IF([.A1066]&gt;[.A1065];1;0)" office:value-type="float" office:value="1">
            <text:p>1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table:formula="of:=IF([.A1067]&gt;[.A1066];1;0)" office:value-type="float" office:value="1">
            <text:p>1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table:formula="of:=IF([.A1068]&gt;[.A1067];1;0)" office:value-type="float" office:value="0">
            <text:p>0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table:formula="of:=IF([.A1069]&gt;[.A1068];1;0)" office:value-type="float" office:value="1">
            <text:p>1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table:formula="of:=IF([.A1070]&gt;[.A1069];1;0)" office:value-type="float" office:value="1">
            <text:p>1</text:p>
          </table:table-cell>
        </table:table-row>
        <table:table-row table:style-name="ro1">
          <table:table-cell office:value-type="float" office:value="5141">
            <text:p>5141</text:p>
          </table:table-cell>
          <table:table-cell table:formula="of:=IF([.A1071]&gt;[.A1070];1;0)" office:value-type="float" office:value="1">
            <text:p>1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table:formula="of:=IF([.A1072]&gt;[.A1071];1;0)" office:value-type="float" office:value="1">
            <text:p>1</text:p>
          </table:table-cell>
        </table:table-row>
        <table:table-row table:style-name="ro1">
          <table:table-cell office:value-type="float" office:value="5142">
            <text:p>5142</text:p>
          </table:table-cell>
          <table:table-cell table:formula="of:=IF([.A1073]&gt;[.A1072];1;0)" office:value-type="float" office:value="0">
            <text:p>0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table:formula="of:=IF([.A1074]&gt;[.A1073];1;0)" office:value-type="float" office:value="1">
            <text:p>1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table:formula="of:=IF([.A1075]&gt;[.A1074];1;0)" office:value-type="float" office:value="0">
            <text:p>0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table:formula="of:=IF([.A1076]&gt;[.A1075];1;0)" office:value-type="float" office:value="1">
            <text:p>1</text:p>
          </table:table-cell>
        </table:table-row>
        <table:table-row table:style-name="ro1">
          <table:table-cell office:value-type="float" office:value="5138">
            <text:p>5138</text:p>
          </table:table-cell>
          <table:table-cell table:formula="of:=IF([.A1077]&gt;[.A1076];1;0)" office:value-type="float" office:value="1">
            <text:p>1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table:formula="of:=IF([.A1078]&gt;[.A1077];1;0)" office:value-type="float" office:value="0">
            <text:p>0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table:formula="of:=IF([.A1079]&gt;[.A1078];1;0)" office:value-type="float" office:value="1">
            <text:p>1</text:p>
          </table:table-cell>
        </table:table-row>
        <table:table-row table:style-name="ro1">
          <table:table-cell office:value-type="float" office:value="5145">
            <text:p>5145</text:p>
          </table:table-cell>
          <table:table-cell table:formula="of:=IF([.A1080]&gt;[.A1079];1;0)" office:value-type="float" office:value="1">
            <text:p>1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table:formula="of:=IF([.A1081]&gt;[.A1080];1;0)" office:value-type="float" office:value="1">
            <text:p>1</text:p>
          </table:table-cell>
        </table:table-row>
        <table:table-row table:style-name="ro1">
          <table:table-cell office:value-type="float" office:value="5154">
            <text:p>5154</text:p>
          </table:table-cell>
          <table:table-cell table:formula="of:=IF([.A1082]&gt;[.A1081];1;0)" office:value-type="float" office:value="1">
            <text:p>1</text:p>
          </table:table-cell>
        </table:table-row>
        <table:table-row table:style-name="ro1">
          <table:table-cell office:value-type="float" office:value="5169">
            <text:p>5169</text:p>
          </table:table-cell>
          <table:table-cell table:formula="of:=IF([.A1083]&gt;[.A1082];1;0)" office:value-type="float" office:value="1">
            <text:p>1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table:formula="of:=IF([.A1084]&gt;[.A1083];1;0)" office:value-type="float" office:value="1">
            <text:p>1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table:formula="of:=IF([.A1085]&gt;[.A1084];1;0)" office:value-type="float" office:value="1">
            <text:p>1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table:formula="of:=IF([.A1086]&gt;[.A1085];1;0)" office:value-type="float" office:value="1">
            <text:p>1</text:p>
          </table:table-cell>
        </table:table-row>
        <table:table-row table:style-name="ro1">
          <table:table-cell office:value-type="float" office:value="5174">
            <text:p>5174</text:p>
          </table:table-cell>
          <table:table-cell table:formula="of:=IF([.A1087]&gt;[.A1086];1;0)" office:value-type="float" office:value="1">
            <text:p>1</text:p>
          </table:table-cell>
        </table:table-row>
        <table:table-row table:style-name="ro1">
          <table:table-cell office:value-type="float" office:value="5188">
            <text:p>5188</text:p>
          </table:table-cell>
          <table:table-cell table:formula="of:=IF([.A1088]&gt;[.A1087];1;0)" office:value-type="float" office:value="1">
            <text:p>1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table:formula="of:=IF([.A1089]&gt;[.A1088];1;0)" office:value-type="float" office:value="1">
            <text:p>1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formula="of:=IF([.A1090]&gt;[.A1089];1;0)" office:value-type="float" office:value="1">
            <text:p>1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table:formula="of:=IF([.A1091]&gt;[.A1090];1;0)" office:value-type="float" office:value="1">
            <text:p>1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table:formula="of:=IF([.A1092]&gt;[.A1091];1;0)" office:value-type="float" office:value="1">
            <text:p>1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table:formula="of:=IF([.A1093]&gt;[.A1092];1;0)" office:value-type="float" office:value="0">
            <text:p>0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formula="of:=IF([.A1094]&gt;[.A1093];1;0)" office:value-type="float" office:value="1">
            <text:p>1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table:formula="of:=IF([.A1095]&gt;[.A1094];1;0)" office:value-type="float" office:value="1">
            <text:p>1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table:formula="of:=IF([.A1096]&gt;[.A1095];1;0)" office:value-type="float" office:value="1">
            <text:p>1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table:formula="of:=IF([.A1097]&gt;[.A1096];1;0)" office:value-type="float" office:value="1">
            <text:p>1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table:formula="of:=IF([.A1098]&gt;[.A1097];1;0)" office:value-type="float" office:value="0">
            <text:p>0</text:p>
          </table:table-cell>
        </table:table-row>
        <table:table-row table:style-name="ro1">
          <table:table-cell office:value-type="float" office:value="5206">
            <text:p>5206</text:p>
          </table:table-cell>
          <table:table-cell table:formula="of:=IF([.A1099]&gt;[.A1098];1;0)" office:value-type="float" office:value="0">
            <text:p>0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table:formula="of:=IF([.A1100]&gt;[.A1099];1;0)" office:value-type="float" office:value="1">
            <text:p>1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table:formula="of:=IF([.A1101]&gt;[.A1100];1;0)" office:value-type="float" office:value="0">
            <text:p>0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table:formula="of:=IF([.A1102]&gt;[.A1101];1;0)" office:value-type="float" office:value="1">
            <text:p>1</text:p>
          </table:table-cell>
        </table:table-row>
        <table:table-row table:style-name="ro1">
          <table:table-cell office:value-type="float" office:value="5213">
            <text:p>5213</text:p>
          </table:table-cell>
          <table:table-cell table:formula="of:=IF([.A1103]&gt;[.A1102];1;0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table:formula="of:=IF([.A1104]&gt;[.A1103];1;0)" office:value-type="float" office:value="1">
            <text:p>1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table:formula="of:=IF([.A1105]&gt;[.A1104];1;0)" office:value-type="float" office:value="1">
            <text:p>1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formula="of:=IF([.A1106]&gt;[.A1105];1;0)" office:value-type="float" office:value="1">
            <text:p>1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table:formula="of:=IF([.A1107]&gt;[.A1106];1;0)" office:value-type="float" office:value="0">
            <text:p>0</text:p>
          </table:table-cell>
        </table:table-row>
        <table:table-row table:style-name="ro1">
          <table:table-cell office:value-type="float" office:value="5221">
            <text:p>5221</text:p>
          </table:table-cell>
          <table:table-cell table:formula="of:=IF([.A1108]&gt;[.A1107];1;0)" office:value-type="float" office:value="1">
            <text:p>1</text:p>
          </table:table-cell>
        </table:table-row>
        <table:table-row table:style-name="ro1">
          <table:table-cell office:value-type="float" office:value="5225">
            <text:p>5225</text:p>
          </table:table-cell>
          <table:table-cell table:formula="of:=IF([.A1109]&gt;[.A1108];1;0)" office:value-type="float" office:value="1">
            <text:p>1</text:p>
          </table:table-cell>
        </table:table-row>
        <table:table-row table:style-name="ro1">
          <table:table-cell office:value-type="float" office:value="5227">
            <text:p>5227</text:p>
          </table:table-cell>
          <table:table-cell table:formula="of:=IF([.A1110]&gt;[.A1109];1;0)" office:value-type="float" office:value="1">
            <text:p>1</text:p>
          </table:table-cell>
        </table:table-row>
        <table:table-row table:style-name="ro1">
          <table:table-cell office:value-type="float" office:value="5224">
            <text:p>5224</text:p>
          </table:table-cell>
          <table:table-cell table:formula="of:=IF([.A1111]&gt;[.A1110];1;0)" office:value-type="float" office:value="0">
            <text:p>0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formula="of:=IF([.A1112]&gt;[.A1111];1;0)" office:value-type="float" office:value="0">
            <text:p>0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table:formula="of:=IF([.A1113]&gt;[.A1112];1;0)" office:value-type="float" office:value="1">
            <text:p>1</text:p>
          </table:table-cell>
        </table:table-row>
        <table:table-row table:style-name="ro1">
          <table:table-cell office:value-type="float" office:value="5217">
            <text:p>5217</text:p>
          </table:table-cell>
          <table:table-cell table:formula="of:=IF([.A1114]&gt;[.A1113];1;0)" office:value-type="float" office:value="0">
            <text:p>0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table:formula="of:=IF([.A1115]&gt;[.A1114];1;0)" office:value-type="float" office:value="1">
            <text:p>1</text:p>
          </table:table-cell>
        </table:table-row>
        <table:table-row table:style-name="ro1">
          <table:table-cell office:value-type="float" office:value="5234">
            <text:p>5234</text:p>
          </table:table-cell>
          <table:table-cell table:formula="of:=IF([.A1116]&gt;[.A1115];1;0)" office:value-type="float" office:value="1">
            <text:p>1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table:formula="of:=IF([.A1117]&gt;[.A1116];1;0)" office:value-type="float" office:value="1">
            <text:p>1</text:p>
          </table:table-cell>
        </table:table-row>
        <table:table-row table:style-name="ro1">
          <table:table-cell office:value-type="float" office:value="5236">
            <text:p>5236</text:p>
          </table:table-cell>
          <table:table-cell table:formula="of:=IF([.A1118]&gt;[.A1117];1;0)" office:value-type="float" office:value="1">
            <text:p>1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table:formula="of:=IF([.A1119]&gt;[.A1118];1;0)" office:value-type="float" office:value="1">
            <text:p>1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table:formula="of:=IF([.A1120]&gt;[.A1119];1;0)" office:value-type="float" office:value="1">
            <text:p>1</text:p>
          </table:table-cell>
        </table:table-row>
        <table:table-row table:style-name="ro1">
          <table:table-cell office:value-type="float" office:value="5249">
            <text:p>5249</text:p>
          </table:table-cell>
          <table:table-cell table:formula="of:=IF([.A1121]&gt;[.A1120];1;0)" office:value-type="float" office:value="1">
            <text:p>1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table:formula="of:=IF([.A1122]&gt;[.A1121];1;0)" office:value-type="float" office:value="0">
            <text:p>0</text:p>
          </table:table-cell>
        </table:table-row>
        <table:table-row table:style-name="ro1">
          <table:table-cell office:value-type="float" office:value="5270">
            <text:p>5270</text:p>
          </table:table-cell>
          <table:table-cell table:formula="of:=IF([.A1123]&gt;[.A1122];1;0)" office:value-type="float" office:value="1">
            <text:p>1</text:p>
          </table:table-cell>
        </table:table-row>
        <table:table-row table:style-name="ro1">
          <table:table-cell office:value-type="float" office:value="5275">
            <text:p>5275</text:p>
          </table:table-cell>
          <table:table-cell table:formula="of:=IF([.A1124]&gt;[.A1123];1;0)" office:value-type="float" office:value="1">
            <text:p>1</text:p>
          </table:table-cell>
        </table:table-row>
        <table:table-row table:style-name="ro1">
          <table:table-cell office:value-type="float" office:value="5276">
            <text:p>5276</text:p>
          </table:table-cell>
          <table:table-cell table:formula="of:=IF([.A1125]&gt;[.A1124];1;0)" office:value-type="float" office:value="1">
            <text:p>1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table:formula="of:=IF([.A1126]&gt;[.A1125];1;0)" office:value-type="float" office:value="1">
            <text:p>1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table:formula="of:=IF([.A1127]&gt;[.A1126];1;0)" office:value-type="float" office:value="1">
            <text:p>1</text:p>
          </table:table-cell>
        </table:table-row>
        <table:table-row table:style-name="ro1">
          <table:table-cell office:value-type="float" office:value="5283">
            <text:p>5283</text:p>
          </table:table-cell>
          <table:table-cell table:formula="of:=IF([.A1128]&gt;[.A1127];1;0)" office:value-type="float" office:value="1">
            <text:p>1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table:formula="of:=IF([.A1129]&gt;[.A1128];1;0)" office:value-type="float" office:value="1">
            <text:p>1</text:p>
          </table:table-cell>
        </table:table-row>
        <table:table-row table:style-name="ro1">
          <table:table-cell office:value-type="float" office:value="5295">
            <text:p>5295</text:p>
          </table:table-cell>
          <table:table-cell table:formula="of:=IF([.A1130]&gt;[.A1129];1;0)" office:value-type="float" office:value="1">
            <text:p>1</text:p>
          </table:table-cell>
        </table:table-row>
        <table:table-row table:style-name="ro1">
          <table:table-cell office:value-type="float" office:value="5317">
            <text:p>5317</text:p>
          </table:table-cell>
          <table:table-cell table:formula="of:=IF([.A1131]&gt;[.A1130];1;0)" office:value-type="float" office:value="1">
            <text:p>1</text:p>
          </table:table-cell>
        </table:table-row>
        <table:table-row table:style-name="ro1">
          <table:table-cell office:value-type="float" office:value="5316">
            <text:p>5316</text:p>
          </table:table-cell>
          <table:table-cell table:formula="of:=IF([.A1132]&gt;[.A1131];1;0)" office:value-type="float" office:value="0">
            <text:p>0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table:formula="of:=IF([.A1133]&gt;[.A1132];1;0)" office:value-type="float" office:value="0">
            <text:p>0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table:formula="of:=IF([.A1134]&gt;[.A1133];1;0)" office:value-type="float" office:value="1">
            <text:p>1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table:formula="of:=IF([.A1135]&gt;[.A1134];1;0)" office:value-type="float" office:value="1">
            <text:p>1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table:formula="of:=IF([.A1136]&gt;[.A1135];1;0)" office:value-type="float" office:value="1">
            <text:p>1</text:p>
          </table:table-cell>
        </table:table-row>
        <table:table-row table:style-name="ro1">
          <table:table-cell office:value-type="float" office:value="5315">
            <text:p>5315</text:p>
          </table:table-cell>
          <table:table-cell table:formula="of:=IF([.A1137]&gt;[.A1136];1;0)" office:value-type="float" office:value="1">
            <text:p>1</text:p>
          </table:table-cell>
        </table:table-row>
        <table:table-row table:style-name="ro1">
          <table:table-cell office:value-type="float" office:value="5319">
            <text:p>5319</text:p>
          </table:table-cell>
          <table:table-cell table:formula="of:=IF([.A1138]&gt;[.A1137];1;0)" office:value-type="float" office:value="1">
            <text:p>1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table:formula="of:=IF([.A1139]&gt;[.A1138];1;0)" office:value-type="float" office:value="1">
            <text:p>1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table:formula="of:=IF([.A1140]&gt;[.A1139];1;0)" office:value-type="float" office:value="1">
            <text:p>1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table:formula="of:=IF([.A1141]&gt;[.A1140];1;0)" office:value-type="float" office:value="1">
            <text:p>1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table:formula="of:=IF([.A1142]&gt;[.A1141];1;0)" office:value-type="float" office:value="1">
            <text:p>1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table:formula="of:=IF([.A1143]&gt;[.A1142];1;0)" office:value-type="float" office:value="1">
            <text:p>1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table:formula="of:=IF([.A1144]&gt;[.A1143];1;0)" office:value-type="float" office:value="1">
            <text:p>1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table:formula="of:=IF([.A1145]&gt;[.A1144];1;0)" office:value-type="float" office:value="0">
            <text:p>0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table:formula="of:=IF([.A1146]&gt;[.A1145];1;0)" office:value-type="float" office:value="1">
            <text:p>1</text:p>
          </table:table-cell>
        </table:table-row>
        <table:table-row table:style-name="ro1">
          <table:table-cell office:value-type="float" office:value="5381">
            <text:p>5381</text:p>
          </table:table-cell>
          <table:table-cell table:formula="of:=IF([.A1147]&gt;[.A1146];1;0)" office:value-type="float" office:value="1">
            <text:p>1</text:p>
          </table:table-cell>
        </table:table-row>
        <table:table-row table:style-name="ro1">
          <table:table-cell office:value-type="float" office:value="5379">
            <text:p>5379</text:p>
          </table:table-cell>
          <table:table-cell table:formula="of:=IF([.A1148]&gt;[.A1147];1;0)" office:value-type="float" office:value="0">
            <text:p>0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table:formula="of:=IF([.A1149]&gt;[.A1148];1;0)" office:value-type="float" office:value="1">
            <text:p>1</text:p>
          </table:table-cell>
        </table:table-row>
        <table:table-row table:style-name="ro1">
          <table:table-cell office:value-type="float" office:value="5398">
            <text:p>5398</text:p>
          </table:table-cell>
          <table:table-cell table:formula="of:=IF([.A1150]&gt;[.A1149];1;0)" office:value-type="float" office:value="1">
            <text:p>1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table:formula="of:=IF([.A1151]&gt;[.A1150];1;0)" office:value-type="float" office:value="0">
            <text:p>0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table:formula="of:=IF([.A1152]&gt;[.A1151];1;0)" office:value-type="float" office:value="1">
            <text:p>1</text:p>
          </table:table-cell>
        </table:table-row>
        <table:table-row table:style-name="ro1">
          <table:table-cell office:value-type="float" office:value="5439">
            <text:p>5439</text:p>
          </table:table-cell>
          <table:table-cell table:formula="of:=IF([.A1153]&gt;[.A1152];1;0)" office:value-type="float" office:value="1">
            <text:p>1</text:p>
          </table:table-cell>
        </table:table-row>
        <table:table-row table:style-name="ro1">
          <table:table-cell office:value-type="float" office:value="5455">
            <text:p>5455</text:p>
          </table:table-cell>
          <table:table-cell table:formula="of:=IF([.A1154]&gt;[.A1153];1;0)" office:value-type="float" office:value="1">
            <text:p>1</text:p>
          </table:table-cell>
        </table:table-row>
        <table:table-row table:style-name="ro1">
          <table:table-cell office:value-type="float" office:value="5458">
            <text:p>5458</text:p>
          </table:table-cell>
          <table:table-cell table:formula="of:=IF([.A1155]&gt;[.A1154];1;0)" office:value-type="float" office:value="1">
            <text:p>1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table:formula="of:=IF([.A1156]&gt;[.A1155];1;0)" office:value-type="float" office:value="0">
            <text:p>0</text:p>
          </table:table-cell>
        </table:table-row>
        <table:table-row table:style-name="ro1">
          <table:table-cell office:value-type="float" office:value="5457">
            <text:p>5457</text:p>
          </table:table-cell>
          <table:table-cell table:formula="of:=IF([.A1157]&gt;[.A1156];1;0)" office:value-type="float" office:value="1">
            <text:p>1</text:p>
          </table:table-cell>
        </table:table-row>
        <table:table-row table:style-name="ro1">
          <table:table-cell office:value-type="float" office:value="5459">
            <text:p>5459</text:p>
          </table:table-cell>
          <table:table-cell table:formula="of:=IF([.A1158]&gt;[.A1157];1;0)" office:value-type="float" office:value="1">
            <text:p>1</text:p>
          </table:table-cell>
        </table:table-row>
        <table:table-row table:style-name="ro1">
          <table:table-cell office:value-type="float" office:value="5467">
            <text:p>5467</text:p>
          </table:table-cell>
          <table:table-cell table:formula="of:=IF([.A1159]&gt;[.A1158];1;0)" office:value-type="float" office:value="1">
            <text:p>1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table:formula="of:=IF([.A1160]&gt;[.A1159];1;0)" office:value-type="float" office:value="1">
            <text:p>1</text:p>
          </table:table-cell>
        </table:table-row>
        <table:table-row table:style-name="ro1">
          <table:table-cell office:value-type="float" office:value="5468">
            <text:p>5468</text:p>
          </table:table-cell>
          <table:table-cell table:formula="of:=IF([.A1161]&gt;[.A1160];1;0)" office:value-type="float" office:value="0">
            <text:p>0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table:formula="of:=IF([.A1162]&gt;[.A1161];1;0)" office:value-type="float" office:value="1">
            <text:p>1</text:p>
          </table:table-cell>
        </table:table-row>
        <table:table-row table:style-name="ro1">
          <table:table-cell office:value-type="float" office:value="5470">
            <text:p>5470</text:p>
          </table:table-cell>
          <table:table-cell table:formula="of:=IF([.A1163]&gt;[.A1162];1;0)" office:value-type="float" office:value="1">
            <text:p>1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table:formula="of:=IF([.A1164]&gt;[.A1163];1;0)" office:value-type="float" office:value="0">
            <text:p>0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table:formula="of:=IF([.A1165]&gt;[.A1164];1;0)" office:value-type="float" office:value="1">
            <text:p>1</text:p>
          </table:table-cell>
        </table:table-row>
        <table:table-row table:style-name="ro1">
          <table:table-cell office:value-type="float" office:value="5477">
            <text:p>5477</text:p>
          </table:table-cell>
          <table:table-cell table:formula="of:=IF([.A1166]&gt;[.A1165];1;0)" office:value-type="float" office:value="1">
            <text:p>1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table:formula="of:=IF([.A1167]&gt;[.A1166];1;0)" office:value-type="float" office:value="1">
            <text:p>1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formula="of:=IF([.A1168]&gt;[.A1167];1;0)" office:value-type="float" office:value="1">
            <text:p>1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table:formula="of:=IF([.A1169]&gt;[.A1168];1;0)" office:value-type="float" office:value="0">
            <text:p>0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formula="of:=IF([.A1170]&gt;[.A1169];1;0)" office:value-type="float" office:value="1">
            <text:p>1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table:formula="of:=IF([.A1171]&gt;[.A1170];1;0)" office:value-type="float" office:value="1">
            <text:p>1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table:formula="of:=IF([.A1172]&gt;[.A1171];1;0)" office:value-type="float" office:value="1">
            <text:p>1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table:formula="of:=IF([.A1173]&gt;[.A1172];1;0)" office:value-type="float" office:value="1">
            <text:p>1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table:formula="of:=IF([.A1174]&gt;[.A1173];1;0)" office:value-type="float" office:value="1">
            <text:p>1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table:formula="of:=IF([.A1175]&gt;[.A1174];1;0)" office:value-type="float" office:value="1">
            <text:p>1</text:p>
          </table:table-cell>
        </table:table-row>
        <table:table-row table:style-name="ro1">
          <table:table-cell office:value-type="float" office:value="5545">
            <text:p>5545</text:p>
          </table:table-cell>
          <table:table-cell table:formula="of:=IF([.A1176]&gt;[.A1175];1;0)" office:value-type="float" office:value="1">
            <text:p>1</text:p>
          </table:table-cell>
        </table:table-row>
        <table:table-row table:style-name="ro1">
          <table:table-cell office:value-type="float" office:value="5543">
            <text:p>5543</text:p>
          </table:table-cell>
          <table:table-cell table:formula="of:=IF([.A1177]&gt;[.A1176];1;0)" office:value-type="float" office:value="0">
            <text:p>0</text:p>
          </table:table-cell>
        </table:table-row>
        <table:table-row table:style-name="ro1">
          <table:table-cell office:value-type="float" office:value="5549">
            <text:p>5549</text:p>
          </table:table-cell>
          <table:table-cell table:formula="of:=IF([.A1178]&gt;[.A1177];1;0)" office:value-type="float" office:value="1">
            <text:p>1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table:formula="of:=IF([.A1179]&gt;[.A1178];1;0)" office:value-type="float" office:value="1">
            <text:p>1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table:formula="of:=IF([.A1180]&gt;[.A1179];1;0)" office:value-type="float" office:value="1">
            <text:p>1</text:p>
          </table:table-cell>
        </table:table-row>
        <table:table-row table:style-name="ro1">
          <table:table-cell office:value-type="float" office:value="5554">
            <text:p>5554</text:p>
          </table:table-cell>
          <table:table-cell table:formula="of:=IF([.A1181]&gt;[.A1180];1;0)" office:value-type="float" office:value="1">
            <text:p>1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table:formula="of:=IF([.A1182]&gt;[.A1181];1;0)" office:value-type="float" office:value="1">
            <text:p>1</text:p>
          </table:table-cell>
        </table:table-row>
        <table:table-row table:style-name="ro1">
          <table:table-cell office:value-type="float" office:value="5591">
            <text:p>5591</text:p>
          </table:table-cell>
          <table:table-cell table:formula="of:=IF([.A1183]&gt;[.A1182];1;0)" office:value-type="float" office:value="1">
            <text:p>1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table:formula="of:=IF([.A1184]&gt;[.A1183];1;0)" office:value-type="float" office:value="1">
            <text:p>1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table:formula="of:=IF([.A1185]&gt;[.A1184];1;0)" office:value-type="float" office:value="0">
            <text:p>0</text:p>
          </table:table-cell>
        </table:table-row>
        <table:table-row table:style-name="ro1">
          <table:table-cell office:value-type="float" office:value="5584">
            <text:p>5584</text:p>
          </table:table-cell>
          <table:table-cell table:formula="of:=IF([.A1186]&gt;[.A1185];1;0)" office:value-type="float" office:value="1">
            <text:p>1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table:formula="of:=IF([.A1187]&gt;[.A1186];1;0)" office:value-type="float" office:value="1">
            <text:p>1</text:p>
          </table:table-cell>
        </table:table-row>
        <table:table-row table:style-name="ro1">
          <table:table-cell office:value-type="float" office:value="5595">
            <text:p>5595</text:p>
          </table:table-cell>
          <table:table-cell table:formula="of:=IF([.A1188]&gt;[.A1187];1;0)" office:value-type="float" office:value="1">
            <text:p>1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table:formula="of:=IF([.A1189]&gt;[.A1188];1;0)" office:value-type="float" office:value="1">
            <text:p>1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formula="of:=IF([.A1190]&gt;[.A1189];1;0)" office:value-type="float" office:value="1">
            <text:p>1</text:p>
          </table:table-cell>
        </table:table-row>
        <table:table-row table:style-name="ro1">
          <table:table-cell office:value-type="float" office:value="5605">
            <text:p>5605</text:p>
          </table:table-cell>
          <table:table-cell table:formula="of:=IF([.A1191]&gt;[.A1190];1;0)" office:value-type="float" office:value="1">
            <text:p>1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table:formula="of:=IF([.A1192]&gt;[.A1191];1;0)" office:value-type="float" office:value="1">
            <text:p>1</text:p>
          </table:table-cell>
        </table:table-row>
        <table:table-row table:style-name="ro1">
          <table:table-cell office:value-type="float" office:value="5621">
            <text:p>5621</text:p>
          </table:table-cell>
          <table:table-cell table:formula="of:=IF([.A1193]&gt;[.A1192];1;0)" office:value-type="float" office:value="1">
            <text:p>1</text:p>
          </table:table-cell>
        </table:table-row>
        <table:table-row table:style-name="ro1">
          <table:table-cell office:value-type="float" office:value="5622">
            <text:p>5622</text:p>
          </table:table-cell>
          <table:table-cell table:formula="of:=IF([.A1194]&gt;[.A1193];1;0)" office:value-type="float" office:value="1">
            <text:p>1</text:p>
          </table:table-cell>
        </table:table-row>
        <table:table-row table:style-name="ro1">
          <table:table-cell office:value-type="float" office:value="5633">
            <text:p>5633</text:p>
          </table:table-cell>
          <table:table-cell table:formula="of:=IF([.A1195]&gt;[.A1194];1;0)" office:value-type="float" office:value="1">
            <text:p>1</text:p>
          </table:table-cell>
        </table:table-row>
        <table:table-row table:style-name="ro1">
          <table:table-cell office:value-type="float" office:value="5637">
            <text:p>5637</text:p>
          </table:table-cell>
          <table:table-cell table:formula="of:=IF([.A1196]&gt;[.A1195];1;0)" office:value-type="float" office:value="1">
            <text:p>1</text:p>
          </table:table-cell>
        </table:table-row>
        <table:table-row table:style-name="ro1">
          <table:table-cell office:value-type="float" office:value="5645">
            <text:p>5645</text:p>
          </table:table-cell>
          <table:table-cell table:formula="of:=IF([.A1197]&gt;[.A1196];1;0)" office:value-type="float" office:value="1">
            <text:p>1</text:p>
          </table:table-cell>
        </table:table-row>
        <table:table-row table:style-name="ro1">
          <table:table-cell office:value-type="float" office:value="5647">
            <text:p>5647</text:p>
          </table:table-cell>
          <table:table-cell table:formula="of:=IF([.A1198]&gt;[.A1197];1;0)" office:value-type="float" office:value="1">
            <text:p>1</text:p>
          </table:table-cell>
        </table:table-row>
        <table:table-row table:style-name="ro1">
          <table:table-cell office:value-type="float" office:value="5679">
            <text:p>5679</text:p>
          </table:table-cell>
          <table:table-cell table:formula="of:=IF([.A1199]&gt;[.A1198];1;0)" office:value-type="float" office:value="1">
            <text:p>1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table:formula="of:=IF([.A1200]&gt;[.A1199];1;0)" office:value-type="float" office:value="1">
            <text:p>1</text:p>
          </table:table-cell>
        </table:table-row>
        <table:table-row table:style-name="ro1">
          <table:table-cell office:value-type="float" office:value="5681">
            <text:p>5681</text:p>
          </table:table-cell>
          <table:table-cell table:formula="of:=IF([.A1201]&gt;[.A1200];1;0)" office:value-type="float" office:value="1">
            <text:p>1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table:formula="of:=IF([.A1202]&gt;[.A1201];1;0)" office:value-type="float" office:value="1">
            <text:p>1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table:formula="of:=IF([.A1203]&gt;[.A1202];1;0)" office:value-type="float" office:value="1">
            <text:p>1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table:formula="of:=IF([.A1204]&gt;[.A1203];1;0)" office:value-type="float" office:value="1">
            <text:p>1</text:p>
          </table:table-cell>
        </table:table-row>
        <table:table-row table:style-name="ro1">
          <table:table-cell office:value-type="float" office:value="5731">
            <text:p>5731</text:p>
          </table:table-cell>
          <table:table-cell table:formula="of:=IF([.A1205]&gt;[.A1204];1;0)" office:value-type="float" office:value="1">
            <text:p>1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table:formula="of:=IF([.A1206]&gt;[.A1205];1;0)" office:value-type="float" office:value="1">
            <text:p>1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table:formula="of:=IF([.A1207]&gt;[.A1206];1;0)" office:value-type="float" office:value="1">
            <text:p>1</text:p>
          </table:table-cell>
        </table:table-row>
        <table:table-row table:style-name="ro1">
          <table:table-cell office:value-type="float" office:value="5744">
            <text:p>5744</text:p>
          </table:table-cell>
          <table:table-cell table:formula="of:=IF([.A1208]&gt;[.A1207];1;0)" office:value-type="float" office:value="0">
            <text:p>0</text:p>
          </table:table-cell>
        </table:table-row>
        <table:table-row table:style-name="ro1">
          <table:table-cell office:value-type="float" office:value="5745">
            <text:p>5745</text:p>
          </table:table-cell>
          <table:table-cell table:formula="of:=IF([.A1209]&gt;[.A1208];1;0)" office:value-type="float" office:value="1">
            <text:p>1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table:formula="of:=IF([.A1210]&gt;[.A1209];1;0)" office:value-type="float" office:value="1">
            <text:p>1</text:p>
          </table:table-cell>
        </table:table-row>
        <table:table-row table:style-name="ro1">
          <table:table-cell office:value-type="float" office:value="5755">
            <text:p>5755</text:p>
          </table:table-cell>
          <table:table-cell table:formula="of:=IF([.A1211]&gt;[.A1210];1;0)" office:value-type="float" office:value="1">
            <text:p>1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table:formula="of:=IF([.A1212]&gt;[.A1211];1;0)" office:value-type="float" office:value="1">
            <text:p>1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table:formula="of:=IF([.A1213]&gt;[.A1212];1;0)" office:value-type="float" office:value="1">
            <text:p>1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table:formula="of:=IF([.A1214]&gt;[.A1213];1;0)" office:value-type="float" office:value="1">
            <text:p>1</text:p>
          </table:table-cell>
        </table:table-row>
        <table:table-row table:style-name="ro1">
          <table:table-cell office:value-type="float" office:value="5791">
            <text:p>5791</text:p>
          </table:table-cell>
          <table:table-cell table:formula="of:=IF([.A1215]&gt;[.A1214];1;0)" office:value-type="float" office:value="1">
            <text:p>1</text:p>
          </table:table-cell>
        </table:table-row>
        <table:table-row table:style-name="ro1">
          <table:table-cell office:value-type="float" office:value="5796">
            <text:p>5796</text:p>
          </table:table-cell>
          <table:table-cell table:formula="of:=IF([.A1216]&gt;[.A1215];1;0)" office:value-type="float" office:value="1">
            <text:p>1</text:p>
          </table:table-cell>
        </table:table-row>
        <table:table-row table:style-name="ro1">
          <table:table-cell office:value-type="float" office:value="5798">
            <text:p>5798</text:p>
          </table:table-cell>
          <table:table-cell table:formula="of:=IF([.A1217]&gt;[.A1216];1;0)" office:value-type="float" office:value="1">
            <text:p>1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table:formula="of:=IF([.A1218]&gt;[.A1217];1;0)" office:value-type="float" office:value="1">
            <text:p>1</text:p>
          </table:table-cell>
        </table:table-row>
        <table:table-row table:style-name="ro1">
          <table:table-cell office:value-type="float" office:value="5806">
            <text:p>5806</text:p>
          </table:table-cell>
          <table:table-cell table:formula="of:=IF([.A1219]&gt;[.A1218];1;0)" office:value-type="float" office:value="1">
            <text:p>1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table:formula="of:=IF([.A1220]&gt;[.A1219];1;0)" office:value-type="float" office:value="1">
            <text:p>1</text:p>
          </table:table-cell>
        </table:table-row>
        <table:table-row table:style-name="ro1">
          <table:table-cell office:value-type="float" office:value="5818">
            <text:p>5818</text:p>
          </table:table-cell>
          <table:table-cell table:formula="of:=IF([.A1221]&gt;[.A1220];1;0)" office:value-type="float" office:value="1">
            <text:p>1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table:formula="of:=IF([.A1222]&gt;[.A1221];1;0)" office:value-type="float" office:value="1">
            <text:p>1</text:p>
          </table:table-cell>
        </table:table-row>
        <table:table-row table:style-name="ro1">
          <table:table-cell office:value-type="float" office:value="5815">
            <text:p>5815</text:p>
          </table:table-cell>
          <table:table-cell table:formula="of:=IF([.A1223]&gt;[.A1222];1;0)" office:value-type="float" office:value="0">
            <text:p>0</text:p>
          </table:table-cell>
        </table:table-row>
        <table:table-row table:style-name="ro1">
          <table:table-cell office:value-type="float" office:value="5825">
            <text:p>5825</text:p>
          </table:table-cell>
          <table:table-cell table:formula="of:=IF([.A1224]&gt;[.A1223];1;0)" office:value-type="float" office:value="1">
            <text:p>1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table:formula="of:=IF([.A1225]&gt;[.A1224];1;0)" office:value-type="float" office:value="1">
            <text:p>1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table:formula="of:=IF([.A1226]&gt;[.A1225];1;0)" office:value-type="float" office:value="1">
            <text:p>1</text:p>
          </table:table-cell>
        </table:table-row>
        <table:table-row table:style-name="ro1">
          <table:table-cell office:value-type="float" office:value="5833">
            <text:p>5833</text:p>
          </table:table-cell>
          <table:table-cell table:formula="of:=IF([.A1227]&gt;[.A1226];1;0)" office:value-type="float" office:value="1">
            <text:p>1</text:p>
          </table:table-cell>
        </table:table-row>
        <table:table-row table:style-name="ro1">
          <table:table-cell office:value-type="float" office:value="5839">
            <text:p>5839</text:p>
          </table:table-cell>
          <table:table-cell table:formula="of:=IF([.A1228]&gt;[.A1227];1;0)" office:value-type="float" office:value="1">
            <text:p>1</text:p>
          </table:table-cell>
        </table:table-row>
        <table:table-row table:style-name="ro1">
          <table:table-cell office:value-type="float" office:value="5845">
            <text:p>5845</text:p>
          </table:table-cell>
          <table:table-cell table:formula="of:=IF([.A1229]&gt;[.A1228];1;0)" office:value-type="float" office:value="1">
            <text:p>1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table:formula="of:=IF([.A1230]&gt;[.A1229];1;0)" office:value-type="float" office:value="1">
            <text:p>1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table:formula="of:=IF([.A1231]&gt;[.A1230];1;0)" office:value-type="float" office:value="0">
            <text:p>0</text:p>
          </table:table-cell>
        </table:table-row>
        <table:table-row table:style-name="ro1">
          <table:table-cell office:value-type="float" office:value="5848">
            <text:p>5848</text:p>
          </table:table-cell>
          <table:table-cell table:formula="of:=IF([.A1232]&gt;[.A1231];1;0)" office:value-type="float" office:value="1">
            <text:p>1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table:formula="of:=IF([.A1233]&gt;[.A1232];1;0)" office:value-type="float" office:value="1">
            <text:p>1</text:p>
          </table:table-cell>
        </table:table-row>
        <table:table-row table:style-name="ro1">
          <table:table-cell office:value-type="float" office:value="5858">
            <text:p>5858</text:p>
          </table:table-cell>
          <table:table-cell table:formula="of:=IF([.A1234]&gt;[.A1233];1;0)" office:value-type="float" office:value="1">
            <text:p>1</text:p>
          </table:table-cell>
        </table:table-row>
        <table:table-row table:style-name="ro1">
          <table:table-cell office:value-type="float" office:value="5867">
            <text:p>5867</text:p>
          </table:table-cell>
          <table:table-cell table:formula="of:=IF([.A1235]&gt;[.A1234];1;0)" office:value-type="float" office:value="1">
            <text:p>1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table:formula="of:=IF([.A1236]&gt;[.A1235];1;0)" office:value-type="float" office:value="0">
            <text:p>0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table:formula="of:=IF([.A1237]&gt;[.A1236];1;0)" office:value-type="float" office:value="1">
            <text:p>1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table:formula="of:=IF([.A1238]&gt;[.A1237];1;0)" office:value-type="float" office:value="0">
            <text:p>0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table:formula="of:=IF([.A1239]&gt;[.A1238];1;0)" office:value-type="float" office:value="1">
            <text:p>1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table:formula="of:=IF([.A1240]&gt;[.A1239];1;0)" office:value-type="float" office:value="1">
            <text:p>1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table:formula="of:=IF([.A1241]&gt;[.A1240];1;0)" office:value-type="float" office:value="1">
            <text:p>1</text:p>
          </table:table-cell>
        </table:table-row>
        <table:table-row table:style-name="ro1">
          <table:table-cell office:value-type="float" office:value="5881">
            <text:p>5881</text:p>
          </table:table-cell>
          <table:table-cell table:formula="of:=IF([.A1242]&gt;[.A1241];1;0)" office:value-type="float" office:value="1">
            <text:p>1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table:formula="of:=IF([.A1243]&gt;[.A1242];1;0)" office:value-type="float" office:value="1">
            <text:p>1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table:formula="of:=IF([.A1244]&gt;[.A1243];1;0)" office:value-type="float" office:value="1">
            <text:p>1</text:p>
          </table:table-cell>
        </table:table-row>
        <table:table-row table:style-name="ro1">
          <table:table-cell office:value-type="float" office:value="5915">
            <text:p>5915</text:p>
          </table:table-cell>
          <table:table-cell table:formula="of:=IF([.A1245]&gt;[.A1244];1;0)" office:value-type="float" office:value="1">
            <text:p>1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table:formula="of:=IF([.A1246]&gt;[.A1245];1;0)" office:value-type="float" office:value="1">
            <text:p>1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table:formula="of:=IF([.A1247]&gt;[.A1246];1;0)" office:value-type="float" office:value="1">
            <text:p>1</text:p>
          </table:table-cell>
        </table:table-row>
        <table:table-row table:style-name="ro1">
          <table:table-cell office:value-type="float" office:value="5958">
            <text:p>5958</text:p>
          </table:table-cell>
          <table:table-cell table:formula="of:=IF([.A1248]&gt;[.A1247];1;0)" office:value-type="float" office:value="1">
            <text:p>1</text:p>
          </table:table-cell>
        </table:table-row>
        <table:table-row table:style-name="ro1">
          <table:table-cell office:value-type="float" office:value="5959">
            <text:p>5959</text:p>
          </table:table-cell>
          <table:table-cell table:formula="of:=IF([.A1249]&gt;[.A1248];1;0)" office:value-type="float" office:value="1">
            <text:p>1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table:formula="of:=IF([.A1250]&gt;[.A1249];1;0)" office:value-type="float" office:value="1">
            <text:p>1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table:formula="of:=IF([.A1251]&gt;[.A1250];1;0)" office:value-type="float" office:value="1">
            <text:p>1</text:p>
          </table:table-cell>
        </table:table-row>
        <table:table-row table:style-name="ro1">
          <table:table-cell office:value-type="float" office:value="5962">
            <text:p>5962</text:p>
          </table:table-cell>
          <table:table-cell table:formula="of:=IF([.A1252]&gt;[.A1251];1;0)" office:value-type="float" office:value="1">
            <text:p>1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table:formula="of:=IF([.A1253]&gt;[.A1252];1;0)" office:value-type="float" office:value="1">
            <text:p>1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table:formula="of:=IF([.A1254]&gt;[.A1253];1;0)" office:value-type="float" office:value="1">
            <text:p>1</text:p>
          </table:table-cell>
        </table:table-row>
        <table:table-row table:style-name="ro1">
          <table:table-cell office:value-type="float" office:value="5992">
            <text:p>5992</text:p>
          </table:table-cell>
          <table:table-cell table:formula="of:=IF([.A1255]&gt;[.A1254];1;0)" office:value-type="float" office:value="1">
            <text:p>1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table:formula="of:=IF([.A1256]&gt;[.A1255];1;0)" office:value-type="float" office:value="0">
            <text:p>0</text:p>
          </table:table-cell>
        </table:table-row>
        <table:table-row table:style-name="ro1">
          <table:table-cell office:value-type="float" office:value="6005">
            <text:p>6005</text:p>
          </table:table-cell>
          <table:table-cell table:formula="of:=IF([.A1257]&gt;[.A1256];1;0)" office:value-type="float" office:value="1">
            <text:p>1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table:formula="of:=IF([.A1258]&gt;[.A1257];1;0)" office:value-type="float" office:value="0">
            <text:p>0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table:formula="of:=IF([.A1259]&gt;[.A1258];1;0)" office:value-type="float" office:value="1">
            <text:p>1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table:formula="of:=IF([.A1260]&gt;[.A1259];1;0)" office:value-type="float" office:value="0">
            <text:p>0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table:formula="of:=IF([.A1261]&gt;[.A1260];1;0)" office:value-type="float" office:value="1">
            <text:p>1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table:formula="of:=IF([.A1262]&gt;[.A1261];1;0)" office:value-type="float" office:value="1">
            <text:p>1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table:formula="of:=IF([.A1263]&gt;[.A1262];1;0)" office:value-type="float" office:value="1">
            <text:p>1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table:formula="of:=IF([.A1264]&gt;[.A1263];1;0)" office:value-type="float" office:value="1">
            <text:p>1</text:p>
          </table:table-cell>
        </table:table-row>
        <table:table-row table:style-name="ro1">
          <table:table-cell office:value-type="float" office:value="6014">
            <text:p>6014</text:p>
          </table:table-cell>
          <table:table-cell table:formula="of:=IF([.A1265]&gt;[.A1264];1;0)" office:value-type="float" office:value="1">
            <text:p>1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table:formula="of:=IF([.A1266]&gt;[.A1265];1;0)" office:value-type="float" office:value="1">
            <text:p>1</text:p>
          </table:table-cell>
        </table:table-row>
        <table:table-row table:style-name="ro1">
          <table:table-cell office:value-type="float" office:value="6046">
            <text:p>6046</text:p>
          </table:table-cell>
          <table:table-cell table:formula="of:=IF([.A1267]&gt;[.A1266];1;0)" office:value-type="float" office:value="1">
            <text:p>1</text:p>
          </table:table-cell>
        </table:table-row>
        <table:table-row table:style-name="ro1">
          <table:table-cell office:value-type="float" office:value="6047">
            <text:p>6047</text:p>
          </table:table-cell>
          <table:table-cell table:formula="of:=IF([.A1268]&gt;[.A1267];1;0)" office:value-type="float" office:value="1">
            <text:p>1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table:formula="of:=IF([.A1269]&gt;[.A1268];1;0)" office:value-type="float" office:value="1">
            <text:p>1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table:formula="of:=IF([.A1270]&gt;[.A1269];1;0)" office:value-type="float" office:value="1">
            <text:p>1</text:p>
          </table:table-cell>
        </table:table-row>
        <table:table-row table:style-name="ro1">
          <table:table-cell office:value-type="float" office:value="6062">
            <text:p>6062</text:p>
          </table:table-cell>
          <table:table-cell table:formula="of:=IF([.A1271]&gt;[.A1270];1;0)" office:value-type="float" office:value="1">
            <text:p>1</text:p>
          </table:table-cell>
        </table:table-row>
        <table:table-row table:style-name="ro1">
          <table:table-cell office:value-type="float" office:value="6075">
            <text:p>6075</text:p>
          </table:table-cell>
          <table:table-cell table:formula="of:=IF([.A1272]&gt;[.A1271];1;0)" office:value-type="float" office:value="1">
            <text:p>1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table:formula="of:=IF([.A1273]&gt;[.A1272];1;0)" office:value-type="float" office:value="1">
            <text:p>1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table:formula="of:=IF([.A1274]&gt;[.A1273];1;0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table:formula="of:=IF([.A1275]&gt;[.A1274];1;0)" office:value-type="float" office:value="1">
            <text:p>1</text:p>
          </table:table-cell>
        </table:table-row>
        <table:table-row table:style-name="ro1">
          <table:table-cell office:value-type="float" office:value="6099">
            <text:p>6099</text:p>
          </table:table-cell>
          <table:table-cell table:formula="of:=IF([.A1276]&gt;[.A1275];1;0)" office:value-type="float" office:value="1">
            <text:p>1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table:formula="of:=IF([.A1277]&gt;[.A1276];1;0)" office:value-type="float" office:value="1">
            <text:p>1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table:formula="of:=IF([.A1278]&gt;[.A1277];1;0)" office:value-type="float" office:value="1">
            <text:p>1</text:p>
          </table:table-cell>
        </table:table-row>
        <table:table-row table:style-name="ro1">
          <table:table-cell office:value-type="float" office:value="6109">
            <text:p>6109</text:p>
          </table:table-cell>
          <table:table-cell table:formula="of:=IF([.A1279]&gt;[.A1278];1;0)" office:value-type="float" office:value="1">
            <text:p>1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table:formula="of:=IF([.A1280]&gt;[.A1279];1;0)" office:value-type="float" office:value="1">
            <text:p>1</text:p>
          </table:table-cell>
        </table:table-row>
        <table:table-row table:style-name="ro1">
          <table:table-cell office:value-type="float" office:value="6115">
            <text:p>6115</text:p>
          </table:table-cell>
          <table:table-cell table:formula="of:=IF([.A1281]&gt;[.A1280];1;0)" office:value-type="float" office:value="1">
            <text:p>1</text:p>
          </table:table-cell>
        </table:table-row>
        <table:table-row table:style-name="ro1">
          <table:table-cell office:value-type="float" office:value="6116">
            <text:p>6116</text:p>
          </table:table-cell>
          <table:table-cell table:formula="of:=IF([.A1282]&gt;[.A1281];1;0)" office:value-type="float" office:value="1">
            <text:p>1</text:p>
          </table:table-cell>
        </table:table-row>
        <table:table-row table:style-name="ro1">
          <table:table-cell office:value-type="float" office:value="6117">
            <text:p>6117</text:p>
          </table:table-cell>
          <table:table-cell table:formula="of:=IF([.A1283]&gt;[.A1282];1;0)" office:value-type="float" office:value="1">
            <text:p>1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table:formula="of:=IF([.A1284]&gt;[.A1283];1;0)" office:value-type="float" office:value="1">
            <text:p>1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table:formula="of:=IF([.A1285]&gt;[.A1284];1;0)" office:value-type="float" office:value="1">
            <text:p>1</text:p>
          </table:table-cell>
        </table:table-row>
        <table:table-row table:style-name="ro1">
          <table:table-cell office:value-type="float" office:value="6123">
            <text:p>6123</text:p>
          </table:table-cell>
          <table:table-cell table:formula="of:=IF([.A1286]&gt;[.A1285];1;0)" office:value-type="float" office:value="1">
            <text:p>1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table:formula="of:=IF([.A1287]&gt;[.A1286];1;0)" office:value-type="float" office:value="1">
            <text:p>1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table:formula="of:=IF([.A1288]&gt;[.A1287];1;0)" office:value-type="float" office:value="1">
            <text:p>1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table:formula="of:=IF([.A1289]&gt;[.A1288];1;0)" office:value-type="float" office:value="0">
            <text:p>0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table:formula="of:=IF([.A1290]&gt;[.A1289];1;0)" office:value-type="float" office:value="1">
            <text:p>1</text:p>
          </table:table-cell>
        </table:table-row>
        <table:table-row table:style-name="ro1">
          <table:table-cell office:value-type="float" office:value="6131">
            <text:p>6131</text:p>
          </table:table-cell>
          <table:table-cell table:formula="of:=IF([.A1291]&gt;[.A1290];1;0)" office:value-type="float" office:value="1">
            <text:p>1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table:formula="of:=IF([.A1292]&gt;[.A1291];1;0)" office:value-type="float" office:value="1">
            <text:p>1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table:formula="of:=IF([.A1293]&gt;[.A1292];1;0)" office:value-type="float" office:value="1">
            <text:p>1</text:p>
          </table:table-cell>
        </table:table-row>
        <table:table-row table:style-name="ro1">
          <table:table-cell office:value-type="float" office:value="6151">
            <text:p>6151</text:p>
          </table:table-cell>
          <table:table-cell table:formula="of:=IF([.A1294]&gt;[.A1293];1;0)" office:value-type="float" office:value="1">
            <text:p>1</text:p>
          </table:table-cell>
        </table:table-row>
        <table:table-row table:style-name="ro1">
          <table:table-cell office:value-type="float" office:value="6153">
            <text:p>6153</text:p>
          </table:table-cell>
          <table:table-cell table:formula="of:=IF([.A1295]&gt;[.A1294];1;0)" office:value-type="float" office:value="1">
            <text:p>1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table:formula="of:=IF([.A1296]&gt;[.A1295];1;0)" office:value-type="float" office:value="1">
            <text:p>1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table:formula="of:=IF([.A1297]&gt;[.A1296];1;0)" office:value-type="float" office:value="1">
            <text:p>1</text:p>
          </table:table-cell>
        </table:table-row>
        <table:table-row table:style-name="ro1">
          <table:table-cell office:value-type="float" office:value="6157">
            <text:p>6157</text:p>
          </table:table-cell>
          <table:table-cell table:formula="of:=IF([.A1298]&gt;[.A1297];1;0)" office:value-type="float" office:value="0">
            <text:p>0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table:formula="of:=IF([.A1299]&gt;[.A1298];1;0)" office:value-type="float" office:value="1">
            <text:p>1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table:formula="of:=IF([.A1300]&gt;[.A1299];1;0)" office:value-type="float" office:value="1">
            <text:p>1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table:formula="of:=IF([.A1301]&gt;[.A1300];1;0)" office:value-type="float" office:value="0">
            <text:p>0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table:formula="of:=IF([.A1302]&gt;[.A1301];1;0)" office:value-type="float" office:value="1">
            <text:p>1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table:formula="of:=IF([.A1303]&gt;[.A1302];1;0)" office:value-type="float" office:value="1">
            <text:p>1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table:formula="of:=IF([.A1304]&gt;[.A1303];1;0)" office:value-type="float" office:value="1">
            <text:p>1</text:p>
          </table:table-cell>
        </table:table-row>
        <table:table-row table:style-name="ro1">
          <table:table-cell office:value-type="float" office:value="6224">
            <text:p>6224</text:p>
          </table:table-cell>
          <table:table-cell table:formula="of:=IF([.A1305]&gt;[.A1304];1;0)" office:value-type="float" office:value="1">
            <text:p>1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table:formula="of:=IF([.A1306]&gt;[.A1305];1;0)" office:value-type="float" office:value="1">
            <text:p>1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table:formula="of:=IF([.A1307]&gt;[.A1306];1;0)" office:value-type="float" office:value="0">
            <text:p>0</text:p>
          </table:table-cell>
        </table:table-row>
        <table:table-row table:style-name="ro1">
          <table:table-cell office:value-type="float" office:value="6263">
            <text:p>6263</text:p>
          </table:table-cell>
          <table:table-cell table:formula="of:=IF([.A1308]&gt;[.A1307];1;0)" office:value-type="float" office:value="1">
            <text:p>1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table:formula="of:=IF([.A1309]&gt;[.A1308];1;0)" office:value-type="float" office:value="0">
            <text:p>0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table:formula="of:=IF([.A1310]&gt;[.A1309];1;0)" office:value-type="float" office:value="1">
            <text:p>1</text:p>
          </table:table-cell>
        </table:table-row>
        <table:table-row table:style-name="ro1">
          <table:table-cell office:value-type="float" office:value="6265">
            <text:p>6265</text:p>
          </table:table-cell>
          <table:table-cell table:formula="of:=IF([.A1311]&gt;[.A1310];1;0)" office:value-type="float" office:value="1">
            <text:p>1</text:p>
          </table:table-cell>
        </table:table-row>
        <table:table-row table:style-name="ro1">
          <table:table-cell office:value-type="float" office:value="6282">
            <text:p>6282</text:p>
          </table:table-cell>
          <table:table-cell table:formula="of:=IF([.A1312]&gt;[.A1311];1;0)" office:value-type="float" office:value="1">
            <text:p>1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table:formula="of:=IF([.A1313]&gt;[.A1312];1;0)" office:value-type="float" office:value="1">
            <text:p>1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table:formula="of:=IF([.A1314]&gt;[.A1313];1;0)" office:value-type="float" office:value="1">
            <text:p>1</text:p>
          </table:table-cell>
        </table:table-row>
        <table:table-row table:style-name="ro1">
          <table:table-cell office:value-type="float" office:value="6297">
            <text:p>6297</text:p>
          </table:table-cell>
          <table:table-cell table:formula="of:=IF([.A1315]&gt;[.A1314];1;0)" office:value-type="float" office:value="1">
            <text:p>1</text:p>
          </table:table-cell>
        </table:table-row>
        <table:table-row table:style-name="ro1">
          <table:table-cell office:value-type="float" office:value="6298">
            <text:p>6298</text:p>
          </table:table-cell>
          <table:table-cell table:formula="of:=IF([.A1316]&gt;[.A1315];1;0)" office:value-type="float" office:value="1">
            <text:p>1</text:p>
          </table:table-cell>
        </table:table-row>
        <table:table-row table:style-name="ro1">
          <table:table-cell office:value-type="float" office:value="6299">
            <text:p>6299</text:p>
          </table:table-cell>
          <table:table-cell table:formula="of:=IF([.A1317]&gt;[.A1316];1;0)" office:value-type="float" office:value="1">
            <text:p>1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table:formula="of:=IF([.A1318]&gt;[.A1317];1;0)" office:value-type="float" office:value="1">
            <text:p>1</text:p>
          </table:table-cell>
        </table:table-row>
        <table:table-row table:style-name="ro1">
          <table:table-cell office:value-type="float" office:value="6329">
            <text:p>6329</text:p>
          </table:table-cell>
          <table:table-cell table:formula="of:=IF([.A1319]&gt;[.A1318];1;0)" office:value-type="float" office:value="1">
            <text:p>1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table:formula="of:=IF([.A1320]&gt;[.A1319];1;0)" office:value-type="float" office:value="1">
            <text:p>1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table:formula="of:=IF([.A1321]&gt;[.A1320];1;0)" office:value-type="float" office:value="1">
            <text:p>1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table:formula="of:=IF([.A1322]&gt;[.A1321];1;0)" office:value-type="float" office:value="0">
            <text:p>0</text:p>
          </table:table-cell>
        </table:table-row>
        <table:table-row table:style-name="ro1">
          <table:table-cell office:value-type="float" office:value="6353">
            <text:p>6353</text:p>
          </table:table-cell>
          <table:table-cell table:formula="of:=IF([.A1323]&gt;[.A1322];1;0)" office:value-type="float" office:value="1">
            <text:p>1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table:formula="of:=IF([.A1324]&gt;[.A1323];1;0)" office:value-type="float" office:value="1">
            <text:p>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table:formula="of:=IF([.A1325]&gt;[.A1324];1;0)" office:value-type="float" office:value="1">
            <text:p>1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table:formula="of:=IF([.A1326]&gt;[.A1325];1;0)" office:value-type="float" office:value="1">
            <text:p>1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table:formula="of:=IF([.A1327]&gt;[.A1326];1;0)" office:value-type="float" office:value="1">
            <text:p>1</text:p>
          </table:table-cell>
        </table:table-row>
        <table:table-row table:style-name="ro1">
          <table:table-cell office:value-type="float" office:value="6386">
            <text:p>6386</text:p>
          </table:table-cell>
          <table:table-cell table:formula="of:=IF([.A1328]&gt;[.A1327];1;0)" office:value-type="float" office:value="1">
            <text:p>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table:formula="of:=IF([.A1329]&gt;[.A1328];1;0)" office:value-type="float" office:value="0">
            <text:p>0</text:p>
          </table:table-cell>
        </table:table-row>
        <table:table-row table:style-name="ro1">
          <table:table-cell office:value-type="float" office:value="6381">
            <text:p>6381</text:p>
          </table:table-cell>
          <table:table-cell table:formula="of:=IF([.A1330]&gt;[.A1329];1;0)" office:value-type="float" office:value="1">
            <text:p>1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table:formula="of:=IF([.A1331]&gt;[.A1330];1;0)" office:value-type="float" office:value="1">
            <text:p>1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table:formula="of:=IF([.A1332]&gt;[.A1331];1;0)" office:value-type="float" office:value="1">
            <text:p>1</text:p>
          </table:table-cell>
        </table:table-row>
        <table:table-row table:style-name="ro1">
          <table:table-cell office:value-type="float" office:value="6396">
            <text:p>6396</text:p>
          </table:table-cell>
          <table:table-cell table:formula="of:=IF([.A1333]&gt;[.A1332];1;0)" office:value-type="float" office:value="1">
            <text:p>1</text:p>
          </table:table-cell>
        </table:table-row>
        <table:table-row table:style-name="ro1">
          <table:table-cell office:value-type="float" office:value="6397">
            <text:p>6397</text:p>
          </table:table-cell>
          <table:table-cell table:formula="of:=IF([.A1334]&gt;[.A1333];1;0)" office:value-type="float" office:value="1">
            <text:p>1</text:p>
          </table:table-cell>
        </table:table-row>
        <table:table-row table:style-name="ro1">
          <table:table-cell office:value-type="float" office:value="6398">
            <text:p>6398</text:p>
          </table:table-cell>
          <table:table-cell table:formula="of:=IF([.A1335]&gt;[.A1334];1;0)" office:value-type="float" office:value="1">
            <text:p>1</text:p>
          </table:table-cell>
        </table:table-row>
        <table:table-row table:style-name="ro1">
          <table:table-cell office:value-type="float" office:value="6401">
            <text:p>6401</text:p>
          </table:table-cell>
          <table:table-cell table:formula="of:=IF([.A1336]&gt;[.A1335];1;0)" office:value-type="float" office:value="1">
            <text:p>1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table:formula="of:=IF([.A1337]&gt;[.A1336];1;0)" office:value-type="float" office:value="1">
            <text:p>1</text:p>
          </table:table-cell>
        </table:table-row>
        <table:table-row table:style-name="ro1">
          <table:table-cell office:value-type="float" office:value="6409">
            <text:p>6409</text:p>
          </table:table-cell>
          <table:table-cell table:formula="of:=IF([.A1338]&gt;[.A1337];1;0)" office:value-type="float" office:value="1">
            <text:p>1</text:p>
          </table:table-cell>
        </table:table-row>
        <table:table-row table:style-name="ro1">
          <table:table-cell office:value-type="float" office:value="6411">
            <text:p>6411</text:p>
          </table:table-cell>
          <table:table-cell table:formula="of:=IF([.A1339]&gt;[.A1338];1;0)" office:value-type="float" office:value="1">
            <text:p>1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table:formula="of:=IF([.A1340]&gt;[.A1339];1;0)" office:value-type="float" office:value="1">
            <text:p>1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table:formula="of:=IF([.A1341]&gt;[.A1340];1;0)" office:value-type="float" office:value="1">
            <text:p>1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table:formula="of:=IF([.A1342]&gt;[.A1341];1;0)" office:value-type="float" office:value="1">
            <text:p>1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table:formula="of:=IF([.A1343]&gt;[.A1342];1;0)" office:value-type="float" office:value="1">
            <text:p>1</text:p>
          </table:table-cell>
        </table:table-row>
        <table:table-row table:style-name="ro1">
          <table:table-cell office:value-type="float" office:value="6429">
            <text:p>6429</text:p>
          </table:table-cell>
          <table:table-cell table:formula="of:=IF([.A1344]&gt;[.A1343];1;0)" office:value-type="float" office:value="0">
            <text:p>0</text:p>
          </table:table-cell>
        </table:table-row>
        <table:table-row table:style-name="ro1">
          <table:table-cell office:value-type="float" office:value="6439">
            <text:p>6439</text:p>
          </table:table-cell>
          <table:table-cell table:formula="of:=IF([.A1345]&gt;[.A1344];1;0)" office:value-type="float" office:value="1">
            <text:p>1</text:p>
          </table:table-cell>
        </table:table-row>
        <table:table-row table:style-name="ro1">
          <table:table-cell office:value-type="float" office:value="6443">
            <text:p>6443</text:p>
          </table:table-cell>
          <table:table-cell table:formula="of:=IF([.A1346]&gt;[.A1345];1;0)" office:value-type="float" office:value="1">
            <text:p>1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table:formula="of:=IF([.A1347]&gt;[.A1346];1;0)" office:value-type="float" office:value="1">
            <text:p>1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table:formula="of:=IF([.A1348]&gt;[.A1347];1;0)" office:value-type="float" office:value="1">
            <text:p>1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table:formula="of:=IF([.A1349]&gt;[.A1348];1;0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table:formula="of:=IF([.A1350]&gt;[.A1349];1;0)" office:value-type="float" office:value="1">
            <text:p>1</text:p>
          </table:table-cell>
        </table:table-row>
        <table:table-row table:style-name="ro1">
          <table:table-cell office:value-type="float" office:value="6445">
            <text:p>6445</text:p>
          </table:table-cell>
          <table:table-cell table:formula="of:=IF([.A1351]&gt;[.A1350];1;0)" office:value-type="float" office:value="0">
            <text:p>0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table:formula="of:=IF([.A1352]&gt;[.A1351];1;0)" office:value-type="float" office:value="1">
            <text:p>1</text:p>
          </table:table-cell>
        </table:table-row>
        <table:table-row table:style-name="ro1">
          <table:table-cell office:value-type="float" office:value="6455">
            <text:p>6455</text:p>
          </table:table-cell>
          <table:table-cell table:formula="of:=IF([.A1353]&gt;[.A1352];1;0)" office:value-type="float" office:value="1">
            <text:p>1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table:formula="of:=IF([.A1354]&gt;[.A1353];1;0)" office:value-type="float" office:value="0">
            <text:p>0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table:formula="of:=IF([.A1355]&gt;[.A1354];1;0)" office:value-type="float" office:value="1">
            <text:p>1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table:formula="of:=IF([.A1356]&gt;[.A1355];1;0)" office:value-type="float" office:value="1">
            <text:p>1</text:p>
          </table:table-cell>
        </table:table-row>
        <table:table-row table:style-name="ro1">
          <table:table-cell office:value-type="float" office:value="6499">
            <text:p>6499</text:p>
          </table:table-cell>
          <table:table-cell table:formula="of:=IF([.A1357]&gt;[.A1356];1;0)" office:value-type="float" office:value="1">
            <text:p>1</text:p>
          </table:table-cell>
        </table:table-row>
        <table:table-row table:style-name="ro1">
          <table:table-cell office:value-type="float" office:value="6519">
            <text:p>6519</text:p>
          </table:table-cell>
          <table:table-cell table:formula="of:=IF([.A1358]&gt;[.A1357];1;0)" office:value-type="float" office:value="1">
            <text:p>1</text:p>
          </table:table-cell>
        </table:table-row>
        <table:table-row table:style-name="ro1">
          <table:table-cell office:value-type="float" office:value="6520">
            <text:p>6520</text:p>
          </table:table-cell>
          <table:table-cell table:formula="of:=IF([.A1359]&gt;[.A1358];1;0)" office:value-type="float" office:value="1">
            <text:p>1</text:p>
          </table:table-cell>
        </table:table-row>
        <table:table-row table:style-name="ro1">
          <table:table-cell office:value-type="float" office:value="6525">
            <text:p>6525</text:p>
          </table:table-cell>
          <table:table-cell table:formula="of:=IF([.A1360]&gt;[.A1359];1;0)" office:value-type="float" office:value="1">
            <text:p>1</text:p>
          </table:table-cell>
        </table:table-row>
        <table:table-row table:style-name="ro1">
          <table:table-cell office:value-type="float" office:value="6526">
            <text:p>6526</text:p>
          </table:table-cell>
          <table:table-cell table:formula="of:=IF([.A1361]&gt;[.A1360];1;0)" office:value-type="float" office:value="1">
            <text:p>1</text:p>
          </table:table-cell>
        </table:table-row>
        <table:table-row table:style-name="ro1">
          <table:table-cell office:value-type="float" office:value="6559">
            <text:p>6559</text:p>
          </table:table-cell>
          <table:table-cell table:formula="of:=IF([.A1362]&gt;[.A1361];1;0)" office:value-type="float" office:value="1">
            <text:p>1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table:formula="of:=IF([.A1363]&gt;[.A1362];1;0)" office:value-type="float" office:value="1">
            <text:p>1</text:p>
          </table:table-cell>
        </table:table-row>
        <table:table-row table:style-name="ro1">
          <table:table-cell office:value-type="float" office:value="6561">
            <text:p>6561</text:p>
          </table:table-cell>
          <table:table-cell table:formula="of:=IF([.A1364]&gt;[.A1363];1;0)" office:value-type="float" office:value="1">
            <text:p>1</text:p>
          </table:table-cell>
        </table:table-row>
        <table:table-row table:style-name="ro1">
          <table:table-cell office:value-type="float" office:value="6565">
            <text:p>6565</text:p>
          </table:table-cell>
          <table:table-cell table:formula="of:=IF([.A1365]&gt;[.A1364];1;0)" office:value-type="float" office:value="1">
            <text:p>1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table:formula="of:=IF([.A1366]&gt;[.A1365];1;0)" office:value-type="float" office:value="1">
            <text:p>1</text:p>
          </table:table-cell>
        </table:table-row>
        <table:table-row table:style-name="ro1">
          <table:table-cell office:value-type="float" office:value="6575">
            <text:p>6575</text:p>
          </table:table-cell>
          <table:table-cell table:formula="of:=IF([.A1367]&gt;[.A1366];1;0)" office:value-type="float" office:value="1">
            <text:p>1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table:formula="of:=IF([.A1368]&gt;[.A1367];1;0)" office:value-type="float" office:value="1">
            <text:p>1</text:p>
          </table:table-cell>
        </table:table-row>
        <table:table-row table:style-name="ro1">
          <table:table-cell office:value-type="float" office:value="6578">
            <text:p>6578</text:p>
          </table:table-cell>
          <table:table-cell table:formula="of:=IF([.A1369]&gt;[.A1368];1;0)" office:value-type="float" office:value="1">
            <text:p>1</text:p>
          </table:table-cell>
        </table:table-row>
        <table:table-row table:style-name="ro1">
          <table:table-cell office:value-type="float" office:value="6579">
            <text:p>6579</text:p>
          </table:table-cell>
          <table:table-cell table:formula="of:=IF([.A1370]&gt;[.A1369];1;0)" office:value-type="float" office:value="1">
            <text:p>1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table:formula="of:=IF([.A1371]&gt;[.A1370];1;0)" office:value-type="float" office:value="1">
            <text:p>1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table:formula="of:=IF([.A1372]&gt;[.A1371];1;0)" office:value-type="float" office:value="1">
            <text:p>1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table:formula="of:=IF([.A1373]&gt;[.A1372];1;0)" office:value-type="float" office:value="1">
            <text:p>1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table:formula="of:=IF([.A1374]&gt;[.A1373];1;0)" office:value-type="float" office:value="1">
            <text:p>1</text:p>
          </table:table-cell>
        </table:table-row>
        <table:table-row table:style-name="ro1">
          <table:table-cell office:value-type="float" office:value="6599">
            <text:p>6599</text:p>
          </table:table-cell>
          <table:table-cell table:formula="of:=IF([.A1375]&gt;[.A1374];1;0)" office:value-type="float" office:value="1">
            <text:p>1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IF([.A1376]&gt;[.A1375];1;0)" office:value-type="float" office:value="1">
            <text:p>1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table:formula="of:=IF([.A1377]&gt;[.A1376];1;0)" office:value-type="float" office:value="1">
            <text:p>1</text:p>
          </table:table-cell>
        </table:table-row>
        <table:table-row table:style-name="ro1">
          <table:table-cell office:value-type="float" office:value="6606">
            <text:p>6606</text:p>
          </table:table-cell>
          <table:table-cell table:formula="of:=IF([.A1378]&gt;[.A1377];1;0)" office:value-type="float" office:value="0">
            <text:p>0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table:formula="of:=IF([.A1379]&gt;[.A1378];1;0)" office:value-type="float" office:value="1">
            <text:p>1</text:p>
          </table:table-cell>
        </table:table-row>
        <table:table-row table:style-name="ro1">
          <table:table-cell office:value-type="float" office:value="6619">
            <text:p>6619</text:p>
          </table:table-cell>
          <table:table-cell table:formula="of:=IF([.A1380]&gt;[.A1379];1;0)" office:value-type="float" office:value="1">
            <text:p>1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table:formula="of:=IF([.A1381]&gt;[.A1380];1;0)" office:value-type="float" office:value="1">
            <text:p>1</text:p>
          </table:table-cell>
        </table:table-row>
        <table:table-row table:style-name="ro1">
          <table:table-cell office:value-type="float" office:value="6621">
            <text:p>6621</text:p>
          </table:table-cell>
          <table:table-cell table:formula="of:=IF([.A1382]&gt;[.A1381];1;0)" office:value-type="float" office:value="1">
            <text:p>1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table:formula="of:=IF([.A1383]&gt;[.A1382];1;0)" office:value-type="float" office:value="1">
            <text:p>1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table:formula="of:=IF([.A1384]&gt;[.A1383];1;0)" office:value-type="float" office:value="1">
            <text:p>1</text:p>
          </table:table-cell>
        </table:table-row>
        <table:table-row table:style-name="ro1">
          <table:table-cell office:value-type="float" office:value="6639">
            <text:p>6639</text:p>
          </table:table-cell>
          <table:table-cell table:formula="of:=IF([.A1385]&gt;[.A1384];1;0)" office:value-type="float" office:value="1">
            <text:p>1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table:formula="of:=IF([.A1386]&gt;[.A1385];1;0)" office:value-type="float" office:value="1">
            <text:p>1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table:formula="of:=IF([.A1387]&gt;[.A1386];1;0)" office:value-type="float" office:value="1">
            <text:p>1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table:formula="of:=IF([.A1388]&gt;[.A1387];1;0)" office:value-type="float" office:value="1">
            <text:p>1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table:formula="of:=IF([.A1389]&gt;[.A1388];1;0)" office:value-type="float" office:value="0">
            <text:p>0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table:formula="of:=IF([.A1390]&gt;[.A1389];1;0)" office:value-type="float" office:value="1">
            <text:p>1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table:formula="of:=IF([.A1391]&gt;[.A1390];1;0)" office:value-type="float" office:value="1">
            <text:p>1</text:p>
          </table:table-cell>
        </table:table-row>
        <table:table-row table:style-name="ro1">
          <table:table-cell office:value-type="float" office:value="6668">
            <text:p>6668</text:p>
          </table:table-cell>
          <table:table-cell table:formula="of:=IF([.A1392]&gt;[.A1391];1;0)" office:value-type="float" office:value="1">
            <text:p>1</text:p>
          </table:table-cell>
        </table:table-row>
        <table:table-row table:style-name="ro1">
          <table:table-cell office:value-type="float" office:value="6665">
            <text:p>6665</text:p>
          </table:table-cell>
          <table:table-cell table:formula="of:=IF([.A1393]&gt;[.A1392];1;0)" office:value-type="float" office:value="0">
            <text:p>0</text:p>
          </table:table-cell>
        </table:table-row>
        <table:table-row table:style-name="ro1">
          <table:table-cell office:value-type="float" office:value="6667">
            <text:p>6667</text:p>
          </table:table-cell>
          <table:table-cell table:formula="of:=IF([.A1394]&gt;[.A1393];1;0)" office:value-type="float" office:value="1">
            <text:p>1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table:formula="of:=IF([.A1395]&gt;[.A1394];1;0)" office:value-type="float" office:value="1">
            <text:p>1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table:formula="of:=IF([.A1396]&gt;[.A1395];1;0)" office:value-type="float" office:value="1">
            <text:p>1</text:p>
          </table:table-cell>
        </table:table-row>
        <table:table-row table:style-name="ro1">
          <table:table-cell office:value-type="float" office:value="6681">
            <text:p>6681</text:p>
          </table:table-cell>
          <table:table-cell table:formula="of:=IF([.A1397]&gt;[.A1396];1;0)" office:value-type="float" office:value="1">
            <text:p>1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table:formula="of:=IF([.A1398]&gt;[.A1397];1;0)" office:value-type="float" office:value="0">
            <text:p>0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table:formula="of:=IF([.A1399]&gt;[.A1398];1;0)" office:value-type="float" office:value="1">
            <text:p>1</text:p>
          </table:table-cell>
        </table:table-row>
        <table:table-row table:style-name="ro1">
          <table:table-cell office:value-type="float" office:value="6686">
            <text:p>6686</text:p>
          </table:table-cell>
          <table:table-cell table:formula="of:=IF([.A1400]&gt;[.A1399];1;0)" office:value-type="float" office:value="1">
            <text:p>1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IF([.A1401]&gt;[.A1400];1;0)" office:value-type="float" office:value="1">
            <text:p>1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table:formula="of:=IF([.A1402]&gt;[.A1401];1;0)" office:value-type="float" office:value="1">
            <text:p>1</text:p>
          </table:table-cell>
        </table:table-row>
        <table:table-row table:style-name="ro1">
          <table:table-cell office:value-type="float" office:value="6673">
            <text:p>6673</text:p>
          </table:table-cell>
          <table:table-cell table:formula="of:=IF([.A1403]&gt;[.A1402];1;0)" office:value-type="float" office:value="0">
            <text:p>0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table:formula="of:=IF([.A1404]&gt;[.A1403];1;0)" office:value-type="float" office:value="1">
            <text:p>1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table:formula="of:=IF([.A1405]&gt;[.A1404];1;0)" office:value-type="float" office:value="1">
            <text:p>1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table:formula="of:=IF([.A1406]&gt;[.A1405];1;0)" office:value-type="float" office:value="1">
            <text:p>1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formula="of:=IF([.A1407]&gt;[.A1406];1;0)" office:value-type="float" office:value="1">
            <text:p>1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table:formula="of:=IF([.A1408]&gt;[.A1407];1;0)" office:value-type="float" office:value="1">
            <text:p>1</text:p>
          </table:table-cell>
        </table:table-row>
        <table:table-row table:style-name="ro1">
          <table:table-cell office:value-type="float" office:value="6699">
            <text:p>6699</text:p>
          </table:table-cell>
          <table:table-cell table:formula="of:=IF([.A1409]&gt;[.A1408];1;0)" office:value-type="float" office:value="0">
            <text:p>0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table:formula="of:=IF([.A1410]&gt;[.A1409];1;0)" office:value-type="float" office:value="0">
            <text:p>0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IF([.A1411]&gt;[.A1410];1;0)" office:value-type="float" office:value="0">
            <text:p>0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table:formula="of:=IF([.A1412]&gt;[.A1411];1;0)" office:value-type="float" office:value="0">
            <text:p>0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table:formula="of:=IF([.A1413]&gt;[.A1412];1;0)" office:value-type="float" office:value="1">
            <text:p>1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table:formula="of:=IF([.A1414]&gt;[.A1413];1;0)" office:value-type="float" office:value="0">
            <text:p>0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IF([.A1415]&gt;[.A1414];1;0)" office:value-type="float" office:value="1">
            <text:p>1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formula="of:=IF([.A1416]&gt;[.A1415];1;0)" office:value-type="float" office:value="1">
            <text:p>1</text:p>
          </table:table-cell>
        </table:table-row>
        <table:table-row table:style-name="ro1">
          <table:table-cell office:value-type="float" office:value="6718">
            <text:p>6718</text:p>
          </table:table-cell>
          <table:table-cell table:formula="of:=IF([.A1417]&gt;[.A1416];1;0)" office:value-type="float" office:value="1">
            <text:p>1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table:formula="of:=IF([.A1418]&gt;[.A1417];1;0)" office:value-type="float" office:value="1">
            <text:p>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table:formula="of:=IF([.A1419]&gt;[.A1418];1;0)" office:value-type="float" office:value="1">
            <text:p>1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table:formula="of:=IF([.A1420]&gt;[.A1419];1;0)" office:value-type="float" office:value="1">
            <text:p>1</text:p>
          </table:table-cell>
        </table:table-row>
        <table:table-row table:style-name="ro1">
          <table:table-cell office:value-type="float" office:value="6737">
            <text:p>6737</text:p>
          </table:table-cell>
          <table:table-cell table:formula="of:=IF([.A1421]&gt;[.A1420];1;0)" office:value-type="float" office:value="0">
            <text:p>0</text:p>
          </table:table-cell>
        </table:table-row>
        <table:table-row table:style-name="ro1">
          <table:table-cell office:value-type="float" office:value="6746">
            <text:p>6746</text:p>
          </table:table-cell>
          <table:table-cell table:formula="of:=IF([.A1422]&gt;[.A1421];1;0)" office:value-type="float" office:value="1">
            <text:p>1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table:formula="of:=IF([.A1423]&gt;[.A1422];1;0)" office:value-type="float" office:value="1">
            <text:p>1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table:formula="of:=IF([.A1424]&gt;[.A1423];1;0)" office:value-type="float" office:value="0">
            <text:p>0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table:formula="of:=IF([.A1425]&gt;[.A1424];1;0)" office:value-type="float" office:value="1">
            <text:p>1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table:formula="of:=IF([.A1426]&gt;[.A1425];1;0)" office:value-type="float" office:value="1">
            <text:p>1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table:formula="of:=IF([.A1427]&gt;[.A1426];1;0)" office:value-type="float" office:value="1">
            <text:p>1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table:formula="of:=IF([.A1428]&gt;[.A1427];1;0)" office:value-type="float" office:value="1">
            <text:p>1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table:formula="of:=IF([.A1429]&gt;[.A1428];1;0)" office:value-type="float" office:value="1">
            <text:p>1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table:formula="of:=IF([.A1430]&gt;[.A1429];1;0)" office:value-type="float" office:value="0">
            <text:p>0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table:formula="of:=IF([.A1431]&gt;[.A1430];1;0)" office:value-type="float" office:value="1">
            <text:p>1</text:p>
          </table:table-cell>
        </table:table-row>
        <table:table-row table:style-name="ro1">
          <table:table-cell office:value-type="float" office:value="6773">
            <text:p>6773</text:p>
          </table:table-cell>
          <table:table-cell table:formula="of:=IF([.A1432]&gt;[.A1431];1;0)" office:value-type="float" office:value="1">
            <text:p>1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table:formula="of:=IF([.A1433]&gt;[.A1432];1;0)" office:value-type="float" office:value="0">
            <text:p>0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table:formula="of:=IF([.A1434]&gt;[.A1433];1;0)" office:value-type="float" office:value="1">
            <text:p>1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table:formula="of:=IF([.A1435]&gt;[.A1434];1;0)" office:value-type="float" office:value="1">
            <text:p>1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table:formula="of:=IF([.A1436]&gt;[.A1435];1;0)" office:value-type="float" office:value="1">
            <text:p>1</text:p>
          </table:table-cell>
        </table:table-row>
        <table:table-row table:style-name="ro1">
          <table:table-cell office:value-type="float" office:value="6789">
            <text:p>6789</text:p>
          </table:table-cell>
          <table:table-cell table:formula="of:=IF([.A1437]&gt;[.A1436];1;0)" office:value-type="float" office:value="1">
            <text:p>1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table:formula="of:=IF([.A1438]&gt;[.A1437];1;0)" office:value-type="float" office:value="0">
            <text:p>0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table:formula="of:=IF([.A1439]&gt;[.A1438];1;0)" office:value-type="float" office:value="1">
            <text:p>1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table:formula="of:=IF([.A1440]&gt;[.A1439];1;0)" office:value-type="float" office:value="1">
            <text:p>1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table:formula="of:=IF([.A1441]&gt;[.A1440];1;0)" office:value-type="float" office:value="1">
            <text:p>1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table:formula="of:=IF([.A1442]&gt;[.A1441];1;0)" office:value-type="float" office:value="0">
            <text:p>0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table:formula="of:=IF([.A1443]&gt;[.A1442];1;0)" office:value-type="float" office:value="0">
            <text:p>0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table:formula="of:=IF([.A1444]&gt;[.A1443];1;0)" office:value-type="float" office:value="1">
            <text:p>1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table:formula="of:=IF([.A1445]&gt;[.A1444];1;0)" office:value-type="float" office:value="1">
            <text:p>1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table:formula="of:=IF([.A1446]&gt;[.A1445];1;0)" office:value-type="float" office:value="0">
            <text:p>0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table:formula="of:=IF([.A1447]&gt;[.A1446];1;0)" office:value-type="float" office:value="1">
            <text:p>1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table:formula="of:=IF([.A1448]&gt;[.A1447];1;0)" office:value-type="float" office:value="1">
            <text:p>1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table:formula="of:=IF([.A1449]&gt;[.A1448];1;0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table:formula="of:=IF([.A1450]&gt;[.A1449];1;0)" office:value-type="float" office:value="1">
            <text:p>1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table:formula="of:=IF([.A1451]&gt;[.A1450];1;0)" office:value-type="float" office:value="1">
            <text:p>1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table:formula="of:=IF([.A1452]&gt;[.A1451];1;0)" office:value-type="float" office:value="1">
            <text:p>1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table:formula="of:=IF([.A1453]&gt;[.A1452];1;0)" office:value-type="float" office:value="1">
            <text:p>1</text:p>
          </table:table-cell>
        </table:table-row>
        <table:table-row table:style-name="ro1">
          <table:table-cell office:value-type="float" office:value="6872">
            <text:p>6872</text:p>
          </table:table-cell>
          <table:table-cell table:formula="of:=IF([.A1454]&gt;[.A1453];1;0)" office:value-type="float" office:value="1">
            <text:p>1</text:p>
          </table:table-cell>
        </table:table-row>
        <table:table-row table:style-name="ro1">
          <table:table-cell office:value-type="float" office:value="6873">
            <text:p>6873</text:p>
          </table:table-cell>
          <table:table-cell table:formula="of:=IF([.A1455]&gt;[.A1454];1;0)" office:value-type="float" office:value="1">
            <text:p>1</text:p>
          </table:table-cell>
        </table:table-row>
        <table:table-row table:style-name="ro1">
          <table:table-cell office:value-type="float" office:value="6875">
            <text:p>6875</text:p>
          </table:table-cell>
          <table:table-cell table:formula="of:=IF([.A1456]&gt;[.A1455];1;0)" office:value-type="float" office:value="1">
            <text:p>1</text:p>
          </table:table-cell>
        </table:table-row>
        <table:table-row table:style-name="ro1">
          <table:table-cell office:value-type="float" office:value="6899">
            <text:p>6899</text:p>
          </table:table-cell>
          <table:table-cell table:formula="of:=IF([.A1457]&gt;[.A1456];1;0)" office:value-type="float" office:value="1">
            <text:p>1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table:formula="of:=IF([.A1458]&gt;[.A1457];1;0)" office:value-type="float" office:value="1">
            <text:p>1</text:p>
          </table:table-cell>
        </table:table-row>
        <table:table-row table:style-name="ro1">
          <table:table-cell office:value-type="float" office:value="6915">
            <text:p>6915</text:p>
          </table:table-cell>
          <table:table-cell table:formula="of:=IF([.A1459]&gt;[.A1458];1;0)" office:value-type="float" office:value="1">
            <text:p>1</text:p>
          </table:table-cell>
        </table:table-row>
        <table:table-row table:style-name="ro1">
          <table:table-cell office:value-type="float" office:value="6927">
            <text:p>6927</text:p>
          </table:table-cell>
          <table:table-cell table:formula="of:=IF([.A1460]&gt;[.A1459];1;0)" office:value-type="float" office:value="1">
            <text:p>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table:formula="of:=IF([.A1461]&gt;[.A1460];1;0)" office:value-type="float" office:value="1">
            <text:p>1</text:p>
          </table:table-cell>
        </table:table-row>
        <table:table-row table:style-name="ro1">
          <table:table-cell office:value-type="float" office:value="6942">
            <text:p>6942</text:p>
          </table:table-cell>
          <table:table-cell table:formula="of:=IF([.A1462]&gt;[.A1461];1;0)" office:value-type="float" office:value="1">
            <text:p>1</text:p>
          </table:table-cell>
        </table:table-row>
        <table:table-row table:style-name="ro1">
          <table:table-cell office:value-type="float" office:value="6943">
            <text:p>6943</text:p>
          </table:table-cell>
          <table:table-cell table:formula="of:=IF([.A1463]&gt;[.A1462];1;0)" office:value-type="float" office:value="1">
            <text:p>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table:formula="of:=IF([.A1464]&gt;[.A1463];1;0)" office:value-type="float" office:value="0">
            <text:p>0</text:p>
          </table:table-cell>
        </table:table-row>
        <table:table-row table:style-name="ro1">
          <table:table-cell office:value-type="float" office:value="6942">
            <text:p>6942</text:p>
          </table:table-cell>
          <table:table-cell table:formula="of:=IF([.A1465]&gt;[.A1464];1;0)" office:value-type="float" office:value="1">
            <text:p>1</text:p>
          </table:table-cell>
        </table:table-row>
        <table:table-row table:style-name="ro1">
          <table:table-cell office:value-type="float" office:value="6950">
            <text:p>6950</text:p>
          </table:table-cell>
          <table:table-cell table:formula="of:=IF([.A1466]&gt;[.A1465];1;0)" office:value-type="float" office:value="1">
            <text:p>1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table:formula="of:=IF([.A1467]&gt;[.A1466];1;0)" office:value-type="float" office:value="1">
            <text:p>1</text:p>
          </table:table-cell>
        </table:table-row>
        <table:table-row table:style-name="ro1">
          <table:table-cell office:value-type="float" office:value="6961">
            <text:p>6961</text:p>
          </table:table-cell>
          <table:table-cell table:formula="of:=IF([.A1468]&gt;[.A1467];1;0)" office:value-type="float" office:value="1">
            <text:p>1</text:p>
          </table:table-cell>
        </table:table-row>
        <table:table-row table:style-name="ro1">
          <table:table-cell office:value-type="float" office:value="6956">
            <text:p>6956</text:p>
          </table:table-cell>
          <table:table-cell table:formula="of:=IF([.A1469]&gt;[.A1468];1;0)" office:value-type="float" office:value="0">
            <text:p>0</text:p>
          </table:table-cell>
        </table:table-row>
        <table:table-row table:style-name="ro1">
          <table:table-cell office:value-type="float" office:value="6982">
            <text:p>6982</text:p>
          </table:table-cell>
          <table:table-cell table:formula="of:=IF([.A1470]&gt;[.A1469];1;0)" office:value-type="float" office:value="1">
            <text:p>1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table:formula="of:=IF([.A1471]&gt;[.A1470];1;0)" office:value-type="float" office:value="1">
            <text:p>1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table:formula="of:=IF([.A1472]&gt;[.A1471];1;0)" office:value-type="float" office:value="1">
            <text:p>1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table:formula="of:=IF([.A1473]&gt;[.A1472];1;0)" office:value-type="float" office:value="1">
            <text:p>1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table:formula="of:=IF([.A1474]&gt;[.A1473];1;0)" office:value-type="float" office:value="1">
            <text:p>1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table:formula="of:=IF([.A1475]&gt;[.A1474];1;0)" office:value-type="float" office:value="1">
            <text:p>1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table:formula="of:=IF([.A1476]&gt;[.A1475];1;0)" office:value-type="float" office:value="1">
            <text:p>1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table:formula="of:=IF([.A1477]&gt;[.A1476];1;0)" office:value-type="float" office:value="1">
            <text:p>1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IF([.A1478]&gt;[.A1477];1;0)" office:value-type="float" office:value="1">
            <text:p>1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table:formula="of:=IF([.A1479]&gt;[.A1478];1;0)" office:value-type="float" office:value="1">
            <text:p>1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table:formula="of:=IF([.A1480]&gt;[.A1479];1;0)" office:value-type="float" office:value="1">
            <text:p>1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table:formula="of:=IF([.A1481]&gt;[.A1480];1;0)" office:value-type="float" office:value="1">
            <text:p>1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table:formula="of:=IF([.A1482]&gt;[.A1481];1;0)" office:value-type="float" office:value="0">
            <text:p>0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table:formula="of:=IF([.A1483]&gt;[.A1482];1;0)" office:value-type="float" office:value="1">
            <text:p>1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table:formula="of:=IF([.A1484]&gt;[.A1483];1;0)" office:value-type="float" office:value="1">
            <text:p>1</text:p>
          </table:table-cell>
        </table:table-row>
        <table:table-row table:style-name="ro1">
          <table:table-cell office:value-type="float" office:value="7106">
            <text:p>7106</text:p>
          </table:table-cell>
          <table:table-cell table:formula="of:=IF([.A1485]&gt;[.A1484];1;0)" office:value-type="float" office:value="1">
            <text:p>1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table:formula="of:=IF([.A1486]&gt;[.A1485];1;0)" office:value-type="float" office:value="1">
            <text:p>1</text:p>
          </table:table-cell>
        </table:table-row>
        <table:table-row table:style-name="ro1">
          <table:table-cell office:value-type="float" office:value="7123">
            <text:p>7123</text:p>
          </table:table-cell>
          <table:table-cell table:formula="of:=IF([.A1487]&gt;[.A1486];1;0)" office:value-type="float" office:value="1">
            <text:p>1</text:p>
          </table:table-cell>
        </table:table-row>
        <table:table-row table:style-name="ro1">
          <table:table-cell office:value-type="float" office:value="7147">
            <text:p>7147</text:p>
          </table:table-cell>
          <table:table-cell table:formula="of:=IF([.A1488]&gt;[.A1487];1;0)" office:value-type="float" office:value="1">
            <text:p>1</text:p>
          </table:table-cell>
        </table:table-row>
        <table:table-row table:style-name="ro1">
          <table:table-cell office:value-type="float" office:value="7151">
            <text:p>7151</text:p>
          </table:table-cell>
          <table:table-cell table:formula="of:=IF([.A1489]&gt;[.A1488];1;0)" office:value-type="float" office:value="1">
            <text:p>1</text:p>
          </table:table-cell>
        </table:table-row>
        <table:table-row table:style-name="ro1">
          <table:table-cell office:value-type="float" office:value="7149">
            <text:p>7149</text:p>
          </table:table-cell>
          <table:table-cell table:formula="of:=IF([.A1490]&gt;[.A1489];1;0)" office:value-type="float" office:value="0">
            <text:p>0</text:p>
          </table:table-cell>
        </table:table-row>
        <table:table-row table:style-name="ro1">
          <table:table-cell office:value-type="float" office:value="7150">
            <text:p>7150</text:p>
          </table:table-cell>
          <table:table-cell table:formula="of:=IF([.A1491]&gt;[.A1490];1;0)" office:value-type="float" office:value="1">
            <text:p>1</text:p>
          </table:table-cell>
        </table:table-row>
        <table:table-row table:style-name="ro1">
          <table:table-cell office:value-type="float" office:value="7154">
            <text:p>7154</text:p>
          </table:table-cell>
          <table:table-cell table:formula="of:=IF([.A1492]&gt;[.A1491];1;0)" office:value-type="float" office:value="1">
            <text:p>1</text:p>
          </table:table-cell>
        </table:table-row>
        <table:table-row table:style-name="ro1">
          <table:table-cell office:value-type="float" office:value="7162">
            <text:p>7162</text:p>
          </table:table-cell>
          <table:table-cell table:formula="of:=IF([.A1493]&gt;[.A1492];1;0)" office:value-type="float" office:value="1">
            <text:p>1</text:p>
          </table:table-cell>
        </table:table-row>
        <table:table-row table:style-name="ro1">
          <table:table-cell office:value-type="float" office:value="7165">
            <text:p>7165</text:p>
          </table:table-cell>
          <table:table-cell table:formula="of:=IF([.A1494]&gt;[.A1493];1;0)" office:value-type="float" office:value="1">
            <text:p>1</text:p>
          </table:table-cell>
        </table:table-row>
        <table:table-row table:style-name="ro1">
          <table:table-cell office:value-type="float" office:value="7166">
            <text:p>7166</text:p>
          </table:table-cell>
          <table:table-cell table:formula="of:=IF([.A1495]&gt;[.A1494];1;0)" office:value-type="float" office:value="1">
            <text:p>1</text:p>
          </table:table-cell>
        </table:table-row>
        <table:table-row table:style-name="ro1">
          <table:table-cell office:value-type="float" office:value="7167">
            <text:p>7167</text:p>
          </table:table-cell>
          <table:table-cell table:formula="of:=IF([.A1496]&gt;[.A1495];1;0)" office:value-type="float" office:value="1">
            <text:p>1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table:formula="of:=IF([.A1497]&gt;[.A1496];1;0)" office:value-type="float" office:value="1">
            <text:p>1</text:p>
          </table:table-cell>
        </table:table-row>
        <table:table-row table:style-name="ro1">
          <table:table-cell office:value-type="float" office:value="7181">
            <text:p>7181</text:p>
          </table:table-cell>
          <table:table-cell table:formula="of:=IF([.A1498]&gt;[.A1497];1;0)" office:value-type="float" office:value="1">
            <text:p>1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table:formula="of:=IF([.A1499]&gt;[.A1498];1;0)" office:value-type="float" office:value="1">
            <text:p>1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table:formula="of:=IF([.A1500]&gt;[.A1499];1;0)" office:value-type="float" office:value="1">
            <text:p>1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table:formula="of:=IF([.A1501]&gt;[.A1500];1;0)" office:value-type="float" office:value="1">
            <text:p>1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table:formula="of:=IF([.A1502]&gt;[.A1501];1;0)" office:value-type="float" office:value="1">
            <text:p>1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formula="of:=IF([.A1503]&gt;[.A1502];1;0)" office:value-type="float" office:value="1">
            <text:p>1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table:formula="of:=IF([.A1504]&gt;[.A1503];1;0)" office:value-type="float" office:value="0">
            <text:p>0</text:p>
          </table:table-cell>
        </table:table-row>
        <table:table-row table:style-name="ro1">
          <table:table-cell office:value-type="float" office:value="7187">
            <text:p>7187</text:p>
          </table:table-cell>
          <table:table-cell table:formula="of:=IF([.A1505]&gt;[.A1504];1;0)" office:value-type="float" office:value="1">
            <text:p>1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table:formula="of:=IF([.A1506]&gt;[.A1505];1;0)" office:value-type="float" office:value="0">
            <text:p>0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table:formula="of:=IF([.A1507]&gt;[.A1506];1;0)" office:value-type="float" office:value="0">
            <text:p>0</text:p>
          </table:table-cell>
        </table:table-row>
        <table:table-row table:style-name="ro1">
          <table:table-cell office:value-type="float" office:value="7184">
            <text:p>7184</text:p>
          </table:table-cell>
          <table:table-cell table:formula="of:=IF([.A1508]&gt;[.A1507];1;0)" office:value-type="float" office:value="1">
            <text:p>1</text:p>
          </table:table-cell>
        </table:table-row>
        <table:table-row table:style-name="ro1">
          <table:table-cell office:value-type="float" office:value="7188">
            <text:p>7188</text:p>
          </table:table-cell>
          <table:table-cell table:formula="of:=IF([.A1509]&gt;[.A1508];1;0)" office:value-type="float" office:value="1">
            <text:p>1</text:p>
          </table:table-cell>
        </table:table-row>
        <table:table-row table:style-name="ro1">
          <table:table-cell office:value-type="float" office:value="7191">
            <text:p>7191</text:p>
          </table:table-cell>
          <table:table-cell table:formula="of:=IF([.A1510]&gt;[.A1509];1;0)" office:value-type="float" office:value="1">
            <text:p>1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table:formula="of:=IF([.A1511]&gt;[.A1510];1;0)" office:value-type="float" office:value="1">
            <text:p>1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table:formula="of:=IF([.A1512]&gt;[.A1511];1;0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table:formula="of:=IF([.A1513]&gt;[.A1512];1;0)" office:value-type="float" office:value="1">
            <text:p>1</text:p>
          </table:table-cell>
        </table:table-row>
        <table:table-row table:style-name="ro1">
          <table:table-cell office:value-type="float" office:value="7208">
            <text:p>7208</text:p>
          </table:table-cell>
          <table:table-cell table:formula="of:=IF([.A1514]&gt;[.A1513];1;0)" office:value-type="float" office:value="1">
            <text:p>1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table:formula="of:=IF([.A1515]&gt;[.A1514];1;0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table:formula="of:=IF([.A1516]&gt;[.A1515];1;0)" office:value-type="float" office:value="1">
            <text:p>1</text:p>
          </table:table-cell>
        </table:table-row>
        <table:table-row table:style-name="ro1">
          <table:table-cell office:value-type="float" office:value="7212">
            <text:p>7212</text:p>
          </table:table-cell>
          <table:table-cell table:formula="of:=IF([.A1517]&gt;[.A1516];1;0)" office:value-type="float" office:value="1">
            <text:p>1</text:p>
          </table:table-cell>
        </table:table-row>
        <table:table-row table:style-name="ro1">
          <table:table-cell office:value-type="float" office:value="7216">
            <text:p>7216</text:p>
          </table:table-cell>
          <table:table-cell table:formula="of:=IF([.A1518]&gt;[.A1517];1;0)" office:value-type="float" office:value="1">
            <text:p>1</text:p>
          </table:table-cell>
        </table:table-row>
        <table:table-row table:style-name="ro1">
          <table:table-cell office:value-type="float" office:value="7217">
            <text:p>7217</text:p>
          </table:table-cell>
          <table:table-cell table:formula="of:=IF([.A1519]&gt;[.A1518];1;0)" office:value-type="float" office:value="1">
            <text:p>1</text:p>
          </table:table-cell>
        </table:table-row>
        <table:table-row table:style-name="ro1">
          <table:table-cell office:value-type="float" office:value="7227">
            <text:p>7227</text:p>
          </table:table-cell>
          <table:table-cell table:formula="of:=IF([.A1520]&gt;[.A1519];1;0)" office:value-type="float" office:value="1">
            <text:p>1</text:p>
          </table:table-cell>
        </table:table-row>
        <table:table-row table:style-name="ro1">
          <table:table-cell office:value-type="float" office:value="7243">
            <text:p>7243</text:p>
          </table:table-cell>
          <table:table-cell table:formula="of:=IF([.A1521]&gt;[.A1520];1;0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table:formula="of:=IF([.A1522]&gt;[.A1521];1;0)" office:value-type="float" office:value="1">
            <text:p>1</text:p>
          </table:table-cell>
        </table:table-row>
        <table:table-row table:style-name="ro1">
          <table:table-cell office:value-type="float" office:value="7273">
            <text:p>7273</text:p>
          </table:table-cell>
          <table:table-cell table:formula="of:=IF([.A1523]&gt;[.A1522];1;0)" office:value-type="float" office:value="1">
            <text:p>1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table:formula="of:=IF([.A1524]&gt;[.A1523];1;0)" office:value-type="float" office:value="1">
            <text:p>1</text:p>
          </table:table-cell>
        </table:table-row>
        <table:table-row table:style-name="ro1">
          <table:table-cell office:value-type="float" office:value="7293">
            <text:p>7293</text:p>
          </table:table-cell>
          <table:table-cell table:formula="of:=IF([.A1525]&gt;[.A1524];1;0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table:formula="of:=IF([.A1526]&gt;[.A1525];1;0)" office:value-type="float" office:value="1">
            <text:p>1</text:p>
          </table:table-cell>
        </table:table-row>
        <table:table-row table:style-name="ro1">
          <table:table-cell office:value-type="float" office:value="7297">
            <text:p>7297</text:p>
          </table:table-cell>
          <table:table-cell table:formula="of:=IF([.A1527]&gt;[.A1526];1;0)" office:value-type="float" office:value="1">
            <text:p>1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table:formula="of:=IF([.A1528]&gt;[.A1527];1;0)" office:value-type="float" office:value="1">
            <text:p>1</text:p>
          </table:table-cell>
        </table:table-row>
        <table:table-row table:style-name="ro1">
          <table:table-cell office:value-type="float" office:value="7299">
            <text:p>7299</text:p>
          </table:table-cell>
          <table:table-cell table:formula="of:=IF([.A1529]&gt;[.A1528];1;0)" office:value-type="float" office:value="0">
            <text:p>0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table:formula="of:=IF([.A1530]&gt;[.A1529];1;0)" office:value-type="float" office:value="1">
            <text:p>1</text:p>
          </table:table-cell>
        </table:table-row>
        <table:table-row table:style-name="ro1">
          <table:table-cell office:value-type="float" office:value="7311">
            <text:p>7311</text:p>
          </table:table-cell>
          <table:table-cell table:formula="of:=IF([.A1531]&gt;[.A1530];1;0)" office:value-type="float" office:value="1">
            <text:p>1</text:p>
          </table:table-cell>
        </table:table-row>
        <table:table-row table:style-name="ro1">
          <table:table-cell office:value-type="float" office:value="7314">
            <text:p>7314</text:p>
          </table:table-cell>
          <table:table-cell table:formula="of:=IF([.A1532]&gt;[.A1531];1;0)" office:value-type="float" office:value="1">
            <text:p>1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table:formula="of:=IF([.A1533]&gt;[.A1532];1;0)" office:value-type="float" office:value="1">
            <text:p>1</text:p>
          </table:table-cell>
        </table:table-row>
        <table:table-row table:style-name="ro1">
          <table:table-cell office:value-type="float" office:value="7336">
            <text:p>7336</text:p>
          </table:table-cell>
          <table:table-cell table:formula="of:=IF([.A1534]&gt;[.A1533];1;0)" office:value-type="float" office:value="1">
            <text:p>1</text:p>
          </table:table-cell>
        </table:table-row>
        <table:table-row table:style-name="ro1">
          <table:table-cell office:value-type="float" office:value="7342">
            <text:p>7342</text:p>
          </table:table-cell>
          <table:table-cell table:formula="of:=IF([.A1535]&gt;[.A1534];1;0)" office:value-type="float" office:value="1">
            <text:p>1</text:p>
          </table:table-cell>
        </table:table-row>
        <table:table-row table:style-name="ro1">
          <table:table-cell office:value-type="float" office:value="7343">
            <text:p>7343</text:p>
          </table:table-cell>
          <table:table-cell table:formula="of:=IF([.A1536]&gt;[.A1535];1;0)" office:value-type="float" office:value="1">
            <text:p>1</text:p>
          </table:table-cell>
        </table:table-row>
        <table:table-row table:style-name="ro1">
          <table:table-cell office:value-type="float" office:value="7354">
            <text:p>7354</text:p>
          </table:table-cell>
          <table:table-cell table:formula="of:=IF([.A1537]&gt;[.A1536];1;0)" office:value-type="float" office:value="1">
            <text:p>1</text:p>
          </table:table-cell>
        </table:table-row>
        <table:table-row table:style-name="ro1">
          <table:table-cell office:value-type="float" office:value="7372">
            <text:p>7372</text:p>
          </table:table-cell>
          <table:table-cell table:formula="of:=IF([.A1538]&gt;[.A1537];1;0)" office:value-type="float" office:value="1">
            <text:p>1</text:p>
          </table:table-cell>
        </table:table-row>
        <table:table-row table:style-name="ro1">
          <table:table-cell office:value-type="float" office:value="7374">
            <text:p>7374</text:p>
          </table:table-cell>
          <table:table-cell table:formula="of:=IF([.A1539]&gt;[.A1538];1;0)" office:value-type="float" office:value="1">
            <text:p>1</text:p>
          </table:table-cell>
        </table:table-row>
        <table:table-row table:style-name="ro1">
          <table:table-cell office:value-type="float" office:value="7378">
            <text:p>7378</text:p>
          </table:table-cell>
          <table:table-cell table:formula="of:=IF([.A1540]&gt;[.A1539];1;0)" office:value-type="float" office:value="1">
            <text:p>1</text:p>
          </table:table-cell>
        </table:table-row>
        <table:table-row table:style-name="ro1">
          <table:table-cell office:value-type="float" office:value="7398">
            <text:p>7398</text:p>
          </table:table-cell>
          <table:table-cell table:formula="of:=IF([.A1541]&gt;[.A1540];1;0)" office:value-type="float" office:value="1">
            <text:p>1</text:p>
          </table:table-cell>
        </table:table-row>
        <table:table-row table:style-name="ro1">
          <table:table-cell office:value-type="float" office:value="7403">
            <text:p>7403</text:p>
          </table:table-cell>
          <table:table-cell table:formula="of:=IF([.A1542]&gt;[.A1541];1;0)" office:value-type="float" office:value="1">
            <text:p>1</text:p>
          </table:table-cell>
        </table:table-row>
        <table:table-row table:style-name="ro1">
          <table:table-cell office:value-type="float" office:value="7407">
            <text:p>7407</text:p>
          </table:table-cell>
          <table:table-cell table:formula="of:=IF([.A1543]&gt;[.A1542];1;0)" office:value-type="float" office:value="1">
            <text:p>1</text:p>
          </table:table-cell>
        </table:table-row>
        <table:table-row table:style-name="ro1">
          <table:table-cell office:value-type="float" office:value="7429">
            <text:p>7429</text:p>
          </table:table-cell>
          <table:table-cell table:formula="of:=IF([.A1544]&gt;[.A1543];1;0)" office:value-type="float" office:value="1">
            <text:p>1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table:formula="of:=IF([.A1545]&gt;[.A1544];1;0)" office:value-type="float" office:value="1">
            <text:p>1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table:formula="of:=IF([.A1546]&gt;[.A1545];1;0)" office:value-type="float" office:value="1">
            <text:p>1</text:p>
          </table:table-cell>
        </table:table-row>
        <table:table-row table:style-name="ro1">
          <table:table-cell office:value-type="float" office:value="7481">
            <text:p>7481</text:p>
          </table:table-cell>
          <table:table-cell table:formula="of:=IF([.A1547]&gt;[.A1546];1;0)" office:value-type="float" office:value="1">
            <text:p>1</text:p>
          </table:table-cell>
        </table:table-row>
        <table:table-row table:style-name="ro1">
          <table:table-cell office:value-type="float" office:value="7487">
            <text:p>7487</text:p>
          </table:table-cell>
          <table:table-cell table:formula="of:=IF([.A1548]&gt;[.A1547];1;0)" office:value-type="float" office:value="1">
            <text:p>1</text:p>
          </table:table-cell>
        </table:table-row>
        <table:table-row table:style-name="ro1">
          <table:table-cell office:value-type="float" office:value="7486">
            <text:p>7486</text:p>
          </table:table-cell>
          <table:table-cell table:formula="of:=IF([.A1549]&gt;[.A1548];1;0)" office:value-type="float" office:value="0">
            <text:p>0</text:p>
          </table:table-cell>
        </table:table-row>
        <table:table-row table:style-name="ro1">
          <table:table-cell office:value-type="float" office:value="7492">
            <text:p>7492</text:p>
          </table:table-cell>
          <table:table-cell table:formula="of:=IF([.A1550]&gt;[.A1549];1;0)" office:value-type="float" office:value="1">
            <text:p>1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table:formula="of:=IF([.A1551]&gt;[.A1550];1;0)" office:value-type="float" office:value="1">
            <text:p>1</text:p>
          </table:table-cell>
        </table:table-row>
        <table:table-row table:style-name="ro1">
          <table:table-cell office:value-type="float" office:value="7497">
            <text:p>7497</text:p>
          </table:table-cell>
          <table:table-cell table:formula="of:=IF([.A1552]&gt;[.A1551];1;0)" office:value-type="float" office:value="1">
            <text:p>1</text:p>
          </table:table-cell>
        </table:table-row>
        <table:table-row table:style-name="ro1">
          <table:table-cell office:value-type="float" office:value="7498">
            <text:p>7498</text:p>
          </table:table-cell>
          <table:table-cell table:formula="of:=IF([.A1553]&gt;[.A1552];1;0)" office:value-type="float" office:value="1">
            <text:p>1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table:formula="of:=IF([.A1554]&gt;[.A1553];1;0)" office:value-type="float" office:value="0">
            <text:p>0</text:p>
          </table:table-cell>
        </table:table-row>
        <table:table-row table:style-name="ro1">
          <table:table-cell office:value-type="float" office:value="7497">
            <text:p>7497</text:p>
          </table:table-cell>
          <table:table-cell table:formula="of:=IF([.A1555]&gt;[.A1554];1;0)" office:value-type="float" office:value="1">
            <text:p>1</text:p>
          </table:table-cell>
        </table:table-row>
        <table:table-row table:style-name="ro1">
          <table:table-cell office:value-type="float" office:value="7499">
            <text:p>7499</text:p>
          </table:table-cell>
          <table:table-cell table:formula="of:=IF([.A1556]&gt;[.A1555];1;0)" office:value-type="float" office:value="1">
            <text:p>1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IF([.A1557]&gt;[.A1556];1;0)" office:value-type="float" office:value="1">
            <text:p>1</text:p>
          </table:table-cell>
        </table:table-row>
        <table:table-row table:style-name="ro1">
          <table:table-cell office:value-type="float" office:value="7499">
            <text:p>7499</text:p>
          </table:table-cell>
          <table:table-cell table:formula="of:=IF([.A1558]&gt;[.A1557];1;0)" office:value-type="float" office:value="0">
            <text:p>0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table:formula="of:=IF([.A1559]&gt;[.A1558];1;0)" office:value-type="float" office:value="1">
            <text:p>1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table:formula="of:=IF([.A1560]&gt;[.A1559];1;0)" office:value-type="float" office:value="1">
            <text:p>1</text:p>
          </table:table-cell>
        </table:table-row>
        <table:table-row table:style-name="ro1">
          <table:table-cell office:value-type="float" office:value="7509">
            <text:p>7509</text:p>
          </table:table-cell>
          <table:table-cell table:formula="of:=IF([.A1561]&gt;[.A1560];1;0)" office:value-type="float" office:value="1">
            <text:p>1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table:formula="of:=IF([.A1562]&gt;[.A1561];1;0)" office:value-type="float" office:value="1">
            <text:p>1</text:p>
          </table:table-cell>
        </table:table-row>
        <table:table-row table:style-name="ro1">
          <table:table-cell office:value-type="float" office:value="7511">
            <text:p>7511</text:p>
          </table:table-cell>
          <table:table-cell table:formula="of:=IF([.A1563]&gt;[.A1562];1;0)" office:value-type="float" office:value="0">
            <text:p>0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table:formula="of:=IF([.A1564]&gt;[.A1563];1;0)" office:value-type="float" office:value="0">
            <text:p>0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table:formula="of:=IF([.A1565]&gt;[.A1564];1;0)" office:value-type="float" office:value="1">
            <text:p>1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IF([.A1566]&gt;[.A1565];1;0)" office:value-type="float" office:value="0">
            <text:p>0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table:formula="of:=IF([.A1567]&gt;[.A1566];1;0)" office:value-type="float" office:value="1">
            <text:p>1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table:formula="of:=IF([.A1568]&gt;[.A1567];1;0)" office:value-type="float" office:value="1">
            <text:p>1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table:formula="of:=IF([.A1569]&gt;[.A1568];1;0)" office:value-type="float" office:value="1">
            <text:p>1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table:formula="of:=IF([.A1570]&gt;[.A1569];1;0)" office:value-type="float" office:value="1">
            <text:p>1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table:formula="of:=IF([.A1571]&gt;[.A1570];1;0)" office:value-type="float" office:value="1">
            <text:p>1</text:p>
          </table:table-cell>
        </table:table-row>
        <table:table-row table:style-name="ro1">
          <table:table-cell office:value-type="float" office:value="7526">
            <text:p>7526</text:p>
          </table:table-cell>
          <table:table-cell table:formula="of:=IF([.A1572]&gt;[.A1571];1;0)" office:value-type="float" office:value="1">
            <text:p>1</text:p>
          </table:table-cell>
        </table:table-row>
        <table:table-row table:style-name="ro1">
          <table:table-cell office:value-type="float" office:value="7527">
            <text:p>7527</text:p>
          </table:table-cell>
          <table:table-cell table:formula="of:=IF([.A1573]&gt;[.A1572];1;0)" office:value-type="float" office:value="1">
            <text:p>1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table:formula="of:=IF([.A1574]&gt;[.A1573];1;0)" office:value-type="float" office:value="1">
            <text:p>1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table:formula="of:=IF([.A1575]&gt;[.A1574];1;0)" office:value-type="float" office:value="1">
            <text:p>1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table:formula="of:=IF([.A1576]&gt;[.A1575];1;0)" office:value-type="float" office:value="0">
            <text:p>0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table:formula="of:=IF([.A1577]&gt;[.A1576];1;0)" office:value-type="float" office:value="1">
            <text:p>1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table:formula="of:=IF([.A1578]&gt;[.A1577];1;0)" office:value-type="float" office:value="0">
            <text:p>0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table:formula="of:=IF([.A1579]&gt;[.A1578];1;0)" office:value-type="float" office:value="1">
            <text:p>1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table:formula="of:=IF([.A1580]&gt;[.A1579];1;0)" office:value-type="float" office:value="1">
            <text:p>1</text:p>
          </table:table-cell>
        </table:table-row>
        <table:table-row table:style-name="ro1">
          <table:table-cell office:value-type="float" office:value="7557">
            <text:p>7557</text:p>
          </table:table-cell>
          <table:table-cell table:formula="of:=IF([.A1581]&gt;[.A1580];1;0)" office:value-type="float" office:value="1">
            <text:p>1</text:p>
          </table:table-cell>
        </table:table-row>
        <table:table-row table:style-name="ro1">
          <table:table-cell office:value-type="float" office:value="7567">
            <text:p>7567</text:p>
          </table:table-cell>
          <table:table-cell table:formula="of:=IF([.A1582]&gt;[.A1581];1;0)" office:value-type="float" office:value="1">
            <text:p>1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table:formula="of:=IF([.A1583]&gt;[.A1582];1;0)" office:value-type="float" office:value="1">
            <text:p>1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table:formula="of:=IF([.A1584]&gt;[.A1583];1;0)" office:value-type="float" office:value="1">
            <text:p>1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table:formula="of:=IF([.A1585]&gt;[.A1584];1;0)" office:value-type="float" office:value="0">
            <text:p>0</text:p>
          </table:table-cell>
        </table:table-row>
        <table:table-row table:style-name="ro1">
          <table:table-cell office:value-type="float" office:value="7562">
            <text:p>7562</text:p>
          </table:table-cell>
          <table:table-cell table:formula="of:=IF([.A1586]&gt;[.A1585];1;0)" office:value-type="float" office:value="1">
            <text:p>1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table:formula="of:=IF([.A1587]&gt;[.A1586];1;0)" office:value-type="float" office:value="1">
            <text:p>1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table:formula="of:=IF([.A1588]&gt;[.A1587];1;0)" office:value-type="float" office:value="1">
            <text:p>1</text:p>
          </table:table-cell>
        </table:table-row>
        <table:table-row table:style-name="ro1">
          <table:table-cell office:value-type="float" office:value="7586">
            <text:p>7586</text:p>
          </table:table-cell>
          <table:table-cell table:formula="of:=IF([.A1589]&gt;[.A1588];1;0)" office:value-type="float" office:value="1">
            <text:p>1</text:p>
          </table:table-cell>
        </table:table-row>
        <table:table-row table:style-name="ro1">
          <table:table-cell office:value-type="float" office:value="7594">
            <text:p>7594</text:p>
          </table:table-cell>
          <table:table-cell table:formula="of:=IF([.A1590]&gt;[.A1589];1;0)" office:value-type="float" office:value="1">
            <text:p>1</text:p>
          </table:table-cell>
        </table:table-row>
        <table:table-row table:style-name="ro1">
          <table:table-cell office:value-type="float" office:value="7598">
            <text:p>7598</text:p>
          </table:table-cell>
          <table:table-cell table:formula="of:=IF([.A1591]&gt;[.A1590];1;0)" office:value-type="float" office:value="1">
            <text:p>1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table:formula="of:=IF([.A1592]&gt;[.A1591];1;0)" office:value-type="float" office:value="1">
            <text:p>1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table:formula="of:=IF([.A1593]&gt;[.A1592];1;0)" office:value-type="float" office:value="1">
            <text:p>1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table:formula="of:=IF([.A1594]&gt;[.A1593];1;0)" office:value-type="float" office:value="1">
            <text:p>1</text:p>
          </table:table-cell>
        </table:table-row>
        <table:table-row table:style-name="ro1">
          <table:table-cell office:value-type="float" office:value="7619">
            <text:p>7619</text:p>
          </table:table-cell>
          <table:table-cell table:formula="of:=IF([.A1595]&gt;[.A1594];1;0)" office:value-type="float" office:value="1">
            <text:p>1</text:p>
          </table:table-cell>
        </table:table-row>
        <table:table-row table:style-name="ro1">
          <table:table-cell office:value-type="float" office:value="7612">
            <text:p>7612</text:p>
          </table:table-cell>
          <table:table-cell table:formula="of:=IF([.A1596]&gt;[.A1595];1;0)" office:value-type="float" office:value="0">
            <text:p>0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table:formula="of:=IF([.A1597]&gt;[.A1596];1;0)" office:value-type="float" office:value="1">
            <text:p>1</text:p>
          </table:table-cell>
        </table:table-row>
        <table:table-row table:style-name="ro1">
          <table:table-cell office:value-type="float" office:value="7626">
            <text:p>7626</text:p>
          </table:table-cell>
          <table:table-cell table:formula="of:=IF([.A1598]&gt;[.A1597];1;0)" office:value-type="float" office:value="1">
            <text:p>1</text:p>
          </table:table-cell>
        </table:table-row>
        <table:table-row table:style-name="ro1">
          <table:table-cell office:value-type="float" office:value="7632">
            <text:p>7632</text:p>
          </table:table-cell>
          <table:table-cell table:formula="of:=IF([.A1599]&gt;[.A1598];1;0)" office:value-type="float" office:value="1">
            <text:p>1</text:p>
          </table:table-cell>
        </table:table-row>
        <table:table-row table:style-name="ro1">
          <table:table-cell office:value-type="float" office:value="7633">
            <text:p>7633</text:p>
          </table:table-cell>
          <table:table-cell table:formula="of:=IF([.A1600]&gt;[.A1599];1;0)" office:value-type="float" office:value="1">
            <text:p>1</text:p>
          </table:table-cell>
        </table:table-row>
        <table:table-row table:style-name="ro1">
          <table:table-cell office:value-type="float" office:value="7631">
            <text:p>7631</text:p>
          </table:table-cell>
          <table:table-cell table:formula="of:=IF([.A1601]&gt;[.A1600];1;0)" office:value-type="float" office:value="0">
            <text:p>0</text:p>
          </table:table-cell>
        </table:table-row>
        <table:table-row table:style-name="ro1">
          <table:table-cell office:value-type="float" office:value="7650">
            <text:p>7650</text:p>
          </table:table-cell>
          <table:table-cell table:formula="of:=IF([.A1602]&gt;[.A1601];1;0)" office:value-type="float" office:value="1">
            <text:p>1</text:p>
          </table:table-cell>
        </table:table-row>
        <table:table-row table:style-name="ro1">
          <table:table-cell office:value-type="float" office:value="7664">
            <text:p>7664</text:p>
          </table:table-cell>
          <table:table-cell table:formula="of:=IF([.A1603]&gt;[.A1602];1;0)" office:value-type="float" office:value="1">
            <text:p>1</text:p>
          </table:table-cell>
        </table:table-row>
        <table:table-row table:style-name="ro1">
          <table:table-cell office:value-type="float" office:value="7665">
            <text:p>7665</text:p>
          </table:table-cell>
          <table:table-cell table:formula="of:=IF([.A1604]&gt;[.A1603];1;0)" office:value-type="float" office:value="1">
            <text:p>1</text:p>
          </table:table-cell>
        </table:table-row>
        <table:table-row table:style-name="ro1">
          <table:table-cell office:value-type="float" office:value="7666">
            <text:p>7666</text:p>
          </table:table-cell>
          <table:table-cell table:formula="of:=IF([.A1605]&gt;[.A1604];1;0)" office:value-type="float" office:value="1">
            <text:p>1</text:p>
          </table:table-cell>
        </table:table-row>
        <table:table-row table:style-name="ro1">
          <table:table-cell office:value-type="float" office:value="7674">
            <text:p>7674</text:p>
          </table:table-cell>
          <table:table-cell table:formula="of:=IF([.A1606]&gt;[.A1605];1;0)" office:value-type="float" office:value="1">
            <text:p>1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table:formula="of:=IF([.A1607]&gt;[.A1606];1;0)" office:value-type="float" office:value="1">
            <text:p>1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IF([.A1608]&gt;[.A1607];1;0)" office:value-type="float" office:value="1">
            <text:p>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IF([.A1609]&gt;[.A1608];1;0)" office:value-type="float" office:value="1">
            <text:p>1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table:formula="of:=IF([.A1610]&gt;[.A1609];1;0)" office:value-type="float" office:value="1">
            <text:p>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IF([.A1611]&gt;[.A1610];1;0)" office:value-type="float" office:value="0">
            <text:p>0</text:p>
          </table:table-cell>
        </table:table-row>
        <table:table-row table:style-name="ro1">
          <table:table-cell office:value-type="float" office:value="7682">
            <text:p>7682</text:p>
          </table:table-cell>
          <table:table-cell table:formula="of:=IF([.A1612]&gt;[.A1611];1;0)" office:value-type="float" office:value="0">
            <text:p>0</text:p>
          </table:table-cell>
        </table:table-row>
        <table:table-row table:style-name="ro1">
          <table:table-cell office:value-type="float" office:value="7684">
            <text:p>7684</text:p>
          </table:table-cell>
          <table:table-cell table:formula="of:=IF([.A1613]&gt;[.A1612];1;0)" office:value-type="float" office:value="1">
            <text:p>1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table:formula="of:=IF([.A1614]&gt;[.A1613];1;0)" office:value-type="float" office:value="1">
            <text:p>1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IF([.A1615]&gt;[.A1614];1;0)" office:value-type="float" office:value="1">
            <text:p>1</text:p>
          </table:table-cell>
        </table:table-row>
        <table:table-row table:style-name="ro1">
          <table:table-cell office:value-type="float" office:value="7688">
            <text:p>7688</text:p>
          </table:table-cell>
          <table:table-cell table:formula="of:=IF([.A1616]&gt;[.A1615];1;0)" office:value-type="float" office:value="1">
            <text:p>1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IF([.A1617]&gt;[.A1616];1;0)" office:value-type="float" office:value="0">
            <text:p>0</text:p>
          </table:table-cell>
        </table:table-row>
        <table:table-row table:style-name="ro1">
          <table:table-cell office:value-type="float" office:value="7682">
            <text:p>7682</text:p>
          </table:table-cell>
          <table:table-cell table:formula="of:=IF([.A1618]&gt;[.A1617];1;0)" office:value-type="float" office:value="0">
            <text:p>0</text:p>
          </table:table-cell>
        </table:table-row>
        <table:table-row table:style-name="ro1">
          <table:table-cell office:value-type="float" office:value="7695">
            <text:p>7695</text:p>
          </table:table-cell>
          <table:table-cell table:formula="of:=IF([.A1619]&gt;[.A1618];1;0)" office:value-type="float" office:value="1">
            <text:p>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IF([.A1620]&gt;[.A1619];1;0)" office:value-type="float" office:value="1">
            <text:p>1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table:formula="of:=IF([.A1621]&gt;[.A1620];1;0)" office:value-type="float" office:value="1">
            <text:p>1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table:formula="of:=IF([.A1622]&gt;[.A1621];1;0)" office:value-type="float" office:value="1">
            <text:p>1</text:p>
          </table:table-cell>
        </table:table-row>
        <table:table-row table:style-name="ro1">
          <table:table-cell office:value-type="float" office:value="7719">
            <text:p>7719</text:p>
          </table:table-cell>
          <table:table-cell table:formula="of:=IF([.A1623]&gt;[.A1622];1;0)" office:value-type="float" office:value="1">
            <text:p>1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table:formula="of:=IF([.A1624]&gt;[.A1623];1;0)" office:value-type="float" office:value="0">
            <text:p>0</text:p>
          </table:table-cell>
        </table:table-row>
        <table:table-row table:style-name="ro1">
          <table:table-cell office:value-type="float" office:value="7718">
            <text:p>7718</text:p>
          </table:table-cell>
          <table:table-cell table:formula="of:=IF([.A1625]&gt;[.A1624];1;0)" office:value-type="float" office:value="1">
            <text:p>1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table:formula="of:=IF([.A1626]&gt;[.A1625];1;0)" office:value-type="float" office:value="1">
            <text:p>1</text:p>
          </table:table-cell>
        </table:table-row>
        <table:table-row table:style-name="ro1">
          <table:table-cell office:value-type="float" office:value="7732">
            <text:p>7732</text:p>
          </table:table-cell>
          <table:table-cell table:formula="of:=IF([.A1627]&gt;[.A1626];1;0)" office:value-type="float" office:value="1">
            <text:p>1</text:p>
          </table:table-cell>
        </table:table-row>
        <table:table-row table:style-name="ro1">
          <table:table-cell office:value-type="float" office:value="7734">
            <text:p>7734</text:p>
          </table:table-cell>
          <table:table-cell table:formula="of:=IF([.A1628]&gt;[.A1627];1;0)" office:value-type="float" office:value="1">
            <text:p>1</text:p>
          </table:table-cell>
        </table:table-row>
        <table:table-row table:style-name="ro1">
          <table:table-cell office:value-type="float" office:value="7738">
            <text:p>7738</text:p>
          </table:table-cell>
          <table:table-cell table:formula="of:=IF([.A1629]&gt;[.A1628];1;0)" office:value-type="float" office:value="1">
            <text:p>1</text:p>
          </table:table-cell>
        </table:table-row>
        <table:table-row table:style-name="ro1">
          <table:table-cell office:value-type="float" office:value="7739">
            <text:p>7739</text:p>
          </table:table-cell>
          <table:table-cell table:formula="of:=IF([.A1630]&gt;[.A1629];1;0)" office:value-type="float" office:value="1">
            <text:p>1</text:p>
          </table:table-cell>
        </table:table-row>
        <table:table-row table:style-name="ro1">
          <table:table-cell office:value-type="float" office:value="7742">
            <text:p>7742</text:p>
          </table:table-cell>
          <table:table-cell table:formula="of:=IF([.A1631]&gt;[.A1630];1;0)" office:value-type="float" office:value="1">
            <text:p>1</text:p>
          </table:table-cell>
        </table:table-row>
        <table:table-row table:style-name="ro1">
          <table:table-cell office:value-type="float" office:value="7757">
            <text:p>7757</text:p>
          </table:table-cell>
          <table:table-cell table:formula="of:=IF([.A1632]&gt;[.A1631];1;0)" office:value-type="float" office:value="1">
            <text:p>1</text:p>
          </table:table-cell>
        </table:table-row>
        <table:table-row table:style-name="ro1">
          <table:table-cell office:value-type="float" office:value="7758">
            <text:p>7758</text:p>
          </table:table-cell>
          <table:table-cell table:formula="of:=IF([.A1633]&gt;[.A1632];1;0)" office:value-type="float" office:value="1">
            <text:p>1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table:formula="of:=IF([.A1634]&gt;[.A1633];1;0)" office:value-type="float" office:value="1">
            <text:p>1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table:formula="of:=IF([.A1635]&gt;[.A1634];1;0)" office:value-type="float" office:value="1">
            <text:p>1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table:formula="of:=IF([.A1636]&gt;[.A1635];1;0)" office:value-type="float" office:value="0">
            <text:p>0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table:formula="of:=IF([.A1637]&gt;[.A1636];1;0)" office:value-type="float" office:value="1">
            <text:p>1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table:formula="of:=IF([.A1638]&gt;[.A1637];1;0)" office:value-type="float" office:value="0">
            <text:p>0</text:p>
          </table:table-cell>
        </table:table-row>
        <table:table-row table:style-name="ro1">
          <table:table-cell office:value-type="float" office:value="7771">
            <text:p>7771</text:p>
          </table:table-cell>
          <table:table-cell table:formula="of:=IF([.A1639]&gt;[.A1638];1;0)" office:value-type="float" office:value="1">
            <text:p>1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table:formula="of:=IF([.A1640]&gt;[.A1639];1;0)" office:value-type="float" office:value="1">
            <text:p>1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table:formula="of:=IF([.A1641]&gt;[.A1640];1;0)" office:value-type="float" office:value="1">
            <text:p>1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table:formula="of:=IF([.A1642]&gt;[.A1641];1;0)" office:value-type="float" office:value="1">
            <text:p>1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table:formula="of:=IF([.A1643]&gt;[.A1642];1;0)" office:value-type="float" office:value="1">
            <text:p>1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table:formula="of:=IF([.A1644]&gt;[.A1643];1;0)" office:value-type="float" office:value="0">
            <text:p>0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table:formula="of:=IF([.A1645]&gt;[.A1644];1;0)" office:value-type="float" office:value="1">
            <text:p>1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table:formula="of:=IF([.A1646]&gt;[.A1645];1;0)" office:value-type="float" office:value="1">
            <text:p>1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table:formula="of:=IF([.A1647]&gt;[.A1646];1;0)" office:value-type="float" office:value="1">
            <text:p>1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table:formula="of:=IF([.A1648]&gt;[.A1647];1;0)" office:value-type="float" office:value="1">
            <text:p>1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table:formula="of:=IF([.A1649]&gt;[.A1648];1;0)" office:value-type="float" office:value="1">
            <text:p>1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table:formula="of:=IF([.A1650]&gt;[.A1649];1;0)" office:value-type="float" office:value="1">
            <text:p>1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table:formula="of:=IF([.A1651]&gt;[.A1650];1;0)" office:value-type="float" office:value="1">
            <text:p>1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table:formula="of:=IF([.A1652]&gt;[.A1651];1;0)" office:value-type="float" office:value="1">
            <text:p>1</text:p>
          </table:table-cell>
        </table:table-row>
        <table:table-row table:style-name="ro1">
          <table:table-cell office:value-type="float" office:value="7854">
            <text:p>7854</text:p>
          </table:table-cell>
          <table:table-cell table:formula="of:=IF([.A1653]&gt;[.A1652];1;0)" office:value-type="float" office:value="1">
            <text:p>1</text:p>
          </table:table-cell>
        </table:table-row>
        <table:table-row table:style-name="ro1">
          <table:table-cell office:value-type="float" office:value="7855">
            <text:p>7855</text:p>
          </table:table-cell>
          <table:table-cell table:formula="of:=IF([.A1654]&gt;[.A1653];1;0)" office:value-type="float" office:value="1">
            <text:p>1</text:p>
          </table:table-cell>
        </table:table-row>
        <table:table-row table:style-name="ro1">
          <table:table-cell office:value-type="float" office:value="7868">
            <text:p>7868</text:p>
          </table:table-cell>
          <table:table-cell table:formula="of:=IF([.A1655]&gt;[.A1654];1;0)" office:value-type="float" office:value="1">
            <text:p>1</text:p>
          </table:table-cell>
        </table:table-row>
        <table:table-row table:style-name="ro1">
          <table:table-cell office:value-type="float" office:value="7872">
            <text:p>7872</text:p>
          </table:table-cell>
          <table:table-cell table:formula="of:=IF([.A1656]&gt;[.A1655];1;0)" office:value-type="float" office:value="1">
            <text:p>1</text:p>
          </table:table-cell>
        </table:table-row>
        <table:table-row table:style-name="ro1">
          <table:table-cell office:value-type="float" office:value="7876">
            <text:p>7876</text:p>
          </table:table-cell>
          <table:table-cell table:formula="of:=IF([.A1657]&gt;[.A1656];1;0)" office:value-type="float" office:value="1">
            <text:p>1</text:p>
          </table:table-cell>
        </table:table-row>
        <table:table-row table:style-name="ro1">
          <table:table-cell office:value-type="float" office:value="7877">
            <text:p>7877</text:p>
          </table:table-cell>
          <table:table-cell table:formula="of:=IF([.A1658]&gt;[.A1657];1;0)" office:value-type="float" office:value="1">
            <text:p>1</text:p>
          </table:table-cell>
        </table:table-row>
        <table:table-row table:style-name="ro1">
          <table:table-cell office:value-type="float" office:value="7878">
            <text:p>7878</text:p>
          </table:table-cell>
          <table:table-cell table:formula="of:=IF([.A1659]&gt;[.A1658];1;0)" office:value-type="float" office:value="1">
            <text:p>1</text:p>
          </table:table-cell>
        </table:table-row>
        <table:table-row table:style-name="ro1">
          <table:table-cell office:value-type="float" office:value="7880">
            <text:p>7880</text:p>
          </table:table-cell>
          <table:table-cell table:formula="of:=IF([.A1660]&gt;[.A1659];1;0)" office:value-type="float" office:value="1">
            <text:p>1</text:p>
          </table:table-cell>
        </table:table-row>
        <table:table-row table:style-name="ro1">
          <table:table-cell office:value-type="float" office:value="7894">
            <text:p>7894</text:p>
          </table:table-cell>
          <table:table-cell table:formula="of:=IF([.A1661]&gt;[.A1660];1;0)" office:value-type="float" office:value="1">
            <text:p>1</text:p>
          </table:table-cell>
        </table:table-row>
        <table:table-row table:style-name="ro1">
          <table:table-cell office:value-type="float" office:value="7905">
            <text:p>7905</text:p>
          </table:table-cell>
          <table:table-cell table:formula="of:=IF([.A1662]&gt;[.A1661];1;0)" office:value-type="float" office:value="1">
            <text:p>1</text:p>
          </table:table-cell>
        </table:table-row>
        <table:table-row table:style-name="ro1">
          <table:table-cell office:value-type="float" office:value="7907">
            <text:p>7907</text:p>
          </table:table-cell>
          <table:table-cell table:formula="of:=IF([.A1663]&gt;[.A1662];1;0)" office:value-type="float" office:value="1">
            <text:p>1</text:p>
          </table:table-cell>
        </table:table-row>
        <table:table-row table:style-name="ro1">
          <table:table-cell office:value-type="float" office:value="7926">
            <text:p>7926</text:p>
          </table:table-cell>
          <table:table-cell table:formula="of:=IF([.A1664]&gt;[.A1663];1;0)" office:value-type="float" office:value="1">
            <text:p>1</text:p>
          </table:table-cell>
        </table:table-row>
        <table:table-row table:style-name="ro1">
          <table:table-cell office:value-type="float" office:value="7942">
            <text:p>7942</text:p>
          </table:table-cell>
          <table:table-cell table:formula="of:=IF([.A1665]&gt;[.A1664];1;0)" office:value-type="float" office:value="1">
            <text:p>1</text:p>
          </table:table-cell>
        </table:table-row>
        <table:table-row table:style-name="ro1">
          <table:table-cell office:value-type="float" office:value="7948">
            <text:p>7948</text:p>
          </table:table-cell>
          <table:table-cell table:formula="of:=IF([.A1666]&gt;[.A1665];1;0)" office:value-type="float" office:value="1">
            <text:p>1</text:p>
          </table:table-cell>
        </table:table-row>
        <table:table-row table:style-name="ro1">
          <table:table-cell office:value-type="float" office:value="7949">
            <text:p>7949</text:p>
          </table:table-cell>
          <table:table-cell table:formula="of:=IF([.A1667]&gt;[.A1666];1;0)" office:value-type="float" office:value="1">
            <text:p>1</text:p>
          </table:table-cell>
        </table:table-row>
        <table:table-row table:style-name="ro1">
          <table:table-cell office:value-type="float" office:value="7950">
            <text:p>7950</text:p>
          </table:table-cell>
          <table:table-cell table:formula="of:=IF([.A1668]&gt;[.A1667];1;0)" office:value-type="float" office:value="1">
            <text:p>1</text:p>
          </table:table-cell>
        </table:table-row>
        <table:table-row table:style-name="ro1">
          <table:table-cell office:value-type="float" office:value="7951">
            <text:p>7951</text:p>
          </table:table-cell>
          <table:table-cell table:formula="of:=IF([.A1669]&gt;[.A1668];1;0)" office:value-type="float" office:value="1">
            <text:p>1</text:p>
          </table:table-cell>
        </table:table-row>
        <table:table-row table:style-name="ro1">
          <table:table-cell office:value-type="float" office:value="7953">
            <text:p>7953</text:p>
          </table:table-cell>
          <table:table-cell table:formula="of:=IF([.A1670]&gt;[.A1669];1;0)" office:value-type="float" office:value="1">
            <text:p>1</text:p>
          </table:table-cell>
        </table:table-row>
        <table:table-row table:style-name="ro1">
          <table:table-cell office:value-type="float" office:value="7956">
            <text:p>7956</text:p>
          </table:table-cell>
          <table:table-cell table:formula="of:=IF([.A1671]&gt;[.A1670];1;0)" office:value-type="float" office:value="1">
            <text:p>1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table:formula="of:=IF([.A1672]&gt;[.A1671];1;0)" office:value-type="float" office:value="1">
            <text:p>1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table:formula="of:=IF([.A1673]&gt;[.A1672];1;0)" office:value-type="float" office:value="1">
            <text:p>1</text:p>
          </table:table-cell>
        </table:table-row>
        <table:table-row table:style-name="ro1">
          <table:table-cell office:value-type="float" office:value="7969">
            <text:p>7969</text:p>
          </table:table-cell>
          <table:table-cell table:formula="of:=IF([.A1674]&gt;[.A1673];1;0)" office:value-type="float" office:value="1">
            <text:p>1</text:p>
          </table:table-cell>
        </table:table-row>
        <table:table-row table:style-name="ro1">
          <table:table-cell office:value-type="float" office:value="7986">
            <text:p>7986</text:p>
          </table:table-cell>
          <table:table-cell table:formula="of:=IF([.A1675]&gt;[.A1674];1;0)" office:value-type="float" office:value="1">
            <text:p>1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table:formula="of:=IF([.A1676]&gt;[.A1675];1;0)" office:value-type="float" office:value="1">
            <text:p>1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table:formula="of:=IF([.A1677]&gt;[.A1676];1;0)" office:value-type="float" office:value="1">
            <text:p>1</text:p>
          </table:table-cell>
        </table:table-row>
        <table:table-row table:style-name="ro1">
          <table:table-cell office:value-type="float" office:value="7989">
            <text:p>7989</text:p>
          </table:table-cell>
          <table:table-cell table:formula="of:=IF([.A1678]&gt;[.A1677];1;0)" office:value-type="float" office:value="0">
            <text:p>0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table:formula="of:=IF([.A1679]&gt;[.A1678];1;0)" office:value-type="float" office:value="0">
            <text:p>0</text:p>
          </table:table-cell>
        </table:table-row>
        <table:table-row table:style-name="ro1">
          <table:table-cell office:value-type="float" office:value="7978">
            <text:p>7978</text:p>
          </table:table-cell>
          <table:table-cell table:formula="of:=IF([.A1680]&gt;[.A1679];1;0)" office:value-type="float" office:value="0">
            <text:p>0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table:formula="of:=IF([.A1681]&gt;[.A1680];1;0)" office:value-type="float" office:value="1">
            <text:p>1</text:p>
          </table:table-cell>
        </table:table-row>
        <table:table-row table:style-name="ro1">
          <table:table-cell office:value-type="float" office:value="7992">
            <text:p>7992</text:p>
          </table:table-cell>
          <table:table-cell table:formula="of:=IF([.A1682]&gt;[.A1681];1;0)" office:value-type="float" office:value="1">
            <text:p>1</text:p>
          </table:table-cell>
        </table:table-row>
        <table:table-row table:style-name="ro1">
          <table:table-cell office:value-type="float" office:value="7993">
            <text:p>7993</text:p>
          </table:table-cell>
          <table:table-cell table:formula="of:=IF([.A1683]&gt;[.A1682];1;0)" office:value-type="float" office:value="1">
            <text:p>1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table:formula="of:=IF([.A1684]&gt;[.A1683];1;0)" office:value-type="float" office:value="0">
            <text:p>0</text:p>
          </table:table-cell>
        </table:table-row>
        <table:table-row table:style-name="ro1">
          <table:table-cell office:value-type="float" office:value="7994">
            <text:p>7994</text:p>
          </table:table-cell>
          <table:table-cell table:formula="of:=IF([.A1685]&gt;[.A1684];1;0)" office:value-type="float" office:value="1">
            <text:p>1</text:p>
          </table:table-cell>
        </table:table-row>
        <table:table-row table:style-name="ro1">
          <table:table-cell office:value-type="float" office:value="7995">
            <text:p>7995</text:p>
          </table:table-cell>
          <table:table-cell table:formula="of:=IF([.A1686]&gt;[.A1685];1;0)" office:value-type="float" office:value="1">
            <text:p>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IF([.A1687]&gt;[.A1686];1;0)" office:value-type="float" office:value="1">
            <text:p>1</text:p>
          </table:table-cell>
        </table:table-row>
        <table:table-row table:style-name="ro1">
          <table:table-cell office:value-type="float" office:value="8009">
            <text:p>8009</text:p>
          </table:table-cell>
          <table:table-cell table:formula="of:=IF([.A1688]&gt;[.A1687];1;0)" office:value-type="float" office:value="1">
            <text:p>1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table:formula="of:=IF([.A1689]&gt;[.A1688];1;0)" office:value-type="float" office:value="1">
            <text:p>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table:formula="of:=IF([.A1690]&gt;[.A1689];1;0)" office:value-type="float" office:value="1">
            <text:p>1</text:p>
          </table:table-cell>
        </table:table-row>
        <table:table-row table:style-name="ro1">
          <table:table-cell office:value-type="float" office:value="8009">
            <text:p>8009</text:p>
          </table:table-cell>
          <table:table-cell table:formula="of:=IF([.A1691]&gt;[.A1690];1;0)" office:value-type="float" office:value="0">
            <text:p>0</text:p>
          </table:table-cell>
        </table:table-row>
        <table:table-row table:style-name="ro1">
          <table:table-cell office:value-type="float" office:value="8024">
            <text:p>8024</text:p>
          </table:table-cell>
          <table:table-cell table:formula="of:=IF([.A1692]&gt;[.A1691];1;0)" office:value-type="float" office:value="1">
            <text:p>1</text:p>
          </table:table-cell>
        </table:table-row>
        <table:table-row table:style-name="ro1">
          <table:table-cell office:value-type="float" office:value="8026">
            <text:p>8026</text:p>
          </table:table-cell>
          <table:table-cell table:formula="of:=IF([.A1693]&gt;[.A1692];1;0)" office:value-type="float" office:value="1">
            <text:p>1</text:p>
          </table:table-cell>
        </table:table-row>
        <table:table-row table:style-name="ro1">
          <table:table-cell office:value-type="float" office:value="8037">
            <text:p>8037</text:p>
          </table:table-cell>
          <table:table-cell table:formula="of:=IF([.A1694]&gt;[.A1693];1;0)" office:value-type="float" office:value="1">
            <text:p>1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table:formula="of:=IF([.A1695]&gt;[.A1694];1;0)" office:value-type="float" office:value="1">
            <text:p>1</text:p>
          </table:table-cell>
        </table:table-row>
        <table:table-row table:style-name="ro1">
          <table:table-cell office:value-type="float" office:value="8029">
            <text:p>8029</text:p>
          </table:table-cell>
          <table:table-cell table:formula="of:=IF([.A1696]&gt;[.A1695];1;0)" office:value-type="float" office:value="0">
            <text:p>0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table:formula="of:=IF([.A1697]&gt;[.A1696];1;0)" office:value-type="float" office:value="0">
            <text:p>0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table:formula="of:=IF([.A1698]&gt;[.A1697];1;0)" office:value-type="float" office:value="1">
            <text:p>1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table:formula="of:=IF([.A1699]&gt;[.A1698];1;0)" office:value-type="float" office:value="1">
            <text:p>1</text:p>
          </table:table-cell>
        </table:table-row>
        <table:table-row table:style-name="ro1">
          <table:table-cell office:value-type="float" office:value="8048">
            <text:p>8048</text:p>
          </table:table-cell>
          <table:table-cell table:formula="of:=IF([.A1700]&gt;[.A1699];1;0)" office:value-type="float" office:value="1">
            <text:p>1</text:p>
          </table:table-cell>
        </table:table-row>
        <table:table-row table:style-name="ro1">
          <table:table-cell office:value-type="float" office:value="8059">
            <text:p>8059</text:p>
          </table:table-cell>
          <table:table-cell table:formula="of:=IF([.A1701]&gt;[.A1700];1;0)" office:value-type="float" office:value="1">
            <text:p>1</text:p>
          </table:table-cell>
        </table:table-row>
        <table:table-row table:style-name="ro1">
          <table:table-cell office:value-type="float" office:value="8057">
            <text:p>8057</text:p>
          </table:table-cell>
          <table:table-cell table:formula="of:=IF([.A1702]&gt;[.A1701];1;0)" office:value-type="float" office:value="0">
            <text:p>0</text:p>
          </table:table-cell>
        </table:table-row>
        <table:table-row table:style-name="ro1">
          <table:table-cell office:value-type="float" office:value="8062">
            <text:p>8062</text:p>
          </table:table-cell>
          <table:table-cell table:formula="of:=IF([.A1703]&gt;[.A1702];1;0)" office:value-type="float" office:value="1">
            <text:p>1</text:p>
          </table:table-cell>
        </table:table-row>
        <table:table-row table:style-name="ro1">
          <table:table-cell office:value-type="float" office:value="8077">
            <text:p>8077</text:p>
          </table:table-cell>
          <table:table-cell table:formula="of:=IF([.A1704]&gt;[.A1703];1;0)" office:value-type="float" office:value="1">
            <text:p>1</text:p>
          </table:table-cell>
        </table:table-row>
        <table:table-row table:style-name="ro1">
          <table:table-cell office:value-type="float" office:value="8078">
            <text:p>8078</text:p>
          </table:table-cell>
          <table:table-cell table:formula="of:=IF([.A1705]&gt;[.A1704];1;0)" office:value-type="float" office:value="1">
            <text:p>1</text:p>
          </table:table-cell>
        </table:table-row>
        <table:table-row table:style-name="ro1">
          <table:table-cell office:value-type="float" office:value="8087">
            <text:p>8087</text:p>
          </table:table-cell>
          <table:table-cell table:formula="of:=IF([.A1706]&gt;[.A1705];1;0)" office:value-type="float" office:value="1">
            <text:p>1</text:p>
          </table:table-cell>
        </table:table-row>
        <table:table-row table:style-name="ro1">
          <table:table-cell office:value-type="float" office:value="8086">
            <text:p>8086</text:p>
          </table:table-cell>
          <table:table-cell table:formula="of:=IF([.A1707]&gt;[.A1706];1;0)" office:value-type="float" office:value="0">
            <text:p>0</text:p>
          </table:table-cell>
        </table:table-row>
        <table:table-row table:style-name="ro1">
          <table:table-cell office:value-type="float" office:value="8094">
            <text:p>8094</text:p>
          </table:table-cell>
          <table:table-cell table:formula="of:=IF([.A1708]&gt;[.A1707];1;0)" office:value-type="float" office:value="1">
            <text:p>1</text:p>
          </table:table-cell>
        </table:table-row>
        <table:table-row table:style-name="ro1">
          <table:table-cell office:value-type="float" office:value="8113">
            <text:p>8113</text:p>
          </table:table-cell>
          <table:table-cell table:formula="of:=IF([.A1709]&gt;[.A1708];1;0)" office:value-type="float" office:value="1">
            <text:p>1</text:p>
          </table:table-cell>
        </table:table-row>
        <table:table-row table:style-name="ro1">
          <table:table-cell office:value-type="float" office:value="8115">
            <text:p>8115</text:p>
          </table:table-cell>
          <table:table-cell table:formula="of:=IF([.A1710]&gt;[.A1709];1;0)" office:value-type="float" office:value="1">
            <text:p>1</text:p>
          </table:table-cell>
        </table:table-row>
        <table:table-row table:style-name="ro1">
          <table:table-cell office:value-type="float" office:value="8124">
            <text:p>8124</text:p>
          </table:table-cell>
          <table:table-cell table:formula="of:=IF([.A1711]&gt;[.A1710];1;0)" office:value-type="float" office:value="1">
            <text:p>1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table:formula="of:=IF([.A1712]&gt;[.A1711];1;0)" office:value-type="float" office:value="0">
            <text:p>0</text:p>
          </table:table-cell>
        </table:table-row>
        <table:table-row table:style-name="ro1">
          <table:table-cell office:value-type="float" office:value="8124">
            <text:p>8124</text:p>
          </table:table-cell>
          <table:table-cell table:formula="of:=IF([.A1713]&gt;[.A1712];1;0)" office:value-type="float" office:value="1">
            <text:p>1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table:formula="of:=IF([.A1714]&gt;[.A1713];1;0)" office:value-type="float" office:value="1">
            <text:p>1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table:formula="of:=IF([.A1715]&gt;[.A1714];1;0)" office:value-type="float" office:value="0">
            <text:p>0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table:formula="of:=IF([.A1716]&gt;[.A1715];1;0)" office:value-type="float" office:value="1">
            <text:p>1</text:p>
          </table:table-cell>
        </table:table-row>
        <table:table-row table:style-name="ro1">
          <table:table-cell office:value-type="float" office:value="8126">
            <text:p>8126</text:p>
          </table:table-cell>
          <table:table-cell table:formula="of:=IF([.A1717]&gt;[.A1716];1;0)" office:value-type="float" office:value="1">
            <text:p>1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table:formula="of:=IF([.A1718]&gt;[.A1717];1;0)" office:value-type="float" office:value="1">
            <text:p>1</text:p>
          </table:table-cell>
        </table:table-row>
        <table:table-row table:style-name="ro1">
          <table:table-cell office:value-type="float" office:value="8156">
            <text:p>8156</text:p>
          </table:table-cell>
          <table:table-cell table:formula="of:=IF([.A1719]&gt;[.A1718];1;0)" office:value-type="float" office:value="1">
            <text:p>1</text:p>
          </table:table-cell>
        </table:table-row>
        <table:table-row table:style-name="ro1">
          <table:table-cell office:value-type="float" office:value="8154">
            <text:p>8154</text:p>
          </table:table-cell>
          <table:table-cell table:formula="of:=IF([.A1720]&gt;[.A1719];1;0)" office:value-type="float" office:value="0">
            <text:p>0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table:formula="of:=IF([.A1721]&gt;[.A1720];1;0)" office:value-type="float" office:value="1">
            <text:p>1</text:p>
          </table:table-cell>
        </table:table-row>
        <table:table-row table:style-name="ro1">
          <table:table-cell office:value-type="float" office:value="8161">
            <text:p>8161</text:p>
          </table:table-cell>
          <table:table-cell table:formula="of:=IF([.A1722]&gt;[.A1721];1;0)" office:value-type="float" office:value="1">
            <text:p>1</text:p>
          </table:table-cell>
        </table:table-row>
        <table:table-row table:style-name="ro1">
          <table:table-cell office:value-type="float" office:value="8162">
            <text:p>8162</text:p>
          </table:table-cell>
          <table:table-cell table:formula="of:=IF([.A1723]&gt;[.A1722];1;0)" office:value-type="float" office:value="1">
            <text:p>1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table:formula="of:=IF([.A1724]&gt;[.A1723];1;0)" office:value-type="float" office:value="1">
            <text:p>1</text:p>
          </table:table-cell>
        </table:table-row>
        <table:table-row table:style-name="ro1">
          <table:table-cell office:value-type="float" office:value="8178">
            <text:p>8178</text:p>
          </table:table-cell>
          <table:table-cell table:formula="of:=IF([.A1725]&gt;[.A1724];1;0)" office:value-type="float" office:value="1">
            <text:p>1</text:p>
          </table:table-cell>
        </table:table-row>
        <table:table-row table:style-name="ro1">
          <table:table-cell office:value-type="float" office:value="8179">
            <text:p>8179</text:p>
          </table:table-cell>
          <table:table-cell table:formula="of:=IF([.A1726]&gt;[.A1725];1;0)" office:value-type="float" office:value="1">
            <text:p>1</text:p>
          </table:table-cell>
        </table:table-row>
        <table:table-row table:style-name="ro1">
          <table:table-cell office:value-type="float" office:value="8191">
            <text:p>8191</text:p>
          </table:table-cell>
          <table:table-cell table:formula="of:=IF([.A1727]&gt;[.A1726];1;0)" office:value-type="float" office:value="1">
            <text:p>1</text:p>
          </table:table-cell>
        </table:table-row>
        <table:table-row table:style-name="ro1">
          <table:table-cell office:value-type="float" office:value="8193">
            <text:p>8193</text:p>
          </table:table-cell>
          <table:table-cell table:formula="of:=IF([.A1728]&gt;[.A1727];1;0)" office:value-type="float" office:value="1">
            <text:p>1</text:p>
          </table:table-cell>
        </table:table-row>
        <table:table-row table:style-name="ro1">
          <table:table-cell office:value-type="float" office:value="8196">
            <text:p>8196</text:p>
          </table:table-cell>
          <table:table-cell table:formula="of:=IF([.A1729]&gt;[.A1728];1;0)" office:value-type="float" office:value="1">
            <text:p>1</text:p>
          </table:table-cell>
        </table:table-row>
        <table:table-row table:style-name="ro1">
          <table:table-cell office:value-type="float" office:value="8206">
            <text:p>8206</text:p>
          </table:table-cell>
          <table:table-cell table:formula="of:=IF([.A1730]&gt;[.A1729];1;0)" office:value-type="float" office:value="1">
            <text:p>1</text:p>
          </table:table-cell>
        </table:table-row>
        <table:table-row table:style-name="ro1">
          <table:table-cell office:value-type="float" office:value="8208">
            <text:p>8208</text:p>
          </table:table-cell>
          <table:table-cell table:formula="of:=IF([.A1731]&gt;[.A1730];1;0)" office:value-type="float" office:value="1">
            <text:p>1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table:formula="of:=IF([.A1732]&gt;[.A1731];1;0)" office:value-type="float" office:value="0">
            <text:p>0</text:p>
          </table:table-cell>
        </table:table-row>
        <table:table-row table:style-name="ro1">
          <table:table-cell office:value-type="float" office:value="8204">
            <text:p>8204</text:p>
          </table:table-cell>
          <table:table-cell table:formula="of:=IF([.A1733]&gt;[.A1732];1;0)" office:value-type="float" office:value="1">
            <text:p>1</text:p>
          </table:table-cell>
        </table:table-row>
        <table:table-row table:style-name="ro1">
          <table:table-cell office:value-type="float" office:value="8205">
            <text:p>8205</text:p>
          </table:table-cell>
          <table:table-cell table:formula="of:=IF([.A1734]&gt;[.A1733];1;0)" office:value-type="float" office:value="1">
            <text:p>1</text:p>
          </table:table-cell>
        </table:table-row>
        <table:table-row table:style-name="ro1">
          <table:table-cell office:value-type="float" office:value="8217">
            <text:p>8217</text:p>
          </table:table-cell>
          <table:table-cell table:formula="of:=IF([.A1735]&gt;[.A1734];1;0)" office:value-type="float" office:value="1">
            <text:p>1</text:p>
          </table:table-cell>
        </table:table-row>
        <table:table-row table:style-name="ro1">
          <table:table-cell office:value-type="float" office:value="8225">
            <text:p>8225</text:p>
          </table:table-cell>
          <table:table-cell table:formula="of:=IF([.A1736]&gt;[.A1735];1;0)" office:value-type="float" office:value="1">
            <text:p>1</text:p>
          </table:table-cell>
        </table:table-row>
        <table:table-row table:style-name="ro1">
          <table:table-cell office:value-type="float" office:value="8226">
            <text:p>8226</text:p>
          </table:table-cell>
          <table:table-cell table:formula="of:=IF([.A1737]&gt;[.A1736];1;0)" office:value-type="float" office:value="1">
            <text:p>1</text:p>
          </table:table-cell>
        </table:table-row>
        <table:table-row table:style-name="ro1">
          <table:table-cell office:value-type="float" office:value="8240">
            <text:p>8240</text:p>
          </table:table-cell>
          <table:table-cell table:formula="of:=IF([.A1738]&gt;[.A1737];1;0)" office:value-type="float" office:value="1">
            <text:p>1</text:p>
          </table:table-cell>
        </table:table-row>
        <table:table-row table:style-name="ro1">
          <table:table-cell office:value-type="float" office:value="8242">
            <text:p>8242</text:p>
          </table:table-cell>
          <table:table-cell table:formula="of:=IF([.A1739]&gt;[.A1738];1;0)" office:value-type="float" office:value="1">
            <text:p>1</text:p>
          </table:table-cell>
        </table:table-row>
        <table:table-row table:style-name="ro1">
          <table:table-cell office:value-type="float" office:value="8269">
            <text:p>8269</text:p>
          </table:table-cell>
          <table:table-cell table:formula="of:=IF([.A1740]&gt;[.A1739];1;0)" office:value-type="float" office:value="1">
            <text:p>1</text:p>
          </table:table-cell>
        </table:table-row>
        <table:table-row table:style-name="ro1">
          <table:table-cell office:value-type="float" office:value="8281">
            <text:p>8281</text:p>
          </table:table-cell>
          <table:table-cell table:formula="of:=IF([.A1741]&gt;[.A1740];1;0)" office:value-type="float" office:value="1">
            <text:p>1</text:p>
          </table:table-cell>
        </table:table-row>
        <table:table-row table:style-name="ro1">
          <table:table-cell office:value-type="float" office:value="8288">
            <text:p>8288</text:p>
          </table:table-cell>
          <table:table-cell table:formula="of:=IF([.A1742]&gt;[.A1741];1;0)" office:value-type="float" office:value="1">
            <text:p>1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table:formula="of:=IF([.A1743]&gt;[.A1742];1;0)" office:value-type="float" office:value="1">
            <text:p>1</text:p>
          </table:table-cell>
        </table:table-row>
        <table:table-row table:style-name="ro1">
          <table:table-cell office:value-type="float" office:value="8341">
            <text:p>8341</text:p>
          </table:table-cell>
          <table:table-cell table:formula="of:=IF([.A1744]&gt;[.A1743];1;0)" office:value-type="float" office:value="1">
            <text:p>1</text:p>
          </table:table-cell>
        </table:table-row>
        <table:table-row table:style-name="ro1">
          <table:table-cell office:value-type="float" office:value="8358">
            <text:p>8358</text:p>
          </table:table-cell>
          <table:table-cell table:formula="of:=IF([.A1745]&gt;[.A1744];1;0)" office:value-type="float" office:value="1">
            <text:p>1</text:p>
          </table:table-cell>
        </table:table-row>
        <table:table-row table:style-name="ro1">
          <table:table-cell office:value-type="float" office:value="8366">
            <text:p>8366</text:p>
          </table:table-cell>
          <table:table-cell table:formula="of:=IF([.A1746]&gt;[.A1745];1;0)" office:value-type="float" office:value="1">
            <text:p>1</text:p>
          </table:table-cell>
        </table:table-row>
        <table:table-row table:style-name="ro1">
          <table:table-cell office:value-type="float" office:value="8364">
            <text:p>8364</text:p>
          </table:table-cell>
          <table:table-cell table:formula="of:=IF([.A1747]&gt;[.A1746];1;0)" office:value-type="float" office:value="0">
            <text:p>0</text:p>
          </table:table-cell>
        </table:table-row>
        <table:table-row table:style-name="ro1">
          <table:table-cell office:value-type="float" office:value="8369">
            <text:p>8369</text:p>
          </table:table-cell>
          <table:table-cell table:formula="of:=IF([.A1748]&gt;[.A1747];1;0)" office:value-type="float" office:value="1">
            <text:p>1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table:formula="of:=IF([.A1749]&gt;[.A1748];1;0)" office:value-type="float" office:value="0">
            <text:p>0</text:p>
          </table:table-cell>
        </table:table-row>
        <table:table-row table:style-name="ro1">
          <table:table-cell office:value-type="float" office:value="8361">
            <text:p>8361</text:p>
          </table:table-cell>
          <table:table-cell table:formula="of:=IF([.A1750]&gt;[.A1749];1;0)" office:value-type="float" office:value="1">
            <text:p>1</text:p>
          </table:table-cell>
        </table:table-row>
        <table:table-row table:style-name="ro1">
          <table:table-cell office:value-type="float" office:value="8369">
            <text:p>8369</text:p>
          </table:table-cell>
          <table:table-cell table:formula="of:=IF([.A1751]&gt;[.A1750];1;0)" office:value-type="float" office:value="1">
            <text:p>1</text:p>
          </table:table-cell>
        </table:table-row>
        <table:table-row table:style-name="ro1">
          <table:table-cell office:value-type="float" office:value="8386">
            <text:p>8386</text:p>
          </table:table-cell>
          <table:table-cell table:formula="of:=IF([.A1752]&gt;[.A1751];1;0)" office:value-type="float" office:value="1">
            <text:p>1</text:p>
          </table:table-cell>
        </table:table-row>
        <table:table-row table:style-name="ro1">
          <table:table-cell office:value-type="float" office:value="8387">
            <text:p>8387</text:p>
          </table:table-cell>
          <table:table-cell table:formula="of:=IF([.A1753]&gt;[.A1752];1;0)" office:value-type="float" office:value="1">
            <text:p>1</text:p>
          </table:table-cell>
        </table:table-row>
        <table:table-row table:style-name="ro1">
          <table:table-cell office:value-type="float" office:value="8393">
            <text:p>8393</text:p>
          </table:table-cell>
          <table:table-cell table:formula="of:=IF([.A1754]&gt;[.A1753];1;0)" office:value-type="float" office:value="1">
            <text:p>1</text:p>
          </table:table-cell>
        </table:table-row>
        <table:table-row table:style-name="ro1">
          <table:table-cell office:value-type="float" office:value="8414">
            <text:p>8414</text:p>
          </table:table-cell>
          <table:table-cell table:formula="of:=IF([.A1755]&gt;[.A1754];1;0)" office:value-type="float" office:value="1">
            <text:p>1</text:p>
          </table:table-cell>
        </table:table-row>
        <table:table-row table:style-name="ro1">
          <table:table-cell office:value-type="float" office:value="8408">
            <text:p>8408</text:p>
          </table:table-cell>
          <table:table-cell table:formula="of:=IF([.A1756]&gt;[.A1755];1;0)" office:value-type="float" office:value="0">
            <text:p>0</text:p>
          </table:table-cell>
        </table:table-row>
        <table:table-row table:style-name="ro1">
          <table:table-cell office:value-type="float" office:value="8409">
            <text:p>8409</text:p>
          </table:table-cell>
          <table:table-cell table:formula="of:=IF([.A1757]&gt;[.A1756];1;0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table:formula="of:=IF([.A1758]&gt;[.A1757];1;0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table:formula="of:=IF([.A1759]&gt;[.A1758];1;0)" office:value-type="float" office:value="1">
            <text:p>1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table:formula="of:=IF([.A1760]&gt;[.A1759];1;0)" office:value-type="float" office:value="1">
            <text:p>1</text:p>
          </table:table-cell>
        </table:table-row>
        <table:table-row table:style-name="ro1">
          <table:table-cell office:value-type="float" office:value="8416">
            <text:p>8416</text:p>
          </table:table-cell>
          <table:table-cell table:formula="of:=IF([.A1761]&gt;[.A1760];1;0)" office:value-type="float" office:value="1">
            <text:p>1</text:p>
          </table:table-cell>
        </table:table-row>
        <table:table-row table:style-name="ro1">
          <table:table-cell office:value-type="float" office:value="8423">
            <text:p>8423</text:p>
          </table:table-cell>
          <table:table-cell table:formula="of:=IF([.A1762]&gt;[.A1761];1;0)" office:value-type="float" office:value="1">
            <text:p>1</text:p>
          </table:table-cell>
        </table:table-row>
        <table:table-row table:style-name="ro1">
          <table:table-cell office:value-type="float" office:value="8434">
            <text:p>8434</text:p>
          </table:table-cell>
          <table:table-cell table:formula="of:=IF([.A1763]&gt;[.A1762];1;0)" office:value-type="float" office:value="1">
            <text:p>1</text:p>
          </table:table-cell>
        </table:table-row>
        <table:table-row table:style-name="ro1">
          <table:table-cell office:value-type="float" office:value="8437">
            <text:p>8437</text:p>
          </table:table-cell>
          <table:table-cell table:formula="of:=IF([.A1764]&gt;[.A1763];1;0)" office:value-type="float" office:value="1">
            <text:p>1</text:p>
          </table:table-cell>
        </table:table-row>
        <table:table-row table:style-name="ro1">
          <table:table-cell office:value-type="float" office:value="8436">
            <text:p>8436</text:p>
          </table:table-cell>
          <table:table-cell table:formula="of:=IF([.A1765]&gt;[.A1764];1;0)" office:value-type="float" office:value="0">
            <text:p>0</text:p>
          </table:table-cell>
        </table:table-row>
        <table:table-row table:style-name="ro1">
          <table:table-cell office:value-type="float" office:value="8439">
            <text:p>8439</text:p>
          </table:table-cell>
          <table:table-cell table:formula="of:=IF([.A1766]&gt;[.A1765];1;0)" office:value-type="float" office:value="1">
            <text:p>1</text:p>
          </table:table-cell>
        </table:table-row>
        <table:table-row table:style-name="ro1">
          <table:table-cell office:value-type="float" office:value="8441">
            <text:p>8441</text:p>
          </table:table-cell>
          <table:table-cell table:formula="of:=IF([.A1767]&gt;[.A1766];1;0)" office:value-type="float" office:value="1">
            <text:p>1</text:p>
          </table:table-cell>
        </table:table-row>
        <table:table-row table:style-name="ro1">
          <table:table-cell office:value-type="float" office:value="8437">
            <text:p>8437</text:p>
          </table:table-cell>
          <table:table-cell table:formula="of:=IF([.A1768]&gt;[.A1767];1;0)" office:value-type="float" office:value="0">
            <text:p>0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table:formula="of:=IF([.A1769]&gt;[.A1768];1;0)" office:value-type="float" office:value="0">
            <text:p>0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table:formula="of:=IF([.A1770]&gt;[.A1769];1;0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table:formula="of:=IF([.A1771]&gt;[.A1770];1;0)" office:value-type="float" office:value="1">
            <text:p>1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table:formula="of:=IF([.A1772]&gt;[.A1771];1;0)" office:value-type="float" office:value="1">
            <text:p>1</text:p>
          </table:table-cell>
        </table:table-row>
        <table:table-row table:style-name="ro1">
          <table:table-cell office:value-type="float" office:value="8419">
            <text:p>8419</text:p>
          </table:table-cell>
          <table:table-cell table:formula="of:=IF([.A1773]&gt;[.A1772];1;0)" office:value-type="float" office:value="1">
            <text:p>1</text:p>
          </table:table-cell>
        </table:table-row>
        <table:table-row table:style-name="ro1">
          <table:table-cell office:value-type="float" office:value="8414">
            <text:p>8414</text:p>
          </table:table-cell>
          <table:table-cell table:formula="of:=IF([.A1774]&gt;[.A1773];1;0)" office:value-type="float" office:value="0">
            <text:p>0</text:p>
          </table:table-cell>
        </table:table-row>
        <table:table-row table:style-name="ro1">
          <table:table-cell office:value-type="float" office:value="8415">
            <text:p>8415</text:p>
          </table:table-cell>
          <table:table-cell table:formula="of:=IF([.A1775]&gt;[.A1774];1;0)" office:value-type="float" office:value="1">
            <text:p>1</text:p>
          </table:table-cell>
        </table:table-row>
        <table:table-row table:style-name="ro1">
          <table:table-cell office:value-type="float" office:value="8417">
            <text:p>8417</text:p>
          </table:table-cell>
          <table:table-cell table:formula="of:=IF([.A1776]&gt;[.A1775];1;0)" office:value-type="float" office:value="1">
            <text:p>1</text:p>
          </table:table-cell>
        </table:table-row>
        <table:table-row table:style-name="ro1">
          <table:table-cell office:value-type="float" office:value="8419">
            <text:p>8419</text:p>
          </table:table-cell>
          <table:table-cell table:formula="of:=IF([.A1777]&gt;[.A1776];1;0)" office:value-type="float" office:value="1">
            <text:p>1</text:p>
          </table:table-cell>
        </table:table-row>
        <table:table-row table:style-name="ro1">
          <table:table-cell office:value-type="float" office:value="8421">
            <text:p>8421</text:p>
          </table:table-cell>
          <table:table-cell table:formula="of:=IF([.A1778]&gt;[.A1777];1;0)" office:value-type="float" office:value="1">
            <text:p>1</text:p>
          </table:table-cell>
        </table:table-row>
        <table:table-row table:style-name="ro1">
          <table:table-cell office:value-type="float" office:value="8420">
            <text:p>8420</text:p>
          </table:table-cell>
          <table:table-cell table:formula="of:=IF([.A1779]&gt;[.A1778];1;0)" office:value-type="float" office:value="0">
            <text:p>0</text:p>
          </table:table-cell>
        </table:table-row>
        <table:table-row table:style-name="ro1">
          <table:table-cell office:value-type="float" office:value="8404">
            <text:p>8404</text:p>
          </table:table-cell>
          <table:table-cell table:formula="of:=IF([.A1780]&gt;[.A1779];1;0)" office:value-type="float" office:value="0">
            <text:p>0</text:p>
          </table:table-cell>
        </table:table-row>
        <table:table-row table:style-name="ro1">
          <table:table-cell office:value-type="float" office:value="8419">
            <text:p>8419</text:p>
          </table:table-cell>
          <table:table-cell table:formula="of:=IF([.A1781]&gt;[.A1780];1;0)" office:value-type="float" office:value="1">
            <text:p>1</text:p>
          </table:table-cell>
        </table:table-row>
        <table:table-row table:style-name="ro1">
          <table:table-cell office:value-type="float" office:value="8409">
            <text:p>8409</text:p>
          </table:table-cell>
          <table:table-cell table:formula="of:=IF([.A1782]&gt;[.A1781];1;0)" office:value-type="float" office:value="0">
            <text:p>0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table:formula="of:=IF([.A1783]&gt;[.A1782];1;0)" office:value-type="float" office:value="1">
            <text:p>1</text:p>
          </table:table-cell>
        </table:table-row>
        <table:table-row table:style-name="ro1">
          <table:table-cell office:value-type="float" office:value="8417">
            <text:p>8417</text:p>
          </table:table-cell>
          <table:table-cell table:formula="of:=IF([.A1784]&gt;[.A1783];1;0)" office:value-type="float" office:value="1">
            <text:p>1</text:p>
          </table:table-cell>
        </table:table-row>
        <table:table-row table:style-name="ro1">
          <table:table-cell office:value-type="float" office:value="8420">
            <text:p>8420</text:p>
          </table:table-cell>
          <table:table-cell table:formula="of:=IF([.A1785]&gt;[.A1784];1;0)" office:value-type="float" office:value="1">
            <text:p>1</text:p>
          </table:table-cell>
        </table:table-row>
        <table:table-row table:style-name="ro1">
          <table:table-cell office:value-type="float" office:value="8427">
            <text:p>8427</text:p>
          </table:table-cell>
          <table:table-cell table:formula="of:=IF([.A1786]&gt;[.A1785];1;0)" office:value-type="float" office:value="1">
            <text:p>1</text:p>
          </table:table-cell>
        </table:table-row>
        <table:table-row table:style-name="ro1">
          <table:table-cell office:value-type="float" office:value="8428">
            <text:p>8428</text:p>
          </table:table-cell>
          <table:table-cell table:formula="of:=IF([.A1787]&gt;[.A1786];1;0)" office:value-type="float" office:value="1">
            <text:p>1</text:p>
          </table:table-cell>
        </table:table-row>
        <table:table-row table:style-name="ro1">
          <table:table-cell office:value-type="float" office:value="8442">
            <text:p>8442</text:p>
          </table:table-cell>
          <table:table-cell table:formula="of:=IF([.A1788]&gt;[.A1787];1;0)" office:value-type="float" office:value="1">
            <text:p>1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table:formula="of:=IF([.A1789]&gt;[.A1788];1;0)" office:value-type="float" office:value="1">
            <text:p>1</text:p>
          </table:table-cell>
        </table:table-row>
        <table:table-row table:style-name="ro1">
          <table:table-cell office:value-type="float" office:value="8450">
            <text:p>8450</text:p>
          </table:table-cell>
          <table:table-cell table:formula="of:=IF([.A1790]&gt;[.A1789];1;0)" office:value-type="float" office:value="1">
            <text:p>1</text:p>
          </table:table-cell>
        </table:table-row>
        <table:table-row table:style-name="ro1">
          <table:table-cell office:value-type="float" office:value="8452">
            <text:p>8452</text:p>
          </table:table-cell>
          <table:table-cell table:formula="of:=IF([.A1791]&gt;[.A1790];1;0)" office:value-type="float" office:value="1">
            <text:p>1</text:p>
          </table:table-cell>
        </table:table-row>
        <table:table-row table:style-name="ro1">
          <table:table-cell office:value-type="float" office:value="8453">
            <text:p>8453</text:p>
          </table:table-cell>
          <table:table-cell table:formula="of:=IF([.A1792]&gt;[.A1791];1;0)" office:value-type="float" office:value="1">
            <text:p>1</text:p>
          </table:table-cell>
        </table:table-row>
        <table:table-row table:style-name="ro1">
          <table:table-cell office:value-type="float" office:value="8448">
            <text:p>8448</text:p>
          </table:table-cell>
          <table:table-cell table:formula="of:=IF([.A1793]&gt;[.A1792];1;0)" office:value-type="float" office:value="0">
            <text:p>0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table:formula="of:=IF([.A1794]&gt;[.A1793];1;0)" office:value-type="float" office:value="1">
            <text:p>1</text:p>
          </table:table-cell>
        </table:table-row>
        <table:table-row table:style-name="ro1">
          <table:table-cell office:value-type="float" office:value="8444">
            <text:p>8444</text:p>
          </table:table-cell>
          <table:table-cell table:formula="of:=IF([.A1795]&gt;[.A1794];1;0)" office:value-type="float" office:value="0">
            <text:p>0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table:formula="of:=IF([.A1796]&gt;[.A1795];1;0)" office:value-type="float" office:value="1">
            <text:p>1</text:p>
          </table:table-cell>
        </table:table-row>
        <table:table-row table:style-name="ro1">
          <table:table-cell office:value-type="float" office:value="8450">
            <text:p>8450</text:p>
          </table:table-cell>
          <table:table-cell table:formula="of:=IF([.A1797]&gt;[.A1796];1;0)" office:value-type="float" office:value="1">
            <text:p>1</text:p>
          </table:table-cell>
        </table:table-row>
        <table:table-row table:style-name="ro1">
          <table:table-cell office:value-type="float" office:value="8448">
            <text:p>8448</text:p>
          </table:table-cell>
          <table:table-cell table:formula="of:=IF([.A1798]&gt;[.A1797];1;0)" office:value-type="float" office:value="0">
            <text:p>0</text:p>
          </table:table-cell>
        </table:table-row>
        <table:table-row table:style-name="ro1">
          <table:table-cell office:value-type="float" office:value="8468">
            <text:p>8468</text:p>
          </table:table-cell>
          <table:table-cell table:formula="of:=IF([.A1799]&gt;[.A1798];1;0)" office:value-type="float" office:value="1">
            <text:p>1</text:p>
          </table:table-cell>
        </table:table-row>
        <table:table-row table:style-name="ro1">
          <table:table-cell office:value-type="float" office:value="8476">
            <text:p>8476</text:p>
          </table:table-cell>
          <table:table-cell table:formula="of:=IF([.A1800]&gt;[.A1799];1;0)" office:value-type="float" office:value="1">
            <text:p>1</text:p>
          </table:table-cell>
        </table:table-row>
        <table:table-row table:style-name="ro1">
          <table:table-cell office:value-type="float" office:value="8475">
            <text:p>8475</text:p>
          </table:table-cell>
          <table:table-cell table:formula="of:=IF([.A1801]&gt;[.A1800];1;0)" office:value-type="float" office:value="0">
            <text:p>0</text:p>
          </table:table-cell>
        </table:table-row>
        <table:table-row table:style-name="ro1">
          <table:table-cell office:value-type="float" office:value="8478">
            <text:p>8478</text:p>
          </table:table-cell>
          <table:table-cell table:formula="of:=IF([.A1802]&gt;[.A1801];1;0)" office:value-type="float" office:value="1">
            <text:p>1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table:formula="of:=IF([.A1803]&gt;[.A1802];1;0)" office:value-type="float" office:value="1">
            <text:p>1</text:p>
          </table:table-cell>
        </table:table-row>
        <table:table-row table:style-name="ro1">
          <table:table-cell office:value-type="float" office:value="8501">
            <text:p>8501</text:p>
          </table:table-cell>
          <table:table-cell table:formula="of:=IF([.A1804]&gt;[.A1803];1;0)" office:value-type="float" office:value="1">
            <text:p>1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table:formula="of:=IF([.A1805]&gt;[.A1804];1;0)" office:value-type="float" office:value="1">
            <text:p>1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table:formula="of:=IF([.A1806]&gt;[.A1805];1;0)" office:value-type="float" office:value="1">
            <text:p>1</text:p>
          </table:table-cell>
        </table:table-row>
        <table:table-row table:style-name="ro1">
          <table:table-cell office:value-type="float" office:value="8532">
            <text:p>8532</text:p>
          </table:table-cell>
          <table:table-cell table:formula="of:=IF([.A1807]&gt;[.A1806];1;0)" office:value-type="float" office:value="1">
            <text:p>1</text:p>
          </table:table-cell>
        </table:table-row>
        <table:table-row table:style-name="ro1">
          <table:table-cell office:value-type="float" office:value="8540">
            <text:p>8540</text:p>
          </table:table-cell>
          <table:table-cell table:formula="of:=IF([.A1808]&gt;[.A1807];1;0)" office:value-type="float" office:value="1">
            <text:p>1</text:p>
          </table:table-cell>
        </table:table-row>
        <table:table-row table:style-name="ro1">
          <table:table-cell office:value-type="float" office:value="8544">
            <text:p>8544</text:p>
          </table:table-cell>
          <table:table-cell table:formula="of:=IF([.A1809]&gt;[.A1808];1;0)" office:value-type="float" office:value="1">
            <text:p>1</text:p>
          </table:table-cell>
        </table:table-row>
        <table:table-row table:style-name="ro1">
          <table:table-cell office:value-type="float" office:value="8542">
            <text:p>8542</text:p>
          </table:table-cell>
          <table:table-cell table:formula="of:=IF([.A1810]&gt;[.A1809];1;0)" office:value-type="float" office:value="0">
            <text:p>0</text:p>
          </table:table-cell>
        </table:table-row>
        <table:table-row table:style-name="ro1">
          <table:table-cell office:value-type="float" office:value="8548">
            <text:p>8548</text:p>
          </table:table-cell>
          <table:table-cell table:formula="of:=IF([.A1811]&gt;[.A1810];1;0)" office:value-type="float" office:value="1">
            <text:p>1</text:p>
          </table:table-cell>
        </table:table-row>
        <table:table-row table:style-name="ro1">
          <table:table-cell office:value-type="float" office:value="8550">
            <text:p>8550</text:p>
          </table:table-cell>
          <table:table-cell table:formula="of:=IF([.A1812]&gt;[.A1811];1;0)" office:value-type="float" office:value="1">
            <text:p>1</text:p>
          </table:table-cell>
        </table:table-row>
        <table:table-row table:style-name="ro1">
          <table:table-cell office:value-type="float" office:value="8554">
            <text:p>8554</text:p>
          </table:table-cell>
          <table:table-cell table:formula="of:=IF([.A1813]&gt;[.A1812];1;0)" office:value-type="float" office:value="1">
            <text:p>1</text:p>
          </table:table-cell>
        </table:table-row>
        <table:table-row table:style-name="ro1">
          <table:table-cell office:value-type="float" office:value="8565">
            <text:p>8565</text:p>
          </table:table-cell>
          <table:table-cell table:formula="of:=IF([.A1814]&gt;[.A1813];1;0)" office:value-type="float" office:value="1">
            <text:p>1</text:p>
          </table:table-cell>
        </table:table-row>
        <table:table-row table:style-name="ro1">
          <table:table-cell office:value-type="float" office:value="8581">
            <text:p>8581</text:p>
          </table:table-cell>
          <table:table-cell table:formula="of:=IF([.A1815]&gt;[.A1814];1;0)" office:value-type="float" office:value="1">
            <text:p>1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table:formula="of:=IF([.A1816]&gt;[.A1815];1;0)" office:value-type="float" office:value="1">
            <text:p>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table:formula="of:=IF([.A1817]&gt;[.A1816];1;0)" office:value-type="float" office:value="1">
            <text:p>1</text:p>
          </table:table-cell>
        </table:table-row>
        <table:table-row table:style-name="ro1">
          <table:table-cell office:value-type="float" office:value="8592">
            <text:p>8592</text:p>
          </table:table-cell>
          <table:table-cell table:formula="of:=IF([.A1818]&gt;[.A1817];1;0)" office:value-type="float" office:value="0">
            <text:p>0</text:p>
          </table:table-cell>
        </table:table-row>
        <table:table-row table:style-name="ro1">
          <table:table-cell office:value-type="float" office:value="8595">
            <text:p>8595</text:p>
          </table:table-cell>
          <table:table-cell table:formula="of:=IF([.A1819]&gt;[.A1818];1;0)" office:value-type="float" office:value="1">
            <text:p>1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table:formula="of:=IF([.A1820]&gt;[.A1819];1;0)" office:value-type="float" office:value="1">
            <text:p>1</text:p>
          </table:table-cell>
        </table:table-row>
        <table:table-row table:style-name="ro1">
          <table:table-cell office:value-type="float" office:value="8599">
            <text:p>8599</text:p>
          </table:table-cell>
          <table:table-cell table:formula="of:=IF([.A1821]&gt;[.A1820];1;0)" office:value-type="float" office:value="1">
            <text:p>1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table:formula="of:=IF([.A1822]&gt;[.A1821];1;0)" office:value-type="float" office:value="1">
            <text:p>1</text:p>
          </table:table-cell>
        </table:table-row>
        <table:table-row table:style-name="ro1">
          <table:table-cell office:value-type="float" office:value="8597">
            <text:p>8597</text:p>
          </table:table-cell>
          <table:table-cell table:formula="of:=IF([.A1823]&gt;[.A1822];1;0)" office:value-type="float" office:value="0">
            <text:p>0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table:formula="of:=IF([.A1824]&gt;[.A1823];1;0)" office:value-type="float" office:value="1">
            <text:p>1</text:p>
          </table:table-cell>
        </table:table-row>
        <table:table-row table:style-name="ro1">
          <table:table-cell office:value-type="float" office:value="8602">
            <text:p>8602</text:p>
          </table:table-cell>
          <table:table-cell table:formula="of:=IF([.A1825]&gt;[.A1824];1;0)" office:value-type="float" office:value="1">
            <text:p>1</text:p>
          </table:table-cell>
        </table:table-row>
        <table:table-row table:style-name="ro1">
          <table:table-cell office:value-type="float" office:value="8603">
            <text:p>8603</text:p>
          </table:table-cell>
          <table:table-cell table:formula="of:=IF([.A1826]&gt;[.A1825];1;0)" office:value-type="float" office:value="1">
            <text:p>1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table:formula="of:=IF([.A1827]&gt;[.A1826];1;0)" office:value-type="float" office:value="1">
            <text:p>1</text:p>
          </table:table-cell>
        </table:table-row>
        <table:table-row table:style-name="ro1">
          <table:table-cell office:value-type="float" office:value="8623">
            <text:p>8623</text:p>
          </table:table-cell>
          <table:table-cell table:formula="of:=IF([.A1828]&gt;[.A1827];1;0)" office:value-type="float" office:value="1">
            <text:p>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table:formula="of:=IF([.A1829]&gt;[.A1828];1;0)" office:value-type="float" office:value="1">
            <text:p>1</text:p>
          </table:table-cell>
        </table:table-row>
        <table:table-row table:style-name="ro1">
          <table:table-cell office:value-type="float" office:value="8644">
            <text:p>8644</text:p>
          </table:table-cell>
          <table:table-cell table:formula="of:=IF([.A1830]&gt;[.A1829];1;0)" office:value-type="float" office:value="1">
            <text:p>1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table:formula="of:=IF([.A1831]&gt;[.A1830];1;0)" office:value-type="float" office:value="0">
            <text:p>0</text:p>
          </table:table-cell>
        </table:table-row>
        <table:table-row table:style-name="ro1">
          <table:table-cell office:value-type="float" office:value="8610">
            <text:p>8610</text:p>
          </table:table-cell>
          <table:table-cell table:formula="of:=IF([.A1832]&gt;[.A1831];1;0)" office:value-type="float" office:value="0">
            <text:p>0</text:p>
          </table:table-cell>
        </table:table-row>
        <table:table-row table:style-name="ro1">
          <table:table-cell office:value-type="float" office:value="8611">
            <text:p>8611</text:p>
          </table:table-cell>
          <table:table-cell table:formula="of:=IF([.A1833]&gt;[.A1832];1;0)" office:value-type="float" office:value="1">
            <text:p>1</text:p>
          </table:table-cell>
        </table:table-row>
        <table:table-row table:style-name="ro1">
          <table:table-cell office:value-type="float" office:value="8614">
            <text:p>8614</text:p>
          </table:table-cell>
          <table:table-cell table:formula="of:=IF([.A1834]&gt;[.A1833];1;0)" office:value-type="float" office:value="1">
            <text:p>1</text:p>
          </table:table-cell>
        </table:table-row>
        <table:table-row table:style-name="ro1">
          <table:table-cell office:value-type="float" office:value="8615">
            <text:p>8615</text:p>
          </table:table-cell>
          <table:table-cell table:formula="of:=IF([.A1835]&gt;[.A1834];1;0)" office:value-type="float" office:value="1">
            <text:p>1</text:p>
          </table:table-cell>
        </table:table-row>
        <table:table-row table:style-name="ro1">
          <table:table-cell office:value-type="float" office:value="8622">
            <text:p>8622</text:p>
          </table:table-cell>
          <table:table-cell table:formula="of:=IF([.A1836]&gt;[.A1835];1;0)" office:value-type="float" office:value="1">
            <text:p>1</text:p>
          </table:table-cell>
        </table:table-row>
        <table:table-row table:style-name="ro1">
          <table:table-cell office:value-type="float" office:value="8633">
            <text:p>8633</text:p>
          </table:table-cell>
          <table:table-cell table:formula="of:=IF([.A1837]&gt;[.A1836];1;0)" office:value-type="float" office:value="1">
            <text:p>1</text:p>
          </table:table-cell>
        </table:table-row>
        <table:table-row table:style-name="ro1">
          <table:table-cell office:value-type="float" office:value="8636">
            <text:p>8636</text:p>
          </table:table-cell>
          <table:table-cell table:formula="of:=IF([.A1838]&gt;[.A1837];1;0)" office:value-type="float" office:value="1">
            <text:p>1</text:p>
          </table:table-cell>
        </table:table-row>
        <table:table-row table:style-name="ro1">
          <table:table-cell office:value-type="float" office:value="8632">
            <text:p>8632</text:p>
          </table:table-cell>
          <table:table-cell table:formula="of:=IF([.A1839]&gt;[.A1838];1;0)" office:value-type="float" office:value="0">
            <text:p>0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table:formula="of:=IF([.A1840]&gt;[.A1839];1;0)" office:value-type="float" office:value="1">
            <text:p>1</text:p>
          </table:table-cell>
        </table:table-row>
        <table:table-row table:style-name="ro1">
          <table:table-cell office:value-type="float" office:value="8639">
            <text:p>8639</text:p>
          </table:table-cell>
          <table:table-cell table:formula="of:=IF([.A1841]&gt;[.A1840];1;0)" office:value-type="float" office:value="0">
            <text:p>0</text:p>
          </table:table-cell>
        </table:table-row>
        <table:table-row table:style-name="ro1">
          <table:table-cell office:value-type="float" office:value="8643">
            <text:p>8643</text:p>
          </table:table-cell>
          <table:table-cell table:formula="of:=IF([.A1842]&gt;[.A1841];1;0)" office:value-type="float" office:value="1">
            <text:p>1</text:p>
          </table:table-cell>
        </table:table-row>
        <table:table-row table:style-name="ro1">
          <table:table-cell office:value-type="float" office:value="8646">
            <text:p>8646</text:p>
          </table:table-cell>
          <table:table-cell table:formula="of:=IF([.A1843]&gt;[.A1842];1;0)" office:value-type="float" office:value="1">
            <text:p>1</text:p>
          </table:table-cell>
        </table:table-row>
        <table:table-row table:style-name="ro1">
          <table:table-cell office:value-type="float" office:value="8641">
            <text:p>8641</text:p>
          </table:table-cell>
          <table:table-cell table:formula="of:=IF([.A1844]&gt;[.A1843];1;0)" office:value-type="float" office:value="0">
            <text:p>0</text:p>
          </table:table-cell>
        </table:table-row>
        <table:table-row table:style-name="ro1">
          <table:table-cell office:value-type="float" office:value="8681">
            <text:p>8681</text:p>
          </table:table-cell>
          <table:table-cell table:formula="of:=IF([.A1845]&gt;[.A1844];1;0)" office:value-type="float" office:value="1">
            <text:p>1</text:p>
          </table:table-cell>
        </table:table-row>
        <table:table-row table:style-name="ro1">
          <table:table-cell office:value-type="float" office:value="8682">
            <text:p>8682</text:p>
          </table:table-cell>
          <table:table-cell table:formula="of:=IF([.A1846]&gt;[.A1845];1;0)" office:value-type="float" office:value="1">
            <text:p>1</text:p>
          </table:table-cell>
        </table:table-row>
        <table:table-row table:style-name="ro1">
          <table:table-cell office:value-type="float" office:value="8683">
            <text:p>8683</text:p>
          </table:table-cell>
          <table:table-cell table:formula="of:=IF([.A1847]&gt;[.A1846];1;0)" office:value-type="float" office:value="1">
            <text:p>1</text:p>
          </table:table-cell>
        </table:table-row>
        <table:table-row table:style-name="ro1">
          <table:table-cell office:value-type="float" office:value="8691">
            <text:p>8691</text:p>
          </table:table-cell>
          <table:table-cell table:formula="of:=IF([.A1848]&gt;[.A1847];1;0)" office:value-type="float" office:value="1">
            <text:p>1</text:p>
          </table:table-cell>
        </table:table-row>
        <table:table-row table:style-name="ro1">
          <table:table-cell office:value-type="float" office:value="8693">
            <text:p>8693</text:p>
          </table:table-cell>
          <table:table-cell table:formula="of:=IF([.A1849]&gt;[.A1848];1;0)" office:value-type="float" office:value="1">
            <text:p>1</text:p>
          </table:table-cell>
        </table:table-row>
        <table:table-row table:style-name="ro1">
          <table:table-cell office:value-type="float" office:value="8691">
            <text:p>8691</text:p>
          </table:table-cell>
          <table:table-cell table:formula="of:=IF([.A1850]&gt;[.A1849];1;0)" office:value-type="float" office:value="0">
            <text:p>0</text:p>
          </table:table-cell>
        </table:table-row>
        <table:table-row table:style-name="ro1">
          <table:table-cell office:value-type="float" office:value="8693">
            <text:p>8693</text:p>
          </table:table-cell>
          <table:table-cell table:formula="of:=IF([.A1851]&gt;[.A1850];1;0)" office:value-type="float" office:value="1">
            <text:p>1</text:p>
          </table:table-cell>
        </table:table-row>
        <table:table-row table:style-name="ro1">
          <table:table-cell office:value-type="float" office:value="8705">
            <text:p>8705</text:p>
          </table:table-cell>
          <table:table-cell table:formula="of:=IF([.A1852]&gt;[.A1851];1;0)" office:value-type="float" office:value="1">
            <text:p>1</text:p>
          </table:table-cell>
        </table:table-row>
        <table:table-row table:style-name="ro1">
          <table:table-cell office:value-type="float" office:value="8704">
            <text:p>8704</text:p>
          </table:table-cell>
          <table:table-cell table:formula="of:=IF([.A1853]&gt;[.A1852];1;0)" office:value-type="float" office:value="0">
            <text:p>0</text:p>
          </table:table-cell>
        </table:table-row>
        <table:table-row table:style-name="ro1">
          <table:table-cell office:value-type="float" office:value="8705">
            <text:p>8705</text:p>
          </table:table-cell>
          <table:table-cell table:formula="of:=IF([.A1854]&gt;[.A1853];1;0)" office:value-type="float" office:value="1">
            <text:p>1</text:p>
          </table:table-cell>
        </table:table-row>
        <table:table-row table:style-name="ro1">
          <table:table-cell office:value-type="float" office:value="8711">
            <text:p>8711</text:p>
          </table:table-cell>
          <table:table-cell table:formula="of:=IF([.A1855]&gt;[.A1854];1;0)" office:value-type="float" office:value="1">
            <text:p>1</text:p>
          </table:table-cell>
        </table:table-row>
        <table:table-row table:style-name="ro1">
          <table:table-cell office:value-type="float" office:value="8712">
            <text:p>8712</text:p>
          </table:table-cell>
          <table:table-cell table:formula="of:=IF([.A1856]&gt;[.A1855];1;0)" office:value-type="float" office:value="1">
            <text:p>1</text:p>
          </table:table-cell>
        </table:table-row>
        <table:table-row table:style-name="ro1">
          <table:table-cell office:value-type="float" office:value="8715">
            <text:p>8715</text:p>
          </table:table-cell>
          <table:table-cell table:formula="of:=IF([.A1857]&gt;[.A1856];1;0)" office:value-type="float" office:value="1">
            <text:p>1</text:p>
          </table:table-cell>
        </table:table-row>
        <table:table-row table:style-name="ro1">
          <table:table-cell office:value-type="float" office:value="8716">
            <text:p>8716</text:p>
          </table:table-cell>
          <table:table-cell table:formula="of:=IF([.A1858]&gt;[.A1857];1;0)" office:value-type="float" office:value="1">
            <text:p>1</text:p>
          </table:table-cell>
        </table:table-row>
        <table:table-row table:style-name="ro1">
          <table:table-cell office:value-type="float" office:value="8717">
            <text:p>8717</text:p>
          </table:table-cell>
          <table:table-cell table:formula="of:=IF([.A1859]&gt;[.A1858];1;0)" office:value-type="float" office:value="1">
            <text:p>1</text:p>
          </table:table-cell>
        </table:table-row>
        <table:table-row table:style-name="ro1">
          <table:table-cell office:value-type="float" office:value="8719">
            <text:p>8719</text:p>
          </table:table-cell>
          <table:table-cell table:formula="of:=IF([.A1860]&gt;[.A1859];1;0)" office:value-type="float" office:value="1">
            <text:p>1</text:p>
          </table:table-cell>
        </table:table-row>
        <table:table-row table:style-name="ro1">
          <table:table-cell office:value-type="float" office:value="8720">
            <text:p>8720</text:p>
          </table:table-cell>
          <table:table-cell table:formula="of:=IF([.A1861]&gt;[.A1860];1;0)" office:value-type="float" office:value="1">
            <text:p>1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table:formula="of:=IF([.A1862]&gt;[.A1861];1;0)" office:value-type="float" office:value="1">
            <text:p>1</text:p>
          </table:table-cell>
        </table:table-row>
        <table:table-row table:style-name="ro1">
          <table:table-cell office:value-type="float" office:value="8728">
            <text:p>8728</text:p>
          </table:table-cell>
          <table:table-cell table:formula="of:=IF([.A1863]&gt;[.A1862];1;0)" office:value-type="float" office:value="1">
            <text:p>1</text:p>
          </table:table-cell>
        </table:table-row>
        <table:table-row table:style-name="ro1">
          <table:table-cell office:value-type="float" office:value="8729">
            <text:p>8729</text:p>
          </table:table-cell>
          <table:table-cell table:formula="of:=IF([.A1864]&gt;[.A1863];1;0)" office:value-type="float" office:value="1">
            <text:p>1</text:p>
          </table:table-cell>
        </table:table-row>
        <table:table-row table:style-name="ro1">
          <table:table-cell office:value-type="float" office:value="8731">
            <text:p>8731</text:p>
          </table:table-cell>
          <table:table-cell table:formula="of:=IF([.A1865]&gt;[.A1864];1;0)" office:value-type="float" office:value="1">
            <text:p>1</text:p>
          </table:table-cell>
        </table:table-row>
        <table:table-row table:style-name="ro1">
          <table:table-cell office:value-type="float" office:value="8717">
            <text:p>8717</text:p>
          </table:table-cell>
          <table:table-cell table:formula="of:=IF([.A1866]&gt;[.A1865];1;0)" office:value-type="float" office:value="0">
            <text:p>0</text:p>
          </table:table-cell>
        </table:table-row>
        <table:table-row table:style-name="ro1">
          <table:table-cell office:value-type="float" office:value="8725">
            <text:p>8725</text:p>
          </table:table-cell>
          <table:table-cell table:formula="of:=IF([.A1867]&gt;[.A1866];1;0)" office:value-type="float" office:value="1">
            <text:p>1</text:p>
          </table:table-cell>
        </table:table-row>
        <table:table-row table:style-name="ro1">
          <table:table-cell office:value-type="float" office:value="8726">
            <text:p>8726</text:p>
          </table:table-cell>
          <table:table-cell table:formula="of:=IF([.A1868]&gt;[.A1867];1;0)" office:value-type="float" office:value="1">
            <text:p>1</text:p>
          </table:table-cell>
        </table:table-row>
        <table:table-row table:style-name="ro1">
          <table:table-cell office:value-type="float" office:value="8730">
            <text:p>8730</text:p>
          </table:table-cell>
          <table:table-cell table:formula="of:=IF([.A1869]&gt;[.A1868];1;0)" office:value-type="float" office:value="1">
            <text:p>1</text:p>
          </table:table-cell>
        </table:table-row>
        <table:table-row table:style-name="ro1">
          <table:table-cell office:value-type="float" office:value="8734">
            <text:p>8734</text:p>
          </table:table-cell>
          <table:table-cell table:formula="of:=IF([.A1870]&gt;[.A1869];1;0)" office:value-type="float" office:value="1">
            <text:p>1</text:p>
          </table:table-cell>
        </table:table-row>
        <table:table-row table:style-name="ro1">
          <table:table-cell office:value-type="float" office:value="8752">
            <text:p>8752</text:p>
          </table:table-cell>
          <table:table-cell table:formula="of:=IF([.A1871]&gt;[.A1870];1;0)" office:value-type="float" office:value="1">
            <text:p>1</text:p>
          </table:table-cell>
        </table:table-row>
        <table:table-row table:style-name="ro1">
          <table:table-cell office:value-type="float" office:value="8758">
            <text:p>8758</text:p>
          </table:table-cell>
          <table:table-cell table:formula="of:=IF([.A1872]&gt;[.A1871];1;0)" office:value-type="float" office:value="1">
            <text:p>1</text:p>
          </table:table-cell>
        </table:table-row>
        <table:table-row table:style-name="ro1">
          <table:table-cell office:value-type="float" office:value="8761">
            <text:p>8761</text:p>
          </table:table-cell>
          <table:table-cell table:formula="of:=IF([.A1873]&gt;[.A1872];1;0)" office:value-type="float" office:value="1">
            <text:p>1</text:p>
          </table:table-cell>
        </table:table-row>
        <table:table-row table:style-name="ro1">
          <table:table-cell office:value-type="float" office:value="8764">
            <text:p>8764</text:p>
          </table:table-cell>
          <table:table-cell table:formula="of:=IF([.A1874]&gt;[.A1873];1;0)" office:value-type="float" office:value="1">
            <text:p>1</text:p>
          </table:table-cell>
        </table:table-row>
        <table:table-row table:style-name="ro1">
          <table:table-cell office:value-type="float" office:value="8727">
            <text:p>8727</text:p>
          </table:table-cell>
          <table:table-cell table:formula="of:=IF([.A1875]&gt;[.A1874];1;0)" office:value-type="float" office:value="0">
            <text:p>0</text:p>
          </table:table-cell>
        </table:table-row>
        <table:table-row table:style-name="ro1">
          <table:table-cell office:value-type="float" office:value="8759">
            <text:p>8759</text:p>
          </table:table-cell>
          <table:table-cell table:formula="of:=IF([.A1876]&gt;[.A1875];1;0)" office:value-type="float" office:value="1">
            <text:p>1</text:p>
          </table:table-cell>
        </table:table-row>
        <table:table-row table:style-name="ro1">
          <table:table-cell office:value-type="float" office:value="8760">
            <text:p>8760</text:p>
          </table:table-cell>
          <table:table-cell table:formula="of:=IF([.A1877]&gt;[.A1876];1;0)" office:value-type="float" office:value="1">
            <text:p>1</text:p>
          </table:table-cell>
        </table:table-row>
        <table:table-row table:style-name="ro1">
          <table:table-cell office:value-type="float" office:value="8761">
            <text:p>8761</text:p>
          </table:table-cell>
          <table:table-cell table:formula="of:=IF([.A1878]&gt;[.A1877];1;0)" office:value-type="float" office:value="1">
            <text:p>1</text:p>
          </table:table-cell>
        </table:table-row>
        <table:table-row table:style-name="ro1">
          <table:table-cell office:value-type="float" office:value="8762">
            <text:p>8762</text:p>
          </table:table-cell>
          <table:table-cell table:formula="of:=IF([.A1879]&gt;[.A1878];1;0)" office:value-type="float" office:value="1">
            <text:p>1</text:p>
          </table:table-cell>
        </table:table-row>
        <table:table-row table:style-name="ro1">
          <table:table-cell office:value-type="float" office:value="8770">
            <text:p>8770</text:p>
          </table:table-cell>
          <table:table-cell table:formula="of:=IF([.A1880]&gt;[.A1879];1;0)" office:value-type="float" office:value="1">
            <text:p>1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table:formula="of:=IF([.A1881]&gt;[.A1880];1;0)" office:value-type="float" office:value="1">
            <text:p>1</text:p>
          </table:table-cell>
        </table:table-row>
        <table:table-row table:style-name="ro1">
          <table:table-cell office:value-type="float" office:value="8782">
            <text:p>8782</text:p>
          </table:table-cell>
          <table:table-cell table:formula="of:=IF([.A1882]&gt;[.A1881];1;0)" office:value-type="float" office:value="1">
            <text:p>1</text:p>
          </table:table-cell>
        </table:table-row>
        <table:table-row table:style-name="ro1">
          <table:table-cell office:value-type="float" office:value="8785">
            <text:p>8785</text:p>
          </table:table-cell>
          <table:table-cell table:formula="of:=IF([.A1883]&gt;[.A1882];1;0)" office:value-type="float" office:value="1">
            <text:p>1</text:p>
          </table:table-cell>
        </table:table-row>
        <table:table-row table:style-name="ro1">
          <table:table-cell office:value-type="float" office:value="8755">
            <text:p>8755</text:p>
          </table:table-cell>
          <table:table-cell table:formula="of:=IF([.A1884]&gt;[.A1883];1;0)" office:value-type="float" office:value="0">
            <text:p>0</text:p>
          </table:table-cell>
        </table:table-row>
        <table:table-row table:style-name="ro1">
          <table:table-cell office:value-type="float" office:value="8758">
            <text:p>8758</text:p>
          </table:table-cell>
          <table:table-cell table:formula="of:=IF([.A1885]&gt;[.A1884];1;0)" office:value-type="float" office:value="1">
            <text:p>1</text:p>
          </table:table-cell>
        </table:table-row>
        <table:table-row table:style-name="ro1">
          <table:table-cell office:value-type="float" office:value="8759">
            <text:p>8759</text:p>
          </table:table-cell>
          <table:table-cell table:formula="of:=IF([.A1886]&gt;[.A1885];1;0)" office:value-type="float" office:value="1">
            <text:p>1</text:p>
          </table:table-cell>
        </table:table-row>
        <table:table-row table:style-name="ro1">
          <table:table-cell office:value-type="float" office:value="8766">
            <text:p>8766</text:p>
          </table:table-cell>
          <table:table-cell table:formula="of:=IF([.A1887]&gt;[.A1886];1;0)" office:value-type="float" office:value="1">
            <text:p>1</text:p>
          </table:table-cell>
        </table:table-row>
        <table:table-row table:style-name="ro1">
          <table:table-cell office:value-type="float" office:value="8769">
            <text:p>8769</text:p>
          </table:table-cell>
          <table:table-cell table:formula="of:=IF([.A1888]&gt;[.A1887];1;0)" office:value-type="float" office:value="1">
            <text:p>1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table:formula="of:=IF([.A1889]&gt;[.A1888];1;0)" office:value-type="float" office:value="1">
            <text:p>1</text:p>
          </table:table-cell>
        </table:table-row>
        <table:table-row table:style-name="ro1">
          <table:table-cell office:value-type="float" office:value="8781">
            <text:p>8781</text:p>
          </table:table-cell>
          <table:table-cell table:formula="of:=IF([.A1890]&gt;[.A1889];1;0)" office:value-type="float" office:value="1">
            <text:p>1</text:p>
          </table:table-cell>
        </table:table-row>
        <table:table-row table:style-name="ro1">
          <table:table-cell office:value-type="float" office:value="8785">
            <text:p>8785</text:p>
          </table:table-cell>
          <table:table-cell table:formula="of:=IF([.A1891]&gt;[.A1890];1;0)" office:value-type="float" office:value="1">
            <text:p>1</text:p>
          </table:table-cell>
        </table:table-row>
        <table:table-row table:style-name="ro1">
          <table:table-cell office:value-type="float" office:value="8811">
            <text:p>8811</text:p>
          </table:table-cell>
          <table:table-cell table:formula="of:=IF([.A1892]&gt;[.A1891];1;0)" office:value-type="float" office:value="1">
            <text:p>1</text:p>
          </table:table-cell>
        </table:table-row>
        <table:table-row table:style-name="ro1">
          <table:table-cell office:value-type="float" office:value="8813">
            <text:p>8813</text:p>
          </table:table-cell>
          <table:table-cell table:formula="of:=IF([.A1893]&gt;[.A1892];1;0)" office:value-type="float" office:value="1">
            <text:p>1</text:p>
          </table:table-cell>
        </table:table-row>
        <table:table-row table:style-name="ro1">
          <table:table-cell office:value-type="float" office:value="8818">
            <text:p>8818</text:p>
          </table:table-cell>
          <table:table-cell table:formula="of:=IF([.A1894]&gt;[.A1893];1;0)" office:value-type="float" office:value="1">
            <text:p>1</text:p>
          </table:table-cell>
        </table:table-row>
        <table:table-row table:style-name="ro1">
          <table:table-cell office:value-type="float" office:value="8845">
            <text:p>8845</text:p>
          </table:table-cell>
          <table:table-cell table:formula="of:=IF([.A1895]&gt;[.A1894];1;0)" office:value-type="float" office:value="1">
            <text:p>1</text:p>
          </table:table-cell>
        </table:table-row>
        <table:table-row table:style-name="ro1">
          <table:table-cell office:value-type="float" office:value="8846">
            <text:p>8846</text:p>
          </table:table-cell>
          <table:table-cell table:formula="of:=IF([.A1896]&gt;[.A1895];1;0)" office:value-type="float" office:value="1">
            <text:p>1</text:p>
          </table:table-cell>
        </table:table-row>
        <table:table-row table:style-name="ro1">
          <table:table-cell office:value-type="float" office:value="8864">
            <text:p>8864</text:p>
          </table:table-cell>
          <table:table-cell table:formula="of:=IF([.A1897]&gt;[.A1896];1;0)" office:value-type="float" office:value="1">
            <text:p>1</text:p>
          </table:table-cell>
        </table:table-row>
        <table:table-row table:style-name="ro1">
          <table:table-cell office:value-type="float" office:value="8869">
            <text:p>8869</text:p>
          </table:table-cell>
          <table:table-cell table:formula="of:=IF([.A1898]&gt;[.A1897];1;0)" office:value-type="float" office:value="1">
            <text:p>1</text:p>
          </table:table-cell>
        </table:table-row>
        <table:table-row table:style-name="ro1">
          <table:table-cell office:value-type="float" office:value="8873">
            <text:p>8873</text:p>
          </table:table-cell>
          <table:table-cell table:formula="of:=IF([.A1899]&gt;[.A1898];1;0)" office:value-type="float" office:value="1">
            <text:p>1</text:p>
          </table:table-cell>
        </table:table-row>
        <table:table-row table:style-name="ro1">
          <table:table-cell office:value-type="float" office:value="8875">
            <text:p>8875</text:p>
          </table:table-cell>
          <table:table-cell table:formula="of:=IF([.A1900]&gt;[.A1899];1;0)" office:value-type="float" office:value="1">
            <text:p>1</text:p>
          </table:table-cell>
        </table:table-row>
        <table:table-row table:style-name="ro1">
          <table:table-cell office:value-type="float" office:value="8879">
            <text:p>8879</text:p>
          </table:table-cell>
          <table:table-cell table:formula="of:=IF([.A1901]&gt;[.A1900];1;0)" office:value-type="float" office:value="1">
            <text:p>1</text:p>
          </table:table-cell>
        </table:table-row>
        <table:table-row table:style-name="ro1">
          <table:table-cell office:value-type="float" office:value="8884">
            <text:p>8884</text:p>
          </table:table-cell>
          <table:table-cell table:formula="of:=IF([.A1902]&gt;[.A1901];1;0)" office:value-type="float" office:value="1">
            <text:p>1</text:p>
          </table:table-cell>
        </table:table-row>
        <table:table-row table:style-name="ro1">
          <table:table-cell office:value-type="float" office:value="8886">
            <text:p>8886</text:p>
          </table:table-cell>
          <table:table-cell table:formula="of:=IF([.A1903]&gt;[.A1902];1;0)" office:value-type="float" office:value="1">
            <text:p>1</text:p>
          </table:table-cell>
        </table:table-row>
        <table:table-row table:style-name="ro1">
          <table:table-cell office:value-type="float" office:value="8887">
            <text:p>8887</text:p>
          </table:table-cell>
          <table:table-cell table:formula="of:=IF([.A1904]&gt;[.A1903];1;0)" office:value-type="float" office:value="1">
            <text:p>1</text:p>
          </table:table-cell>
        </table:table-row>
        <table:table-row table:style-name="ro1">
          <table:table-cell office:value-type="float" office:value="8890">
            <text:p>8890</text:p>
          </table:table-cell>
          <table:table-cell table:formula="of:=IF([.A1905]&gt;[.A1904];1;0)" office:value-type="float" office:value="1">
            <text:p>1</text:p>
          </table:table-cell>
        </table:table-row>
        <table:table-row table:style-name="ro1">
          <table:table-cell office:value-type="float" office:value="8891">
            <text:p>8891</text:p>
          </table:table-cell>
          <table:table-cell table:formula="of:=IF([.A1906]&gt;[.A1905];1;0)" office:value-type="float" office:value="1">
            <text:p>1</text:p>
          </table:table-cell>
        </table:table-row>
        <table:table-row table:style-name="ro1">
          <table:table-cell office:value-type="float" office:value="8892">
            <text:p>8892</text:p>
          </table:table-cell>
          <table:table-cell table:formula="of:=IF([.A1907]&gt;[.A1906];1;0)" office:value-type="float" office:value="1">
            <text:p>1</text:p>
          </table:table-cell>
        </table:table-row>
        <table:table-row table:style-name="ro1">
          <table:table-cell office:value-type="float" office:value="8893">
            <text:p>8893</text:p>
          </table:table-cell>
          <table:table-cell table:formula="of:=IF([.A1908]&gt;[.A1907];1;0)" office:value-type="float" office:value="1">
            <text:p>1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table:formula="of:=IF([.A1909]&gt;[.A1908];1;0)" office:value-type="float" office:value="1">
            <text:p>1</text:p>
          </table:table-cell>
        </table:table-row>
        <table:table-row table:style-name="ro1">
          <table:table-cell office:value-type="float" office:value="8925">
            <text:p>8925</text:p>
          </table:table-cell>
          <table:table-cell table:formula="of:=IF([.A1910]&gt;[.A1909];1;0)" office:value-type="float" office:value="1">
            <text:p>1</text:p>
          </table:table-cell>
        </table:table-row>
        <table:table-row table:style-name="ro1">
          <table:table-cell office:value-type="float" office:value="8927">
            <text:p>8927</text:p>
          </table:table-cell>
          <table:table-cell table:formula="of:=IF([.A1911]&gt;[.A1910];1;0)" office:value-type="float" office:value="1">
            <text:p>1</text:p>
          </table:table-cell>
        </table:table-row>
        <table:table-row table:style-name="ro1">
          <table:table-cell office:value-type="float" office:value="8929">
            <text:p>8929</text:p>
          </table:table-cell>
          <table:table-cell table:formula="of:=IF([.A1912]&gt;[.A1911];1;0)" office:value-type="float" office:value="1">
            <text:p>1</text:p>
          </table:table-cell>
        </table:table-row>
        <table:table-row table:style-name="ro1">
          <table:table-cell office:value-type="float" office:value="8932">
            <text:p>8932</text:p>
          </table:table-cell>
          <table:table-cell table:formula="of:=IF([.A1913]&gt;[.A1912];1;0)" office:value-type="float" office:value="1">
            <text:p>1</text:p>
          </table:table-cell>
        </table:table-row>
        <table:table-row table:style-name="ro1">
          <table:table-cell office:value-type="float" office:value="8936">
            <text:p>8936</text:p>
          </table:table-cell>
          <table:table-cell table:formula="of:=IF([.A1914]&gt;[.A1913];1;0)" office:value-type="float" office:value="1">
            <text:p>1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table:formula="of:=IF([.A1915]&gt;[.A1914];1;0)" office:value-type="float" office:value="0">
            <text:p>0</text:p>
          </table:table-cell>
        </table:table-row>
        <table:table-row table:style-name="ro1">
          <table:table-cell office:value-type="float" office:value="8924">
            <text:p>8924</text:p>
          </table:table-cell>
          <table:table-cell table:formula="of:=IF([.A1916]&gt;[.A1915];1;0)" office:value-type="float" office:value="1">
            <text:p>1</text:p>
          </table:table-cell>
        </table:table-row>
        <table:table-row table:style-name="ro1">
          <table:table-cell office:value-type="float" office:value="8916">
            <text:p>8916</text:p>
          </table:table-cell>
          <table:table-cell table:formula="of:=IF([.A1917]&gt;[.A1916];1;0)" office:value-type="float" office:value="0">
            <text:p>0</text:p>
          </table:table-cell>
        </table:table-row>
        <table:table-row table:style-name="ro1">
          <table:table-cell office:value-type="float" office:value="8923">
            <text:p>8923</text:p>
          </table:table-cell>
          <table:table-cell table:formula="of:=IF([.A1918]&gt;[.A1917];1;0)" office:value-type="float" office:value="1">
            <text:p>1</text:p>
          </table:table-cell>
        </table:table-row>
        <table:table-row table:style-name="ro1">
          <table:table-cell office:value-type="float" office:value="8924">
            <text:p>8924</text:p>
          </table:table-cell>
          <table:table-cell table:formula="of:=IF([.A1919]&gt;[.A1918];1;0)" office:value-type="float" office:value="1">
            <text:p>1</text:p>
          </table:table-cell>
        </table:table-row>
        <table:table-row table:style-name="ro1">
          <table:table-cell office:value-type="float" office:value="8926">
            <text:p>8926</text:p>
          </table:table-cell>
          <table:table-cell table:formula="of:=IF([.A1920]&gt;[.A1919];1;0)" office:value-type="float" office:value="1">
            <text:p>1</text:p>
          </table:table-cell>
        </table:table-row>
        <table:table-row table:style-name="ro1">
          <table:table-cell office:value-type="float" office:value="8937">
            <text:p>8937</text:p>
          </table:table-cell>
          <table:table-cell table:formula="of:=IF([.A1921]&gt;[.A1920];1;0)" office:value-type="float" office:value="1">
            <text:p>1</text:p>
          </table:table-cell>
        </table:table-row>
        <table:table-row table:style-name="ro1">
          <table:table-cell office:value-type="float" office:value="8938">
            <text:p>8938</text:p>
          </table:table-cell>
          <table:table-cell table:formula="of:=IF([.A1922]&gt;[.A1921];1;0)" office:value-type="float" office:value="1">
            <text:p>1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table:formula="of:=IF([.A1923]&gt;[.A1922];1;0)" office:value-type="float" office:value="1">
            <text:p>1</text:p>
          </table:table-cell>
        </table:table-row>
        <table:table-row table:style-name="ro1">
          <table:table-cell office:value-type="float" office:value="8948">
            <text:p>8948</text:p>
          </table:table-cell>
          <table:table-cell table:formula="of:=IF([.A1924]&gt;[.A1923];1;0)" office:value-type="float" office:value="1">
            <text:p>1</text:p>
          </table:table-cell>
        </table:table-row>
        <table:table-row table:style-name="ro1">
          <table:table-cell office:value-type="float" office:value="8951">
            <text:p>8951</text:p>
          </table:table-cell>
          <table:table-cell table:formula="of:=IF([.A1925]&gt;[.A1924];1;0)" office:value-type="float" office:value="1">
            <text:p>1</text:p>
          </table:table-cell>
        </table:table-row>
        <table:table-row table:style-name="ro1">
          <table:table-cell office:value-type="float" office:value="8957">
            <text:p>8957</text:p>
          </table:table-cell>
          <table:table-cell table:formula="of:=IF([.A1926]&gt;[.A1925];1;0)" office:value-type="float" office:value="1">
            <text:p>1</text:p>
          </table:table-cell>
        </table:table-row>
        <table:table-row table:style-name="ro1">
          <table:table-cell office:value-type="float" office:value="8960">
            <text:p>8960</text:p>
          </table:table-cell>
          <table:table-cell table:formula="of:=IF([.A1927]&gt;[.A1926];1;0)" office:value-type="float" office:value="1">
            <text:p>1</text:p>
          </table:table-cell>
        </table:table-row>
        <table:table-row table:style-name="ro1">
          <table:table-cell office:value-type="float" office:value="8950">
            <text:p>8950</text:p>
          </table:table-cell>
          <table:table-cell table:formula="of:=IF([.A1928]&gt;[.A1927];1;0)" office:value-type="float" office:value="0">
            <text:p>0</text:p>
          </table:table-cell>
        </table:table-row>
        <table:table-row table:style-name="ro1">
          <table:table-cell office:value-type="float" office:value="8980">
            <text:p>8980</text:p>
          </table:table-cell>
          <table:table-cell table:formula="of:=IF([.A1929]&gt;[.A1928];1;0)" office:value-type="float" office:value="1">
            <text:p>1</text:p>
          </table:table-cell>
        </table:table-row>
        <table:table-row table:style-name="ro1">
          <table:table-cell office:value-type="float" office:value="9004">
            <text:p>9004</text:p>
          </table:table-cell>
          <table:table-cell table:formula="of:=IF([.A1930]&gt;[.A1929];1;0)" office:value-type="float" office:value="1">
            <text:p>1</text:p>
          </table:table-cell>
        </table:table-row>
        <table:table-row table:style-name="ro1">
          <table:table-cell office:value-type="float" office:value="9007">
            <text:p>9007</text:p>
          </table:table-cell>
          <table:table-cell table:formula="of:=IF([.A1931]&gt;[.A1930];1;0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table:formula="of:=IF([.A1932]&gt;[.A1931];1;0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table:formula="of:=IF([.A1933]&gt;[.A1932];1;0)" office:value-type="float" office:value="1">
            <text:p>1</text:p>
          </table:table-cell>
        </table:table-row>
        <table:table-row table:style-name="ro1">
          <table:table-cell office:value-type="float" office:value="9010">
            <text:p>9010</text:p>
          </table:table-cell>
          <table:table-cell table:formula="of:=IF([.A1934]&gt;[.A1933];1;0)" office:value-type="float" office:value="1">
            <text:p>1</text:p>
          </table:table-cell>
        </table:table-row>
        <table:table-row table:style-name="ro1">
          <table:table-cell office:value-type="float" office:value="9011">
            <text:p>9011</text:p>
          </table:table-cell>
          <table:table-cell table:formula="of:=IF([.A1935]&gt;[.A1934];1;0)" office:value-type="float" office:value="1">
            <text:p>1</text:p>
          </table:table-cell>
        </table:table-row>
        <table:table-row table:style-name="ro1">
          <table:table-cell office:value-type="float" office:value="9012">
            <text:p>9012</text:p>
          </table:table-cell>
          <table:table-cell table:formula="of:=IF([.A1936]&gt;[.A1935];1;0)" office:value-type="float" office:value="1">
            <text:p>1</text:p>
          </table:table-cell>
        </table:table-row>
        <table:table-row table:style-name="ro1">
          <table:table-cell office:value-type="float" office:value="9015">
            <text:p>9015</text:p>
          </table:table-cell>
          <table:table-cell table:formula="of:=IF([.A1937]&gt;[.A1936];1;0)" office:value-type="float" office:value="1">
            <text:p>1</text:p>
          </table:table-cell>
        </table:table-row>
        <table:table-row table:style-name="ro1">
          <table:table-cell office:value-type="float" office:value="9011">
            <text:p>9011</text:p>
          </table:table-cell>
          <table:table-cell table:formula="of:=IF([.A1938]&gt;[.A1937];1;0)" office:value-type="float" office:value="0">
            <text:p>0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table:formula="of:=IF([.A1939]&gt;[.A1938];1;0)" office:value-type="float" office:value="0">
            <text:p>0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table:formula="of:=IF([.A1940]&gt;[.A1939];1;0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table:formula="of:=IF([.A1941]&gt;[.A1940];1;0)" office:value-type="float" office:value="0">
            <text:p>0</text:p>
          </table:table-cell>
        </table:table-row>
        <table:table-row table:style-name="ro1">
          <table:table-cell office:value-type="float" office:value="9018">
            <text:p>9018</text:p>
          </table:table-cell>
          <table:table-cell table:formula="of:=IF([.A1942]&gt;[.A1941];1;0)" office:value-type="float" office:value="1">
            <text:p>1</text:p>
          </table:table-cell>
        </table:table-row>
        <table:table-row table:style-name="ro1">
          <table:table-cell office:value-type="float" office:value="9017">
            <text:p>9017</text:p>
          </table:table-cell>
          <table:table-cell table:formula="of:=IF([.A1943]&gt;[.A1942];1;0)" office:value-type="float" office:value="0">
            <text:p>0</text:p>
          </table:table-cell>
        </table:table-row>
        <table:table-row table:style-name="ro1">
          <table:table-cell office:value-type="float" office:value="9038">
            <text:p>9038</text:p>
          </table:table-cell>
          <table:table-cell table:formula="of:=IF([.A1944]&gt;[.A1943];1;0)" office:value-type="float" office:value="1">
            <text:p>1</text:p>
          </table:table-cell>
        </table:table-row>
        <table:table-row table:style-name="ro1">
          <table:table-cell office:value-type="float" office:value="9047">
            <text:p>9047</text:p>
          </table:table-cell>
          <table:table-cell table:formula="of:=IF([.A1945]&gt;[.A1944];1;0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table:formula="of:=IF([.A1946]&gt;[.A1945];1;0)" office:value-type="float" office:value="1">
            <text:p>1</text:p>
          </table:table-cell>
        </table:table-row>
        <table:table-row table:style-name="ro1">
          <table:table-cell office:value-type="float" office:value="9055">
            <text:p>9055</text:p>
          </table:table-cell>
          <table:table-cell table:formula="of:=IF([.A1947]&gt;[.A1946];1;0)" office:value-type="float" office:value="1">
            <text:p>1</text:p>
          </table:table-cell>
        </table:table-row>
        <table:table-row table:style-name="ro1">
          <table:table-cell office:value-type="float" office:value="9061">
            <text:p>9061</text:p>
          </table:table-cell>
          <table:table-cell table:formula="of:=IF([.A1948]&gt;[.A1947];1;0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table:formula="of:=IF([.A1949]&gt;[.A1948];1;0)" office:value-type="float" office:value="1">
            <text:p>1</text:p>
          </table:table-cell>
        </table:table-row>
        <table:table-row table:style-name="ro1">
          <table:table-cell office:value-type="float" office:value="9074">
            <text:p>9074</text:p>
          </table:table-cell>
          <table:table-cell table:formula="of:=IF([.A1950]&gt;[.A1949];1;0)" office:value-type="float" office:value="1">
            <text:p>1</text:p>
          </table:table-cell>
        </table:table-row>
        <table:table-row table:style-name="ro1">
          <table:table-cell office:value-type="float" office:value="9075">
            <text:p>9075</text:p>
          </table:table-cell>
          <table:table-cell table:formula="of:=IF([.A1951]&gt;[.A1950];1;0)" office:value-type="float" office:value="1">
            <text:p>1</text:p>
          </table:table-cell>
        </table:table-row>
        <table:table-row table:style-name="ro1">
          <table:table-cell office:value-type="float" office:value="9078">
            <text:p>9078</text:p>
          </table:table-cell>
          <table:table-cell table:formula="of:=IF([.A1952]&gt;[.A1951];1;0)" office:value-type="float" office:value="1">
            <text:p>1</text:p>
          </table:table-cell>
        </table:table-row>
        <table:table-row table:style-name="ro1">
          <table:table-cell office:value-type="float" office:value="9064">
            <text:p>9064</text:p>
          </table:table-cell>
          <table:table-cell table:formula="of:=IF([.A1953]&gt;[.A1952];1;0)" office:value-type="float" office:value="0">
            <text:p>0</text:p>
          </table:table-cell>
        </table:table-row>
        <table:table-row table:style-name="ro1">
          <table:table-cell office:value-type="float" office:value="9081">
            <text:p>9081</text:p>
          </table:table-cell>
          <table:table-cell table:formula="of:=IF([.A1954]&gt;[.A1953];1;0)" office:value-type="float" office:value="1">
            <text:p>1</text:p>
          </table:table-cell>
        </table:table-row>
        <table:table-row table:style-name="ro1">
          <table:table-cell office:value-type="float" office:value="9091">
            <text:p>9091</text:p>
          </table:table-cell>
          <table:table-cell table:formula="of:=IF([.A1955]&gt;[.A1954];1;0)" office:value-type="float" office:value="1">
            <text:p>1</text:p>
          </table:table-cell>
        </table:table-row>
        <table:table-row table:style-name="ro1">
          <table:table-cell office:value-type="float" office:value="9090">
            <text:p>9090</text:p>
          </table:table-cell>
          <table:table-cell table:formula="of:=IF([.A1956]&gt;[.A1955];1;0)" office:value-type="float" office:value="0">
            <text:p>0</text:p>
          </table:table-cell>
        </table:table-row>
        <table:table-row table:style-name="ro1">
          <table:table-cell office:value-type="float" office:value="9103">
            <text:p>9103</text:p>
          </table:table-cell>
          <table:table-cell table:formula="of:=IF([.A1957]&gt;[.A1956];1;0)" office:value-type="float" office:value="1">
            <text:p>1</text:p>
          </table:table-cell>
        </table:table-row>
        <table:table-row table:style-name="ro1">
          <table:table-cell office:value-type="float" office:value="9079">
            <text:p>9079</text:p>
          </table:table-cell>
          <table:table-cell table:formula="of:=IF([.A1958]&gt;[.A1957];1;0)" office:value-type="float" office:value="0">
            <text:p>0</text:p>
          </table:table-cell>
        </table:table-row>
        <table:table-row table:style-name="ro1">
          <table:table-cell office:value-type="float" office:value="9080">
            <text:p>9080</text:p>
          </table:table-cell>
          <table:table-cell table:formula="of:=IF([.A1959]&gt;[.A1958];1;0)" office:value-type="float" office:value="1">
            <text:p>1</text:p>
          </table:table-cell>
        </table:table-row>
        <table:table-row table:style-name="ro1">
          <table:table-cell office:value-type="float" office:value="9105">
            <text:p>9105</text:p>
          </table:table-cell>
          <table:table-cell table:formula="of:=IF([.A1960]&gt;[.A1959];1;0)" office:value-type="float" office:value="1">
            <text:p>1</text:p>
          </table:table-cell>
        </table:table-row>
        <table:table-row table:style-name="ro1">
          <table:table-cell office:value-type="float" office:value="9113">
            <text:p>9113</text:p>
          </table:table-cell>
          <table:table-cell table:formula="of:=IF([.A1961]&gt;[.A1960];1;0)" office:value-type="float" office:value="1">
            <text:p>1</text:p>
          </table:table-cell>
        </table:table-row>
        <table:table-row table:style-name="ro1">
          <table:table-cell office:value-type="float" office:value="9115">
            <text:p>9115</text:p>
          </table:table-cell>
          <table:table-cell table:formula="of:=IF([.A1962]&gt;[.A1961];1;0)" office:value-type="float" office:value="1">
            <text:p>1</text:p>
          </table:table-cell>
        </table:table-row>
        <table:table-row table:style-name="ro1">
          <table:table-cell office:value-type="float" office:value="9116">
            <text:p>9116</text:p>
          </table:table-cell>
          <table:table-cell table:formula="of:=IF([.A1963]&gt;[.A1962];1;0)" office:value-type="float" office:value="1">
            <text:p>1</text:p>
          </table:table-cell>
        </table:table-row>
        <table:table-row table:style-name="ro1">
          <table:table-cell office:value-type="float" office:value="9117">
            <text:p>9117</text:p>
          </table:table-cell>
          <table:table-cell table:formula="of:=IF([.A1964]&gt;[.A1963];1;0)" office:value-type="float" office:value="1">
            <text:p>1</text:p>
          </table:table-cell>
        </table:table-row>
        <table:table-row table:style-name="ro1">
          <table:table-cell office:value-type="float" office:value="9144">
            <text:p>9144</text:p>
          </table:table-cell>
          <table:table-cell table:formula="of:=IF([.A1965]&gt;[.A1964];1;0)" office:value-type="float" office:value="1">
            <text:p>1</text:p>
          </table:table-cell>
        </table:table-row>
        <table:table-row table:style-name="ro1">
          <table:table-cell office:value-type="float" office:value="9148">
            <text:p>9148</text:p>
          </table:table-cell>
          <table:table-cell table:formula="of:=IF([.A1966]&gt;[.A1965];1;0)" office:value-type="float" office:value="1">
            <text:p>1</text:p>
          </table:table-cell>
        </table:table-row>
        <table:table-row table:style-name="ro1">
          <table:table-cell office:value-type="float" office:value="9149">
            <text:p>9149</text:p>
          </table:table-cell>
          <table:table-cell table:formula="of:=IF([.A1967]&gt;[.A1966];1;0)" office:value-type="float" office:value="1">
            <text:p>1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table:formula="of:=IF([.A1968]&gt;[.A1967];1;0)" office:value-type="float" office:value="1">
            <text:p>1</text:p>
          </table:table-cell>
        </table:table-row>
        <table:table-row table:style-name="ro1">
          <table:table-cell office:value-type="float" office:value="9163">
            <text:p>9163</text:p>
          </table:table-cell>
          <table:table-cell table:formula="of:=IF([.A1969]&gt;[.A1968];1;0)" office:value-type="float" office:value="1">
            <text:p>1</text:p>
          </table:table-cell>
        </table:table-row>
        <table:table-row table:style-name="ro1">
          <table:table-cell office:value-type="float" office:value="9165">
            <text:p>9165</text:p>
          </table:table-cell>
          <table:table-cell table:formula="of:=IF([.A1970]&gt;[.A1969];1;0)" office:value-type="float" office:value="1">
            <text:p>1</text:p>
          </table:table-cell>
        </table:table-row>
        <table:table-row table:style-name="ro1">
          <table:table-cell office:value-type="float" office:value="9166">
            <text:p>9166</text:p>
          </table:table-cell>
          <table:table-cell table:formula="of:=IF([.A1971]&gt;[.A1970];1;0)" office:value-type="float" office:value="1">
            <text:p>1</text:p>
          </table:table-cell>
        </table:table-row>
        <table:table-row table:style-name="ro1">
          <table:table-cell office:value-type="float" office:value="9167">
            <text:p>9167</text:p>
          </table:table-cell>
          <table:table-cell table:formula="of:=IF([.A1972]&gt;[.A1971];1;0)" office:value-type="float" office:value="1">
            <text:p>1</text:p>
          </table:table-cell>
        </table:table-row>
        <table:table-row table:style-name="ro1">
          <table:table-cell office:value-type="float" office:value="9169">
            <text:p>9169</text:p>
          </table:table-cell>
          <table:table-cell table:formula="of:=IF([.A1973]&gt;[.A1972];1;0)" office:value-type="float" office:value="1">
            <text:p>1</text:p>
          </table:table-cell>
        </table:table-row>
        <table:table-row table:style-name="ro1">
          <table:table-cell office:value-type="float" office:value="9171">
            <text:p>9171</text:p>
          </table:table-cell>
          <table:table-cell table:formula="of:=IF([.A1974]&gt;[.A1973];1;0)" office:value-type="float" office:value="1">
            <text:p>1</text:p>
          </table:table-cell>
        </table:table-row>
        <table:table-row table:style-name="ro1">
          <table:table-cell office:value-type="float" office:value="9173">
            <text:p>9173</text:p>
          </table:table-cell>
          <table:table-cell table:formula="of:=IF([.A1975]&gt;[.A1974];1;0)" office:value-type="float" office:value="1">
            <text:p>1</text:p>
          </table:table-cell>
        </table:table-row>
        <table:table-row table:style-name="ro1">
          <table:table-cell office:value-type="float" office:value="9175">
            <text:p>9175</text:p>
          </table:table-cell>
          <table:table-cell table:formula="of:=IF([.A1976]&gt;[.A1975];1;0)" office:value-type="float" office:value="1">
            <text:p>1</text:p>
          </table:table-cell>
        </table:table-row>
        <table:table-row table:style-name="ro1">
          <table:table-cell office:value-type="float" office:value="9196">
            <text:p>9196</text:p>
          </table:table-cell>
          <table:table-cell table:formula="of:=IF([.A1977]&gt;[.A1976];1;0)" office:value-type="float" office:value="1">
            <text:p>1</text:p>
          </table:table-cell>
        </table:table-row>
        <table:table-row table:style-name="ro1">
          <table:table-cell office:value-type="float" office:value="9201">
            <text:p>9201</text:p>
          </table:table-cell>
          <table:table-cell table:formula="of:=IF([.A1978]&gt;[.A1977];1;0)" office:value-type="float" office:value="1">
            <text:p>1</text:p>
          </table:table-cell>
        </table:table-row>
        <table:table-row table:style-name="ro1">
          <table:table-cell office:value-type="float" office:value="9206">
            <text:p>9206</text:p>
          </table:table-cell>
          <table:table-cell table:formula="of:=IF([.A1979]&gt;[.A1978];1;0)" office:value-type="float" office:value="1">
            <text:p>1</text:p>
          </table:table-cell>
        </table:table-row>
        <table:table-row table:style-name="ro1">
          <table:table-cell office:value-type="float" office:value="9211">
            <text:p>9211</text:p>
          </table:table-cell>
          <table:table-cell table:formula="of:=IF([.A1980]&gt;[.A1979];1;0)" office:value-type="float" office:value="1">
            <text:p>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table:formula="of:=IF([.A1981]&gt;[.A1980];1;0)" office:value-type="float" office:value="1">
            <text:p>1</text:p>
          </table:table-cell>
        </table:table-row>
        <table:table-row table:style-name="ro1">
          <table:table-cell office:value-type="float" office:value="9217">
            <text:p>9217</text:p>
          </table:table-cell>
          <table:table-cell table:formula="of:=IF([.A1982]&gt;[.A1981];1;0)" office:value-type="float" office:value="1">
            <text:p>1</text:p>
          </table:table-cell>
        </table:table-row>
        <table:table-row table:style-name="ro1">
          <table:table-cell office:value-type="float" office:value="9218">
            <text:p>9218</text:p>
          </table:table-cell>
          <table:table-cell table:formula="of:=IF([.A1983]&gt;[.A1982];1;0)" office:value-type="float" office:value="1">
            <text:p>1</text:p>
          </table:table-cell>
        </table:table-row>
        <table:table-row table:style-name="ro1">
          <table:table-cell office:value-type="float" office:value="9224">
            <text:p>9224</text:p>
          </table:table-cell>
          <table:table-cell table:formula="of:=IF([.A1984]&gt;[.A1983];1;0)" office:value-type="float" office:value="1">
            <text:p>1</text:p>
          </table:table-cell>
        </table:table-row>
        <table:table-row table:style-name="ro1">
          <table:table-cell office:value-type="float" office:value="9243">
            <text:p>9243</text:p>
          </table:table-cell>
          <table:table-cell table:formula="of:=IF([.A1985]&gt;[.A1984];1;0)" office:value-type="float" office:value="1">
            <text:p>1</text:p>
          </table:table-cell>
        </table:table-row>
        <table:table-row table:style-name="ro1">
          <table:table-cell office:value-type="float" office:value="9248">
            <text:p>9248</text:p>
          </table:table-cell>
          <table:table-cell table:formula="of:=IF([.A1986]&gt;[.A1985];1;0)" office:value-type="float" office:value="1">
            <text:p>1</text:p>
          </table:table-cell>
        </table:table-row>
        <table:table-row table:style-name="ro1">
          <table:table-cell office:value-type="float" office:value="9238">
            <text:p>9238</text:p>
          </table:table-cell>
          <table:table-cell table:formula="of:=IF([.A1987]&gt;[.A1986];1;0)" office:value-type="float" office:value="0">
            <text:p>0</text:p>
          </table:table-cell>
        </table:table-row>
        <table:table-row table:style-name="ro1">
          <table:table-cell office:value-type="float" office:value="9244">
            <text:p>9244</text:p>
          </table:table-cell>
          <table:table-cell table:formula="of:=IF([.A1988]&gt;[.A1987];1;0)" office:value-type="float" office:value="1">
            <text:p>1</text:p>
          </table:table-cell>
        </table:table-row>
        <table:table-row table:style-name="ro1">
          <table:table-cell office:value-type="float" office:value="9256">
            <text:p>9256</text:p>
          </table:table-cell>
          <table:table-cell table:formula="of:=IF([.A1989]&gt;[.A1988];1;0)" office:value-type="float" office:value="1">
            <text:p>1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table:formula="of:=IF([.A1990]&gt;[.A1989];1;0)" office:value-type="float" office:value="1">
            <text:p>1</text:p>
          </table:table-cell>
        </table:table-row>
        <table:table-row table:style-name="ro1">
          <table:table-cell office:value-type="float" office:value="9253">
            <text:p>9253</text:p>
          </table:table-cell>
          <table:table-cell table:formula="of:=IF([.A1991]&gt;[.A1990];1;0)" office:value-type="float" office:value="0">
            <text:p>0</text:p>
          </table:table-cell>
        </table:table-row>
        <table:table-row table:style-name="ro1">
          <table:table-cell office:value-type="float" office:value="9261">
            <text:p>9261</text:p>
          </table:table-cell>
          <table:table-cell table:formula="of:=IF([.A1992]&gt;[.A1991];1;0)" office:value-type="float" office:value="1">
            <text:p>1</text:p>
          </table:table-cell>
        </table:table-row>
        <table:table-row table:style-name="ro1">
          <table:table-cell office:value-type="float" office:value="9263">
            <text:p>9263</text:p>
          </table:table-cell>
          <table:table-cell table:formula="of:=IF([.A1993]&gt;[.A1992];1;0)" office:value-type="float" office:value="1">
            <text:p>1</text:p>
          </table:table-cell>
        </table:table-row>
        <table:table-row table:style-name="ro1">
          <table:table-cell office:value-type="float" office:value="9262">
            <text:p>9262</text:p>
          </table:table-cell>
          <table:table-cell table:formula="of:=IF([.A1994]&gt;[.A1993];1;0)" office:value-type="float" office:value="0">
            <text:p>0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table:formula="of:=IF([.A1995]&gt;[.A1994];1;0)" office:value-type="float" office:value="0">
            <text:p>0</text:p>
          </table:table-cell>
        </table:table-row>
        <table:table-row table:style-name="ro1">
          <table:table-cell office:value-type="float" office:value="9267">
            <text:p>9267</text:p>
          </table:table-cell>
          <table:table-cell table:formula="of:=IF([.A1996]&gt;[.A1995];1;0)" office:value-type="float" office:value="1">
            <text:p>1</text:p>
          </table:table-cell>
        </table:table-row>
        <table:table-row table:style-name="ro1">
          <table:table-cell office:value-type="float" office:value="9274">
            <text:p>9274</text:p>
          </table:table-cell>
          <table:table-cell table:formula="of:=IF([.A1997]&gt;[.A1996];1;0)" office:value-type="float" office:value="1">
            <text:p>1</text:p>
          </table:table-cell>
        </table:table-row>
        <table:table-row table:style-name="ro1">
          <table:table-cell office:value-type="float" office:value="9279">
            <text:p>9279</text:p>
          </table:table-cell>
          <table:table-cell table:formula="of:=IF([.A1998]&gt;[.A1997];1;0)" office:value-type="float" office:value="1">
            <text:p>1</text:p>
          </table:table-cell>
        </table:table-row>
        <table:table-row table:style-name="ro1">
          <table:table-cell office:value-type="float" office:value="9298">
            <text:p>9298</text:p>
          </table:table-cell>
          <table:table-cell table:formula="of:=IF([.A1999]&gt;[.A1998];1;0)" office:value-type="float" office:value="1">
            <text:p>1</text:p>
          </table:table-cell>
        </table:table-row>
        <table:table-row table:style-name="ro1">
          <table:table-cell office:value-type="float" office:value="9299">
            <text:p>9299</text:p>
          </table:table-cell>
          <table:table-cell table:formula="of:=IF([.A2000]&gt;[.A1999];1;0)" office:value-type="float" office:value="1">
            <text:p>1</text:p>
          </table:table-cell>
        </table:table-row>
        <table:table-row table:style-name="ro2">
          <table:table-cell table:style-name="Default"/>
          <table:table-cell table:formula="of:=SUM([.B1:.B2000])" office:value-type="float" office:value="1688">
            <text:p>1688</text:p>
          </table:table-cell>
        </table:table-row>
      </table:table>
      <table:table table:name="Ark2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73">
            <text:p>173</text:p>
          </table:table-cell>
          <table:table-cell table:formula="of:=SUM([.A1:.A3])" office:value-type="float" office:value="530">
            <text:p>53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table:formula="of:=SUM([.A2:.A4])" office:value-type="float" office:value="544">
            <text:p>544</text:p>
          </table:table-cell>
          <table:table-cell table:formula="of:=IF([.B2]&gt;[.B1];1;0)" office:value-type="float" office:value="1">
            <text:p>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SUM([.A3:.A5])" office:value-type="float" office:value="562">
            <text:p>562</text:p>
          </table:table-cell>
          <table:table-cell table:formula="of:=IF([.B3]&gt;[.B2];1;0)" office:value-type="float" office:value="1">
            <text:p>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SUM([.A4:.A6])" office:value-type="float" office:value="582">
            <text:p>582</text:p>
          </table:table-cell>
          <table:table-cell table:formula="of:=IF([.B4]&gt;[.B3];1;0)"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SUM([.A5:.A7])" office:value-type="float" office:value="595">
            <text:p>595</text:p>
          </table:table-cell>
          <table:table-cell table:formula="of:=IF([.B5]&gt;[.B4];1;0)" office:value-type="float" office:value="1">
            <text:p>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SUM([.A6:.A8])" office:value-type="float" office:value="600">
            <text:p>600</text:p>
          </table:table-cell>
          <table:table-cell table:formula="of:=IF([.B6]&gt;[.B5];1;0)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SUM([.A7:.A9])" office:value-type="float" office:value="611">
            <text:p>611</text:p>
          </table:table-cell>
          <table:table-cell table:formula="of:=IF([.B7]&gt;[.B6];1;0)" office:value-type="float" office:value="1">
            <text:p>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SUM([.A8:.A10])" office:value-type="float" office:value="620">
            <text:p>620</text:p>
          </table:table-cell>
          <table:table-cell table:formula="of:=IF([.B8]&gt;[.B7];1;0)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SUM([.A9:.A11])" office:value-type="float" office:value="629">
            <text:p>629</text:p>
          </table:table-cell>
          <table:table-cell table:formula="of:=IF([.B9]&gt;[.B8];1;0)"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SUM([.A10:.A12])" office:value-type="float" office:value="630">
            <text:p>630</text:p>
          </table:table-cell>
          <table:table-cell table:formula="of:=IF([.B10]&gt;[.B9];1;0)"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SUM([.A11:.A13])" office:value-type="float" office:value="642">
            <text:p>642</text:p>
          </table:table-cell>
          <table:table-cell table:formula="of:=IF([.B11]&gt;[.B10];1;0)" office:value-type="float" office:value="1">
            <text:p>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SUM([.A12:.A14])" office:value-type="float" office:value="655">
            <text:p>655</text:p>
          </table:table-cell>
          <table:table-cell table:formula="of:=IF([.B12]&gt;[.B11];1;0)" office:value-type="float" office:value="1">
            <text:p>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SUM([.A13:.A15])" office:value-type="float" office:value="679">
            <text:p>679</text:p>
          </table:table-cell>
          <table:table-cell table:formula="of:=IF([.B13]&gt;[.B12];1;0)" office:value-type="float" office:value="1">
            <text:p>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SUM([.A14:.A16])" office:value-type="float" office:value="694">
            <text:p>694</text:p>
          </table:table-cell>
          <table:table-cell table:formula="of:=IF([.B14]&gt;[.B13];1;0)" office:value-type="float" office:value="1">
            <text:p>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SUM([.A15:.A17])" office:value-type="float" office:value="708">
            <text:p>708</text:p>
          </table:table-cell>
          <table:table-cell table:formula="of:=IF([.B15]&gt;[.B14];1;0)" office:value-type="float" office:value="1">
            <text:p>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SUM([.A16:.A18])" office:value-type="float" office:value="711">
            <text:p>711</text:p>
          </table:table-cell>
          <table:table-cell table:formula="of:=IF([.B16]&gt;[.B15];1;0)" office:value-type="float" office:value="1">
            <text:p>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SUM([.A17:.A19])" office:value-type="float" office:value="717">
            <text:p>717</text:p>
          </table:table-cell>
          <table:table-cell table:formula="of:=IF([.B17]&gt;[.B16];1;0)" office:value-type="float" office:value="1">
            <text:p>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SUM([.A18:.A20])" office:value-type="float" office:value="729">
            <text:p>729</text:p>
          </table:table-cell>
          <table:table-cell table:formula="of:=IF([.B18]&gt;[.B17];1;0)" office:value-type="float" office:value="1">
            <text:p>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SUM([.A19:.A21])" office:value-type="float" office:value="738">
            <text:p>738</text:p>
          </table:table-cell>
          <table:table-cell table:formula="of:=IF([.B19]&gt;[.B18];1;0)" office:value-type="float" office:value="1">
            <text:p>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SUM([.A20:.A22])" office:value-type="float" office:value="742">
            <text:p>742</text:p>
          </table:table-cell>
          <table:table-cell table:formula="of:=IF([.B20]&gt;[.B19];1;0)" office:value-type="float" office:value="1">
            <text:p>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SUM([.A21:.A23])" office:value-type="float" office:value="749">
            <text:p>749</text:p>
          </table:table-cell>
          <table:table-cell table:formula="of:=IF([.B21]&gt;[.B20];1;0)" office:value-type="float" office:value="1">
            <text:p>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SUM([.A22:.A24])" office:value-type="float" office:value="759">
            <text:p>759</text:p>
          </table:table-cell>
          <table:table-cell table:formula="of:=IF([.B22]&gt;[.B21];1;0)" office:value-type="float" office:value="1">
            <text:p>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SUM([.A23:.A25])" office:value-type="float" office:value="771">
            <text:p>771</text:p>
          </table:table-cell>
          <table:table-cell table:formula="of:=IF([.B23]&gt;[.B22];1;0)"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SUM([.A24:.A26])" office:value-type="float" office:value="772">
            <text:p>772</text:p>
          </table:table-cell>
          <table:table-cell table:formula="of:=IF([.B24]&gt;[.B23];1;0)"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SUM([.A25:.A27])" office:value-type="float" office:value="773">
            <text:p>773</text:p>
          </table:table-cell>
          <table:table-cell table:formula="of:=IF([.B25]&gt;[.B24];1;0)" office:value-type="float" office:value="1">
            <text:p>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SUM([.A26:.A28])" office:value-type="float" office:value="780">
            <text:p>780</text:p>
          </table:table-cell>
          <table:table-cell table:formula="of:=IF([.B26]&gt;[.B25];1;0)" office:value-type="float" office:value="1">
            <text:p>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SUM([.A27:.A29])" office:value-type="float" office:value="816">
            <text:p>816</text:p>
          </table:table-cell>
          <table:table-cell table:formula="of:=IF([.B27]&gt;[.B26];1;0)" office:value-type="float" office:value="1">
            <text:p>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SUM([.A28:.A30])" office:value-type="float" office:value="861">
            <text:p>861</text:p>
          </table:table-cell>
          <table:table-cell table:formula="of:=IF([.B28]&gt;[.B27];1;0)" office:value-type="float" office:value="1">
            <text:p>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SUM([.A29:.A31])" office:value-type="float" office:value="900">
            <text:p>900</text:p>
          </table:table-cell>
          <table:table-cell table:formula="of:=IF([.B29]&gt;[.B28];1;0)" office:value-type="float" office:value="1">
            <text:p>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SUM([.A30:.A32])" office:value-type="float" office:value="924">
            <text:p>924</text:p>
          </table:table-cell>
          <table:table-cell table:formula="of:=IF([.B30]&gt;[.B29];1;0)"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SUM([.A31:.A33])" office:value-type="float" office:value="943">
            <text:p>943</text:p>
          </table:table-cell>
          <table:table-cell table:formula="of:=IF([.B31]&gt;[.B30];1;0)" office:value-type="float" office:value="1">
            <text:p>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SUM([.A32:.A34])" office:value-type="float" office:value="969">
            <text:p>969</text:p>
          </table:table-cell>
          <table:table-cell table:formula="of:=IF([.B32]&gt;[.B31];1;0)" office:value-type="float" office:value="1">
            <text:p>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SUM([.A33:.A35])" office:value-type="float" office:value="988">
            <text:p>988</text:p>
          </table:table-cell>
          <table:table-cell table:formula="of:=IF([.B33]&gt;[.B32];1;0)" office:value-type="float" office:value="1">
            <text:p>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SUM([.A34:.A36])" office:value-type="float" office:value="1003">
            <text:p>1003</text:p>
          </table:table-cell>
          <table:table-cell table:formula="of:=IF([.B34]&gt;[.B33];1;0)"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SUM([.A35:.A37])" office:value-type="float" office:value="1013">
            <text:p>1013</text:p>
          </table:table-cell>
          <table:table-cell table:formula="of:=IF([.B35]&gt;[.B34];1;0)"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SUM([.A36:.A38])" office:value-type="float" office:value="1016">
            <text:p>1016</text:p>
          </table:table-cell>
          <table:table-cell table:formula="of:=IF([.B36]&gt;[.B35];1;0)" office:value-type="float" office:value="1">
            <text:p>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SUM([.A37:.A39])" office:value-type="float" office:value="1029">
            <text:p>1029</text:p>
          </table:table-cell>
          <table:table-cell table:formula="of:=IF([.B37]&gt;[.B36];1;0)"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SUM([.A38:.A40])" office:value-type="float" office:value="1040">
            <text:p>1040</text:p>
          </table:table-cell>
          <table:table-cell table:formula="of:=IF([.B38]&gt;[.B37];1;0)"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SUM([.A39:.A41])" office:value-type="float" office:value="1053">
            <text:p>1053</text:p>
          </table:table-cell>
          <table:table-cell table:formula="of:=IF([.B39]&gt;[.B38];1;0)" office:value-type="float" office:value="1">
            <text:p>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SUM([.A40:.A42])" office:value-type="float" office:value="1056">
            <text:p>1056</text:p>
          </table:table-cell>
          <table:table-cell table:formula="of:=IF([.B40]&gt;[.B39];1;0)" office:value-type="float" office:value="1">
            <text:p>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SUM([.A41:.A43])" office:value-type="float" office:value="1054">
            <text:p>1054</text:p>
          </table:table-cell>
          <table:table-cell table:formula="of:=IF([.B41]&gt;[.B40];1;0)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SUM([.A42:.A44])" office:value-type="float" office:value="1055">
            <text:p>1055</text:p>
          </table:table-cell>
          <table:table-cell table:formula="of:=IF([.B42]&gt;[.B41];1;0)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SUM([.A43:.A45])" office:value-type="float" office:value="1044">
            <text:p>1044</text:p>
          </table:table-cell>
          <table:table-cell table:formula="of:=IF([.B43]&gt;[.B42];1;0)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SUM([.A44:.A46])" office:value-type="float" office:value="1034">
            <text:p>1034</text:p>
          </table:table-cell>
          <table:table-cell table:formula="of:=IF([.B44]&gt;[.B43];1;0)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SUM([.A45:.A47])" office:value-type="float" office:value="1022">
            <text:p>1022</text:p>
          </table:table-cell>
          <table:table-cell table:formula="of:=IF([.B45]&gt;[.B44];1;0)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SUM([.A46:.A48])" office:value-type="float" office:value="1022">
            <text:p>1022</text:p>
          </table:table-cell>
          <table:table-cell table:formula="of:=IF([.B46]&gt;[.B45];1;0)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SUM([.A47:.A49])" office:value-type="float" office:value="1031">
            <text:p>1031</text:p>
          </table:table-cell>
          <table:table-cell table:formula="of:=IF([.B47]&gt;[.B46];1;0)"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SUM([.A48:.A50])" office:value-type="float" office:value="1039">
            <text:p>1039</text:p>
          </table:table-cell>
          <table:table-cell table:formula="of:=IF([.B48]&gt;[.B47];1;0)" office:value-type="float" office:value="1">
            <text:p>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SUM([.A49:.A51])" office:value-type="float" office:value="1047">
            <text:p>1047</text:p>
          </table:table-cell>
          <table:table-cell table:formula="of:=IF([.B49]&gt;[.B48];1;0)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SUM([.A50:.A52])" office:value-type="float" office:value="1054">
            <text:p>1054</text:p>
          </table:table-cell>
          <table:table-cell table:formula="of:=IF([.B50]&gt;[.B49];1;0)"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SUM([.A51:.A53])" office:value-type="float" office:value="1067">
            <text:p>1067</text:p>
          </table:table-cell>
          <table:table-cell table:formula="of:=IF([.B51]&gt;[.B50];1;0)" office:value-type="float" office:value="1">
            <text:p>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SUM([.A52:.A54])" office:value-type="float" office:value="1109">
            <text:p>1109</text:p>
          </table:table-cell>
          <table:table-cell table:formula="of:=IF([.B52]&gt;[.B51];1;0)" office:value-type="float" office:value="1">
            <text:p>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SUM([.A53:.A55])" office:value-type="float" office:value="1142">
            <text:p>1142</text:p>
          </table:table-cell>
          <table:table-cell table:formula="of:=IF([.B53]&gt;[.B52];1;0)" office:value-type="float" office:value="1">
            <text:p>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SUM([.A54:.A56])" office:value-type="float" office:value="1173">
            <text:p>1173</text:p>
          </table:table-cell>
          <table:table-cell table:formula="of:=IF([.B54]&gt;[.B53];1;0)" office:value-type="float" office:value="1">
            <text:p>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SUM([.A55:.A57])" office:value-type="float" office:value="1185">
            <text:p>1185</text:p>
          </table:table-cell>
          <table:table-cell table:formula="of:=IF([.B55]&gt;[.B54];1;0)"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SUM([.A56:.A58])" office:value-type="float" office:value="1199">
            <text:p>1199</text:p>
          </table:table-cell>
          <table:table-cell table:formula="of:=IF([.B56]&gt;[.B55];1;0)"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SUM([.A57:.A59])" office:value-type="float" office:value="1207">
            <text:p>1207</text:p>
          </table:table-cell>
          <table:table-cell table:formula="of:=IF([.B57]&gt;[.B56];1;0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SUM([.A58:.A60])" office:value-type="float" office:value="1205">
            <text:p>1205</text:p>
          </table:table-cell>
          <table:table-cell table:formula="of:=IF([.B58]&gt;[.B57];1;0)"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SUM([.A59:.A61])" office:value-type="float" office:value="1208">
            <text:p>1208</text:p>
          </table:table-cell>
          <table:table-cell table:formula="of:=IF([.B59]&gt;[.B58];1;0)"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SUM([.A60:.A62])" office:value-type="float" office:value="1217">
            <text:p>1217</text:p>
          </table:table-cell>
          <table:table-cell table:formula="of:=IF([.B60]&gt;[.B59];1;0)"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SUM([.A61:.A63])" office:value-type="float" office:value="1226">
            <text:p>1226</text:p>
          </table:table-cell>
          <table:table-cell table:formula="of:=IF([.B61]&gt;[.B60];1;0)" office:value-type="float" office:value="1">
            <text:p>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SUM([.A62:.A64])" office:value-type="float" office:value="1245">
            <text:p>1245</text:p>
          </table:table-cell>
          <table:table-cell table:formula="of:=IF([.B62]&gt;[.B61];1;0)" office:value-type="float" office:value="1">
            <text:p>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SUM([.A63:.A65])" office:value-type="float" office:value="1260">
            <text:p>1260</text:p>
          </table:table-cell>
          <table:table-cell table:formula="of:=IF([.B63]&gt;[.B62];1;0)" office:value-type="float" office:value="1">
            <text:p>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SUM([.A64:.A66])" office:value-type="float" office:value="1281">
            <text:p>1281</text:p>
          </table:table-cell>
          <table:table-cell table:formula="of:=IF([.B64]&gt;[.B63];1;0)" office:value-type="float" office:value="1">
            <text:p>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SUM([.A65:.A67])" office:value-type="float" office:value="1291">
            <text:p>1291</text:p>
          </table:table-cell>
          <table:table-cell table:formula="of:=IF([.B65]&gt;[.B64];1;0)" office:value-type="float" office:value="1">
            <text:p>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SUM([.A66:.A68])" office:value-type="float" office:value="1299">
            <text:p>1299</text:p>
          </table:table-cell>
          <table:table-cell table:formula="of:=IF([.B66]&gt;[.B65];1;0)"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SUM([.A67:.A69])" office:value-type="float" office:value="1302">
            <text:p>1302</text:p>
          </table:table-cell>
          <table:table-cell table:formula="of:=IF([.B67]&gt;[.B66];1;0)" office:value-type="float" office:value="1">
            <text:p>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SUM([.A68:.A70])" office:value-type="float" office:value="1309">
            <text:p>1309</text:p>
          </table:table-cell>
          <table:table-cell table:formula="of:=IF([.B68]&gt;[.B67];1;0)" office:value-type="float" office:value="1">
            <text:p>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SUM([.A69:.A71])" office:value-type="float" office:value="1296">
            <text:p>1296</text:p>
          </table:table-cell>
          <table:table-cell table:formula="of:=IF([.B69]&gt;[.B68];1;0)"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SUM([.A70:.A72])" office:value-type="float" office:value="1300">
            <text:p>1300</text:p>
          </table:table-cell>
          <table:table-cell table:formula="of:=IF([.B70]&gt;[.B69];1;0)" office:value-type="float" office:value="1">
            <text:p>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SUM([.A71:.A73])" office:value-type="float" office:value="1320">
            <text:p>1320</text:p>
          </table:table-cell>
          <table:table-cell table:formula="of:=IF([.B71]&gt;[.B70];1;0)" office:value-type="float" office:value="1">
            <text:p>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SUM([.A72:.A74])" office:value-type="float" office:value="1363">
            <text:p>1363</text:p>
          </table:table-cell>
          <table:table-cell table:formula="of:=IF([.B72]&gt;[.B71];1;0)" office:value-type="float" office:value="1">
            <text:p>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SUM([.A73:.A75])" office:value-type="float" office:value="1388">
            <text:p>1388</text:p>
          </table:table-cell>
          <table:table-cell table:formula="of:=IF([.B73]&gt;[.B72];1;0)" office:value-type="float" office:value="1">
            <text:p>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SUM([.A74:.A76])" office:value-type="float" office:value="1395">
            <text:p>1395</text:p>
          </table:table-cell>
          <table:table-cell table:formula="of:=IF([.B74]&gt;[.B73];1;0)" office:value-type="float" office:value="1">
            <text:p>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SUM([.A75:.A77])" office:value-type="float" office:value="1401">
            <text:p>1401</text:p>
          </table:table-cell>
          <table:table-cell table:formula="of:=IF([.B75]&gt;[.B74];1;0)" office:value-type="float" office:value="1">
            <text:p>1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SUM([.A76:.A78])" office:value-type="float" office:value="1410">
            <text:p>1410</text:p>
          </table:table-cell>
          <table:table-cell table:formula="of:=IF([.B76]&gt;[.B75];1;0)" office:value-type="float" office:value="1">
            <text:p>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SUM([.A77:.A79])" office:value-type="float" office:value="1427">
            <text:p>1427</text:p>
          </table:table-cell>
          <table:table-cell table:formula="of:=IF([.B77]&gt;[.B76];1;0)" office:value-type="float" office:value="1">
            <text:p>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SUM([.A78:.A80])" office:value-type="float" office:value="1452">
            <text:p>1452</text:p>
          </table:table-cell>
          <table:table-cell table:formula="of:=IF([.B78]&gt;[.B77];1;0)" office:value-type="float" office:value="1">
            <text:p>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SUM([.A79:.A81])" office:value-type="float" office:value="1472">
            <text:p>1472</text:p>
          </table:table-cell>
          <table:table-cell table:formula="of:=IF([.B79]&gt;[.B78];1;0)" office:value-type="float" office:value="1">
            <text:p>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SUM([.A80:.A82])" office:value-type="float" office:value="1476">
            <text:p>1476</text:p>
          </table:table-cell>
          <table:table-cell table:formula="of:=IF([.B80]&gt;[.B79];1;0)" office:value-type="float" office:value="1">
            <text:p>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SUM([.A81:.A83])" office:value-type="float" office:value="1472">
            <text:p>1472</text:p>
          </table:table-cell>
          <table:table-cell table:formula="of:=IF([.B81]&gt;[.B80];1;0)"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SUM([.A82:.A84])" office:value-type="float" office:value="1470">
            <text:p>1470</text:p>
          </table:table-cell>
          <table:table-cell table:formula="of:=IF([.B82]&gt;[.B81];1;0)"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SUM([.A83:.A85])" office:value-type="float" office:value="1478">
            <text:p>1478</text:p>
          </table:table-cell>
          <table:table-cell table:formula="of:=IF([.B83]&gt;[.B82];1;0)" office:value-type="float" office:value="1">
            <text:p>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SUM([.A84:.A86])" office:value-type="float" office:value="1478">
            <text:p>1478</text:p>
          </table:table-cell>
          <table:table-cell table:formula="of:=IF([.B84]&gt;[.B83];1;0)"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SUM([.A85:.A87])" office:value-type="float" office:value="1478">
            <text:p>1478</text:p>
          </table:table-cell>
          <table:table-cell table:formula="of:=IF([.B85]&gt;[.B84];1;0)"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SUM([.A86:.A88])" office:value-type="float" office:value="1474">
            <text:p>1474</text:p>
          </table:table-cell>
          <table:table-cell table:formula="of:=IF([.B86]&gt;[.B85];1;0)"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SUM([.A87:.A89])" office:value-type="float" office:value="1503">
            <text:p>1503</text:p>
          </table:table-cell>
          <table:table-cell table:formula="of:=IF([.B87]&gt;[.B86];1;0)" office:value-type="float" office:value="1">
            <text:p>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SUM([.A88:.A90])" office:value-type="float" office:value="1532">
            <text:p>1532</text:p>
          </table:table-cell>
          <table:table-cell table:formula="of:=IF([.B88]&gt;[.B87];1;0)" office:value-type="float" office:value="1">
            <text:p>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SUM([.A89:.A91])" office:value-type="float" office:value="1592">
            <text:p>1592</text:p>
          </table:table-cell>
          <table:table-cell table:formula="of:=IF([.B89]&gt;[.B88];1;0)" office:value-type="float" office:value="1">
            <text:p>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SUM([.A90:.A92])" office:value-type="float" office:value="1627">
            <text:p>1627</text:p>
          </table:table-cell>
          <table:table-cell table:formula="of:=IF([.B90]&gt;[.B89];1;0)" office:value-type="float" office:value="1">
            <text:p>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SUM([.A91:.A93])" office:value-type="float" office:value="1667">
            <text:p>1667</text:p>
          </table:table-cell>
          <table:table-cell table:formula="of:=IF([.B91]&gt;[.B90];1;0)" office:value-type="float" office:value="1">
            <text:p>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SUM([.A92:.A94])" office:value-type="float" office:value="1679">
            <text:p>1679</text:p>
          </table:table-cell>
          <table:table-cell table:formula="of:=IF([.B92]&gt;[.B91];1;0)" office:value-type="float" office:value="1">
            <text:p>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SUM([.A93:.A95])" office:value-type="float" office:value="1699">
            <text:p>1699</text:p>
          </table:table-cell>
          <table:table-cell table:formula="of:=IF([.B93]&gt;[.B92];1;0)" office:value-type="float" office:value="1">
            <text:p>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SUM([.A94:.A96])" office:value-type="float" office:value="1725">
            <text:p>1725</text:p>
          </table:table-cell>
          <table:table-cell table:formula="of:=IF([.B94]&gt;[.B93];1;0)" office:value-type="float" office:value="1">
            <text:p>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SUM([.A95:.A97])" office:value-type="float" office:value="1759">
            <text:p>1759</text:p>
          </table:table-cell>
          <table:table-cell table:formula="of:=IF([.B95]&gt;[.B94];1;0)" office:value-type="float" office:value="1">
            <text:p>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SUM([.A96:.A98])" office:value-type="float" office:value="1785">
            <text:p>1785</text:p>
          </table:table-cell>
          <table:table-cell table:formula="of:=IF([.B96]&gt;[.B95];1;0)" office:value-type="float" office:value="1">
            <text:p>1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SUM([.A97:.A99])" office:value-type="float" office:value="1800">
            <text:p>1800</text:p>
          </table:table-cell>
          <table:table-cell table:formula="of:=IF([.B97]&gt;[.B96];1;0)" office:value-type="float" office:value="1">
            <text:p>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SUM([.A98:.A100])" office:value-type="float" office:value="1805">
            <text:p>1805</text:p>
          </table:table-cell>
          <table:table-cell table:formula="of:=IF([.B98]&gt;[.B97];1;0)" office:value-type="float" office:value="1">
            <text:p>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SUM([.A99:.A101])" office:value-type="float" office:value="1783">
            <text:p>1783</text:p>
          </table:table-cell>
          <table:table-cell table:formula="of:=IF([.B99]&gt;[.B98];1;0)"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SUM([.A100:.A102])" office:value-type="float" office:value="1756">
            <text:p>1756</text:p>
          </table:table-cell>
          <table:table-cell table:formula="of:=IF([.B100]&gt;[.B99];1;0)"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SUM([.A101:.A103])" office:value-type="float" office:value="1730">
            <text:p>1730</text:p>
          </table:table-cell>
          <table:table-cell table:formula="of:=IF([.B101]&gt;[.B100];1;0)"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SUM([.A102:.A104])" office:value-type="float" office:value="1749">
            <text:p>1749</text:p>
          </table:table-cell>
          <table:table-cell table:formula="of:=IF([.B102]&gt;[.B101];1;0)" office:value-type="float" office:value="1">
            <text:p>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SUM([.A103:.A105])" office:value-type="float" office:value="1773">
            <text:p>1773</text:p>
          </table:table-cell>
          <table:table-cell table:formula="of:=IF([.B103]&gt;[.B102];1;0)"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SUM([.A104:.A106])" office:value-type="float" office:value="1792">
            <text:p>1792</text:p>
          </table:table-cell>
          <table:table-cell table:formula="of:=IF([.B104]&gt;[.B103];1;0)" office:value-type="float" office:value="1">
            <text:p>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SUM([.A105:.A107])" office:value-type="float" office:value="1802">
            <text:p>1802</text:p>
          </table:table-cell>
          <table:table-cell table:formula="of:=IF([.B105]&gt;[.B104];1;0)" office:value-type="float" office:value="1">
            <text:p>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SUM([.A106:.A108])" office:value-type="float" office:value="1810">
            <text:p>1810</text:p>
          </table:table-cell>
          <table:table-cell table:formula="of:=IF([.B106]&gt;[.B105];1;0)" office:value-type="float" office:value="1">
            <text:p>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SUM([.A107:.A109])" office:value-type="float" office:value="1821">
            <text:p>1821</text:p>
          </table:table-cell>
          <table:table-cell table:formula="of:=IF([.B107]&gt;[.B106];1;0)" office:value-type="float" office:value="1">
            <text:p>1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SUM([.A108:.A110])" office:value-type="float" office:value="1830">
            <text:p>1830</text:p>
          </table:table-cell>
          <table:table-cell table:formula="of:=IF([.B108]&gt;[.B107];1;0)" office:value-type="float" office:value="1">
            <text:p>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SUM([.A109:.A111])" office:value-type="float" office:value="1837">
            <text:p>1837</text:p>
          </table:table-cell>
          <table:table-cell table:formula="of:=IF([.B109]&gt;[.B108];1;0)" office:value-type="float" office:value="1">
            <text:p>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SUM([.A110:.A112])" office:value-type="float" office:value="1844">
            <text:p>1844</text:p>
          </table:table-cell>
          <table:table-cell table:formula="of:=IF([.B110]&gt;[.B109];1;0)" office:value-type="float" office:value="1">
            <text:p>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SUM([.A111:.A113])" office:value-type="float" office:value="1846">
            <text:p>1846</text:p>
          </table:table-cell>
          <table:table-cell table:formula="of:=IF([.B111]&gt;[.B110];1;0)" office:value-type="float" office:value="1">
            <text:p>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SUM([.A112:.A114])" office:value-type="float" office:value="1850">
            <text:p>1850</text:p>
          </table:table-cell>
          <table:table-cell table:formula="of:=IF([.B112]&gt;[.B111];1;0)" office:value-type="float" office:value="1">
            <text:p>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SUM([.A113:.A115])" office:value-type="float" office:value="1854">
            <text:p>1854</text:p>
          </table:table-cell>
          <table:table-cell table:formula="of:=IF([.B113]&gt;[.B112];1;0)" office:value-type="float" office:value="1">
            <text:p>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SUM([.A114:.A116])" office:value-type="float" office:value="1862">
            <text:p>1862</text:p>
          </table:table-cell>
          <table:table-cell table:formula="of:=IF([.B114]&gt;[.B113];1;0)" office:value-type="float" office:value="1">
            <text:p>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SUM([.A115:.A117])" office:value-type="float" office:value="1883">
            <text:p>1883</text:p>
          </table:table-cell>
          <table:table-cell table:formula="of:=IF([.B115]&gt;[.B114];1;0)" office:value-type="float" office:value="1">
            <text:p>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SUM([.A116:.A118])" office:value-type="float" office:value="1903">
            <text:p>1903</text:p>
          </table:table-cell>
          <table:table-cell table:formula="of:=IF([.B116]&gt;[.B115];1;0)" office:value-type="float" office:value="1">
            <text:p>1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SUM([.A117:.A119])" office:value-type="float" office:value="1927">
            <text:p>1927</text:p>
          </table:table-cell>
          <table:table-cell table:formula="of:=IF([.B117]&gt;[.B116];1;0)" office:value-type="float" office:value="1">
            <text:p>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SUM([.A118:.A120])" office:value-type="float" office:value="1971">
            <text:p>1971</text:p>
          </table:table-cell>
          <table:table-cell table:formula="of:=IF([.B118]&gt;[.B117];1;0)" office:value-type="float" office:value="1">
            <text:p>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SUM([.A119:.A121])" office:value-type="float" office:value="2018">
            <text:p>2018</text:p>
          </table:table-cell>
          <table:table-cell table:formula="of:=IF([.B119]&gt;[.B118];1;0)" office:value-type="float" office:value="1">
            <text:p>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SUM([.A120:.A122])" office:value-type="float" office:value="2061">
            <text:p>2061</text:p>
          </table:table-cell>
          <table:table-cell table:formula="of:=IF([.B120]&gt;[.B119];1;0)" office:value-type="float" office:value="1">
            <text:p>1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SUM([.A121:.A123])" office:value-type="float" office:value="2075">
            <text:p>2075</text:p>
          </table:table-cell>
          <table:table-cell table:formula="of:=IF([.B121]&gt;[.B120];1;0)" office:value-type="float" office:value="1">
            <text:p>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SUM([.A122:.A124])" office:value-type="float" office:value="2098">
            <text:p>2098</text:p>
          </table:table-cell>
          <table:table-cell table:formula="of:=IF([.B122]&gt;[.B121];1;0)" office:value-type="float" office:value="1">
            <text:p>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SUM([.A123:.A125])" office:value-type="float" office:value="2120">
            <text:p>2120</text:p>
          </table:table-cell>
          <table:table-cell table:formula="of:=IF([.B123]&gt;[.B122];1;0)" office:value-type="float" office:value="1">
            <text:p>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SUM([.A124:.A126])" office:value-type="float" office:value="2169">
            <text:p>2169</text:p>
          </table:table-cell>
          <table:table-cell table:formula="of:=IF([.B124]&gt;[.B123];1;0)" office:value-type="float" office:value="1">
            <text:p>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SUM([.A125:.A127])" office:value-type="float" office:value="2207">
            <text:p>2207</text:p>
          </table:table-cell>
          <table:table-cell table:formula="of:=IF([.B125]&gt;[.B124];1;0)" office:value-type="float" office:value="1">
            <text:p>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SUM([.A126:.A128])" office:value-type="float" office:value="2242">
            <text:p>2242</text:p>
          </table:table-cell>
          <table:table-cell table:formula="of:=IF([.B126]&gt;[.B125];1;0)" office:value-type="float" office:value="1">
            <text:p>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SUM([.A127:.A129])" office:value-type="float" office:value="2248">
            <text:p>2248</text:p>
          </table:table-cell>
          <table:table-cell table:formula="of:=IF([.B127]&gt;[.B126];1;0)" office:value-type="float" office:value="1">
            <text:p>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SUM([.A128:.A130])" office:value-type="float" office:value="2254">
            <text:p>2254</text:p>
          </table:table-cell>
          <table:table-cell table:formula="of:=IF([.B128]&gt;[.B127];1;0)" office:value-type="float" office:value="1">
            <text:p>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SUM([.A129:.A131])" office:value-type="float" office:value="2264">
            <text:p>2264</text:p>
          </table:table-cell>
          <table:table-cell table:formula="of:=IF([.B129]&gt;[.B128];1;0)" office:value-type="float" office:value="1">
            <text:p>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SUM([.A130:.A132])" office:value-type="float" office:value="2276">
            <text:p>2276</text:p>
          </table:table-cell>
          <table:table-cell table:formula="of:=IF([.B130]&gt;[.B129];1;0)" office:value-type="float" office:value="1">
            <text:p>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SUM([.A131:.A133])" office:value-type="float" office:value="2287">
            <text:p>2287</text:p>
          </table:table-cell>
          <table:table-cell table:formula="of:=IF([.B131]&gt;[.B130];1;0)" office:value-type="float" office:value="1">
            <text:p>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SUM([.A132:.A134])" office:value-type="float" office:value="2299">
            <text:p>2299</text:p>
          </table:table-cell>
          <table:table-cell table:formula="of:=IF([.B132]&gt;[.B131];1;0)" office:value-type="float" office:value="1">
            <text:p>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SUM([.A133:.A135])" office:value-type="float" office:value="2312">
            <text:p>2312</text:p>
          </table:table-cell>
          <table:table-cell table:formula="of:=IF([.B133]&gt;[.B132];1;0)" office:value-type="float" office:value="1">
            <text:p>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SUM([.A134:.A136])" office:value-type="float" office:value="2327">
            <text:p>2327</text:p>
          </table:table-cell>
          <table:table-cell table:formula="of:=IF([.B134]&gt;[.B133];1;0)" office:value-type="float" office:value="1">
            <text:p>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SUM([.A135:.A137])" office:value-type="float" office:value="2346">
            <text:p>2346</text:p>
          </table:table-cell>
          <table:table-cell table:formula="of:=IF([.B135]&gt;[.B134];1;0)" office:value-type="float" office:value="1">
            <text:p>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SUM([.A136:.A138])" office:value-type="float" office:value="2364">
            <text:p>2364</text:p>
          </table:table-cell>
          <table:table-cell table:formula="of:=IF([.B136]&gt;[.B135];1;0)" office:value-type="float" office:value="1">
            <text:p>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SUM([.A137:.A139])" office:value-type="float" office:value="2380">
            <text:p>2380</text:p>
          </table:table-cell>
          <table:table-cell table:formula="of:=IF([.B137]&gt;[.B136];1;0)" office:value-type="float" office:value="1">
            <text:p>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SUM([.A138:.A140])" office:value-type="float" office:value="2389">
            <text:p>2389</text:p>
          </table:table-cell>
          <table:table-cell table:formula="of:=IF([.B138]&gt;[.B137];1;0)" office:value-type="float" office:value="1">
            <text:p>1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SUM([.A139:.A141])" office:value-type="float" office:value="2394">
            <text:p>2394</text:p>
          </table:table-cell>
          <table:table-cell table:formula="of:=IF([.B139]&gt;[.B138];1;0)" office:value-type="float" office:value="1">
            <text:p>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SUM([.A140:.A142])" office:value-type="float" office:value="2407">
            <text:p>2407</text:p>
          </table:table-cell>
          <table:table-cell table:formula="of:=IF([.B140]&gt;[.B139];1;0)" office:value-type="float" office:value="1">
            <text:p>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SUM([.A141:.A143])" office:value-type="float" office:value="2421">
            <text:p>2421</text:p>
          </table:table-cell>
          <table:table-cell table:formula="of:=IF([.B141]&gt;[.B140];1;0)" office:value-type="float" office:value="1">
            <text:p>1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SUM([.A142:.A144])" office:value-type="float" office:value="2447">
            <text:p>2447</text:p>
          </table:table-cell>
          <table:table-cell table:formula="of:=IF([.B142]&gt;[.B141];1;0)" office:value-type="float" office:value="1">
            <text:p>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SUM([.A143:.A145])" office:value-type="float" office:value="2465">
            <text:p>2465</text:p>
          </table:table-cell>
          <table:table-cell table:formula="of:=IF([.B143]&gt;[.B142];1;0)" office:value-type="float" office:value="1">
            <text:p>1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SUM([.A144:.A146])" office:value-type="float" office:value="2482">
            <text:p>2482</text:p>
          </table:table-cell>
          <table:table-cell table:formula="of:=IF([.B144]&gt;[.B143];1;0)" office:value-type="float" office:value="1">
            <text:p>1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SUM([.A145:.A147])" office:value-type="float" office:value="2487">
            <text:p>2487</text:p>
          </table:table-cell>
          <table:table-cell table:formula="of:=IF([.B145]&gt;[.B144];1;0)" office:value-type="float" office:value="1">
            <text:p>1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SUM([.A146:.A148])" office:value-type="float" office:value="2498">
            <text:p>2498</text:p>
          </table:table-cell>
          <table:table-cell table:formula="of:=IF([.B146]&gt;[.B145];1;0)" office:value-type="float" office:value="1">
            <text:p>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SUM([.A147:.A149])" office:value-type="float" office:value="2520">
            <text:p>2520</text:p>
          </table:table-cell>
          <table:table-cell table:formula="of:=IF([.B147]&gt;[.B146];1;0)" office:value-type="float" office:value="1">
            <text:p>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SUM([.A148:.A150])" office:value-type="float" office:value="2544">
            <text:p>2544</text:p>
          </table:table-cell>
          <table:table-cell table:formula="of:=IF([.B148]&gt;[.B147];1;0)" office:value-type="float" office:value="1">
            <text:p>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SUM([.A149:.A151])" office:value-type="float" office:value="2570">
            <text:p>2570</text:p>
          </table:table-cell>
          <table:table-cell table:formula="of:=IF([.B149]&gt;[.B148];1;0)" office:value-type="float" office:value="1">
            <text:p>1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SUM([.A150:.A152])" office:value-type="float" office:value="2589">
            <text:p>2589</text:p>
          </table:table-cell>
          <table:table-cell table:formula="of:=IF([.B150]&gt;[.B149];1;0)" office:value-type="float" office:value="1">
            <text:p>1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SUM([.A151:.A153])" office:value-type="float" office:value="2608">
            <text:p>2608</text:p>
          </table:table-cell>
          <table:table-cell table:formula="of:=IF([.B151]&gt;[.B150];1;0)" office:value-type="float" office:value="1">
            <text:p>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SUM([.A152:.A154])" office:value-type="float" office:value="2626">
            <text:p>2626</text:p>
          </table:table-cell>
          <table:table-cell table:formula="of:=IF([.B152]&gt;[.B151];1;0)" office:value-type="float" office:value="1">
            <text:p>1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SUM([.A153:.A155])" office:value-type="float" office:value="2639">
            <text:p>2639</text:p>
          </table:table-cell>
          <table:table-cell table:formula="of:=IF([.B153]&gt;[.B152];1;0)" office:value-type="float" office:value="1">
            <text:p>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SUM([.A154:.A156])" office:value-type="float" office:value="2661">
            <text:p>2661</text:p>
          </table:table-cell>
          <table:table-cell table:formula="of:=IF([.B154]&gt;[.B153];1;0)" office:value-type="float" office:value="1">
            <text:p>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SUM([.A155:.A157])" office:value-type="float" office:value="2676">
            <text:p>2676</text:p>
          </table:table-cell>
          <table:table-cell table:formula="of:=IF([.B155]&gt;[.B154];1;0)" office:value-type="float" office:value="1">
            <text:p>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SUM([.A156:.A158])" office:value-type="float" office:value="2688">
            <text:p>2688</text:p>
          </table:table-cell>
          <table:table-cell table:formula="of:=IF([.B156]&gt;[.B155];1;0)" office:value-type="float" office:value="1">
            <text:p>1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SUM([.A157:.A159])" office:value-type="float" office:value="2688">
            <text:p>2688</text:p>
          </table:table-cell>
          <table:table-cell table:formula="of:=IF([.B157]&gt;[.B156];1;0)" office:value-type="float" office:value="0">
            <text:p>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SUM([.A158:.A160])" office:value-type="float" office:value="2697">
            <text:p>2697</text:p>
          </table:table-cell>
          <table:table-cell table:formula="of:=IF([.B158]&gt;[.B157];1;0)" office:value-type="float" office:value="1">
            <text:p>1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SUM([.A159:.A161])" office:value-type="float" office:value="2709">
            <text:p>2709</text:p>
          </table:table-cell>
          <table:table-cell table:formula="of:=IF([.B159]&gt;[.B158];1;0)" office:value-type="float" office:value="1">
            <text:p>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SUM([.A160:.A162])" office:value-type="float" office:value="2726">
            <text:p>2726</text:p>
          </table:table-cell>
          <table:table-cell table:formula="of:=IF([.B160]&gt;[.B159];1;0)" office:value-type="float" office:value="1">
            <text:p>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SUM([.A161:.A163])" office:value-type="float" office:value="2737">
            <text:p>2737</text:p>
          </table:table-cell>
          <table:table-cell table:formula="of:=IF([.B161]&gt;[.B160];1;0)" office:value-type="float" office:value="1">
            <text:p>1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SUM([.A162:.A164])" office:value-type="float" office:value="2749">
            <text:p>2749</text:p>
          </table:table-cell>
          <table:table-cell table:formula="of:=IF([.B162]&gt;[.B161];1;0)" office:value-type="float" office:value="1">
            <text:p>1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SUM([.A163:.A165])" office:value-type="float" office:value="2756">
            <text:p>2756</text:p>
          </table:table-cell>
          <table:table-cell table:formula="of:=IF([.B163]&gt;[.B162];1;0)" office:value-type="float" office:value="1">
            <text:p>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SUM([.A164:.A166])" office:value-type="float" office:value="2767">
            <text:p>2767</text:p>
          </table:table-cell>
          <table:table-cell table:formula="of:=IF([.B164]&gt;[.B163];1;0)" office:value-type="float" office:value="1">
            <text:p>1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SUM([.A165:.A167])" office:value-type="float" office:value="2775">
            <text:p>2775</text:p>
          </table:table-cell>
          <table:table-cell table:formula="of:=IF([.B165]&gt;[.B164];1;0)" office:value-type="float" office:value="1">
            <text:p>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SUM([.A166:.A168])" office:value-type="float" office:value="2791">
            <text:p>2791</text:p>
          </table:table-cell>
          <table:table-cell table:formula="of:=IF([.B166]&gt;[.B165];1;0)" office:value-type="float" office:value="1">
            <text:p>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SUM([.A167:.A169])" office:value-type="float" office:value="2800">
            <text:p>2800</text:p>
          </table:table-cell>
          <table:table-cell table:formula="of:=IF([.B167]&gt;[.B166];1;0)" office:value-type="float" office:value="1">
            <text:p>1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SUM([.A168:.A170])" office:value-type="float" office:value="2808">
            <text:p>2808</text:p>
          </table:table-cell>
          <table:table-cell table:formula="of:=IF([.B168]&gt;[.B167];1;0)" office:value-type="float" office:value="1">
            <text:p>1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SUM([.A169:.A171])" office:value-type="float" office:value="2821">
            <text:p>2821</text:p>
          </table:table-cell>
          <table:table-cell table:formula="of:=IF([.B169]&gt;[.B168];1;0)" office:value-type="float" office:value="1">
            <text:p>1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SUM([.A170:.A172])" office:value-type="float" office:value="2832">
            <text:p>2832</text:p>
          </table:table-cell>
          <table:table-cell table:formula="of:=IF([.B170]&gt;[.B169];1;0)" office:value-type="float" office:value="1">
            <text:p>1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SUM([.A171:.A173])" office:value-type="float" office:value="2843">
            <text:p>2843</text:p>
          </table:table-cell>
          <table:table-cell table:formula="of:=IF([.B171]&gt;[.B170];1;0)" office:value-type="float" office:value="1">
            <text:p>1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SUM([.A172:.A174])" office:value-type="float" office:value="2817">
            <text:p>2817</text:p>
          </table:table-cell>
          <table:table-cell table:formula="of:=IF([.B172]&gt;[.B171];1;0)"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SUM([.A173:.A175])" office:value-type="float" office:value="2796">
            <text:p>2796</text:p>
          </table:table-cell>
          <table:table-cell table:formula="of:=IF([.B173]&gt;[.B172];1;0)" office:value-type="float" office:value="0">
            <text:p>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SUM([.A174:.A176])" office:value-type="float" office:value="2780">
            <text:p>2780</text:p>
          </table:table-cell>
          <table:table-cell table:formula="of:=IF([.B174]&gt;[.B173];1;0)" office:value-type="float" office:value="0">
            <text:p>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SUM([.A175:.A177])" office:value-type="float" office:value="2789">
            <text:p>2789</text:p>
          </table:table-cell>
          <table:table-cell table:formula="of:=IF([.B175]&gt;[.B174];1;0)" office:value-type="float" office:value="1">
            <text:p>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SUM([.A176:.A178])" office:value-type="float" office:value="2801">
            <text:p>2801</text:p>
          </table:table-cell>
          <table:table-cell table:formula="of:=IF([.B176]&gt;[.B175];1;0)" office:value-type="float" office:value="1">
            <text:p>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SUM([.A177:.A179])" office:value-type="float" office:value="2827">
            <text:p>2827</text:p>
          </table:table-cell>
          <table:table-cell table:formula="of:=IF([.B177]&gt;[.B176];1;0)" office:value-type="float" office:value="1">
            <text:p>1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SUM([.A178:.A180])" office:value-type="float" office:value="2871">
            <text:p>2871</text:p>
          </table:table-cell>
          <table:table-cell table:formula="of:=IF([.B178]&gt;[.B177];1;0)" office:value-type="float" office:value="1">
            <text:p>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SUM([.A179:.A181])" office:value-type="float" office:value="2910">
            <text:p>2910</text:p>
          </table:table-cell>
          <table:table-cell table:formula="of:=IF([.B179]&gt;[.B178];1;0)" office:value-type="float" office:value="1">
            <text:p>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SUM([.A180:.A182])" office:value-type="float" office:value="2934">
            <text:p>2934</text:p>
          </table:table-cell>
          <table:table-cell table:formula="of:=IF([.B180]&gt;[.B179];1;0)" office:value-type="float" office:value="1">
            <text:p>1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SUM([.A181:.A183])" office:value-type="float" office:value="2944">
            <text:p>2944</text:p>
          </table:table-cell>
          <table:table-cell table:formula="of:=IF([.B181]&gt;[.B180];1;0)" office:value-type="float" office:value="1">
            <text:p>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SUM([.A182:.A184])" office:value-type="float" office:value="2953">
            <text:p>2953</text:p>
          </table:table-cell>
          <table:table-cell table:formula="of:=IF([.B182]&gt;[.B181];1;0)" office:value-type="float" office:value="1">
            <text:p>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SUM([.A183:.A185])" office:value-type="float" office:value="2958">
            <text:p>2958</text:p>
          </table:table-cell>
          <table:table-cell table:formula="of:=IF([.B183]&gt;[.B182];1;0)" office:value-type="float" office:value="1">
            <text:p>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SUM([.A184:.A186])" office:value-type="float" office:value="2961">
            <text:p>2961</text:p>
          </table:table-cell>
          <table:table-cell table:formula="of:=IF([.B184]&gt;[.B183];1;0)" office:value-type="float" office:value="1">
            <text:p>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SUM([.A185:.A187])" office:value-type="float" office:value="2982">
            <text:p>2982</text:p>
          </table:table-cell>
          <table:table-cell table:formula="of:=IF([.B185]&gt;[.B184];1;0)" office:value-type="float" office:value="1">
            <text:p>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SUM([.A186:.A188])" office:value-type="float" office:value="3000">
            <text:p>3000</text:p>
          </table:table-cell>
          <table:table-cell table:formula="of:=IF([.B186]&gt;[.B185];1;0)" office:value-type="float" office:value="1">
            <text:p>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SUM([.A187:.A189])" office:value-type="float" office:value="3019">
            <text:p>3019</text:p>
          </table:table-cell>
          <table:table-cell table:formula="of:=IF([.B187]&gt;[.B186];1;0)" office:value-type="float" office:value="1">
            <text:p>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SUM([.A188:.A190])" office:value-type="float" office:value="3020">
            <text:p>3020</text:p>
          </table:table-cell>
          <table:table-cell table:formula="of:=IF([.B188]&gt;[.B187];1;0)" office:value-type="float" office:value="1">
            <text:p>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SUM([.A189:.A191])" office:value-type="float" office:value="3025">
            <text:p>3025</text:p>
          </table:table-cell>
          <table:table-cell table:formula="of:=IF([.B189]&gt;[.B188];1;0)" office:value-type="float" office:value="1">
            <text:p>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SUM([.A190:.A192])" office:value-type="float" office:value="3031">
            <text:p>3031</text:p>
          </table:table-cell>
          <table:table-cell table:formula="of:=IF([.B190]&gt;[.B189];1;0)" office:value-type="float" office:value="1">
            <text:p>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SUM([.A191:.A193])" office:value-type="float" office:value="3038">
            <text:p>3038</text:p>
          </table:table-cell>
          <table:table-cell table:formula="of:=IF([.B191]&gt;[.B190];1;0)" office:value-type="float" office:value="1">
            <text:p>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SUM([.A192:.A194])" office:value-type="float" office:value="3044">
            <text:p>3044</text:p>
          </table:table-cell>
          <table:table-cell table:formula="of:=IF([.B192]&gt;[.B191];1;0)" office:value-type="float" office:value="1">
            <text:p>1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SUM([.A193:.A195])" office:value-type="float" office:value="3050">
            <text:p>3050</text:p>
          </table:table-cell>
          <table:table-cell table:formula="of:=IF([.B193]&gt;[.B192];1;0)" office:value-type="float" office:value="1">
            <text:p>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SUM([.A194:.A196])" office:value-type="float" office:value="3060">
            <text:p>3060</text:p>
          </table:table-cell>
          <table:table-cell table:formula="of:=IF([.B194]&gt;[.B193];1;0)" office:value-type="float" office:value="1">
            <text:p>1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SUM([.A195:.A197])" office:value-type="float" office:value="3070">
            <text:p>3070</text:p>
          </table:table-cell>
          <table:table-cell table:formula="of:=IF([.B195]&gt;[.B194];1;0)" office:value-type="float" office:value="1">
            <text:p>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SUM([.A196:.A198])" office:value-type="float" office:value="3078">
            <text:p>3078</text:p>
          </table:table-cell>
          <table:table-cell table:formula="of:=IF([.B196]&gt;[.B195];1;0)" office:value-type="float" office:value="1">
            <text:p>1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SUM([.A197:.A199])" office:value-type="float" office:value="3082">
            <text:p>3082</text:p>
          </table:table-cell>
          <table:table-cell table:formula="of:=IF([.B197]&gt;[.B196];1;0)" office:value-type="float" office:value="1">
            <text:p>1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SUM([.A198:.A200])" office:value-type="float" office:value="3095">
            <text:p>3095</text:p>
          </table:table-cell>
          <table:table-cell table:formula="of:=IF([.B198]&gt;[.B197];1;0)" office:value-type="float" office:value="1">
            <text:p>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SUM([.A199:.A201])" office:value-type="float" office:value="3115">
            <text:p>3115</text:p>
          </table:table-cell>
          <table:table-cell table:formula="of:=IF([.B199]&gt;[.B198];1;0)" office:value-type="float" office:value="1">
            <text:p>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SUM([.A200:.A202])" office:value-type="float" office:value="3140">
            <text:p>3140</text:p>
          </table:table-cell>
          <table:table-cell table:formula="of:=IF([.B200]&gt;[.B199];1;0)" office:value-type="float" office:value="1">
            <text:p>1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SUM([.A201:.A203])" office:value-type="float" office:value="3156">
            <text:p>3156</text:p>
          </table:table-cell>
          <table:table-cell table:formula="of:=IF([.B201]&gt;[.B200];1;0)" office:value-type="float" office:value="1">
            <text:p>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SUM([.A202:.A204])" office:value-type="float" office:value="3172">
            <text:p>3172</text:p>
          </table:table-cell>
          <table:table-cell table:formula="of:=IF([.B202]&gt;[.B201];1;0)" office:value-type="float" office:value="1">
            <text:p>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SUM([.A203:.A205])" office:value-type="float" office:value="3184">
            <text:p>3184</text:p>
          </table:table-cell>
          <table:table-cell table:formula="of:=IF([.B203]&gt;[.B202];1;0)" office:value-type="float" office:value="1">
            <text:p>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SUM([.A204:.A206])" office:value-type="float" office:value="3216">
            <text:p>3216</text:p>
          </table:table-cell>
          <table:table-cell table:formula="of:=IF([.B204]&gt;[.B203];1;0)" office:value-type="float" office:value="1">
            <text:p>1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SUM([.A205:.A207])" office:value-type="float" office:value="3248">
            <text:p>3248</text:p>
          </table:table-cell>
          <table:table-cell table:formula="of:=IF([.B205]&gt;[.B204];1;0)" office:value-type="float" office:value="1">
            <text:p>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SUM([.A206:.A208])" office:value-type="float" office:value="3278">
            <text:p>3278</text:p>
          </table:table-cell>
          <table:table-cell table:formula="of:=IF([.B206]&gt;[.B205];1;0)" office:value-type="float" office:value="1">
            <text:p>1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SUM([.A207:.A209])" office:value-type="float" office:value="3288">
            <text:p>3288</text:p>
          </table:table-cell>
          <table:table-cell table:formula="of:=IF([.B207]&gt;[.B206];1;0)" office:value-type="float" office:value="1">
            <text:p>1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SUM([.A208:.A210])" office:value-type="float" office:value="3286">
            <text:p>3286</text:p>
          </table:table-cell>
          <table:table-cell table:formula="of:=IF([.B208]&gt;[.B207];1;0)" office:value-type="float" office:value="0">
            <text:p>0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SUM([.A209:.A211])" office:value-type="float" office:value="3304">
            <text:p>3304</text:p>
          </table:table-cell>
          <table:table-cell table:formula="of:=IF([.B209]&gt;[.B208];1;0)" office:value-type="float" office:value="1">
            <text:p>1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SUM([.A210:.A212])" office:value-type="float" office:value="3330">
            <text:p>3330</text:p>
          </table:table-cell>
          <table:table-cell table:formula="of:=IF([.B210]&gt;[.B209];1;0)" office:value-type="float" office:value="1">
            <text:p>1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SUM([.A211:.A213])" office:value-type="float" office:value="3368">
            <text:p>3368</text:p>
          </table:table-cell>
          <table:table-cell table:formula="of:=IF([.B211]&gt;[.B210];1;0)" office:value-type="float" office:value="1">
            <text:p>1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SUM([.A212:.A214])" office:value-type="float" office:value="3391">
            <text:p>3391</text:p>
          </table:table-cell>
          <table:table-cell table:formula="of:=IF([.B212]&gt;[.B211];1;0)" office:value-type="float" office:value="1">
            <text:p>1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SUM([.A213:.A215])" office:value-type="float" office:value="3410">
            <text:p>3410</text:p>
          </table:table-cell>
          <table:table-cell table:formula="of:=IF([.B213]&gt;[.B212];1;0)" office:value-type="float" office:value="1">
            <text:p>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SUM([.A214:.A216])" office:value-type="float" office:value="3419">
            <text:p>3419</text:p>
          </table:table-cell>
          <table:table-cell table:formula="of:=IF([.B214]&gt;[.B213];1;0)" office:value-type="float" office:value="1">
            <text:p>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SUM([.A215:.A217])" office:value-type="float" office:value="3436">
            <text:p>3436</text:p>
          </table:table-cell>
          <table:table-cell table:formula="of:=IF([.B215]&gt;[.B214];1;0)" office:value-type="float" office:value="1">
            <text:p>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SUM([.A216:.A218])" office:value-type="float" office:value="3451">
            <text:p>3451</text:p>
          </table:table-cell>
          <table:table-cell table:formula="of:=IF([.B216]&gt;[.B215];1;0)" office:value-type="float" office:value="1">
            <text:p>1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formula="of:=SUM([.A217:.A219])" office:value-type="float" office:value="3469">
            <text:p>3469</text:p>
          </table:table-cell>
          <table:table-cell table:formula="of:=IF([.B217]&gt;[.B216];1;0)" office:value-type="float" office:value="1">
            <text:p>1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formula="of:=SUM([.A218:.A220])" office:value-type="float" office:value="3474">
            <text:p>3474</text:p>
          </table:table-cell>
          <table:table-cell table:formula="of:=IF([.B218]&gt;[.B217];1;0)" office:value-type="float" office:value="1">
            <text:p>1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formula="of:=SUM([.A219:.A221])" office:value-type="float" office:value="3477">
            <text:p>3477</text:p>
          </table:table-cell>
          <table:table-cell table:formula="of:=IF([.B219]&gt;[.B218];1;0)" office:value-type="float" office:value="1">
            <text:p>1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formula="of:=SUM([.A220:.A222])" office:value-type="float" office:value="3489">
            <text:p>3489</text:p>
          </table:table-cell>
          <table:table-cell table:formula="of:=IF([.B220]&gt;[.B219];1;0)" office:value-type="float" office:value="1">
            <text:p>1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table:formula="of:=SUM([.A221:.A223])" office:value-type="float" office:value="3504">
            <text:p>3504</text:p>
          </table:table-cell>
          <table:table-cell table:formula="of:=IF([.B221]&gt;[.B220];1;0)" office:value-type="float" office:value="1">
            <text:p>1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formula="of:=SUM([.A222:.A224])" office:value-type="float" office:value="3526">
            <text:p>3526</text:p>
          </table:table-cell>
          <table:table-cell table:formula="of:=IF([.B222]&gt;[.B221];1;0)" office:value-type="float" office:value="1">
            <text:p>1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formula="of:=SUM([.A223:.A225])" office:value-type="float" office:value="3540">
            <text:p>3540</text:p>
          </table:table-cell>
          <table:table-cell table:formula="of:=IF([.B223]&gt;[.B222];1;0)" office:value-type="float" office:value="1">
            <text:p>1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table:formula="of:=SUM([.A224:.A226])" office:value-type="float" office:value="3557">
            <text:p>3557</text:p>
          </table:table-cell>
          <table:table-cell table:formula="of:=IF([.B224]&gt;[.B223];1;0)" office:value-type="float" office:value="1">
            <text:p>1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formula="of:=SUM([.A225:.A227])" office:value-type="float" office:value="3575">
            <text:p>3575</text:p>
          </table:table-cell>
          <table:table-cell table:formula="of:=IF([.B225]&gt;[.B224];1;0)" office:value-type="float" office:value="1">
            <text:p>1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formula="of:=SUM([.A226:.A228])" office:value-type="float" office:value="3602">
            <text:p>3602</text:p>
          </table:table-cell>
          <table:table-cell table:formula="of:=IF([.B226]&gt;[.B225];1;0)" office:value-type="float" office:value="1">
            <text:p>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formula="of:=SUM([.A227:.A229])" office:value-type="float" office:value="3625">
            <text:p>3625</text:p>
          </table:table-cell>
          <table:table-cell table:formula="of:=IF([.B227]&gt;[.B226];1;0)" office:value-type="float" office:value="1">
            <text:p>1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formula="of:=SUM([.A228:.A230])" office:value-type="float" office:value="3656">
            <text:p>3656</text:p>
          </table:table-cell>
          <table:table-cell table:formula="of:=IF([.B228]&gt;[.B227];1;0)" office:value-type="float" office:value="1">
            <text:p>1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formula="of:=SUM([.A229:.A231])" office:value-type="float" office:value="3686">
            <text:p>3686</text:p>
          </table:table-cell>
          <table:table-cell table:formula="of:=IF([.B229]&gt;[.B228];1;0)" office:value-type="float" office:value="1">
            <text:p>1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table:formula="of:=SUM([.A230:.A232])" office:value-type="float" office:value="3722">
            <text:p>3722</text:p>
          </table:table-cell>
          <table:table-cell table:formula="of:=IF([.B230]&gt;[.B229];1;0)" office:value-type="float" office:value="1">
            <text:p>1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table:formula="of:=SUM([.A231:.A233])" office:value-type="float" office:value="3737">
            <text:p>3737</text:p>
          </table:table-cell>
          <table:table-cell table:formula="of:=IF([.B231]&gt;[.B230];1;0)" office:value-type="float" office:value="1">
            <text:p>1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formula="of:=SUM([.A232:.A234])" office:value-type="float" office:value="3756">
            <text:p>3756</text:p>
          </table:table-cell>
          <table:table-cell table:formula="of:=IF([.B232]&gt;[.B231];1;0)" office:value-type="float" office:value="1">
            <text:p>1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table:formula="of:=SUM([.A233:.A235])" office:value-type="float" office:value="3793">
            <text:p>3793</text:p>
          </table:table-cell>
          <table:table-cell table:formula="of:=IF([.B233]&gt;[.B232];1;0)" office:value-type="float" office:value="1">
            <text:p>1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formula="of:=SUM([.A234:.A236])" office:value-type="float" office:value="3858">
            <text:p>3858</text:p>
          </table:table-cell>
          <table:table-cell table:formula="of:=IF([.B234]&gt;[.B233];1;0)" office:value-type="float" office:value="1">
            <text:p>1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table:formula="of:=SUM([.A235:.A237])" office:value-type="float" office:value="3911">
            <text:p>3911</text:p>
          </table:table-cell>
          <table:table-cell table:formula="of:=IF([.B235]&gt;[.B234];1;0)" office:value-type="float" office:value="1">
            <text:p>1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formula="of:=SUM([.A236:.A238])" office:value-type="float" office:value="3942">
            <text:p>3942</text:p>
          </table:table-cell>
          <table:table-cell table:formula="of:=IF([.B236]&gt;[.B235];1;0)" office:value-type="float" office:value="1">
            <text:p>1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table:formula="of:=SUM([.A237:.A239])" office:value-type="float" office:value="3958">
            <text:p>3958</text:p>
          </table:table-cell>
          <table:table-cell table:formula="of:=IF([.B237]&gt;[.B236];1;0)" office:value-type="float" office:value="1">
            <text:p>1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table:formula="of:=SUM([.A238:.A240])" office:value-type="float" office:value="3970">
            <text:p>3970</text:p>
          </table:table-cell>
          <table:table-cell table:formula="of:=IF([.B238]&gt;[.B237];1;0)" office:value-type="float" office:value="1">
            <text:p>1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table:formula="of:=SUM([.A239:.A241])" office:value-type="float" office:value="3976">
            <text:p>3976</text:p>
          </table:table-cell>
          <table:table-cell table:formula="of:=IF([.B239]&gt;[.B238];1;0)" office:value-type="float" office:value="1">
            <text:p>1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formula="of:=SUM([.A240:.A242])" office:value-type="float" office:value="3974">
            <text:p>3974</text:p>
          </table:table-cell>
          <table:table-cell table:formula="of:=IF([.B240]&gt;[.B239];1;0)" office:value-type="float" office:value="0">
            <text:p>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formula="of:=SUM([.A241:.A243])" office:value-type="float" office:value="3975">
            <text:p>3975</text:p>
          </table:table-cell>
          <table:table-cell table:formula="of:=IF([.B241]&gt;[.B240];1;0)" office:value-type="float" office:value="1">
            <text:p>1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formula="of:=SUM([.A242:.A244])" office:value-type="float" office:value="3990">
            <text:p>3990</text:p>
          </table:table-cell>
          <table:table-cell table:formula="of:=IF([.B242]&gt;[.B241];1;0)" office:value-type="float" office:value="1">
            <text:p>1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formula="of:=SUM([.A243:.A245])" office:value-type="float" office:value="4015">
            <text:p>4015</text:p>
          </table:table-cell>
          <table:table-cell table:formula="of:=IF([.B243]&gt;[.B242];1;0)" office:value-type="float" office:value="1">
            <text:p>1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table:formula="of:=SUM([.A244:.A246])" office:value-type="float" office:value="4044">
            <text:p>4044</text:p>
          </table:table-cell>
          <table:table-cell table:formula="of:=IF([.B244]&gt;[.B243];1;0)" office:value-type="float" office:value="1">
            <text:p>1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formula="of:=SUM([.A245:.A247])" office:value-type="float" office:value="4063">
            <text:p>4063</text:p>
          </table:table-cell>
          <table:table-cell table:formula="of:=IF([.B245]&gt;[.B244];1;0)" office:value-type="float" office:value="1">
            <text:p>1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table:formula="of:=SUM([.A246:.A248])" office:value-type="float" office:value="4081">
            <text:p>4081</text:p>
          </table:table-cell>
          <table:table-cell table:formula="of:=IF([.B246]&gt;[.B245];1;0)" office:value-type="float" office:value="1">
            <text:p>1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formula="of:=SUM([.A247:.A249])" office:value-type="float" office:value="4106">
            <text:p>4106</text:p>
          </table:table-cell>
          <table:table-cell table:formula="of:=IF([.B247]&gt;[.B246];1;0)" office:value-type="float" office:value="1">
            <text:p>1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formula="of:=SUM([.A248:.A250])" office:value-type="float" office:value="4170">
            <text:p>4170</text:p>
          </table:table-cell>
          <table:table-cell table:formula="of:=IF([.B248]&gt;[.B247];1;0)" office:value-type="float" office:value="1">
            <text:p>1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formula="of:=SUM([.A249:.A251])" office:value-type="float" office:value="4225">
            <text:p>4225</text:p>
          </table:table-cell>
          <table:table-cell table:formula="of:=IF([.B249]&gt;[.B248];1;0)" office:value-type="float" office:value="1">
            <text:p>1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table:formula="of:=SUM([.A250:.A252])" office:value-type="float" office:value="4287">
            <text:p>4287</text:p>
          </table:table-cell>
          <table:table-cell table:formula="of:=IF([.B250]&gt;[.B249];1;0)" office:value-type="float" office:value="1">
            <text:p>1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table:formula="of:=SUM([.A251:.A253])" office:value-type="float" office:value="4331">
            <text:p>4331</text:p>
          </table:table-cell>
          <table:table-cell table:formula="of:=IF([.B251]&gt;[.B250];1;0)" office:value-type="float" office:value="1">
            <text:p>1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table:formula="of:=SUM([.A252:.A254])" office:value-type="float" office:value="4358">
            <text:p>4358</text:p>
          </table:table-cell>
          <table:table-cell table:formula="of:=IF([.B252]&gt;[.B251];1;0)" office:value-type="float" office:value="1">
            <text:p>1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table:formula="of:=SUM([.A253:.A255])" office:value-type="float" office:value="4367">
            <text:p>4367</text:p>
          </table:table-cell>
          <table:table-cell table:formula="of:=IF([.B253]&gt;[.B252];1;0)" office:value-type="float" office:value="1">
            <text:p>1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formula="of:=SUM([.A254:.A256])" office:value-type="float" office:value="4358">
            <text:p>4358</text:p>
          </table:table-cell>
          <table:table-cell table:formula="of:=IF([.B254]&gt;[.B253];1;0)" office:value-type="float" office:value="0">
            <text:p>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table:formula="of:=SUM([.A255:.A257])" office:value-type="float" office:value="4372">
            <text:p>4372</text:p>
          </table:table-cell>
          <table:table-cell table:formula="of:=IF([.B255]&gt;[.B254];1;0)" office:value-type="float" office:value="1">
            <text:p>1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table:formula="of:=SUM([.A256:.A258])" office:value-type="float" office:value="4395">
            <text:p>4395</text:p>
          </table:table-cell>
          <table:table-cell table:formula="of:=IF([.B256]&gt;[.B255];1;0)" office:value-type="float" office:value="1">
            <text:p>1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table:formula="of:=SUM([.A257:.A259])" office:value-type="float" office:value="4428">
            <text:p>4428</text:p>
          </table:table-cell>
          <table:table-cell table:formula="of:=IF([.B257]&gt;[.B256];1;0)" office:value-type="float" office:value="1">
            <text:p>1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table:formula="of:=SUM([.A258:.A260])" office:value-type="float" office:value="4458">
            <text:p>4458</text:p>
          </table:table-cell>
          <table:table-cell table:formula="of:=IF([.B258]&gt;[.B257];1;0)" office:value-type="float" office:value="1">
            <text:p>1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formula="of:=SUM([.A259:.A261])" office:value-type="float" office:value="4491">
            <text:p>4491</text:p>
          </table:table-cell>
          <table:table-cell table:formula="of:=IF([.B259]&gt;[.B258];1;0)" office:value-type="float" office:value="1">
            <text:p>1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table:formula="of:=SUM([.A260:.A262])" office:value-type="float" office:value="4509">
            <text:p>4509</text:p>
          </table:table-cell>
          <table:table-cell table:formula="of:=IF([.B260]&gt;[.B259];1;0)" office:value-type="float" office:value="1">
            <text:p>1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table:formula="of:=SUM([.A261:.A263])" office:value-type="float" office:value="4524">
            <text:p>4524</text:p>
          </table:table-cell>
          <table:table-cell table:formula="of:=IF([.B261]&gt;[.B260];1;0)" office:value-type="float" office:value="1">
            <text:p>1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table:formula="of:=SUM([.A262:.A264])" office:value-type="float" office:value="4528">
            <text:p>4528</text:p>
          </table:table-cell>
          <table:table-cell table:formula="of:=IF([.B262]&gt;[.B261];1;0)" office:value-type="float" office:value="1">
            <text:p>1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table:formula="of:=SUM([.A263:.A265])" office:value-type="float" office:value="4544">
            <text:p>4544</text:p>
          </table:table-cell>
          <table:table-cell table:formula="of:=IF([.B263]&gt;[.B262];1;0)" office:value-type="float" office:value="1">
            <text:p>1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formula="of:=SUM([.A264:.A266])" office:value-type="float" office:value="4556">
            <text:p>4556</text:p>
          </table:table-cell>
          <table:table-cell table:formula="of:=IF([.B264]&gt;[.B263];1;0)" office:value-type="float" office:value="1">
            <text:p>1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table:formula="of:=SUM([.A265:.A267])" office:value-type="float" office:value="4573">
            <text:p>4573</text:p>
          </table:table-cell>
          <table:table-cell table:formula="of:=IF([.B265]&gt;[.B264];1;0)" office:value-type="float" office:value="1">
            <text:p>1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table:formula="of:=SUM([.A266:.A268])" office:value-type="float" office:value="4578">
            <text:p>4578</text:p>
          </table:table-cell>
          <table:table-cell table:formula="of:=IF([.B266]&gt;[.B265];1;0)" office:value-type="float" office:value="1">
            <text:p>1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formula="of:=SUM([.A267:.A269])" office:value-type="float" office:value="4590">
            <text:p>4590</text:p>
          </table:table-cell>
          <table:table-cell table:formula="of:=IF([.B267]&gt;[.B266];1;0)" office:value-type="float" office:value="1">
            <text:p>1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table:formula="of:=SUM([.A268:.A270])" office:value-type="float" office:value="4600">
            <text:p>4600</text:p>
          </table:table-cell>
          <table:table-cell table:formula="of:=IF([.B268]&gt;[.B267];1;0)" office:value-type="float" office:value="1">
            <text:p>1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formula="of:=SUM([.A269:.A271])" office:value-type="float" office:value="4613">
            <text:p>4613</text:p>
          </table:table-cell>
          <table:table-cell table:formula="of:=IF([.B269]&gt;[.B268];1;0)" office:value-type="float" office:value="1">
            <text:p>1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table:formula="of:=SUM([.A270:.A272])" office:value-type="float" office:value="4624">
            <text:p>4624</text:p>
          </table:table-cell>
          <table:table-cell table:formula="of:=IF([.B270]&gt;[.B269];1;0)" office:value-type="float" office:value="1">
            <text:p>1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table:formula="of:=SUM([.A271:.A273])" office:value-type="float" office:value="4629">
            <text:p>4629</text:p>
          </table:table-cell>
          <table:table-cell table:formula="of:=IF([.B271]&gt;[.B270];1;0)" office:value-type="float" office:value="1">
            <text:p>1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table:formula="of:=SUM([.A272:.A274])" office:value-type="float" office:value="4647">
            <text:p>4647</text:p>
          </table:table-cell>
          <table:table-cell table:formula="of:=IF([.B272]&gt;[.B271];1;0)" office:value-type="float" office:value="1">
            <text:p>1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table:formula="of:=SUM([.A273:.A275])" office:value-type="float" office:value="4682">
            <text:p>4682</text:p>
          </table:table-cell>
          <table:table-cell table:formula="of:=IF([.B273]&gt;[.B272];1;0)" office:value-type="float" office:value="1">
            <text:p>1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formula="of:=SUM([.A274:.A276])" office:value-type="float" office:value="4724">
            <text:p>4724</text:p>
          </table:table-cell>
          <table:table-cell table:formula="of:=IF([.B274]&gt;[.B273];1;0)" office:value-type="float" office:value="1">
            <text:p>1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table:formula="of:=SUM([.A275:.A277])" office:value-type="float" office:value="4753">
            <text:p>4753</text:p>
          </table:table-cell>
          <table:table-cell table:formula="of:=IF([.B275]&gt;[.B274];1;0)" office:value-type="float" office:value="1">
            <text:p>1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formula="of:=SUM([.A276:.A278])" office:value-type="float" office:value="4765">
            <text:p>4765</text:p>
          </table:table-cell>
          <table:table-cell table:formula="of:=IF([.B276]&gt;[.B275];1;0)" office:value-type="float" office:value="1">
            <text:p>1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formula="of:=SUM([.A277:.A279])" office:value-type="float" office:value="4778">
            <text:p>4778</text:p>
          </table:table-cell>
          <table:table-cell table:formula="of:=IF([.B277]&gt;[.B276];1;0)" office:value-type="float" office:value="1">
            <text:p>1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formula="of:=SUM([.A278:.A280])" office:value-type="float" office:value="4788">
            <text:p>4788</text:p>
          </table:table-cell>
          <table:table-cell table:formula="of:=IF([.B278]&gt;[.B277];1;0)" office:value-type="float" office:value="1">
            <text:p>1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formula="of:=SUM([.A279:.A281])" office:value-type="float" office:value="4797">
            <text:p>4797</text:p>
          </table:table-cell>
          <table:table-cell table:formula="of:=IF([.B279]&gt;[.B278];1;0)" office:value-type="float" office:value="1">
            <text:p>1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formula="of:=SUM([.A280:.A282])" office:value-type="float" office:value="4809">
            <text:p>4809</text:p>
          </table:table-cell>
          <table:table-cell table:formula="of:=IF([.B280]&gt;[.B279];1;0)" office:value-type="float" office:value="1">
            <text:p>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SUM([.A281:.A283])" office:value-type="float" office:value="4824">
            <text:p>4824</text:p>
          </table:table-cell>
          <table:table-cell table:formula="of:=IF([.B281]&gt;[.B280];1;0)" office:value-type="float" office:value="1">
            <text:p>1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formula="of:=SUM([.A282:.A284])" office:value-type="float" office:value="4839">
            <text:p>4839</text:p>
          </table:table-cell>
          <table:table-cell table:formula="of:=IF([.B282]&gt;[.B281];1;0)" office:value-type="float" office:value="1">
            <text:p>1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formula="of:=SUM([.A283:.A285])" office:value-type="float" office:value="4858">
            <text:p>4858</text:p>
          </table:table-cell>
          <table:table-cell table:formula="of:=IF([.B283]&gt;[.B282];1;0)" office:value-type="float" office:value="1">
            <text:p>1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formula="of:=SUM([.A284:.A286])" office:value-type="float" office:value="4868">
            <text:p>4868</text:p>
          </table:table-cell>
          <table:table-cell table:formula="of:=IF([.B284]&gt;[.B283];1;0)" office:value-type="float" office:value="1">
            <text:p>1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formula="of:=SUM([.A285:.A287])" office:value-type="float" office:value="4882">
            <text:p>4882</text:p>
          </table:table-cell>
          <table:table-cell table:formula="of:=IF([.B285]&gt;[.B284];1;0)" office:value-type="float" office:value="1">
            <text:p>1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formula="of:=SUM([.A286:.A288])" office:value-type="float" office:value="4885">
            <text:p>4885</text:p>
          </table:table-cell>
          <table:table-cell table:formula="of:=IF([.B286]&gt;[.B285];1;0)" office:value-type="float" office:value="1">
            <text:p>1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formula="of:=SUM([.A287:.A289])" office:value-type="float" office:value="4888">
            <text:p>4888</text:p>
          </table:table-cell>
          <table:table-cell table:formula="of:=IF([.B287]&gt;[.B286];1;0)" office:value-type="float" office:value="1">
            <text:p>1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formula="of:=SUM([.A288:.A290])" office:value-type="float" office:value="4900">
            <text:p>4900</text:p>
          </table:table-cell>
          <table:table-cell table:formula="of:=IF([.B288]&gt;[.B287];1;0)" office:value-type="float" office:value="1">
            <text:p>1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formula="of:=SUM([.A289:.A291])" office:value-type="float" office:value="4906">
            <text:p>4906</text:p>
          </table:table-cell>
          <table:table-cell table:formula="of:=IF([.B289]&gt;[.B288];1;0)" office:value-type="float" office:value="1">
            <text:p>1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formula="of:=SUM([.A290:.A292])" office:value-type="float" office:value="4918">
            <text:p>4918</text:p>
          </table:table-cell>
          <table:table-cell table:formula="of:=IF([.B290]&gt;[.B289];1;0)" office:value-type="float" office:value="1">
            <text:p>1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table:formula="of:=SUM([.A291:.A293])" office:value-type="float" office:value="4918">
            <text:p>4918</text:p>
          </table:table-cell>
          <table:table-cell table:formula="of:=IF([.B291]&gt;[.B290];1;0)" office:value-type="float" office:value="0">
            <text:p>0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table:formula="of:=SUM([.A292:.A294])" office:value-type="float" office:value="4924">
            <text:p>4924</text:p>
          </table:table-cell>
          <table:table-cell table:formula="of:=IF([.B292]&gt;[.B291];1;0)" office:value-type="float" office:value="1">
            <text:p>1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formula="of:=SUM([.A293:.A295])" office:value-type="float" office:value="4930">
            <text:p>4930</text:p>
          </table:table-cell>
          <table:table-cell table:formula="of:=IF([.B293]&gt;[.B292];1;0)" office:value-type="float" office:value="1">
            <text:p>1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table:formula="of:=SUM([.A294:.A296])" office:value-type="float" office:value="4935">
            <text:p>4935</text:p>
          </table:table-cell>
          <table:table-cell table:formula="of:=IF([.B294]&gt;[.B293];1;0)" office:value-type="float" office:value="1">
            <text:p>1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table:formula="of:=SUM([.A295:.A297])" office:value-type="float" office:value="4938">
            <text:p>4938</text:p>
          </table:table-cell>
          <table:table-cell table:formula="of:=IF([.B295]&gt;[.B294];1;0)" office:value-type="float" office:value="1">
            <text:p>1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formula="of:=SUM([.A296:.A298])" office:value-type="float" office:value="4952">
            <text:p>4952</text:p>
          </table:table-cell>
          <table:table-cell table:formula="of:=IF([.B296]&gt;[.B295];1;0)" office:value-type="float" office:value="1">
            <text:p>1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table:formula="of:=SUM([.A297:.A299])" office:value-type="float" office:value="4967">
            <text:p>4967</text:p>
          </table:table-cell>
          <table:table-cell table:formula="of:=IF([.B297]&gt;[.B296];1;0)" office:value-type="float" office:value="1">
            <text:p>1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table:formula="of:=SUM([.A298:.A300])" office:value-type="float" office:value="4978">
            <text:p>4978</text:p>
          </table:table-cell>
          <table:table-cell table:formula="of:=IF([.B298]&gt;[.B297];1;0)" office:value-type="float" office:value="1">
            <text:p>1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formula="of:=SUM([.A299:.A301])" office:value-type="float" office:value="4980">
            <text:p>4980</text:p>
          </table:table-cell>
          <table:table-cell table:formula="of:=IF([.B299]&gt;[.B298];1;0)" office:value-type="float" office:value="1">
            <text:p>1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table:formula="of:=SUM([.A300:.A302])" office:value-type="float" office:value="4983">
            <text:p>4983</text:p>
          </table:table-cell>
          <table:table-cell table:formula="of:=IF([.B300]&gt;[.B299];1;0)" office:value-type="float" office:value="1">
            <text:p>1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formula="of:=SUM([.A301:.A303])" office:value-type="float" office:value="4990">
            <text:p>4990</text:p>
          </table:table-cell>
          <table:table-cell table:formula="of:=IF([.B301]&gt;[.B300];1;0)" office:value-type="float" office:value="1">
            <text:p>1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formula="of:=SUM([.A302:.A304])" office:value-type="float" office:value="4998">
            <text:p>4998</text:p>
          </table:table-cell>
          <table:table-cell table:formula="of:=IF([.B302]&gt;[.B301];1;0)" office:value-type="float" office:value="1">
            <text:p>1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formula="of:=SUM([.A303:.A305])" office:value-type="float" office:value="5005">
            <text:p>5005</text:p>
          </table:table-cell>
          <table:table-cell table:formula="of:=IF([.B303]&gt;[.B302];1;0)" office:value-type="float" office:value="1">
            <text:p>1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table:formula="of:=SUM([.A304:.A306])" office:value-type="float" office:value="5013">
            <text:p>5013</text:p>
          </table:table-cell>
          <table:table-cell table:formula="of:=IF([.B304]&gt;[.B303];1;0)" office:value-type="float" office:value="1">
            <text:p>1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table:formula="of:=SUM([.A305:.A307])" office:value-type="float" office:value="5018">
            <text:p>5018</text:p>
          </table:table-cell>
          <table:table-cell table:formula="of:=IF([.B305]&gt;[.B304];1;0)" office:value-type="float" office:value="1">
            <text:p>1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formula="of:=SUM([.A306:.A308])" office:value-type="float" office:value="5022">
            <text:p>5022</text:p>
          </table:table-cell>
          <table:table-cell table:formula="of:=IF([.B306]&gt;[.B305];1;0)" office:value-type="float" office:value="1">
            <text:p>1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table:formula="of:=SUM([.A307:.A309])" office:value-type="float" office:value="5021">
            <text:p>5021</text:p>
          </table:table-cell>
          <table:table-cell table:formula="of:=IF([.B307]&gt;[.B306];1;0)" office:value-type="float" office:value="0">
            <text:p>0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formula="of:=SUM([.A308:.A310])" office:value-type="float" office:value="5024">
            <text:p>5024</text:p>
          </table:table-cell>
          <table:table-cell table:formula="of:=IF([.B308]&gt;[.B307];1;0)" office:value-type="float" office:value="1">
            <text:p>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table:formula="of:=SUM([.A309:.A311])" office:value-type="float" office:value="5036">
            <text:p>5036</text:p>
          </table:table-cell>
          <table:table-cell table:formula="of:=IF([.B309]&gt;[.B308];1;0)" office:value-type="float" office:value="1">
            <text:p>1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table:formula="of:=SUM([.A310:.A312])" office:value-type="float" office:value="5052">
            <text:p>5052</text:p>
          </table:table-cell>
          <table:table-cell table:formula="of:=IF([.B310]&gt;[.B309];1;0)" office:value-type="float" office:value="1">
            <text:p>1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formula="of:=SUM([.A311:.A313])" office:value-type="float" office:value="5071">
            <text:p>5071</text:p>
          </table:table-cell>
          <table:table-cell table:formula="of:=IF([.B311]&gt;[.B310];1;0)" office:value-type="float" office:value="1">
            <text:p>1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table:formula="of:=SUM([.A312:.A314])" office:value-type="float" office:value="5081">
            <text:p>5081</text:p>
          </table:table-cell>
          <table:table-cell table:formula="of:=IF([.B312]&gt;[.B311];1;0)" office:value-type="float" office:value="1">
            <text:p>1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formula="of:=SUM([.A313:.A315])" office:value-type="float" office:value="5104">
            <text:p>5104</text:p>
          </table:table-cell>
          <table:table-cell table:formula="of:=IF([.B313]&gt;[.B312];1;0)" office:value-type="float" office:value="1">
            <text:p>1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table:formula="of:=SUM([.A314:.A316])" office:value-type="float" office:value="5123">
            <text:p>5123</text:p>
          </table:table-cell>
          <table:table-cell table:formula="of:=IF([.B314]&gt;[.B313];1;0)" office:value-type="float" office:value="1">
            <text:p>1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table:formula="of:=SUM([.A315:.A317])" office:value-type="float" office:value="5146">
            <text:p>5146</text:p>
          </table:table-cell>
          <table:table-cell table:formula="of:=IF([.B315]&gt;[.B314];1;0)" office:value-type="float" office:value="1">
            <text:p>1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formula="of:=SUM([.A316:.A318])" office:value-type="float" office:value="5156">
            <text:p>5156</text:p>
          </table:table-cell>
          <table:table-cell table:formula="of:=IF([.B316]&gt;[.B315];1;0)" office:value-type="float" office:value="1">
            <text:p>1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formula="of:=SUM([.A317:.A319])" office:value-type="float" office:value="5165">
            <text:p>5165</text:p>
          </table:table-cell>
          <table:table-cell table:formula="of:=IF([.B317]&gt;[.B316];1;0)" office:value-type="float" office:value="1">
            <text:p>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table:formula="of:=SUM([.A318:.A320])" office:value-type="float" office:value="5170">
            <text:p>5170</text:p>
          </table:table-cell>
          <table:table-cell table:formula="of:=IF([.B318]&gt;[.B317];1;0)" office:value-type="float" office:value="1">
            <text:p>1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table:formula="of:=SUM([.A319:.A321])" office:value-type="float" office:value="5175">
            <text:p>5175</text:p>
          </table:table-cell>
          <table:table-cell table:formula="of:=IF([.B319]&gt;[.B318];1;0)" office:value-type="float" office:value="1">
            <text:p>1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table:formula="of:=SUM([.A320:.A322])" office:value-type="float" office:value="5182">
            <text:p>5182</text:p>
          </table:table-cell>
          <table:table-cell table:formula="of:=IF([.B320]&gt;[.B319];1;0)" office:value-type="float" office:value="1">
            <text:p>1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table:formula="of:=SUM([.A321:.A323])" office:value-type="float" office:value="5197">
            <text:p>5197</text:p>
          </table:table-cell>
          <table:table-cell table:formula="of:=IF([.B321]&gt;[.B320];1;0)" office:value-type="float" office:value="1">
            <text:p>1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table:formula="of:=SUM([.A322:.A324])" office:value-type="float" office:value="5208">
            <text:p>5208</text:p>
          </table:table-cell>
          <table:table-cell table:formula="of:=IF([.B322]&gt;[.B321];1;0)" office:value-type="float" office:value="1">
            <text:p>1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formula="of:=SUM([.A323:.A325])" office:value-type="float" office:value="5223">
            <text:p>5223</text:p>
          </table:table-cell>
          <table:table-cell table:formula="of:=IF([.B323]&gt;[.B322];1;0)" office:value-type="float" office:value="1">
            <text:p>1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table:formula="of:=SUM([.A324:.A326])" office:value-type="float" office:value="5228">
            <text:p>5228</text:p>
          </table:table-cell>
          <table:table-cell table:formula="of:=IF([.B324]&gt;[.B323];1;0)" office:value-type="float" office:value="1">
            <text:p>1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table:formula="of:=SUM([.A325:.A327])" office:value-type="float" office:value="5249">
            <text:p>5249</text:p>
          </table:table-cell>
          <table:table-cell table:formula="of:=IF([.B325]&gt;[.B324];1;0)" office:value-type="float" office:value="1">
            <text:p>1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table:formula="of:=SUM([.A326:.A328])" office:value-type="float" office:value="5263">
            <text:p>5263</text:p>
          </table:table-cell>
          <table:table-cell table:formula="of:=IF([.B326]&gt;[.B325];1;0)" office:value-type="float" office:value="1">
            <text:p>1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formula="of:=SUM([.A327:.A329])" office:value-type="float" office:value="5276">
            <text:p>5276</text:p>
          </table:table-cell>
          <table:table-cell table:formula="of:=IF([.B327]&gt;[.B326];1;0)" office:value-type="float" office:value="1">
            <text:p>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formula="of:=SUM([.A328:.A330])" office:value-type="float" office:value="5289">
            <text:p>5289</text:p>
          </table:table-cell>
          <table:table-cell table:formula="of:=IF([.B328]&gt;[.B327];1;0)" office:value-type="float" office:value="1">
            <text:p>1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formula="of:=SUM([.A329:.A331])" office:value-type="float" office:value="5306">
            <text:p>5306</text:p>
          </table:table-cell>
          <table:table-cell table:formula="of:=IF([.B329]&gt;[.B328];1;0)" office:value-type="float" office:value="1">
            <text:p>1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table:formula="of:=SUM([.A330:.A332])" office:value-type="float" office:value="5321">
            <text:p>5321</text:p>
          </table:table-cell>
          <table:table-cell table:formula="of:=IF([.B330]&gt;[.B329];1;0)" office:value-type="float" office:value="1">
            <text:p>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formula="of:=SUM([.A331:.A333])" office:value-type="float" office:value="5327">
            <text:p>5327</text:p>
          </table:table-cell>
          <table:table-cell table:formula="of:=IF([.B331]&gt;[.B330];1;0)" office:value-type="float" office:value="1">
            <text:p>1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table:formula="of:=SUM([.A332:.A334])" office:value-type="float" office:value="5328">
            <text:p>5328</text:p>
          </table:table-cell>
          <table:table-cell table:formula="of:=IF([.B332]&gt;[.B331];1;0)" office:value-type="float" office:value="1">
            <text:p>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formula="of:=SUM([.A333:.A335])" office:value-type="float" office:value="5343">
            <text:p>5343</text:p>
          </table:table-cell>
          <table:table-cell table:formula="of:=IF([.B333]&gt;[.B332];1;0)" office:value-type="float" office:value="1">
            <text:p>1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table:formula="of:=SUM([.A334:.A336])" office:value-type="float" office:value="5360">
            <text:p>5360</text:p>
          </table:table-cell>
          <table:table-cell table:formula="of:=IF([.B334]&gt;[.B333];1;0)" office:value-type="float" office:value="1">
            <text:p>1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table:formula="of:=SUM([.A335:.A337])" office:value-type="float" office:value="5386">
            <text:p>5386</text:p>
          </table:table-cell>
          <table:table-cell table:formula="of:=IF([.B335]&gt;[.B334];1;0)" office:value-type="float" office:value="1">
            <text:p>1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table:formula="of:=SUM([.A336:.A338])" office:value-type="float" office:value="5407">
            <text:p>5407</text:p>
          </table:table-cell>
          <table:table-cell table:formula="of:=IF([.B336]&gt;[.B335];1;0)" office:value-type="float" office:value="1">
            <text:p>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formula="of:=SUM([.A337:.A339])" office:value-type="float" office:value="5427">
            <text:p>5427</text:p>
          </table:table-cell>
          <table:table-cell table:formula="of:=IF([.B337]&gt;[.B336];1;0)" office:value-type="float" office:value="1">
            <text:p>1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table:formula="of:=SUM([.A338:.A340])" office:value-type="float" office:value="5460">
            <text:p>5460</text:p>
          </table:table-cell>
          <table:table-cell table:formula="of:=IF([.B338]&gt;[.B337];1;0)" office:value-type="float" office:value="1">
            <text:p>1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formula="of:=SUM([.A339:.A341])" office:value-type="float" office:value="5490">
            <text:p>5490</text:p>
          </table:table-cell>
          <table:table-cell table:formula="of:=IF([.B339]&gt;[.B338];1;0)" office:value-type="float" office:value="1">
            <text:p>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formula="of:=SUM([.A340:.A342])" office:value-type="float" office:value="5514">
            <text:p>5514</text:p>
          </table:table-cell>
          <table:table-cell table:formula="of:=IF([.B340]&gt;[.B339];1;0)" office:value-type="float" office:value="1">
            <text:p>1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table:formula="of:=SUM([.A341:.A343])" office:value-type="float" office:value="5514">
            <text:p>5514</text:p>
          </table:table-cell>
          <table:table-cell table:formula="of:=IF([.B341]&gt;[.B340];1;0)" office:value-type="float" office:value="0">
            <text:p>0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table:formula="of:=SUM([.A342:.A344])" office:value-type="float" office:value="5517">
            <text:p>5517</text:p>
          </table:table-cell>
          <table:table-cell table:formula="of:=IF([.B342]&gt;[.B341];1;0)" office:value-type="float" office:value="1">
            <text:p>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formula="of:=SUM([.A343:.A345])" office:value-type="float" office:value="5530">
            <text:p>5530</text:p>
          </table:table-cell>
          <table:table-cell table:formula="of:=IF([.B343]&gt;[.B342];1;0)" office:value-type="float" office:value="1">
            <text:p>1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table:formula="of:=SUM([.A344:.A346])" office:value-type="float" office:value="5550">
            <text:p>5550</text:p>
          </table:table-cell>
          <table:table-cell table:formula="of:=IF([.B344]&gt;[.B343];1;0)" office:value-type="float" office:value="1">
            <text:p>1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table:formula="of:=SUM([.A345:.A347])" office:value-type="float" office:value="5551">
            <text:p>5551</text:p>
          </table:table-cell>
          <table:table-cell table:formula="of:=IF([.B345]&gt;[.B344];1;0)" office:value-type="float" office:value="1">
            <text:p>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table:formula="of:=SUM([.A346:.A348])" office:value-type="float" office:value="5544">
            <text:p>5544</text:p>
          </table:table-cell>
          <table:table-cell table:formula="of:=IF([.B346]&gt;[.B345];1;0)" office:value-type="float" office:value="0">
            <text:p>0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formula="of:=SUM([.A347:.A349])" office:value-type="float" office:value="5532">
            <text:p>5532</text:p>
          </table:table-cell>
          <table:table-cell table:formula="of:=IF([.B347]&gt;[.B346];1;0)" office:value-type="float" office:value="0">
            <text:p>0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table:formula="of:=SUM([.A348:.A350])" office:value-type="float" office:value="5549">
            <text:p>5549</text:p>
          </table:table-cell>
          <table:table-cell table:formula="of:=IF([.B348]&gt;[.B347];1;0)" office:value-type="float" office:value="1">
            <text:p>1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table:formula="of:=SUM([.A349:.A351])" office:value-type="float" office:value="5568">
            <text:p>5568</text:p>
          </table:table-cell>
          <table:table-cell table:formula="of:=IF([.B349]&gt;[.B348];1;0)" office:value-type="float" office:value="1">
            <text:p>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formula="of:=SUM([.A350:.A352])" office:value-type="float" office:value="5611">
            <text:p>5611</text:p>
          </table:table-cell>
          <table:table-cell table:formula="of:=IF([.B350]&gt;[.B349];1;0)" office:value-type="float" office:value="1">
            <text:p>1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formula="of:=SUM([.A351:.A353])" office:value-type="float" office:value="5638">
            <text:p>5638</text:p>
          </table:table-cell>
          <table:table-cell table:formula="of:=IF([.B351]&gt;[.B350];1;0)" office:value-type="float" office:value="1">
            <text:p>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formula="of:=SUM([.A352:.A354])" office:value-type="float" office:value="5663">
            <text:p>5663</text:p>
          </table:table-cell>
          <table:table-cell table:formula="of:=IF([.B352]&gt;[.B351];1;0)" office:value-type="float" office:value="1">
            <text:p>1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table:formula="of:=SUM([.A353:.A355])" office:value-type="float" office:value="5664">
            <text:p>5664</text:p>
          </table:table-cell>
          <table:table-cell table:formula="of:=IF([.B353]&gt;[.B352];1;0)" office:value-type="float" office:value="1">
            <text:p>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formula="of:=SUM([.A354:.A356])" office:value-type="float" office:value="5674">
            <text:p>5674</text:p>
          </table:table-cell>
          <table:table-cell table:formula="of:=IF([.B354]&gt;[.B353];1;0)" office:value-type="float" office:value="1">
            <text:p>1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table:formula="of:=SUM([.A355:.A357])" office:value-type="float" office:value="5681">
            <text:p>5681</text:p>
          </table:table-cell>
          <table:table-cell table:formula="of:=IF([.B355]&gt;[.B354];1;0)" office:value-type="float" office:value="1">
            <text:p>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table:formula="of:=SUM([.A356:.A358])" office:value-type="float" office:value="5695">
            <text:p>5695</text:p>
          </table:table-cell>
          <table:table-cell table:formula="of:=IF([.B356]&gt;[.B355];1;0)" office:value-type="float" office:value="1">
            <text:p>1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table:formula="of:=SUM([.A357:.A359])" office:value-type="float" office:value="5704">
            <text:p>5704</text:p>
          </table:table-cell>
          <table:table-cell table:formula="of:=IF([.B357]&gt;[.B356];1;0)" office:value-type="float" office:value="1">
            <text:p>1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table:formula="of:=SUM([.A358:.A360])" office:value-type="float" office:value="5716">
            <text:p>5716</text:p>
          </table:table-cell>
          <table:table-cell table:formula="of:=IF([.B358]&gt;[.B357];1;0)" office:value-type="float" office:value="1">
            <text:p>1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formula="of:=SUM([.A359:.A361])" office:value-type="float" office:value="5726">
            <text:p>5726</text:p>
          </table:table-cell>
          <table:table-cell table:formula="of:=IF([.B359]&gt;[.B358];1;0)" office:value-type="float" office:value="1">
            <text:p>1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table:formula="of:=SUM([.A360:.A362])" office:value-type="float" office:value="5737">
            <text:p>5737</text:p>
          </table:table-cell>
          <table:table-cell table:formula="of:=IF([.B360]&gt;[.B359];1;0)" office:value-type="float" office:value="1">
            <text:p>1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formula="of:=SUM([.A361:.A363])" office:value-type="float" office:value="5746">
            <text:p>5746</text:p>
          </table:table-cell>
          <table:table-cell table:formula="of:=IF([.B361]&gt;[.B360];1;0)" office:value-type="float" office:value="1">
            <text:p>1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formula="of:=SUM([.A362:.A364])" office:value-type="float" office:value="5750">
            <text:p>5750</text:p>
          </table:table-cell>
          <table:table-cell table:formula="of:=IF([.B362]&gt;[.B361];1;0)" office:value-type="float" office:value="1">
            <text:p>1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formula="of:=SUM([.A363:.A365])" office:value-type="float" office:value="5759">
            <text:p>5759</text:p>
          </table:table-cell>
          <table:table-cell table:formula="of:=IF([.B363]&gt;[.B362];1;0)" office:value-type="float" office:value="1">
            <text:p>1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formula="of:=SUM([.A364:.A366])" office:value-type="float" office:value="5770">
            <text:p>5770</text:p>
          </table:table-cell>
          <table:table-cell table:formula="of:=IF([.B364]&gt;[.B363];1;0)" office:value-type="float" office:value="1">
            <text:p>1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table:formula="of:=SUM([.A365:.A367])" office:value-type="float" office:value="5788">
            <text:p>5788</text:p>
          </table:table-cell>
          <table:table-cell table:formula="of:=IF([.B365]&gt;[.B364];1;0)" office:value-type="float" office:value="1">
            <text:p>1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table:formula="of:=SUM([.A366:.A368])" office:value-type="float" office:value="5795">
            <text:p>5795</text:p>
          </table:table-cell>
          <table:table-cell table:formula="of:=IF([.B366]&gt;[.B365];1;0)" office:value-type="float" office:value="1">
            <text:p>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table:formula="of:=SUM([.A367:.A369])" office:value-type="float" office:value="5802">
            <text:p>5802</text:p>
          </table:table-cell>
          <table:table-cell table:formula="of:=IF([.B367]&gt;[.B366];1;0)" office:value-type="float" office:value="1">
            <text:p>1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formula="of:=SUM([.A368:.A370])" office:value-type="float" office:value="5806">
            <text:p>5806</text:p>
          </table:table-cell>
          <table:table-cell table:formula="of:=IF([.B368]&gt;[.B367];1;0)" office:value-type="float" office:value="1">
            <text:p>1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table:formula="of:=SUM([.A369:.A371])" office:value-type="float" office:value="5813">
            <text:p>5813</text:p>
          </table:table-cell>
          <table:table-cell table:formula="of:=IF([.B369]&gt;[.B368];1;0)" office:value-type="float" office:value="1">
            <text:p>1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table:formula="of:=SUM([.A370:.A372])" office:value-type="float" office:value="5821">
            <text:p>5821</text:p>
          </table:table-cell>
          <table:table-cell table:formula="of:=IF([.B370]&gt;[.B369];1;0)" office:value-type="float" office:value="1">
            <text:p>1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formula="of:=SUM([.A371:.A373])" office:value-type="float" office:value="5826">
            <text:p>5826</text:p>
          </table:table-cell>
          <table:table-cell table:formula="of:=IF([.B371]&gt;[.B370];1;0)" office:value-type="float" office:value="1">
            <text:p>1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table:formula="of:=SUM([.A372:.A374])" office:value-type="float" office:value="5827">
            <text:p>5827</text:p>
          </table:table-cell>
          <table:table-cell table:formula="of:=IF([.B372]&gt;[.B371];1;0)" office:value-type="float" office:value="1">
            <text:p>1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table:formula="of:=SUM([.A373:.A375])" office:value-type="float" office:value="5831">
            <text:p>5831</text:p>
          </table:table-cell>
          <table:table-cell table:formula="of:=IF([.B373]&gt;[.B372];1;0)" office:value-type="float" office:value="1">
            <text:p>1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table:formula="of:=SUM([.A374:.A376])" office:value-type="float" office:value="5854">
            <text:p>5854</text:p>
          </table:table-cell>
          <table:table-cell table:formula="of:=IF([.B374]&gt;[.B373];1;0)" office:value-type="float" office:value="1">
            <text:p>1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table:formula="of:=SUM([.A375:.A377])" office:value-type="float" office:value="5882">
            <text:p>5882</text:p>
          </table:table-cell>
          <table:table-cell table:formula="of:=IF([.B375]&gt;[.B374];1;0)" office:value-type="float" office:value="1">
            <text:p>1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table:formula="of:=SUM([.A376:.A378])" office:value-type="float" office:value="5911">
            <text:p>5911</text:p>
          </table:table-cell>
          <table:table-cell table:formula="of:=IF([.B376]&gt;[.B375];1;0)" office:value-type="float" office:value="1">
            <text:p>1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formula="of:=SUM([.A377:.A379])" office:value-type="float" office:value="5920">
            <text:p>5920</text:p>
          </table:table-cell>
          <table:table-cell table:formula="of:=IF([.B377]&gt;[.B376];1;0)" office:value-type="float" office:value="1">
            <text:p>1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table:formula="of:=SUM([.A378:.A380])" office:value-type="float" office:value="5930">
            <text:p>5930</text:p>
          </table:table-cell>
          <table:table-cell table:formula="of:=IF([.B378]&gt;[.B377];1;0)" office:value-type="float" office:value="1">
            <text:p>1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table:formula="of:=SUM([.A379:.A381])" office:value-type="float" office:value="5936">
            <text:p>5936</text:p>
          </table:table-cell>
          <table:table-cell table:formula="of:=IF([.B379]&gt;[.B378];1;0)" office:value-type="float" office:value="1">
            <text:p>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formula="of:=SUM([.A380:.A382])" office:value-type="float" office:value="5942">
            <text:p>5942</text:p>
          </table:table-cell>
          <table:table-cell table:formula="of:=IF([.B380]&gt;[.B379];1;0)" office:value-type="float" office:value="1">
            <text:p>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SUM([.A381:.A383])" office:value-type="float" office:value="5950">
            <text:p>5950</text:p>
          </table:table-cell>
          <table:table-cell table:formula="of:=IF([.B381]&gt;[.B380];1;0)" office:value-type="float" office:value="1">
            <text:p>1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SUM([.A382:.A384])" office:value-type="float" office:value="5950">
            <text:p>5950</text:p>
          </table:table-cell>
          <table:table-cell table:formula="of:=IF([.B382]&gt;[.B381];1;0)" office:value-type="float" office:value="0">
            <text:p>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formula="of:=SUM([.A383:.A385])" office:value-type="float" office:value="5950">
            <text:p>5950</text:p>
          </table:table-cell>
          <table:table-cell table:formula="of:=IF([.B383]&gt;[.B382];1;0)" office:value-type="float" office:value="0">
            <text:p>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SUM([.A384:.A386])" office:value-type="float" office:value="5944">
            <text:p>5944</text:p>
          </table:table-cell>
          <table:table-cell table:formula="of:=IF([.B384]&gt;[.B383];1;0)"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SUM([.A385:.A387])" office:value-type="float" office:value="5945">
            <text:p>5945</text:p>
          </table:table-cell>
          <table:table-cell table:formula="of:=IF([.B385]&gt;[.B384];1;0)" office:value-type="float" office:value="1">
            <text:p>1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SUM([.A386:.A388])" office:value-type="float" office:value="5955">
            <text:p>5955</text:p>
          </table:table-cell>
          <table:table-cell table:formula="of:=IF([.B386]&gt;[.B385];1;0)" office:value-type="float" office:value="1">
            <text:p>1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SUM([.A387:.A389])" office:value-type="float" office:value="6001">
            <text:p>6001</text:p>
          </table:table-cell>
          <table:table-cell table:formula="of:=IF([.B387]&gt;[.B386];1;0)" office:value-type="float" office:value="1">
            <text:p>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f:=SUM([.A388:.A390])" office:value-type="float" office:value="6047">
            <text:p>6047</text:p>
          </table:table-cell>
          <table:table-cell table:formula="of:=IF([.B388]&gt;[.B387];1;0)" office:value-type="float" office:value="1">
            <text:p>1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table:formula="of:=SUM([.A389:.A391])" office:value-type="float" office:value="6084">
            <text:p>6084</text:p>
          </table:table-cell>
          <table:table-cell table:formula="of:=IF([.B389]&gt;[.B388];1;0)" office:value-type="float" office:value="1">
            <text:p>1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table:formula="of:=SUM([.A390:.A392])" office:value-type="float" office:value="6093">
            <text:p>6093</text:p>
          </table:table-cell>
          <table:table-cell table:formula="of:=IF([.B390]&gt;[.B389];1;0)" office:value-type="float" office:value="1">
            <text:p>1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table:formula="of:=SUM([.A391:.A393])" office:value-type="float" office:value="6102">
            <text:p>6102</text:p>
          </table:table-cell>
          <table:table-cell table:formula="of:=IF([.B391]&gt;[.B390];1;0)" office:value-type="float" office:value="1">
            <text:p>1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table:formula="of:=SUM([.A392:.A394])" office:value-type="float" office:value="6111">
            <text:p>6111</text:p>
          </table:table-cell>
          <table:table-cell table:formula="of:=IF([.B392]&gt;[.B391];1;0)" office:value-type="float" office:value="1">
            <text:p>1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table:formula="of:=SUM([.A393:.A395])" office:value-type="float" office:value="6117">
            <text:p>6117</text:p>
          </table:table-cell>
          <table:table-cell table:formula="of:=IF([.B393]&gt;[.B392];1;0)" office:value-type="float" office:value="1">
            <text:p>1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table:formula="of:=SUM([.A394:.A396])" office:value-type="float" office:value="6124">
            <text:p>6124</text:p>
          </table:table-cell>
          <table:table-cell table:formula="of:=IF([.B394]&gt;[.B393];1;0)" office:value-type="float" office:value="1">
            <text:p>1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table:formula="of:=SUM([.A395:.A397])" office:value-type="float" office:value="6134">
            <text:p>6134</text:p>
          </table:table-cell>
          <table:table-cell table:formula="of:=IF([.B395]&gt;[.B394];1;0)" office:value-type="float" office:value="1">
            <text:p>1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table:formula="of:=SUM([.A396:.A398])" office:value-type="float" office:value="6139">
            <text:p>6139</text:p>
          </table:table-cell>
          <table:table-cell table:formula="of:=IF([.B396]&gt;[.B395];1;0)" office:value-type="float" office:value="1">
            <text:p>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SUM([.A397:.A399])" office:value-type="float" office:value="6149">
            <text:p>6149</text:p>
          </table:table-cell>
          <table:table-cell table:formula="of:=IF([.B397]&gt;[.B396];1;0)" office:value-type="float" office:value="1">
            <text:p>1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table:formula="of:=SUM([.A398:.A400])" office:value-type="float" office:value="6156">
            <text:p>6156</text:p>
          </table:table-cell>
          <table:table-cell table:formula="of:=IF([.B398]&gt;[.B397];1;0)" office:value-type="float" office:value="1">
            <text:p>1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table:formula="of:=SUM([.A399:.A401])" office:value-type="float" office:value="6171">
            <text:p>6171</text:p>
          </table:table-cell>
          <table:table-cell table:formula="of:=IF([.B399]&gt;[.B398];1;0)" office:value-type="float" office:value="1">
            <text:p>1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table:formula="of:=SUM([.A400:.A402])" office:value-type="float" office:value="6182">
            <text:p>6182</text:p>
          </table:table-cell>
          <table:table-cell table:formula="of:=IF([.B400]&gt;[.B399];1;0)" office:value-type="float" office:value="1">
            <text:p>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table:formula="of:=SUM([.A401:.A403])" office:value-type="float" office:value="6193">
            <text:p>6193</text:p>
          </table:table-cell>
          <table:table-cell table:formula="of:=IF([.B401]&gt;[.B400];1;0)" office:value-type="float" office:value="1">
            <text:p>1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table:formula="of:=SUM([.A402:.A404])" office:value-type="float" office:value="6222">
            <text:p>6222</text:p>
          </table:table-cell>
          <table:table-cell table:formula="of:=IF([.B402]&gt;[.B401];1;0)" office:value-type="float" office:value="1">
            <text:p>1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table:formula="of:=SUM([.A403:.A405])" office:value-type="float" office:value="6260">
            <text:p>6260</text:p>
          </table:table-cell>
          <table:table-cell table:formula="of:=IF([.B403]&gt;[.B402];1;0)" office:value-type="float" office:value="1">
            <text:p>1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formula="of:=SUM([.A404:.A406])" office:value-type="float" office:value="6287">
            <text:p>6287</text:p>
          </table:table-cell>
          <table:table-cell table:formula="of:=IF([.B404]&gt;[.B403];1;0)" office:value-type="float" office:value="1">
            <text:p>1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table:formula="of:=SUM([.A405:.A407])" office:value-type="float" office:value="6290">
            <text:p>6290</text:p>
          </table:table-cell>
          <table:table-cell table:formula="of:=IF([.B405]&gt;[.B404];1;0)" office:value-type="float" office:value="1">
            <text:p>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formula="of:=SUM([.A406:.A408])" office:value-type="float" office:value="6276">
            <text:p>6276</text:p>
          </table:table-cell>
          <table:table-cell table:formula="of:=IF([.B406]&gt;[.B405];1;0)" office:value-type="float" office:value="0">
            <text:p>0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table:formula="of:=SUM([.A407:.A409])" office:value-type="float" office:value="6274">
            <text:p>6274</text:p>
          </table:table-cell>
          <table:table-cell table:formula="of:=IF([.B407]&gt;[.B406];1;0)" office:value-type="float" office:value="0">
            <text:p>0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table:formula="of:=SUM([.A408:.A410])" office:value-type="float" office:value="6273">
            <text:p>6273</text:p>
          </table:table-cell>
          <table:table-cell table:formula="of:=IF([.B408]&gt;[.B407];1;0)" office:value-type="float" office:value="0">
            <text:p>0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formula="of:=SUM([.A409:.A411])" office:value-type="float" office:value="6282">
            <text:p>6282</text:p>
          </table:table-cell>
          <table:table-cell table:formula="of:=IF([.B409]&gt;[.B408];1;0)" office:value-type="float" office:value="1">
            <text:p>1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formula="of:=SUM([.A410:.A412])" office:value-type="float" office:value="6299">
            <text:p>6299</text:p>
          </table:table-cell>
          <table:table-cell table:formula="of:=IF([.B410]&gt;[.B409];1;0)" office:value-type="float" office:value="1">
            <text:p>1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table:formula="of:=SUM([.A411:.A413])" office:value-type="float" office:value="6292">
            <text:p>6292</text:p>
          </table:table-cell>
          <table:table-cell table:formula="of:=IF([.B411]&gt;[.B410];1;0)" office:value-type="float" office:value="0">
            <text:p>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table:formula="of:=SUM([.A412:.A414])" office:value-type="float" office:value="6281">
            <text:p>6281</text:p>
          </table:table-cell>
          <table:table-cell table:formula="of:=IF([.B412]&gt;[.B411];1;0)" office:value-type="float" office:value="0">
            <text:p>0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table:formula="of:=SUM([.A413:.A415])" office:value-type="float" office:value="6291">
            <text:p>6291</text:p>
          </table:table-cell>
          <table:table-cell table:formula="of:=IF([.B413]&gt;[.B412];1;0)" office:value-type="float" office:value="1">
            <text:p>1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table:formula="of:=SUM([.A414:.A416])" office:value-type="float" office:value="6328">
            <text:p>6328</text:p>
          </table:table-cell>
          <table:table-cell table:formula="of:=IF([.B414]&gt;[.B413];1;0)" office:value-type="float" office:value="1">
            <text:p>1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table:formula="of:=SUM([.A415:.A417])" office:value-type="float" office:value="6368">
            <text:p>6368</text:p>
          </table:table-cell>
          <table:table-cell table:formula="of:=IF([.B415]&gt;[.B414];1;0)" office:value-type="float" office:value="1">
            <text:p>1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table:formula="of:=SUM([.A416:.A418])" office:value-type="float" office:value="6382">
            <text:p>6382</text:p>
          </table:table-cell>
          <table:table-cell table:formula="of:=IF([.B416]&gt;[.B415];1;0)" office:value-type="float" office:value="1">
            <text:p>1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table:formula="of:=SUM([.A417:.A419])" office:value-type="float" office:value="6407">
            <text:p>6407</text:p>
          </table:table-cell>
          <table:table-cell table:formula="of:=IF([.B417]&gt;[.B416];1;0)" office:value-type="float" office:value="1">
            <text:p>1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formula="of:=SUM([.A418:.A420])" office:value-type="float" office:value="6429">
            <text:p>6429</text:p>
          </table:table-cell>
          <table:table-cell table:formula="of:=IF([.B418]&gt;[.B417];1;0)" office:value-type="float" office:value="1">
            <text:p>1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formula="of:=SUM([.A419:.A421])" office:value-type="float" office:value="6444">
            <text:p>6444</text:p>
          </table:table-cell>
          <table:table-cell table:formula="of:=IF([.B419]&gt;[.B418];1;0)" office:value-type="float" office:value="1">
            <text:p>1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SUM([.A420:.A422])" office:value-type="float" office:value="6444">
            <text:p>6444</text:p>
          </table:table-cell>
          <table:table-cell table:formula="of:=IF([.B420]&gt;[.B419];1;0)" office:value-type="float" office:value="0">
            <text:p>0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table:formula="of:=SUM([.A421:.A423])" office:value-type="float" office:value="6444">
            <text:p>6444</text:p>
          </table:table-cell>
          <table:table-cell table:formula="of:=IF([.B421]&gt;[.B420];1;0)" office:value-type="float" office:value="0">
            <text:p>0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formula="of:=SUM([.A422:.A424])" office:value-type="float" office:value="6447">
            <text:p>6447</text:p>
          </table:table-cell>
          <table:table-cell table:formula="of:=IF([.B422]&gt;[.B421];1;0)" office:value-type="float" office:value="1">
            <text:p>1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SUM([.A423:.A425])" office:value-type="float" office:value="6451">
            <text:p>6451</text:p>
          </table:table-cell>
          <table:table-cell table:formula="of:=IF([.B423]&gt;[.B422];1;0)" office:value-type="float" office:value="1">
            <text:p>1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table:formula="of:=SUM([.A424:.A426])" office:value-type="float" office:value="6453">
            <text:p>6453</text:p>
          </table:table-cell>
          <table:table-cell table:formula="of:=IF([.B424]&gt;[.B423];1;0)" office:value-type="float" office:value="1">
            <text:p>1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formula="of:=SUM([.A425:.A427])" office:value-type="float" office:value="6455">
            <text:p>6455</text:p>
          </table:table-cell>
          <table:table-cell table:formula="of:=IF([.B425]&gt;[.B424];1;0)" office:value-type="float" office:value="1">
            <text:p>1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table:formula="of:=SUM([.A426:.A428])" office:value-type="float" office:value="6452">
            <text:p>6452</text:p>
          </table:table-cell>
          <table:table-cell table:formula="of:=IF([.B426]&gt;[.B425];1;0)" office:value-type="float" office:value="0">
            <text:p>0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formula="of:=SUM([.A427:.A429])" office:value-type="float" office:value="6457">
            <text:p>6457</text:p>
          </table:table-cell>
          <table:table-cell table:formula="of:=IF([.B427]&gt;[.B426];1;0)" office:value-type="float" office:value="1">
            <text:p>1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SUM([.A428:.A430])" office:value-type="float" office:value="6472">
            <text:p>6472</text:p>
          </table:table-cell>
          <table:table-cell table:formula="of:=IF([.B428]&gt;[.B427];1;0)" office:value-type="float" office:value="1">
            <text:p>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formula="of:=SUM([.A429:.A431])" office:value-type="float" office:value="6500">
            <text:p>6500</text:p>
          </table:table-cell>
          <table:table-cell table:formula="of:=IF([.B429]&gt;[.B428];1;0)" office:value-type="float" office:value="1">
            <text:p>1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formula="of:=SUM([.A430:.A432])" office:value-type="float" office:value="6523">
            <text:p>6523</text:p>
          </table:table-cell>
          <table:table-cell table:formula="of:=IF([.B430]&gt;[.B429];1;0)" office:value-type="float" office:value="1">
            <text:p>1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table:formula="of:=SUM([.A431:.A433])" office:value-type="float" office:value="6536">
            <text:p>6536</text:p>
          </table:table-cell>
          <table:table-cell table:formula="of:=IF([.B431]&gt;[.B430];1;0)" office:value-type="float" office:value="1">
            <text:p>1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table:formula="of:=SUM([.A432:.A434])" office:value-type="float" office:value="6518">
            <text:p>6518</text:p>
          </table:table-cell>
          <table:table-cell table:formula="of:=IF([.B432]&gt;[.B431];1;0)" office:value-type="float" office:value="0">
            <text:p>0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formula="of:=SUM([.A433:.A435])" office:value-type="float" office:value="6506">
            <text:p>6506</text:p>
          </table:table-cell>
          <table:table-cell table:formula="of:=IF([.B433]&gt;[.B432];1;0)" office:value-type="float" office:value="0">
            <text:p>0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table:formula="of:=SUM([.A434:.A436])" office:value-type="float" office:value="6484">
            <text:p>6484</text:p>
          </table:table-cell>
          <table:table-cell table:formula="of:=IF([.B434]&gt;[.B433];1;0)" office:value-type="float" office:value="0">
            <text:p>0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formula="of:=SUM([.A435:.A437])" office:value-type="float" office:value="6481">
            <text:p>6481</text:p>
          </table:table-cell>
          <table:table-cell table:formula="of:=IF([.B435]&gt;[.B434];1;0)" office:value-type="float" office:value="0">
            <text:p>0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table:formula="of:=SUM([.A436:.A438])" office:value-type="float" office:value="6488">
            <text:p>6488</text:p>
          </table:table-cell>
          <table:table-cell table:formula="of:=IF([.B436]&gt;[.B435];1;0)" office:value-type="float" office:value="1">
            <text:p>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formula="of:=SUM([.A437:.A439])" office:value-type="float" office:value="6499">
            <text:p>6499</text:p>
          </table:table-cell>
          <table:table-cell table:formula="of:=IF([.B437]&gt;[.B436];1;0)" office:value-type="float" office:value="1">
            <text:p>1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table:formula="of:=SUM([.A438:.A440])" office:value-type="float" office:value="6513">
            <text:p>6513</text:p>
          </table:table-cell>
          <table:table-cell table:formula="of:=IF([.B438]&gt;[.B437];1;0)" office:value-type="float" office:value="1">
            <text:p>1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table:formula="of:=SUM([.A439:.A441])" office:value-type="float" office:value="6519">
            <text:p>6519</text:p>
          </table:table-cell>
          <table:table-cell table:formula="of:=IF([.B439]&gt;[.B438];1;0)" office:value-type="float" office:value="1">
            <text:p>1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table:formula="of:=SUM([.A440:.A442])" office:value-type="float" office:value="6533">
            <text:p>6533</text:p>
          </table:table-cell>
          <table:table-cell table:formula="of:=IF([.B440]&gt;[.B439];1;0)" office:value-type="float" office:value="1">
            <text:p>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formula="of:=SUM([.A441:.A443])" office:value-type="float" office:value="6550">
            <text:p>6550</text:p>
          </table:table-cell>
          <table:table-cell table:formula="of:=IF([.B441]&gt;[.B440];1;0)" office:value-type="float" office:value="1">
            <text:p>1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table:formula="of:=SUM([.A442:.A444])" office:value-type="float" office:value="6561">
            <text:p>6561</text:p>
          </table:table-cell>
          <table:table-cell table:formula="of:=IF([.B442]&gt;[.B441];1;0)" office:value-type="float" office:value="1">
            <text:p>1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table:formula="of:=SUM([.A443:.A445])" office:value-type="float" office:value="6570">
            <text:p>6570</text:p>
          </table:table-cell>
          <table:table-cell table:formula="of:=IF([.B443]&gt;[.B442];1;0)" office:value-type="float" office:value="1">
            <text:p>1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table:formula="of:=SUM([.A444:.A446])" office:value-type="float" office:value="6583">
            <text:p>6583</text:p>
          </table:table-cell>
          <table:table-cell table:formula="of:=IF([.B444]&gt;[.B443];1;0)" office:value-type="float" office:value="1">
            <text:p>1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table:formula="of:=SUM([.A445:.A447])" office:value-type="float" office:value="6594">
            <text:p>6594</text:p>
          </table:table-cell>
          <table:table-cell table:formula="of:=IF([.B445]&gt;[.B444];1;0)" office:value-type="float" office:value="1">
            <text:p>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formula="of:=SUM([.A446:.A448])" office:value-type="float" office:value="6608">
            <text:p>6608</text:p>
          </table:table-cell>
          <table:table-cell table:formula="of:=IF([.B446]&gt;[.B445];1;0)" office:value-type="float" office:value="1">
            <text:p>1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table:formula="of:=SUM([.A447:.A449])" office:value-type="float" office:value="6648">
            <text:p>6648</text:p>
          </table:table-cell>
          <table:table-cell table:formula="of:=IF([.B447]&gt;[.B446];1;0)" office:value-type="float" office:value="1">
            <text:p>1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table:formula="of:=SUM([.A448:.A450])" office:value-type="float" office:value="6697">
            <text:p>6697</text:p>
          </table:table-cell>
          <table:table-cell table:formula="of:=IF([.B448]&gt;[.B447];1;0)" office:value-type="float" office:value="1">
            <text:p>1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formula="of:=SUM([.A449:.A451])" office:value-type="float" office:value="6738">
            <text:p>6738</text:p>
          </table:table-cell>
          <table:table-cell table:formula="of:=IF([.B449]&gt;[.B448];1;0)" office:value-type="float" office:value="1">
            <text:p>1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table:formula="of:=SUM([.A450:.A452])" office:value-type="float" office:value="6757">
            <text:p>6757</text:p>
          </table:table-cell>
          <table:table-cell table:formula="of:=IF([.B450]&gt;[.B449];1;0)" office:value-type="float" office:value="1">
            <text:p>1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table:formula="of:=SUM([.A451:.A453])" office:value-type="float" office:value="6779">
            <text:p>6779</text:p>
          </table:table-cell>
          <table:table-cell table:formula="of:=IF([.B451]&gt;[.B450];1;0)" office:value-type="float" office:value="1">
            <text:p>1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table:formula="of:=SUM([.A452:.A454])" office:value-type="float" office:value="6806">
            <text:p>6806</text:p>
          </table:table-cell>
          <table:table-cell table:formula="of:=IF([.B452]&gt;[.B451];1;0)" office:value-type="float" office:value="1">
            <text:p>1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formula="of:=SUM([.A453:.A455])" office:value-type="float" office:value="6823">
            <text:p>6823</text:p>
          </table:table-cell>
          <table:table-cell table:formula="of:=IF([.B453]&gt;[.B452];1;0)" office:value-type="float" office:value="1">
            <text:p>1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table:formula="of:=SUM([.A454:.A456])" office:value-type="float" office:value="6805">
            <text:p>6805</text:p>
          </table:table-cell>
          <table:table-cell table:formula="of:=IF([.B454]&gt;[.B453];1;0)" office:value-type="float" office:value="0">
            <text:p>0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formula="of:=SUM([.A455:.A457])" office:value-type="float" office:value="6787">
            <text:p>6787</text:p>
          </table:table-cell>
          <table:table-cell table:formula="of:=IF([.B455]&gt;[.B454];1;0)" office:value-type="float" office:value="0">
            <text:p>0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table:formula="of:=SUM([.A456:.A458])" office:value-type="float" office:value="6774">
            <text:p>6774</text:p>
          </table:table-cell>
          <table:table-cell table:formula="of:=IF([.B456]&gt;[.B455];1;0)" office:value-type="float" office:value="0">
            <text:p>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table:formula="of:=SUM([.A457:.A459])" office:value-type="float" office:value="6784">
            <text:p>6784</text:p>
          </table:table-cell>
          <table:table-cell table:formula="of:=IF([.B457]&gt;[.B456];1;0)" office:value-type="float" office:value="1">
            <text:p>1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table:formula="of:=SUM([.A458:.A460])" office:value-type="float" office:value="6797">
            <text:p>6797</text:p>
          </table:table-cell>
          <table:table-cell table:formula="of:=IF([.B458]&gt;[.B457];1;0)" office:value-type="float" office:value="1">
            <text:p>1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table:formula="of:=SUM([.A459:.A461])" office:value-type="float" office:value="6804">
            <text:p>6804</text:p>
          </table:table-cell>
          <table:table-cell table:formula="of:=IF([.B459]&gt;[.B458];1;0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table:formula="of:=SUM([.A460:.A462])" office:value-type="float" office:value="6811">
            <text:p>6811</text:p>
          </table:table-cell>
          <table:table-cell table:formula="of:=IF([.B460]&gt;[.B459];1;0)" office:value-type="float" office:value="1">
            <text:p>1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table:formula="of:=SUM([.A461:.A463])" office:value-type="float" office:value="6815">
            <text:p>6815</text:p>
          </table:table-cell>
          <table:table-cell table:formula="of:=IF([.B461]&gt;[.B460];1;0)" office:value-type="float" office:value="1">
            <text:p>1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table:formula="of:=SUM([.A462:.A464])" office:value-type="float" office:value="6820">
            <text:p>6820</text:p>
          </table:table-cell>
          <table:table-cell table:formula="of:=IF([.B462]&gt;[.B461];1;0)" office:value-type="float" office:value="1">
            <text:p>1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formula="of:=SUM([.A463:.A465])" office:value-type="float" office:value="6824">
            <text:p>6824</text:p>
          </table:table-cell>
          <table:table-cell table:formula="of:=IF([.B463]&gt;[.B462];1;0)" office:value-type="float" office:value="1">
            <text:p>1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table:formula="of:=SUM([.A464:.A466])" office:value-type="float" office:value="6832">
            <text:p>6832</text:p>
          </table:table-cell>
          <table:table-cell table:formula="of:=IF([.B464]&gt;[.B463];1;0)" office:value-type="float" office:value="1">
            <text:p>1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formula="of:=SUM([.A465:.A467])" office:value-type="float" office:value="6847">
            <text:p>6847</text:p>
          </table:table-cell>
          <table:table-cell table:formula="of:=IF([.B465]&gt;[.B464];1;0)" office:value-type="float" office:value="1">
            <text:p>1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table:formula="of:=SUM([.A466:.A468])" office:value-type="float" office:value="6863">
            <text:p>6863</text:p>
          </table:table-cell>
          <table:table-cell table:formula="of:=IF([.B466]&gt;[.B465];1;0)" office:value-type="float" office:value="1">
            <text:p>1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formula="of:=SUM([.A467:.A469])" office:value-type="float" office:value="6875">
            <text:p>6875</text:p>
          </table:table-cell>
          <table:table-cell table:formula="of:=IF([.B467]&gt;[.B466];1;0)" office:value-type="float" office:value="1">
            <text:p>1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table:formula="of:=SUM([.A468:.A470])" office:value-type="float" office:value="6872">
            <text:p>6872</text:p>
          </table:table-cell>
          <table:table-cell table:formula="of:=IF([.B468]&gt;[.B467];1;0)" office:value-type="float" office:value="0">
            <text:p>0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table:formula="of:=SUM([.A469:.A471])" office:value-type="float" office:value="6871">
            <text:p>6871</text:p>
          </table:table-cell>
          <table:table-cell table:formula="of:=IF([.B469]&gt;[.B468];1;0)" office:value-type="float" office:value="0">
            <text:p>0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formula="of:=SUM([.A470:.A472])" office:value-type="float" office:value="6867">
            <text:p>6867</text:p>
          </table:table-cell>
          <table:table-cell table:formula="of:=IF([.B470]&gt;[.B469];1;0)" office:value-type="float" office:value="0">
            <text:p>0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table:formula="of:=SUM([.A471:.A473])" office:value-type="float" office:value="6867">
            <text:p>6867</text:p>
          </table:table-cell>
          <table:table-cell table:formula="of:=IF([.B471]&gt;[.B470];1;0)" office:value-type="float" office:value="0">
            <text:p>0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table:formula="of:=SUM([.A472:.A474])" office:value-type="float" office:value="6866">
            <text:p>6866</text:p>
          </table:table-cell>
          <table:table-cell table:formula="of:=IF([.B472]&gt;[.B471];1;0)" office:value-type="float" office:value="0">
            <text:p>0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formula="of:=SUM([.A473:.A475])" office:value-type="float" office:value="6883">
            <text:p>6883</text:p>
          </table:table-cell>
          <table:table-cell table:formula="of:=IF([.B473]&gt;[.B472];1;0)" office:value-type="float" office:value="1">
            <text:p>1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formula="of:=SUM([.A474:.A476])" office:value-type="float" office:value="6903">
            <text:p>6903</text:p>
          </table:table-cell>
          <table:table-cell table:formula="of:=IF([.B474]&gt;[.B473];1;0)" office:value-type="float" office:value="1">
            <text:p>1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table:formula="of:=SUM([.A475:.A477])" office:value-type="float" office:value="6923">
            <text:p>6923</text:p>
          </table:table-cell>
          <table:table-cell table:formula="of:=IF([.B475]&gt;[.B474];1;0)" office:value-type="float" office:value="1">
            <text:p>1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table:formula="of:=SUM([.A476:.A478])" office:value-type="float" office:value="6932">
            <text:p>6932</text:p>
          </table:table-cell>
          <table:table-cell table:formula="of:=IF([.B476]&gt;[.B475];1;0)" office:value-type="float" office:value="1">
            <text:p>1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table:formula="of:=SUM([.A477:.A479])" office:value-type="float" office:value="6954">
            <text:p>6954</text:p>
          </table:table-cell>
          <table:table-cell table:formula="of:=IF([.B477]&gt;[.B476];1;0)" office:value-type="float" office:value="1">
            <text:p>1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table:formula="of:=SUM([.A478:.A480])" office:value-type="float" office:value="6981">
            <text:p>6981</text:p>
          </table:table-cell>
          <table:table-cell table:formula="of:=IF([.B478]&gt;[.B477];1;0)" office:value-type="float" office:value="1">
            <text:p>1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table:formula="of:=SUM([.A479:.A481])" office:value-type="float" office:value="7036">
            <text:p>7036</text:p>
          </table:table-cell>
          <table:table-cell table:formula="of:=IF([.B479]&gt;[.B478];1;0)" office:value-type="float" office:value="1">
            <text:p>1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table:formula="of:=SUM([.A480:.A482])" office:value-type="float" office:value="7082">
            <text:p>7082</text:p>
          </table:table-cell>
          <table:table-cell table:formula="of:=IF([.B480]&gt;[.B479];1;0)" office:value-type="float" office:value="1">
            <text:p>1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table:formula="of:=SUM([.A481:.A483])" office:value-type="float" office:value="7118">
            <text:p>7118</text:p>
          </table:table-cell>
          <table:table-cell table:formula="of:=IF([.B481]&gt;[.B480];1;0)" office:value-type="float" office:value="1">
            <text:p>1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table:formula="of:=SUM([.A482:.A484])" office:value-type="float" office:value="7124">
            <text:p>7124</text:p>
          </table:table-cell>
          <table:table-cell table:formula="of:=IF([.B482]&gt;[.B481];1;0)" office:value-type="float" office:value="1">
            <text:p>1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table:formula="of:=SUM([.A483:.A485])" office:value-type="float" office:value="7111">
            <text:p>7111</text:p>
          </table:table-cell>
          <table:table-cell table:formula="of:=IF([.B483]&gt;[.B482];1;0)" office:value-type="float" office:value="0">
            <text:p>0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formula="of:=SUM([.A484:.A486])" office:value-type="float" office:value="7135">
            <text:p>7135</text:p>
          </table:table-cell>
          <table:table-cell table:formula="of:=IF([.B484]&gt;[.B483];1;0)" office:value-type="float" office:value="1">
            <text:p>1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table:formula="of:=SUM([.A485:.A487])" office:value-type="float" office:value="7159">
            <text:p>7159</text:p>
          </table:table-cell>
          <table:table-cell table:formula="of:=IF([.B485]&gt;[.B484];1;0)" office:value-type="float" office:value="1">
            <text:p>1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table:formula="of:=SUM([.A486:.A488])" office:value-type="float" office:value="7198">
            <text:p>7198</text:p>
          </table:table-cell>
          <table:table-cell table:formula="of:=IF([.B486]&gt;[.B485];1;0)" office:value-type="float" office:value="1">
            <text:p>1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SUM([.A487:.A489])" office:value-type="float" office:value="7220">
            <text:p>7220</text:p>
          </table:table-cell>
          <table:table-cell table:formula="of:=IF([.B487]&gt;[.B486];1;0)" office:value-type="float" office:value="1">
            <text:p>1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table:formula="of:=SUM([.A488:.A490])" office:value-type="float" office:value="7249">
            <text:p>7249</text:p>
          </table:table-cell>
          <table:table-cell table:formula="of:=IF([.B488]&gt;[.B487];1;0)" office:value-type="float" office:value="1">
            <text:p>1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table:formula="of:=SUM([.A489:.A491])" office:value-type="float" office:value="7283">
            <text:p>7283</text:p>
          </table:table-cell>
          <table:table-cell table:formula="of:=IF([.B489]&gt;[.B488];1;0)" office:value-type="float" office:value="1">
            <text:p>1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table:formula="of:=SUM([.A490:.A492])" office:value-type="float" office:value="7302">
            <text:p>7302</text:p>
          </table:table-cell>
          <table:table-cell table:formula="of:=IF([.B490]&gt;[.B489];1;0)" office:value-type="float" office:value="1">
            <text:p>1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table:formula="of:=SUM([.A491:.A493])" office:value-type="float" office:value="7323">
            <text:p>7323</text:p>
          </table:table-cell>
          <table:table-cell table:formula="of:=IF([.B491]&gt;[.B490];1;0)" office:value-type="float" office:value="1">
            <text:p>1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table:formula="of:=SUM([.A492:.A494])" office:value-type="float" office:value="7339">
            <text:p>7339</text:p>
          </table:table-cell>
          <table:table-cell table:formula="of:=IF([.B492]&gt;[.B491];1;0)" office:value-type="float" office:value="1">
            <text:p>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table:formula="of:=SUM([.A493:.A495])" office:value-type="float" office:value="7382">
            <text:p>7382</text:p>
          </table:table-cell>
          <table:table-cell table:formula="of:=IF([.B493]&gt;[.B492];1;0)" office:value-type="float" office:value="1">
            <text:p>1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table:formula="of:=SUM([.A494:.A496])" office:value-type="float" office:value="7414">
            <text:p>7414</text:p>
          </table:table-cell>
          <table:table-cell table:formula="of:=IF([.B494]&gt;[.B493];1;0)"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formula="of:=SUM([.A495:.A497])" office:value-type="float" office:value="7450">
            <text:p>7450</text:p>
          </table:table-cell>
          <table:table-cell table:formula="of:=IF([.B495]&gt;[.B494];1;0)" office:value-type="float" office:value="1">
            <text:p>1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table:formula="of:=SUM([.A496:.A498])" office:value-type="float" office:value="7460">
            <text:p>7460</text:p>
          </table:table-cell>
          <table:table-cell table:formula="of:=IF([.B496]&gt;[.B495];1;0)" office:value-type="float" office:value="1">
            <text:p>1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table:formula="of:=SUM([.A497:.A499])" office:value-type="float" office:value="7470">
            <text:p>7470</text:p>
          </table:table-cell>
          <table:table-cell table:formula="of:=IF([.B497]&gt;[.B496];1;0)" office:value-type="float" office:value="1">
            <text:p>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table:formula="of:=SUM([.A498:.A500])" office:value-type="float" office:value="7479">
            <text:p>7479</text:p>
          </table:table-cell>
          <table:table-cell table:formula="of:=IF([.B498]&gt;[.B497];1;0)" office:value-type="float" office:value="1">
            <text:p>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formula="of:=SUM([.A499:.A501])" office:value-type="float" office:value="7489">
            <text:p>7489</text:p>
          </table:table-cell>
          <table:table-cell table:formula="of:=IF([.B499]&gt;[.B498];1;0)" office:value-type="float" office:value="1">
            <text:p>1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formula="of:=SUM([.A500:.A502])" office:value-type="float" office:value="7499">
            <text:p>7499</text:p>
          </table:table-cell>
          <table:table-cell table:formula="of:=IF([.B500]&gt;[.B499];1;0)" office:value-type="float" office:value="1">
            <text:p>1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formula="of:=SUM([.A501:.A503])" office:value-type="float" office:value="7502">
            <text:p>7502</text:p>
          </table:table-cell>
          <table:table-cell table:formula="of:=IF([.B501]&gt;[.B500];1;0)"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table:formula="of:=SUM([.A502:.A504])" office:value-type="float" office:value="7502">
            <text:p>7502</text:p>
          </table:table-cell>
          <table:table-cell table:formula="of:=IF([.B502]&gt;[.B501];1;0)" office:value-type="float" office:value="0">
            <text:p>0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table:formula="of:=SUM([.A503:.A505])" office:value-type="float" office:value="7467">
            <text:p>7467</text:p>
          </table:table-cell>
          <table:table-cell table:formula="of:=IF([.B503]&gt;[.B502];1;0)" office:value-type="float" office:value="0">
            <text:p>0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formula="of:=SUM([.A504:.A506])" office:value-type="float" office:value="7437">
            <text:p>7437</text:p>
          </table:table-cell>
          <table:table-cell table:formula="of:=IF([.B504]&gt;[.B503];1;0)" office:value-type="float" office:value="0">
            <text:p>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table:formula="of:=SUM([.A505:.A507])" office:value-type="float" office:value="7404">
            <text:p>7404</text:p>
          </table:table-cell>
          <table:table-cell table:formula="of:=IF([.B505]&gt;[.B504];1;0)" office:value-type="float" office:value="0">
            <text:p>0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table:formula="of:=SUM([.A506:.A508])" office:value-type="float" office:value="7407">
            <text:p>7407</text:p>
          </table:table-cell>
          <table:table-cell table:formula="of:=IF([.B506]&gt;[.B505];1;0)" office:value-type="float" office:value="1">
            <text:p>1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table:formula="of:=SUM([.A507:.A509])" office:value-type="float" office:value="7411">
            <text:p>7411</text:p>
          </table:table-cell>
          <table:table-cell table:formula="of:=IF([.B507]&gt;[.B506];1;0)" office:value-type="float" office:value="1">
            <text:p>1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table:formula="of:=SUM([.A508:.A510])" office:value-type="float" office:value="7423">
            <text:p>7423</text:p>
          </table:table-cell>
          <table:table-cell table:formula="of:=IF([.B508]&gt;[.B507];1;0)" office:value-type="float" office:value="1">
            <text:p>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table:formula="of:=SUM([.A509:.A511])" office:value-type="float" office:value="7434">
            <text:p>7434</text:p>
          </table:table-cell>
          <table:table-cell table:formula="of:=IF([.B509]&gt;[.B508];1;0)" office:value-type="float" office:value="1">
            <text:p>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table:formula="of:=SUM([.A510:.A512])" office:value-type="float" office:value="7449">
            <text:p>7449</text:p>
          </table:table-cell>
          <table:table-cell table:formula="of:=IF([.B510]&gt;[.B509];1;0)"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formula="of:=SUM([.A511:.A513])" office:value-type="float" office:value="7469">
            <text:p>7469</text:p>
          </table:table-cell>
          <table:table-cell table:formula="of:=IF([.B511]&gt;[.B510];1;0)" office:value-type="float" office:value="1">
            <text:p>1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table:formula="of:=SUM([.A512:.A514])" office:value-type="float" office:value="7494">
            <text:p>7494</text:p>
          </table:table-cell>
          <table:table-cell table:formula="of:=IF([.B512]&gt;[.B511];1;0)" office:value-type="float" office:value="1">
            <text:p>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SUM([.A513:.A515])" office:value-type="float" office:value="7515">
            <text:p>7515</text:p>
          </table:table-cell>
          <table:table-cell table:formula="of:=IF([.B513]&gt;[.B512];1;0)" office:value-type="float" office:value="1">
            <text:p>1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formula="of:=SUM([.A514:.A516])" office:value-type="float" office:value="7527">
            <text:p>7527</text:p>
          </table:table-cell>
          <table:table-cell table:formula="of:=IF([.B514]&gt;[.B513];1;0)" office:value-type="float" office:value="1">
            <text:p>1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table:formula="of:=SUM([.A515:.A517])" office:value-type="float" office:value="7534">
            <text:p>7534</text:p>
          </table:table-cell>
          <table:table-cell table:formula="of:=IF([.B515]&gt;[.B514];1;0)" office:value-type="float" office:value="1">
            <text:p>1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formula="of:=SUM([.A516:.A518])" office:value-type="float" office:value="7540">
            <text:p>7540</text:p>
          </table:table-cell>
          <table:table-cell table:formula="of:=IF([.B516]&gt;[.B515];1;0)"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formula="of:=SUM([.A517:.A519])" office:value-type="float" office:value="7544">
            <text:p>7544</text:p>
          </table:table-cell>
          <table:table-cell table:formula="of:=IF([.B517]&gt;[.B516];1;0)" office:value-type="float" office:value="1">
            <text:p>1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table:formula="of:=SUM([.A518:.A520])" office:value-type="float" office:value="7543">
            <text:p>7543</text:p>
          </table:table-cell>
          <table:table-cell table:formula="of:=IF([.B518]&gt;[.B517];1;0)" office:value-type="float" office:value="0">
            <text:p>0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table:formula="of:=SUM([.A519:.A521])" office:value-type="float" office:value="7534">
            <text:p>7534</text:p>
          </table:table-cell>
          <table:table-cell table:formula="of:=IF([.B519]&gt;[.B518];1;0)" office:value-type="float" office:value="0">
            <text:p>0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formula="of:=SUM([.A520:.A522])" office:value-type="float" office:value="7529">
            <text:p>7529</text:p>
          </table:table-cell>
          <table:table-cell table:formula="of:=IF([.B520]&gt;[.B519];1;0)" office:value-type="float" office:value="0">
            <text:p>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formula="of:=SUM([.A521:.A523])" office:value-type="float" office:value="7530">
            <text:p>7530</text:p>
          </table:table-cell>
          <table:table-cell table:formula="of:=IF([.B521]&gt;[.B520];1;0)"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table:formula="of:=SUM([.A522:.A524])" office:value-type="float" office:value="7538">
            <text:p>7538</text:p>
          </table:table-cell>
          <table:table-cell table:formula="of:=IF([.B522]&gt;[.B521];1;0)"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formula="of:=SUM([.A523:.A525])" office:value-type="float" office:value="7546">
            <text:p>7546</text:p>
          </table:table-cell>
          <table:table-cell table:formula="of:=IF([.B523]&gt;[.B522];1;0)" office:value-type="float" office:value="1">
            <text:p>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table:formula="of:=SUM([.A524:.A526])" office:value-type="float" office:value="7580">
            <text:p>7580</text:p>
          </table:table-cell>
          <table:table-cell table:formula="of:=IF([.B524]&gt;[.B523];1;0)" office:value-type="float" office:value="1">
            <text:p>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table:formula="of:=SUM([.A525:.A527])" office:value-type="float" office:value="7646">
            <text:p>7646</text:p>
          </table:table-cell>
          <table:table-cell table:formula="of:=IF([.B525]&gt;[.B524];1;0)" office:value-type="float" office:value="1">
            <text:p>1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table:formula="of:=SUM([.A526:.A528])" office:value-type="float" office:value="7711">
            <text:p>7711</text:p>
          </table:table-cell>
          <table:table-cell table:formula="of:=IF([.B526]&gt;[.B525];1;0)" office:value-type="float" office:value="1">
            <text:p>1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table:formula="of:=SUM([.A527:.A529])" office:value-type="float" office:value="7749">
            <text:p>7749</text:p>
          </table:table-cell>
          <table:table-cell table:formula="of:=IF([.B527]&gt;[.B526];1;0)" office:value-type="float" office:value="1">
            <text:p>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table:formula="of:=SUM([.A528:.A530])" office:value-type="float" office:value="7751">
            <text:p>7751</text:p>
          </table:table-cell>
          <table:table-cell table:formula="of:=IF([.B528]&gt;[.B527];1;0)"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table:formula="of:=SUM([.A529:.A531])" office:value-type="float" office:value="7766">
            <text:p>7766</text:p>
          </table:table-cell>
          <table:table-cell table:formula="of:=IF([.B529]&gt;[.B528];1;0)" office:value-type="float" office:value="1">
            <text:p>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table:formula="of:=SUM([.A530:.A532])" office:value-type="float" office:value="7781">
            <text:p>7781</text:p>
          </table:table-cell>
          <table:table-cell table:formula="of:=IF([.B530]&gt;[.B529];1;0)" office:value-type="float" office:value="1">
            <text:p>1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SUM([.A531:.A533])" office:value-type="float" office:value="7798">
            <text:p>7798</text:p>
          </table:table-cell>
          <table:table-cell table:formula="of:=IF([.B531]&gt;[.B530];1;0)" office:value-type="float" office:value="1">
            <text:p>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SUM([.A532:.A534])" office:value-type="float" office:value="7799">
            <text:p>7799</text:p>
          </table:table-cell>
          <table:table-cell table:formula="of:=IF([.B532]&gt;[.B531];1;0)" office:value-type="float" office:value="1">
            <text:p>1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SUM([.A533:.A535])" office:value-type="float" office:value="7798">
            <text:p>7798</text:p>
          </table:table-cell>
          <table:table-cell table:formula="of:=IF([.B533]&gt;[.B532];1;0)" office:value-type="float" office:value="0">
            <text:p>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SUM([.A534:.A536])" office:value-type="float" office:value="7799">
            <text:p>7799</text:p>
          </table:table-cell>
          <table:table-cell table:formula="of:=IF([.B534]&gt;[.B533];1;0)" office:value-type="float" office:value="1">
            <text:p>1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SUM([.A535:.A537])" office:value-type="float" office:value="7812">
            <text:p>7812</text:p>
          </table:table-cell>
          <table:table-cell table:formula="of:=IF([.B535]&gt;[.B534];1;0)" office:value-type="float" office:value="1">
            <text:p>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SUM([.A536:.A538])" office:value-type="float" office:value="7825">
            <text:p>7825</text:p>
          </table:table-cell>
          <table:table-cell table:formula="of:=IF([.B536]&gt;[.B535];1;0)" office:value-type="float" office:value="1">
            <text:p>1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formula="of:=SUM([.A537:.A539])" office:value-type="float" office:value="7835">
            <text:p>7835</text:p>
          </table:table-cell>
          <table:table-cell table:formula="of:=IF([.B537]&gt;[.B536];1;0)" office:value-type="float" office:value="1">
            <text:p>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SUM([.A538:.A540])" office:value-type="float" office:value="7834">
            <text:p>7834</text:p>
          </table:table-cell>
          <table:table-cell table:formula="of:=IF([.B538]&gt;[.B537];1;0)" office:value-type="float" office:value="0">
            <text:p>0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formula="of:=SUM([.A539:.A541])" office:value-type="float" office:value="7830">
            <text:p>7830</text:p>
          </table:table-cell>
          <table:table-cell table:formula="of:=IF([.B539]&gt;[.B538];1;0)" office:value-type="float" office:value="0">
            <text:p>0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SUM([.A540:.A542])" office:value-type="float" office:value="7835">
            <text:p>7835</text:p>
          </table:table-cell>
          <table:table-cell table:formula="of:=IF([.B540]&gt;[.B539];1;0)" office:value-type="float" office:value="1">
            <text:p>1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SUM([.A541:.A543])" office:value-type="float" office:value="7845">
            <text:p>7845</text:p>
          </table:table-cell>
          <table:table-cell table:formula="of:=IF([.B541]&gt;[.B540];1;0)" office:value-type="float" office:value="1">
            <text:p>1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table:formula="of:=SUM([.A542:.A544])" office:value-type="float" office:value="7847">
            <text:p>7847</text:p>
          </table:table-cell>
          <table:table-cell table:formula="of:=IF([.B542]&gt;[.B541];1;0)" office:value-type="float" office:value="1">
            <text:p>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table:formula="of:=SUM([.A543:.A545])" office:value-type="float" office:value="7845">
            <text:p>7845</text:p>
          </table:table-cell>
          <table:table-cell table:formula="of:=IF([.B543]&gt;[.B542];1;0)" office:value-type="float" office:value="0">
            <text:p>0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formula="of:=SUM([.A544:.A546])" office:value-type="float" office:value="7831">
            <text:p>7831</text:p>
          </table:table-cell>
          <table:table-cell table:formula="of:=IF([.B544]&gt;[.B543];1;0)" office:value-type="float" office:value="0">
            <text:p>0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formula="of:=SUM([.A545:.A547])" office:value-type="float" office:value="7840">
            <text:p>7840</text:p>
          </table:table-cell>
          <table:table-cell table:formula="of:=IF([.B545]&gt;[.B544];1;0)" office:value-type="float" office:value="1">
            <text:p>1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SUM([.A546:.A548])" office:value-type="float" office:value="7867">
            <text:p>7867</text:p>
          </table:table-cell>
          <table:table-cell table:formula="of:=IF([.B546]&gt;[.B545];1;0)" office:value-type="float" office:value="1">
            <text:p>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table:formula="of:=SUM([.A547:.A549])" office:value-type="float" office:value="7879">
            <text:p>7879</text:p>
          </table:table-cell>
          <table:table-cell table:formula="of:=IF([.B547]&gt;[.B546];1;0)" office:value-type="float" office:value="1">
            <text:p>1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table:formula="of:=SUM([.A548:.A550])" office:value-type="float" office:value="7872">
            <text:p>7872</text:p>
          </table:table-cell>
          <table:table-cell table:formula="of:=IF([.B548]&gt;[.B547];1;0)" office:value-type="float" office:value="0">
            <text:p>0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table:formula="of:=SUM([.A549:.A551])" office:value-type="float" office:value="7840">
            <text:p>7840</text:p>
          </table:table-cell>
          <table:table-cell table:formula="of:=IF([.B549]&gt;[.B548];1;0)" office:value-type="float" office:value="0">
            <text:p>0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SUM([.A550:.A552])" office:value-type="float" office:value="7829">
            <text:p>7829</text:p>
          </table:table-cell>
          <table:table-cell table:formula="of:=IF([.B550]&gt;[.B549];1;0)" office:value-type="float" office:value="0">
            <text:p>0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SUM([.A551:.A553])" office:value-type="float" office:value="7842">
            <text:p>7842</text:p>
          </table:table-cell>
          <table:table-cell table:formula="of:=IF([.B551]&gt;[.B550];1;0)" office:value-type="float" office:value="1">
            <text:p>1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table:formula="of:=SUM([.A552:.A554])" office:value-type="float" office:value="7860">
            <text:p>7860</text:p>
          </table:table-cell>
          <table:table-cell table:formula="of:=IF([.B552]&gt;[.B551];1;0)" office:value-type="float" office:value="1">
            <text:p>1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table:formula="of:=SUM([.A553:.A555])" office:value-type="float" office:value="7885">
            <text:p>7885</text:p>
          </table:table-cell>
          <table:table-cell table:formula="of:=IF([.B553]&gt;[.B552];1;0)" office:value-type="float" office:value="1">
            <text:p>1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table:formula="of:=SUM([.A554:.A556])" office:value-type="float" office:value="7898">
            <text:p>7898</text:p>
          </table:table-cell>
          <table:table-cell table:formula="of:=IF([.B554]&gt;[.B553];1;0)" office:value-type="float" office:value="1">
            <text:p>1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table:formula="of:=SUM([.A555:.A557])" office:value-type="float" office:value="7942">
            <text:p>7942</text:p>
          </table:table-cell>
          <table:table-cell table:formula="of:=IF([.B555]&gt;[.B554];1;0)" office:value-type="float" office:value="1">
            <text:p>1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table:formula="of:=SUM([.A556:.A558])" office:value-type="float" office:value="7982">
            <text:p>7982</text:p>
          </table:table-cell>
          <table:table-cell table:formula="of:=IF([.B556]&gt;[.B555];1;0)" office:value-type="float" office:value="1">
            <text:p>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table:formula="of:=SUM([.A557:.A559])" office:value-type="float" office:value="8019">
            <text:p>8019</text:p>
          </table:table-cell>
          <table:table-cell table:formula="of:=IF([.B557]&gt;[.B556];1;0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formula="of:=SUM([.A558:.A560])" office:value-type="float" office:value="8023">
            <text:p>8023</text:p>
          </table:table-cell>
          <table:table-cell table:formula="of:=IF([.B558]&gt;[.B557];1;0)" office:value-type="float" office:value="1">
            <text:p>1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formula="of:=SUM([.A559:.A561])" office:value-type="float" office:value="8027">
            <text:p>8027</text:p>
          </table:table-cell>
          <table:table-cell table:formula="of:=IF([.B559]&gt;[.B558];1;0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formula="of:=SUM([.A560:.A562])" office:value-type="float" office:value="8037">
            <text:p>8037</text:p>
          </table:table-cell>
          <table:table-cell table:formula="of:=IF([.B560]&gt;[.B559];1;0)" office:value-type="float" office:value="1">
            <text:p>1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formula="of:=SUM([.A561:.A563])" office:value-type="float" office:value="8049">
            <text:p>8049</text:p>
          </table:table-cell>
          <table:table-cell table:formula="of:=IF([.B561]&gt;[.B560];1;0)" office:value-type="float" office:value="1">
            <text:p>1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table:formula="of:=SUM([.A562:.A564])" office:value-type="float" office:value="8049">
            <text:p>8049</text:p>
          </table:table-cell>
          <table:table-cell table:formula="of:=IF([.B562]&gt;[.B561];1;0)" office:value-type="float" office:value="0">
            <text:p>0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table:formula="of:=SUM([.A563:.A565])" office:value-type="float" office:value="8056">
            <text:p>8056</text:p>
          </table:table-cell>
          <table:table-cell table:formula="of:=IF([.B563]&gt;[.B562];1;0)" office:value-type="float" office:value="1">
            <text:p>1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formula="of:=SUM([.A564:.A566])" office:value-type="float" office:value="8063">
            <text:p>8063</text:p>
          </table:table-cell>
          <table:table-cell table:formula="of:=IF([.B564]&gt;[.B563];1;0)" office:value-type="float" office:value="1">
            <text:p>1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formula="of:=SUM([.A565:.A567])" office:value-type="float" office:value="8101">
            <text:p>8101</text:p>
          </table:table-cell>
          <table:table-cell table:formula="of:=IF([.B565]&gt;[.B564];1;0)" office:value-type="float" office:value="1">
            <text:p>1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formula="of:=SUM([.A566:.A568])" office:value-type="float" office:value="8127">
            <text:p>8127</text:p>
          </table:table-cell>
          <table:table-cell table:formula="of:=IF([.B566]&gt;[.B565];1;0)" office:value-type="float" office:value="1">
            <text:p>1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table:formula="of:=SUM([.A567:.A569])" office:value-type="float" office:value="8139">
            <text:p>8139</text:p>
          </table:table-cell>
          <table:table-cell table:formula="of:=IF([.B567]&gt;[.B566];1;0)" office:value-type="float" office:value="1">
            <text:p>1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table:formula="of:=SUM([.A568:.A570])" office:value-type="float" office:value="8132">
            <text:p>8132</text:p>
          </table:table-cell>
          <table:table-cell table:formula="of:=IF([.B568]&gt;[.B567];1;0)" office:value-type="float" office:value="0">
            <text:p>0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table:formula="of:=SUM([.A569:.A571])" office:value-type="float" office:value="8127">
            <text:p>8127</text:p>
          </table:table-cell>
          <table:table-cell table:formula="of:=IF([.B569]&gt;[.B568];1;0)" office:value-type="float" office:value="0">
            <text:p>0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table:formula="of:=SUM([.A570:.A572])" office:value-type="float" office:value="8136">
            <text:p>8136</text:p>
          </table:table-cell>
          <table:table-cell table:formula="of:=IF([.B570]&gt;[.B569];1;0)" office:value-type="float" office:value="1">
            <text:p>1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table:formula="of:=SUM([.A571:.A573])" office:value-type="float" office:value="8142">
            <text:p>8142</text:p>
          </table:table-cell>
          <table:table-cell table:formula="of:=IF([.B571]&gt;[.B570];1;0)" office:value-type="float" office:value="1">
            <text:p>1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formula="of:=SUM([.A572:.A574])" office:value-type="float" office:value="8151">
            <text:p>8151</text:p>
          </table:table-cell>
          <table:table-cell table:formula="of:=IF([.B572]&gt;[.B571];1;0)" office:value-type="float" office:value="1">
            <text:p>1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table:formula="of:=SUM([.A573:.A575])" office:value-type="float" office:value="8149">
            <text:p>8149</text:p>
          </table:table-cell>
          <table:table-cell table:formula="of:=IF([.B573]&gt;[.B572];1;0)" office:value-type="float" office:value="0">
            <text:p>0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table:formula="of:=SUM([.A574:.A576])" office:value-type="float" office:value="8148">
            <text:p>8148</text:p>
          </table:table-cell>
          <table:table-cell table:formula="of:=IF([.B574]&gt;[.B573];1;0)" office:value-type="float" office:value="0">
            <text:p>0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table:formula="of:=SUM([.A575:.A577])" office:value-type="float" office:value="8145">
            <text:p>8145</text:p>
          </table:table-cell>
          <table:table-cell table:formula="of:=IF([.B575]&gt;[.B574];1;0)" office:value-type="float" office:value="0">
            <text:p>0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formula="of:=SUM([.A576:.A578])" office:value-type="float" office:value="8153">
            <text:p>8153</text:p>
          </table:table-cell>
          <table:table-cell table:formula="of:=IF([.B576]&gt;[.B575];1;0)" office:value-type="float" office:value="1">
            <text:p>1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table:formula="of:=SUM([.A577:.A579])" office:value-type="float" office:value="8179">
            <text:p>8179</text:p>
          </table:table-cell>
          <table:table-cell table:formula="of:=IF([.B577]&gt;[.B576];1;0)" office:value-type="float" office:value="1">
            <text:p>1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table:formula="of:=SUM([.A578:.A580])" office:value-type="float" office:value="8201">
            <text:p>8201</text:p>
          </table:table-cell>
          <table:table-cell table:formula="of:=IF([.B578]&gt;[.B577];1;0)" office:value-type="float" office:value="1">
            <text:p>1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table:formula="of:=SUM([.A579:.A581])" office:value-type="float" office:value="8215">
            <text:p>8215</text:p>
          </table:table-cell>
          <table:table-cell table:formula="of:=IF([.B579]&gt;[.B578];1;0)" office:value-type="float" office:value="1">
            <text:p>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table:formula="of:=SUM([.A580:.A582])" office:value-type="float" office:value="8213">
            <text:p>8213</text:p>
          </table:table-cell>
          <table:table-cell table:formula="of:=IF([.B580]&gt;[.B579];1;0)" office:value-type="float" office:value="0">
            <text:p>0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table:formula="of:=SUM([.A581:.A583])" office:value-type="float" office:value="8236">
            <text:p>8236</text:p>
          </table:table-cell>
          <table:table-cell table:formula="of:=IF([.B581]&gt;[.B580];1;0)" office:value-type="float" office:value="1">
            <text:p>1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table:formula="of:=SUM([.A582:.A584])" office:value-type="float" office:value="8267">
            <text:p>8267</text:p>
          </table:table-cell>
          <table:table-cell table:formula="of:=IF([.B582]&gt;[.B581];1;0)" office:value-type="float" office:value="1">
            <text:p>1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table:formula="of:=SUM([.A583:.A585])" office:value-type="float" office:value="8297">
            <text:p>8297</text:p>
          </table:table-cell>
          <table:table-cell table:formula="of:=IF([.B583]&gt;[.B582];1;0)" office:value-type="float" office:value="1">
            <text:p>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table:formula="of:=SUM([.A584:.A586])" office:value-type="float" office:value="8306">
            <text:p>8306</text:p>
          </table:table-cell>
          <table:table-cell table:formula="of:=IF([.B584]&gt;[.B583];1;0)"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table:formula="of:=SUM([.A585:.A587])" office:value-type="float" office:value="8318">
            <text:p>8318</text:p>
          </table:table-cell>
          <table:table-cell table:formula="of:=IF([.B585]&gt;[.B584];1;0)" office:value-type="float" office:value="1">
            <text:p>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table:formula="of:=SUM([.A586:.A588])" office:value-type="float" office:value="8360">
            <text:p>8360</text:p>
          </table:table-cell>
          <table:table-cell table:formula="of:=IF([.B586]&gt;[.B585];1;0)" office:value-type="float" office:value="1">
            <text:p>1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formula="of:=SUM([.A587:.A589])" office:value-type="float" office:value="8376">
            <text:p>8376</text:p>
          </table:table-cell>
          <table:table-cell table:formula="of:=IF([.B587]&gt;[.B586];1;0)" office:value-type="float" office:value="1">
            <text:p>1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table:formula="of:=SUM([.A588:.A590])" office:value-type="float" office:value="8407">
            <text:p>8407</text:p>
          </table:table-cell>
          <table:table-cell table:formula="of:=IF([.B588]&gt;[.B587];1;0)" office:value-type="float" office:value="1">
            <text:p>1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table:formula="of:=SUM([.A589:.A591])" office:value-type="float" office:value="8404">
            <text:p>8404</text:p>
          </table:table-cell>
          <table:table-cell table:formula="of:=IF([.B589]&gt;[.B588];1;0)" office:value-type="float" office:value="0">
            <text:p>0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formula="of:=SUM([.A590:.A592])" office:value-type="float" office:value="8428">
            <text:p>8428</text:p>
          </table:table-cell>
          <table:table-cell table:formula="of:=IF([.B590]&gt;[.B589];1;0)" office:value-type="float" office:value="1">
            <text:p>1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formula="of:=SUM([.A591:.A593])" office:value-type="float" office:value="8448">
            <text:p>8448</text:p>
          </table:table-cell>
          <table:table-cell table:formula="of:=IF([.B591]&gt;[.B590];1;0)" office:value-type="float" office:value="1">
            <text:p>1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formula="of:=SUM([.A592:.A594])" office:value-type="float" office:value="8482">
            <text:p>8482</text:p>
          </table:table-cell>
          <table:table-cell table:formula="of:=IF([.B592]&gt;[.B591];1;0)" office:value-type="float" office:value="1">
            <text:p>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table:formula="of:=SUM([.A593:.A595])" office:value-type="float" office:value="8522">
            <text:p>8522</text:p>
          </table:table-cell>
          <table:table-cell table:formula="of:=IF([.B593]&gt;[.B592];1;0)" office:value-type="float" office:value="1">
            <text:p>1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table:formula="of:=SUM([.A594:.A596])" office:value-type="float" office:value="8548">
            <text:p>8548</text:p>
          </table:table-cell>
          <table:table-cell table:formula="of:=IF([.B594]&gt;[.B593];1;0)" office:value-type="float" office:value="1">
            <text:p>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formula="of:=SUM([.A595:.A597])" office:value-type="float" office:value="8549">
            <text:p>8549</text:p>
          </table:table-cell>
          <table:table-cell table:formula="of:=IF([.B595]&gt;[.B594];1;0)" office:value-type="float" office:value="1">
            <text:p>1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table:formula="of:=SUM([.A596:.A598])" office:value-type="float" office:value="8539">
            <text:p>8539</text:p>
          </table:table-cell>
          <table:table-cell table:formula="of:=IF([.B596]&gt;[.B595];1;0)" office:value-type="float" office:value="0">
            <text:p>0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table:formula="of:=SUM([.A597:.A599])" office:value-type="float" office:value="8531">
            <text:p>8531</text:p>
          </table:table-cell>
          <table:table-cell table:formula="of:=IF([.B597]&gt;[.B596];1;0)" office:value-type="float" office:value="0">
            <text:p>0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table:formula="of:=SUM([.A598:.A600])" office:value-type="float" office:value="8537">
            <text:p>8537</text:p>
          </table:table-cell>
          <table:table-cell table:formula="of:=IF([.B598]&gt;[.B597];1;0)" office:value-type="float" office:value="1">
            <text:p>1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table:formula="of:=SUM([.A599:.A601])" office:value-type="float" office:value="8554">
            <text:p>8554</text:p>
          </table:table-cell>
          <table:table-cell table:formula="of:=IF([.B599]&gt;[.B598];1;0)" office:value-type="float" office:value="1">
            <text:p>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table:formula="of:=SUM([.A600:.A602])" office:value-type="float" office:value="8569">
            <text:p>8569</text:p>
          </table:table-cell>
          <table:table-cell table:formula="of:=IF([.B600]&gt;[.B599];1;0)" office:value-type="float" office:value="1">
            <text:p>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table:formula="of:=SUM([.A601:.A603])" office:value-type="float" office:value="8583">
            <text:p>8583</text:p>
          </table:table-cell>
          <table:table-cell table:formula="of:=IF([.B601]&gt;[.B600];1;0)" office:value-type="float" office:value="1">
            <text:p>1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table:formula="of:=SUM([.A602:.A604])" office:value-type="float" office:value="8587">
            <text:p>8587</text:p>
          </table:table-cell>
          <table:table-cell table:formula="of:=IF([.B602]&gt;[.B601];1;0)" office:value-type="float" office:value="1">
            <text:p>1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table:formula="of:=SUM([.A603:.A605])" office:value-type="float" office:value="8591">
            <text:p>8591</text:p>
          </table:table-cell>
          <table:table-cell table:formula="of:=IF([.B603]&gt;[.B602];1;0)" office:value-type="float" office:value="1">
            <text:p>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table:formula="of:=SUM([.A604:.A606])" office:value-type="float" office:value="8595">
            <text:p>8595</text:p>
          </table:table-cell>
          <table:table-cell table:formula="of:=IF([.B604]&gt;[.B603];1;0)"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formula="of:=SUM([.A605:.A607])" office:value-type="float" office:value="8611">
            <text:p>8611</text:p>
          </table:table-cell>
          <table:table-cell table:formula="of:=IF([.B605]&gt;[.B604];1;0)"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formula="of:=SUM([.A606:.A608])" office:value-type="float" office:value="8597">
            <text:p>8597</text:p>
          </table:table-cell>
          <table:table-cell table:formula="of:=IF([.B606]&gt;[.B605];1;0)" office:value-type="float" office:value="0">
            <text:p>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table:formula="of:=SUM([.A607:.A609])" office:value-type="float" office:value="8584">
            <text:p>8584</text:p>
          </table:table-cell>
          <table:table-cell table:formula="of:=IF([.B607]&gt;[.B606];1;0)" office:value-type="float" office:value="0">
            <text:p>0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table:formula="of:=SUM([.A608:.A610])" office:value-type="float" office:value="8562">
            <text:p>8562</text:p>
          </table:table-cell>
          <table:table-cell table:formula="of:=IF([.B608]&gt;[.B607];1;0)" office:value-type="float" office:value="0">
            <text:p>0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formula="of:=SUM([.A609:.A611])" office:value-type="float" office:value="8576">
            <text:p>8576</text:p>
          </table:table-cell>
          <table:table-cell table:formula="of:=IF([.B609]&gt;[.B608];1;0)" office:value-type="float" office:value="1">
            <text:p>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table:formula="of:=SUM([.A610:.A612])" office:value-type="float" office:value="8589">
            <text:p>8589</text:p>
          </table:table-cell>
          <table:table-cell table:formula="of:=IF([.B610]&gt;[.B609];1;0)"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formula="of:=SUM([.A611:.A613])" office:value-type="float" office:value="8604">
            <text:p>8604</text:p>
          </table:table-cell>
          <table:table-cell table:formula="of:=IF([.B611]&gt;[.B610];1;0)"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formula="of:=SUM([.A612:.A614])" office:value-type="float" office:value="8624">
            <text:p>8624</text:p>
          </table:table-cell>
          <table:table-cell table:formula="of:=IF([.B612]&gt;[.B611];1;0)" office:value-type="float" office:value="1">
            <text:p>1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table:formula="of:=SUM([.A613:.A615])" office:value-type="float" office:value="8644">
            <text:p>8644</text:p>
          </table:table-cell>
          <table:table-cell table:formula="of:=IF([.B613]&gt;[.B612];1;0)" office:value-type="float" office:value="1">
            <text:p>1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table:formula="of:=SUM([.A614:.A616])" office:value-type="float" office:value="8658">
            <text:p>8658</text:p>
          </table:table-cell>
          <table:table-cell table:formula="of:=IF([.B614]&gt;[.B613];1;0)" office:value-type="float" office:value="1">
            <text:p>1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table:formula="of:=SUM([.A615:.A617])" office:value-type="float" office:value="8666">
            <text:p>8666</text:p>
          </table:table-cell>
          <table:table-cell table:formula="of:=IF([.B615]&gt;[.B614];1;0)" office:value-type="float" office:value="1">
            <text:p>1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table:formula="of:=SUM([.A616:.A618])" office:value-type="float" office:value="8694">
            <text:p>8694</text:p>
          </table:table-cell>
          <table:table-cell table:formula="of:=IF([.B616]&gt;[.B615];1;0)" office:value-type="float" office:value="1">
            <text:p>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table:formula="of:=SUM([.A617:.A619])" office:value-type="float" office:value="8723">
            <text:p>8723</text:p>
          </table:table-cell>
          <table:table-cell table:formula="of:=IF([.B617]&gt;[.B616];1;0)" office:value-type="float" office:value="1">
            <text:p>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formula="of:=SUM([.A618:.A620])" office:value-type="float" office:value="8754">
            <text:p>8754</text:p>
          </table:table-cell>
          <table:table-cell table:formula="of:=IF([.B618]&gt;[.B617];1;0)" office:value-type="float" office:value="1">
            <text:p>1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table:formula="of:=SUM([.A619:.A621])" office:value-type="float" office:value="8765">
            <text:p>8765</text:p>
          </table:table-cell>
          <table:table-cell table:formula="of:=IF([.B619]&gt;[.B618];1;0)" office:value-type="float" office:value="1">
            <text:p>1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table:formula="of:=SUM([.A620:.A622])" office:value-type="float" office:value="8776">
            <text:p>8776</text:p>
          </table:table-cell>
          <table:table-cell table:formula="of:=IF([.B620]&gt;[.B619];1;0)" office:value-type="float" office:value="1">
            <text:p>1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table:formula="of:=SUM([.A621:.A623])" office:value-type="float" office:value="8781">
            <text:p>8781</text:p>
          </table:table-cell>
          <table:table-cell table:formula="of:=IF([.B621]&gt;[.B620];1;0)" office:value-type="float" office:value="1">
            <text:p>1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table:formula="of:=SUM([.A622:.A624])" office:value-type="float" office:value="8805">
            <text:p>8805</text:p>
          </table:table-cell>
          <table:table-cell table:formula="of:=IF([.B622]&gt;[.B621];1;0)" office:value-type="float" office:value="1">
            <text:p>1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table:formula="of:=SUM([.A623:.A625])" office:value-type="float" office:value="8845">
            <text:p>8845</text:p>
          </table:table-cell>
          <table:table-cell table:formula="of:=IF([.B623]&gt;[.B622];1;0)" office:value-type="float" office:value="1">
            <text:p>1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table:formula="of:=SUM([.A624:.A626])" office:value-type="float" office:value="8884">
            <text:p>8884</text:p>
          </table:table-cell>
          <table:table-cell table:formula="of:=IF([.B624]&gt;[.B623];1;0)" office:value-type="float" office:value="1">
            <text:p>1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table:formula="of:=SUM([.A625:.A627])" office:value-type="float" office:value="8911">
            <text:p>8911</text:p>
          </table:table-cell>
          <table:table-cell table:formula="of:=IF([.B625]&gt;[.B624];1;0)" office:value-type="float" office:value="1">
            <text:p>1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formula="of:=SUM([.A626:.A628])" office:value-type="float" office:value="8909">
            <text:p>8909</text:p>
          </table:table-cell>
          <table:table-cell table:formula="of:=IF([.B626]&gt;[.B625];1;0)" office:value-type="float" office:value="0">
            <text:p>0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table:formula="of:=SUM([.A627:.A629])" office:value-type="float" office:value="8924">
            <text:p>8924</text:p>
          </table:table-cell>
          <table:table-cell table:formula="of:=IF([.B627]&gt;[.B626];1;0)" office:value-type="float" office:value="1">
            <text:p>1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formula="of:=SUM([.A628:.A630])" office:value-type="float" office:value="8933">
            <text:p>8933</text:p>
          </table:table-cell>
          <table:table-cell table:formula="of:=IF([.B628]&gt;[.B627];1;0)" office:value-type="float" office:value="1">
            <text:p>1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table:formula="of:=SUM([.A629:.A631])" office:value-type="float" office:value="8952">
            <text:p>8952</text:p>
          </table:table-cell>
          <table:table-cell table:formula="of:=IF([.B629]&gt;[.B628];1;0)" office:value-type="float" office:value="1">
            <text:p>1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table:formula="of:=SUM([.A630:.A632])" office:value-type="float" office:value="8960">
            <text:p>8960</text:p>
          </table:table-cell>
          <table:table-cell table:formula="of:=IF([.B630]&gt;[.B629];1;0)" office:value-type="float" office:value="1">
            <text:p>1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table:formula="of:=SUM([.A631:.A633])" office:value-type="float" office:value="8968">
            <text:p>8968</text:p>
          </table:table-cell>
          <table:table-cell table:formula="of:=IF([.B631]&gt;[.B630];1;0)" office:value-type="float" office:value="1">
            <text:p>1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table:formula="of:=SUM([.A632:.A634])" office:value-type="float" office:value="8991">
            <text:p>8991</text:p>
          </table:table-cell>
          <table:table-cell table:formula="of:=IF([.B632]&gt;[.B631];1;0)" office:value-type="float" office:value="1">
            <text:p>1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table:formula="of:=SUM([.A633:.A635])" office:value-type="float" office:value="9005">
            <text:p>9005</text:p>
          </table:table-cell>
          <table:table-cell table:formula="of:=IF([.B633]&gt;[.B632];1;0)" office:value-type="float" office:value="1">
            <text:p>1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table:formula="of:=SUM([.A634:.A636])" office:value-type="float" office:value="9024">
            <text:p>9024</text:p>
          </table:table-cell>
          <table:table-cell table:formula="of:=IF([.B634]&gt;[.B633];1;0)" office:value-type="float" office:value="1">
            <text:p>1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table:formula="of:=SUM([.A635:.A637])" office:value-type="float" office:value="9032">
            <text:p>9032</text:p>
          </table:table-cell>
          <table:table-cell table:formula="of:=IF([.B635]&gt;[.B634];1;0)" office:value-type="float" office:value="1">
            <text:p>1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table:formula="of:=SUM([.A636:.A638])" office:value-type="float" office:value="9046">
            <text:p>9046</text:p>
          </table:table-cell>
          <table:table-cell table:formula="of:=IF([.B636]&gt;[.B635];1;0)" office:value-type="float" office:value="1">
            <text:p>1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table:formula="of:=SUM([.A637:.A639])" office:value-type="float" office:value="9059">
            <text:p>9059</text:p>
          </table:table-cell>
          <table:table-cell table:formula="of:=IF([.B637]&gt;[.B636];1;0)" office:value-type="float" office:value="1">
            <text:p>1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table:formula="of:=SUM([.A638:.A640])" office:value-type="float" office:value="9074">
            <text:p>9074</text:p>
          </table:table-cell>
          <table:table-cell table:formula="of:=IF([.B638]&gt;[.B637];1;0)" office:value-type="float" office:value="1">
            <text:p>1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formula="of:=SUM([.A639:.A641])" office:value-type="float" office:value="9089">
            <text:p>9089</text:p>
          </table:table-cell>
          <table:table-cell table:formula="of:=IF([.B639]&gt;[.B638];1;0)" office:value-type="float" office:value="1">
            <text:p>1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table:formula="of:=SUM([.A640:.A642])" office:value-type="float" office:value="9107">
            <text:p>9107</text:p>
          </table:table-cell>
          <table:table-cell table:formula="of:=IF([.B640]&gt;[.B639];1;0)" office:value-type="float" office:value="1">
            <text:p>1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table:formula="of:=SUM([.A641:.A643])" office:value-type="float" office:value="9121">
            <text:p>9121</text:p>
          </table:table-cell>
          <table:table-cell table:formula="of:=IF([.B641]&gt;[.B640];1;0)" office:value-type="float" office:value="1">
            <text:p>1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table:formula="of:=SUM([.A642:.A644])" office:value-type="float" office:value="9172">
            <text:p>9172</text:p>
          </table:table-cell>
          <table:table-cell table:formula="of:=IF([.B642]&gt;[.B641];1;0)" office:value-type="float" office:value="1">
            <text:p>1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table:formula="of:=SUM([.A643:.A645])" office:value-type="float" office:value="9223">
            <text:p>9223</text:p>
          </table:table-cell>
          <table:table-cell table:formula="of:=IF([.B643]&gt;[.B642];1;0)" office:value-type="float" office:value="1">
            <text:p>1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table:formula="of:=SUM([.A644:.A646])" office:value-type="float" office:value="9303">
            <text:p>9303</text:p>
          </table:table-cell>
          <table:table-cell table:formula="of:=IF([.B644]&gt;[.B643];1;0)" office:value-type="float" office:value="1">
            <text:p>1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table:formula="of:=SUM([.A645:.A647])" office:value-type="float" office:value="9357">
            <text:p>9357</text:p>
          </table:table-cell>
          <table:table-cell table:formula="of:=IF([.B645]&gt;[.B644];1;0)" office:value-type="float" office:value="1">
            <text:p>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table:formula="of:=SUM([.A646:.A648])" office:value-type="float" office:value="9409">
            <text:p>9409</text:p>
          </table:table-cell>
          <table:table-cell table:formula="of:=IF([.B646]&gt;[.B645];1;0)" office:value-type="float" office:value="1">
            <text:p>1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formula="of:=SUM([.A647:.A649])" office:value-type="float" office:value="9432">
            <text:p>9432</text:p>
          </table:table-cell>
          <table:table-cell table:formula="of:=IF([.B647]&gt;[.B646];1;0)" office:value-type="float" office:value="1">
            <text:p>1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table:formula="of:=SUM([.A648:.A650])" office:value-type="float" office:value="9469">
            <text:p>9469</text:p>
          </table:table-cell>
          <table:table-cell table:formula="of:=IF([.B648]&gt;[.B647];1;0)" office:value-type="float" office:value="1">
            <text:p>1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table:formula="of:=SUM([.A649:.A651])" office:value-type="float" office:value="9519">
            <text:p>9519</text:p>
          </table:table-cell>
          <table:table-cell table:formula="of:=IF([.B649]&gt;[.B648];1;0)" office:value-type="float" office:value="1">
            <text:p>1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table:formula="of:=SUM([.A650:.A652])" office:value-type="float" office:value="9571">
            <text:p>9571</text:p>
          </table:table-cell>
          <table:table-cell table:formula="of:=IF([.B650]&gt;[.B649];1;0)" office:value-type="float" office:value="1">
            <text:p>1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table:formula="of:=SUM([.A651:.A653])" office:value-type="float" office:value="9595">
            <text:p>9595</text:p>
          </table:table-cell>
          <table:table-cell table:formula="of:=IF([.B651]&gt;[.B650];1;0)" office:value-type="float" office:value="1">
            <text:p>1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table:formula="of:=SUM([.A652:.A654])" office:value-type="float" office:value="9645">
            <text:p>9645</text:p>
          </table:table-cell>
          <table:table-cell table:formula="of:=IF([.B652]&gt;[.B651];1;0)" office:value-type="float" office:value="1">
            <text:p>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SUM([.A653:.A655])" office:value-type="float" office:value="9697">
            <text:p>9697</text:p>
          </table:table-cell>
          <table:table-cell table:formula="of:=IF([.B653]&gt;[.B652];1;0)" office:value-type="float" office:value="1">
            <text:p>1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table:formula="of:=SUM([.A654:.A656])" office:value-type="float" office:value="9751">
            <text:p>9751</text:p>
          </table:table-cell>
          <table:table-cell table:formula="of:=IF([.B654]&gt;[.B653];1;0)" office:value-type="float" office:value="1">
            <text:p>1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table:formula="of:=SUM([.A655:.A657])" office:value-type="float" office:value="9791">
            <text:p>9791</text:p>
          </table:table-cell>
          <table:table-cell table:formula="of:=IF([.B655]&gt;[.B654];1;0)" office:value-type="float" office:value="1">
            <text:p>1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table:formula="of:=SUM([.A656:.A658])" office:value-type="float" office:value="9820">
            <text:p>9820</text:p>
          </table:table-cell>
          <table:table-cell table:formula="of:=IF([.B656]&gt;[.B655];1;0)" office:value-type="float" office:value="1">
            <text:p>1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table:formula="of:=SUM([.A657:.A659])" office:value-type="float" office:value="9853">
            <text:p>9853</text:p>
          </table:table-cell>
          <table:table-cell table:formula="of:=IF([.B657]&gt;[.B656];1;0)" office:value-type="float" office:value="1">
            <text:p>1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table:formula="of:=SUM([.A658:.A660])" office:value-type="float" office:value="9856">
            <text:p>9856</text:p>
          </table:table-cell>
          <table:table-cell table:formula="of:=IF([.B658]&gt;[.B657];1;0)" office:value-type="float" office:value="1">
            <text:p>1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table:formula="of:=SUM([.A659:.A661])" office:value-type="float" office:value="9864">
            <text:p>9864</text:p>
          </table:table-cell>
          <table:table-cell table:formula="of:=IF([.B659]&gt;[.B658];1;0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table:formula="of:=SUM([.A660:.A662])" office:value-type="float" office:value="9867">
            <text:p>9867</text:p>
          </table:table-cell>
          <table:table-cell table:formula="of:=IF([.B660]&gt;[.B659];1;0)" office:value-type="float" office:value="1">
            <text:p>1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table:formula="of:=SUM([.A661:.A663])" office:value-type="float" office:value="9872">
            <text:p>9872</text:p>
          </table:table-cell>
          <table:table-cell table:formula="of:=IF([.B661]&gt;[.B660];1;0)" office:value-type="float" office:value="1">
            <text:p>1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table:formula="of:=SUM([.A662:.A664])" office:value-type="float" office:value="9890">
            <text:p>9890</text:p>
          </table:table-cell>
          <table:table-cell table:formula="of:=IF([.B662]&gt;[.B661];1;0)" office:value-type="float" office:value="1">
            <text:p>1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table:formula="of:=SUM([.A663:.A665])" office:value-type="float" office:value="9907">
            <text:p>9907</text:p>
          </table:table-cell>
          <table:table-cell table:formula="of:=IF([.B663]&gt;[.B662];1;0)" office:value-type="float" office:value="1">
            <text:p>1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table:formula="of:=SUM([.A664:.A666])" office:value-type="float" office:value="9922">
            <text:p>9922</text:p>
          </table:table-cell>
          <table:table-cell table:formula="of:=IF([.B664]&gt;[.B663];1;0)" office:value-type="float" office:value="1">
            <text:p>1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table:formula="of:=SUM([.A665:.A667])" office:value-type="float" office:value="9928">
            <text:p>9928</text:p>
          </table:table-cell>
          <table:table-cell table:formula="of:=IF([.B665]&gt;[.B664];1;0)" office:value-type="float" office:value="1">
            <text:p>1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table:formula="of:=SUM([.A666:.A668])" office:value-type="float" office:value="9948">
            <text:p>9948</text:p>
          </table:table-cell>
          <table:table-cell table:formula="of:=IF([.B666]&gt;[.B665];1;0)" office:value-type="float" office:value="1">
            <text:p>1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table:formula="of:=SUM([.A667:.A669])" office:value-type="float" office:value="9964">
            <text:p>9964</text:p>
          </table:table-cell>
          <table:table-cell table:formula="of:=IF([.B667]&gt;[.B666];1;0)" office:value-type="float" office:value="1">
            <text:p>1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table:formula="of:=SUM([.A668:.A670])" office:value-type="float" office:value="9986">
            <text:p>9986</text:p>
          </table:table-cell>
          <table:table-cell table:formula="of:=IF([.B668]&gt;[.B667];1;0)" office:value-type="float" office:value="1">
            <text:p>1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table:formula="of:=SUM([.A669:.A671])" office:value-type="float" office:value="9992">
            <text:p>9992</text:p>
          </table:table-cell>
          <table:table-cell table:formula="of:=IF([.B669]&gt;[.B668];1;0)" office:value-type="float" office:value="1">
            <text:p>1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table:formula="of:=SUM([.A670:.A672])" office:value-type="float" office:value="10002">
            <text:p>10002</text:p>
          </table:table-cell>
          <table:table-cell table:formula="of:=IF([.B670]&gt;[.B669];1;0)" office:value-type="float" office:value="1">
            <text:p>1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table:formula="of:=SUM([.A671:.A673])" office:value-type="float" office:value="10025">
            <text:p>10025</text:p>
          </table:table-cell>
          <table:table-cell table:formula="of:=IF([.B671]&gt;[.B670];1;0)" office:value-type="float" office:value="1">
            <text:p>1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table:formula="of:=SUM([.A672:.A674])" office:value-type="float" office:value="10066">
            <text:p>10066</text:p>
          </table:table-cell>
          <table:table-cell table:formula="of:=IF([.B672]&gt;[.B671];1;0)" office:value-type="float" office:value="1">
            <text:p>1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table:formula="of:=SUM([.A673:.A675])" office:value-type="float" office:value="10111">
            <text:p>10111</text:p>
          </table:table-cell>
          <table:table-cell table:formula="of:=IF([.B673]&gt;[.B672];1;0)" office:value-type="float" office:value="1">
            <text:p>1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table:formula="of:=SUM([.A674:.A676])" office:value-type="float" office:value="10146">
            <text:p>10146</text:p>
          </table:table-cell>
          <table:table-cell table:formula="of:=IF([.B674]&gt;[.B673];1;0)" office:value-type="float" office:value="1">
            <text:p>1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table:formula="of:=SUM([.A675:.A677])" office:value-type="float" office:value="10165">
            <text:p>10165</text:p>
          </table:table-cell>
          <table:table-cell table:formula="of:=IF([.B675]&gt;[.B674];1;0)" office:value-type="float" office:value="1">
            <text:p>1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table:formula="of:=SUM([.A676:.A678])" office:value-type="float" office:value="10191">
            <text:p>10191</text:p>
          </table:table-cell>
          <table:table-cell table:formula="of:=IF([.B676]&gt;[.B675];1;0)" office:value-type="float" office:value="1">
            <text:p>1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table:formula="of:=SUM([.A677:.A679])" office:value-type="float" office:value="10215">
            <text:p>10215</text:p>
          </table:table-cell>
          <table:table-cell table:formula="of:=IF([.B677]&gt;[.B676];1;0)" office:value-type="float" office:value="1">
            <text:p>1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table:formula="of:=SUM([.A678:.A680])" office:value-type="float" office:value="10239">
            <text:p>10239</text:p>
          </table:table-cell>
          <table:table-cell table:formula="of:=IF([.B678]&gt;[.B677];1;0)" office:value-type="float" office:value="1">
            <text:p>1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table:formula="of:=SUM([.A679:.A681])" office:value-type="float" office:value="10264">
            <text:p>10264</text:p>
          </table:table-cell>
          <table:table-cell table:formula="of:=IF([.B679]&gt;[.B678];1;0)" office:value-type="float" office:value="1">
            <text:p>1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table:formula="of:=SUM([.A680:.A682])" office:value-type="float" office:value="10266">
            <text:p>10266</text:p>
          </table:table-cell>
          <table:table-cell table:formula="of:=IF([.B680]&gt;[.B679];1;0)" office:value-type="float" office:value="1">
            <text:p>1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table:formula="of:=SUM([.A681:.A683])" office:value-type="float" office:value="10288">
            <text:p>10288</text:p>
          </table:table-cell>
          <table:table-cell table:formula="of:=IF([.B681]&gt;[.B680];1;0)" office:value-type="float" office:value="1">
            <text:p>1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table:formula="of:=SUM([.A682:.A684])" office:value-type="float" office:value="10309">
            <text:p>10309</text:p>
          </table:table-cell>
          <table:table-cell table:formula="of:=IF([.B682]&gt;[.B681];1;0)" office:value-type="float" office:value="1">
            <text:p>1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table:formula="of:=SUM([.A683:.A685])" office:value-type="float" office:value="10359">
            <text:p>10359</text:p>
          </table:table-cell>
          <table:table-cell table:formula="of:=IF([.B683]&gt;[.B682];1;0)" office:value-type="float" office:value="1">
            <text:p>1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table:formula="of:=SUM([.A684:.A686])" office:value-type="float" office:value="10389">
            <text:p>10389</text:p>
          </table:table-cell>
          <table:table-cell table:formula="of:=IF([.B684]&gt;[.B683];1;0)" office:value-type="float" office:value="1">
            <text:p>1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table:formula="of:=SUM([.A685:.A687])" office:value-type="float" office:value="10411">
            <text:p>10411</text:p>
          </table:table-cell>
          <table:table-cell table:formula="of:=IF([.B685]&gt;[.B684];1;0)" office:value-type="float" office:value="1">
            <text:p>1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table:formula="of:=SUM([.A686:.A688])" office:value-type="float" office:value="10433">
            <text:p>10433</text:p>
          </table:table-cell>
          <table:table-cell table:formula="of:=IF([.B686]&gt;[.B685];1;0)" office:value-type="float" office:value="1">
            <text:p>1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table:formula="of:=SUM([.A687:.A689])" office:value-type="float" office:value="10453">
            <text:p>10453</text:p>
          </table:table-cell>
          <table:table-cell table:formula="of:=IF([.B687]&gt;[.B686];1;0)" office:value-type="float" office:value="1">
            <text:p>1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formula="of:=SUM([.A688:.A690])" office:value-type="float" office:value="10469">
            <text:p>10469</text:p>
          </table:table-cell>
          <table:table-cell table:formula="of:=IF([.B688]&gt;[.B687];1;0)" office:value-type="float" office:value="1">
            <text:p>1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table:formula="of:=SUM([.A689:.A691])" office:value-type="float" office:value="10470">
            <text:p>10470</text:p>
          </table:table-cell>
          <table:table-cell table:formula="of:=IF([.B689]&gt;[.B688];1;0)" office:value-type="float" office:value="1">
            <text:p>1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formula="of:=SUM([.A690:.A692])" office:value-type="float" office:value="10494">
            <text:p>10494</text:p>
          </table:table-cell>
          <table:table-cell table:formula="of:=IF([.B690]&gt;[.B689];1;0)" office:value-type="float" office:value="1">
            <text:p>1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table:formula="of:=SUM([.A691:.A693])" office:value-type="float" office:value="10516">
            <text:p>10516</text:p>
          </table:table-cell>
          <table:table-cell table:formula="of:=IF([.B691]&gt;[.B690];1;0)" office:value-type="float" office:value="1">
            <text:p>1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SUM([.A692:.A694])" office:value-type="float" office:value="10538">
            <text:p>10538</text:p>
          </table:table-cell>
          <table:table-cell table:formula="of:=IF([.B692]&gt;[.B691];1;0)"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table:formula="of:=SUM([.A693:.A695])" office:value-type="float" office:value="10539">
            <text:p>10539</text:p>
          </table:table-cell>
          <table:table-cell table:formula="of:=IF([.B693]&gt;[.B692];1;0)" office:value-type="float" office:value="1">
            <text:p>1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SUM([.A694:.A696])" office:value-type="float" office:value="10542">
            <text:p>10542</text:p>
          </table:table-cell>
          <table:table-cell table:formula="of:=IF([.B694]&gt;[.B693];1;0)" office:value-type="float" office:value="1">
            <text:p>1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formula="of:=SUM([.A695:.A697])" office:value-type="float" office:value="10545">
            <text:p>10545</text:p>
          </table:table-cell>
          <table:table-cell table:formula="of:=IF([.B695]&gt;[.B694];1;0)" office:value-type="float" office:value="1">
            <text:p>1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table:formula="of:=SUM([.A696:.A698])" office:value-type="float" office:value="10548">
            <text:p>10548</text:p>
          </table:table-cell>
          <table:table-cell table:formula="of:=IF([.B696]&gt;[.B695];1;0)" office:value-type="float" office:value="1">
            <text:p>1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table:formula="of:=SUM([.A697:.A699])" office:value-type="float" office:value="10546">
            <text:p>10546</text:p>
          </table:table-cell>
          <table:table-cell table:formula="of:=IF([.B697]&gt;[.B696];1;0)" office:value-type="float" office:value="0">
            <text:p>0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table:formula="of:=SUM([.A698:.A700])" office:value-type="float" office:value="10544">
            <text:p>10544</text:p>
          </table:table-cell>
          <table:table-cell table:formula="of:=IF([.B698]&gt;[.B697];1;0)" office:value-type="float" office:value="0">
            <text:p>0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SUM([.A699:.A701])" office:value-type="float" office:value="10535">
            <text:p>10535</text:p>
          </table:table-cell>
          <table:table-cell table:formula="of:=IF([.B699]&gt;[.B698];1;0)" office:value-type="float" office:value="0">
            <text:p>0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formula="of:=SUM([.A700:.A702])" office:value-type="float" office:value="10542">
            <text:p>10542</text:p>
          </table:table-cell>
          <table:table-cell table:formula="of:=IF([.B700]&gt;[.B699];1;0)" office:value-type="float" office:value="1">
            <text:p>1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table:formula="of:=SUM([.A701:.A703])" office:value-type="float" office:value="10550">
            <text:p>10550</text:p>
          </table:table-cell>
          <table:table-cell table:formula="of:=IF([.B701]&gt;[.B700];1;0)" office:value-type="float" office:value="1">
            <text:p>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formula="of:=SUM([.A702:.A704])" office:value-type="float" office:value="10563">
            <text:p>10563</text:p>
          </table:table-cell>
          <table:table-cell table:formula="of:=IF([.B702]&gt;[.B701];1;0)" office:value-type="float" office:value="1">
            <text:p>1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table:formula="of:=SUM([.A703:.A705])" office:value-type="float" office:value="10563">
            <text:p>10563</text:p>
          </table:table-cell>
          <table:table-cell table:formula="of:=IF([.B703]&gt;[.B702];1;0)" office:value-type="float" office:value="0">
            <text:p>0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table:formula="of:=SUM([.A704:.A706])" office:value-type="float" office:value="10572">
            <text:p>10572</text:p>
          </table:table-cell>
          <table:table-cell table:formula="of:=IF([.B704]&gt;[.B703];1;0)" office:value-type="float" office:value="1">
            <text:p>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formula="of:=SUM([.A705:.A707])" office:value-type="float" office:value="10584">
            <text:p>10584</text:p>
          </table:table-cell>
          <table:table-cell table:formula="of:=IF([.B705]&gt;[.B704];1;0)" office:value-type="float" office:value="1">
            <text:p>1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table:formula="of:=SUM([.A706:.A708])" office:value-type="float" office:value="10609">
            <text:p>10609</text:p>
          </table:table-cell>
          <table:table-cell table:formula="of:=IF([.B706]&gt;[.B705];1;0)" office:value-type="float" office:value="1">
            <text:p>1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table:formula="of:=SUM([.A707:.A709])" office:value-type="float" office:value="10624">
            <text:p>10624</text:p>
          </table:table-cell>
          <table:table-cell table:formula="of:=IF([.B707]&gt;[.B706];1;0)" office:value-type="float" office:value="1">
            <text:p>1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table:formula="of:=SUM([.A708:.A710])" office:value-type="float" office:value="10645">
            <text:p>10645</text:p>
          </table:table-cell>
          <table:table-cell table:formula="of:=IF([.B708]&gt;[.B707];1;0)" office:value-type="float" office:value="1">
            <text:p>1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table:formula="of:=SUM([.A709:.A711])" office:value-type="float" office:value="10658">
            <text:p>10658</text:p>
          </table:table-cell>
          <table:table-cell table:formula="of:=IF([.B709]&gt;[.B708];1;0)" office:value-type="float" office:value="1">
            <text:p>1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table:formula="of:=SUM([.A710:.A712])" office:value-type="float" office:value="10671">
            <text:p>10671</text:p>
          </table:table-cell>
          <table:table-cell table:formula="of:=IF([.B710]&gt;[.B709];1;0)" office:value-type="float" office:value="1">
            <text:p>1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table:formula="of:=SUM([.A711:.A713])" office:value-type="float" office:value="10677">
            <text:p>10677</text:p>
          </table:table-cell>
          <table:table-cell table:formula="of:=IF([.B711]&gt;[.B710];1;0)" office:value-type="float" office:value="1">
            <text:p>1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table:formula="of:=SUM([.A712:.A714])" office:value-type="float" office:value="10684">
            <text:p>10684</text:p>
          </table:table-cell>
          <table:table-cell table:formula="of:=IF([.B712]&gt;[.B711];1;0)" office:value-type="float" office:value="1">
            <text:p>1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table:formula="of:=SUM([.A713:.A715])" office:value-type="float" office:value="10703">
            <text:p>10703</text:p>
          </table:table-cell>
          <table:table-cell table:formula="of:=IF([.B713]&gt;[.B712];1;0)" office:value-type="float" office:value="1">
            <text:p>1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table:formula="of:=SUM([.A714:.A716])" office:value-type="float" office:value="10713">
            <text:p>10713</text:p>
          </table:table-cell>
          <table:table-cell table:formula="of:=IF([.B714]&gt;[.B713];1;0)" office:value-type="float" office:value="1">
            <text:p>1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table:formula="of:=SUM([.A715:.A717])" office:value-type="float" office:value="10721">
            <text:p>10721</text:p>
          </table:table-cell>
          <table:table-cell table:formula="of:=IF([.B715]&gt;[.B714];1;0)" office:value-type="float" office:value="1">
            <text:p>1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table:formula="of:=SUM([.A716:.A718])" office:value-type="float" office:value="10717">
            <text:p>10717</text:p>
          </table:table-cell>
          <table:table-cell table:formula="of:=IF([.B716]&gt;[.B715];1;0)" office:value-type="float" office:value="0">
            <text:p>0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table:formula="of:=SUM([.A717:.A719])" office:value-type="float" office:value="10727">
            <text:p>10727</text:p>
          </table:table-cell>
          <table:table-cell table:formula="of:=IF([.B717]&gt;[.B716];1;0)" office:value-type="float" office:value="1">
            <text:p>1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table:formula="of:=SUM([.A718:.A720])" office:value-type="float" office:value="10746">
            <text:p>10746</text:p>
          </table:table-cell>
          <table:table-cell table:formula="of:=IF([.B718]&gt;[.B717];1;0)" office:value-type="float" office:value="1">
            <text:p>1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table:formula="of:=SUM([.A719:.A721])" office:value-type="float" office:value="10765">
            <text:p>10765</text:p>
          </table:table-cell>
          <table:table-cell table:formula="of:=IF([.B719]&gt;[.B718];1;0)" office:value-type="float" office:value="1">
            <text:p>1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table:formula="of:=SUM([.A720:.A722])" office:value-type="float" office:value="10779">
            <text:p>10779</text:p>
          </table:table-cell>
          <table:table-cell table:formula="of:=IF([.B720]&gt;[.B719];1;0)" office:value-type="float" office:value="1">
            <text:p>1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table:formula="of:=SUM([.A721:.A723])" office:value-type="float" office:value="10782">
            <text:p>10782</text:p>
          </table:table-cell>
          <table:table-cell table:formula="of:=IF([.B721]&gt;[.B720];1;0)" office:value-type="float" office:value="1">
            <text:p>1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table:formula="of:=SUM([.A722:.A724])" office:value-type="float" office:value="10785">
            <text:p>10785</text:p>
          </table:table-cell>
          <table:table-cell table:formula="of:=IF([.B722]&gt;[.B721];1;0)" office:value-type="float" office:value="1">
            <text:p>1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table:formula="of:=SUM([.A723:.A725])" office:value-type="float" office:value="10808">
            <text:p>10808</text:p>
          </table:table-cell>
          <table:table-cell table:formula="of:=IF([.B723]&gt;[.B722];1;0)" office:value-type="float" office:value="1">
            <text:p>1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table:formula="of:=SUM([.A724:.A726])" office:value-type="float" office:value="10838">
            <text:p>10838</text:p>
          </table:table-cell>
          <table:table-cell table:formula="of:=IF([.B724]&gt;[.B723];1;0)" office:value-type="float" office:value="1">
            <text:p>1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table:formula="of:=SUM([.A725:.A727])" office:value-type="float" office:value="10866">
            <text:p>10866</text:p>
          </table:table-cell>
          <table:table-cell table:formula="of:=IF([.B725]&gt;[.B724];1;0)" office:value-type="float" office:value="1">
            <text:p>1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table:formula="of:=SUM([.A726:.A728])" office:value-type="float" office:value="10875">
            <text:p>10875</text:p>
          </table:table-cell>
          <table:table-cell table:formula="of:=IF([.B726]&gt;[.B725];1;0)" office:value-type="float" office:value="1">
            <text:p>1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table:formula="of:=SUM([.A727:.A729])" office:value-type="float" office:value="10879">
            <text:p>10879</text:p>
          </table:table-cell>
          <table:table-cell table:formula="of:=IF([.B727]&gt;[.B726];1;0)" office:value-type="float" office:value="1">
            <text:p>1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table:formula="of:=SUM([.A728:.A730])" office:value-type="float" office:value="10890">
            <text:p>10890</text:p>
          </table:table-cell>
          <table:table-cell table:formula="of:=IF([.B728]&gt;[.B727];1;0)" office:value-type="float" office:value="1">
            <text:p>1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table:formula="of:=SUM([.A729:.A731])" office:value-type="float" office:value="10898">
            <text:p>10898</text:p>
          </table:table-cell>
          <table:table-cell table:formula="of:=IF([.B729]&gt;[.B728];1;0)" office:value-type="float" office:value="1">
            <text:p>1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table:formula="of:=SUM([.A730:.A732])" office:value-type="float" office:value="10909">
            <text:p>10909</text:p>
          </table:table-cell>
          <table:table-cell table:formula="of:=IF([.B730]&gt;[.B729];1;0)" office:value-type="float" office:value="1">
            <text:p>1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table:formula="of:=SUM([.A731:.A733])" office:value-type="float" office:value="10935">
            <text:p>10935</text:p>
          </table:table-cell>
          <table:table-cell table:formula="of:=IF([.B731]&gt;[.B730];1;0)" office:value-type="float" office:value="1">
            <text:p>1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table:formula="of:=SUM([.A732:.A734])" office:value-type="float" office:value="10969">
            <text:p>10969</text:p>
          </table:table-cell>
          <table:table-cell table:formula="of:=IF([.B732]&gt;[.B731];1;0)" office:value-type="float" office:value="1">
            <text:p>1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table:formula="of:=SUM([.A733:.A735])" office:value-type="float" office:value="11000">
            <text:p>11000</text:p>
          </table:table-cell>
          <table:table-cell table:formula="of:=IF([.B733]&gt;[.B732];1;0)"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table:formula="of:=SUM([.A734:.A736])" office:value-type="float" office:value="11013">
            <text:p>11013</text:p>
          </table:table-cell>
          <table:table-cell table:formula="of:=IF([.B734]&gt;[.B733];1;0)" office:value-type="float" office:value="1">
            <text:p>1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table:formula="of:=SUM([.A735:.A737])" office:value-type="float" office:value="11020">
            <text:p>11020</text:p>
          </table:table-cell>
          <table:table-cell table:formula="of:=IF([.B735]&gt;[.B734];1;0)" office:value-type="float" office:value="1">
            <text:p>1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table:formula="of:=SUM([.A736:.A738])" office:value-type="float" office:value="11028">
            <text:p>11028</text:p>
          </table:table-cell>
          <table:table-cell table:formula="of:=IF([.B736]&gt;[.B735];1;0)" office:value-type="float" office:value="1">
            <text:p>1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table:formula="of:=SUM([.A737:.A739])" office:value-type="float" office:value="11042">
            <text:p>11042</text:p>
          </table:table-cell>
          <table:table-cell table:formula="of:=IF([.B737]&gt;[.B736];1;0)" office:value-type="float" office:value="1">
            <text:p>1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table:formula="of:=SUM([.A738:.A740])" office:value-type="float" office:value="11059">
            <text:p>11059</text:p>
          </table:table-cell>
          <table:table-cell table:formula="of:=IF([.B738]&gt;[.B737];1;0)" office:value-type="float" office:value="1">
            <text:p>1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table:formula="of:=SUM([.A739:.A741])" office:value-type="float" office:value="11078">
            <text:p>11078</text:p>
          </table:table-cell>
          <table:table-cell table:formula="of:=IF([.B739]&gt;[.B738];1;0)" office:value-type="float" office:value="1">
            <text:p>1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table:formula="of:=SUM([.A740:.A742])" office:value-type="float" office:value="11090">
            <text:p>11090</text:p>
          </table:table-cell>
          <table:table-cell table:formula="of:=IF([.B740]&gt;[.B739];1;0)" office:value-type="float" office:value="1">
            <text:p>1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table:formula="of:=SUM([.A741:.A743])" office:value-type="float" office:value="11094">
            <text:p>11094</text:p>
          </table:table-cell>
          <table:table-cell table:formula="of:=IF([.B741]&gt;[.B740];1;0)" office:value-type="float" office:value="1">
            <text:p>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formula="of:=SUM([.A742:.A744])" office:value-type="float" office:value="11093">
            <text:p>11093</text:p>
          </table:table-cell>
          <table:table-cell table:formula="of:=IF([.B742]&gt;[.B741];1;0)" office:value-type="float" office:value="0">
            <text:p>0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table:formula="of:=SUM([.A743:.A745])" office:value-type="float" office:value="11094">
            <text:p>11094</text:p>
          </table:table-cell>
          <table:table-cell table:formula="of:=IF([.B743]&gt;[.B742];1;0)" office:value-type="float" office:value="1">
            <text:p>1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table:formula="of:=SUM([.A744:.A746])" office:value-type="float" office:value="11105">
            <text:p>11105</text:p>
          </table:table-cell>
          <table:table-cell table:formula="of:=IF([.B744]&gt;[.B743];1;0)" office:value-type="float" office:value="1">
            <text:p>1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table:formula="of:=SUM([.A745:.A747])" office:value-type="float" office:value="11105">
            <text:p>11105</text:p>
          </table:table-cell>
          <table:table-cell table:formula="of:=IF([.B745]&gt;[.B744];1;0)" office:value-type="float" office:value="0">
            <text:p>0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table:formula="of:=SUM([.A746:.A748])" office:value-type="float" office:value="11103">
            <text:p>11103</text:p>
          </table:table-cell>
          <table:table-cell table:formula="of:=IF([.B746]&gt;[.B745];1;0)" office:value-type="float" office:value="0">
            <text:p>0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table:formula="of:=SUM([.A747:.A749])" office:value-type="float" office:value="11099">
            <text:p>11099</text:p>
          </table:table-cell>
          <table:table-cell table:formula="of:=IF([.B747]&gt;[.B746];1;0)" office:value-type="float" office:value="0">
            <text:p>0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table:formula="of:=SUM([.A748:.A750])" office:value-type="float" office:value="11104">
            <text:p>11104</text:p>
          </table:table-cell>
          <table:table-cell table:formula="of:=IF([.B748]&gt;[.B747];1;0)" office:value-type="float" office:value="1">
            <text:p>1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table:formula="of:=SUM([.A749:.A751])" office:value-type="float" office:value="11105">
            <text:p>11105</text:p>
          </table:table-cell>
          <table:table-cell table:formula="of:=IF([.B749]&gt;[.B748];1;0)" office:value-type="float" office:value="1">
            <text:p>1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table:formula="of:=SUM([.A750:.A752])" office:value-type="float" office:value="11113">
            <text:p>11113</text:p>
          </table:table-cell>
          <table:table-cell table:formula="of:=IF([.B750]&gt;[.B749];1;0)" office:value-type="float" office:value="1">
            <text:p>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formula="of:=SUM([.A751:.A753])" office:value-type="float" office:value="11125">
            <text:p>11125</text:p>
          </table:table-cell>
          <table:table-cell table:formula="of:=IF([.B751]&gt;[.B750];1;0)" office:value-type="float" office:value="1">
            <text:p>1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table:formula="of:=SUM([.A752:.A754])" office:value-type="float" office:value="11140">
            <text:p>11140</text:p>
          </table:table-cell>
          <table:table-cell table:formula="of:=IF([.B752]&gt;[.B751];1;0)" office:value-type="float" office:value="1">
            <text:p>1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table:formula="of:=SUM([.A753:.A755])" office:value-type="float" office:value="11145">
            <text:p>11145</text:p>
          </table:table-cell>
          <table:table-cell table:formula="of:=IF([.B753]&gt;[.B752];1;0)" office:value-type="float" office:value="1">
            <text:p>1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table:formula="of:=SUM([.A754:.A756])" office:value-type="float" office:value="11153">
            <text:p>11153</text:p>
          </table:table-cell>
          <table:table-cell table:formula="of:=IF([.B754]&gt;[.B753];1;0)" office:value-type="float" office:value="1">
            <text:p>1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table:formula="of:=SUM([.A755:.A757])" office:value-type="float" office:value="11179">
            <text:p>11179</text:p>
          </table:table-cell>
          <table:table-cell table:formula="of:=IF([.B755]&gt;[.B754];1;0)" office:value-type="float" office:value="1">
            <text:p>1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table:formula="of:=SUM([.A756:.A758])" office:value-type="float" office:value="11214">
            <text:p>11214</text:p>
          </table:table-cell>
          <table:table-cell table:formula="of:=IF([.B756]&gt;[.B755];1;0)" office:value-type="float" office:value="1">
            <text:p>1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table:formula="of:=SUM([.A757:.A759])" office:value-type="float" office:value="11244">
            <text:p>11244</text:p>
          </table:table-cell>
          <table:table-cell table:formula="of:=IF([.B757]&gt;[.B756];1;0)" office:value-type="float" office:value="1">
            <text:p>1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table:formula="of:=SUM([.A758:.A760])" office:value-type="float" office:value="11262">
            <text:p>11262</text:p>
          </table:table-cell>
          <table:table-cell table:formula="of:=IF([.B758]&gt;[.B757];1;0)" office:value-type="float" office:value="1">
            <text:p>1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table:formula="of:=SUM([.A759:.A761])" office:value-type="float" office:value="11293">
            <text:p>11293</text:p>
          </table:table-cell>
          <table:table-cell table:formula="of:=IF([.B759]&gt;[.B758];1;0)" office:value-type="float" office:value="1">
            <text:p>1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table:formula="of:=SUM([.A760:.A762])" office:value-type="float" office:value="11326">
            <text:p>11326</text:p>
          </table:table-cell>
          <table:table-cell table:formula="of:=IF([.B760]&gt;[.B759];1;0)" office:value-type="float" office:value="1">
            <text:p>1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table:formula="of:=SUM([.A761:.A763])" office:value-type="float" office:value="11353">
            <text:p>11353</text:p>
          </table:table-cell>
          <table:table-cell table:formula="of:=IF([.B761]&gt;[.B760];1;0)" office:value-type="float" office:value="1">
            <text:p>1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table:formula="of:=SUM([.A762:.A764])" office:value-type="float" office:value="11358">
            <text:p>11358</text:p>
          </table:table-cell>
          <table:table-cell table:formula="of:=IF([.B762]&gt;[.B761];1;0)" office:value-type="float" office:value="1">
            <text:p>1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table:formula="of:=SUM([.A763:.A765])" office:value-type="float" office:value="11372">
            <text:p>11372</text:p>
          </table:table-cell>
          <table:table-cell table:formula="of:=IF([.B763]&gt;[.B762];1;0)" office:value-type="float" office:value="1">
            <text:p>1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table:formula="of:=SUM([.A764:.A766])" office:value-type="float" office:value="11393">
            <text:p>11393</text:p>
          </table:table-cell>
          <table:table-cell table:formula="of:=IF([.B764]&gt;[.B763];1;0)" office:value-type="float" office:value="1">
            <text:p>1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table:formula="of:=SUM([.A765:.A767])" office:value-type="float" office:value="11416">
            <text:p>11416</text:p>
          </table:table-cell>
          <table:table-cell table:formula="of:=IF([.B765]&gt;[.B764];1;0)" office:value-type="float" office:value="1">
            <text:p>1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table:formula="of:=SUM([.A766:.A768])" office:value-type="float" office:value="11426">
            <text:p>11426</text:p>
          </table:table-cell>
          <table:table-cell table:formula="of:=IF([.B766]&gt;[.B765];1;0)" office:value-type="float" office:value="1">
            <text:p>1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formula="of:=SUM([.A767:.A769])" office:value-type="float" office:value="11435">
            <text:p>11435</text:p>
          </table:table-cell>
          <table:table-cell table:formula="of:=IF([.B767]&gt;[.B766];1;0)" office:value-type="float" office:value="1">
            <text:p>1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table:formula="of:=SUM([.A768:.A770])" office:value-type="float" office:value="11419">
            <text:p>11419</text:p>
          </table:table-cell>
          <table:table-cell table:formula="of:=IF([.B768]&gt;[.B767];1;0)" office:value-type="float" office:value="0">
            <text:p>0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table:formula="of:=SUM([.A769:.A771])" office:value-type="float" office:value="11406">
            <text:p>11406</text:p>
          </table:table-cell>
          <table:table-cell table:formula="of:=IF([.B769]&gt;[.B768];1;0)" office:value-type="float" office:value="0">
            <text:p>0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table:formula="of:=SUM([.A770:.A772])" office:value-type="float" office:value="11390">
            <text:p>11390</text:p>
          </table:table-cell>
          <table:table-cell table:formula="of:=IF([.B770]&gt;[.B769];1;0)" office:value-type="float" office:value="0">
            <text:p>0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table:formula="of:=SUM([.A771:.A773])" office:value-type="float" office:value="11400">
            <text:p>11400</text:p>
          </table:table-cell>
          <table:table-cell table:formula="of:=IF([.B771]&gt;[.B770];1;0)" office:value-type="float" office:value="1">
            <text:p>1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formula="of:=SUM([.A772:.A774])" office:value-type="float" office:value="11414">
            <text:p>11414</text:p>
          </table:table-cell>
          <table:table-cell table:formula="of:=IF([.B772]&gt;[.B771];1;0)" office:value-type="float" office:value="1">
            <text:p>1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table:formula="of:=SUM([.A773:.A775])" office:value-type="float" office:value="11426">
            <text:p>11426</text:p>
          </table:table-cell>
          <table:table-cell table:formula="of:=IF([.B773]&gt;[.B772];1;0)" office:value-type="float" office:value="1">
            <text:p>1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formula="of:=SUM([.A774:.A776])" office:value-type="float" office:value="11435">
            <text:p>11435</text:p>
          </table:table-cell>
          <table:table-cell table:formula="of:=IF([.B774]&gt;[.B773];1;0)" office:value-type="float" office:value="1">
            <text:p>1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table:formula="of:=SUM([.A775:.A777])" office:value-type="float" office:value="11446">
            <text:p>11446</text:p>
          </table:table-cell>
          <table:table-cell table:formula="of:=IF([.B775]&gt;[.B774];1;0)" office:value-type="float" office:value="1">
            <text:p>1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table:formula="of:=SUM([.A776:.A778])" office:value-type="float" office:value="11456">
            <text:p>11456</text:p>
          </table:table-cell>
          <table:table-cell table:formula="of:=IF([.B776]&gt;[.B775];1;0)" office:value-type="float" office:value="1">
            <text:p>1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table:formula="of:=SUM([.A777:.A779])" office:value-type="float" office:value="11483">
            <text:p>11483</text:p>
          </table:table-cell>
          <table:table-cell table:formula="of:=IF([.B777]&gt;[.B776];1;0)" office:value-type="float" office:value="1">
            <text:p>1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table:formula="of:=SUM([.A778:.A780])" office:value-type="float" office:value="11513">
            <text:p>11513</text:p>
          </table:table-cell>
          <table:table-cell table:formula="of:=IF([.B778]&gt;[.B777];1;0)" office:value-type="float" office:value="1">
            <text:p>1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formula="of:=SUM([.A779:.A781])" office:value-type="float" office:value="11557">
            <text:p>11557</text:p>
          </table:table-cell>
          <table:table-cell table:formula="of:=IF([.B779]&gt;[.B778];1;0)" office:value-type="float" office:value="1">
            <text:p>1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table:formula="of:=SUM([.A780:.A782])" office:value-type="float" office:value="11584">
            <text:p>11584</text:p>
          </table:table-cell>
          <table:table-cell table:formula="of:=IF([.B780]&gt;[.B779];1;0)" office:value-type="float" office:value="1">
            <text:p>1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table:formula="of:=SUM([.A781:.A783])" office:value-type="float" office:value="11608">
            <text:p>11608</text:p>
          </table:table-cell>
          <table:table-cell table:formula="of:=IF([.B781]&gt;[.B780];1;0)" office:value-type="float" office:value="1">
            <text:p>1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table:formula="of:=SUM([.A782:.A784])" office:value-type="float" office:value="11637">
            <text:p>11637</text:p>
          </table:table-cell>
          <table:table-cell table:formula="of:=IF([.B782]&gt;[.B781];1;0)" office:value-type="float" office:value="1">
            <text:p>1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table:formula="of:=SUM([.A783:.A785])" office:value-type="float" office:value="11683">
            <text:p>11683</text:p>
          </table:table-cell>
          <table:table-cell table:formula="of:=IF([.B783]&gt;[.B782];1;0)" office:value-type="float" office:value="1">
            <text:p>1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table:formula="of:=SUM([.A784:.A786])" office:value-type="float" office:value="11713">
            <text:p>11713</text:p>
          </table:table-cell>
          <table:table-cell table:formula="of:=IF([.B784]&gt;[.B783];1;0)" office:value-type="float" office:value="1">
            <text:p>1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table:formula="of:=SUM([.A785:.A787])" office:value-type="float" office:value="11735">
            <text:p>11735</text:p>
          </table:table-cell>
          <table:table-cell table:formula="of:=IF([.B785]&gt;[.B784];1;0)" office:value-type="float" office:value="1">
            <text:p>1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table:formula="of:=SUM([.A786:.A788])" office:value-type="float" office:value="11740">
            <text:p>11740</text:p>
          </table:table-cell>
          <table:table-cell table:formula="of:=IF([.B786]&gt;[.B785];1;0)" office:value-type="float" office:value="1">
            <text:p>1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table:formula="of:=SUM([.A787:.A789])" office:value-type="float" office:value="11748">
            <text:p>11748</text:p>
          </table:table-cell>
          <table:table-cell table:formula="of:=IF([.B787]&gt;[.B786];1;0)" office:value-type="float" office:value="1">
            <text:p>1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table:formula="of:=SUM([.A788:.A790])" office:value-type="float" office:value="11752">
            <text:p>11752</text:p>
          </table:table-cell>
          <table:table-cell table:formula="of:=IF([.B788]&gt;[.B787];1;0)" office:value-type="float" office:value="1">
            <text:p>1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table:formula="of:=SUM([.A789:.A791])" office:value-type="float" office:value="11761">
            <text:p>11761</text:p>
          </table:table-cell>
          <table:table-cell table:formula="of:=IF([.B789]&gt;[.B788];1;0)" office:value-type="float" office:value="1">
            <text:p>1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table:formula="of:=SUM([.A790:.A792])" office:value-type="float" office:value="11779">
            <text:p>11779</text:p>
          </table:table-cell>
          <table:table-cell table:formula="of:=IF([.B790]&gt;[.B789];1;0)" office:value-type="float" office:value="1">
            <text:p>1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table:formula="of:=SUM([.A791:.A793])" office:value-type="float" office:value="11794">
            <text:p>11794</text:p>
          </table:table-cell>
          <table:table-cell table:formula="of:=IF([.B791]&gt;[.B790];1;0)" office:value-type="float" office:value="1">
            <text:p>1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table:formula="of:=SUM([.A792:.A794])" office:value-type="float" office:value="11824">
            <text:p>11824</text:p>
          </table:table-cell>
          <table:table-cell table:formula="of:=IF([.B792]&gt;[.B791];1;0)" office:value-type="float" office:value="1">
            <text:p>1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table:formula="of:=SUM([.A793:.A795])" office:value-type="float" office:value="11849">
            <text:p>11849</text:p>
          </table:table-cell>
          <table:table-cell table:formula="of:=IF([.B793]&gt;[.B792];1;0)" office:value-type="float" office:value="1">
            <text:p>1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table:formula="of:=SUM([.A794:.A796])" office:value-type="float" office:value="11871">
            <text:p>11871</text:p>
          </table:table-cell>
          <table:table-cell table:formula="of:=IF([.B794]&gt;[.B793];1;0)" office:value-type="float" office:value="1">
            <text:p>1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table:formula="of:=SUM([.A795:.A797])" office:value-type="float" office:value="11873">
            <text:p>11873</text:p>
          </table:table-cell>
          <table:table-cell table:formula="of:=IF([.B795]&gt;[.B794];1;0)" office:value-type="float" office:value="1">
            <text:p>1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table:formula="of:=SUM([.A796:.A798])" office:value-type="float" office:value="11897">
            <text:p>11897</text:p>
          </table:table-cell>
          <table:table-cell table:formula="of:=IF([.B796]&gt;[.B795];1;0)" office:value-type="float" office:value="1">
            <text:p>1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table:formula="of:=SUM([.A797:.A799])" office:value-type="float" office:value="11918">
            <text:p>11918</text:p>
          </table:table-cell>
          <table:table-cell table:formula="of:=IF([.B797]&gt;[.B796];1;0)" office:value-type="float" office:value="1">
            <text:p>1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table:formula="of:=SUM([.A798:.A800])" office:value-type="float" office:value="11945">
            <text:p>11945</text:p>
          </table:table-cell>
          <table:table-cell table:formula="of:=IF([.B798]&gt;[.B797];1;0)" office:value-type="float" office:value="1">
            <text:p>1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table:formula="of:=SUM([.A799:.A801])" office:value-type="float" office:value="11962">
            <text:p>11962</text:p>
          </table:table-cell>
          <table:table-cell table:formula="of:=IF([.B799]&gt;[.B798];1;0)" office:value-type="float" office:value="1">
            <text:p>1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table:formula="of:=SUM([.A800:.A802])" office:value-type="float" office:value="11971">
            <text:p>11971</text:p>
          </table:table-cell>
          <table:table-cell table:formula="of:=IF([.B800]&gt;[.B799];1;0)" office:value-type="float" office:value="1">
            <text:p>1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table:formula="of:=SUM([.A801:.A803])" office:value-type="float" office:value="11974">
            <text:p>11974</text:p>
          </table:table-cell>
          <table:table-cell table:formula="of:=IF([.B801]&gt;[.B800];1;0)" office:value-type="float" office:value="1">
            <text:p>1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table:formula="of:=SUM([.A802:.A804])" office:value-type="float" office:value="11967">
            <text:p>11967</text:p>
          </table:table-cell>
          <table:table-cell table:formula="of:=IF([.B802]&gt;[.B801];1;0)" office:value-type="float" office:value="0">
            <text:p>0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table:formula="of:=SUM([.A803:.A805])" office:value-type="float" office:value="11973">
            <text:p>11973</text:p>
          </table:table-cell>
          <table:table-cell table:formula="of:=IF([.B803]&gt;[.B802];1;0)" office:value-type="float" office:value="1">
            <text:p>1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table:formula="of:=SUM([.A804:.A806])" office:value-type="float" office:value="11979">
            <text:p>11979</text:p>
          </table:table-cell>
          <table:table-cell table:formula="of:=IF([.B804]&gt;[.B803];1;0)" office:value-type="float" office:value="1">
            <text:p>1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table:formula="of:=SUM([.A805:.A807])" office:value-type="float" office:value="11988">
            <text:p>11988</text:p>
          </table:table-cell>
          <table:table-cell table:formula="of:=IF([.B805]&gt;[.B804];1;0)" office:value-type="float" office:value="1">
            <text:p>1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table:formula="of:=SUM([.A806:.A808])" office:value-type="float" office:value="11987">
            <text:p>11987</text:p>
          </table:table-cell>
          <table:table-cell table:formula="of:=IF([.B806]&gt;[.B805];1;0)" office:value-type="float" office:value="0">
            <text:p>0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table:formula="of:=SUM([.A807:.A809])" office:value-type="float" office:value="12016">
            <text:p>12016</text:p>
          </table:table-cell>
          <table:table-cell table:formula="of:=IF([.B807]&gt;[.B806];1;0)" office:value-type="float" office:value="1">
            <text:p>1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table:formula="of:=SUM([.A808:.A810])" office:value-type="float" office:value="12039">
            <text:p>12039</text:p>
          </table:table-cell>
          <table:table-cell table:formula="of:=IF([.B808]&gt;[.B807];1;0)" office:value-type="float" office:value="1">
            <text:p>1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table:formula="of:=SUM([.A809:.A811])" office:value-type="float" office:value="12064">
            <text:p>12064</text:p>
          </table:table-cell>
          <table:table-cell table:formula="of:=IF([.B809]&gt;[.B808];1;0)" office:value-type="float" office:value="1">
            <text:p>1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table:formula="of:=SUM([.A810:.A812])" office:value-type="float" office:value="12059">
            <text:p>12059</text:p>
          </table:table-cell>
          <table:table-cell table:formula="of:=IF([.B810]&gt;[.B809];1;0)" office:value-type="float" office:value="0">
            <text:p>0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table:formula="of:=SUM([.A811:.A813])" office:value-type="float" office:value="12068">
            <text:p>12068</text:p>
          </table:table-cell>
          <table:table-cell table:formula="of:=IF([.B811]&gt;[.B810];1;0)" office:value-type="float" office:value="1">
            <text:p>1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table:formula="of:=SUM([.A812:.A814])" office:value-type="float" office:value="12082">
            <text:p>12082</text:p>
          </table:table-cell>
          <table:table-cell table:formula="of:=IF([.B812]&gt;[.B811];1;0)" office:value-type="float" office:value="1">
            <text:p>1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table:formula="of:=SUM([.A813:.A815])" office:value-type="float" office:value="12096">
            <text:p>12096</text:p>
          </table:table-cell>
          <table:table-cell table:formula="of:=IF([.B813]&gt;[.B812];1;0)" office:value-type="float" office:value="1">
            <text:p>1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table:formula="of:=SUM([.A814:.A816])" office:value-type="float" office:value="12108">
            <text:p>12108</text:p>
          </table:table-cell>
          <table:table-cell table:formula="of:=IF([.B814]&gt;[.B813];1;0)" office:value-type="float" office:value="1">
            <text:p>1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table:formula="of:=SUM([.A815:.A817])" office:value-type="float" office:value="12121">
            <text:p>12121</text:p>
          </table:table-cell>
          <table:table-cell table:formula="of:=IF([.B815]&gt;[.B814];1;0)" office:value-type="float" office:value="1">
            <text:p>1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table:formula="of:=SUM([.A816:.A818])" office:value-type="float" office:value="12135">
            <text:p>12135</text:p>
          </table:table-cell>
          <table:table-cell table:formula="of:=IF([.B816]&gt;[.B815];1;0)" office:value-type="float" office:value="1">
            <text:p>1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table:formula="of:=SUM([.A817:.A819])" office:value-type="float" office:value="12140">
            <text:p>12140</text:p>
          </table:table-cell>
          <table:table-cell table:formula="of:=IF([.B817]&gt;[.B816];1;0)" office:value-type="float" office:value="1">
            <text:p>1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table:formula="of:=SUM([.A818:.A820])" office:value-type="float" office:value="12153">
            <text:p>12153</text:p>
          </table:table-cell>
          <table:table-cell table:formula="of:=IF([.B818]&gt;[.B817];1;0)" office:value-type="float" office:value="1">
            <text:p>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table:formula="of:=SUM([.A819:.A821])" office:value-type="float" office:value="12173">
            <text:p>12173</text:p>
          </table:table-cell>
          <table:table-cell table:formula="of:=IF([.B819]&gt;[.B818];1;0)" office:value-type="float" office:value="1">
            <text:p>1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table:formula="of:=SUM([.A820:.A822])" office:value-type="float" office:value="12202">
            <text:p>12202</text:p>
          </table:table-cell>
          <table:table-cell table:formula="of:=IF([.B820]&gt;[.B819];1;0)" office:value-type="float" office:value="1">
            <text:p>1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table:formula="of:=SUM([.A821:.A823])" office:value-type="float" office:value="12213">
            <text:p>12213</text:p>
          </table:table-cell>
          <table:table-cell table:formula="of:=IF([.B821]&gt;[.B820];1;0)" office:value-type="float" office:value="1">
            <text:p>1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table:formula="of:=SUM([.A822:.A824])" office:value-type="float" office:value="12216">
            <text:p>12216</text:p>
          </table:table-cell>
          <table:table-cell table:formula="of:=IF([.B822]&gt;[.B821];1;0)" office:value-type="float" office:value="1">
            <text:p>1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table:formula="of:=SUM([.A823:.A825])" office:value-type="float" office:value="12219">
            <text:p>12219</text:p>
          </table:table-cell>
          <table:table-cell table:formula="of:=IF([.B823]&gt;[.B822];1;0)" office:value-type="float" office:value="1">
            <text:p>1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table:formula="of:=SUM([.A824:.A826])" office:value-type="float" office:value="12237">
            <text:p>12237</text:p>
          </table:table-cell>
          <table:table-cell table:formula="of:=IF([.B824]&gt;[.B823];1;0)" office:value-type="float" office:value="1">
            <text:p>1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formula="of:=SUM([.A825:.A827])" office:value-type="float" office:value="12280">
            <text:p>12280</text:p>
          </table:table-cell>
          <table:table-cell table:formula="of:=IF([.B825]&gt;[.B824];1;0)" office:value-type="float" office:value="1">
            <text:p>1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table:formula="of:=SUM([.A826:.A828])" office:value-type="float" office:value="12318">
            <text:p>12318</text:p>
          </table:table-cell>
          <table:table-cell table:formula="of:=IF([.B826]&gt;[.B825];1;0)" office:value-type="float" office:value="1">
            <text:p>1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table:formula="of:=SUM([.A827:.A829])" office:value-type="float" office:value="12354">
            <text:p>12354</text:p>
          </table:table-cell>
          <table:table-cell table:formula="of:=IF([.B827]&gt;[.B826];1;0)" office:value-type="float" office:value="1">
            <text:p>1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formula="of:=SUM([.A828:.A830])" office:value-type="float" office:value="12369">
            <text:p>12369</text:p>
          </table:table-cell>
          <table:table-cell table:formula="of:=IF([.B828]&gt;[.B827];1;0)" office:value-type="float" office:value="1">
            <text:p>1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table:formula="of:=SUM([.A829:.A831])" office:value-type="float" office:value="12383">
            <text:p>12383</text:p>
          </table:table-cell>
          <table:table-cell table:formula="of:=IF([.B829]&gt;[.B828];1;0)" office:value-type="float" office:value="1">
            <text:p>1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table:formula="of:=SUM([.A830:.A832])" office:value-type="float" office:value="12404">
            <text:p>12404</text:p>
          </table:table-cell>
          <table:table-cell table:formula="of:=IF([.B830]&gt;[.B829];1;0)" office:value-type="float" office:value="1">
            <text:p>1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table:formula="of:=SUM([.A831:.A833])" office:value-type="float" office:value="12425">
            <text:p>12425</text:p>
          </table:table-cell>
          <table:table-cell table:formula="of:=IF([.B831]&gt;[.B830];1;0)" office:value-type="float" office:value="1">
            <text:p>1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table:formula="of:=SUM([.A832:.A834])" office:value-type="float" office:value="12445">
            <text:p>12445</text:p>
          </table:table-cell>
          <table:table-cell table:formula="of:=IF([.B832]&gt;[.B831];1;0)" office:value-type="float" office:value="1">
            <text:p>1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table:formula="of:=SUM([.A833:.A835])" office:value-type="float" office:value="12432">
            <text:p>12432</text:p>
          </table:table-cell>
          <table:table-cell table:formula="of:=IF([.B833]&gt;[.B832];1;0)" office:value-type="float" office:value="0">
            <text:p>0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table:formula="of:=SUM([.A834:.A836])" office:value-type="float" office:value="12443">
            <text:p>12443</text:p>
          </table:table-cell>
          <table:table-cell table:formula="of:=IF([.B834]&gt;[.B833];1;0)" office:value-type="float" office:value="1">
            <text:p>1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table:formula="of:=SUM([.A835:.A837])" office:value-type="float" office:value="12466">
            <text:p>12466</text:p>
          </table:table-cell>
          <table:table-cell table:formula="of:=IF([.B835]&gt;[.B834];1;0)" office:value-type="float" office:value="1">
            <text:p>1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table:formula="of:=SUM([.A836:.A838])" office:value-type="float" office:value="12511">
            <text:p>12511</text:p>
          </table:table-cell>
          <table:table-cell table:formula="of:=IF([.B836]&gt;[.B835];1;0)" office:value-type="float" office:value="1">
            <text:p>1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table:formula="of:=SUM([.A837:.A839])" office:value-type="float" office:value="12528">
            <text:p>12528</text:p>
          </table:table-cell>
          <table:table-cell table:formula="of:=IF([.B837]&gt;[.B836];1;0)" office:value-type="float" office:value="1">
            <text:p>1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formula="of:=SUM([.A838:.A840])" office:value-type="float" office:value="12529">
            <text:p>12529</text:p>
          </table:table-cell>
          <table:table-cell table:formula="of:=IF([.B838]&gt;[.B837];1;0)" office:value-type="float" office:value="1">
            <text:p>1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table:formula="of:=SUM([.A839:.A841])" office:value-type="float" office:value="12532">
            <text:p>12532</text:p>
          </table:table-cell>
          <table:table-cell table:formula="of:=IF([.B839]&gt;[.B838];1;0)" office:value-type="float" office:value="1">
            <text:p>1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formula="of:=SUM([.A840:.A842])" office:value-type="float" office:value="12546">
            <text:p>12546</text:p>
          </table:table-cell>
          <table:table-cell table:formula="of:=IF([.B840]&gt;[.B839];1;0)" office:value-type="float" office:value="1">
            <text:p>1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table:formula="of:=SUM([.A841:.A843])" office:value-type="float" office:value="12566">
            <text:p>12566</text:p>
          </table:table-cell>
          <table:table-cell table:formula="of:=IF([.B841]&gt;[.B840];1;0)" office:value-type="float" office:value="1">
            <text:p>1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table:formula="of:=SUM([.A842:.A844])" office:value-type="float" office:value="12588">
            <text:p>12588</text:p>
          </table:table-cell>
          <table:table-cell table:formula="of:=IF([.B842]&gt;[.B841];1;0)" office:value-type="float" office:value="1">
            <text:p>1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table:formula="of:=SUM([.A843:.A845])" office:value-type="float" office:value="12599">
            <text:p>12599</text:p>
          </table:table-cell>
          <table:table-cell table:formula="of:=IF([.B843]&gt;[.B842];1;0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table:formula="of:=SUM([.A844:.A846])" office:value-type="float" office:value="12608">
            <text:p>12608</text:p>
          </table:table-cell>
          <table:table-cell table:formula="of:=IF([.B844]&gt;[.B843];1;0)" office:value-type="float" office:value="1">
            <text:p>1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table:formula="of:=SUM([.A845:.A847])" office:value-type="float" office:value="12621">
            <text:p>12621</text:p>
          </table:table-cell>
          <table:table-cell table:formula="of:=IF([.B845]&gt;[.B844];1;0)" office:value-type="float" office:value="1">
            <text:p>1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table:formula="of:=SUM([.A846:.A848])" office:value-type="float" office:value="12635">
            <text:p>12635</text:p>
          </table:table-cell>
          <table:table-cell table:formula="of:=IF([.B846]&gt;[.B845];1;0)" office:value-type="float" office:value="1">
            <text:p>1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table:formula="of:=SUM([.A847:.A849])" office:value-type="float" office:value="12647">
            <text:p>12647</text:p>
          </table:table-cell>
          <table:table-cell table:formula="of:=IF([.B847]&gt;[.B846];1;0)" office:value-type="float" office:value="1">
            <text:p>1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table:formula="of:=SUM([.A848:.A850])" office:value-type="float" office:value="12643">
            <text:p>12643</text:p>
          </table:table-cell>
          <table:table-cell table:formula="of:=IF([.B848]&gt;[.B847];1;0)" office:value-type="float" office:value="0">
            <text:p>0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table:formula="of:=SUM([.A849:.A851])" office:value-type="float" office:value="12639">
            <text:p>12639</text:p>
          </table:table-cell>
          <table:table-cell table:formula="of:=IF([.B849]&gt;[.B848];1;0)" office:value-type="float" office:value="0">
            <text:p>0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table:formula="of:=SUM([.A850:.A852])" office:value-type="float" office:value="12638">
            <text:p>12638</text:p>
          </table:table-cell>
          <table:table-cell table:formula="of:=IF([.B850]&gt;[.B849];1;0)" office:value-type="float" office:value="0">
            <text:p>0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table:formula="of:=SUM([.A851:.A853])" office:value-type="float" office:value="12645">
            <text:p>12645</text:p>
          </table:table-cell>
          <table:table-cell table:formula="of:=IF([.B851]&gt;[.B850];1;0)" office:value-type="float" office:value="1">
            <text:p>1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table:formula="of:=SUM([.A852:.A854])" office:value-type="float" office:value="12653">
            <text:p>12653</text:p>
          </table:table-cell>
          <table:table-cell table:formula="of:=IF([.B852]&gt;[.B851];1;0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table:formula="of:=SUM([.A853:.A855])" office:value-type="float" office:value="12656">
            <text:p>12656</text:p>
          </table:table-cell>
          <table:table-cell table:formula="of:=IF([.B853]&gt;[.B852];1;0)" office:value-type="float" office:value="1">
            <text:p>1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table:formula="of:=SUM([.A854:.A856])" office:value-type="float" office:value="12659">
            <text:p>12659</text:p>
          </table:table-cell>
          <table:table-cell table:formula="of:=IF([.B854]&gt;[.B853];1;0)" office:value-type="float" office:value="1">
            <text:p>1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table:formula="of:=SUM([.A855:.A857])" office:value-type="float" office:value="12664">
            <text:p>12664</text:p>
          </table:table-cell>
          <table:table-cell table:formula="of:=IF([.B855]&gt;[.B854];1;0)" office:value-type="float" office:value="1">
            <text:p>1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table:formula="of:=SUM([.A856:.A858])" office:value-type="float" office:value="12689">
            <text:p>12689</text:p>
          </table:table-cell>
          <table:table-cell table:formula="of:=IF([.B856]&gt;[.B855];1;0)" office:value-type="float" office:value="1">
            <text:p>1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table:formula="of:=SUM([.A857:.A859])" office:value-type="float" office:value="12714">
            <text:p>12714</text:p>
          </table:table-cell>
          <table:table-cell table:formula="of:=IF([.B857]&gt;[.B856];1;0)" office:value-type="float" office:value="1">
            <text:p>1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table:formula="of:=SUM([.A858:.A860])" office:value-type="float" office:value="12736">
            <text:p>12736</text:p>
          </table:table-cell>
          <table:table-cell table:formula="of:=IF([.B858]&gt;[.B857];1;0)" office:value-type="float" office:value="1">
            <text:p>1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SUM([.A859:.A861])" office:value-type="float" office:value="12749">
            <text:p>12749</text:p>
          </table:table-cell>
          <table:table-cell table:formula="of:=IF([.B859]&gt;[.B858];1;0)" office:value-type="float" office:value="1">
            <text:p>1</text:p>
          </table:table-cell>
        </table:table-row>
        <table:table-row table:style-name="ro1">
          <table:table-cell office:value-type="float" office:value="4247">
            <text:p>4247</text:p>
          </table:table-cell>
          <table:table-cell table:formula="of:=SUM([.A860:.A862])" office:value-type="float" office:value="12753">
            <text:p>12753</text:p>
          </table:table-cell>
          <table:table-cell table:formula="of:=IF([.B860]&gt;[.B859];1;0)" office:value-type="float" office:value="1">
            <text:p>1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table:formula="of:=SUM([.A861:.A863])" office:value-type="float" office:value="12756">
            <text:p>12756</text:p>
          </table:table-cell>
          <table:table-cell table:formula="of:=IF([.B861]&gt;[.B860];1;0)" office:value-type="float" office:value="1">
            <text:p>1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table:formula="of:=SUM([.A862:.A864])" office:value-type="float" office:value="12744">
            <text:p>12744</text:p>
          </table:table-cell>
          <table:table-cell table:formula="of:=IF([.B862]&gt;[.B861];1;0)" office:value-type="float" office:value="0">
            <text:p>0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table:formula="of:=SUM([.A863:.A865])" office:value-type="float" office:value="12741">
            <text:p>12741</text:p>
          </table:table-cell>
          <table:table-cell table:formula="of:=IF([.B863]&gt;[.B862];1;0)" office:value-type="float" office:value="0">
            <text:p>0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SUM([.A864:.A866])" office:value-type="float" office:value="12740">
            <text:p>12740</text:p>
          </table:table-cell>
          <table:table-cell table:formula="of:=IF([.B864]&gt;[.B863];1;0)" office:value-type="float" office:value="0">
            <text:p>0</text:p>
          </table:table-cell>
        </table:table-row>
        <table:table-row table:style-name="ro1">
          <table:table-cell office:value-type="float" office:value="4246">
            <text:p>4246</text:p>
          </table:table-cell>
          <table:table-cell table:formula="of:=SUM([.A865:.A867])" office:value-type="float" office:value="12753">
            <text:p>12753</text:p>
          </table:table-cell>
          <table:table-cell table:formula="of:=IF([.B865]&gt;[.B864];1;0)" office:value-type="float" office:value="1">
            <text:p>1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table:formula="of:=SUM([.A866:.A868])" office:value-type="float" office:value="12766">
            <text:p>12766</text:p>
          </table:table-cell>
          <table:table-cell table:formula="of:=IF([.B866]&gt;[.B865];1;0)" office:value-type="float" office:value="1">
            <text:p>1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formula="of:=SUM([.A867:.A869])" office:value-type="float" office:value="12777">
            <text:p>12777</text:p>
          </table:table-cell>
          <table:table-cell table:formula="of:=IF([.B867]&gt;[.B866];1;0)" office:value-type="float" office:value="1">
            <text:p>1</text:p>
          </table:table-cell>
        </table:table-row>
        <table:table-row table:style-name="ro1">
          <table:table-cell office:value-type="float" office:value="4259">
            <text:p>4259</text:p>
          </table:table-cell>
          <table:table-cell table:formula="of:=SUM([.A868:.A870])" office:value-type="float" office:value="12787">
            <text:p>12787</text:p>
          </table:table-cell>
          <table:table-cell table:formula="of:=IF([.B868]&gt;[.B867];1;0)" office:value-type="float" office:value="1">
            <text:p>1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table:formula="of:=SUM([.A869:.A871])" office:value-type="float" office:value="12773">
            <text:p>12773</text:p>
          </table:table-cell>
          <table:table-cell table:formula="of:=IF([.B869]&gt;[.B868];1;0)" office:value-type="float" office:value="0">
            <text:p>0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table:formula="of:=SUM([.A870:.A872])" office:value-type="float" office:value="12771">
            <text:p>12771</text:p>
          </table:table-cell>
          <table:table-cell table:formula="of:=IF([.B870]&gt;[.B869];1;0)" office:value-type="float" office:value="0">
            <text:p>0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SUM([.A871:.A873])" office:value-type="float" office:value="12766">
            <text:p>12766</text:p>
          </table:table-cell>
          <table:table-cell table:formula="of:=IF([.B871]&gt;[.B870];1;0)" office:value-type="float" office:value="0">
            <text:p>0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formula="of:=SUM([.A872:.A874])" office:value-type="float" office:value="12796">
            <text:p>12796</text:p>
          </table:table-cell>
          <table:table-cell table:formula="of:=IF([.B872]&gt;[.B871];1;0)" office:value-type="float" office:value="1">
            <text:p>1</text:p>
          </table:table-cell>
        </table:table-row>
        <table:table-row table:style-name="ro1">
          <table:table-cell office:value-type="float" office:value="4263">
            <text:p>4263</text:p>
          </table:table-cell>
          <table:table-cell table:formula="of:=SUM([.A873:.A875])" office:value-type="float" office:value="12814">
            <text:p>12814</text:p>
          </table:table-cell>
          <table:table-cell table:formula="of:=IF([.B873]&gt;[.B872];1;0)" office:value-type="float" office:value="1">
            <text:p>1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formula="of:=SUM([.A874:.A876])" office:value-type="float" office:value="12826">
            <text:p>12826</text:p>
          </table:table-cell>
          <table:table-cell table:formula="of:=IF([.B874]&gt;[.B873];1;0)" office:value-type="float" office:value="1">
            <text:p>1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table:formula="of:=SUM([.A875:.A877])" office:value-type="float" office:value="12816">
            <text:p>12816</text:p>
          </table:table-cell>
          <table:table-cell table:formula="of:=IF([.B875]&gt;[.B874];1;0)" office:value-type="float" office:value="0">
            <text:p>0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formula="of:=SUM([.A876:.A878])" office:value-type="float" office:value="12814">
            <text:p>12814</text:p>
          </table:table-cell>
          <table:table-cell table:formula="of:=IF([.B876]&gt;[.B875];1;0)" office:value-type="float" office:value="0">
            <text:p>0</text:p>
          </table:table-cell>
        </table:table-row>
        <table:table-row table:style-name="ro1">
          <table:table-cell office:value-type="float" office:value="4265">
            <text:p>4265</text:p>
          </table:table-cell>
          <table:table-cell table:formula="of:=SUM([.A877:.A879])" office:value-type="float" office:value="12812">
            <text:p>12812</text:p>
          </table:table-cell>
          <table:table-cell table:formula="of:=IF([.B877]&gt;[.B876];1;0)" office:value-type="float" office:value="0">
            <text:p>0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formula="of:=SUM([.A878:.A880])" office:value-type="float" office:value="12821">
            <text:p>12821</text:p>
          </table:table-cell>
          <table:table-cell table:formula="of:=IF([.B878]&gt;[.B877];1;0)" office:value-type="float" office:value="1">
            <text:p>1</text:p>
          </table:table-cell>
        </table:table-row>
        <table:table-row table:style-name="ro1">
          <table:table-cell office:value-type="float" office:value="4273">
            <text:p>4273</text:p>
          </table:table-cell>
          <table:table-cell table:formula="of:=SUM([.A879:.A881])" office:value-type="float" office:value="12838">
            <text:p>12838</text:p>
          </table:table-cell>
          <table:table-cell table:formula="of:=IF([.B879]&gt;[.B878];1;0)" office:value-type="float" office:value="1">
            <text:p>1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formula="of:=SUM([.A880:.A882])" office:value-type="float" office:value="12857">
            <text:p>12857</text:p>
          </table:table-cell>
          <table:table-cell table:formula="of:=IF([.B880]&gt;[.B879];1;0)" office:value-type="float" office:value="1">
            <text:p>1</text:p>
          </table:table-cell>
        </table:table-row>
        <table:table-row table:style-name="ro1">
          <table:table-cell office:value-type="float" office:value="4291">
            <text:p>4291</text:p>
          </table:table-cell>
          <table:table-cell table:formula="of:=SUM([.A881:.A883])" office:value-type="float" office:value="12881">
            <text:p>12881</text:p>
          </table:table-cell>
          <table:table-cell table:formula="of:=IF([.B881]&gt;[.B880];1;0)" office:value-type="float" office:value="1">
            <text:p>1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table:formula="of:=SUM([.A882:.A884])" office:value-type="float" office:value="12885">
            <text:p>12885</text:p>
          </table:table-cell>
          <table:table-cell table:formula="of:=IF([.B882]&gt;[.B881];1;0)" office:value-type="float" office:value="1">
            <text:p>1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table:formula="of:=SUM([.A883:.A885])" office:value-type="float" office:value="12890">
            <text:p>12890</text:p>
          </table:table-cell>
          <table:table-cell table:formula="of:=IF([.B883]&gt;[.B882];1;0)" office:value-type="float" office:value="1">
            <text:p>1</text:p>
          </table:table-cell>
        </table:table-row>
        <table:table-row table:style-name="ro1">
          <table:table-cell office:value-type="float" office:value="4295">
            <text:p>4295</text:p>
          </table:table-cell>
          <table:table-cell table:formula="of:=SUM([.A884:.A886])" office:value-type="float" office:value="12875">
            <text:p>12875</text:p>
          </table:table-cell>
          <table:table-cell table:formula="of:=IF([.B884]&gt;[.B883];1;0)" office:value-type="float" office:value="0">
            <text:p>0</text:p>
          </table:table-cell>
        </table:table-row>
        <table:table-row table:style-name="ro1">
          <table:table-cell office:value-type="float" office:value="4297">
            <text:p>4297</text:p>
          </table:table-cell>
          <table:table-cell table:formula="of:=SUM([.A885:.A887])" office:value-type="float" office:value="12864">
            <text:p>12864</text:p>
          </table:table-cell>
          <table:table-cell table:formula="of:=IF([.B885]&gt;[.B884];1;0)" office:value-type="float" office:value="0">
            <text:p>0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table:formula="of:=SUM([.A886:.A888])" office:value-type="float" office:value="12852">
            <text:p>12852</text:p>
          </table:table-cell>
          <table:table-cell table:formula="of:=IF([.B886]&gt;[.B885];1;0)" office:value-type="float" office:value="0">
            <text:p>0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table:formula="of:=SUM([.A887:.A889])" office:value-type="float" office:value="12862">
            <text:p>12862</text:p>
          </table:table-cell>
          <table:table-cell table:formula="of:=IF([.B887]&gt;[.B886];1;0)" office:value-type="float" office:value="1">
            <text:p>1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table:formula="of:=SUM([.A888:.A890])" office:value-type="float" office:value="12872">
            <text:p>12872</text:p>
          </table:table-cell>
          <table:table-cell table:formula="of:=IF([.B888]&gt;[.B887];1;0)" office:value-type="float" office:value="1">
            <text:p>1</text:p>
          </table:table-cell>
        </table:table-row>
        <table:table-row table:style-name="ro1">
          <table:table-cell office:value-type="float" office:value="4293">
            <text:p>4293</text:p>
          </table:table-cell>
          <table:table-cell table:formula="of:=SUM([.A889:.A891])" office:value-type="float" office:value="12910">
            <text:p>12910</text:p>
          </table:table-cell>
          <table:table-cell table:formula="of:=IF([.B889]&gt;[.B888];1;0)" office:value-type="float" office:value="1">
            <text:p>1</text:p>
          </table:table-cell>
        </table:table-row>
        <table:table-row table:style-name="ro1">
          <table:table-cell office:value-type="float" office:value="4294">
            <text:p>4294</text:p>
          </table:table-cell>
          <table:table-cell table:formula="of:=SUM([.A890:.A892])" office:value-type="float" office:value="12942">
            <text:p>12942</text:p>
          </table:table-cell>
          <table:table-cell table:formula="of:=IF([.B890]&gt;[.B889];1;0)" office:value-type="float" office:value="1">
            <text:p>1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table:formula="of:=SUM([.A891:.A893])" office:value-type="float" office:value="12982">
            <text:p>12982</text:p>
          </table:table-cell>
          <table:table-cell table:formula="of:=IF([.B891]&gt;[.B890];1;0)" office:value-type="float" office:value="1">
            <text:p>1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table:formula="of:=SUM([.A892:.A894])" office:value-type="float" office:value="12994">
            <text:p>12994</text:p>
          </table:table-cell>
          <table:table-cell table:formula="of:=IF([.B892]&gt;[.B891];1;0)" office:value-type="float" office:value="1">
            <text:p>1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table:formula="of:=SUM([.A893:.A895])" office:value-type="float" office:value="13006">
            <text:p>13006</text:p>
          </table:table-cell>
          <table:table-cell table:formula="of:=IF([.B893]&gt;[.B892];1;0)" office:value-type="float" office:value="1">
            <text:p>1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table:formula="of:=SUM([.A894:.A896])" office:value-type="float" office:value="13014">
            <text:p>13014</text:p>
          </table:table-cell>
          <table:table-cell table:formula="of:=IF([.B894]&gt;[.B893];1;0)" office:value-type="float" office:value="1">
            <text:p>1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table:formula="of:=SUM([.A895:.A897])" office:value-type="float" office:value="13025">
            <text:p>13025</text:p>
          </table:table-cell>
          <table:table-cell table:formula="of:=IF([.B895]&gt;[.B894];1;0)" office:value-type="float" office:value="1">
            <text:p>1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table:formula="of:=SUM([.A896:.A898])" office:value-type="float" office:value="13037">
            <text:p>13037</text:p>
          </table:table-cell>
          <table:table-cell table:formula="of:=IF([.B896]&gt;[.B895];1;0)" office:value-type="float" office:value="1">
            <text:p>1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table:formula="of:=SUM([.A897:.A899])" office:value-type="float" office:value="13041">
            <text:p>13041</text:p>
          </table:table-cell>
          <table:table-cell table:formula="of:=IF([.B897]&gt;[.B896];1;0)" office:value-type="float" office:value="1">
            <text:p>1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table:formula="of:=SUM([.A898:.A900])" office:value-type="float" office:value="13036">
            <text:p>13036</text:p>
          </table:table-cell>
          <table:table-cell table:formula="of:=IF([.B898]&gt;[.B897];1;0)" office:value-type="float" office:value="0">
            <text:p>0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table:formula="of:=SUM([.A899:.A901])" office:value-type="float" office:value="13029">
            <text:p>13029</text:p>
          </table:table-cell>
          <table:table-cell table:formula="of:=IF([.B899]&gt;[.B898];1;0)" office:value-type="float" office:value="0">
            <text:p>0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table:formula="of:=SUM([.A900:.A902])" office:value-type="float" office:value="13027">
            <text:p>13027</text:p>
          </table:table-cell>
          <table:table-cell table:formula="of:=IF([.B900]&gt;[.B899];1;0)" office:value-type="float" office:value="0">
            <text:p>0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table:formula="of:=SUM([.A901:.A903])" office:value-type="float" office:value="13037">
            <text:p>13037</text:p>
          </table:table-cell>
          <table:table-cell table:formula="of:=IF([.B901]&gt;[.B900];1;0)" office:value-type="float" office:value="1">
            <text:p>1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table:formula="of:=SUM([.A902:.A904])" office:value-type="float" office:value="13047">
            <text:p>13047</text:p>
          </table:table-cell>
          <table:table-cell table:formula="of:=IF([.B902]&gt;[.B901];1;0)" office:value-type="float" office:value="1">
            <text:p>1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table:formula="of:=SUM([.A903:.A905])" office:value-type="float" office:value="13070">
            <text:p>13070</text:p>
          </table:table-cell>
          <table:table-cell table:formula="of:=IF([.B903]&gt;[.B902];1;0)" office:value-type="float" office:value="1">
            <text:p>1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table:formula="of:=SUM([.A904:.A906])" office:value-type="float" office:value="13091">
            <text:p>13091</text:p>
          </table:table-cell>
          <table:table-cell table:formula="of:=IF([.B904]&gt;[.B903];1;0)" office:value-type="float" office:value="1">
            <text:p>1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table:formula="of:=SUM([.A905:.A907])" office:value-type="float" office:value="13117">
            <text:p>13117</text:p>
          </table:table-cell>
          <table:table-cell table:formula="of:=IF([.B905]&gt;[.B904];1;0)" office:value-type="float" office:value="1">
            <text:p>1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table:formula="of:=SUM([.A906:.A908])" office:value-type="float" office:value="13138">
            <text:p>13138</text:p>
          </table:table-cell>
          <table:table-cell table:formula="of:=IF([.B906]&gt;[.B905];1;0)" office:value-type="float" office:value="1">
            <text:p>1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table:formula="of:=SUM([.A907:.A909])" office:value-type="float" office:value="13155">
            <text:p>13155</text:p>
          </table:table-cell>
          <table:table-cell table:formula="of:=IF([.B907]&gt;[.B906];1;0)" office:value-type="float" office:value="1">
            <text:p>1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table:formula="of:=SUM([.A908:.A910])" office:value-type="float" office:value="13173">
            <text:p>13173</text:p>
          </table:table-cell>
          <table:table-cell table:formula="of:=IF([.B908]&gt;[.B907];1;0)" office:value-type="float" office:value="1">
            <text:p>1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table:formula="of:=SUM([.A909:.A911])" office:value-type="float" office:value="13199">
            <text:p>13199</text:p>
          </table:table-cell>
          <table:table-cell table:formula="of:=IF([.B909]&gt;[.B908];1;0)" office:value-type="float" office:value="1">
            <text:p>1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table:formula="of:=SUM([.A910:.A912])" office:value-type="float" office:value="13226">
            <text:p>13226</text:p>
          </table:table-cell>
          <table:table-cell table:formula="of:=IF([.B910]&gt;[.B909];1;0)" office:value-type="float" office:value="1">
            <text:p>1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table:formula="of:=SUM([.A911:.A913])" office:value-type="float" office:value="13249">
            <text:p>13249</text:p>
          </table:table-cell>
          <table:table-cell table:formula="of:=IF([.B911]&gt;[.B910];1;0)" office:value-type="float" office:value="1">
            <text:p>1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table:formula="of:=SUM([.A912:.A914])" office:value-type="float" office:value="13255">
            <text:p>13255</text:p>
          </table:table-cell>
          <table:table-cell table:formula="of:=IF([.B912]&gt;[.B911];1;0)" office:value-type="float" office:value="1">
            <text:p>1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table:formula="of:=SUM([.A913:.A915])" office:value-type="float" office:value="13260">
            <text:p>13260</text:p>
          </table:table-cell>
          <table:table-cell table:formula="of:=IF([.B913]&gt;[.B912];1;0)" office:value-type="float" office:value="1">
            <text:p>1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table:formula="of:=SUM([.A914:.A916])" office:value-type="float" office:value="13264">
            <text:p>13264</text:p>
          </table:table-cell>
          <table:table-cell table:formula="of:=IF([.B914]&gt;[.B913];1;0)" office:value-type="float" office:value="1">
            <text:p>1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table:formula="of:=SUM([.A915:.A917])" office:value-type="float" office:value="13272">
            <text:p>13272</text:p>
          </table:table-cell>
          <table:table-cell table:formula="of:=IF([.B915]&gt;[.B914];1;0)" office:value-type="float" office:value="1">
            <text:p>1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table:formula="of:=SUM([.A916:.A918])" office:value-type="float" office:value="13281">
            <text:p>13281</text:p>
          </table:table-cell>
          <table:table-cell table:formula="of:=IF([.B916]&gt;[.B915];1;0)" office:value-type="float" office:value="1">
            <text:p>1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table:formula="of:=SUM([.A917:.A919])" office:value-type="float" office:value="13314">
            <text:p>13314</text:p>
          </table:table-cell>
          <table:table-cell table:formula="of:=IF([.B917]&gt;[.B916];1;0)" office:value-type="float" office:value="1">
            <text:p>1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table:formula="of:=SUM([.A918:.A920])" office:value-type="float" office:value="13346">
            <text:p>13346</text:p>
          </table:table-cell>
          <table:table-cell table:formula="of:=IF([.B918]&gt;[.B917];1;0)" office:value-type="float" office:value="1">
            <text:p>1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table:formula="of:=SUM([.A919:.A921])" office:value-type="float" office:value="13385">
            <text:p>13385</text:p>
          </table:table-cell>
          <table:table-cell table:formula="of:=IF([.B919]&gt;[.B918];1;0)" office:value-type="float" office:value="1">
            <text:p>1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table:formula="of:=SUM([.A920:.A922])" office:value-type="float" office:value="13397">
            <text:p>13397</text:p>
          </table:table-cell>
          <table:table-cell table:formula="of:=IF([.B920]&gt;[.B919];1;0)" office:value-type="float" office:value="1">
            <text:p>1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table:formula="of:=SUM([.A921:.A923])" office:value-type="float" office:value="13436">
            <text:p>13436</text:p>
          </table:table-cell>
          <table:table-cell table:formula="of:=IF([.B921]&gt;[.B920];1;0)" office:value-type="float" office:value="1">
            <text:p>1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table:formula="of:=SUM([.A922:.A924])" office:value-type="float" office:value="13455">
            <text:p>13455</text:p>
          </table:table-cell>
          <table:table-cell table:formula="of:=IF([.B922]&gt;[.B921];1;0)" office:value-type="float" office:value="1">
            <text:p>1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table:formula="of:=SUM([.A923:.A925])" office:value-type="float" office:value="13478">
            <text:p>13478</text:p>
          </table:table-cell>
          <table:table-cell table:formula="of:=IF([.B923]&gt;[.B922];1;0)" office:value-type="float" office:value="1">
            <text:p>1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table:formula="of:=SUM([.A924:.A926])" office:value-type="float" office:value="13475">
            <text:p>13475</text:p>
          </table:table-cell>
          <table:table-cell table:formula="of:=IF([.B924]&gt;[.B923];1;0)" office:value-type="float" office:value="0">
            <text:p>0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table:formula="of:=SUM([.A925:.A927])" office:value-type="float" office:value="13484">
            <text:p>13484</text:p>
          </table:table-cell>
          <table:table-cell table:formula="of:=IF([.B925]&gt;[.B924];1;0)" office:value-type="float" office:value="1">
            <text:p>1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table:formula="of:=SUM([.A926:.A928])" office:value-type="float" office:value="13493">
            <text:p>13493</text:p>
          </table:table-cell>
          <table:table-cell table:formula="of:=IF([.B926]&gt;[.B925];1;0)" office:value-type="float" office:value="1">
            <text:p>1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formula="of:=SUM([.A927:.A929])" office:value-type="float" office:value="13508">
            <text:p>13508</text:p>
          </table:table-cell>
          <table:table-cell table:formula="of:=IF([.B927]&gt;[.B926];1;0)" office:value-type="float" office:value="1">
            <text:p>1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table:formula="of:=SUM([.A928:.A930])" office:value-type="float" office:value="13508">
            <text:p>13508</text:p>
          </table:table-cell>
          <table:table-cell table:formula="of:=IF([.B928]&gt;[.B927];1;0)" office:value-type="float" office:value="0">
            <text:p>0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table:formula="of:=SUM([.A929:.A931])" office:value-type="float" office:value="13506">
            <text:p>13506</text:p>
          </table:table-cell>
          <table:table-cell table:formula="of:=IF([.B929]&gt;[.B928];1;0)" office:value-type="float" office:value="0">
            <text:p>0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formula="of:=SUM([.A930:.A932])" office:value-type="float" office:value="13494">
            <text:p>13494</text:p>
          </table:table-cell>
          <table:table-cell table:formula="of:=IF([.B930]&gt;[.B929];1;0)" office:value-type="float" office:value="0">
            <text:p>0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table:formula="of:=SUM([.A931:.A933])" office:value-type="float" office:value="13502">
            <text:p>13502</text:p>
          </table:table-cell>
          <table:table-cell table:formula="of:=IF([.B931]&gt;[.B930];1;0)" office:value-type="float" office:value="1">
            <text:p>1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table:formula="of:=SUM([.A932:.A934])" office:value-type="float" office:value="13512">
            <text:p>13512</text:p>
          </table:table-cell>
          <table:table-cell table:formula="of:=IF([.B932]&gt;[.B931];1;0)" office:value-type="float" office:value="1">
            <text:p>1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table:formula="of:=SUM([.A933:.A935])" office:value-type="float" office:value="13523">
            <text:p>13523</text:p>
          </table:table-cell>
          <table:table-cell table:formula="of:=IF([.B933]&gt;[.B932];1;0)" office:value-type="float" office:value="1">
            <text:p>1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table:formula="of:=SUM([.A934:.A936])" office:value-type="float" office:value="13540">
            <text:p>13540</text:p>
          </table:table-cell>
          <table:table-cell table:formula="of:=IF([.B934]&gt;[.B933];1;0)" office:value-type="float" office:value="1">
            <text:p>1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table:formula="of:=SUM([.A935:.A937])" office:value-type="float" office:value="13555">
            <text:p>13555</text:p>
          </table:table-cell>
          <table:table-cell table:formula="of:=IF([.B935]&gt;[.B934];1;0)" office:value-type="float" office:value="1">
            <text:p>1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table:formula="of:=SUM([.A936:.A938])" office:value-type="float" office:value="13578">
            <text:p>13578</text:p>
          </table:table-cell>
          <table:table-cell table:formula="of:=IF([.B936]&gt;[.B935];1;0)" office:value-type="float" office:value="1">
            <text:p>1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table:formula="of:=SUM([.A937:.A939])" office:value-type="float" office:value="13596">
            <text:p>13596</text:p>
          </table:table-cell>
          <table:table-cell table:formula="of:=IF([.B937]&gt;[.B936];1;0)" office:value-type="float" office:value="1">
            <text:p>1</text:p>
          </table:table-cell>
        </table:table-row>
        <table:table-row table:style-name="ro1">
          <table:table-cell office:value-type="float" office:value="4533">
            <text:p>4533</text:p>
          </table:table-cell>
          <table:table-cell table:formula="of:=SUM([.A938:.A940])" office:value-type="float" office:value="13626">
            <text:p>13626</text:p>
          </table:table-cell>
          <table:table-cell table:formula="of:=IF([.B938]&gt;[.B937];1;0)" office:value-type="float" office:value="1">
            <text:p>1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table:formula="of:=SUM([.A939:.A941])" office:value-type="float" office:value="13647">
            <text:p>13647</text:p>
          </table:table-cell>
          <table:table-cell table:formula="of:=IF([.B939]&gt;[.B938];1;0)" office:value-type="float" office:value="1">
            <text:p>1</text:p>
          </table:table-cell>
        </table:table-row>
        <table:table-row table:style-name="ro1">
          <table:table-cell office:value-type="float" office:value="4553">
            <text:p>4553</text:p>
          </table:table-cell>
          <table:table-cell table:formula="of:=SUM([.A940:.A942])" office:value-type="float" office:value="13668">
            <text:p>13668</text:p>
          </table:table-cell>
          <table:table-cell table:formula="of:=IF([.B940]&gt;[.B939];1;0)" office:value-type="float" office:value="1">
            <text:p>1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table:formula="of:=SUM([.A941:.A943])" office:value-type="float" office:value="13677">
            <text:p>13677</text:p>
          </table:table-cell>
          <table:table-cell table:formula="of:=IF([.B941]&gt;[.B940];1;0)" office:value-type="float" office:value="1">
            <text:p>1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table:formula="of:=SUM([.A942:.A944])" office:value-type="float" office:value="13717">
            <text:p>13717</text:p>
          </table:table-cell>
          <table:table-cell table:formula="of:=IF([.B942]&gt;[.B941];1;0)" office:value-type="float" office:value="1">
            <text:p>1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table:formula="of:=SUM([.A943:.A945])" office:value-type="float" office:value="13763">
            <text:p>13763</text:p>
          </table:table-cell>
          <table:table-cell table:formula="of:=IF([.B943]&gt;[.B942];1;0)" office:value-type="float" office:value="1">
            <text:p>1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table:formula="of:=SUM([.A944:.A946])" office:value-type="float" office:value="13818">
            <text:p>13818</text:p>
          </table:table-cell>
          <table:table-cell table:formula="of:=IF([.B944]&gt;[.B943];1;0)" office:value-type="float" office:value="1">
            <text:p>1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table:formula="of:=SUM([.A945:.A947])" office:value-type="float" office:value="13844">
            <text:p>13844</text:p>
          </table:table-cell>
          <table:table-cell table:formula="of:=IF([.B945]&gt;[.B944];1;0)" office:value-type="float" office:value="1">
            <text:p>1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table:formula="of:=SUM([.A946:.A948])" office:value-type="float" office:value="13856">
            <text:p>13856</text:p>
          </table:table-cell>
          <table:table-cell table:formula="of:=IF([.B946]&gt;[.B945];1;0)" office:value-type="float" office:value="1">
            <text:p>1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table:formula="of:=SUM([.A947:.A949])" office:value-type="float" office:value="13859">
            <text:p>13859</text:p>
          </table:table-cell>
          <table:table-cell table:formula="of:=IF([.B947]&gt;[.B946];1;0)" office:value-type="float" office:value="1">
            <text:p>1</text:p>
          </table:table-cell>
        </table:table-row>
        <table:table-row table:style-name="ro1">
          <table:table-cell office:value-type="float" office:value="4619">
            <text:p>4619</text:p>
          </table:table-cell>
          <table:table-cell table:formula="of:=SUM([.A948:.A950])" office:value-type="float" office:value="13860">
            <text:p>13860</text:p>
          </table:table-cell>
          <table:table-cell table:formula="of:=IF([.B948]&gt;[.B947];1;0)" office:value-type="float" office:value="1">
            <text:p>1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table:formula="of:=SUM([.A949:.A951])" office:value-type="float" office:value="13867">
            <text:p>13867</text:p>
          </table:table-cell>
          <table:table-cell table:formula="of:=IF([.B949]&gt;[.B948];1;0)" office:value-type="float" office:value="1">
            <text:p>1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table:formula="of:=SUM([.A950:.A952])" office:value-type="float" office:value="13887">
            <text:p>13887</text:p>
          </table:table-cell>
          <table:table-cell table:formula="of:=IF([.B950]&gt;[.B949];1;0)" office:value-type="float" office:value="1">
            <text:p>1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table:formula="of:=SUM([.A951:.A953])" office:value-type="float" office:value="13924">
            <text:p>13924</text:p>
          </table:table-cell>
          <table:table-cell table:formula="of:=IF([.B951]&gt;[.B950];1;0)" office:value-type="float" office:value="1">
            <text:p>1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table:formula="of:=SUM([.A952:.A954])" office:value-type="float" office:value="13955">
            <text:p>13955</text:p>
          </table:table-cell>
          <table:table-cell table:formula="of:=IF([.B952]&gt;[.B951];1;0)" office:value-type="float" office:value="1">
            <text:p>1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table:formula="of:=SUM([.A953:.A955])" office:value-type="float" office:value="13973">
            <text:p>13973</text:p>
          </table:table-cell>
          <table:table-cell table:formula="of:=IF([.B953]&gt;[.B952];1;0)" office:value-type="float" office:value="1">
            <text:p>1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table:formula="of:=SUM([.A954:.A956])" office:value-type="float" office:value="13976">
            <text:p>13976</text:p>
          </table:table-cell>
          <table:table-cell table:formula="of:=IF([.B954]&gt;[.B953];1;0)" office:value-type="float" office:value="1">
            <text:p>1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table:formula="of:=SUM([.A955:.A957])" office:value-type="float" office:value="13983">
            <text:p>13983</text:p>
          </table:table-cell>
          <table:table-cell table:formula="of:=IF([.B955]&gt;[.B954];1;0)" office:value-type="float" office:value="1">
            <text:p>1</text:p>
          </table:table-cell>
        </table:table-row>
        <table:table-row table:style-name="ro1">
          <table:table-cell office:value-type="float" office:value="4661">
            <text:p>4661</text:p>
          </table:table-cell>
          <table:table-cell table:formula="of:=SUM([.A956:.A958])" office:value-type="float" office:value="13990">
            <text:p>13990</text:p>
          </table:table-cell>
          <table:table-cell table:formula="of:=IF([.B956]&gt;[.B955];1;0)" office:value-type="float" office:value="1">
            <text:p>1</text:p>
          </table:table-cell>
        </table:table-row>
        <table:table-row table:style-name="ro1">
          <table:table-cell office:value-type="float" office:value="4664">
            <text:p>4664</text:p>
          </table:table-cell>
          <table:table-cell table:formula="of:=SUM([.A957:.A959])" office:value-type="float" office:value="13996">
            <text:p>13996</text:p>
          </table:table-cell>
          <table:table-cell table:formula="of:=IF([.B957]&gt;[.B956];1;0)" office:value-type="float" office:value="1">
            <text:p>1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table:formula="of:=SUM([.A958:.A960])" office:value-type="float" office:value="14007">
            <text:p>14007</text:p>
          </table:table-cell>
          <table:table-cell table:formula="of:=IF([.B958]&gt;[.B957];1;0)" office:value-type="float" office:value="1">
            <text:p>1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table:formula="of:=SUM([.A959:.A961])" office:value-type="float" office:value="14028">
            <text:p>14028</text:p>
          </table:table-cell>
          <table:table-cell table:formula="of:=IF([.B959]&gt;[.B958];1;0)" office:value-type="float" office:value="1">
            <text:p>1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table:formula="of:=SUM([.A960:.A962])" office:value-type="float" office:value="14048">
            <text:p>14048</text:p>
          </table:table-cell>
          <table:table-cell table:formula="of:=IF([.B960]&gt;[.B959];1;0)" office:value-type="float" office:value="1">
            <text:p>1</text:p>
          </table:table-cell>
        </table:table-row>
        <table:table-row table:style-name="ro1">
          <table:table-cell office:value-type="float" office:value="4686">
            <text:p>4686</text:p>
          </table:table-cell>
          <table:table-cell table:formula="of:=SUM([.A961:.A963])" office:value-type="float" office:value="14084">
            <text:p>14084</text:p>
          </table:table-cell>
          <table:table-cell table:formula="of:=IF([.B961]&gt;[.B960];1;0)" office:value-type="float" office:value="1">
            <text:p>1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table:formula="of:=SUM([.A962:.A964])" office:value-type="float" office:value="14112">
            <text:p>14112</text:p>
          </table:table-cell>
          <table:table-cell table:formula="of:=IF([.B962]&gt;[.B961];1;0)" office:value-type="float" office:value="1">
            <text:p>1</text:p>
          </table:table-cell>
        </table:table-row>
        <table:table-row table:style-name="ro1">
          <table:table-cell office:value-type="float" office:value="4711">
            <text:p>4711</text:p>
          </table:table-cell>
          <table:table-cell table:formula="of:=SUM([.A963:.A965])" office:value-type="float" office:value="14144">
            <text:p>14144</text:p>
          </table:table-cell>
          <table:table-cell table:formula="of:=IF([.B963]&gt;[.B962];1;0)" office:value-type="float" office:value="1">
            <text:p>1</text:p>
          </table:table-cell>
        </table:table-row>
        <table:table-row table:style-name="ro1">
          <table:table-cell office:value-type="float" office:value="4714">
            <text:p>4714</text:p>
          </table:table-cell>
          <table:table-cell table:formula="of:=SUM([.A964:.A966])" office:value-type="float" office:value="14153">
            <text:p>14153</text:p>
          </table:table-cell>
          <table:table-cell table:formula="of:=IF([.B964]&gt;[.B963];1;0)" office:value-type="float" office:value="1">
            <text:p>1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table:formula="of:=SUM([.A965:.A967])" office:value-type="float" office:value="14175">
            <text:p>14175</text:p>
          </table:table-cell>
          <table:table-cell table:formula="of:=IF([.B965]&gt;[.B964];1;0)" office:value-type="float" office:value="1">
            <text:p>1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table:formula="of:=SUM([.A966:.A968])" office:value-type="float" office:value="14206">
            <text:p>14206</text:p>
          </table:table-cell>
          <table:table-cell table:formula="of:=IF([.B966]&gt;[.B965];1;0)" office:value-type="float" office:value="1">
            <text:p>1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table:formula="of:=SUM([.A967:.A969])" office:value-type="float" office:value="14239">
            <text:p>14239</text:p>
          </table:table-cell>
          <table:table-cell table:formula="of:=IF([.B967]&gt;[.B966];1;0)" office:value-type="float" office:value="1">
            <text:p>1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table:formula="of:=SUM([.A968:.A970])" office:value-type="float" office:value="14264">
            <text:p>14264</text:p>
          </table:table-cell>
          <table:table-cell table:formula="of:=IF([.B968]&gt;[.B967];1;0)" office:value-type="float" office:value="1">
            <text:p>1</text:p>
          </table:table-cell>
        </table:table-row>
        <table:table-row table:style-name="ro1">
          <table:table-cell office:value-type="float" office:value="4753">
            <text:p>4753</text:p>
          </table:table-cell>
          <table:table-cell table:formula="of:=SUM([.A969:.A971])" office:value-type="float" office:value="14263">
            <text:p>14263</text:p>
          </table:table-cell>
          <table:table-cell table:formula="of:=IF([.B969]&gt;[.B968];1;0)" office:value-type="float" office:value="0">
            <text:p>0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table:formula="of:=SUM([.A970:.A972])" office:value-type="float" office:value="14276">
            <text:p>14276</text:p>
          </table:table-cell>
          <table:table-cell table:formula="of:=IF([.B970]&gt;[.B969];1;0)" office:value-type="float" office:value="1">
            <text:p>1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table:formula="of:=SUM([.A971:.A973])" office:value-type="float" office:value="14290">
            <text:p>14290</text:p>
          </table:table-cell>
          <table:table-cell table:formula="of:=IF([.B971]&gt;[.B970];1;0)" office:value-type="float" office:value="1">
            <text:p>1</text:p>
          </table:table-cell>
        </table:table-row>
        <table:table-row table:style-name="ro1">
          <table:table-cell office:value-type="float" office:value="4766">
            <text:p>4766</text:p>
          </table:table-cell>
          <table:table-cell table:formula="of:=SUM([.A972:.A974])" office:value-type="float" office:value="14317">
            <text:p>14317</text:p>
          </table:table-cell>
          <table:table-cell table:formula="of:=IF([.B972]&gt;[.B971];1;0)" office:value-type="float" office:value="1">
            <text:p>1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table:formula="of:=SUM([.A973:.A975])" office:value-type="float" office:value="14354">
            <text:p>14354</text:p>
          </table:table-cell>
          <table:table-cell table:formula="of:=IF([.B973]&gt;[.B972];1;0)" office:value-type="float" office:value="1">
            <text:p>1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table:formula="of:=SUM([.A974:.A976])" office:value-type="float" office:value="14383">
            <text:p>14383</text:p>
          </table:table-cell>
          <table:table-cell table:formula="of:=IF([.B974]&gt;[.B973];1;0)" office:value-type="float" office:value="1">
            <text:p>1</text:p>
          </table:table-cell>
        </table:table-row>
        <table:table-row table:style-name="ro1">
          <table:table-cell office:value-type="float" office:value="4803">
            <text:p>4803</text:p>
          </table:table-cell>
          <table:table-cell table:formula="of:=SUM([.A975:.A977])" office:value-type="float" office:value="14427">
            <text:p>14427</text:p>
          </table:table-cell>
          <table:table-cell table:formula="of:=IF([.B975]&gt;[.B974];1;0)" office:value-type="float" office:value="1">
            <text:p>1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table:formula="of:=SUM([.A976:.A978])" office:value-type="float" office:value="14459">
            <text:p>14459</text:p>
          </table:table-cell>
          <table:table-cell table:formula="of:=IF([.B976]&gt;[.B975];1;0)" office:value-type="float" office:value="1">
            <text:p>1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table:formula="of:=SUM([.A977:.A979])" office:value-type="float" office:value="14491">
            <text:p>14491</text:p>
          </table:table-cell>
          <table:table-cell table:formula="of:=IF([.B977]&gt;[.B976];1;0)" office:value-type="float" office:value="1">
            <text:p>1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table:formula="of:=SUM([.A978:.A980])" office:value-type="float" office:value="14510">
            <text:p>14510</text:p>
          </table:table-cell>
          <table:table-cell table:formula="of:=IF([.B978]&gt;[.B977];1;0)" office:value-type="float" office:value="1">
            <text:p>1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table:formula="of:=SUM([.A979:.A981])" office:value-type="float" office:value="14491">
            <text:p>14491</text:p>
          </table:table-cell>
          <table:table-cell table:formula="of:=IF([.B979]&gt;[.B978];1;0)" office:value-type="float" office:value="0">
            <text:p>0</text:p>
          </table:table-cell>
        </table:table-row>
        <table:table-row table:style-name="ro1">
          <table:table-cell office:value-type="float" office:value="4839">
            <text:p>4839</text:p>
          </table:table-cell>
          <table:table-cell table:formula="of:=SUM([.A980:.A982])" office:value-type="float" office:value="14473">
            <text:p>14473</text:p>
          </table:table-cell>
          <table:table-cell table:formula="of:=IF([.B980]&gt;[.B979];1;0)" office:value-type="float" office:value="0">
            <text:p>0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table:formula="of:=SUM([.A981:.A983])" office:value-type="float" office:value="14451">
            <text:p>14451</text:p>
          </table:table-cell>
          <table:table-cell table:formula="of:=IF([.B981]&gt;[.B980];1;0)" office:value-type="float" office:value="0">
            <text:p>0</text:p>
          </table:table-cell>
        </table:table-row>
        <table:table-row table:style-name="ro1">
          <table:table-cell office:value-type="float" office:value="4818">
            <text:p>4818</text:p>
          </table:table-cell>
          <table:table-cell table:formula="of:=SUM([.A982:.A984])" office:value-type="float" office:value="14456">
            <text:p>14456</text:p>
          </table:table-cell>
          <table:table-cell table:formula="of:=IF([.B982]&gt;[.B981];1;0)" office:value-type="float" office:value="1">
            <text:p>1</text:p>
          </table:table-cell>
        </table:table-row>
        <table:table-row table:style-name="ro1">
          <table:table-cell office:value-type="float" office:value="4817">
            <text:p>4817</text:p>
          </table:table-cell>
          <table:table-cell table:formula="of:=SUM([.A983:.A985])" office:value-type="float" office:value="14493">
            <text:p>14493</text:p>
          </table:table-cell>
          <table:table-cell table:formula="of:=IF([.B983]&gt;[.B982];1;0)" office:value-type="float" office:value="1">
            <text:p>1</text:p>
          </table:table-cell>
        </table:table-row>
        <table:table-row table:style-name="ro1">
          <table:table-cell office:value-type="float" office:value="4821">
            <text:p>4821</text:p>
          </table:table-cell>
          <table:table-cell table:formula="of:=SUM([.A984:.A986])" office:value-type="float" office:value="14556">
            <text:p>14556</text:p>
          </table:table-cell>
          <table:table-cell table:formula="of:=IF([.B984]&gt;[.B983];1;0)" office:value-type="float" office:value="1">
            <text:p>1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table:formula="of:=SUM([.A985:.A987])" office:value-type="float" office:value="14616">
            <text:p>14616</text:p>
          </table:table-cell>
          <table:table-cell table:formula="of:=IF([.B985]&gt;[.B984];1;0)" office:value-type="float" office:value="1">
            <text:p>1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table:formula="of:=SUM([.A986:.A988])" office:value-type="float" office:value="14648">
            <text:p>14648</text:p>
          </table:table-cell>
          <table:table-cell table:formula="of:=IF([.B986]&gt;[.B985];1;0)" office:value-type="float" office:value="1">
            <text:p>1</text:p>
          </table:table-cell>
        </table:table-row>
        <table:table-row table:style-name="ro1">
          <table:table-cell office:value-type="float" office:value="4881">
            <text:p>4881</text:p>
          </table:table-cell>
          <table:table-cell table:formula="of:=SUM([.A987:.A989])" office:value-type="float" office:value="14659">
            <text:p>14659</text:p>
          </table:table-cell>
          <table:table-cell table:formula="of:=IF([.B987]&gt;[.B986];1;0)" office:value-type="float" office:value="1">
            <text:p>1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table:formula="of:=SUM([.A988:.A990])" office:value-type="float" office:value="14680">
            <text:p>14680</text:p>
          </table:table-cell>
          <table:table-cell table:formula="of:=IF([.B988]&gt;[.B987];1;0)" office:value-type="float" office:value="1">
            <text:p>1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table:formula="of:=SUM([.A989:.A991])" office:value-type="float" office:value="14699">
            <text:p>14699</text:p>
          </table:table-cell>
          <table:table-cell table:formula="of:=IF([.B989]&gt;[.B988];1;0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table:formula="of:=SUM([.A990:.A992])" office:value-type="float" office:value="14730">
            <text:p>14730</text:p>
          </table:table-cell>
          <table:table-cell table:formula="of:=IF([.B990]&gt;[.B989];1;0)" office:value-type="float" office:value="1">
            <text:p>1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table:formula="of:=SUM([.A991:.A993])" office:value-type="float" office:value="14757">
            <text:p>14757</text:p>
          </table:table-cell>
          <table:table-cell table:formula="of:=IF([.B991]&gt;[.B990];1;0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table:formula="of:=SUM([.A992:.A994])" office:value-type="float" office:value="14785">
            <text:p>14785</text:p>
          </table:table-cell>
          <table:table-cell table:formula="of:=IF([.B992]&gt;[.B991];1;0)" office:value-type="float" office:value="1">
            <text:p>1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table:formula="of:=SUM([.A993:.A995])" office:value-type="float" office:value="14825">
            <text:p>14825</text:p>
          </table:table-cell>
          <table:table-cell table:formula="of:=IF([.B993]&gt;[.B992];1;0)" office:value-type="float" office:value="1">
            <text:p>1</text:p>
          </table:table-cell>
        </table:table-row>
        <table:table-row table:style-name="ro1">
          <table:table-cell office:value-type="float" office:value="4934">
            <text:p>4934</text:p>
          </table:table-cell>
          <table:table-cell table:formula="of:=SUM([.A994:.A996])" office:value-type="float" office:value="14861">
            <text:p>14861</text:p>
          </table:table-cell>
          <table:table-cell table:formula="of:=IF([.B994]&gt;[.B993];1;0)" office:value-type="float" office:value="1">
            <text:p>1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table:formula="of:=SUM([.A995:.A997])" office:value-type="float" office:value="14903">
            <text:p>14903</text:p>
          </table:table-cell>
          <table:table-cell table:formula="of:=IF([.B995]&gt;[.B994];1;0)" office:value-type="float" office:value="1">
            <text:p>1</text:p>
          </table:table-cell>
        </table:table-row>
        <table:table-row table:style-name="ro1">
          <table:table-cell office:value-type="float" office:value="4965">
            <text:p>4965</text:p>
          </table:table-cell>
          <table:table-cell table:formula="of:=SUM([.A996:.A998])" office:value-type="float" office:value="14916">
            <text:p>14916</text:p>
          </table:table-cell>
          <table:table-cell table:formula="of:=IF([.B996]&gt;[.B995];1;0)" office:value-type="float" office:value="1">
            <text:p>1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table:formula="of:=SUM([.A997:.A999])" office:value-type="float" office:value="14925">
            <text:p>14925</text:p>
          </table:table-cell>
          <table:table-cell table:formula="of:=IF([.B997]&gt;[.B996];1;0)" office:value-type="float" office:value="1">
            <text:p>1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table:formula="of:=SUM([.A998:.A1000])" office:value-type="float" office:value="14926">
            <text:p>14926</text:p>
          </table:table-cell>
          <table:table-cell table:formula="of:=IF([.B998]&gt;[.B997];1;0)" office:value-type="float" office:value="1">
            <text:p>1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table:formula="of:=SUM([.A999:.A1001])" office:value-type="float" office:value="14926">
            <text:p>14926</text:p>
          </table:table-cell>
          <table:table-cell table:formula="of:=IF([.B999]&gt;[.B998];1;0)" office:value-type="float" office:value="0">
            <text:p>0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table:formula="of:=SUM([.A1000:.A1002])" office:value-type="float" office:value="14935">
            <text:p>14935</text:p>
          </table:table-cell>
          <table:table-cell table:formula="of:=IF([.B1000]&gt;[.B999];1;0)" office:value-type="float" office:value="1">
            <text:p>1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table:formula="of:=SUM([.A1001:.A1003])" office:value-type="float" office:value="14943">
            <text:p>14943</text:p>
          </table:table-cell>
          <table:table-cell table:formula="of:=IF([.B1001]&gt;[.B1000];1;0)" office:value-type="float" office:value="1">
            <text:p>1</text:p>
          </table:table-cell>
        </table:table-row>
        <table:table-row table:style-name="ro1">
          <table:table-cell office:value-type="float" office:value="4983">
            <text:p>4983</text:p>
          </table:table-cell>
          <table:table-cell table:formula="of:=SUM([.A1002:.A1004])" office:value-type="float" office:value="14958">
            <text:p>14958</text:p>
          </table:table-cell>
          <table:table-cell table:formula="of:=IF([.B1002]&gt;[.B1001];1;0)" office:value-type="float" office:value="1">
            <text:p>1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table:formula="of:=SUM([.A1003:.A1005])" office:value-type="float" office:value="14953">
            <text:p>14953</text:p>
          </table:table-cell>
          <table:table-cell table:formula="of:=IF([.B1003]&gt;[.B1002];1;0)" office:value-type="float" office:value="0">
            <text:p>0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table:formula="of:=SUM([.A1004:.A1006])" office:value-type="float" office:value="14939">
            <text:p>14939</text:p>
          </table:table-cell>
          <table:table-cell table:formula="of:=IF([.B1004]&gt;[.B1003];1;0)" office:value-type="float" office:value="0">
            <text:p>0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table:formula="of:=SUM([.A1005:.A1007])" office:value-type="float" office:value="14936">
            <text:p>14936</text:p>
          </table:table-cell>
          <table:table-cell table:formula="of:=IF([.B1005]&gt;[.B1004];1;0)" office:value-type="float" office:value="0">
            <text:p>0</text:p>
          </table:table-cell>
        </table:table-row>
        <table:table-row table:style-name="ro1">
          <table:table-cell office:value-type="float" office:value="4971">
            <text:p>4971</text:p>
          </table:table-cell>
          <table:table-cell table:formula="of:=SUM([.A1006:.A1008])" office:value-type="float" office:value="14948">
            <text:p>14948</text:p>
          </table:table-cell>
          <table:table-cell table:formula="of:=IF([.B1006]&gt;[.B1005];1;0)" office:value-type="float" office:value="1">
            <text:p>1</text:p>
          </table:table-cell>
        </table:table-row>
        <table:table-row table:style-name="ro1">
          <table:table-cell office:value-type="float" office:value="4987">
            <text:p>4987</text:p>
          </table:table-cell>
          <table:table-cell table:formula="of:=SUM([.A1007:.A1009])" office:value-type="float" office:value="14968">
            <text:p>14968</text:p>
          </table:table-cell>
          <table:table-cell table:formula="of:=IF([.B1007]&gt;[.B1006];1;0)" office:value-type="float" office:value="1">
            <text:p>1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table:formula="of:=SUM([.A1008:.A1010])" office:value-type="float" office:value="14978">
            <text:p>14978</text:p>
          </table:table-cell>
          <table:table-cell table:formula="of:=IF([.B1008]&gt;[.B1007];1;0)" office:value-type="float" office:value="1">
            <text:p>1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table:formula="of:=SUM([.A1009:.A1011])" office:value-type="float" office:value="14986">
            <text:p>14986</text:p>
          </table:table-cell>
          <table:table-cell table:formula="of:=IF([.B1009]&gt;[.B1008];1;0)" office:value-type="float" office:value="1">
            <text:p>1</text:p>
          </table:table-cell>
        </table:table-row>
        <table:table-row table:style-name="ro1">
          <table:table-cell office:value-type="float" office:value="4997">
            <text:p>4997</text:p>
          </table:table-cell>
          <table:table-cell table:formula="of:=SUM([.A1010:.A1012])" office:value-type="float" office:value="14996">
            <text:p>14996</text:p>
          </table:table-cell>
          <table:table-cell table:formula="of:=IF([.B1010]&gt;[.B1009];1;0)" office:value-type="float" office:value="1">
            <text:p>1</text:p>
          </table:table-cell>
        </table:table-row>
        <table:table-row table:style-name="ro1">
          <table:table-cell office:value-type="float" office:value="4998">
            <text:p>4998</text:p>
          </table:table-cell>
          <table:table-cell table:formula="of:=SUM([.A1011:.A1013])" office:value-type="float" office:value="15006">
            <text:p>15006</text:p>
          </table:table-cell>
          <table:table-cell table:formula="of:=IF([.B1011]&gt;[.B1010];1;0)" office:value-type="float" office:value="1">
            <text:p>1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table:formula="of:=SUM([.A1012:.A1014])" office:value-type="float" office:value="15023">
            <text:p>15023</text:p>
          </table:table-cell>
          <table:table-cell table:formula="of:=IF([.B1012]&gt;[.B1011];1;0)" office:value-type="float" office:value="1">
            <text:p>1</text:p>
          </table:table-cell>
        </table:table-row>
        <table:table-row table:style-name="ro1">
          <table:table-cell office:value-type="float" office:value="5007">
            <text:p>5007</text:p>
          </table:table-cell>
          <table:table-cell table:formula="of:=SUM([.A1013:.A1015])" office:value-type="float" office:value="15039">
            <text:p>15039</text:p>
          </table:table-cell>
          <table:table-cell table:formula="of:=IF([.B1013]&gt;[.B1012];1;0)" office:value-type="float" office:value="1">
            <text:p>1</text:p>
          </table:table-cell>
        </table:table-row>
        <table:table-row table:style-name="ro1">
          <table:table-cell office:value-type="float" office:value="5015">
            <text:p>5015</text:p>
          </table:table-cell>
          <table:table-cell table:formula="of:=SUM([.A1014:.A1016])" office:value-type="float" office:value="15052">
            <text:p>15052</text:p>
          </table:table-cell>
          <table:table-cell table:formula="of:=IF([.B1014]&gt;[.B1013];1;0)" office:value-type="float" office:value="1">
            <text:p>1</text:p>
          </table:table-cell>
        </table:table-row>
        <table:table-row table:style-name="ro1">
          <table:table-cell office:value-type="float" office:value="5017">
            <text:p>5017</text:p>
          </table:table-cell>
          <table:table-cell table:formula="of:=SUM([.A1015:.A1017])" office:value-type="float" office:value="15062">
            <text:p>15062</text:p>
          </table:table-cell>
          <table:table-cell table:formula="of:=IF([.B1015]&gt;[.B1014];1;0)" office:value-type="float" office:value="1">
            <text:p>1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table:formula="of:=SUM([.A1016:.A1018])" office:value-type="float" office:value="15071">
            <text:p>15071</text:p>
          </table:table-cell>
          <table:table-cell table:formula="of:=IF([.B1016]&gt;[.B1015];1;0)" office:value-type="float" office:value="1">
            <text:p>1</text:p>
          </table:table-cell>
        </table:table-row>
        <table:table-row table:style-name="ro1">
          <table:table-cell office:value-type="float" office:value="5025">
            <text:p>5025</text:p>
          </table:table-cell>
          <table:table-cell table:formula="of:=SUM([.A1017:.A1019])" office:value-type="float" office:value="15080">
            <text:p>15080</text:p>
          </table:table-cell>
          <table:table-cell table:formula="of:=IF([.B1017]&gt;[.B1016];1;0)" office:value-type="float" office:value="1">
            <text:p>1</text:p>
          </table:table-cell>
        </table:table-row>
        <table:table-row table:style-name="ro1">
          <table:table-cell office:value-type="float" office:value="5026">
            <text:p>5026</text:p>
          </table:table-cell>
          <table:table-cell table:formula="of:=SUM([.A1018:.A1020])" office:value-type="float" office:value="15085">
            <text:p>15085</text:p>
          </table:table-cell>
          <table:table-cell table:formula="of:=IF([.B1018]&gt;[.B1017];1;0)" office:value-type="float" office:value="1">
            <text:p>1</text:p>
          </table:table-cell>
        </table:table-row>
        <table:table-row table:style-name="ro1">
          <table:table-cell office:value-type="float" office:value="5029">
            <text:p>5029</text:p>
          </table:table-cell>
          <table:table-cell table:formula="of:=SUM([.A1019:.A1021])" office:value-type="float" office:value="15091">
            <text:p>15091</text:p>
          </table:table-cell>
          <table:table-cell table:formula="of:=IF([.B1019]&gt;[.B1018];1;0)" office:value-type="float" office:value="1">
            <text:p>1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table:formula="of:=SUM([.A1020:.A1022])" office:value-type="float" office:value="15095">
            <text:p>15095</text:p>
          </table:table-cell>
          <table:table-cell table:formula="of:=IF([.B1020]&gt;[.B1019];1;0)" office:value-type="float" office:value="1">
            <text:p>1</text:p>
          </table:table-cell>
        </table:table-row>
        <table:table-row table:style-name="ro1">
          <table:table-cell office:value-type="float" office:value="5032">
            <text:p>5032</text:p>
          </table:table-cell>
          <table:table-cell table:formula="of:=SUM([.A1021:.A1023])" office:value-type="float" office:value="15107">
            <text:p>15107</text:p>
          </table:table-cell>
          <table:table-cell table:formula="of:=IF([.B1021]&gt;[.B1020];1;0)" office:value-type="float" office:value="1">
            <text:p>1</text:p>
          </table:table-cell>
        </table:table-row>
        <table:table-row table:style-name="ro1">
          <table:table-cell office:value-type="float" office:value="5033">
            <text:p>5033</text:p>
          </table:table-cell>
          <table:table-cell table:formula="of:=SUM([.A1022:.A1024])" office:value-type="float" office:value="15118">
            <text:p>15118</text:p>
          </table:table-cell>
          <table:table-cell table:formula="of:=IF([.B1022]&gt;[.B1021];1;0)" office:value-type="float" office:value="1">
            <text:p>1</text:p>
          </table:table-cell>
        </table:table-row>
        <table:table-row table:style-name="ro1">
          <table:table-cell office:value-type="float" office:value="5042">
            <text:p>5042</text:p>
          </table:table-cell>
          <table:table-cell table:formula="of:=SUM([.A1023:.A1025])" office:value-type="float" office:value="15130">
            <text:p>15130</text:p>
          </table:table-cell>
          <table:table-cell table:formula="of:=IF([.B1023]&gt;[.B1022];1;0)" office:value-type="float" office:value="1">
            <text:p>1</text:p>
          </table:table-cell>
        </table:table-row>
        <table:table-row table:style-name="ro1">
          <table:table-cell office:value-type="float" office:value="5043">
            <text:p>5043</text:p>
          </table:table-cell>
          <table:table-cell table:formula="of:=SUM([.A1024:.A1026])" office:value-type="float" office:value="15143">
            <text:p>15143</text:p>
          </table:table-cell>
          <table:table-cell table:formula="of:=IF([.B1024]&gt;[.B1023];1;0)" office:value-type="float" office:value="1">
            <text:p>1</text:p>
          </table:table-cell>
        </table:table-row>
        <table:table-row table:style-name="ro1">
          <table:table-cell office:value-type="float" office:value="5045">
            <text:p>5045</text:p>
          </table:table-cell>
          <table:table-cell table:formula="of:=SUM([.A1025:.A1027])" office:value-type="float" office:value="15156">
            <text:p>15156</text:p>
          </table:table-cell>
          <table:table-cell table:formula="of:=IF([.B1025]&gt;[.B1024];1;0)" office:value-type="float" office:value="1">
            <text:p>1</text:p>
          </table:table-cell>
        </table:table-row>
        <table:table-row table:style-name="ro1">
          <table:table-cell office:value-type="float" office:value="5055">
            <text:p>5055</text:p>
          </table:table-cell>
          <table:table-cell table:formula="of:=SUM([.A1026:.A1028])" office:value-type="float" office:value="15162">
            <text:p>15162</text:p>
          </table:table-cell>
          <table:table-cell table:formula="of:=IF([.B1026]&gt;[.B1025];1;0)" office:value-type="float" office:value="1">
            <text:p>1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table:formula="of:=SUM([.A1027:.A1029])" office:value-type="float" office:value="15165">
            <text:p>15165</text:p>
          </table:table-cell>
          <table:table-cell table:formula="of:=IF([.B1027]&gt;[.B1026];1;0)" office:value-type="float" office:value="1">
            <text:p>1</text:p>
          </table:table-cell>
        </table:table-row>
        <table:table-row table:style-name="ro1">
          <table:table-cell office:value-type="float" office:value="5051">
            <text:p>5051</text:p>
          </table:table-cell>
          <table:table-cell table:formula="of:=SUM([.A1028:.A1030])" office:value-type="float" office:value="15169">
            <text:p>15169</text:p>
          </table:table-cell>
          <table:table-cell table:formula="of:=IF([.B1028]&gt;[.B1027];1;0)" office:value-type="float" office:value="1">
            <text:p>1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table:formula="of:=SUM([.A1029:.A1031])" office:value-type="float" office:value="15172">
            <text:p>15172</text:p>
          </table:table-cell>
          <table:table-cell table:formula="of:=IF([.B1029]&gt;[.B1028];1;0)" office:value-type="float" office:value="1">
            <text:p>1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table:formula="of:=SUM([.A1030:.A1032])" office:value-type="float" office:value="15172">
            <text:p>15172</text:p>
          </table:table-cell>
          <table:table-cell table:formula="of:=IF([.B1030]&gt;[.B1029];1;0)" office:value-type="float" office:value="0">
            <text:p>0</text:p>
          </table:table-cell>
        </table:table-row>
        <table:table-row table:style-name="ro1">
          <table:table-cell office:value-type="float" office:value="5054">
            <text:p>5054</text:p>
          </table:table-cell>
          <table:table-cell table:formula="of:=SUM([.A1031:.A1033])" office:value-type="float" office:value="15165">
            <text:p>15165</text:p>
          </table:table-cell>
          <table:table-cell table:formula="of:=IF([.B1031]&gt;[.B1030];1;0)" office:value-type="float" office:value="0">
            <text:p>0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table:formula="of:=SUM([.A1032:.A1034])" office:value-type="float" office:value="15181">
            <text:p>15181</text:p>
          </table:table-cell>
          <table:table-cell table:formula="of:=IF([.B1032]&gt;[.B1031];1;0)" office:value-type="float" office:value="1">
            <text:p>1</text:p>
          </table:table-cell>
        </table:table-row>
        <table:table-row table:style-name="ro1">
          <table:table-cell office:value-type="float" office:value="5053">
            <text:p>5053</text:p>
          </table:table-cell>
          <table:table-cell table:formula="of:=SUM([.A1033:.A1035])" office:value-type="float" office:value="15192">
            <text:p>15192</text:p>
          </table:table-cell>
          <table:table-cell table:formula="of:=IF([.B1033]&gt;[.B1032];1;0)" office:value-type="float" office:value="1">
            <text:p>1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table:formula="of:=SUM([.A1034:.A1036])" office:value-type="float" office:value="15209">
            <text:p>15209</text:p>
          </table:table-cell>
          <table:table-cell table:formula="of:=IF([.B1034]&gt;[.B1033];1;0)" office:value-type="float" office:value="1">
            <text:p>1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table:formula="of:=SUM([.A1035:.A1037])" office:value-type="float" office:value="15212">
            <text:p>15212</text:p>
          </table:table-cell>
          <table:table-cell table:formula="of:=IF([.B1035]&gt;[.B1034];1;0)" office:value-type="float" office:value="1">
            <text:p>1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table:formula="of:=SUM([.A1036:.A1038])" office:value-type="float" office:value="15219">
            <text:p>15219</text:p>
          </table:table-cell>
          <table:table-cell table:formula="of:=IF([.B1036]&gt;[.B1035];1;0)" office:value-type="float" office:value="1">
            <text:p>1</text:p>
          </table:table-cell>
        </table:table-row>
        <table:table-row table:style-name="ro1">
          <table:table-cell office:value-type="float" office:value="5073">
            <text:p>5073</text:p>
          </table:table-cell>
          <table:table-cell table:formula="of:=SUM([.A1037:.A1039])" office:value-type="float" office:value="15232">
            <text:p>15232</text:p>
          </table:table-cell>
          <table:table-cell table:formula="of:=IF([.B1037]&gt;[.B1036];1;0)" office:value-type="float" office:value="1">
            <text:p>1</text:p>
          </table:table-cell>
        </table:table-row>
        <table:table-row table:style-name="ro1">
          <table:table-cell office:value-type="float" office:value="5076">
            <text:p>5076</text:p>
          </table:table-cell>
          <table:table-cell table:formula="of:=SUM([.A1038:.A1040])" office:value-type="float" office:value="15252">
            <text:p>15252</text:p>
          </table:table-cell>
          <table:table-cell table:formula="of:=IF([.B1038]&gt;[.B1037];1;0)" office:value-type="float" office:value="1">
            <text:p>1</text:p>
          </table:table-cell>
        </table:table-row>
        <table:table-row table:style-name="ro1">
          <table:table-cell office:value-type="float" office:value="5083">
            <text:p>5083</text:p>
          </table:table-cell>
          <table:table-cell table:formula="of:=SUM([.A1039:.A1041])" office:value-type="float" office:value="15271">
            <text:p>15271</text:p>
          </table:table-cell>
          <table:table-cell table:formula="of:=IF([.B1039]&gt;[.B1038];1;0)" office:value-type="float" office:value="1">
            <text:p>1</text:p>
          </table:table-cell>
        </table:table-row>
        <table:table-row table:style-name="ro1">
          <table:table-cell office:value-type="float" office:value="5093">
            <text:p>5093</text:p>
          </table:table-cell>
          <table:table-cell table:formula="of:=SUM([.A1040:.A1042])" office:value-type="float" office:value="15289">
            <text:p>15289</text:p>
          </table:table-cell>
          <table:table-cell table:formula="of:=IF([.B1040]&gt;[.B1039];1;0)" office:value-type="float" office:value="1">
            <text:p>1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table:formula="of:=SUM([.A1041:.A1043])" office:value-type="float" office:value="15292">
            <text:p>15292</text:p>
          </table:table-cell>
          <table:table-cell table:formula="of:=IF([.B1041]&gt;[.B1040];1;0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SUM([.A1042:.A1044])" office:value-type="float" office:value="15296">
            <text:p>15296</text:p>
          </table:table-cell>
          <table:table-cell table:formula="of:=IF([.B1042]&gt;[.B1041];1;0)" office:value-type="float" office:value="1">
            <text:p>1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table:formula="of:=SUM([.A1043:.A1045])" office:value-type="float" office:value="15295">
            <text:p>15295</text:p>
          </table:table-cell>
          <table:table-cell table:formula="of:=IF([.B1043]&gt;[.B1042];1;0)" office:value-type="float" office:value="0">
            <text:p>0</text:p>
          </table:table-cell>
        </table:table-row>
        <table:table-row table:style-name="ro1">
          <table:table-cell office:value-type="float" office:value="5099">
            <text:p>5099</text:p>
          </table:table-cell>
          <table:table-cell table:formula="of:=SUM([.A1044:.A1046])" office:value-type="float" office:value="15277">
            <text:p>15277</text:p>
          </table:table-cell>
          <table:table-cell table:formula="of:=IF([.B1044]&gt;[.B1043];1;0)" office:value-type="float" office:value="0">
            <text:p>0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SUM([.A1045:.A1047])" office:value-type="float" office:value="15255">
            <text:p>15255</text:p>
          </table:table-cell>
          <table:table-cell table:formula="of:=IF([.B1045]&gt;[.B1044];1;0)" office:value-type="float" office:value="0">
            <text:p>0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table:formula="of:=SUM([.A1046:.A1048])" office:value-type="float" office:value="15233">
            <text:p>15233</text:p>
          </table:table-cell>
          <table:table-cell table:formula="of:=IF([.B1046]&gt;[.B1045];1;0)" office:value-type="float" office:value="0">
            <text:p>0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table:formula="of:=SUM([.A1047:.A1049])" office:value-type="float" office:value="15232">
            <text:p>15232</text:p>
          </table:table-cell>
          <table:table-cell table:formula="of:=IF([.B1047]&gt;[.B1046];1;0)" office:value-type="float" office:value="0">
            <text:p>0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table:formula="of:=SUM([.A1048:.A1050])" office:value-type="float" office:value="15249">
            <text:p>15249</text:p>
          </table:table-cell>
          <table:table-cell table:formula="of:=IF([.B1048]&gt;[.B1047];1;0)" office:value-type="float" office:value="1">
            <text:p>1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table:formula="of:=SUM([.A1049:.A1051])" office:value-type="float" office:value="15269">
            <text:p>15269</text:p>
          </table:table-cell>
          <table:table-cell table:formula="of:=IF([.B1049]&gt;[.B1048];1;0)" office:value-type="float" office:value="1">
            <text:p>1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table:formula="of:=SUM([.A1050:.A1052])" office:value-type="float" office:value="15292">
            <text:p>15292</text:p>
          </table:table-cell>
          <table:table-cell table:formula="of:=IF([.B1050]&gt;[.B1049];1;0)" office:value-type="float" office:value="1">
            <text:p>1</text:p>
          </table:table-cell>
        </table:table-row>
        <table:table-row table:style-name="ro1">
          <table:table-cell office:value-type="float" office:value="5098">
            <text:p>5098</text:p>
          </table:table-cell>
          <table:table-cell table:formula="of:=SUM([.A1051:.A1053])" office:value-type="float" office:value="15299">
            <text:p>15299</text:p>
          </table:table-cell>
          <table:table-cell table:formula="of:=IF([.B1051]&gt;[.B1050];1;0)" office:value-type="float" office:value="1">
            <text:p>1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SUM([.A1052:.A1054])" office:value-type="float" office:value="15283">
            <text:p>15283</text:p>
          </table:table-cell>
          <table:table-cell table:formula="of:=IF([.B1052]&gt;[.B1051];1;0)" office:value-type="float" office:value="0">
            <text:p>0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SUM([.A1053:.A1055])" office:value-type="float" office:value="15270">
            <text:p>15270</text:p>
          </table:table-cell>
          <table:table-cell table:formula="of:=IF([.B1053]&gt;[.B1052];1;0)" office:value-type="float" office:value="0">
            <text:p>0</text:p>
          </table:table-cell>
        </table:table-row>
        <table:table-row table:style-name="ro1">
          <table:table-cell office:value-type="float" office:value="5082">
            <text:p>5082</text:p>
          </table:table-cell>
          <table:table-cell table:formula="of:=SUM([.A1054:.A1056])" office:value-type="float" office:value="15270">
            <text:p>15270</text:p>
          </table:table-cell>
          <table:table-cell table:formula="of:=IF([.B1054]&gt;[.B1053];1;0)" office:value-type="float" office:value="0">
            <text:p>0</text:p>
          </table:table-cell>
        </table:table-row>
        <table:table-row table:style-name="ro1">
          <table:table-cell office:value-type="float" office:value="5087">
            <text:p>5087</text:p>
          </table:table-cell>
          <table:table-cell table:formula="of:=SUM([.A1055:.A1057])" office:value-type="float" office:value="15283">
            <text:p>15283</text:p>
          </table:table-cell>
          <table:table-cell table:formula="of:=IF([.B1055]&gt;[.B1054];1;0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SUM([.A1056:.A1058])" office:value-type="float" office:value="15292">
            <text:p>15292</text:p>
          </table:table-cell>
          <table:table-cell table:formula="of:=IF([.B1056]&gt;[.B1055];1;0)" office:value-type="float" office:value="1">
            <text:p>1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table:formula="of:=SUM([.A1057:.A1059])" office:value-type="float" office:value="15303">
            <text:p>15303</text:p>
          </table:table-cell>
          <table:table-cell table:formula="of:=IF([.B1057]&gt;[.B1056];1;0)" office:value-type="float" office:value="1">
            <text:p>1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table:formula="of:=SUM([.A1058:.A1060])" office:value-type="float" office:value="15332">
            <text:p>15332</text:p>
          </table:table-cell>
          <table:table-cell table:formula="of:=IF([.B1058]&gt;[.B1057];1;0)" office:value-type="float" office:value="1">
            <text:p>1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formula="of:=SUM([.A1059:.A1061])" office:value-type="float" office:value="15347">
            <text:p>15347</text:p>
          </table:table-cell>
          <table:table-cell table:formula="of:=IF([.B1059]&gt;[.B1058];1;0)" office:value-type="float" office:value="1">
            <text:p>1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table:formula="of:=SUM([.A1060:.A1062])" office:value-type="float" office:value="15347">
            <text:p>15347</text:p>
          </table:table-cell>
          <table:table-cell table:formula="of:=IF([.B1060]&gt;[.B1059];1;0)" office:value-type="float" office:value="0">
            <text:p>0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table:formula="of:=SUM([.A1061:.A1063])" office:value-type="float" office:value="15336">
            <text:p>15336</text:p>
          </table:table-cell>
          <table:table-cell table:formula="of:=IF([.B1061]&gt;[.B1060];1;0)" office:value-type="float" office:value="0">
            <text:p>0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formula="of:=SUM([.A1062:.A1064])" office:value-type="float" office:value="15345">
            <text:p>15345</text:p>
          </table:table-cell>
          <table:table-cell table:formula="of:=IF([.B1062]&gt;[.B1061];1;0)" office:value-type="float" office:value="1">
            <text:p>1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table:formula="of:=SUM([.A1063:.A1065])" office:value-type="float" office:value="15364">
            <text:p>15364</text:p>
          </table:table-cell>
          <table:table-cell table:formula="of:=IF([.B1063]&gt;[.B1062];1;0)" office:value-type="float" office:value="1">
            <text:p>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formula="of:=SUM([.A1064:.A1066])" office:value-type="float" office:value="15383">
            <text:p>15383</text:p>
          </table:table-cell>
          <table:table-cell table:formula="of:=IF([.B1064]&gt;[.B1063];1;0)" office:value-type="float" office:value="1">
            <text:p>1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table:formula="of:=SUM([.A1065:.A1067])" office:value-type="float" office:value="15402">
            <text:p>15402</text:p>
          </table:table-cell>
          <table:table-cell table:formula="of:=IF([.B1065]&gt;[.B1064];1;0)" office:value-type="float" office:value="1">
            <text:p>1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table:formula="of:=SUM([.A1066:.A1068])" office:value-type="float" office:value="15404">
            <text:p>15404</text:p>
          </table:table-cell>
          <table:table-cell table:formula="of:=IF([.B1066]&gt;[.B1065];1;0)" office:value-type="float" office:value="1">
            <text:p>1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table:formula="of:=SUM([.A1067:.A1069])" office:value-type="float" office:value="15409">
            <text:p>15409</text:p>
          </table:table-cell>
          <table:table-cell table:formula="of:=IF([.B1067]&gt;[.B1066];1;0)" office:value-type="float" office:value="1">
            <text:p>1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table:formula="of:=SUM([.A1068:.A1070])" office:value-type="float" office:value="15409">
            <text:p>15409</text:p>
          </table:table-cell>
          <table:table-cell table:formula="of:=IF([.B1068]&gt;[.B1067];1;0)" office:value-type="float" office:value="0">
            <text:p>0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table:formula="of:=SUM([.A1069:.A1071])" office:value-type="float" office:value="15417">
            <text:p>15417</text:p>
          </table:table-cell>
          <table:table-cell table:formula="of:=IF([.B1069]&gt;[.B1068];1;0)" office:value-type="float" office:value="1">
            <text:p>1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table:formula="of:=SUM([.A1070:.A1072])" office:value-type="float" office:value="15423">
            <text:p>15423</text:p>
          </table:table-cell>
          <table:table-cell table:formula="of:=IF([.B1070]&gt;[.B1069];1;0)" office:value-type="float" office:value="1">
            <text:p>1</text:p>
          </table:table-cell>
        </table:table-row>
        <table:table-row table:style-name="ro1">
          <table:table-cell office:value-type="float" office:value="5141">
            <text:p>5141</text:p>
          </table:table-cell>
          <table:table-cell table:formula="of:=SUM([.A1071:.A1073])" office:value-type="float" office:value="15426">
            <text:p>15426</text:p>
          </table:table-cell>
          <table:table-cell table:formula="of:=IF([.B1071]&gt;[.B1070];1;0)" office:value-type="float" office:value="1">
            <text:p>1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table:formula="of:=SUM([.A1072:.A1074])" office:value-type="float" office:value="15435">
            <text:p>15435</text:p>
          </table:table-cell>
          <table:table-cell table:formula="of:=IF([.B1072]&gt;[.B1071];1;0)" office:value-type="float" office:value="1">
            <text:p>1</text:p>
          </table:table-cell>
        </table:table-row>
        <table:table-row table:style-name="ro1">
          <table:table-cell office:value-type="float" office:value="5142">
            <text:p>5142</text:p>
          </table:table-cell>
          <table:table-cell table:formula="of:=SUM([.A1073:.A1075])" office:value-type="float" office:value="15423">
            <text:p>15423</text:p>
          </table:table-cell>
          <table:table-cell table:formula="of:=IF([.B1073]&gt;[.B1072];1;0)" office:value-type="float" office:value="0">
            <text:p>0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table:formula="of:=SUM([.A1074:.A1076])" office:value-type="float" office:value="15417">
            <text:p>15417</text:p>
          </table:table-cell>
          <table:table-cell table:formula="of:=IF([.B1074]&gt;[.B1073];1;0)" office:value-type="float" office:value="0">
            <text:p>0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table:formula="of:=SUM([.A1075:.A1077])" office:value-type="float" office:value="15405">
            <text:p>15405</text:p>
          </table:table-cell>
          <table:table-cell table:formula="of:=IF([.B1075]&gt;[.B1074];1;0)" office:value-type="float" office:value="0">
            <text:p>0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table:formula="of:=SUM([.A1076:.A1078])" office:value-type="float" office:value="15411">
            <text:p>15411</text:p>
          </table:table-cell>
          <table:table-cell table:formula="of:=IF([.B1076]&gt;[.B1075];1;0)" office:value-type="float" office:value="1">
            <text:p>1</text:p>
          </table:table-cell>
        </table:table-row>
        <table:table-row table:style-name="ro1">
          <table:table-cell office:value-type="float" office:value="5138">
            <text:p>5138</text:p>
          </table:table-cell>
          <table:table-cell table:formula="of:=SUM([.A1077:.A1079])" office:value-type="float" office:value="15419">
            <text:p>15419</text:p>
          </table:table-cell>
          <table:table-cell table:formula="of:=IF([.B1077]&gt;[.B1076];1;0)" office:value-type="float" office:value="1">
            <text:p>1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table:formula="of:=SUM([.A1078:.A1080])" office:value-type="float" office:value="15426">
            <text:p>15426</text:p>
          </table:table-cell>
          <table:table-cell table:formula="of:=IF([.B1078]&gt;[.B1077];1;0)" office:value-type="float" office:value="1">
            <text:p>1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table:formula="of:=SUM([.A1079:.A1081])" office:value-type="float" office:value="15441">
            <text:p>15441</text:p>
          </table:table-cell>
          <table:table-cell table:formula="of:=IF([.B1079]&gt;[.B1078];1;0)" office:value-type="float" office:value="1">
            <text:p>1</text:p>
          </table:table-cell>
        </table:table-row>
        <table:table-row table:style-name="ro1">
          <table:table-cell office:value-type="float" office:value="5145">
            <text:p>5145</text:p>
          </table:table-cell>
          <table:table-cell table:formula="of:=SUM([.A1080:.A1082])" office:value-type="float" office:value="15451">
            <text:p>15451</text:p>
          </table:table-cell>
          <table:table-cell table:formula="of:=IF([.B1080]&gt;[.B1079];1;0)" office:value-type="float" office:value="1">
            <text:p>1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table:formula="of:=SUM([.A1081:.A1083])" office:value-type="float" office:value="15475">
            <text:p>15475</text:p>
          </table:table-cell>
          <table:table-cell table:formula="of:=IF([.B1081]&gt;[.B1080];1;0)" office:value-type="float" office:value="1">
            <text:p>1</text:p>
          </table:table-cell>
        </table:table-row>
        <table:table-row table:style-name="ro1">
          <table:table-cell office:value-type="float" office:value="5154">
            <text:p>5154</text:p>
          </table:table-cell>
          <table:table-cell table:formula="of:=SUM([.A1082:.A1084])" office:value-type="float" office:value="15493">
            <text:p>15493</text:p>
          </table:table-cell>
          <table:table-cell table:formula="of:=IF([.B1082]&gt;[.B1081];1;0)" office:value-type="float" office:value="1">
            <text:p>1</text:p>
          </table:table-cell>
        </table:table-row>
        <table:table-row table:style-name="ro1">
          <table:table-cell office:value-type="float" office:value="5169">
            <text:p>5169</text:p>
          </table:table-cell>
          <table:table-cell table:formula="of:=SUM([.A1083:.A1085])" office:value-type="float" office:value="15510">
            <text:p>15510</text:p>
          </table:table-cell>
          <table:table-cell table:formula="of:=IF([.B1083]&gt;[.B1082];1;0)" office:value-type="float" office:value="1">
            <text:p>1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table:formula="of:=SUM([.A1084:.A1086])" office:value-type="float" office:value="15513">
            <text:p>15513</text:p>
          </table:table-cell>
          <table:table-cell table:formula="of:=IF([.B1084]&gt;[.B1083];1;0)" office:value-type="float" office:value="1">
            <text:p>1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table:formula="of:=SUM([.A1085:.A1087])" office:value-type="float" office:value="15517">
            <text:p>15517</text:p>
          </table:table-cell>
          <table:table-cell table:formula="of:=IF([.B1085]&gt;[.B1084];1;0)" office:value-type="float" office:value="1">
            <text:p>1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table:formula="of:=SUM([.A1086:.A1088])" office:value-type="float" office:value="15534">
            <text:p>15534</text:p>
          </table:table-cell>
          <table:table-cell table:formula="of:=IF([.B1086]&gt;[.B1085];1;0)" office:value-type="float" office:value="1">
            <text:p>1</text:p>
          </table:table-cell>
        </table:table-row>
        <table:table-row table:style-name="ro1">
          <table:table-cell office:value-type="float" office:value="5174">
            <text:p>5174</text:p>
          </table:table-cell>
          <table:table-cell table:formula="of:=SUM([.A1087:.A1089])" office:value-type="float" office:value="15553">
            <text:p>15553</text:p>
          </table:table-cell>
          <table:table-cell table:formula="of:=IF([.B1087]&gt;[.B1086];1;0)" office:value-type="float" office:value="1">
            <text:p>1</text:p>
          </table:table-cell>
        </table:table-row>
        <table:table-row table:style-name="ro1">
          <table:table-cell office:value-type="float" office:value="5188">
            <text:p>5188</text:p>
          </table:table-cell>
          <table:table-cell table:formula="of:=SUM([.A1088:.A1090])" office:value-type="float" office:value="15581">
            <text:p>15581</text:p>
          </table:table-cell>
          <table:table-cell table:formula="of:=IF([.B1088]&gt;[.B1087];1;0)" office:value-type="float" office:value="1">
            <text:p>1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table:formula="of:=SUM([.A1089:.A1091])" office:value-type="float" office:value="15596">
            <text:p>15596</text:p>
          </table:table-cell>
          <table:table-cell table:formula="of:=IF([.B1089]&gt;[.B1088];1;0)" office:value-type="float" office:value="1">
            <text:p>1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formula="of:=SUM([.A1090:.A1092])" office:value-type="float" office:value="15609">
            <text:p>15609</text:p>
          </table:table-cell>
          <table:table-cell table:formula="of:=IF([.B1090]&gt;[.B1089];1;0)" office:value-type="float" office:value="1">
            <text:p>1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table:formula="of:=SUM([.A1091:.A1093])" office:value-type="float" office:value="15604">
            <text:p>15604</text:p>
          </table:table-cell>
          <table:table-cell table:formula="of:=IF([.B1091]&gt;[.B1090];1;0)" office:value-type="float" office:value="0">
            <text:p>0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table:formula="of:=SUM([.A1092:.A1094])" office:value-type="float" office:value="15603">
            <text:p>15603</text:p>
          </table:table-cell>
          <table:table-cell table:formula="of:=IF([.B1092]&gt;[.B1091];1;0)" office:value-type="float" office:value="0">
            <text:p>0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table:formula="of:=SUM([.A1093:.A1095])" office:value-type="float" office:value="15603">
            <text:p>15603</text:p>
          </table:table-cell>
          <table:table-cell table:formula="of:=IF([.B1093]&gt;[.B1092];1;0)" office:value-type="float" office:value="0">
            <text:p>0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formula="of:=SUM([.A1094:.A1096])" office:value-type="float" office:value="15615">
            <text:p>15615</text:p>
          </table:table-cell>
          <table:table-cell table:formula="of:=IF([.B1094]&gt;[.B1093];1;0)" office:value-type="float" office:value="1">
            <text:p>1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table:formula="of:=SUM([.A1095:.A1097])" office:value-type="float" office:value="15623">
            <text:p>15623</text:p>
          </table:table-cell>
          <table:table-cell table:formula="of:=IF([.B1095]&gt;[.B1094];1;0)" office:value-type="float" office:value="1">
            <text:p>1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table:formula="of:=SUM([.A1096:.A1098])" office:value-type="float" office:value="15626">
            <text:p>15626</text:p>
          </table:table-cell>
          <table:table-cell table:formula="of:=IF([.B1096]&gt;[.B1095];1;0)" office:value-type="float" office:value="1">
            <text:p>1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table:formula="of:=SUM([.A1097:.A1099])" office:value-type="float" office:value="15623">
            <text:p>15623</text:p>
          </table:table-cell>
          <table:table-cell table:formula="of:=IF([.B1097]&gt;[.B1096];1;0)" office:value-type="float" office:value="0">
            <text:p>0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table:formula="of:=SUM([.A1098:.A1100])" office:value-type="float" office:value="15621">
            <text:p>15621</text:p>
          </table:table-cell>
          <table:table-cell table:formula="of:=IF([.B1098]&gt;[.B1097];1;0)" office:value-type="float" office:value="0">
            <text:p>0</text:p>
          </table:table-cell>
        </table:table-row>
        <table:table-row table:style-name="ro1">
          <table:table-cell office:value-type="float" office:value="5206">
            <text:p>5206</text:p>
          </table:table-cell>
          <table:table-cell table:formula="of:=SUM([.A1099:.A1101])" office:value-type="float" office:value="15621">
            <text:p>15621</text:p>
          </table:table-cell>
          <table:table-cell table:formula="of:=IF([.B1099]&gt;[.B1098];1;0)" office:value-type="float" office:value="0">
            <text:p>0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table:formula="of:=SUM([.A1100:.A1102])" office:value-type="float" office:value="15624">
            <text:p>15624</text:p>
          </table:table-cell>
          <table:table-cell table:formula="of:=IF([.B1100]&gt;[.B1099];1;0)" office:value-type="float" office:value="1">
            <text:p>1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table:formula="of:=SUM([.A1101:.A1103])" office:value-type="float" office:value="15629">
            <text:p>15629</text:p>
          </table:table-cell>
          <table:table-cell table:formula="of:=IF([.B1101]&gt;[.B1100];1;0)" office:value-type="float" office:value="1">
            <text:p>1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table:formula="of:=SUM([.A1102:.A1104])" office:value-type="float" office:value="15636">
            <text:p>15636</text:p>
          </table:table-cell>
          <table:table-cell table:formula="of:=IF([.B1102]&gt;[.B1101];1;0)" office:value-type="float" office:value="1">
            <text:p>1</text:p>
          </table:table-cell>
        </table:table-row>
        <table:table-row table:style-name="ro1">
          <table:table-cell office:value-type="float" office:value="5213">
            <text:p>5213</text:p>
          </table:table-cell>
          <table:table-cell table:formula="of:=SUM([.A1103:.A1105])" office:value-type="float" office:value="15642">
            <text:p>15642</text:p>
          </table:table-cell>
          <table:table-cell table:formula="of:=IF([.B1103]&gt;[.B1102];1;0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table:formula="of:=SUM([.A1104:.A1106])" office:value-type="float" office:value="15645">
            <text:p>15645</text:p>
          </table:table-cell>
          <table:table-cell table:formula="of:=IF([.B1104]&gt;[.B1103];1;0)" office:value-type="float" office:value="1">
            <text:p>1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table:formula="of:=SUM([.A1105:.A1107])" office:value-type="float" office:value="15646">
            <text:p>15646</text:p>
          </table:table-cell>
          <table:table-cell table:formula="of:=IF([.B1105]&gt;[.B1104];1;0)" office:value-type="float" office:value="1">
            <text:p>1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formula="of:=SUM([.A1106:.A1108])" office:value-type="float" office:value="15652">
            <text:p>15652</text:p>
          </table:table-cell>
          <table:table-cell table:formula="of:=IF([.B1106]&gt;[.B1105];1;0)" office:value-type="float" office:value="1">
            <text:p>1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table:formula="of:=SUM([.A1107:.A1109])" office:value-type="float" office:value="15661">
            <text:p>15661</text:p>
          </table:table-cell>
          <table:table-cell table:formula="of:=IF([.B1107]&gt;[.B1106];1;0)" office:value-type="float" office:value="1">
            <text:p>1</text:p>
          </table:table-cell>
        </table:table-row>
        <table:table-row table:style-name="ro1">
          <table:table-cell office:value-type="float" office:value="5221">
            <text:p>5221</text:p>
          </table:table-cell>
          <table:table-cell table:formula="of:=SUM([.A1108:.A1110])" office:value-type="float" office:value="15673">
            <text:p>15673</text:p>
          </table:table-cell>
          <table:table-cell table:formula="of:=IF([.B1108]&gt;[.B1107];1;0)" office:value-type="float" office:value="1">
            <text:p>1</text:p>
          </table:table-cell>
        </table:table-row>
        <table:table-row table:style-name="ro1">
          <table:table-cell office:value-type="float" office:value="5225">
            <text:p>5225</text:p>
          </table:table-cell>
          <table:table-cell table:formula="of:=SUM([.A1109:.A1111])" office:value-type="float" office:value="15676">
            <text:p>15676</text:p>
          </table:table-cell>
          <table:table-cell table:formula="of:=IF([.B1109]&gt;[.B1108];1;0)" office:value-type="float" office:value="1">
            <text:p>1</text:p>
          </table:table-cell>
        </table:table-row>
        <table:table-row table:style-name="ro1">
          <table:table-cell office:value-type="float" office:value="5227">
            <text:p>5227</text:p>
          </table:table-cell>
          <table:table-cell table:formula="of:=SUM([.A1110:.A1112])" office:value-type="float" office:value="15667">
            <text:p>15667</text:p>
          </table:table-cell>
          <table:table-cell table:formula="of:=IF([.B1110]&gt;[.B1109];1;0)" office:value-type="float" office:value="0">
            <text:p>0</text:p>
          </table:table-cell>
        </table:table-row>
        <table:table-row table:style-name="ro1">
          <table:table-cell office:value-type="float" office:value="5224">
            <text:p>5224</text:p>
          </table:table-cell>
          <table:table-cell table:formula="of:=SUM([.A1111:.A1113])" office:value-type="float" office:value="15663">
            <text:p>15663</text:p>
          </table:table-cell>
          <table:table-cell table:formula="of:=IF([.B1111]&gt;[.B1110];1;0)" office:value-type="float" office:value="0">
            <text:p>0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formula="of:=SUM([.A1112:.A1114])" office:value-type="float" office:value="15656">
            <text:p>15656</text:p>
          </table:table-cell>
          <table:table-cell table:formula="of:=IF([.B1112]&gt;[.B1111];1;0)" office:value-type="float" office:value="0">
            <text:p>0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table:formula="of:=SUM([.A1113:.A1115])" office:value-type="float" office:value="15663">
            <text:p>15663</text:p>
          </table:table-cell>
          <table:table-cell table:formula="of:=IF([.B1113]&gt;[.B1112];1;0)" office:value-type="float" office:value="1">
            <text:p>1</text:p>
          </table:table-cell>
        </table:table-row>
        <table:table-row table:style-name="ro1">
          <table:table-cell office:value-type="float" office:value="5217">
            <text:p>5217</text:p>
          </table:table-cell>
          <table:table-cell table:formula="of:=SUM([.A1114:.A1116])" office:value-type="float" office:value="15674">
            <text:p>15674</text:p>
          </table:table-cell>
          <table:table-cell table:formula="of:=IF([.B1114]&gt;[.B1113];1;0)" office:value-type="float" office:value="1">
            <text:p>1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table:formula="of:=SUM([.A1115:.A1117])" office:value-type="float" office:value="15692">
            <text:p>15692</text:p>
          </table:table-cell>
          <table:table-cell table:formula="of:=IF([.B1115]&gt;[.B1114];1;0)" office:value-type="float" office:value="1">
            <text:p>1</text:p>
          </table:table-cell>
        </table:table-row>
        <table:table-row table:style-name="ro1">
          <table:table-cell office:value-type="float" office:value="5234">
            <text:p>5234</text:p>
          </table:table-cell>
          <table:table-cell table:formula="of:=SUM([.A1116:.A1118])" office:value-type="float" office:value="15705">
            <text:p>15705</text:p>
          </table:table-cell>
          <table:table-cell table:formula="of:=IF([.B1116]&gt;[.B1115];1;0)" office:value-type="float" office:value="1">
            <text:p>1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table:formula="of:=SUM([.A1117:.A1119])" office:value-type="float" office:value="15710">
            <text:p>15710</text:p>
          </table:table-cell>
          <table:table-cell table:formula="of:=IF([.B1117]&gt;[.B1116];1;0)" office:value-type="float" office:value="1">
            <text:p>1</text:p>
          </table:table-cell>
        </table:table-row>
        <table:table-row table:style-name="ro1">
          <table:table-cell office:value-type="float" office:value="5236">
            <text:p>5236</text:p>
          </table:table-cell>
          <table:table-cell table:formula="of:=SUM([.A1118:.A1120])" office:value-type="float" office:value="15720">
            <text:p>15720</text:p>
          </table:table-cell>
          <table:table-cell table:formula="of:=IF([.B1118]&gt;[.B1117];1;0)" office:value-type="float" office:value="1">
            <text:p>1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table:formula="of:=SUM([.A1119:.A1121])" office:value-type="float" office:value="15733">
            <text:p>15733</text:p>
          </table:table-cell>
          <table:table-cell table:formula="of:=IF([.B1119]&gt;[.B1118];1;0)" office:value-type="float" office:value="1">
            <text:p>1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table:formula="of:=SUM([.A1120:.A1122])" office:value-type="float" office:value="15742">
            <text:p>15742</text:p>
          </table:table-cell>
          <table:table-cell table:formula="of:=IF([.B1120]&gt;[.B1119];1;0)" office:value-type="float" office:value="1">
            <text:p>1</text:p>
          </table:table-cell>
        </table:table-row>
        <table:table-row table:style-name="ro1">
          <table:table-cell office:value-type="float" office:value="5249">
            <text:p>5249</text:p>
          </table:table-cell>
          <table:table-cell table:formula="of:=SUM([.A1121:.A1123])" office:value-type="float" office:value="15767">
            <text:p>15767</text:p>
          </table:table-cell>
          <table:table-cell table:formula="of:=IF([.B1121]&gt;[.B1120];1;0)" office:value-type="float" office:value="1">
            <text:p>1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table:formula="of:=SUM([.A1122:.A1124])" office:value-type="float" office:value="15793">
            <text:p>15793</text:p>
          </table:table-cell>
          <table:table-cell table:formula="of:=IF([.B1122]&gt;[.B1121];1;0)" office:value-type="float" office:value="1">
            <text:p>1</text:p>
          </table:table-cell>
        </table:table-row>
        <table:table-row table:style-name="ro1">
          <table:table-cell office:value-type="float" office:value="5270">
            <text:p>5270</text:p>
          </table:table-cell>
          <table:table-cell table:formula="of:=SUM([.A1123:.A1125])" office:value-type="float" office:value="15821">
            <text:p>15821</text:p>
          </table:table-cell>
          <table:table-cell table:formula="of:=IF([.B1123]&gt;[.B1122];1;0)" office:value-type="float" office:value="1">
            <text:p>1</text:p>
          </table:table-cell>
        </table:table-row>
        <table:table-row table:style-name="ro1">
          <table:table-cell office:value-type="float" office:value="5275">
            <text:p>5275</text:p>
          </table:table-cell>
          <table:table-cell table:formula="of:=SUM([.A1124:.A1126])" office:value-type="float" office:value="15831">
            <text:p>15831</text:p>
          </table:table-cell>
          <table:table-cell table:formula="of:=IF([.B1124]&gt;[.B1123];1;0)" office:value-type="float" office:value="1">
            <text:p>1</text:p>
          </table:table-cell>
        </table:table-row>
        <table:table-row table:style-name="ro1">
          <table:table-cell office:value-type="float" office:value="5276">
            <text:p>5276</text:p>
          </table:table-cell>
          <table:table-cell table:formula="of:=SUM([.A1125:.A1127])" office:value-type="float" office:value="15838">
            <text:p>15838</text:p>
          </table:table-cell>
          <table:table-cell table:formula="of:=IF([.B1125]&gt;[.B1124];1;0)" office:value-type="float" office:value="1">
            <text:p>1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table:formula="of:=SUM([.A1126:.A1128])" office:value-type="float" office:value="15845">
            <text:p>15845</text:p>
          </table:table-cell>
          <table:table-cell table:formula="of:=IF([.B1126]&gt;[.B1125];1;0)" office:value-type="float" office:value="1">
            <text:p>1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table:formula="of:=SUM([.A1127:.A1129])" office:value-type="float" office:value="15850">
            <text:p>15850</text:p>
          </table:table-cell>
          <table:table-cell table:formula="of:=IF([.B1127]&gt;[.B1126];1;0)" office:value-type="float" office:value="1">
            <text:p>1</text:p>
          </table:table-cell>
        </table:table-row>
        <table:table-row table:style-name="ro1">
          <table:table-cell office:value-type="float" office:value="5283">
            <text:p>5283</text:p>
          </table:table-cell>
          <table:table-cell table:formula="of:=SUM([.A1128:.A1130])" office:value-type="float" office:value="15863">
            <text:p>15863</text:p>
          </table:table-cell>
          <table:table-cell table:formula="of:=IF([.B1128]&gt;[.B1127];1;0)" office:value-type="float" office:value="1">
            <text:p>1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table:formula="of:=SUM([.A1129:.A1131])" office:value-type="float" office:value="15897">
            <text:p>15897</text:p>
          </table:table-cell>
          <table:table-cell table:formula="of:=IF([.B1129]&gt;[.B1128];1;0)" office:value-type="float" office:value="1">
            <text:p>1</text:p>
          </table:table-cell>
        </table:table-row>
        <table:table-row table:style-name="ro1">
          <table:table-cell office:value-type="float" office:value="5295">
            <text:p>5295</text:p>
          </table:table-cell>
          <table:table-cell table:formula="of:=SUM([.A1130:.A1132])" office:value-type="float" office:value="15928">
            <text:p>15928</text:p>
          </table:table-cell>
          <table:table-cell table:formula="of:=IF([.B1130]&gt;[.B1129];1;0)" office:value-type="float" office:value="1">
            <text:p>1</text:p>
          </table:table-cell>
        </table:table-row>
        <table:table-row table:style-name="ro1">
          <table:table-cell office:value-type="float" office:value="5317">
            <text:p>5317</text:p>
          </table:table-cell>
          <table:table-cell table:formula="of:=SUM([.A1131:.A1133])" office:value-type="float" office:value="15936">
            <text:p>15936</text:p>
          </table:table-cell>
          <table:table-cell table:formula="of:=IF([.B1131]&gt;[.B1130];1;0)" office:value-type="float" office:value="1">
            <text:p>1</text:p>
          </table:table-cell>
        </table:table-row>
        <table:table-row table:style-name="ro1">
          <table:table-cell office:value-type="float" office:value="5316">
            <text:p>5316</text:p>
          </table:table-cell>
          <table:table-cell table:formula="of:=SUM([.A1132:.A1134])" office:value-type="float" office:value="15923">
            <text:p>15923</text:p>
          </table:table-cell>
          <table:table-cell table:formula="of:=IF([.B1132]&gt;[.B1131];1;0)" office:value-type="float" office:value="0">
            <text:p>0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table:formula="of:=SUM([.A1133:.A1135])" office:value-type="float" office:value="15914">
            <text:p>15914</text:p>
          </table:table-cell>
          <table:table-cell table:formula="of:=IF([.B1133]&gt;[.B1132];1;0)" office:value-type="float" office:value="0">
            <text:p>0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table:formula="of:=SUM([.A1134:.A1136])" office:value-type="float" office:value="15922">
            <text:p>15922</text:p>
          </table:table-cell>
          <table:table-cell table:formula="of:=IF([.B1134]&gt;[.B1133];1;0)" office:value-type="float" office:value="1">
            <text:p>1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table:formula="of:=SUM([.A1135:.A1137])" office:value-type="float" office:value="15933">
            <text:p>15933</text:p>
          </table:table-cell>
          <table:table-cell table:formula="of:=IF([.B1135]&gt;[.B1134];1;0)" office:value-type="float" office:value="1">
            <text:p>1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table:formula="of:=SUM([.A1136:.A1138])" office:value-type="float" office:value="15945">
            <text:p>15945</text:p>
          </table:table-cell>
          <table:table-cell table:formula="of:=IF([.B1136]&gt;[.B1135];1;0)" office:value-type="float" office:value="1">
            <text:p>1</text:p>
          </table:table-cell>
        </table:table-row>
        <table:table-row table:style-name="ro1">
          <table:table-cell office:value-type="float" office:value="5315">
            <text:p>5315</text:p>
          </table:table-cell>
          <table:table-cell table:formula="of:=SUM([.A1137:.A1139])" office:value-type="float" office:value="15970">
            <text:p>15970</text:p>
          </table:table-cell>
          <table:table-cell table:formula="of:=IF([.B1137]&gt;[.B1136];1;0)" office:value-type="float" office:value="1">
            <text:p>1</text:p>
          </table:table-cell>
        </table:table-row>
        <table:table-row table:style-name="ro1">
          <table:table-cell office:value-type="float" office:value="5319">
            <text:p>5319</text:p>
          </table:table-cell>
          <table:table-cell table:formula="of:=SUM([.A1138:.A1140])" office:value-type="float" office:value="15999">
            <text:p>15999</text:p>
          </table:table-cell>
          <table:table-cell table:formula="of:=IF([.B1138]&gt;[.B1137];1;0)" office:value-type="float" office:value="1">
            <text:p>1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table:formula="of:=SUM([.A1139:.A1141])" office:value-type="float" office:value="16028">
            <text:p>16028</text:p>
          </table:table-cell>
          <table:table-cell table:formula="of:=IF([.B1139]&gt;[.B1138];1;0)" office:value-type="float" office:value="1">
            <text:p>1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table:formula="of:=SUM([.A1140:.A1142])" office:value-type="float" office:value="16057">
            <text:p>16057</text:p>
          </table:table-cell>
          <table:table-cell table:formula="of:=IF([.B1140]&gt;[.B1139];1;0)" office:value-type="float" office:value="1">
            <text:p>1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table:formula="of:=SUM([.A1141:.A1143])" office:value-type="float" office:value="16081">
            <text:p>16081</text:p>
          </table:table-cell>
          <table:table-cell table:formula="of:=IF([.B1141]&gt;[.B1140];1;0)" office:value-type="float" office:value="1">
            <text:p>1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table:formula="of:=SUM([.A1142:.A1144])" office:value-type="float" office:value="16106">
            <text:p>16106</text:p>
          </table:table-cell>
          <table:table-cell table:formula="of:=IF([.B1142]&gt;[.B1141];1;0)" office:value-type="float" office:value="1">
            <text:p>1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table:formula="of:=SUM([.A1143:.A1145])" office:value-type="float" office:value="16106">
            <text:p>16106</text:p>
          </table:table-cell>
          <table:table-cell table:formula="of:=IF([.B1143]&gt;[.B1142];1;0)" office:value-type="float" office:value="0">
            <text:p>0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table:formula="of:=SUM([.A1144:.A1146])" office:value-type="float" office:value="16106">
            <text:p>16106</text:p>
          </table:table-cell>
          <table:table-cell table:formula="of:=IF([.B1144]&gt;[.B1143];1;0)" office:value-type="float" office:value="0">
            <text:p>0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table:formula="of:=SUM([.A1145:.A1147])" office:value-type="float" office:value="16114">
            <text:p>16114</text:p>
          </table:table-cell>
          <table:table-cell table:formula="of:=IF([.B1145]&gt;[.B1144];1;0)" office:value-type="float" office:value="1">
            <text:p>1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table:formula="of:=SUM([.A1146:.A1148])" office:value-type="float" office:value="16128">
            <text:p>16128</text:p>
          </table:table-cell>
          <table:table-cell table:formula="of:=IF([.B1146]&gt;[.B1145];1;0)" office:value-type="float" office:value="1">
            <text:p>1</text:p>
          </table:table-cell>
        </table:table-row>
        <table:table-row table:style-name="ro1">
          <table:table-cell office:value-type="float" office:value="5381">
            <text:p>5381</text:p>
          </table:table-cell>
          <table:table-cell table:formula="of:=SUM([.A1147:.A1149])" office:value-type="float" office:value="16144">
            <text:p>16144</text:p>
          </table:table-cell>
          <table:table-cell table:formula="of:=IF([.B1147]&gt;[.B1146];1;0)" office:value-type="float" office:value="1">
            <text:p>1</text:p>
          </table:table-cell>
        </table:table-row>
        <table:table-row table:style-name="ro1">
          <table:table-cell office:value-type="float" office:value="5379">
            <text:p>5379</text:p>
          </table:table-cell>
          <table:table-cell table:formula="of:=SUM([.A1148:.A1150])" office:value-type="float" office:value="16161">
            <text:p>16161</text:p>
          </table:table-cell>
          <table:table-cell table:formula="of:=IF([.B1148]&gt;[.B1147];1;0)" office:value-type="float" office:value="1">
            <text:p>1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table:formula="of:=SUM([.A1149:.A1151])" office:value-type="float" office:value="16178">
            <text:p>16178</text:p>
          </table:table-cell>
          <table:table-cell table:formula="of:=IF([.B1149]&gt;[.B1148];1;0)" office:value-type="float" office:value="1">
            <text:p>1</text:p>
          </table:table-cell>
        </table:table-row>
        <table:table-row table:style-name="ro1">
          <table:table-cell office:value-type="float" office:value="5398">
            <text:p>5398</text:p>
          </table:table-cell>
          <table:table-cell table:formula="of:=SUM([.A1150:.A1152])" office:value-type="float" office:value="16202">
            <text:p>16202</text:p>
          </table:table-cell>
          <table:table-cell table:formula="of:=IF([.B1150]&gt;[.B1149];1;0)" office:value-type="float" office:value="1">
            <text:p>1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table:formula="of:=SUM([.A1151:.A1153])" office:value-type="float" office:value="16243">
            <text:p>16243</text:p>
          </table:table-cell>
          <table:table-cell table:formula="of:=IF([.B1151]&gt;[.B1150];1;0)" office:value-type="float" office:value="1">
            <text:p>1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table:formula="of:=SUM([.A1152:.A1154])" office:value-type="float" office:value="16302">
            <text:p>16302</text:p>
          </table:table-cell>
          <table:table-cell table:formula="of:=IF([.B1152]&gt;[.B1151];1;0)" office:value-type="float" office:value="1">
            <text:p>1</text:p>
          </table:table-cell>
        </table:table-row>
        <table:table-row table:style-name="ro1">
          <table:table-cell office:value-type="float" office:value="5439">
            <text:p>5439</text:p>
          </table:table-cell>
          <table:table-cell table:formula="of:=SUM([.A1153:.A1155])" office:value-type="float" office:value="16352">
            <text:p>16352</text:p>
          </table:table-cell>
          <table:table-cell table:formula="of:=IF([.B1153]&gt;[.B1152];1;0)" office:value-type="float" office:value="1">
            <text:p>1</text:p>
          </table:table-cell>
        </table:table-row>
        <table:table-row table:style-name="ro1">
          <table:table-cell office:value-type="float" office:value="5455">
            <text:p>5455</text:p>
          </table:table-cell>
          <table:table-cell table:formula="of:=SUM([.A1154:.A1156])" office:value-type="float" office:value="16366">
            <text:p>16366</text:p>
          </table:table-cell>
          <table:table-cell table:formula="of:=IF([.B1154]&gt;[.B1153];1;0)" office:value-type="float" office:value="1">
            <text:p>1</text:p>
          </table:table-cell>
        </table:table-row>
        <table:table-row table:style-name="ro1">
          <table:table-cell office:value-type="float" office:value="5458">
            <text:p>5458</text:p>
          </table:table-cell>
          <table:table-cell table:formula="of:=SUM([.A1155:.A1157])" office:value-type="float" office:value="16368">
            <text:p>16368</text:p>
          </table:table-cell>
          <table:table-cell table:formula="of:=IF([.B1155]&gt;[.B1154];1;0)" office:value-type="float" office:value="1">
            <text:p>1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table:formula="of:=SUM([.A1156:.A1158])" office:value-type="float" office:value="16369">
            <text:p>16369</text:p>
          </table:table-cell>
          <table:table-cell table:formula="of:=IF([.B1156]&gt;[.B1155];1;0)" office:value-type="float" office:value="1">
            <text:p>1</text:p>
          </table:table-cell>
        </table:table-row>
        <table:table-row table:style-name="ro1">
          <table:table-cell office:value-type="float" office:value="5457">
            <text:p>5457</text:p>
          </table:table-cell>
          <table:table-cell table:formula="of:=SUM([.A1157:.A1159])" office:value-type="float" office:value="16383">
            <text:p>16383</text:p>
          </table:table-cell>
          <table:table-cell table:formula="of:=IF([.B1157]&gt;[.B1156];1;0)" office:value-type="float" office:value="1">
            <text:p>1</text:p>
          </table:table-cell>
        </table:table-row>
        <table:table-row table:style-name="ro1">
          <table:table-cell office:value-type="float" office:value="5459">
            <text:p>5459</text:p>
          </table:table-cell>
          <table:table-cell table:formula="of:=SUM([.A1158:.A1160])" office:value-type="float" office:value="16411">
            <text:p>16411</text:p>
          </table:table-cell>
          <table:table-cell table:formula="of:=IF([.B1158]&gt;[.B1157];1;0)" office:value-type="float" office:value="1">
            <text:p>1</text:p>
          </table:table-cell>
        </table:table-row>
        <table:table-row table:style-name="ro1">
          <table:table-cell office:value-type="float" office:value="5467">
            <text:p>5467</text:p>
          </table:table-cell>
          <table:table-cell table:formula="of:=SUM([.A1159:.A1161])" office:value-type="float" office:value="16420">
            <text:p>16420</text:p>
          </table:table-cell>
          <table:table-cell table:formula="of:=IF([.B1159]&gt;[.B1158];1;0)" office:value-type="float" office:value="1">
            <text:p>1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table:formula="of:=SUM([.A1160:.A1162])" office:value-type="float" office:value="16422">
            <text:p>16422</text:p>
          </table:table-cell>
          <table:table-cell table:formula="of:=IF([.B1160]&gt;[.B1159];1;0)" office:value-type="float" office:value="1">
            <text:p>1</text:p>
          </table:table-cell>
        </table:table-row>
        <table:table-row table:style-name="ro1">
          <table:table-cell office:value-type="float" office:value="5468">
            <text:p>5468</text:p>
          </table:table-cell>
          <table:table-cell table:formula="of:=SUM([.A1161:.A1163])" office:value-type="float" office:value="16407">
            <text:p>16407</text:p>
          </table:table-cell>
          <table:table-cell table:formula="of:=IF([.B1161]&gt;[.B1160];1;0)" office:value-type="float" office:value="0">
            <text:p>0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table:formula="of:=SUM([.A1162:.A1164])" office:value-type="float" office:value="16408">
            <text:p>16408</text:p>
          </table:table-cell>
          <table:table-cell table:formula="of:=IF([.B1162]&gt;[.B1161];1;0)" office:value-type="float" office:value="1">
            <text:p>1</text:p>
          </table:table-cell>
        </table:table-row>
        <table:table-row table:style-name="ro1">
          <table:table-cell office:value-type="float" office:value="5470">
            <text:p>5470</text:p>
          </table:table-cell>
          <table:table-cell table:formula="of:=SUM([.A1163:.A1165])" office:value-type="float" office:value="16415">
            <text:p>16415</text:p>
          </table:table-cell>
          <table:table-cell table:formula="of:=IF([.B1163]&gt;[.B1162];1;0)" office:value-type="float" office:value="1">
            <text:p>1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table:formula="of:=SUM([.A1164:.A1166])" office:value-type="float" office:value="16422">
            <text:p>16422</text:p>
          </table:table-cell>
          <table:table-cell table:formula="of:=IF([.B1164]&gt;[.B1163];1;0)" office:value-type="float" office:value="1">
            <text:p>1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table:formula="of:=SUM([.A1165:.A1167])" office:value-type="float" office:value="16441">
            <text:p>16441</text:p>
          </table:table-cell>
          <table:table-cell table:formula="of:=IF([.B1165]&gt;[.B1164];1;0)" office:value-type="float" office:value="1">
            <text:p>1</text:p>
          </table:table-cell>
        </table:table-row>
        <table:table-row table:style-name="ro1">
          <table:table-cell office:value-type="float" office:value="5477">
            <text:p>5477</text:p>
          </table:table-cell>
          <table:table-cell table:formula="of:=SUM([.A1166:.A1168])" office:value-type="float" office:value="16469">
            <text:p>16469</text:p>
          </table:table-cell>
          <table:table-cell table:formula="of:=IF([.B1166]&gt;[.B1165];1;0)" office:value-type="float" office:value="1">
            <text:p>1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table:formula="of:=SUM([.A1167:.A1169])" office:value-type="float" office:value="16493">
            <text:p>16493</text:p>
          </table:table-cell>
          <table:table-cell table:formula="of:=IF([.B1167]&gt;[.B1166];1;0)" office:value-type="float" office:value="1">
            <text:p>1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formula="of:=SUM([.A1168:.A1170])" office:value-type="float" office:value="16509">
            <text:p>16509</text:p>
          </table:table-cell>
          <table:table-cell table:formula="of:=IF([.B1168]&gt;[.B1167];1;0)" office:value-type="float" office:value="1">
            <text:p>1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table:formula="of:=SUM([.A1169:.A1171])" office:value-type="float" office:value="16513">
            <text:p>16513</text:p>
          </table:table-cell>
          <table:table-cell table:formula="of:=IF([.B1169]&gt;[.B1168];1;0)" office:value-type="float" office:value="1">
            <text:p>1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formula="of:=SUM([.A1170:.A1172])" office:value-type="float" office:value="16533">
            <text:p>16533</text:p>
          </table:table-cell>
          <table:table-cell table:formula="of:=IF([.B1170]&gt;[.B1169];1;0)" office:value-type="float" office:value="1">
            <text:p>1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table:formula="of:=SUM([.A1171:.A1173])" office:value-type="float" office:value="16553">
            <text:p>16553</text:p>
          </table:table-cell>
          <table:table-cell table:formula="of:=IF([.B1171]&gt;[.B1170];1;0)" office:value-type="float" office:value="1">
            <text:p>1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table:formula="of:=SUM([.A1172:.A1174])" office:value-type="float" office:value="16571">
            <text:p>16571</text:p>
          </table:table-cell>
          <table:table-cell table:formula="of:=IF([.B1172]&gt;[.B1171];1;0)" office:value-type="float" office:value="1">
            <text:p>1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table:formula="of:=SUM([.A1173:.A1175])" office:value-type="float" office:value="16577">
            <text:p>16577</text:p>
          </table:table-cell>
          <table:table-cell table:formula="of:=IF([.B1173]&gt;[.B1172];1;0)" office:value-type="float" office:value="1">
            <text:p>1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table:formula="of:=SUM([.A1174:.A1176])" office:value-type="float" office:value="16598">
            <text:p>16598</text:p>
          </table:table-cell>
          <table:table-cell table:formula="of:=IF([.B1174]&gt;[.B1173];1;0)" office:value-type="float" office:value="1">
            <text:p>1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table:formula="of:=SUM([.A1175:.A1177])" office:value-type="float" office:value="16615">
            <text:p>16615</text:p>
          </table:table-cell>
          <table:table-cell table:formula="of:=IF([.B1175]&gt;[.B1174];1;0)" office:value-type="float" office:value="1">
            <text:p>1</text:p>
          </table:table-cell>
        </table:table-row>
        <table:table-row table:style-name="ro1">
          <table:table-cell office:value-type="float" office:value="5545">
            <text:p>5545</text:p>
          </table:table-cell>
          <table:table-cell table:formula="of:=SUM([.A1176:.A1178])" office:value-type="float" office:value="16637">
            <text:p>16637</text:p>
          </table:table-cell>
          <table:table-cell table:formula="of:=IF([.B1176]&gt;[.B1175];1;0)" office:value-type="float" office:value="1">
            <text:p>1</text:p>
          </table:table-cell>
        </table:table-row>
        <table:table-row table:style-name="ro1">
          <table:table-cell office:value-type="float" office:value="5543">
            <text:p>5543</text:p>
          </table:table-cell>
          <table:table-cell table:formula="of:=SUM([.A1177:.A1179])" office:value-type="float" office:value="16643">
            <text:p>16643</text:p>
          </table:table-cell>
          <table:table-cell table:formula="of:=IF([.B1177]&gt;[.B1176];1;0)" office:value-type="float" office:value="1">
            <text:p>1</text:p>
          </table:table-cell>
        </table:table-row>
        <table:table-row table:style-name="ro1">
          <table:table-cell office:value-type="float" office:value="5549">
            <text:p>5549</text:p>
          </table:table-cell>
          <table:table-cell table:formula="of:=SUM([.A1178:.A1180])" office:value-type="float" office:value="16652">
            <text:p>16652</text:p>
          </table:table-cell>
          <table:table-cell table:formula="of:=IF([.B1178]&gt;[.B1177];1;0)" office:value-type="float" office:value="1">
            <text:p>1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table:formula="of:=SUM([.A1179:.A1181])" office:value-type="float" office:value="16657">
            <text:p>16657</text:p>
          </table:table-cell>
          <table:table-cell table:formula="of:=IF([.B1179]&gt;[.B1178];1;0)" office:value-type="float" office:value="1">
            <text:p>1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table:formula="of:=SUM([.A1180:.A1182])" office:value-type="float" office:value="16688">
            <text:p>16688</text:p>
          </table:table-cell>
          <table:table-cell table:formula="of:=IF([.B1180]&gt;[.B1179];1;0)" office:value-type="float" office:value="1">
            <text:p>1</text:p>
          </table:table-cell>
        </table:table-row>
        <table:table-row table:style-name="ro1">
          <table:table-cell office:value-type="float" office:value="5554">
            <text:p>5554</text:p>
          </table:table-cell>
          <table:table-cell table:formula="of:=SUM([.A1181:.A1183])" office:value-type="float" office:value="16727">
            <text:p>16727</text:p>
          </table:table-cell>
          <table:table-cell table:formula="of:=IF([.B1181]&gt;[.B1180];1;0)" office:value-type="float" office:value="1">
            <text:p>1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table:formula="of:=SUM([.A1182:.A1184])" office:value-type="float" office:value="16766">
            <text:p>16766</text:p>
          </table:table-cell>
          <table:table-cell table:formula="of:=IF([.B1182]&gt;[.B1181];1;0)" office:value-type="float" office:value="1">
            <text:p>1</text:p>
          </table:table-cell>
        </table:table-row>
        <table:table-row table:style-name="ro1">
          <table:table-cell office:value-type="float" office:value="5591">
            <text:p>5591</text:p>
          </table:table-cell>
          <table:table-cell table:formula="of:=SUM([.A1183:.A1185])" office:value-type="float" office:value="16767">
            <text:p>16767</text:p>
          </table:table-cell>
          <table:table-cell table:formula="of:=IF([.B1183]&gt;[.B1182];1;0)" office:value-type="float" office:value="1">
            <text:p>1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table:formula="of:=SUM([.A1184:.A1186])" office:value-type="float" office:value="16760">
            <text:p>16760</text:p>
          </table:table-cell>
          <table:table-cell table:formula="of:=IF([.B1184]&gt;[.B1183];1;0)" office:value-type="float" office:value="0">
            <text:p>0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table:formula="of:=SUM([.A1185:.A1187])" office:value-type="float" office:value="16757">
            <text:p>16757</text:p>
          </table:table-cell>
          <table:table-cell table:formula="of:=IF([.B1185]&gt;[.B1184];1;0)" office:value-type="float" office:value="0">
            <text:p>0</text:p>
          </table:table-cell>
        </table:table-row>
        <table:table-row table:style-name="ro1">
          <table:table-cell office:value-type="float" office:value="5584">
            <text:p>5584</text:p>
          </table:table-cell>
          <table:table-cell table:formula="of:=SUM([.A1186:.A1188])" office:value-type="float" office:value="16769">
            <text:p>16769</text:p>
          </table:table-cell>
          <table:table-cell table:formula="of:=IF([.B1186]&gt;[.B1185];1;0)" office:value-type="float" office:value="1">
            <text:p>1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table:formula="of:=SUM([.A1187:.A1189])" office:value-type="float" office:value="16781">
            <text:p>16781</text:p>
          </table:table-cell>
          <table:table-cell table:formula="of:=IF([.B1187]&gt;[.B1186];1;0)" office:value-type="float" office:value="1">
            <text:p>1</text:p>
          </table:table-cell>
        </table:table-row>
        <table:table-row table:style-name="ro1">
          <table:table-cell office:value-type="float" office:value="5595">
            <text:p>5595</text:p>
          </table:table-cell>
          <table:table-cell table:formula="of:=SUM([.A1188:.A1190])" office:value-type="float" office:value="16791">
            <text:p>16791</text:p>
          </table:table-cell>
          <table:table-cell table:formula="of:=IF([.B1188]&gt;[.B1187];1;0)" office:value-type="float" office:value="1">
            <text:p>1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table:formula="of:=SUM([.A1189:.A1191])" office:value-type="float" office:value="16801">
            <text:p>16801</text:p>
          </table:table-cell>
          <table:table-cell table:formula="of:=IF([.B1189]&gt;[.B1188];1;0)" office:value-type="float" office:value="1">
            <text:p>1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formula="of:=SUM([.A1190:.A1192])" office:value-type="float" office:value="16815">
            <text:p>16815</text:p>
          </table:table-cell>
          <table:table-cell table:formula="of:=IF([.B1190]&gt;[.B1189];1;0)" office:value-type="float" office:value="1">
            <text:p>1</text:p>
          </table:table-cell>
        </table:table-row>
        <table:table-row table:style-name="ro1">
          <table:table-cell office:value-type="float" office:value="5605">
            <text:p>5605</text:p>
          </table:table-cell>
          <table:table-cell table:formula="of:=SUM([.A1191:.A1193])" office:value-type="float" office:value="16836">
            <text:p>16836</text:p>
          </table:table-cell>
          <table:table-cell table:formula="of:=IF([.B1191]&gt;[.B1190];1;0)" office:value-type="float" office:value="1">
            <text:p>1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table:formula="of:=SUM([.A1192:.A1194])" office:value-type="float" office:value="16853">
            <text:p>16853</text:p>
          </table:table-cell>
          <table:table-cell table:formula="of:=IF([.B1192]&gt;[.B1191];1;0)" office:value-type="float" office:value="1">
            <text:p>1</text:p>
          </table:table-cell>
        </table:table-row>
        <table:table-row table:style-name="ro1">
          <table:table-cell office:value-type="float" office:value="5621">
            <text:p>5621</text:p>
          </table:table-cell>
          <table:table-cell table:formula="of:=SUM([.A1193:.A1195])" office:value-type="float" office:value="16876">
            <text:p>16876</text:p>
          </table:table-cell>
          <table:table-cell table:formula="of:=IF([.B1193]&gt;[.B1192];1;0)" office:value-type="float" office:value="1">
            <text:p>1</text:p>
          </table:table-cell>
        </table:table-row>
        <table:table-row table:style-name="ro1">
          <table:table-cell office:value-type="float" office:value="5622">
            <text:p>5622</text:p>
          </table:table-cell>
          <table:table-cell table:formula="of:=SUM([.A1194:.A1196])" office:value-type="float" office:value="16892">
            <text:p>16892</text:p>
          </table:table-cell>
          <table:table-cell table:formula="of:=IF([.B1194]&gt;[.B1193];1;0)" office:value-type="float" office:value="1">
            <text:p>1</text:p>
          </table:table-cell>
        </table:table-row>
        <table:table-row table:style-name="ro1">
          <table:table-cell office:value-type="float" office:value="5633">
            <text:p>5633</text:p>
          </table:table-cell>
          <table:table-cell table:formula="of:=SUM([.A1195:.A1197])" office:value-type="float" office:value="16915">
            <text:p>16915</text:p>
          </table:table-cell>
          <table:table-cell table:formula="of:=IF([.B1195]&gt;[.B1194];1;0)" office:value-type="float" office:value="1">
            <text:p>1</text:p>
          </table:table-cell>
        </table:table-row>
        <table:table-row table:style-name="ro1">
          <table:table-cell office:value-type="float" office:value="5637">
            <text:p>5637</text:p>
          </table:table-cell>
          <table:table-cell table:formula="of:=SUM([.A1196:.A1198])" office:value-type="float" office:value="16929">
            <text:p>16929</text:p>
          </table:table-cell>
          <table:table-cell table:formula="of:=IF([.B1196]&gt;[.B1195];1;0)" office:value-type="float" office:value="1">
            <text:p>1</text:p>
          </table:table-cell>
        </table:table-row>
        <table:table-row table:style-name="ro1">
          <table:table-cell office:value-type="float" office:value="5645">
            <text:p>5645</text:p>
          </table:table-cell>
          <table:table-cell table:formula="of:=SUM([.A1197:.A1199])" office:value-type="float" office:value="16971">
            <text:p>16971</text:p>
          </table:table-cell>
          <table:table-cell table:formula="of:=IF([.B1197]&gt;[.B1196];1;0)" office:value-type="float" office:value="1">
            <text:p>1</text:p>
          </table:table-cell>
        </table:table-row>
        <table:table-row table:style-name="ro1">
          <table:table-cell office:value-type="float" office:value="5647">
            <text:p>5647</text:p>
          </table:table-cell>
          <table:table-cell table:formula="of:=SUM([.A1198:.A1200])" office:value-type="float" office:value="17006">
            <text:p>17006</text:p>
          </table:table-cell>
          <table:table-cell table:formula="of:=IF([.B1198]&gt;[.B1197];1;0)" office:value-type="float" office:value="1">
            <text:p>1</text:p>
          </table:table-cell>
        </table:table-row>
        <table:table-row table:style-name="ro1">
          <table:table-cell office:value-type="float" office:value="5679">
            <text:p>5679</text:p>
          </table:table-cell>
          <table:table-cell table:formula="of:=SUM([.A1199:.A1201])" office:value-type="float" office:value="17040">
            <text:p>17040</text:p>
          </table:table-cell>
          <table:table-cell table:formula="of:=IF([.B1199]&gt;[.B1198];1;0)" office:value-type="float" office:value="1">
            <text:p>1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table:formula="of:=SUM([.A1200:.A1202])" office:value-type="float" office:value="17081">
            <text:p>17081</text:p>
          </table:table-cell>
          <table:table-cell table:formula="of:=IF([.B1200]&gt;[.B1199];1;0)" office:value-type="float" office:value="1">
            <text:p>1</text:p>
          </table:table-cell>
        </table:table-row>
        <table:table-row table:style-name="ro1">
          <table:table-cell office:value-type="float" office:value="5681">
            <text:p>5681</text:p>
          </table:table-cell>
          <table:table-cell table:formula="of:=SUM([.A1201:.A1203])" office:value-type="float" office:value="17123">
            <text:p>17123</text:p>
          </table:table-cell>
          <table:table-cell table:formula="of:=IF([.B1201]&gt;[.B1200];1;0)" office:value-type="float" office:value="1">
            <text:p>1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table:formula="of:=SUM([.A1202:.A1204])" office:value-type="float" office:value="17166">
            <text:p>17166</text:p>
          </table:table-cell>
          <table:table-cell table:formula="of:=IF([.B1202]&gt;[.B1201];1;0)" office:value-type="float" office:value="1">
            <text:p>1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table:formula="of:=SUM([.A1203:.A1205])" office:value-type="float" office:value="17177">
            <text:p>17177</text:p>
          </table:table-cell>
          <table:table-cell table:formula="of:=IF([.B1203]&gt;[.B1202];1;0)" office:value-type="float" office:value="1">
            <text:p>1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table:formula="of:=SUM([.A1204:.A1206])" office:value-type="float" office:value="17189">
            <text:p>17189</text:p>
          </table:table-cell>
          <table:table-cell table:formula="of:=IF([.B1204]&gt;[.B1203];1;0)" office:value-type="float" office:value="1">
            <text:p>1</text:p>
          </table:table-cell>
        </table:table-row>
        <table:table-row table:style-name="ro1">
          <table:table-cell office:value-type="float" office:value="5731">
            <text:p>5731</text:p>
          </table:table-cell>
          <table:table-cell table:formula="of:=SUM([.A1205:.A1207])" office:value-type="float" office:value="17211">
            <text:p>17211</text:p>
          </table:table-cell>
          <table:table-cell table:formula="of:=IF([.B1205]&gt;[.B1204];1;0)" office:value-type="float" office:value="1">
            <text:p>1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table:formula="of:=SUM([.A1206:.A1208])" office:value-type="float" office:value="17224">
            <text:p>17224</text:p>
          </table:table-cell>
          <table:table-cell table:formula="of:=IF([.B1206]&gt;[.B1205];1;0)" office:value-type="float" office:value="1">
            <text:p>1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table:formula="of:=SUM([.A1207:.A1209])" office:value-type="float" office:value="17235">
            <text:p>17235</text:p>
          </table:table-cell>
          <table:table-cell table:formula="of:=IF([.B1207]&gt;[.B1206];1;0)" office:value-type="float" office:value="1">
            <text:p>1</text:p>
          </table:table-cell>
        </table:table-row>
        <table:table-row table:style-name="ro1">
          <table:table-cell office:value-type="float" office:value="5744">
            <text:p>5744</text:p>
          </table:table-cell>
          <table:table-cell table:formula="of:=SUM([.A1208:.A1210])" office:value-type="float" office:value="17240">
            <text:p>17240</text:p>
          </table:table-cell>
          <table:table-cell table:formula="of:=IF([.B1208]&gt;[.B1207];1;0)" office:value-type="float" office:value="1">
            <text:p>1</text:p>
          </table:table-cell>
        </table:table-row>
        <table:table-row table:style-name="ro1">
          <table:table-cell office:value-type="float" office:value="5745">
            <text:p>5745</text:p>
          </table:table-cell>
          <table:table-cell table:formula="of:=SUM([.A1209:.A1211])" office:value-type="float" office:value="17251">
            <text:p>17251</text:p>
          </table:table-cell>
          <table:table-cell table:formula="of:=IF([.B1209]&gt;[.B1208];1;0)" office:value-type="float" office:value="1">
            <text:p>1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table:formula="of:=SUM([.A1210:.A1212])" office:value-type="float" office:value="17264">
            <text:p>17264</text:p>
          </table:table-cell>
          <table:table-cell table:formula="of:=IF([.B1210]&gt;[.B1209];1;0)" office:value-type="float" office:value="1">
            <text:p>1</text:p>
          </table:table-cell>
        </table:table-row>
        <table:table-row table:style-name="ro1">
          <table:table-cell office:value-type="float" office:value="5755">
            <text:p>5755</text:p>
          </table:table-cell>
          <table:table-cell table:formula="of:=SUM([.A1211:.A1213])" office:value-type="float" office:value="17272">
            <text:p>17272</text:p>
          </table:table-cell>
          <table:table-cell table:formula="of:=IF([.B1211]&gt;[.B1210];1;0)" office:value-type="float" office:value="1">
            <text:p>1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table:formula="of:=SUM([.A1212:.A1214])" office:value-type="float" office:value="17307">
            <text:p>17307</text:p>
          </table:table-cell>
          <table:table-cell table:formula="of:=IF([.B1212]&gt;[.B1211];1;0)" office:value-type="float" office:value="1">
            <text:p>1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table:formula="of:=SUM([.A1213:.A1215])" office:value-type="float" office:value="17340">
            <text:p>17340</text:p>
          </table:table-cell>
          <table:table-cell table:formula="of:=IF([.B1213]&gt;[.B1212];1;0)" office:value-type="float" office:value="1">
            <text:p>1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table:formula="of:=SUM([.A1214:.A1216])" office:value-type="float" office:value="17377">
            <text:p>17377</text:p>
          </table:table-cell>
          <table:table-cell table:formula="of:=IF([.B1214]&gt;[.B1213];1;0)" office:value-type="float" office:value="1">
            <text:p>1</text:p>
          </table:table-cell>
        </table:table-row>
        <table:table-row table:style-name="ro1">
          <table:table-cell office:value-type="float" office:value="5791">
            <text:p>5791</text:p>
          </table:table-cell>
          <table:table-cell table:formula="of:=SUM([.A1215:.A1217])" office:value-type="float" office:value="17385">
            <text:p>17385</text:p>
          </table:table-cell>
          <table:table-cell table:formula="of:=IF([.B1215]&gt;[.B1214];1;0)" office:value-type="float" office:value="1">
            <text:p>1</text:p>
          </table:table-cell>
        </table:table-row>
        <table:table-row table:style-name="ro1">
          <table:table-cell office:value-type="float" office:value="5796">
            <text:p>5796</text:p>
          </table:table-cell>
          <table:table-cell table:formula="of:=SUM([.A1216:.A1218])" office:value-type="float" office:value="17397">
            <text:p>17397</text:p>
          </table:table-cell>
          <table:table-cell table:formula="of:=IF([.B1216]&gt;[.B1215];1;0)" office:value-type="float" office:value="1">
            <text:p>1</text:p>
          </table:table-cell>
        </table:table-row>
        <table:table-row table:style-name="ro1">
          <table:table-cell office:value-type="float" office:value="5798">
            <text:p>5798</text:p>
          </table:table-cell>
          <table:table-cell table:formula="of:=SUM([.A1217:.A1219])" office:value-type="float" office:value="17407">
            <text:p>17407</text:p>
          </table:table-cell>
          <table:table-cell table:formula="of:=IF([.B1217]&gt;[.B1216];1;0)" office:value-type="float" office:value="1">
            <text:p>1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table:formula="of:=SUM([.A1218:.A1220])" office:value-type="float" office:value="17417">
            <text:p>17417</text:p>
          </table:table-cell>
          <table:table-cell table:formula="of:=IF([.B1218]&gt;[.B1217];1;0)" office:value-type="float" office:value="1">
            <text:p>1</text:p>
          </table:table-cell>
        </table:table-row>
        <table:table-row table:style-name="ro1">
          <table:table-cell office:value-type="float" office:value="5806">
            <text:p>5806</text:p>
          </table:table-cell>
          <table:table-cell table:formula="of:=SUM([.A1219:.A1221])" office:value-type="float" office:value="17432">
            <text:p>17432</text:p>
          </table:table-cell>
          <table:table-cell table:formula="of:=IF([.B1219]&gt;[.B1218];1;0)" office:value-type="float" office:value="1">
            <text:p>1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table:formula="of:=SUM([.A1220:.A1222])" office:value-type="float" office:value="17446">
            <text:p>17446</text:p>
          </table:table-cell>
          <table:table-cell table:formula="of:=IF([.B1220]&gt;[.B1219];1;0)" office:value-type="float" office:value="1">
            <text:p>1</text:p>
          </table:table-cell>
        </table:table-row>
        <table:table-row table:style-name="ro1">
          <table:table-cell office:value-type="float" office:value="5818">
            <text:p>5818</text:p>
          </table:table-cell>
          <table:table-cell table:formula="of:=SUM([.A1221:.A1223])" office:value-type="float" office:value="17453">
            <text:p>17453</text:p>
          </table:table-cell>
          <table:table-cell table:formula="of:=IF([.B1221]&gt;[.B1220];1;0)" office:value-type="float" office:value="1">
            <text:p>1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table:formula="of:=SUM([.A1222:.A1224])" office:value-type="float" office:value="17460">
            <text:p>17460</text:p>
          </table:table-cell>
          <table:table-cell table:formula="of:=IF([.B1222]&gt;[.B1221];1;0)" office:value-type="float" office:value="1">
            <text:p>1</text:p>
          </table:table-cell>
        </table:table-row>
        <table:table-row table:style-name="ro1">
          <table:table-cell office:value-type="float" office:value="5815">
            <text:p>5815</text:p>
          </table:table-cell>
          <table:table-cell table:formula="of:=SUM([.A1223:.A1225])" office:value-type="float" office:value="17467">
            <text:p>17467</text:p>
          </table:table-cell>
          <table:table-cell table:formula="of:=IF([.B1223]&gt;[.B1222];1;0)" office:value-type="float" office:value="1">
            <text:p>1</text:p>
          </table:table-cell>
        </table:table-row>
        <table:table-row table:style-name="ro1">
          <table:table-cell office:value-type="float" office:value="5825">
            <text:p>5825</text:p>
          </table:table-cell>
          <table:table-cell table:formula="of:=SUM([.A1224:.A1226])" office:value-type="float" office:value="17484">
            <text:p>17484</text:p>
          </table:table-cell>
          <table:table-cell table:formula="of:=IF([.B1224]&gt;[.B1223];1;0)" office:value-type="float" office:value="1">
            <text:p>1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table:formula="of:=SUM([.A1225:.A1227])" office:value-type="float" office:value="17492">
            <text:p>17492</text:p>
          </table:table-cell>
          <table:table-cell table:formula="of:=IF([.B1225]&gt;[.B1224];1;0)" office:value-type="float" office:value="1">
            <text:p>1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table:formula="of:=SUM([.A1226:.A1228])" office:value-type="float" office:value="17504">
            <text:p>17504</text:p>
          </table:table-cell>
          <table:table-cell table:formula="of:=IF([.B1226]&gt;[.B1225];1;0)" office:value-type="float" office:value="1">
            <text:p>1</text:p>
          </table:table-cell>
        </table:table-row>
        <table:table-row table:style-name="ro1">
          <table:table-cell office:value-type="float" office:value="5833">
            <text:p>5833</text:p>
          </table:table-cell>
          <table:table-cell table:formula="of:=SUM([.A1227:.A1229])" office:value-type="float" office:value="17517">
            <text:p>17517</text:p>
          </table:table-cell>
          <table:table-cell table:formula="of:=IF([.B1227]&gt;[.B1226];1;0)" office:value-type="float" office:value="1">
            <text:p>1</text:p>
          </table:table-cell>
        </table:table-row>
        <table:table-row table:style-name="ro1">
          <table:table-cell office:value-type="float" office:value="5839">
            <text:p>5839</text:p>
          </table:table-cell>
          <table:table-cell table:formula="of:=SUM([.A1228:.A1230])" office:value-type="float" office:value="17534">
            <text:p>17534</text:p>
          </table:table-cell>
          <table:table-cell table:formula="of:=IF([.B1228]&gt;[.B1227];1;0)" office:value-type="float" office:value="1">
            <text:p>1</text:p>
          </table:table-cell>
        </table:table-row>
        <table:table-row table:style-name="ro1">
          <table:table-cell office:value-type="float" office:value="5845">
            <text:p>5845</text:p>
          </table:table-cell>
          <table:table-cell table:formula="of:=SUM([.A1229:.A1231])" office:value-type="float" office:value="17541">
            <text:p>17541</text:p>
          </table:table-cell>
          <table:table-cell table:formula="of:=IF([.B1229]&gt;[.B1228];1;0)" office:value-type="float" office:value="1">
            <text:p>1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table:formula="of:=SUM([.A1230:.A1232])" office:value-type="float" office:value="17544">
            <text:p>17544</text:p>
          </table:table-cell>
          <table:table-cell table:formula="of:=IF([.B1230]&gt;[.B1229];1;0)" office:value-type="float" office:value="1">
            <text:p>1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table:formula="of:=SUM([.A1231:.A1233])" office:value-type="float" office:value="17550">
            <text:p>17550</text:p>
          </table:table-cell>
          <table:table-cell table:formula="of:=IF([.B1231]&gt;[.B1230];1;0)" office:value-type="float" office:value="1">
            <text:p>1</text:p>
          </table:table-cell>
        </table:table-row>
        <table:table-row table:style-name="ro1">
          <table:table-cell office:value-type="float" office:value="5848">
            <text:p>5848</text:p>
          </table:table-cell>
          <table:table-cell table:formula="of:=SUM([.A1232:.A1234])" office:value-type="float" office:value="17562">
            <text:p>17562</text:p>
          </table:table-cell>
          <table:table-cell table:formula="of:=IF([.B1232]&gt;[.B1231];1;0)" office:value-type="float" office:value="1">
            <text:p>1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table:formula="of:=SUM([.A1233:.A1235])" office:value-type="float" office:value="17581">
            <text:p>17581</text:p>
          </table:table-cell>
          <table:table-cell table:formula="of:=IF([.B1233]&gt;[.B1232];1;0)" office:value-type="float" office:value="1">
            <text:p>1</text:p>
          </table:table-cell>
        </table:table-row>
        <table:table-row table:style-name="ro1">
          <table:table-cell office:value-type="float" office:value="5858">
            <text:p>5858</text:p>
          </table:table-cell>
          <table:table-cell table:formula="of:=SUM([.A1234:.A1236])" office:value-type="float" office:value="17591">
            <text:p>17591</text:p>
          </table:table-cell>
          <table:table-cell table:formula="of:=IF([.B1234]&gt;[.B1233];1;0)" office:value-type="float" office:value="1">
            <text:p>1</text:p>
          </table:table-cell>
        </table:table-row>
        <table:table-row table:style-name="ro1">
          <table:table-cell office:value-type="float" office:value="5867">
            <text:p>5867</text:p>
          </table:table-cell>
          <table:table-cell table:formula="of:=SUM([.A1235:.A1237])" office:value-type="float" office:value="17605">
            <text:p>17605</text:p>
          </table:table-cell>
          <table:table-cell table:formula="of:=IF([.B1235]&gt;[.B1234];1;0)" office:value-type="float" office:value="1">
            <text:p>1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table:formula="of:=SUM([.A1236:.A1238])" office:value-type="float" office:value="17600">
            <text:p>17600</text:p>
          </table:table-cell>
          <table:table-cell table:formula="of:=IF([.B1236]&gt;[.B1235];1;0)" office:value-type="float" office:value="0">
            <text:p>0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table:formula="of:=SUM([.A1237:.A1239])" office:value-type="float" office:value="17600">
            <text:p>17600</text:p>
          </table:table-cell>
          <table:table-cell table:formula="of:=IF([.B1237]&gt;[.B1236];1;0)" office:value-type="float" office:value="0">
            <text:p>0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table:formula="of:=SUM([.A1238:.A1240])" office:value-type="float" office:value="17600">
            <text:p>17600</text:p>
          </table:table-cell>
          <table:table-cell table:formula="of:=IF([.B1238]&gt;[.B1237];1;0)" office:value-type="float" office:value="0">
            <text:p>0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table:formula="of:=SUM([.A1239:.A1241])" office:value-type="float" office:value="17618">
            <text:p>17618</text:p>
          </table:table-cell>
          <table:table-cell table:formula="of:=IF([.B1239]&gt;[.B1238];1;0)" office:value-type="float" office:value="1">
            <text:p>1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table:formula="of:=SUM([.A1240:.A1242])" office:value-type="float" office:value="17633">
            <text:p>17633</text:p>
          </table:table-cell>
          <table:table-cell table:formula="of:=IF([.B1240]&gt;[.B1239];1;0)" office:value-type="float" office:value="1">
            <text:p>1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table:formula="of:=SUM([.A1241:.A1243])" office:value-type="float" office:value="17643">
            <text:p>17643</text:p>
          </table:table-cell>
          <table:table-cell table:formula="of:=IF([.B1241]&gt;[.B1240];1;0)" office:value-type="float" office:value="1">
            <text:p>1</text:p>
          </table:table-cell>
        </table:table-row>
        <table:table-row table:style-name="ro1">
          <table:table-cell office:value-type="float" office:value="5881">
            <text:p>5881</text:p>
          </table:table-cell>
          <table:table-cell table:formula="of:=SUM([.A1242:.A1244])" office:value-type="float" office:value="17652">
            <text:p>17652</text:p>
          </table:table-cell>
          <table:table-cell table:formula="of:=IF([.B1242]&gt;[.B1241];1;0)" office:value-type="float" office:value="1">
            <text:p>1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table:formula="of:=SUM([.A1243:.A1245])" office:value-type="float" office:value="17686">
            <text:p>17686</text:p>
          </table:table-cell>
          <table:table-cell table:formula="of:=IF([.B1243]&gt;[.B1242];1;0)" office:value-type="float" office:value="1">
            <text:p>1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table:formula="of:=SUM([.A1244:.A1246])" office:value-type="float" office:value="17742">
            <text:p>17742</text:p>
          </table:table-cell>
          <table:table-cell table:formula="of:=IF([.B1244]&gt;[.B1243];1;0)" office:value-type="float" office:value="1">
            <text:p>1</text:p>
          </table:table-cell>
        </table:table-row>
        <table:table-row table:style-name="ro1">
          <table:table-cell office:value-type="float" office:value="5915">
            <text:p>5915</text:p>
          </table:table-cell>
          <table:table-cell table:formula="of:=SUM([.A1245:.A1247])" office:value-type="float" office:value="17808">
            <text:p>17808</text:p>
          </table:table-cell>
          <table:table-cell table:formula="of:=IF([.B1245]&gt;[.B1244];1;0)" office:value-type="float" office:value="1">
            <text:p>1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table:formula="of:=SUM([.A1246:.A1248])" office:value-type="float" office:value="17851">
            <text:p>17851</text:p>
          </table:table-cell>
          <table:table-cell table:formula="of:=IF([.B1246]&gt;[.B1245];1;0)" office:value-type="float" office:value="1">
            <text:p>1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table:formula="of:=SUM([.A1247:.A1249])" office:value-type="float" office:value="17872">
            <text:p>17872</text:p>
          </table:table-cell>
          <table:table-cell table:formula="of:=IF([.B1247]&gt;[.B1246];1;0)" office:value-type="float" office:value="1">
            <text:p>1</text:p>
          </table:table-cell>
        </table:table-row>
        <table:table-row table:style-name="ro1">
          <table:table-cell office:value-type="float" office:value="5958">
            <text:p>5958</text:p>
          </table:table-cell>
          <table:table-cell table:formula="of:=SUM([.A1248:.A1250])" office:value-type="float" office:value="17877">
            <text:p>17877</text:p>
          </table:table-cell>
          <table:table-cell table:formula="of:=IF([.B1248]&gt;[.B1247];1;0)" office:value-type="float" office:value="1">
            <text:p>1</text:p>
          </table:table-cell>
        </table:table-row>
        <table:table-row table:style-name="ro1">
          <table:table-cell office:value-type="float" office:value="5959">
            <text:p>5959</text:p>
          </table:table-cell>
          <table:table-cell table:formula="of:=SUM([.A1249:.A1251])" office:value-type="float" office:value="17880">
            <text:p>17880</text:p>
          </table:table-cell>
          <table:table-cell table:formula="of:=IF([.B1249]&gt;[.B1248];1;0)" office:value-type="float" office:value="1">
            <text:p>1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table:formula="of:=SUM([.A1250:.A1252])" office:value-type="float" office:value="17883">
            <text:p>17883</text:p>
          </table:table-cell>
          <table:table-cell table:formula="of:=IF([.B1250]&gt;[.B1249];1;0)" office:value-type="float" office:value="1">
            <text:p>1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table:formula="of:=SUM([.A1251:.A1253])" office:value-type="float" office:value="17909">
            <text:p>17909</text:p>
          </table:table-cell>
          <table:table-cell table:formula="of:=IF([.B1251]&gt;[.B1250];1;0)" office:value-type="float" office:value="1">
            <text:p>1</text:p>
          </table:table-cell>
        </table:table-row>
        <table:table-row table:style-name="ro1">
          <table:table-cell office:value-type="float" office:value="5962">
            <text:p>5962</text:p>
          </table:table-cell>
          <table:table-cell table:formula="of:=SUM([.A1252:.A1254])" office:value-type="float" office:value="17937">
            <text:p>17937</text:p>
          </table:table-cell>
          <table:table-cell table:formula="of:=IF([.B1252]&gt;[.B1251];1;0)" office:value-type="float" office:value="1">
            <text:p>1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table:formula="of:=SUM([.A1253:.A1255])" office:value-type="float" office:value="17967">
            <text:p>17967</text:p>
          </table:table-cell>
          <table:table-cell table:formula="of:=IF([.B1253]&gt;[.B1252];1;0)" office:value-type="float" office:value="1">
            <text:p>1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table:formula="of:=SUM([.A1254:.A1256])" office:value-type="float" office:value="17970">
            <text:p>17970</text:p>
          </table:table-cell>
          <table:table-cell table:formula="of:=IF([.B1254]&gt;[.B1253];1;0)" office:value-type="float" office:value="1">
            <text:p>1</text:p>
          </table:table-cell>
        </table:table-row>
        <table:table-row table:style-name="ro1">
          <table:table-cell office:value-type="float" office:value="5992">
            <text:p>5992</text:p>
          </table:table-cell>
          <table:table-cell table:formula="of:=SUM([.A1255:.A1257])" office:value-type="float" office:value="17986">
            <text:p>17986</text:p>
          </table:table-cell>
          <table:table-cell table:formula="of:=IF([.B1255]&gt;[.B1254];1;0)" office:value-type="float" office:value="1">
            <text:p>1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table:formula="of:=SUM([.A1256:.A1258])" office:value-type="float" office:value="17998">
            <text:p>17998</text:p>
          </table:table-cell>
          <table:table-cell table:formula="of:=IF([.B1256]&gt;[.B1255];1;0)" office:value-type="float" office:value="1">
            <text:p>1</text:p>
          </table:table-cell>
        </table:table-row>
        <table:table-row table:style-name="ro1">
          <table:table-cell office:value-type="float" office:value="6005">
            <text:p>6005</text:p>
          </table:table-cell>
          <table:table-cell table:formula="of:=SUM([.A1257:.A1259])" office:value-type="float" office:value="18017">
            <text:p>18017</text:p>
          </table:table-cell>
          <table:table-cell table:formula="of:=IF([.B1257]&gt;[.B1256];1;0)" office:value-type="float" office:value="1">
            <text:p>1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table:formula="of:=SUM([.A1258:.A1260])" office:value-type="float" office:value="18016">
            <text:p>18016</text:p>
          </table:table-cell>
          <table:table-cell table:formula="of:=IF([.B1258]&gt;[.B1257];1;0)" office:value-type="float" office:value="0">
            <text:p>0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table:formula="of:=SUM([.A1259:.A1261])" office:value-type="float" office:value="18018">
            <text:p>18018</text:p>
          </table:table-cell>
          <table:table-cell table:formula="of:=IF([.B1259]&gt;[.B1258];1;0)" office:value-type="float" office:value="1">
            <text:p>1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table:formula="of:=SUM([.A1260:.A1262])" office:value-type="float" office:value="18017">
            <text:p>18017</text:p>
          </table:table-cell>
          <table:table-cell table:formula="of:=IF([.B1260]&gt;[.B1259];1;0)" office:value-type="float" office:value="0">
            <text:p>0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table:formula="of:=SUM([.A1261:.A1263])" office:value-type="float" office:value="18024">
            <text:p>18024</text:p>
          </table:table-cell>
          <table:table-cell table:formula="of:=IF([.B1261]&gt;[.B1260];1;0)" office:value-type="float" office:value="1">
            <text:p>1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table:formula="of:=SUM([.A1262:.A1264])" office:value-type="float" office:value="18030">
            <text:p>18030</text:p>
          </table:table-cell>
          <table:table-cell table:formula="of:=IF([.B1262]&gt;[.B1261];1;0)" office:value-type="float" office:value="1">
            <text:p>1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table:formula="of:=SUM([.A1263:.A1265])" office:value-type="float" office:value="18037">
            <text:p>18037</text:p>
          </table:table-cell>
          <table:table-cell table:formula="of:=IF([.B1263]&gt;[.B1262];1;0)" office:value-type="float" office:value="1">
            <text:p>1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table:formula="of:=SUM([.A1264:.A1266])" office:value-type="float" office:value="18054">
            <text:p>18054</text:p>
          </table:table-cell>
          <table:table-cell table:formula="of:=IF([.B1264]&gt;[.B1263];1;0)" office:value-type="float" office:value="1">
            <text:p>1</text:p>
          </table:table-cell>
        </table:table-row>
        <table:table-row table:style-name="ro1">
          <table:table-cell office:value-type="float" office:value="6014">
            <text:p>6014</text:p>
          </table:table-cell>
          <table:table-cell table:formula="of:=SUM([.A1265:.A1267])" office:value-type="float" office:value="18088">
            <text:p>18088</text:p>
          </table:table-cell>
          <table:table-cell table:formula="of:=IF([.B1265]&gt;[.B1264];1;0)" office:value-type="float" office:value="1">
            <text:p>1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table:formula="of:=SUM([.A1266:.A1268])" office:value-type="float" office:value="18121">
            <text:p>18121</text:p>
          </table:table-cell>
          <table:table-cell table:formula="of:=IF([.B1266]&gt;[.B1265];1;0)" office:value-type="float" office:value="1">
            <text:p>1</text:p>
          </table:table-cell>
        </table:table-row>
        <table:table-row table:style-name="ro1">
          <table:table-cell office:value-type="float" office:value="6046">
            <text:p>6046</text:p>
          </table:table-cell>
          <table:table-cell table:formula="of:=SUM([.A1267:.A1269])" office:value-type="float" office:value="18143">
            <text:p>18143</text:p>
          </table:table-cell>
          <table:table-cell table:formula="of:=IF([.B1267]&gt;[.B1266];1;0)" office:value-type="float" office:value="1">
            <text:p>1</text:p>
          </table:table-cell>
        </table:table-row>
        <table:table-row table:style-name="ro1">
          <table:table-cell office:value-type="float" office:value="6047">
            <text:p>6047</text:p>
          </table:table-cell>
          <table:table-cell table:formula="of:=SUM([.A1268:.A1270])" office:value-type="float" office:value="18149">
            <text:p>18149</text:p>
          </table:table-cell>
          <table:table-cell table:formula="of:=IF([.B1268]&gt;[.B1267];1;0)" office:value-type="float" office:value="1">
            <text:p>1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table:formula="of:=SUM([.A1269:.A1271])" office:value-type="float" office:value="18164">
            <text:p>18164</text:p>
          </table:table-cell>
          <table:table-cell table:formula="of:=IF([.B1269]&gt;[.B1268];1;0)" office:value-type="float" office:value="1">
            <text:p>1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table:formula="of:=SUM([.A1270:.A1272])" office:value-type="float" office:value="18189">
            <text:p>18189</text:p>
          </table:table-cell>
          <table:table-cell table:formula="of:=IF([.B1270]&gt;[.B1269];1;0)" office:value-type="float" office:value="1">
            <text:p>1</text:p>
          </table:table-cell>
        </table:table-row>
        <table:table-row table:style-name="ro1">
          <table:table-cell office:value-type="float" office:value="6062">
            <text:p>6062</text:p>
          </table:table-cell>
          <table:table-cell table:formula="of:=SUM([.A1271:.A1273])" office:value-type="float" office:value="18213">
            <text:p>18213</text:p>
          </table:table-cell>
          <table:table-cell table:formula="of:=IF([.B1271]&gt;[.B1270];1;0)" office:value-type="float" office:value="1">
            <text:p>1</text:p>
          </table:table-cell>
        </table:table-row>
        <table:table-row table:style-name="ro1">
          <table:table-cell office:value-type="float" office:value="6075">
            <text:p>6075</text:p>
          </table:table-cell>
          <table:table-cell table:formula="of:=SUM([.A1272:.A1274])" office:value-type="float" office:value="18232">
            <text:p>18232</text:p>
          </table:table-cell>
          <table:table-cell table:formula="of:=IF([.B1272]&gt;[.B1271];1;0)" office:value-type="float" office:value="1">
            <text:p>1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table:formula="of:=SUM([.A1273:.A1275])" office:value-type="float" office:value="18250">
            <text:p>18250</text:p>
          </table:table-cell>
          <table:table-cell table:formula="of:=IF([.B1273]&gt;[.B1272];1;0)" office:value-type="float" office:value="1">
            <text:p>1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table:formula="of:=SUM([.A1274:.A1276])" office:value-type="float" office:value="18273">
            <text:p>18273</text:p>
          </table:table-cell>
          <table:table-cell table:formula="of:=IF([.B1274]&gt;[.B1273];1;0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table:formula="of:=SUM([.A1275:.A1277])" office:value-type="float" office:value="18294">
            <text:p>18294</text:p>
          </table:table-cell>
          <table:table-cell table:formula="of:=IF([.B1275]&gt;[.B1274];1;0)" office:value-type="float" office:value="1">
            <text:p>1</text:p>
          </table:table-cell>
        </table:table-row>
        <table:table-row table:style-name="ro1">
          <table:table-cell office:value-type="float" office:value="6099">
            <text:p>6099</text:p>
          </table:table-cell>
          <table:table-cell table:formula="of:=SUM([.A1276:.A1278])" office:value-type="float" office:value="18307">
            <text:p>18307</text:p>
          </table:table-cell>
          <table:table-cell table:formula="of:=IF([.B1276]&gt;[.B1275];1;0)" office:value-type="float" office:value="1">
            <text:p>1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table:formula="of:=SUM([.A1277:.A1279])" office:value-type="float" office:value="18317">
            <text:p>18317</text:p>
          </table:table-cell>
          <table:table-cell table:formula="of:=IF([.B1277]&gt;[.B1276];1;0)" office:value-type="float" office:value="1">
            <text:p>1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table:formula="of:=SUM([.A1278:.A1280])" office:value-type="float" office:value="18325">
            <text:p>18325</text:p>
          </table:table-cell>
          <table:table-cell table:formula="of:=IF([.B1278]&gt;[.B1277];1;0)" office:value-type="float" office:value="1">
            <text:p>1</text:p>
          </table:table-cell>
        </table:table-row>
        <table:table-row table:style-name="ro1">
          <table:table-cell office:value-type="float" office:value="6109">
            <text:p>6109</text:p>
          </table:table-cell>
          <table:table-cell table:formula="of:=SUM([.A1279:.A1281])" office:value-type="float" office:value="18334">
            <text:p>18334</text:p>
          </table:table-cell>
          <table:table-cell table:formula="of:=IF([.B1279]&gt;[.B1278];1;0)" office:value-type="float" office:value="1">
            <text:p>1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table:formula="of:=SUM([.A1280:.A1282])" office:value-type="float" office:value="18341">
            <text:p>18341</text:p>
          </table:table-cell>
          <table:table-cell table:formula="of:=IF([.B1280]&gt;[.B1279];1;0)" office:value-type="float" office:value="1">
            <text:p>1</text:p>
          </table:table-cell>
        </table:table-row>
        <table:table-row table:style-name="ro1">
          <table:table-cell office:value-type="float" office:value="6115">
            <text:p>6115</text:p>
          </table:table-cell>
          <table:table-cell table:formula="of:=SUM([.A1281:.A1283])" office:value-type="float" office:value="18348">
            <text:p>18348</text:p>
          </table:table-cell>
          <table:table-cell table:formula="of:=IF([.B1281]&gt;[.B1280];1;0)" office:value-type="float" office:value="1">
            <text:p>1</text:p>
          </table:table-cell>
        </table:table-row>
        <table:table-row table:style-name="ro1">
          <table:table-cell office:value-type="float" office:value="6116">
            <text:p>6116</text:p>
          </table:table-cell>
          <table:table-cell table:formula="of:=SUM([.A1282:.A1284])" office:value-type="float" office:value="18351">
            <text:p>18351</text:p>
          </table:table-cell>
          <table:table-cell table:formula="of:=IF([.B1282]&gt;[.B1281];1;0)" office:value-type="float" office:value="1">
            <text:p>1</text:p>
          </table:table-cell>
        </table:table-row>
        <table:table-row table:style-name="ro1">
          <table:table-cell office:value-type="float" office:value="6117">
            <text:p>6117</text:p>
          </table:table-cell>
          <table:table-cell table:formula="of:=SUM([.A1283:.A1285])" office:value-type="float" office:value="18357">
            <text:p>18357</text:p>
          </table:table-cell>
          <table:table-cell table:formula="of:=IF([.B1283]&gt;[.B1282];1;0)" office:value-type="float" office:value="1">
            <text:p>1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table:formula="of:=SUM([.A1284:.A1286])" office:value-type="float" office:value="18363">
            <text:p>18363</text:p>
          </table:table-cell>
          <table:table-cell table:formula="of:=IF([.B1284]&gt;[.B1283];1;0)" office:value-type="float" office:value="1">
            <text:p>1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table:formula="of:=SUM([.A1285:.A1287])" office:value-type="float" office:value="18369">
            <text:p>18369</text:p>
          </table:table-cell>
          <table:table-cell table:formula="of:=IF([.B1285]&gt;[.B1284];1;0)" office:value-type="float" office:value="1">
            <text:p>1</text:p>
          </table:table-cell>
        </table:table-row>
        <table:table-row table:style-name="ro1">
          <table:table-cell office:value-type="float" office:value="6123">
            <text:p>6123</text:p>
          </table:table-cell>
          <table:table-cell table:formula="of:=SUM([.A1286:.A1288])" office:value-type="float" office:value="18383">
            <text:p>18383</text:p>
          </table:table-cell>
          <table:table-cell table:formula="of:=IF([.B1286]&gt;[.B1285];1;0)" office:value-type="float" office:value="1">
            <text:p>1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table:formula="of:=SUM([.A1287:.A1289])" office:value-type="float" office:value="18387">
            <text:p>18387</text:p>
          </table:table-cell>
          <table:table-cell table:formula="of:=IF([.B1287]&gt;[.B1286];1;0)" office:value-type="float" office:value="1">
            <text:p>1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table:formula="of:=SUM([.A1288:.A1290])" office:value-type="float" office:value="18391">
            <text:p>18391</text:p>
          </table:table-cell>
          <table:table-cell table:formula="of:=IF([.B1288]&gt;[.B1287];1;0)" office:value-type="float" office:value="1">
            <text:p>1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table:formula="of:=SUM([.A1289:.A1291])" office:value-type="float" office:value="18386">
            <text:p>18386</text:p>
          </table:table-cell>
          <table:table-cell table:formula="of:=IF([.B1289]&gt;[.B1288];1;0)" office:value-type="float" office:value="0">
            <text:p>0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table:formula="of:=SUM([.A1290:.A1292])" office:value-type="float" office:value="18391">
            <text:p>18391</text:p>
          </table:table-cell>
          <table:table-cell table:formula="of:=IF([.B1290]&gt;[.B1289];1;0)" office:value-type="float" office:value="1">
            <text:p>1</text:p>
          </table:table-cell>
        </table:table-row>
        <table:table-row table:style-name="ro1">
          <table:table-cell office:value-type="float" office:value="6131">
            <text:p>6131</text:p>
          </table:table-cell>
          <table:table-cell table:formula="of:=SUM([.A1291:.A1293])" office:value-type="float" office:value="18413">
            <text:p>18413</text:p>
          </table:table-cell>
          <table:table-cell table:formula="of:=IF([.B1291]&gt;[.B1290];1;0)" office:value-type="float" office:value="1">
            <text:p>1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table:formula="of:=SUM([.A1292:.A1294])" office:value-type="float" office:value="18433">
            <text:p>18433</text:p>
          </table:table-cell>
          <table:table-cell table:formula="of:=IF([.B1292]&gt;[.B1291];1;0)" office:value-type="float" office:value="1">
            <text:p>1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table:formula="of:=SUM([.A1293:.A1295])" office:value-type="float" office:value="18454">
            <text:p>18454</text:p>
          </table:table-cell>
          <table:table-cell table:formula="of:=IF([.B1293]&gt;[.B1292];1;0)" office:value-type="float" office:value="1">
            <text:p>1</text:p>
          </table:table-cell>
        </table:table-row>
        <table:table-row table:style-name="ro1">
          <table:table-cell office:value-type="float" office:value="6151">
            <text:p>6151</text:p>
          </table:table-cell>
          <table:table-cell table:formula="of:=SUM([.A1294:.A1296])" office:value-type="float" office:value="18460">
            <text:p>18460</text:p>
          </table:table-cell>
          <table:table-cell table:formula="of:=IF([.B1294]&gt;[.B1293];1;0)" office:value-type="float" office:value="1">
            <text:p>1</text:p>
          </table:table-cell>
        </table:table-row>
        <table:table-row table:style-name="ro1">
          <table:table-cell office:value-type="float" office:value="6153">
            <text:p>6153</text:p>
          </table:table-cell>
          <table:table-cell table:formula="of:=SUM([.A1295:.A1297])" office:value-type="float" office:value="18468">
            <text:p>18468</text:p>
          </table:table-cell>
          <table:table-cell table:formula="of:=IF([.B1295]&gt;[.B1294];1;0)" office:value-type="float" office:value="1">
            <text:p>1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table:formula="of:=SUM([.A1296:.A1298])" office:value-type="float" office:value="18472">
            <text:p>18472</text:p>
          </table:table-cell>
          <table:table-cell table:formula="of:=IF([.B1296]&gt;[.B1295];1;0)" office:value-type="float" office:value="1">
            <text:p>1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table:formula="of:=SUM([.A1297:.A1299])" office:value-type="float" office:value="18485">
            <text:p>18485</text:p>
          </table:table-cell>
          <table:table-cell table:formula="of:=IF([.B1297]&gt;[.B1296];1;0)" office:value-type="float" office:value="1">
            <text:p>1</text:p>
          </table:table-cell>
        </table:table-row>
        <table:table-row table:style-name="ro1">
          <table:table-cell office:value-type="float" office:value="6157">
            <text:p>6157</text:p>
          </table:table-cell>
          <table:table-cell table:formula="of:=SUM([.A1298:.A1300])" office:value-type="float" office:value="18504">
            <text:p>18504</text:p>
          </table:table-cell>
          <table:table-cell table:formula="of:=IF([.B1298]&gt;[.B1297];1;0)" office:value-type="float" office:value="1">
            <text:p>1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table:formula="of:=SUM([.A1299:.A1301])" office:value-type="float" office:value="18523">
            <text:p>18523</text:p>
          </table:table-cell>
          <table:table-cell table:formula="of:=IF([.B1299]&gt;[.B1298];1;0)" office:value-type="float" office:value="1">
            <text:p>1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table:formula="of:=SUM([.A1300:.A1302])" office:value-type="float" office:value="18531">
            <text:p>18531</text:p>
          </table:table-cell>
          <table:table-cell table:formula="of:=IF([.B1300]&gt;[.B1299];1;0)" office:value-type="float" office:value="1">
            <text:p>1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table:formula="of:=SUM([.A1301:.A1303])" office:value-type="float" office:value="18550">
            <text:p>18550</text:p>
          </table:table-cell>
          <table:table-cell table:formula="of:=IF([.B1301]&gt;[.B1300];1;0)" office:value-type="float" office:value="1">
            <text:p>1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table:formula="of:=SUM([.A1302:.A1304])" office:value-type="float" office:value="18596">
            <text:p>18596</text:p>
          </table:table-cell>
          <table:table-cell table:formula="of:=IF([.B1302]&gt;[.B1301];1;0)" office:value-type="float" office:value="1">
            <text:p>1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table:formula="of:=SUM([.A1303:.A1305])" office:value-type="float" office:value="18643">
            <text:p>18643</text:p>
          </table:table-cell>
          <table:table-cell table:formula="of:=IF([.B1303]&gt;[.B1302];1;0)" office:value-type="float" office:value="1">
            <text:p>1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table:formula="of:=SUM([.A1304:.A1306])" office:value-type="float" office:value="18698">
            <text:p>18698</text:p>
          </table:table-cell>
          <table:table-cell table:formula="of:=IF([.B1304]&gt;[.B1303];1;0)" office:value-type="float" office:value="1">
            <text:p>1</text:p>
          </table:table-cell>
        </table:table-row>
        <table:table-row table:style-name="ro1">
          <table:table-cell office:value-type="float" office:value="6224">
            <text:p>6224</text:p>
          </table:table-cell>
          <table:table-cell table:formula="of:=SUM([.A1305:.A1307])" office:value-type="float" office:value="18724">
            <text:p>18724</text:p>
          </table:table-cell>
          <table:table-cell table:formula="of:=IF([.B1305]&gt;[.B1304];1;0)" office:value-type="float" office:value="1">
            <text:p>1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table:formula="of:=SUM([.A1306:.A1308])" office:value-type="float" office:value="18763">
            <text:p>18763</text:p>
          </table:table-cell>
          <table:table-cell table:formula="of:=IF([.B1306]&gt;[.B1305];1;0)" office:value-type="float" office:value="1">
            <text:p>1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table:formula="of:=SUM([.A1307:.A1309])" office:value-type="float" office:value="18773">
            <text:p>18773</text:p>
          </table:table-cell>
          <table:table-cell table:formula="of:=IF([.B1307]&gt;[.B1306];1;0)" office:value-type="float" office:value="1">
            <text:p>1</text:p>
          </table:table-cell>
        </table:table-row>
        <table:table-row table:style-name="ro1">
          <table:table-cell office:value-type="float" office:value="6263">
            <text:p>6263</text:p>
          </table:table-cell>
          <table:table-cell table:formula="of:=SUM([.A1308:.A1310])" office:value-type="float" office:value="18789">
            <text:p>18789</text:p>
          </table:table-cell>
          <table:table-cell table:formula="of:=IF([.B1308]&gt;[.B1307];1;0)" office:value-type="float" office:value="1">
            <text:p>1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table:formula="of:=SUM([.A1309:.A1311])" office:value-type="float" office:value="18791">
            <text:p>18791</text:p>
          </table:table-cell>
          <table:table-cell table:formula="of:=IF([.B1309]&gt;[.B1308];1;0)" office:value-type="float" office:value="1">
            <text:p>1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table:formula="of:=SUM([.A1310:.A1312])" office:value-type="float" office:value="18811">
            <text:p>18811</text:p>
          </table:table-cell>
          <table:table-cell table:formula="of:=IF([.B1310]&gt;[.B1309];1;0)" office:value-type="float" office:value="1">
            <text:p>1</text:p>
          </table:table-cell>
        </table:table-row>
        <table:table-row table:style-name="ro1">
          <table:table-cell office:value-type="float" office:value="6265">
            <text:p>6265</text:p>
          </table:table-cell>
          <table:table-cell table:formula="of:=SUM([.A1311:.A1313])" office:value-type="float" office:value="18835">
            <text:p>18835</text:p>
          </table:table-cell>
          <table:table-cell table:formula="of:=IF([.B1311]&gt;[.B1310];1;0)" office:value-type="float" office:value="1">
            <text:p>1</text:p>
          </table:table-cell>
        </table:table-row>
        <table:table-row table:style-name="ro1">
          <table:table-cell office:value-type="float" office:value="6282">
            <text:p>6282</text:p>
          </table:table-cell>
          <table:table-cell table:formula="of:=SUM([.A1312:.A1314])" office:value-type="float" office:value="18863">
            <text:p>18863</text:p>
          </table:table-cell>
          <table:table-cell table:formula="of:=IF([.B1312]&gt;[.B1311];1;0)" office:value-type="float" office:value="1">
            <text:p>1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table:formula="of:=SUM([.A1313:.A1315])" office:value-type="float" office:value="18878">
            <text:p>18878</text:p>
          </table:table-cell>
          <table:table-cell table:formula="of:=IF([.B1313]&gt;[.B1312];1;0)" office:value-type="float" office:value="1">
            <text:p>1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table:formula="of:=SUM([.A1314:.A1316])" office:value-type="float" office:value="18888">
            <text:p>18888</text:p>
          </table:table-cell>
          <table:table-cell table:formula="of:=IF([.B1314]&gt;[.B1313];1;0)" office:value-type="float" office:value="1">
            <text:p>1</text:p>
          </table:table-cell>
        </table:table-row>
        <table:table-row table:style-name="ro1">
          <table:table-cell office:value-type="float" office:value="6297">
            <text:p>6297</text:p>
          </table:table-cell>
          <table:table-cell table:formula="of:=SUM([.A1315:.A1317])" office:value-type="float" office:value="18894">
            <text:p>18894</text:p>
          </table:table-cell>
          <table:table-cell table:formula="of:=IF([.B1315]&gt;[.B1314];1;0)" office:value-type="float" office:value="1">
            <text:p>1</text:p>
          </table:table-cell>
        </table:table-row>
        <table:table-row table:style-name="ro1">
          <table:table-cell office:value-type="float" office:value="6298">
            <text:p>6298</text:p>
          </table:table-cell>
          <table:table-cell table:formula="of:=SUM([.A1316:.A1318])" office:value-type="float" office:value="18900">
            <text:p>18900</text:p>
          </table:table-cell>
          <table:table-cell table:formula="of:=IF([.B1316]&gt;[.B1315];1;0)" office:value-type="float" office:value="1">
            <text:p>1</text:p>
          </table:table-cell>
        </table:table-row>
        <table:table-row table:style-name="ro1">
          <table:table-cell office:value-type="float" office:value="6299">
            <text:p>6299</text:p>
          </table:table-cell>
          <table:table-cell table:formula="of:=SUM([.A1317:.A1319])" office:value-type="float" office:value="18931">
            <text:p>18931</text:p>
          </table:table-cell>
          <table:table-cell table:formula="of:=IF([.B1317]&gt;[.B1316];1;0)" office:value-type="float" office:value="1">
            <text:p>1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table:formula="of:=SUM([.A1318:.A1320])" office:value-type="float" office:value="18970">
            <text:p>18970</text:p>
          </table:table-cell>
          <table:table-cell table:formula="of:=IF([.B1318]&gt;[.B1317];1;0)" office:value-type="float" office:value="1">
            <text:p>1</text:p>
          </table:table-cell>
        </table:table-row>
        <table:table-row table:style-name="ro1">
          <table:table-cell office:value-type="float" office:value="6329">
            <text:p>6329</text:p>
          </table:table-cell>
          <table:table-cell table:formula="of:=SUM([.A1319:.A1321])" office:value-type="float" office:value="19016">
            <text:p>19016</text:p>
          </table:table-cell>
          <table:table-cell table:formula="of:=IF([.B1319]&gt;[.B1318];1;0)" office:value-type="float" office:value="1">
            <text:p>1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table:formula="of:=SUM([.A1320:.A1322])" office:value-type="float" office:value="19035">
            <text:p>19035</text:p>
          </table:table-cell>
          <table:table-cell table:formula="of:=IF([.B1320]&gt;[.B1319];1;0)" office:value-type="float" office:value="1">
            <text:p>1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table:formula="of:=SUM([.A1321:.A1323])" office:value-type="float" office:value="19050">
            <text:p>19050</text:p>
          </table:table-cell>
          <table:table-cell table:formula="of:=IF([.B1321]&gt;[.B1320];1;0)" office:value-type="float" office:value="1">
            <text:p>1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table:formula="of:=SUM([.A1322:.A1324])" office:value-type="float" office:value="19073">
            <text:p>19073</text:p>
          </table:table-cell>
          <table:table-cell table:formula="of:=IF([.B1322]&gt;[.B1321];1;0)" office:value-type="float" office:value="1">
            <text:p>1</text:p>
          </table:table-cell>
        </table:table-row>
        <table:table-row table:style-name="ro1">
          <table:table-cell office:value-type="float" office:value="6353">
            <text:p>6353</text:p>
          </table:table-cell>
          <table:table-cell table:formula="of:=SUM([.A1323:.A1325])" office:value-type="float" office:value="19101">
            <text:p>19101</text:p>
          </table:table-cell>
          <table:table-cell table:formula="of:=IF([.B1323]&gt;[.B1322];1;0)" office:value-type="float" office:value="1">
            <text:p>1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table:formula="of:=SUM([.A1324:.A1326])" office:value-type="float" office:value="19132">
            <text:p>19132</text:p>
          </table:table-cell>
          <table:table-cell table:formula="of:=IF([.B1324]&gt;[.B1323];1;0)" office:value-type="float" office:value="1">
            <text:p>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table:formula="of:=SUM([.A1325:.A1327])" office:value-type="float" office:value="19145">
            <text:p>19145</text:p>
          </table:table-cell>
          <table:table-cell table:formula="of:=IF([.B1325]&gt;[.B1324];1;0)" office:value-type="float" office:value="1">
            <text:p>1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table:formula="of:=SUM([.A1326:.A1328])" office:value-type="float" office:value="19155">
            <text:p>19155</text:p>
          </table:table-cell>
          <table:table-cell table:formula="of:=IF([.B1326]&gt;[.B1325];1;0)" office:value-type="float" office:value="1">
            <text:p>1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table:formula="of:=SUM([.A1327:.A1329])" office:value-type="float" office:value="19147">
            <text:p>19147</text:p>
          </table:table-cell>
          <table:table-cell table:formula="of:=IF([.B1327]&gt;[.B1326];1;0)" office:value-type="float" office:value="0">
            <text:p>0</text:p>
          </table:table-cell>
        </table:table-row>
        <table:table-row table:style-name="ro1">
          <table:table-cell office:value-type="float" office:value="6386">
            <text:p>6386</text:p>
          </table:table-cell>
          <table:table-cell table:formula="of:=SUM([.A1328:.A1330])" office:value-type="float" office:value="19143">
            <text:p>19143</text:p>
          </table:table-cell>
          <table:table-cell table:formula="of:=IF([.B1328]&gt;[.B1327];1;0)" office:value-type="float" office:value="0">
            <text:p>0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table:formula="of:=SUM([.A1329:.A1331])" office:value-type="float" office:value="19140">
            <text:p>19140</text:p>
          </table:table-cell>
          <table:table-cell table:formula="of:=IF([.B1329]&gt;[.B1328];1;0)" office:value-type="float" office:value="0">
            <text:p>0</text:p>
          </table:table-cell>
        </table:table-row>
        <table:table-row table:style-name="ro1">
          <table:table-cell office:value-type="float" office:value="6381">
            <text:p>6381</text:p>
          </table:table-cell>
          <table:table-cell table:formula="of:=SUM([.A1330:.A1332])" office:value-type="float" office:value="19148">
            <text:p>19148</text:p>
          </table:table-cell>
          <table:table-cell table:formula="of:=IF([.B1330]&gt;[.B1329];1;0)" office:value-type="float" office:value="1">
            <text:p>1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table:formula="of:=SUM([.A1331:.A1333])" office:value-type="float" office:value="19163">
            <text:p>19163</text:p>
          </table:table-cell>
          <table:table-cell table:formula="of:=IF([.B1331]&gt;[.B1330];1;0)" office:value-type="float" office:value="1">
            <text:p>1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table:formula="of:=SUM([.A1332:.A1334])" office:value-type="float" office:value="19177">
            <text:p>19177</text:p>
          </table:table-cell>
          <table:table-cell table:formula="of:=IF([.B1332]&gt;[.B1331];1;0)" office:value-type="float" office:value="1">
            <text:p>1</text:p>
          </table:table-cell>
        </table:table-row>
        <table:table-row table:style-name="ro1">
          <table:table-cell office:value-type="float" office:value="6396">
            <text:p>6396</text:p>
          </table:table-cell>
          <table:table-cell table:formula="of:=SUM([.A1333:.A1335])" office:value-type="float" office:value="19191">
            <text:p>19191</text:p>
          </table:table-cell>
          <table:table-cell table:formula="of:=IF([.B1333]&gt;[.B1332];1;0)" office:value-type="float" office:value="1">
            <text:p>1</text:p>
          </table:table-cell>
        </table:table-row>
        <table:table-row table:style-name="ro1">
          <table:table-cell office:value-type="float" office:value="6397">
            <text:p>6397</text:p>
          </table:table-cell>
          <table:table-cell table:formula="of:=SUM([.A1334:.A1336])" office:value-type="float" office:value="19196">
            <text:p>19196</text:p>
          </table:table-cell>
          <table:table-cell table:formula="of:=IF([.B1334]&gt;[.B1333];1;0)" office:value-type="float" office:value="1">
            <text:p>1</text:p>
          </table:table-cell>
        </table:table-row>
        <table:table-row table:style-name="ro1">
          <table:table-cell office:value-type="float" office:value="6398">
            <text:p>6398</text:p>
          </table:table-cell>
          <table:table-cell table:formula="of:=SUM([.A1335:.A1337])" office:value-type="float" office:value="19205">
            <text:p>19205</text:p>
          </table:table-cell>
          <table:table-cell table:formula="of:=IF([.B1335]&gt;[.B1334];1;0)" office:value-type="float" office:value="1">
            <text:p>1</text:p>
          </table:table-cell>
        </table:table-row>
        <table:table-row table:style-name="ro1">
          <table:table-cell office:value-type="float" office:value="6401">
            <text:p>6401</text:p>
          </table:table-cell>
          <table:table-cell table:formula="of:=SUM([.A1336:.A1338])" office:value-type="float" office:value="19216">
            <text:p>19216</text:p>
          </table:table-cell>
          <table:table-cell table:formula="of:=IF([.B1336]&gt;[.B1335];1;0)" office:value-type="float" office:value="1">
            <text:p>1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table:formula="of:=SUM([.A1337:.A1339])" office:value-type="float" office:value="19226">
            <text:p>19226</text:p>
          </table:table-cell>
          <table:table-cell table:formula="of:=IF([.B1337]&gt;[.B1336];1;0)" office:value-type="float" office:value="1">
            <text:p>1</text:p>
          </table:table-cell>
        </table:table-row>
        <table:table-row table:style-name="ro1">
          <table:table-cell office:value-type="float" office:value="6409">
            <text:p>6409</text:p>
          </table:table-cell>
          <table:table-cell table:formula="of:=SUM([.A1338:.A1340])" office:value-type="float" office:value="19233">
            <text:p>19233</text:p>
          </table:table-cell>
          <table:table-cell table:formula="of:=IF([.B1338]&gt;[.B1337];1;0)" office:value-type="float" office:value="1">
            <text:p>1</text:p>
          </table:table-cell>
        </table:table-row>
        <table:table-row table:style-name="ro1">
          <table:table-cell office:value-type="float" office:value="6411">
            <text:p>6411</text:p>
          </table:table-cell>
          <table:table-cell table:formula="of:=SUM([.A1339:.A1341])" office:value-type="float" office:value="19248">
            <text:p>19248</text:p>
          </table:table-cell>
          <table:table-cell table:formula="of:=IF([.B1339]&gt;[.B1338];1;0)" office:value-type="float" office:value="1">
            <text:p>1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table:formula="of:=SUM([.A1340:.A1342])" office:value-type="float" office:value="19265">
            <text:p>19265</text:p>
          </table:table-cell>
          <table:table-cell table:formula="of:=IF([.B1340]&gt;[.B1339];1;0)" office:value-type="float" office:value="1">
            <text:p>1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table:formula="of:=SUM([.A1341:.A1343])" office:value-type="float" office:value="19283">
            <text:p>19283</text:p>
          </table:table-cell>
          <table:table-cell table:formula="of:=IF([.B1341]&gt;[.B1340];1;0)" office:value-type="float" office:value="1">
            <text:p>1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table:formula="of:=SUM([.A1342:.A1344])" office:value-type="float" office:value="19288">
            <text:p>19288</text:p>
          </table:table-cell>
          <table:table-cell table:formula="of:=IF([.B1342]&gt;[.B1341];1;0)" office:value-type="float" office:value="1">
            <text:p>1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table:formula="of:=SUM([.A1343:.A1345])" office:value-type="float" office:value="19299">
            <text:p>19299</text:p>
          </table:table-cell>
          <table:table-cell table:formula="of:=IF([.B1343]&gt;[.B1342];1;0)" office:value-type="float" office:value="1">
            <text:p>1</text:p>
          </table:table-cell>
        </table:table-row>
        <table:table-row table:style-name="ro1">
          <table:table-cell office:value-type="float" office:value="6429">
            <text:p>6429</text:p>
          </table:table-cell>
          <table:table-cell table:formula="of:=SUM([.A1344:.A1346])" office:value-type="float" office:value="19311">
            <text:p>19311</text:p>
          </table:table-cell>
          <table:table-cell table:formula="of:=IF([.B1344]&gt;[.B1343];1;0)" office:value-type="float" office:value="1">
            <text:p>1</text:p>
          </table:table-cell>
        </table:table-row>
        <table:table-row table:style-name="ro1">
          <table:table-cell office:value-type="float" office:value="6439">
            <text:p>6439</text:p>
          </table:table-cell>
          <table:table-cell table:formula="of:=SUM([.A1345:.A1347])" office:value-type="float" office:value="19328">
            <text:p>19328</text:p>
          </table:table-cell>
          <table:table-cell table:formula="of:=IF([.B1345]&gt;[.B1344];1;0)" office:value-type="float" office:value="1">
            <text:p>1</text:p>
          </table:table-cell>
        </table:table-row>
        <table:table-row table:style-name="ro1">
          <table:table-cell office:value-type="float" office:value="6443">
            <text:p>6443</text:p>
          </table:table-cell>
          <table:table-cell table:formula="of:=SUM([.A1346:.A1348])" office:value-type="float" office:value="19338">
            <text:p>19338</text:p>
          </table:table-cell>
          <table:table-cell table:formula="of:=IF([.B1346]&gt;[.B1345];1;0)" office:value-type="float" office:value="1">
            <text:p>1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table:formula="of:=SUM([.A1347:.A1349])" office:value-type="float" office:value="19347">
            <text:p>19347</text:p>
          </table:table-cell>
          <table:table-cell table:formula="of:=IF([.B1347]&gt;[.B1346];1;0)" office:value-type="float" office:value="1">
            <text:p>1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table:formula="of:=SUM([.A1348:.A1350])" office:value-type="float" office:value="19361">
            <text:p>19361</text:p>
          </table:table-cell>
          <table:table-cell table:formula="of:=IF([.B1348]&gt;[.B1347];1;0)" office:value-type="float" office:value="1">
            <text:p>1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table:formula="of:=SUM([.A1349:.A1351])" office:value-type="float" office:value="19357">
            <text:p>19357</text:p>
          </table:table-cell>
          <table:table-cell table:formula="of:=IF([.B1349]&gt;[.B1348];1;0)" office:value-type="float" office:value="0">
            <text:p>0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table:formula="of:=SUM([.A1350:.A1352])" office:value-type="float" office:value="19351">
            <text:p>19351</text:p>
          </table:table-cell>
          <table:table-cell table:formula="of:=IF([.B1350]&gt;[.B1349];1;0)" office:value-type="float" office:value="0">
            <text:p>0</text:p>
          </table:table-cell>
        </table:table-row>
        <table:table-row table:style-name="ro1">
          <table:table-cell office:value-type="float" office:value="6445">
            <text:p>6445</text:p>
          </table:table-cell>
          <table:table-cell table:formula="of:=SUM([.A1351:.A1353])" office:value-type="float" office:value="19346">
            <text:p>19346</text:p>
          </table:table-cell>
          <table:table-cell table:formula="of:=IF([.B1351]&gt;[.B1350];1;0)" office:value-type="float" office:value="0">
            <text:p>0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table:formula="of:=SUM([.A1352:.A1354])" office:value-type="float" office:value="19355">
            <text:p>19355</text:p>
          </table:table-cell>
          <table:table-cell table:formula="of:=IF([.B1352]&gt;[.B1351];1;0)" office:value-type="float" office:value="1">
            <text:p>1</text:p>
          </table:table-cell>
        </table:table-row>
        <table:table-row table:style-name="ro1">
          <table:table-cell office:value-type="float" office:value="6455">
            <text:p>6455</text:p>
          </table:table-cell>
          <table:table-cell table:formula="of:=SUM([.A1353:.A1355])" office:value-type="float" office:value="19376">
            <text:p>19376</text:p>
          </table:table-cell>
          <table:table-cell table:formula="of:=IF([.B1353]&gt;[.B1352];1;0)" office:value-type="float" office:value="1">
            <text:p>1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table:formula="of:=SUM([.A1354:.A1356])" office:value-type="float" office:value="19411">
            <text:p>19411</text:p>
          </table:table-cell>
          <table:table-cell table:formula="of:=IF([.B1354]&gt;[.B1353];1;0)" office:value-type="float" office:value="1">
            <text:p>1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table:formula="of:=SUM([.A1355:.A1357])" office:value-type="float" office:value="19456">
            <text:p>19456</text:p>
          </table:table-cell>
          <table:table-cell table:formula="of:=IF([.B1355]&gt;[.B1354];1;0)" office:value-type="float" office:value="1">
            <text:p>1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table:formula="of:=SUM([.A1356:.A1358])" office:value-type="float" office:value="19508">
            <text:p>19508</text:p>
          </table:table-cell>
          <table:table-cell table:formula="of:=IF([.B1356]&gt;[.B1355];1;0)" office:value-type="float" office:value="1">
            <text:p>1</text:p>
          </table:table-cell>
        </table:table-row>
        <table:table-row table:style-name="ro1">
          <table:table-cell office:value-type="float" office:value="6499">
            <text:p>6499</text:p>
          </table:table-cell>
          <table:table-cell table:formula="of:=SUM([.A1357:.A1359])" office:value-type="float" office:value="19538">
            <text:p>19538</text:p>
          </table:table-cell>
          <table:table-cell table:formula="of:=IF([.B1357]&gt;[.B1356];1;0)" office:value-type="float" office:value="1">
            <text:p>1</text:p>
          </table:table-cell>
        </table:table-row>
        <table:table-row table:style-name="ro1">
          <table:table-cell office:value-type="float" office:value="6519">
            <text:p>6519</text:p>
          </table:table-cell>
          <table:table-cell table:formula="of:=SUM([.A1358:.A1360])" office:value-type="float" office:value="19564">
            <text:p>19564</text:p>
          </table:table-cell>
          <table:table-cell table:formula="of:=IF([.B1358]&gt;[.B1357];1;0)" office:value-type="float" office:value="1">
            <text:p>1</text:p>
          </table:table-cell>
        </table:table-row>
        <table:table-row table:style-name="ro1">
          <table:table-cell office:value-type="float" office:value="6520">
            <text:p>6520</text:p>
          </table:table-cell>
          <table:table-cell table:formula="of:=SUM([.A1359:.A1361])" office:value-type="float" office:value="19571">
            <text:p>19571</text:p>
          </table:table-cell>
          <table:table-cell table:formula="of:=IF([.B1359]&gt;[.B1358];1;0)" office:value-type="float" office:value="1">
            <text:p>1</text:p>
          </table:table-cell>
        </table:table-row>
        <table:table-row table:style-name="ro1">
          <table:table-cell office:value-type="float" office:value="6525">
            <text:p>6525</text:p>
          </table:table-cell>
          <table:table-cell table:formula="of:=SUM([.A1360:.A1362])" office:value-type="float" office:value="19610">
            <text:p>19610</text:p>
          </table:table-cell>
          <table:table-cell table:formula="of:=IF([.B1360]&gt;[.B1359];1;0)" office:value-type="float" office:value="1">
            <text:p>1</text:p>
          </table:table-cell>
        </table:table-row>
        <table:table-row table:style-name="ro1">
          <table:table-cell office:value-type="float" office:value="6526">
            <text:p>6526</text:p>
          </table:table-cell>
          <table:table-cell table:formula="of:=SUM([.A1361:.A1363])" office:value-type="float" office:value="19645">
            <text:p>19645</text:p>
          </table:table-cell>
          <table:table-cell table:formula="of:=IF([.B1361]&gt;[.B1360];1;0)" office:value-type="float" office:value="1">
            <text:p>1</text:p>
          </table:table-cell>
        </table:table-row>
        <table:table-row table:style-name="ro1">
          <table:table-cell office:value-type="float" office:value="6559">
            <text:p>6559</text:p>
          </table:table-cell>
          <table:table-cell table:formula="of:=SUM([.A1362:.A1364])" office:value-type="float" office:value="19680">
            <text:p>19680</text:p>
          </table:table-cell>
          <table:table-cell table:formula="of:=IF([.B1362]&gt;[.B1361];1;0)" office:value-type="float" office:value="1">
            <text:p>1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table:formula="of:=SUM([.A1363:.A1365])" office:value-type="float" office:value="19686">
            <text:p>19686</text:p>
          </table:table-cell>
          <table:table-cell table:formula="of:=IF([.B1363]&gt;[.B1362];1;0)" office:value-type="float" office:value="1">
            <text:p>1</text:p>
          </table:table-cell>
        </table:table-row>
        <table:table-row table:style-name="ro1">
          <table:table-cell office:value-type="float" office:value="6561">
            <text:p>6561</text:p>
          </table:table-cell>
          <table:table-cell table:formula="of:=SUM([.A1364:.A1366])" office:value-type="float" office:value="19692">
            <text:p>19692</text:p>
          </table:table-cell>
          <table:table-cell table:formula="of:=IF([.B1364]&gt;[.B1363];1;0)" office:value-type="float" office:value="1">
            <text:p>1</text:p>
          </table:table-cell>
        </table:table-row>
        <table:table-row table:style-name="ro1">
          <table:table-cell office:value-type="float" office:value="6565">
            <text:p>6565</text:p>
          </table:table-cell>
          <table:table-cell table:formula="of:=SUM([.A1365:.A1367])" office:value-type="float" office:value="19706">
            <text:p>19706</text:p>
          </table:table-cell>
          <table:table-cell table:formula="of:=IF([.B1365]&gt;[.B1364];1;0)" office:value-type="float" office:value="1">
            <text:p>1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table:formula="of:=SUM([.A1366:.A1368])" office:value-type="float" office:value="19718">
            <text:p>19718</text:p>
          </table:table-cell>
          <table:table-cell table:formula="of:=IF([.B1366]&gt;[.B1365];1;0)" office:value-type="float" office:value="1">
            <text:p>1</text:p>
          </table:table-cell>
        </table:table-row>
        <table:table-row table:style-name="ro1">
          <table:table-cell office:value-type="float" office:value="6575">
            <text:p>6575</text:p>
          </table:table-cell>
          <table:table-cell table:formula="of:=SUM([.A1367:.A1369])" office:value-type="float" office:value="19730">
            <text:p>19730</text:p>
          </table:table-cell>
          <table:table-cell table:formula="of:=IF([.B1367]&gt;[.B1366];1;0)" office:value-type="float" office:value="1">
            <text:p>1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table:formula="of:=SUM([.A1368:.A1370])" office:value-type="float" office:value="19734">
            <text:p>19734</text:p>
          </table:table-cell>
          <table:table-cell table:formula="of:=IF([.B1368]&gt;[.B1367];1;0)" office:value-type="float" office:value="1">
            <text:p>1</text:p>
          </table:table-cell>
        </table:table-row>
        <table:table-row table:style-name="ro1">
          <table:table-cell office:value-type="float" office:value="6578">
            <text:p>6578</text:p>
          </table:table-cell>
          <table:table-cell table:formula="of:=SUM([.A1369:.A1371])" office:value-type="float" office:value="19741">
            <text:p>19741</text:p>
          </table:table-cell>
          <table:table-cell table:formula="of:=IF([.B1369]&gt;[.B1368];1;0)" office:value-type="float" office:value="1">
            <text:p>1</text:p>
          </table:table-cell>
        </table:table-row>
        <table:table-row table:style-name="ro1">
          <table:table-cell office:value-type="float" office:value="6579">
            <text:p>6579</text:p>
          </table:table-cell>
          <table:table-cell table:formula="of:=SUM([.A1370:.A1372])" office:value-type="float" office:value="19748">
            <text:p>19748</text:p>
          </table:table-cell>
          <table:table-cell table:formula="of:=IF([.B1370]&gt;[.B1369];1;0)" office:value-type="float" office:value="1">
            <text:p>1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table:formula="of:=SUM([.A1371:.A1373])" office:value-type="float" office:value="19765">
            <text:p>19765</text:p>
          </table:table-cell>
          <table:table-cell table:formula="of:=IF([.B1371]&gt;[.B1370];1;0)" office:value-type="float" office:value="1">
            <text:p>1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table:formula="of:=SUM([.A1372:.A1374])" office:value-type="float" office:value="19779">
            <text:p>19779</text:p>
          </table:table-cell>
          <table:table-cell table:formula="of:=IF([.B1372]&gt;[.B1371];1;0)" office:value-type="float" office:value="1">
            <text:p>1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table:formula="of:=SUM([.A1373:.A1375])" office:value-type="float" office:value="19793">
            <text:p>19793</text:p>
          </table:table-cell>
          <table:table-cell table:formula="of:=IF([.B1373]&gt;[.B1372];1;0)" office:value-type="float" office:value="1">
            <text:p>1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table:formula="of:=SUM([.A1374:.A1376])" office:value-type="float" office:value="19797">
            <text:p>19797</text:p>
          </table:table-cell>
          <table:table-cell table:formula="of:=IF([.B1374]&gt;[.B1373];1;0)" office:value-type="float" office:value="1">
            <text:p>1</text:p>
          </table:table-cell>
        </table:table-row>
        <table:table-row table:style-name="ro1">
          <table:table-cell office:value-type="float" office:value="6599">
            <text:p>6599</text:p>
          </table:table-cell>
          <table:table-cell table:formula="of:=SUM([.A1375:.A1377])" office:value-type="float" office:value="19806">
            <text:p>19806</text:p>
          </table:table-cell>
          <table:table-cell table:formula="of:=IF([.B1375]&gt;[.B1374];1;0)" office:value-type="float" office:value="1">
            <text:p>1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SUM([.A1376:.A1378])" office:value-type="float" office:value="19813">
            <text:p>19813</text:p>
          </table:table-cell>
          <table:table-cell table:formula="of:=IF([.B1376]&gt;[.B1375];1;0)" office:value-type="float" office:value="1">
            <text:p>1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table:formula="of:=SUM([.A1377:.A1379])" office:value-type="float" office:value="19820">
            <text:p>19820</text:p>
          </table:table-cell>
          <table:table-cell table:formula="of:=IF([.B1377]&gt;[.B1376];1;0)" office:value-type="float" office:value="1">
            <text:p>1</text:p>
          </table:table-cell>
        </table:table-row>
        <table:table-row table:style-name="ro1">
          <table:table-cell office:value-type="float" office:value="6606">
            <text:p>6606</text:p>
          </table:table-cell>
          <table:table-cell table:formula="of:=SUM([.A1378:.A1380])" office:value-type="float" office:value="19832">
            <text:p>19832</text:p>
          </table:table-cell>
          <table:table-cell table:formula="of:=IF([.B1378]&gt;[.B1377];1;0)" office:value-type="float" office:value="1">
            <text:p>1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table:formula="of:=SUM([.A1379:.A1381])" office:value-type="float" office:value="19846">
            <text:p>19846</text:p>
          </table:table-cell>
          <table:table-cell table:formula="of:=IF([.B1379]&gt;[.B1378];1;0)" office:value-type="float" office:value="1">
            <text:p>1</text:p>
          </table:table-cell>
        </table:table-row>
        <table:table-row table:style-name="ro1">
          <table:table-cell office:value-type="float" office:value="6619">
            <text:p>6619</text:p>
          </table:table-cell>
          <table:table-cell table:formula="of:=SUM([.A1380:.A1382])" office:value-type="float" office:value="19860">
            <text:p>19860</text:p>
          </table:table-cell>
          <table:table-cell table:formula="of:=IF([.B1380]&gt;[.B1379];1;0)" office:value-type="float" office:value="1">
            <text:p>1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table:formula="of:=SUM([.A1381:.A1383])" office:value-type="float" office:value="19873">
            <text:p>19873</text:p>
          </table:table-cell>
          <table:table-cell table:formula="of:=IF([.B1381]&gt;[.B1380];1;0)" office:value-type="float" office:value="1">
            <text:p>1</text:p>
          </table:table-cell>
        </table:table-row>
        <table:table-row table:style-name="ro1">
          <table:table-cell office:value-type="float" office:value="6621">
            <text:p>6621</text:p>
          </table:table-cell>
          <table:table-cell table:formula="of:=SUM([.A1382:.A1384])" office:value-type="float" office:value="19888">
            <text:p>19888</text:p>
          </table:table-cell>
          <table:table-cell table:formula="of:=IF([.B1382]&gt;[.B1381];1;0)" office:value-type="float" office:value="1">
            <text:p>1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table:formula="of:=SUM([.A1383:.A1385])" office:value-type="float" office:value="19906">
            <text:p>19906</text:p>
          </table:table-cell>
          <table:table-cell table:formula="of:=IF([.B1383]&gt;[.B1382];1;0)" office:value-type="float" office:value="1">
            <text:p>1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table:formula="of:=SUM([.A1384:.A1386])" office:value-type="float" office:value="19917">
            <text:p>19917</text:p>
          </table:table-cell>
          <table:table-cell table:formula="of:=IF([.B1384]&gt;[.B1383];1;0)" office:value-type="float" office:value="1">
            <text:p>1</text:p>
          </table:table-cell>
        </table:table-row>
        <table:table-row table:style-name="ro1">
          <table:table-cell office:value-type="float" office:value="6639">
            <text:p>6639</text:p>
          </table:table-cell>
          <table:table-cell table:formula="of:=SUM([.A1385:.A1387])" office:value-type="float" office:value="19926">
            <text:p>19926</text:p>
          </table:table-cell>
          <table:table-cell table:formula="of:=IF([.B1385]&gt;[.B1384];1;0)" office:value-type="float" office:value="1">
            <text:p>1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table:formula="of:=SUM([.A1386:.A1388])" office:value-type="float" office:value="19945">
            <text:p>19945</text:p>
          </table:table-cell>
          <table:table-cell table:formula="of:=IF([.B1386]&gt;[.B1385];1;0)" office:value-type="float" office:value="1">
            <text:p>1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table:formula="of:=SUM([.A1387:.A1389])" office:value-type="float" office:value="19954">
            <text:p>19954</text:p>
          </table:table-cell>
          <table:table-cell table:formula="of:=IF([.B1387]&gt;[.B1386];1;0)" office:value-type="float" office:value="1">
            <text:p>1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table:formula="of:=SUM([.A1388:.A1390])" office:value-type="float" office:value="19963">
            <text:p>19963</text:p>
          </table:table-cell>
          <table:table-cell table:formula="of:=IF([.B1388]&gt;[.B1387];1;0)" office:value-type="float" office:value="1">
            <text:p>1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table:formula="of:=SUM([.A1389:.A1391])" office:value-type="float" office:value="19971">
            <text:p>19971</text:p>
          </table:table-cell>
          <table:table-cell table:formula="of:=IF([.B1389]&gt;[.B1388];1;0)" office:value-type="float" office:value="1">
            <text:p>1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table:formula="of:=SUM([.A1390:.A1392])" office:value-type="float" office:value="19987">
            <text:p>19987</text:p>
          </table:table-cell>
          <table:table-cell table:formula="of:=IF([.B1390]&gt;[.B1389];1;0)" office:value-type="float" office:value="1">
            <text:p>1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table:formula="of:=SUM([.A1391:.A1393])" office:value-type="float" office:value="19999">
            <text:p>19999</text:p>
          </table:table-cell>
          <table:table-cell table:formula="of:=IF([.B1391]&gt;[.B1390];1;0)" office:value-type="float" office:value="1">
            <text:p>1</text:p>
          </table:table-cell>
        </table:table-row>
        <table:table-row table:style-name="ro1">
          <table:table-cell office:value-type="float" office:value="6668">
            <text:p>6668</text:p>
          </table:table-cell>
          <table:table-cell table:formula="of:=SUM([.A1392:.A1394])" office:value-type="float" office:value="20000">
            <text:p>20000</text:p>
          </table:table-cell>
          <table:table-cell table:formula="of:=IF([.B1392]&gt;[.B1391];1;0)" office:value-type="float" office:value="1">
            <text:p>1</text:p>
          </table:table-cell>
        </table:table-row>
        <table:table-row table:style-name="ro1">
          <table:table-cell office:value-type="float" office:value="6665">
            <text:p>6665</text:p>
          </table:table-cell>
          <table:table-cell table:formula="of:=SUM([.A1393:.A1395])" office:value-type="float" office:value="20008">
            <text:p>20008</text:p>
          </table:table-cell>
          <table:table-cell table:formula="of:=IF([.B1393]&gt;[.B1392];1;0)" office:value-type="float" office:value="1">
            <text:p>1</text:p>
          </table:table-cell>
        </table:table-row>
        <table:table-row table:style-name="ro1">
          <table:table-cell office:value-type="float" office:value="6667">
            <text:p>6667</text:p>
          </table:table-cell>
          <table:table-cell table:formula="of:=SUM([.A1394:.A1396])" office:value-type="float" office:value="20023">
            <text:p>20023</text:p>
          </table:table-cell>
          <table:table-cell table:formula="of:=IF([.B1394]&gt;[.B1393];1;0)" office:value-type="float" office:value="1">
            <text:p>1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table:formula="of:=SUM([.A1395:.A1397])" office:value-type="float" office:value="20037">
            <text:p>20037</text:p>
          </table:table-cell>
          <table:table-cell table:formula="of:=IF([.B1395]&gt;[.B1394];1;0)" office:value-type="float" office:value="1">
            <text:p>1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table:formula="of:=SUM([.A1396:.A1398])" office:value-type="float" office:value="20041">
            <text:p>20041</text:p>
          </table:table-cell>
          <table:table-cell table:formula="of:=IF([.B1396]&gt;[.B1395];1;0)" office:value-type="float" office:value="1">
            <text:p>1</text:p>
          </table:table-cell>
        </table:table-row>
        <table:table-row table:style-name="ro1">
          <table:table-cell office:value-type="float" office:value="6681">
            <text:p>6681</text:p>
          </table:table-cell>
          <table:table-cell table:formula="of:=SUM([.A1397:.A1399])" office:value-type="float" office:value="20044">
            <text:p>20044</text:p>
          </table:table-cell>
          <table:table-cell table:formula="of:=IF([.B1397]&gt;[.B1396];1;0)" office:value-type="float" office:value="1">
            <text:p>1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table:formula="of:=SUM([.A1398:.A1400])" office:value-type="float" office:value="20049">
            <text:p>20049</text:p>
          </table:table-cell>
          <table:table-cell table:formula="of:=IF([.B1398]&gt;[.B1397];1;0)" office:value-type="float" office:value="1">
            <text:p>1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table:formula="of:=SUM([.A1399:.A1401])" office:value-type="float" office:value="20057">
            <text:p>20057</text:p>
          </table:table-cell>
          <table:table-cell table:formula="of:=IF([.B1399]&gt;[.B1398];1;0)" office:value-type="float" office:value="1">
            <text:p>1</text:p>
          </table:table-cell>
        </table:table-row>
        <table:table-row table:style-name="ro1">
          <table:table-cell office:value-type="float" office:value="6686">
            <text:p>6686</text:p>
          </table:table-cell>
          <table:table-cell table:formula="of:=SUM([.A1400:.A1402])" office:value-type="float" office:value="20065">
            <text:p>20065</text:p>
          </table:table-cell>
          <table:table-cell table:formula="of:=IF([.B1400]&gt;[.B1399];1;0)" office:value-type="float" office:value="1">
            <text:p>1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SUM([.A1401:.A1403])" office:value-type="float" office:value="20052">
            <text:p>20052</text:p>
          </table:table-cell>
          <table:table-cell table:formula="of:=IF([.B1401]&gt;[.B1400];1;0)" office:value-type="float" office:value="0">
            <text:p>0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table:formula="of:=SUM([.A1402:.A1404])" office:value-type="float" office:value="20053">
            <text:p>20053</text:p>
          </table:table-cell>
          <table:table-cell table:formula="of:=IF([.B1402]&gt;[.B1401];1;0)" office:value-type="float" office:value="1">
            <text:p>1</text:p>
          </table:table-cell>
        </table:table-row>
        <table:table-row table:style-name="ro1">
          <table:table-cell office:value-type="float" office:value="6673">
            <text:p>6673</text:p>
          </table:table-cell>
          <table:table-cell table:formula="of:=SUM([.A1403:.A1405])" office:value-type="float" office:value="20052">
            <text:p>20052</text:p>
          </table:table-cell>
          <table:table-cell table:formula="of:=IF([.B1403]&gt;[.B1402];1;0)" office:value-type="float" office:value="0">
            <text:p>0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table:formula="of:=SUM([.A1404:.A1406])" office:value-type="float" office:value="20077">
            <text:p>20077</text:p>
          </table:table-cell>
          <table:table-cell table:formula="of:=IF([.B1404]&gt;[.B1403];1;0)" office:value-type="float" office:value="1">
            <text:p>1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table:formula="of:=SUM([.A1405:.A1407])" office:value-type="float" office:value="20088">
            <text:p>20088</text:p>
          </table:table-cell>
          <table:table-cell table:formula="of:=IF([.B1405]&gt;[.B1404];1;0)" office:value-type="float" office:value="1">
            <text:p>1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table:formula="of:=SUM([.A1406:.A1408])" office:value-type="float" office:value="20099">
            <text:p>20099</text:p>
          </table:table-cell>
          <table:table-cell table:formula="of:=IF([.B1406]&gt;[.B1405];1;0)" office:value-type="float" office:value="1">
            <text:p>1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formula="of:=SUM([.A1407:.A1409])" office:value-type="float" office:value="20100">
            <text:p>20100</text:p>
          </table:table-cell>
          <table:table-cell table:formula="of:=IF([.B1407]&gt;[.B1406];1;0)" office:value-type="float" office:value="1">
            <text:p>1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table:formula="of:=SUM([.A1408:.A1410])" office:value-type="float" office:value="20091">
            <text:p>20091</text:p>
          </table:table-cell>
          <table:table-cell table:formula="of:=IF([.B1408]&gt;[.B1407];1;0)" office:value-type="float" office:value="0">
            <text:p>0</text:p>
          </table:table-cell>
        </table:table-row>
        <table:table-row table:style-name="ro1">
          <table:table-cell office:value-type="float" office:value="6699">
            <text:p>6699</text:p>
          </table:table-cell>
          <table:table-cell table:formula="of:=SUM([.A1409:.A1411])" office:value-type="float" office:value="20078">
            <text:p>20078</text:p>
          </table:table-cell>
          <table:table-cell table:formula="of:=IF([.B1409]&gt;[.B1408];1;0)" office:value-type="float" office:value="0">
            <text:p>0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table:formula="of:=SUM([.A1410:.A1412])" office:value-type="float" office:value="20066">
            <text:p>20066</text:p>
          </table:table-cell>
          <table:table-cell table:formula="of:=IF([.B1410]&gt;[.B1409];1;0)" office:value-type="float" office:value="0">
            <text:p>0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SUM([.A1411:.A1413])" office:value-type="float" office:value="20064">
            <text:p>20064</text:p>
          </table:table-cell>
          <table:table-cell table:formula="of:=IF([.B1411]&gt;[.B1410];1;0)" office:value-type="float" office:value="0">
            <text:p>0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table:formula="of:=SUM([.A1412:.A1414])" office:value-type="float" office:value="20063">
            <text:p>20063</text:p>
          </table:table-cell>
          <table:table-cell table:formula="of:=IF([.B1412]&gt;[.B1411];1;0)" office:value-type="float" office:value="0">
            <text:p>0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table:formula="of:=SUM([.A1413:.A1415])" office:value-type="float" office:value="20064">
            <text:p>20064</text:p>
          </table:table-cell>
          <table:table-cell table:formula="of:=IF([.B1413]&gt;[.B1412];1;0)" office:value-type="float" office:value="1">
            <text:p>1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table:formula="of:=SUM([.A1414:.A1416])" office:value-type="float" office:value="20075">
            <text:p>20075</text:p>
          </table:table-cell>
          <table:table-cell table:formula="of:=IF([.B1414]&gt;[.B1413];1;0)" office:value-type="float" office:value="1">
            <text:p>1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SUM([.A1415:.A1417])" office:value-type="float" office:value="20106">
            <text:p>20106</text:p>
          </table:table-cell>
          <table:table-cell table:formula="of:=IF([.B1415]&gt;[.B1414];1;0)" office:value-type="float" office:value="1">
            <text:p>1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formula="of:=SUM([.A1416:.A1418])" office:value-type="float" office:value="20140">
            <text:p>20140</text:p>
          </table:table-cell>
          <table:table-cell table:formula="of:=IF([.B1416]&gt;[.B1415];1;0)" office:value-type="float" office:value="1">
            <text:p>1</text:p>
          </table:table-cell>
        </table:table-row>
        <table:table-row table:style-name="ro1">
          <table:table-cell office:value-type="float" office:value="6718">
            <text:p>6718</text:p>
          </table:table-cell>
          <table:table-cell table:formula="of:=SUM([.A1417:.A1419])" office:value-type="float" office:value="20167">
            <text:p>20167</text:p>
          </table:table-cell>
          <table:table-cell table:formula="of:=IF([.B1417]&gt;[.B1416];1;0)" office:value-type="float" office:value="1">
            <text:p>1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table:formula="of:=SUM([.A1418:.A1420])" office:value-type="float" office:value="20188">
            <text:p>20188</text:p>
          </table:table-cell>
          <table:table-cell table:formula="of:=IF([.B1418]&gt;[.B1417];1;0)" office:value-type="float" office:value="1">
            <text:p>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table:formula="of:=SUM([.A1419:.A1421])" office:value-type="float" office:value="20203">
            <text:p>20203</text:p>
          </table:table-cell>
          <table:table-cell table:formula="of:=IF([.B1419]&gt;[.B1418];1;0)" office:value-type="float" office:value="1">
            <text:p>1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table:formula="of:=SUM([.A1420:.A1422])" office:value-type="float" office:value="20222">
            <text:p>20222</text:p>
          </table:table-cell>
          <table:table-cell table:formula="of:=IF([.B1420]&gt;[.B1419];1;0)" office:value-type="float" office:value="1">
            <text:p>1</text:p>
          </table:table-cell>
        </table:table-row>
        <table:table-row table:style-name="ro1">
          <table:table-cell office:value-type="float" office:value="6737">
            <text:p>6737</text:p>
          </table:table-cell>
          <table:table-cell table:formula="of:=SUM([.A1421:.A1423])" office:value-type="float" office:value="20241">
            <text:p>20241</text:p>
          </table:table-cell>
          <table:table-cell table:formula="of:=IF([.B1421]&gt;[.B1420];1;0)" office:value-type="float" office:value="1">
            <text:p>1</text:p>
          </table:table-cell>
        </table:table-row>
        <table:table-row table:style-name="ro1">
          <table:table-cell office:value-type="float" office:value="6746">
            <text:p>6746</text:p>
          </table:table-cell>
          <table:table-cell table:formula="of:=SUM([.A1422:.A1424])" office:value-type="float" office:value="20243">
            <text:p>20243</text:p>
          </table:table-cell>
          <table:table-cell table:formula="of:=IF([.B1422]&gt;[.B1421];1;0)" office:value-type="float" office:value="1">
            <text:p>1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table:formula="of:=SUM([.A1423:.A1425])" office:value-type="float" office:value="20244">
            <text:p>20244</text:p>
          </table:table-cell>
          <table:table-cell table:formula="of:=IF([.B1423]&gt;[.B1422];1;0)" office:value-type="float" office:value="1">
            <text:p>1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table:formula="of:=SUM([.A1424:.A1426])" office:value-type="float" office:value="20235">
            <text:p>20235</text:p>
          </table:table-cell>
          <table:table-cell table:formula="of:=IF([.B1424]&gt;[.B1423];1;0)" office:value-type="float" office:value="0">
            <text:p>0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table:formula="of:=SUM([.A1425:.A1427])" office:value-type="float" office:value="20257">
            <text:p>20257</text:p>
          </table:table-cell>
          <table:table-cell table:formula="of:=IF([.B1425]&gt;[.B1424];1;0)" office:value-type="float" office:value="1">
            <text:p>1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table:formula="of:=SUM([.A1426:.A1428])" office:value-type="float" office:value="20274">
            <text:p>20274</text:p>
          </table:table-cell>
          <table:table-cell table:formula="of:=IF([.B1426]&gt;[.B1425];1;0)" office:value-type="float" office:value="1">
            <text:p>1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table:formula="of:=SUM([.A1427:.A1429])" office:value-type="float" office:value="20294">
            <text:p>20294</text:p>
          </table:table-cell>
          <table:table-cell table:formula="of:=IF([.B1427]&gt;[.B1426];1;0)" office:value-type="float" office:value="1">
            <text:p>1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table:formula="of:=SUM([.A1428:.A1430])" office:value-type="float" office:value="20301">
            <text:p>20301</text:p>
          </table:table-cell>
          <table:table-cell table:formula="of:=IF([.B1428]&gt;[.B1427];1;0)" office:value-type="float" office:value="1">
            <text:p>1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table:formula="of:=SUM([.A1429:.A1431])" office:value-type="float" office:value="20306">
            <text:p>20306</text:p>
          </table:table-cell>
          <table:table-cell table:formula="of:=IF([.B1429]&gt;[.B1428];1;0)" office:value-type="float" office:value="1">
            <text:p>1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table:formula="of:=SUM([.A1430:.A1432])" office:value-type="float" office:value="20310">
            <text:p>20310</text:p>
          </table:table-cell>
          <table:table-cell table:formula="of:=IF([.B1430]&gt;[.B1429];1;0)" office:value-type="float" office:value="1">
            <text:p>1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table:formula="of:=SUM([.A1431:.A1433])" office:value-type="float" office:value="20293">
            <text:p>20293</text:p>
          </table:table-cell>
          <table:table-cell table:formula="of:=IF([.B1431]&gt;[.B1430];1;0)" office:value-type="float" office:value="0">
            <text:p>0</text:p>
          </table:table-cell>
        </table:table-row>
        <table:table-row table:style-name="ro1">
          <table:table-cell office:value-type="float" office:value="6773">
            <text:p>6773</text:p>
          </table:table-cell>
          <table:table-cell table:formula="of:=SUM([.A1432:.A1434])" office:value-type="float" office:value="20282">
            <text:p>20282</text:p>
          </table:table-cell>
          <table:table-cell table:formula="of:=IF([.B1432]&gt;[.B1431];1;0)" office:value-type="float" office:value="0">
            <text:p>0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table:formula="of:=SUM([.A1433:.A1435])" office:value-type="float" office:value="20270">
            <text:p>20270</text:p>
          </table:table-cell>
          <table:table-cell table:formula="of:=IF([.B1433]&gt;[.B1432];1;0)" office:value-type="float" office:value="0">
            <text:p>0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table:formula="of:=SUM([.A1434:.A1436])" office:value-type="float" office:value="20289">
            <text:p>20289</text:p>
          </table:table-cell>
          <table:table-cell table:formula="of:=IF([.B1434]&gt;[.B1433];1;0)" office:value-type="float" office:value="1">
            <text:p>1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table:formula="of:=SUM([.A1435:.A1437])" office:value-type="float" office:value="20320">
            <text:p>20320</text:p>
          </table:table-cell>
          <table:table-cell table:formula="of:=IF([.B1435]&gt;[.B1434];1;0)" office:value-type="float" office:value="1">
            <text:p>1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table:formula="of:=SUM([.A1436:.A1438])" office:value-type="float" office:value="20333">
            <text:p>20333</text:p>
          </table:table-cell>
          <table:table-cell table:formula="of:=IF([.B1436]&gt;[.B1435];1;0)" office:value-type="float" office:value="1">
            <text:p>1</text:p>
          </table:table-cell>
        </table:table-row>
        <table:table-row table:style-name="ro1">
          <table:table-cell office:value-type="float" office:value="6789">
            <text:p>6789</text:p>
          </table:table-cell>
          <table:table-cell table:formula="of:=SUM([.A1437:.A1439])" office:value-type="float" office:value="20343">
            <text:p>20343</text:p>
          </table:table-cell>
          <table:table-cell table:formula="of:=IF([.B1437]&gt;[.B1436];1;0)" office:value-type="float" office:value="1">
            <text:p>1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table:formula="of:=SUM([.A1438:.A1440])" office:value-type="float" office:value="20339">
            <text:p>20339</text:p>
          </table:table-cell>
          <table:table-cell table:formula="of:=IF([.B1438]&gt;[.B1437];1;0)" office:value-type="float" office:value="0">
            <text:p>0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table:formula="of:=SUM([.A1439:.A1441])" office:value-type="float" office:value="20385">
            <text:p>20385</text:p>
          </table:table-cell>
          <table:table-cell table:formula="of:=IF([.B1439]&gt;[.B1438];1;0)" office:value-type="float" office:value="1">
            <text:p>1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table:formula="of:=SUM([.A1440:.A1442])" office:value-type="float" office:value="20419">
            <text:p>20419</text:p>
          </table:table-cell>
          <table:table-cell table:formula="of:=IF([.B1440]&gt;[.B1439];1;0)" office:value-type="float" office:value="1">
            <text:p>1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table:formula="of:=SUM([.A1441:.A1443])" office:value-type="float" office:value="20445">
            <text:p>20445</text:p>
          </table:table-cell>
          <table:table-cell table:formula="of:=IF([.B1441]&gt;[.B1440];1;0)" office:value-type="float" office:value="1">
            <text:p>1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table:formula="of:=SUM([.A1442:.A1444])" office:value-type="float" office:value="20437">
            <text:p>20437</text:p>
          </table:table-cell>
          <table:table-cell table:formula="of:=IF([.B1442]&gt;[.B1441];1;0)" office:value-type="float" office:value="0">
            <text:p>0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table:formula="of:=SUM([.A1443:.A1445])" office:value-type="float" office:value="20441">
            <text:p>20441</text:p>
          </table:table-cell>
          <table:table-cell table:formula="of:=IF([.B1443]&gt;[.B1442];1;0)" office:value-type="float" office:value="1">
            <text:p>1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table:formula="of:=SUM([.A1444:.A1446])" office:value-type="float" office:value="20446">
            <text:p>20446</text:p>
          </table:table-cell>
          <table:table-cell table:formula="of:=IF([.B1444]&gt;[.B1443];1;0)" office:value-type="float" office:value="1">
            <text:p>1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table:formula="of:=SUM([.A1445:.A1447])" office:value-type="float" office:value="20451">
            <text:p>20451</text:p>
          </table:table-cell>
          <table:table-cell table:formula="of:=IF([.B1445]&gt;[.B1444];1;0)" office:value-type="float" office:value="1">
            <text:p>1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table:formula="of:=SUM([.A1446:.A1448])" office:value-type="float" office:value="20465">
            <text:p>20465</text:p>
          </table:table-cell>
          <table:table-cell table:formula="of:=IF([.B1446]&gt;[.B1445];1;0)" office:value-type="float" office:value="1">
            <text:p>1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table:formula="of:=SUM([.A1447:.A1449])" office:value-type="float" office:value="20485">
            <text:p>20485</text:p>
          </table:table-cell>
          <table:table-cell table:formula="of:=IF([.B1447]&gt;[.B1446];1;0)" office:value-type="float" office:value="1">
            <text:p>1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table:formula="of:=SUM([.A1448:.A1450])" office:value-type="float" office:value="20509">
            <text:p>20509</text:p>
          </table:table-cell>
          <table:table-cell table:formula="of:=IF([.B1448]&gt;[.B1447];1;0)" office:value-type="float" office:value="1">
            <text:p>1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table:formula="of:=SUM([.A1449:.A1451])" office:value-type="float" office:value="20530">
            <text:p>20530</text:p>
          </table:table-cell>
          <table:table-cell table:formula="of:=IF([.B1449]&gt;[.B1448];1;0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table:formula="of:=SUM([.A1450:.A1452])" office:value-type="float" office:value="20562">
            <text:p>20562</text:p>
          </table:table-cell>
          <table:table-cell table:formula="of:=IF([.B1450]&gt;[.B1449];1;0)" office:value-type="float" office:value="1">
            <text:p>1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table:formula="of:=SUM([.A1451:.A1453])" office:value-type="float" office:value="20590">
            <text:p>20590</text:p>
          </table:table-cell>
          <table:table-cell table:formula="of:=IF([.B1451]&gt;[.B1450];1;0)" office:value-type="float" office:value="1">
            <text:p>1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table:formula="of:=SUM([.A1452:.A1454])" office:value-type="float" office:value="20609">
            <text:p>20609</text:p>
          </table:table-cell>
          <table:table-cell table:formula="of:=IF([.B1452]&gt;[.B1451];1;0)" office:value-type="float" office:value="1">
            <text:p>1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table:formula="of:=SUM([.A1453:.A1455])" office:value-type="float" office:value="20614">
            <text:p>20614</text:p>
          </table:table-cell>
          <table:table-cell table:formula="of:=IF([.B1453]&gt;[.B1452];1;0)" office:value-type="float" office:value="1">
            <text:p>1</text:p>
          </table:table-cell>
        </table:table-row>
        <table:table-row table:style-name="ro1">
          <table:table-cell office:value-type="float" office:value="6872">
            <text:p>6872</text:p>
          </table:table-cell>
          <table:table-cell table:formula="of:=SUM([.A1454:.A1456])" office:value-type="float" office:value="20620">
            <text:p>20620</text:p>
          </table:table-cell>
          <table:table-cell table:formula="of:=IF([.B1454]&gt;[.B1453];1;0)" office:value-type="float" office:value="1">
            <text:p>1</text:p>
          </table:table-cell>
        </table:table-row>
        <table:table-row table:style-name="ro1">
          <table:table-cell office:value-type="float" office:value="6873">
            <text:p>6873</text:p>
          </table:table-cell>
          <table:table-cell table:formula="of:=SUM([.A1455:.A1457])" office:value-type="float" office:value="20647">
            <text:p>20647</text:p>
          </table:table-cell>
          <table:table-cell table:formula="of:=IF([.B1455]&gt;[.B1454];1;0)" office:value-type="float" office:value="1">
            <text:p>1</text:p>
          </table:table-cell>
        </table:table-row>
        <table:table-row table:style-name="ro1">
          <table:table-cell office:value-type="float" office:value="6875">
            <text:p>6875</text:p>
          </table:table-cell>
          <table:table-cell table:formula="of:=SUM([.A1456:.A1458])" office:value-type="float" office:value="20680">
            <text:p>20680</text:p>
          </table:table-cell>
          <table:table-cell table:formula="of:=IF([.B1456]&gt;[.B1455];1;0)" office:value-type="float" office:value="1">
            <text:p>1</text:p>
          </table:table-cell>
        </table:table-row>
        <table:table-row table:style-name="ro1">
          <table:table-cell office:value-type="float" office:value="6899">
            <text:p>6899</text:p>
          </table:table-cell>
          <table:table-cell table:formula="of:=SUM([.A1457:.A1459])" office:value-type="float" office:value="20720">
            <text:p>20720</text:p>
          </table:table-cell>
          <table:table-cell table:formula="of:=IF([.B1457]&gt;[.B1456];1;0)" office:value-type="float" office:value="1">
            <text:p>1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table:formula="of:=SUM([.A1458:.A1460])" office:value-type="float" office:value="20748">
            <text:p>20748</text:p>
          </table:table-cell>
          <table:table-cell table:formula="of:=IF([.B1458]&gt;[.B1457];1;0)" office:value-type="float" office:value="1">
            <text:p>1</text:p>
          </table:table-cell>
        </table:table-row>
        <table:table-row table:style-name="ro1">
          <table:table-cell office:value-type="float" office:value="6915">
            <text:p>6915</text:p>
          </table:table-cell>
          <table:table-cell table:formula="of:=SUM([.A1459:.A1461])" office:value-type="float" office:value="20781">
            <text:p>20781</text:p>
          </table:table-cell>
          <table:table-cell table:formula="of:=IF([.B1459]&gt;[.B1458];1;0)" office:value-type="float" office:value="1">
            <text:p>1</text:p>
          </table:table-cell>
        </table:table-row>
        <table:table-row table:style-name="ro1">
          <table:table-cell office:value-type="float" office:value="6927">
            <text:p>6927</text:p>
          </table:table-cell>
          <table:table-cell table:formula="of:=SUM([.A1460:.A1462])" office:value-type="float" office:value="20808">
            <text:p>20808</text:p>
          </table:table-cell>
          <table:table-cell table:formula="of:=IF([.B1460]&gt;[.B1459];1;0)" office:value-type="float" office:value="1">
            <text:p>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table:formula="of:=SUM([.A1461:.A1463])" office:value-type="float" office:value="20824">
            <text:p>20824</text:p>
          </table:table-cell>
          <table:table-cell table:formula="of:=IF([.B1461]&gt;[.B1460];1;0)" office:value-type="float" office:value="1">
            <text:p>1</text:p>
          </table:table-cell>
        </table:table-row>
        <table:table-row table:style-name="ro1">
          <table:table-cell office:value-type="float" office:value="6942">
            <text:p>6942</text:p>
          </table:table-cell>
          <table:table-cell table:formula="of:=SUM([.A1462:.A1464])" office:value-type="float" office:value="20824">
            <text:p>20824</text:p>
          </table:table-cell>
          <table:table-cell table:formula="of:=IF([.B1462]&gt;[.B1461];1;0)" office:value-type="float" office:value="0">
            <text:p>0</text:p>
          </table:table-cell>
        </table:table-row>
        <table:table-row table:style-name="ro1">
          <table:table-cell office:value-type="float" office:value="6943">
            <text:p>6943</text:p>
          </table:table-cell>
          <table:table-cell table:formula="of:=SUM([.A1463:.A1465])" office:value-type="float" office:value="20824">
            <text:p>20824</text:p>
          </table:table-cell>
          <table:table-cell table:formula="of:=IF([.B1463]&gt;[.B1462];1;0)" office:value-type="float" office:value="0">
            <text:p>0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table:formula="of:=SUM([.A1464:.A1466])" office:value-type="float" office:value="20831">
            <text:p>20831</text:p>
          </table:table-cell>
          <table:table-cell table:formula="of:=IF([.B1464]&gt;[.B1463];1;0)" office:value-type="float" office:value="1">
            <text:p>1</text:p>
          </table:table-cell>
        </table:table-row>
        <table:table-row table:style-name="ro1">
          <table:table-cell office:value-type="float" office:value="6942">
            <text:p>6942</text:p>
          </table:table-cell>
          <table:table-cell table:formula="of:=SUM([.A1465:.A1467])" office:value-type="float" office:value="20845">
            <text:p>20845</text:p>
          </table:table-cell>
          <table:table-cell table:formula="of:=IF([.B1465]&gt;[.B1464];1;0)" office:value-type="float" office:value="1">
            <text:p>1</text:p>
          </table:table-cell>
        </table:table-row>
        <table:table-row table:style-name="ro1">
          <table:table-cell office:value-type="float" office:value="6950">
            <text:p>6950</text:p>
          </table:table-cell>
          <table:table-cell table:formula="of:=SUM([.A1466:.A1468])" office:value-type="float" office:value="20864">
            <text:p>20864</text:p>
          </table:table-cell>
          <table:table-cell table:formula="of:=IF([.B1466]&gt;[.B1465];1;0)" office:value-type="float" office:value="1">
            <text:p>1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table:formula="of:=SUM([.A1467:.A1469])" office:value-type="float" office:value="20870">
            <text:p>20870</text:p>
          </table:table-cell>
          <table:table-cell table:formula="of:=IF([.B1467]&gt;[.B1466];1;0)" office:value-type="float" office:value="1">
            <text:p>1</text:p>
          </table:table-cell>
        </table:table-row>
        <table:table-row table:style-name="ro1">
          <table:table-cell office:value-type="float" office:value="6961">
            <text:p>6961</text:p>
          </table:table-cell>
          <table:table-cell table:formula="of:=SUM([.A1468:.A1470])" office:value-type="float" office:value="20899">
            <text:p>20899</text:p>
          </table:table-cell>
          <table:table-cell table:formula="of:=IF([.B1468]&gt;[.B1467];1;0)" office:value-type="float" office:value="1">
            <text:p>1</text:p>
          </table:table-cell>
        </table:table-row>
        <table:table-row table:style-name="ro1">
          <table:table-cell office:value-type="float" office:value="6956">
            <text:p>6956</text:p>
          </table:table-cell>
          <table:table-cell table:formula="of:=SUM([.A1469:.A1471])" office:value-type="float" office:value="20958">
            <text:p>20958</text:p>
          </table:table-cell>
          <table:table-cell table:formula="of:=IF([.B1469]&gt;[.B1468];1;0)" office:value-type="float" office:value="1">
            <text:p>1</text:p>
          </table:table-cell>
        </table:table-row>
        <table:table-row table:style-name="ro1">
          <table:table-cell office:value-type="float" office:value="6982">
            <text:p>6982</text:p>
          </table:table-cell>
          <table:table-cell table:formula="of:=SUM([.A1470:.A1472])" office:value-type="float" office:value="21038">
            <text:p>21038</text:p>
          </table:table-cell>
          <table:table-cell table:formula="of:=IF([.B1470]&gt;[.B1469];1;0)" office:value-type="float" office:value="1">
            <text:p>1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table:formula="of:=SUM([.A1471:.A1473])" office:value-type="float" office:value="21098">
            <text:p>21098</text:p>
          </table:table-cell>
          <table:table-cell table:formula="of:=IF([.B1471]&gt;[.B1470];1;0)" office:value-type="float" office:value="1">
            <text:p>1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table:formula="of:=SUM([.A1472:.A1474])" office:value-type="float" office:value="21133">
            <text:p>21133</text:p>
          </table:table-cell>
          <table:table-cell table:formula="of:=IF([.B1472]&gt;[.B1471];1;0)" office:value-type="float" office:value="1">
            <text:p>1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table:formula="of:=SUM([.A1473:.A1475])" office:value-type="float" office:value="21161">
            <text:p>21161</text:p>
          </table:table-cell>
          <table:table-cell table:formula="of:=IF([.B1473]&gt;[.B1472];1;0)" office:value-type="float" office:value="1">
            <text:p>1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table:formula="of:=SUM([.A1474:.A1476])" office:value-type="float" office:value="21189">
            <text:p>21189</text:p>
          </table:table-cell>
          <table:table-cell table:formula="of:=IF([.B1474]&gt;[.B1473];1;0)" office:value-type="float" office:value="1">
            <text:p>1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table:formula="of:=SUM([.A1475:.A1477])" office:value-type="float" office:value="21219">
            <text:p>21219</text:p>
          </table:table-cell>
          <table:table-cell table:formula="of:=IF([.B1475]&gt;[.B1474];1;0)" office:value-type="float" office:value="1">
            <text:p>1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table:formula="of:=SUM([.A1476:.A1478])" office:value-type="float" office:value="21255">
            <text:p>21255</text:p>
          </table:table-cell>
          <table:table-cell table:formula="of:=IF([.B1476]&gt;[.B1475];1;0)" office:value-type="float" office:value="1">
            <text:p>1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table:formula="of:=SUM([.A1477:.A1479])" office:value-type="float" office:value="21286">
            <text:p>21286</text:p>
          </table:table-cell>
          <table:table-cell table:formula="of:=IF([.B1477]&gt;[.B1476];1;0)" office:value-type="float" office:value="1">
            <text:p>1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SUM([.A1478:.A1480])" office:value-type="float" office:value="21303">
            <text:p>21303</text:p>
          </table:table-cell>
          <table:table-cell table:formula="of:=IF([.B1478]&gt;[.B1477];1;0)" office:value-type="float" office:value="1">
            <text:p>1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table:formula="of:=SUM([.A1479:.A1481])" office:value-type="float" office:value="21306">
            <text:p>21306</text:p>
          </table:table-cell>
          <table:table-cell table:formula="of:=IF([.B1479]&gt;[.B1478];1;0)" office:value-type="float" office:value="1">
            <text:p>1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table:formula="of:=SUM([.A1480:.A1482])" office:value-type="float" office:value="21290">
            <text:p>21290</text:p>
          </table:table-cell>
          <table:table-cell table:formula="of:=IF([.B1480]&gt;[.B1479];1;0)" office:value-type="float" office:value="0">
            <text:p>0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table:formula="of:=SUM([.A1481:.A1483])" office:value-type="float" office:value="21287">
            <text:p>21287</text:p>
          </table:table-cell>
          <table:table-cell table:formula="of:=IF([.B1481]&gt;[.B1480];1;0)" office:value-type="float" office:value="0">
            <text:p>0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table:formula="of:=SUM([.A1482:.A1484])" office:value-type="float" office:value="21287">
            <text:p>21287</text:p>
          </table:table-cell>
          <table:table-cell table:formula="of:=IF([.B1482]&gt;[.B1481];1;0)" office:value-type="float" office:value="0">
            <text:p>0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table:formula="of:=SUM([.A1483:.A1485])" office:value-type="float" office:value="21308">
            <text:p>21308</text:p>
          </table:table-cell>
          <table:table-cell table:formula="of:=IF([.B1483]&gt;[.B1482];1;0)" office:value-type="float" office:value="1">
            <text:p>1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table:formula="of:=SUM([.A1484:.A1486])" office:value-type="float" office:value="21326">
            <text:p>21326</text:p>
          </table:table-cell>
          <table:table-cell table:formula="of:=IF([.B1484]&gt;[.B1483];1;0)" office:value-type="float" office:value="1">
            <text:p>1</text:p>
          </table:table-cell>
        </table:table-row>
        <table:table-row table:style-name="ro1">
          <table:table-cell office:value-type="float" office:value="7106">
            <text:p>7106</text:p>
          </table:table-cell>
          <table:table-cell table:formula="of:=SUM([.A1485:.A1487])" office:value-type="float" office:value="21346">
            <text:p>21346</text:p>
          </table:table-cell>
          <table:table-cell table:formula="of:=IF([.B1485]&gt;[.B1484];1;0)" office:value-type="float" office:value="1">
            <text:p>1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table:formula="of:=SUM([.A1486:.A1488])" office:value-type="float" office:value="21387">
            <text:p>21387</text:p>
          </table:table-cell>
          <table:table-cell table:formula="of:=IF([.B1486]&gt;[.B1485];1;0)" office:value-type="float" office:value="1">
            <text:p>1</text:p>
          </table:table-cell>
        </table:table-row>
        <table:table-row table:style-name="ro1">
          <table:table-cell office:value-type="float" office:value="7123">
            <text:p>7123</text:p>
          </table:table-cell>
          <table:table-cell table:formula="of:=SUM([.A1487:.A1489])" office:value-type="float" office:value="21421">
            <text:p>21421</text:p>
          </table:table-cell>
          <table:table-cell table:formula="of:=IF([.B1487]&gt;[.B1486];1;0)" office:value-type="float" office:value="1">
            <text:p>1</text:p>
          </table:table-cell>
        </table:table-row>
        <table:table-row table:style-name="ro1">
          <table:table-cell office:value-type="float" office:value="7147">
            <text:p>7147</text:p>
          </table:table-cell>
          <table:table-cell table:formula="of:=SUM([.A1488:.A1490])" office:value-type="float" office:value="21447">
            <text:p>21447</text:p>
          </table:table-cell>
          <table:table-cell table:formula="of:=IF([.B1488]&gt;[.B1487];1;0)" office:value-type="float" office:value="1">
            <text:p>1</text:p>
          </table:table-cell>
        </table:table-row>
        <table:table-row table:style-name="ro1">
          <table:table-cell office:value-type="float" office:value="7151">
            <text:p>7151</text:p>
          </table:table-cell>
          <table:table-cell table:formula="of:=SUM([.A1489:.A1491])" office:value-type="float" office:value="21450">
            <text:p>21450</text:p>
          </table:table-cell>
          <table:table-cell table:formula="of:=IF([.B1489]&gt;[.B1488];1;0)" office:value-type="float" office:value="1">
            <text:p>1</text:p>
          </table:table-cell>
        </table:table-row>
        <table:table-row table:style-name="ro1">
          <table:table-cell office:value-type="float" office:value="7149">
            <text:p>7149</text:p>
          </table:table-cell>
          <table:table-cell table:formula="of:=SUM([.A1490:.A1492])" office:value-type="float" office:value="21453">
            <text:p>21453</text:p>
          </table:table-cell>
          <table:table-cell table:formula="of:=IF([.B1490]&gt;[.B1489];1;0)" office:value-type="float" office:value="1">
            <text:p>1</text:p>
          </table:table-cell>
        </table:table-row>
        <table:table-row table:style-name="ro1">
          <table:table-cell office:value-type="float" office:value="7150">
            <text:p>7150</text:p>
          </table:table-cell>
          <table:table-cell table:formula="of:=SUM([.A1491:.A1493])" office:value-type="float" office:value="21466">
            <text:p>21466</text:p>
          </table:table-cell>
          <table:table-cell table:formula="of:=IF([.B1491]&gt;[.B1490];1;0)" office:value-type="float" office:value="1">
            <text:p>1</text:p>
          </table:table-cell>
        </table:table-row>
        <table:table-row table:style-name="ro1">
          <table:table-cell office:value-type="float" office:value="7154">
            <text:p>7154</text:p>
          </table:table-cell>
          <table:table-cell table:formula="of:=SUM([.A1492:.A1494])" office:value-type="float" office:value="21481">
            <text:p>21481</text:p>
          </table:table-cell>
          <table:table-cell table:formula="of:=IF([.B1492]&gt;[.B1491];1;0)" office:value-type="float" office:value="1">
            <text:p>1</text:p>
          </table:table-cell>
        </table:table-row>
        <table:table-row table:style-name="ro1">
          <table:table-cell office:value-type="float" office:value="7162">
            <text:p>7162</text:p>
          </table:table-cell>
          <table:table-cell table:formula="of:=SUM([.A1493:.A1495])" office:value-type="float" office:value="21493">
            <text:p>21493</text:p>
          </table:table-cell>
          <table:table-cell table:formula="of:=IF([.B1493]&gt;[.B1492];1;0)" office:value-type="float" office:value="1">
            <text:p>1</text:p>
          </table:table-cell>
        </table:table-row>
        <table:table-row table:style-name="ro1">
          <table:table-cell office:value-type="float" office:value="7165">
            <text:p>7165</text:p>
          </table:table-cell>
          <table:table-cell table:formula="of:=SUM([.A1494:.A1496])" office:value-type="float" office:value="21498">
            <text:p>21498</text:p>
          </table:table-cell>
          <table:table-cell table:formula="of:=IF([.B1494]&gt;[.B1493];1;0)" office:value-type="float" office:value="1">
            <text:p>1</text:p>
          </table:table-cell>
        </table:table-row>
        <table:table-row table:style-name="ro1">
          <table:table-cell office:value-type="float" office:value="7166">
            <text:p>7166</text:p>
          </table:table-cell>
          <table:table-cell table:formula="of:=SUM([.A1495:.A1497])" office:value-type="float" office:value="21504">
            <text:p>21504</text:p>
          </table:table-cell>
          <table:table-cell table:formula="of:=IF([.B1495]&gt;[.B1494];1;0)" office:value-type="float" office:value="1">
            <text:p>1</text:p>
          </table:table-cell>
        </table:table-row>
        <table:table-row table:style-name="ro1">
          <table:table-cell office:value-type="float" office:value="7167">
            <text:p>7167</text:p>
          </table:table-cell>
          <table:table-cell table:formula="of:=SUM([.A1496:.A1498])" office:value-type="float" office:value="21519">
            <text:p>21519</text:p>
          </table:table-cell>
          <table:table-cell table:formula="of:=IF([.B1496]&gt;[.B1495];1;0)" office:value-type="float" office:value="1">
            <text:p>1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table:formula="of:=SUM([.A1497:.A1499])" office:value-type="float" office:value="21545">
            <text:p>21545</text:p>
          </table:table-cell>
          <table:table-cell table:formula="of:=IF([.B1497]&gt;[.B1496];1;0)" office:value-type="float" office:value="1">
            <text:p>1</text:p>
          </table:table-cell>
        </table:table-row>
        <table:table-row table:style-name="ro1">
          <table:table-cell office:value-type="float" office:value="7181">
            <text:p>7181</text:p>
          </table:table-cell>
          <table:table-cell table:formula="of:=SUM([.A1498:.A1500])" office:value-type="float" office:value="21569">
            <text:p>21569</text:p>
          </table:table-cell>
          <table:table-cell table:formula="of:=IF([.B1498]&gt;[.B1497];1;0)" office:value-type="float" office:value="1">
            <text:p>1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table:formula="of:=SUM([.A1499:.A1501])" office:value-type="float" office:value="21584">
            <text:p>21584</text:p>
          </table:table-cell>
          <table:table-cell table:formula="of:=IF([.B1499]&gt;[.B1498];1;0)" office:value-type="float" office:value="1">
            <text:p>1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table:formula="of:=SUM([.A1500:.A1502])" office:value-type="float" office:value="21590">
            <text:p>21590</text:p>
          </table:table-cell>
          <table:table-cell table:formula="of:=IF([.B1500]&gt;[.B1499];1;0)" office:value-type="float" office:value="1">
            <text:p>1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table:formula="of:=SUM([.A1501:.A1503])" office:value-type="float" office:value="21595">
            <text:p>21595</text:p>
          </table:table-cell>
          <table:table-cell table:formula="of:=IF([.B1501]&gt;[.B1500];1;0)" office:value-type="float" office:value="1">
            <text:p>1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table:formula="of:=SUM([.A1502:.A1504])" office:value-type="float" office:value="21579">
            <text:p>21579</text:p>
          </table:table-cell>
          <table:table-cell table:formula="of:=IF([.B1502]&gt;[.B1501];1;0)" office:value-type="float" office:value="0">
            <text:p>0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formula="of:=SUM([.A1503:.A1505])" office:value-type="float" office:value="21567">
            <text:p>21567</text:p>
          </table:table-cell>
          <table:table-cell table:formula="of:=IF([.B1503]&gt;[.B1502];1;0)" office:value-type="float" office:value="0">
            <text:p>0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table:formula="of:=SUM([.A1504:.A1506])" office:value-type="float" office:value="21552">
            <text:p>21552</text:p>
          </table:table-cell>
          <table:table-cell table:formula="of:=IF([.B1504]&gt;[.B1503];1;0)" office:value-type="float" office:value="0">
            <text:p>0</text:p>
          </table:table-cell>
        </table:table-row>
        <table:table-row table:style-name="ro1">
          <table:table-cell office:value-type="float" office:value="7187">
            <text:p>7187</text:p>
          </table:table-cell>
          <table:table-cell table:formula="of:=SUM([.A1505:.A1507])" office:value-type="float" office:value="21552">
            <text:p>21552</text:p>
          </table:table-cell>
          <table:table-cell table:formula="of:=IF([.B1505]&gt;[.B1504];1;0)" office:value-type="float" office:value="0">
            <text:p>0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table:formula="of:=SUM([.A1506:.A1508])" office:value-type="float" office:value="21549">
            <text:p>21549</text:p>
          </table:table-cell>
          <table:table-cell table:formula="of:=IF([.B1506]&gt;[.B1505];1;0)" office:value-type="float" office:value="0">
            <text:p>0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table:formula="of:=SUM([.A1507:.A1509])" office:value-type="float" office:value="21552">
            <text:p>21552</text:p>
          </table:table-cell>
          <table:table-cell table:formula="of:=IF([.B1507]&gt;[.B1506];1;0)" office:value-type="float" office:value="1">
            <text:p>1</text:p>
          </table:table-cell>
        </table:table-row>
        <table:table-row table:style-name="ro1">
          <table:table-cell office:value-type="float" office:value="7184">
            <text:p>7184</text:p>
          </table:table-cell>
          <table:table-cell table:formula="of:=SUM([.A1508:.A1510])" office:value-type="float" office:value="21563">
            <text:p>21563</text:p>
          </table:table-cell>
          <table:table-cell table:formula="of:=IF([.B1508]&gt;[.B1507];1;0)" office:value-type="float" office:value="1">
            <text:p>1</text:p>
          </table:table-cell>
        </table:table-row>
        <table:table-row table:style-name="ro1">
          <table:table-cell office:value-type="float" office:value="7188">
            <text:p>7188</text:p>
          </table:table-cell>
          <table:table-cell table:formula="of:=SUM([.A1509:.A1511])" office:value-type="float" office:value="21572">
            <text:p>21572</text:p>
          </table:table-cell>
          <table:table-cell table:formula="of:=IF([.B1509]&gt;[.B1508];1;0)" office:value-type="float" office:value="1">
            <text:p>1</text:p>
          </table:table-cell>
        </table:table-row>
        <table:table-row table:style-name="ro1">
          <table:table-cell office:value-type="float" office:value="7191">
            <text:p>7191</text:p>
          </table:table-cell>
          <table:table-cell table:formula="of:=SUM([.A1510:.A1512])" office:value-type="float" office:value="21583">
            <text:p>21583</text:p>
          </table:table-cell>
          <table:table-cell table:formula="of:=IF([.B1510]&gt;[.B1509];1;0)" office:value-type="float" office:value="1">
            <text:p>1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table:formula="of:=SUM([.A1511:.A1513])" office:value-type="float" office:value="21593">
            <text:p>21593</text:p>
          </table:table-cell>
          <table:table-cell table:formula="of:=IF([.B1511]&gt;[.B1510];1;0)" office:value-type="float" office:value="1">
            <text:p>1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table:formula="of:=SUM([.A1512:.A1514])" office:value-type="float" office:value="21608">
            <text:p>21608</text:p>
          </table:table-cell>
          <table:table-cell table:formula="of:=IF([.B1512]&gt;[.B1511];1;0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table:formula="of:=SUM([.A1513:.A1515])" office:value-type="float" office:value="21619">
            <text:p>21619</text:p>
          </table:table-cell>
          <table:table-cell table:formula="of:=IF([.B1513]&gt;[.B1512];1;0)" office:value-type="float" office:value="1">
            <text:p>1</text:p>
          </table:table-cell>
        </table:table-row>
        <table:table-row table:style-name="ro1">
          <table:table-cell office:value-type="float" office:value="7208">
            <text:p>7208</text:p>
          </table:table-cell>
          <table:table-cell table:formula="of:=SUM([.A1514:.A1516])" office:value-type="float" office:value="21629">
            <text:p>21629</text:p>
          </table:table-cell>
          <table:table-cell table:formula="of:=IF([.B1514]&gt;[.B1513];1;0)" office:value-type="float" office:value="1">
            <text:p>1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table:formula="of:=SUM([.A1515:.A1517])" office:value-type="float" office:value="21633">
            <text:p>21633</text:p>
          </table:table-cell>
          <table:table-cell table:formula="of:=IF([.B1515]&gt;[.B1514];1;0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table:formula="of:=SUM([.A1516:.A1518])" office:value-type="float" office:value="21639">
            <text:p>21639</text:p>
          </table:table-cell>
          <table:table-cell table:formula="of:=IF([.B1516]&gt;[.B1515];1;0)" office:value-type="float" office:value="1">
            <text:p>1</text:p>
          </table:table-cell>
        </table:table-row>
        <table:table-row table:style-name="ro1">
          <table:table-cell office:value-type="float" office:value="7212">
            <text:p>7212</text:p>
          </table:table-cell>
          <table:table-cell table:formula="of:=SUM([.A1517:.A1519])" office:value-type="float" office:value="21645">
            <text:p>21645</text:p>
          </table:table-cell>
          <table:table-cell table:formula="of:=IF([.B1517]&gt;[.B1516];1;0)" office:value-type="float" office:value="1">
            <text:p>1</text:p>
          </table:table-cell>
        </table:table-row>
        <table:table-row table:style-name="ro1">
          <table:table-cell office:value-type="float" office:value="7216">
            <text:p>7216</text:p>
          </table:table-cell>
          <table:table-cell table:formula="of:=SUM([.A1518:.A1520])" office:value-type="float" office:value="21660">
            <text:p>21660</text:p>
          </table:table-cell>
          <table:table-cell table:formula="of:=IF([.B1518]&gt;[.B1517];1;0)" office:value-type="float" office:value="1">
            <text:p>1</text:p>
          </table:table-cell>
        </table:table-row>
        <table:table-row table:style-name="ro1">
          <table:table-cell office:value-type="float" office:value="7217">
            <text:p>7217</text:p>
          </table:table-cell>
          <table:table-cell table:formula="of:=SUM([.A1519:.A1521])" office:value-type="float" office:value="21687">
            <text:p>21687</text:p>
          </table:table-cell>
          <table:table-cell table:formula="of:=IF([.B1519]&gt;[.B1518];1;0)" office:value-type="float" office:value="1">
            <text:p>1</text:p>
          </table:table-cell>
        </table:table-row>
        <table:table-row table:style-name="ro1">
          <table:table-cell office:value-type="float" office:value="7227">
            <text:p>7227</text:p>
          </table:table-cell>
          <table:table-cell table:formula="of:=SUM([.A1520:.A1522])" office:value-type="float" office:value="21731">
            <text:p>21731</text:p>
          </table:table-cell>
          <table:table-cell table:formula="of:=IF([.B1520]&gt;[.B1519];1;0)" office:value-type="float" office:value="1">
            <text:p>1</text:p>
          </table:table-cell>
        </table:table-row>
        <table:table-row table:style-name="ro1">
          <table:table-cell office:value-type="float" office:value="7243">
            <text:p>7243</text:p>
          </table:table-cell>
          <table:table-cell table:formula="of:=SUM([.A1521:.A1523])" office:value-type="float" office:value="21777">
            <text:p>21777</text:p>
          </table:table-cell>
          <table:table-cell table:formula="of:=IF([.B1521]&gt;[.B1520];1;0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table:formula="of:=SUM([.A1522:.A1524])" office:value-type="float" office:value="21819">
            <text:p>21819</text:p>
          </table:table-cell>
          <table:table-cell table:formula="of:=IF([.B1522]&gt;[.B1521];1;0)" office:value-type="float" office:value="1">
            <text:p>1</text:p>
          </table:table-cell>
        </table:table-row>
        <table:table-row table:style-name="ro1">
          <table:table-cell office:value-type="float" office:value="7273">
            <text:p>7273</text:p>
          </table:table-cell>
          <table:table-cell table:formula="of:=SUM([.A1523:.A1525])" office:value-type="float" office:value="21851">
            <text:p>21851</text:p>
          </table:table-cell>
          <table:table-cell table:formula="of:=IF([.B1523]&gt;[.B1522];1;0)" office:value-type="float" office:value="1">
            <text:p>1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table:formula="of:=SUM([.A1524:.A1526])" office:value-type="float" office:value="21874">
            <text:p>21874</text:p>
          </table:table-cell>
          <table:table-cell table:formula="of:=IF([.B1524]&gt;[.B1523];1;0)" office:value-type="float" office:value="1">
            <text:p>1</text:p>
          </table:table-cell>
        </table:table-row>
        <table:table-row table:style-name="ro1">
          <table:table-cell office:value-type="float" office:value="7293">
            <text:p>7293</text:p>
          </table:table-cell>
          <table:table-cell table:formula="of:=SUM([.A1525:.A1527])" office:value-type="float" office:value="21886">
            <text:p>21886</text:p>
          </table:table-cell>
          <table:table-cell table:formula="of:=IF([.B1525]&gt;[.B1524];1;0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table:formula="of:=SUM([.A1526:.A1528])" office:value-type="float" office:value="21893">
            <text:p>21893</text:p>
          </table:table-cell>
          <table:table-cell table:formula="of:=IF([.B1526]&gt;[.B1525];1;0)" office:value-type="float" office:value="1">
            <text:p>1</text:p>
          </table:table-cell>
        </table:table-row>
        <table:table-row table:style-name="ro1">
          <table:table-cell office:value-type="float" office:value="7297">
            <text:p>7297</text:p>
          </table:table-cell>
          <table:table-cell table:formula="of:=SUM([.A1527:.A1529])" office:value-type="float" office:value="21896">
            <text:p>21896</text:p>
          </table:table-cell>
          <table:table-cell table:formula="of:=IF([.B1527]&gt;[.B1526];1;0)" office:value-type="float" office:value="1">
            <text:p>1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table:formula="of:=SUM([.A1528:.A1530])" office:value-type="float" office:value="21908">
            <text:p>21908</text:p>
          </table:table-cell>
          <table:table-cell table:formula="of:=IF([.B1528]&gt;[.B1527];1;0)" office:value-type="float" office:value="1">
            <text:p>1</text:p>
          </table:table-cell>
        </table:table-row>
        <table:table-row table:style-name="ro1">
          <table:table-cell office:value-type="float" office:value="7299">
            <text:p>7299</text:p>
          </table:table-cell>
          <table:table-cell table:formula="of:=SUM([.A1529:.A1531])" office:value-type="float" office:value="21919">
            <text:p>21919</text:p>
          </table:table-cell>
          <table:table-cell table:formula="of:=IF([.B1529]&gt;[.B1528];1;0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table:formula="of:=SUM([.A1530:.A1532])" office:value-type="float" office:value="21934">
            <text:p>21934</text:p>
          </table:table-cell>
          <table:table-cell table:formula="of:=IF([.B1530]&gt;[.B1529];1;0)" office:value-type="float" office:value="1">
            <text:p>1</text:p>
          </table:table-cell>
        </table:table-row>
        <table:table-row table:style-name="ro1">
          <table:table-cell office:value-type="float" office:value="7311">
            <text:p>7311</text:p>
          </table:table-cell>
          <table:table-cell table:formula="of:=SUM([.A1531:.A1533])" office:value-type="float" office:value="21941">
            <text:p>21941</text:p>
          </table:table-cell>
          <table:table-cell table:formula="of:=IF([.B1531]&gt;[.B1530];1;0)" office:value-type="float" office:value="1">
            <text:p>1</text:p>
          </table:table-cell>
        </table:table-row>
        <table:table-row table:style-name="ro1">
          <table:table-cell office:value-type="float" office:value="7314">
            <text:p>7314</text:p>
          </table:table-cell>
          <table:table-cell table:formula="of:=SUM([.A1532:.A1534])" office:value-type="float" office:value="21966">
            <text:p>21966</text:p>
          </table:table-cell>
          <table:table-cell table:formula="of:=IF([.B1532]&gt;[.B1531];1;0)" office:value-type="float" office:value="1">
            <text:p>1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table:formula="of:=SUM([.A1533:.A1535])" office:value-type="float" office:value="21994">
            <text:p>21994</text:p>
          </table:table-cell>
          <table:table-cell table:formula="of:=IF([.B1533]&gt;[.B1532];1;0)" office:value-type="float" office:value="1">
            <text:p>1</text:p>
          </table:table-cell>
        </table:table-row>
        <table:table-row table:style-name="ro1">
          <table:table-cell office:value-type="float" office:value="7336">
            <text:p>7336</text:p>
          </table:table-cell>
          <table:table-cell table:formula="of:=SUM([.A1534:.A1536])" office:value-type="float" office:value="22021">
            <text:p>22021</text:p>
          </table:table-cell>
          <table:table-cell table:formula="of:=IF([.B1534]&gt;[.B1533];1;0)" office:value-type="float" office:value="1">
            <text:p>1</text:p>
          </table:table-cell>
        </table:table-row>
        <table:table-row table:style-name="ro1">
          <table:table-cell office:value-type="float" office:value="7342">
            <text:p>7342</text:p>
          </table:table-cell>
          <table:table-cell table:formula="of:=SUM([.A1535:.A1537])" office:value-type="float" office:value="22039">
            <text:p>22039</text:p>
          </table:table-cell>
          <table:table-cell table:formula="of:=IF([.B1535]&gt;[.B1534];1;0)" office:value-type="float" office:value="1">
            <text:p>1</text:p>
          </table:table-cell>
        </table:table-row>
        <table:table-row table:style-name="ro1">
          <table:table-cell office:value-type="float" office:value="7343">
            <text:p>7343</text:p>
          </table:table-cell>
          <table:table-cell table:formula="of:=SUM([.A1536:.A1538])" office:value-type="float" office:value="22069">
            <text:p>22069</text:p>
          </table:table-cell>
          <table:table-cell table:formula="of:=IF([.B1536]&gt;[.B1535];1;0)" office:value-type="float" office:value="1">
            <text:p>1</text:p>
          </table:table-cell>
        </table:table-row>
        <table:table-row table:style-name="ro1">
          <table:table-cell office:value-type="float" office:value="7354">
            <text:p>7354</text:p>
          </table:table-cell>
          <table:table-cell table:formula="of:=SUM([.A1537:.A1539])" office:value-type="float" office:value="22100">
            <text:p>22100</text:p>
          </table:table-cell>
          <table:table-cell table:formula="of:=IF([.B1537]&gt;[.B1536];1;0)" office:value-type="float" office:value="1">
            <text:p>1</text:p>
          </table:table-cell>
        </table:table-row>
        <table:table-row table:style-name="ro1">
          <table:table-cell office:value-type="float" office:value="7372">
            <text:p>7372</text:p>
          </table:table-cell>
          <table:table-cell table:formula="of:=SUM([.A1538:.A1540])" office:value-type="float" office:value="22124">
            <text:p>22124</text:p>
          </table:table-cell>
          <table:table-cell table:formula="of:=IF([.B1538]&gt;[.B1537];1;0)" office:value-type="float" office:value="1">
            <text:p>1</text:p>
          </table:table-cell>
        </table:table-row>
        <table:table-row table:style-name="ro1">
          <table:table-cell office:value-type="float" office:value="7374">
            <text:p>7374</text:p>
          </table:table-cell>
          <table:table-cell table:formula="of:=SUM([.A1539:.A1541])" office:value-type="float" office:value="22150">
            <text:p>22150</text:p>
          </table:table-cell>
          <table:table-cell table:formula="of:=IF([.B1539]&gt;[.B1538];1;0)" office:value-type="float" office:value="1">
            <text:p>1</text:p>
          </table:table-cell>
        </table:table-row>
        <table:table-row table:style-name="ro1">
          <table:table-cell office:value-type="float" office:value="7378">
            <text:p>7378</text:p>
          </table:table-cell>
          <table:table-cell table:formula="of:=SUM([.A1540:.A1542])" office:value-type="float" office:value="22179">
            <text:p>22179</text:p>
          </table:table-cell>
          <table:table-cell table:formula="of:=IF([.B1540]&gt;[.B1539];1;0)" office:value-type="float" office:value="1">
            <text:p>1</text:p>
          </table:table-cell>
        </table:table-row>
        <table:table-row table:style-name="ro1">
          <table:table-cell office:value-type="float" office:value="7398">
            <text:p>7398</text:p>
          </table:table-cell>
          <table:table-cell table:formula="of:=SUM([.A1541:.A1543])" office:value-type="float" office:value="22208">
            <text:p>22208</text:p>
          </table:table-cell>
          <table:table-cell table:formula="of:=IF([.B1541]&gt;[.B1540];1;0)" office:value-type="float" office:value="1">
            <text:p>1</text:p>
          </table:table-cell>
        </table:table-row>
        <table:table-row table:style-name="ro1">
          <table:table-cell office:value-type="float" office:value="7403">
            <text:p>7403</text:p>
          </table:table-cell>
          <table:table-cell table:formula="of:=SUM([.A1542:.A1544])" office:value-type="float" office:value="22239">
            <text:p>22239</text:p>
          </table:table-cell>
          <table:table-cell table:formula="of:=IF([.B1542]&gt;[.B1541];1;0)" office:value-type="float" office:value="1">
            <text:p>1</text:p>
          </table:table-cell>
        </table:table-row>
        <table:table-row table:style-name="ro1">
          <table:table-cell office:value-type="float" office:value="7407">
            <text:p>7407</text:p>
          </table:table-cell>
          <table:table-cell table:formula="of:=SUM([.A1543:.A1545])" office:value-type="float" office:value="22282">
            <text:p>22282</text:p>
          </table:table-cell>
          <table:table-cell table:formula="of:=IF([.B1543]&gt;[.B1542];1;0)" office:value-type="float" office:value="1">
            <text:p>1</text:p>
          </table:table-cell>
        </table:table-row>
        <table:table-row table:style-name="ro1">
          <table:table-cell office:value-type="float" office:value="7429">
            <text:p>7429</text:p>
          </table:table-cell>
          <table:table-cell table:formula="of:=SUM([.A1544:.A1546])" office:value-type="float" office:value="22323">
            <text:p>22323</text:p>
          </table:table-cell>
          <table:table-cell table:formula="of:=IF([.B1544]&gt;[.B1543];1;0)" office:value-type="float" office:value="1">
            <text:p>1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table:formula="of:=SUM([.A1545:.A1547])" office:value-type="float" office:value="22375">
            <text:p>22375</text:p>
          </table:table-cell>
          <table:table-cell table:formula="of:=IF([.B1545]&gt;[.B1544];1;0)" office:value-type="float" office:value="1">
            <text:p>1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table:formula="of:=SUM([.A1546:.A1548])" office:value-type="float" office:value="22416">
            <text:p>22416</text:p>
          </table:table-cell>
          <table:table-cell table:formula="of:=IF([.B1546]&gt;[.B1545];1;0)" office:value-type="float" office:value="1">
            <text:p>1</text:p>
          </table:table-cell>
        </table:table-row>
        <table:table-row table:style-name="ro1">
          <table:table-cell office:value-type="float" office:value="7481">
            <text:p>7481</text:p>
          </table:table-cell>
          <table:table-cell table:formula="of:=SUM([.A1547:.A1549])" office:value-type="float" office:value="22454">
            <text:p>22454</text:p>
          </table:table-cell>
          <table:table-cell table:formula="of:=IF([.B1547]&gt;[.B1546];1;0)" office:value-type="float" office:value="1">
            <text:p>1</text:p>
          </table:table-cell>
        </table:table-row>
        <table:table-row table:style-name="ro1">
          <table:table-cell office:value-type="float" office:value="7487">
            <text:p>7487</text:p>
          </table:table-cell>
          <table:table-cell table:formula="of:=SUM([.A1548:.A1550])" office:value-type="float" office:value="22465">
            <text:p>22465</text:p>
          </table:table-cell>
          <table:table-cell table:formula="of:=IF([.B1548]&gt;[.B1547];1;0)" office:value-type="float" office:value="1">
            <text:p>1</text:p>
          </table:table-cell>
        </table:table-row>
        <table:table-row table:style-name="ro1">
          <table:table-cell office:value-type="float" office:value="7486">
            <text:p>7486</text:p>
          </table:table-cell>
          <table:table-cell table:formula="of:=SUM([.A1549:.A1551])" office:value-type="float" office:value="22474">
            <text:p>22474</text:p>
          </table:table-cell>
          <table:table-cell table:formula="of:=IF([.B1549]&gt;[.B1548];1;0)" office:value-type="float" office:value="1">
            <text:p>1</text:p>
          </table:table-cell>
        </table:table-row>
        <table:table-row table:style-name="ro1">
          <table:table-cell office:value-type="float" office:value="7492">
            <text:p>7492</text:p>
          </table:table-cell>
          <table:table-cell table:formula="of:=SUM([.A1550:.A1552])" office:value-type="float" office:value="22485">
            <text:p>22485</text:p>
          </table:table-cell>
          <table:table-cell table:formula="of:=IF([.B1550]&gt;[.B1549];1;0)" office:value-type="float" office:value="1">
            <text:p>1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table:formula="of:=SUM([.A1551:.A1553])" office:value-type="float" office:value="22491">
            <text:p>22491</text:p>
          </table:table-cell>
          <table:table-cell table:formula="of:=IF([.B1551]&gt;[.B1550];1;0)" office:value-type="float" office:value="1">
            <text:p>1</text:p>
          </table:table-cell>
        </table:table-row>
        <table:table-row table:style-name="ro1">
          <table:table-cell office:value-type="float" office:value="7497">
            <text:p>7497</text:p>
          </table:table-cell>
          <table:table-cell table:formula="of:=SUM([.A1552:.A1554])" office:value-type="float" office:value="22491">
            <text:p>22491</text:p>
          </table:table-cell>
          <table:table-cell table:formula="of:=IF([.B1552]&gt;[.B1551];1;0)" office:value-type="float" office:value="0">
            <text:p>0</text:p>
          </table:table-cell>
        </table:table-row>
        <table:table-row table:style-name="ro1">
          <table:table-cell office:value-type="float" office:value="7498">
            <text:p>7498</text:p>
          </table:table-cell>
          <table:table-cell table:formula="of:=SUM([.A1553:.A1555])" office:value-type="float" office:value="22491">
            <text:p>22491</text:p>
          </table:table-cell>
          <table:table-cell table:formula="of:=IF([.B1553]&gt;[.B1552];1;0)" office:value-type="float" office:value="0">
            <text:p>0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table:formula="of:=SUM([.A1554:.A1556])" office:value-type="float" office:value="22492">
            <text:p>22492</text:p>
          </table:table-cell>
          <table:table-cell table:formula="of:=IF([.B1554]&gt;[.B1553];1;0)" office:value-type="float" office:value="1">
            <text:p>1</text:p>
          </table:table-cell>
        </table:table-row>
        <table:table-row table:style-name="ro1">
          <table:table-cell office:value-type="float" office:value="7497">
            <text:p>7497</text:p>
          </table:table-cell>
          <table:table-cell table:formula="of:=SUM([.A1555:.A1557])" office:value-type="float" office:value="22496">
            <text:p>22496</text:p>
          </table:table-cell>
          <table:table-cell table:formula="of:=IF([.B1555]&gt;[.B1554];1;0)" office:value-type="float" office:value="1">
            <text:p>1</text:p>
          </table:table-cell>
        </table:table-row>
        <table:table-row table:style-name="ro1">
          <table:table-cell office:value-type="float" office:value="7499">
            <text:p>7499</text:p>
          </table:table-cell>
          <table:table-cell table:formula="of:=SUM([.A1556:.A1558])" office:value-type="float" office:value="22498">
            <text:p>22498</text:p>
          </table:table-cell>
          <table:table-cell table:formula="of:=IF([.B1556]&gt;[.B1555];1;0)" office:value-type="float" office:value="1">
            <text:p>1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SUM([.A1557:.A1559])" office:value-type="float" office:value="22501">
            <text:p>22501</text:p>
          </table:table-cell>
          <table:table-cell table:formula="of:=IF([.B1557]&gt;[.B1556];1;0)" office:value-type="float" office:value="1">
            <text:p>1</text:p>
          </table:table-cell>
        </table:table-row>
        <table:table-row table:style-name="ro1">
          <table:table-cell office:value-type="float" office:value="7499">
            <text:p>7499</text:p>
          </table:table-cell>
          <table:table-cell table:formula="of:=SUM([.A1558:.A1560])" office:value-type="float" office:value="22504">
            <text:p>22504</text:p>
          </table:table-cell>
          <table:table-cell table:formula="of:=IF([.B1558]&gt;[.B1557];1;0)" office:value-type="float" office:value="1">
            <text:p>1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table:formula="of:=SUM([.A1559:.A1561])" office:value-type="float" office:value="22514">
            <text:p>22514</text:p>
          </table:table-cell>
          <table:table-cell table:formula="of:=IF([.B1559]&gt;[.B1558];1;0)" office:value-type="float" office:value="1">
            <text:p>1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table:formula="of:=SUM([.A1560:.A1562])" office:value-type="float" office:value="22524">
            <text:p>22524</text:p>
          </table:table-cell>
          <table:table-cell table:formula="of:=IF([.B1560]&gt;[.B1559];1;0)" office:value-type="float" office:value="1">
            <text:p>1</text:p>
          </table:table-cell>
        </table:table-row>
        <table:table-row table:style-name="ro1">
          <table:table-cell office:value-type="float" office:value="7509">
            <text:p>7509</text:p>
          </table:table-cell>
          <table:table-cell table:formula="of:=SUM([.A1561:.A1563])" office:value-type="float" office:value="22532">
            <text:p>22532</text:p>
          </table:table-cell>
          <table:table-cell table:formula="of:=IF([.B1561]&gt;[.B1560];1;0)" office:value-type="float" office:value="1">
            <text:p>1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table:formula="of:=SUM([.A1562:.A1564])" office:value-type="float" office:value="22533">
            <text:p>22533</text:p>
          </table:table-cell>
          <table:table-cell table:formula="of:=IF([.B1562]&gt;[.B1561];1;0)" office:value-type="float" office:value="1">
            <text:p>1</text:p>
          </table:table-cell>
        </table:table-row>
        <table:table-row table:style-name="ro1">
          <table:table-cell office:value-type="float" office:value="7511">
            <text:p>7511</text:p>
          </table:table-cell>
          <table:table-cell table:formula="of:=SUM([.A1563:.A1565])" office:value-type="float" office:value="22533">
            <text:p>22533</text:p>
          </table:table-cell>
          <table:table-cell table:formula="of:=IF([.B1563]&gt;[.B1562];1;0)" office:value-type="float" office:value="0">
            <text:p>0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table:formula="of:=SUM([.A1564:.A1566])" office:value-type="float" office:value="22522">
            <text:p>22522</text:p>
          </table:table-cell>
          <table:table-cell table:formula="of:=IF([.B1564]&gt;[.B1563];1;0)" office:value-type="float" office:value="0">
            <text:p>0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table:formula="of:=SUM([.A1565:.A1567])" office:value-type="float" office:value="22514">
            <text:p>22514</text:p>
          </table:table-cell>
          <table:table-cell table:formula="of:=IF([.B1565]&gt;[.B1564];1;0)" office:value-type="float" office:value="0">
            <text:p>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SUM([.A1566:.A1568])" office:value-type="float" office:value="22505">
            <text:p>22505</text:p>
          </table:table-cell>
          <table:table-cell table:formula="of:=IF([.B1566]&gt;[.B1565];1;0)" office:value-type="float" office:value="0">
            <text:p>0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table:formula="of:=SUM([.A1567:.A1569])" office:value-type="float" office:value="22511">
            <text:p>22511</text:p>
          </table:table-cell>
          <table:table-cell table:formula="of:=IF([.B1567]&gt;[.B1566];1;0)" office:value-type="float" office:value="1">
            <text:p>1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table:formula="of:=SUM([.A1568:.A1570])" office:value-type="float" office:value="22522">
            <text:p>22522</text:p>
          </table:table-cell>
          <table:table-cell table:formula="of:=IF([.B1568]&gt;[.B1567];1;0)" office:value-type="float" office:value="1">
            <text:p>1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table:formula="of:=SUM([.A1569:.A1571])" office:value-type="float" office:value="22533">
            <text:p>22533</text:p>
          </table:table-cell>
          <table:table-cell table:formula="of:=IF([.B1569]&gt;[.B1568];1;0)" office:value-type="float" office:value="1">
            <text:p>1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table:formula="of:=SUM([.A1570:.A1572])" office:value-type="float" office:value="22553">
            <text:p>22553</text:p>
          </table:table-cell>
          <table:table-cell table:formula="of:=IF([.B1570]&gt;[.B1569];1;0)" office:value-type="float" office:value="1">
            <text:p>1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table:formula="of:=SUM([.A1571:.A1573])" office:value-type="float" office:value="22567">
            <text:p>22567</text:p>
          </table:table-cell>
          <table:table-cell table:formula="of:=IF([.B1571]&gt;[.B1570];1;0)" office:value-type="float" office:value="1">
            <text:p>1</text:p>
          </table:table-cell>
        </table:table-row>
        <table:table-row table:style-name="ro1">
          <table:table-cell office:value-type="float" office:value="7526">
            <text:p>7526</text:p>
          </table:table-cell>
          <table:table-cell table:formula="of:=SUM([.A1572:.A1574])" office:value-type="float" office:value="22590">
            <text:p>22590</text:p>
          </table:table-cell>
          <table:table-cell table:formula="of:=IF([.B1572]&gt;[.B1571];1;0)" office:value-type="float" office:value="1">
            <text:p>1</text:p>
          </table:table-cell>
        </table:table-row>
        <table:table-row table:style-name="ro1">
          <table:table-cell office:value-type="float" office:value="7527">
            <text:p>7527</text:p>
          </table:table-cell>
          <table:table-cell table:formula="of:=SUM([.A1573:.A1575])" office:value-type="float" office:value="22603">
            <text:p>22603</text:p>
          </table:table-cell>
          <table:table-cell table:formula="of:=IF([.B1573]&gt;[.B1572];1;0)" office:value-type="float" office:value="1">
            <text:p>1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table:formula="of:=SUM([.A1574:.A1576])" office:value-type="float" office:value="22614">
            <text:p>22614</text:p>
          </table:table-cell>
          <table:table-cell table:formula="of:=IF([.B1574]&gt;[.B1573];1;0)" office:value-type="float" office:value="1">
            <text:p>1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table:formula="of:=SUM([.A1575:.A1577])" office:value-type="float" office:value="22620">
            <text:p>22620</text:p>
          </table:table-cell>
          <table:table-cell table:formula="of:=IF([.B1575]&gt;[.B1574];1;0)" office:value-type="float" office:value="1">
            <text:p>1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table:formula="of:=SUM([.A1576:.A1578])" office:value-type="float" office:value="22605">
            <text:p>22605</text:p>
          </table:table-cell>
          <table:table-cell table:formula="of:=IF([.B1576]&gt;[.B1575];1;0)" office:value-type="float" office:value="0">
            <text:p>0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table:formula="of:=SUM([.A1577:.A1579])" office:value-type="float" office:value="22600">
            <text:p>22600</text:p>
          </table:table-cell>
          <table:table-cell table:formula="of:=IF([.B1577]&gt;[.B1576];1;0)" office:value-type="float" office:value="0">
            <text:p>0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table:formula="of:=SUM([.A1578:.A1580])" office:value-type="float" office:value="22591">
            <text:p>22591</text:p>
          </table:table-cell>
          <table:table-cell table:formula="of:=IF([.B1578]&gt;[.B1577];1;0)" office:value-type="float" office:value="0">
            <text:p>0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table:formula="of:=SUM([.A1579:.A1581])" office:value-type="float" office:value="22624">
            <text:p>22624</text:p>
          </table:table-cell>
          <table:table-cell table:formula="of:=IF([.B1579]&gt;[.B1578];1;0)" office:value-type="float" office:value="1">
            <text:p>1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table:formula="of:=SUM([.A1580:.A1582])" office:value-type="float" office:value="22658">
            <text:p>22658</text:p>
          </table:table-cell>
          <table:table-cell table:formula="of:=IF([.B1580]&gt;[.B1579];1;0)" office:value-type="float" office:value="1">
            <text:p>1</text:p>
          </table:table-cell>
        </table:table-row>
        <table:table-row table:style-name="ro1">
          <table:table-cell office:value-type="float" office:value="7557">
            <text:p>7557</text:p>
          </table:table-cell>
          <table:table-cell table:formula="of:=SUM([.A1581:.A1583])" office:value-type="float" office:value="22692">
            <text:p>22692</text:p>
          </table:table-cell>
          <table:table-cell table:formula="of:=IF([.B1581]&gt;[.B1580];1;0)" office:value-type="float" office:value="1">
            <text:p>1</text:p>
          </table:table-cell>
        </table:table-row>
        <table:table-row table:style-name="ro1">
          <table:table-cell office:value-type="float" office:value="7567">
            <text:p>7567</text:p>
          </table:table-cell>
          <table:table-cell table:formula="of:=SUM([.A1582:.A1584])" office:value-type="float" office:value="22704">
            <text:p>22704</text:p>
          </table:table-cell>
          <table:table-cell table:formula="of:=IF([.B1582]&gt;[.B1581];1;0)" office:value-type="float" office:value="1">
            <text:p>1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table:formula="of:=SUM([.A1583:.A1585])" office:value-type="float" office:value="22698">
            <text:p>22698</text:p>
          </table:table-cell>
          <table:table-cell table:formula="of:=IF([.B1583]&gt;[.B1582];1;0)" office:value-type="float" office:value="0">
            <text:p>0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table:formula="of:=SUM([.A1584:.A1586])" office:value-type="float" office:value="22692">
            <text:p>22692</text:p>
          </table:table-cell>
          <table:table-cell table:formula="of:=IF([.B1584]&gt;[.B1583];1;0)" office:value-type="float" office:value="0">
            <text:p>0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table:formula="of:=SUM([.A1585:.A1587])" office:value-type="float" office:value="22691">
            <text:p>22691</text:p>
          </table:table-cell>
          <table:table-cell table:formula="of:=IF([.B1585]&gt;[.B1584];1;0)" office:value-type="float" office:value="0">
            <text:p>0</text:p>
          </table:table-cell>
        </table:table-row>
        <table:table-row table:style-name="ro1">
          <table:table-cell office:value-type="float" office:value="7562">
            <text:p>7562</text:p>
          </table:table-cell>
          <table:table-cell table:formula="of:=SUM([.A1586:.A1588])" office:value-type="float" office:value="22699">
            <text:p>22699</text:p>
          </table:table-cell>
          <table:table-cell table:formula="of:=IF([.B1586]&gt;[.B1585];1;0)" office:value-type="float" office:value="1">
            <text:p>1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table:formula="of:=SUM([.A1587:.A1589])" office:value-type="float" office:value="22723">
            <text:p>22723</text:p>
          </table:table-cell>
          <table:table-cell table:formula="of:=IF([.B1587]&gt;[.B1586];1;0)" office:value-type="float" office:value="1">
            <text:p>1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table:formula="of:=SUM([.A1588:.A1590])" office:value-type="float" office:value="22749">
            <text:p>22749</text:p>
          </table:table-cell>
          <table:table-cell table:formula="of:=IF([.B1588]&gt;[.B1587];1;0)" office:value-type="float" office:value="1">
            <text:p>1</text:p>
          </table:table-cell>
        </table:table-row>
        <table:table-row table:style-name="ro1">
          <table:table-cell office:value-type="float" office:value="7586">
            <text:p>7586</text:p>
          </table:table-cell>
          <table:table-cell table:formula="of:=SUM([.A1589:.A1591])" office:value-type="float" office:value="22778">
            <text:p>22778</text:p>
          </table:table-cell>
          <table:table-cell table:formula="of:=IF([.B1589]&gt;[.B1588];1;0)" office:value-type="float" office:value="1">
            <text:p>1</text:p>
          </table:table-cell>
        </table:table-row>
        <table:table-row table:style-name="ro1">
          <table:table-cell office:value-type="float" office:value="7594">
            <text:p>7594</text:p>
          </table:table-cell>
          <table:table-cell table:formula="of:=SUM([.A1590:.A1592])" office:value-type="float" office:value="22805">
            <text:p>22805</text:p>
          </table:table-cell>
          <table:table-cell table:formula="of:=IF([.B1590]&gt;[.B1589];1;0)" office:value-type="float" office:value="1">
            <text:p>1</text:p>
          </table:table-cell>
        </table:table-row>
        <table:table-row table:style-name="ro1">
          <table:table-cell office:value-type="float" office:value="7598">
            <text:p>7598</text:p>
          </table:table-cell>
          <table:table-cell table:formula="of:=SUM([.A1591:.A1593])" office:value-type="float" office:value="22826">
            <text:p>22826</text:p>
          </table:table-cell>
          <table:table-cell table:formula="of:=IF([.B1591]&gt;[.B1590];1;0)" office:value-type="float" office:value="1">
            <text:p>1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table:formula="of:=SUM([.A1592:.A1594])" office:value-type="float" office:value="22846">
            <text:p>22846</text:p>
          </table:table-cell>
          <table:table-cell table:formula="of:=IF([.B1592]&gt;[.B1591];1;0)" office:value-type="float" office:value="1">
            <text:p>1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table:formula="of:=SUM([.A1593:.A1595])" office:value-type="float" office:value="22852">
            <text:p>22852</text:p>
          </table:table-cell>
          <table:table-cell table:formula="of:=IF([.B1593]&gt;[.B1592];1;0)" office:value-type="float" office:value="1">
            <text:p>1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table:formula="of:=SUM([.A1594:.A1596])" office:value-type="float" office:value="22849">
            <text:p>22849</text:p>
          </table:table-cell>
          <table:table-cell table:formula="of:=IF([.B1594]&gt;[.B1593];1;0)" office:value-type="float" office:value="0">
            <text:p>0</text:p>
          </table:table-cell>
        </table:table-row>
        <table:table-row table:style-name="ro1">
          <table:table-cell office:value-type="float" office:value="7619">
            <text:p>7619</text:p>
          </table:table-cell>
          <table:table-cell table:formula="of:=SUM([.A1595:.A1597])" office:value-type="float" office:value="22856">
            <text:p>22856</text:p>
          </table:table-cell>
          <table:table-cell table:formula="of:=IF([.B1595]&gt;[.B1594];1;0)" office:value-type="float" office:value="1">
            <text:p>1</text:p>
          </table:table-cell>
        </table:table-row>
        <table:table-row table:style-name="ro1">
          <table:table-cell office:value-type="float" office:value="7612">
            <text:p>7612</text:p>
          </table:table-cell>
          <table:table-cell table:formula="of:=SUM([.A1596:.A1598])" office:value-type="float" office:value="22863">
            <text:p>22863</text:p>
          </table:table-cell>
          <table:table-cell table:formula="of:=IF([.B1596]&gt;[.B1595];1;0)" office:value-type="float" office:value="1">
            <text:p>1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table:formula="of:=SUM([.A1597:.A1599])" office:value-type="float" office:value="22883">
            <text:p>22883</text:p>
          </table:table-cell>
          <table:table-cell table:formula="of:=IF([.B1597]&gt;[.B1596];1;0)" office:value-type="float" office:value="1">
            <text:p>1</text:p>
          </table:table-cell>
        </table:table-row>
        <table:table-row table:style-name="ro1">
          <table:table-cell office:value-type="float" office:value="7626">
            <text:p>7626</text:p>
          </table:table-cell>
          <table:table-cell table:formula="of:=SUM([.A1598:.A1600])" office:value-type="float" office:value="22891">
            <text:p>22891</text:p>
          </table:table-cell>
          <table:table-cell table:formula="of:=IF([.B1598]&gt;[.B1597];1;0)" office:value-type="float" office:value="1">
            <text:p>1</text:p>
          </table:table-cell>
        </table:table-row>
        <table:table-row table:style-name="ro1">
          <table:table-cell office:value-type="float" office:value="7632">
            <text:p>7632</text:p>
          </table:table-cell>
          <table:table-cell table:formula="of:=SUM([.A1599:.A1601])" office:value-type="float" office:value="22896">
            <text:p>22896</text:p>
          </table:table-cell>
          <table:table-cell table:formula="of:=IF([.B1599]&gt;[.B1598];1;0)" office:value-type="float" office:value="1">
            <text:p>1</text:p>
          </table:table-cell>
        </table:table-row>
        <table:table-row table:style-name="ro1">
          <table:table-cell office:value-type="float" office:value="7633">
            <text:p>7633</text:p>
          </table:table-cell>
          <table:table-cell table:formula="of:=SUM([.A1600:.A1602])" office:value-type="float" office:value="22914">
            <text:p>22914</text:p>
          </table:table-cell>
          <table:table-cell table:formula="of:=IF([.B1600]&gt;[.B1599];1;0)" office:value-type="float" office:value="1">
            <text:p>1</text:p>
          </table:table-cell>
        </table:table-row>
        <table:table-row table:style-name="ro1">
          <table:table-cell office:value-type="float" office:value="7631">
            <text:p>7631</text:p>
          </table:table-cell>
          <table:table-cell table:formula="of:=SUM([.A1601:.A1603])" office:value-type="float" office:value="22945">
            <text:p>22945</text:p>
          </table:table-cell>
          <table:table-cell table:formula="of:=IF([.B1601]&gt;[.B1600];1;0)" office:value-type="float" office:value="1">
            <text:p>1</text:p>
          </table:table-cell>
        </table:table-row>
        <table:table-row table:style-name="ro1">
          <table:table-cell office:value-type="float" office:value="7650">
            <text:p>7650</text:p>
          </table:table-cell>
          <table:table-cell table:formula="of:=SUM([.A1602:.A1604])" office:value-type="float" office:value="22979">
            <text:p>22979</text:p>
          </table:table-cell>
          <table:table-cell table:formula="of:=IF([.B1602]&gt;[.B1601];1;0)" office:value-type="float" office:value="1">
            <text:p>1</text:p>
          </table:table-cell>
        </table:table-row>
        <table:table-row table:style-name="ro1">
          <table:table-cell office:value-type="float" office:value="7664">
            <text:p>7664</text:p>
          </table:table-cell>
          <table:table-cell table:formula="of:=SUM([.A1603:.A1605])" office:value-type="float" office:value="22995">
            <text:p>22995</text:p>
          </table:table-cell>
          <table:table-cell table:formula="of:=IF([.B1603]&gt;[.B1602];1;0)" office:value-type="float" office:value="1">
            <text:p>1</text:p>
          </table:table-cell>
        </table:table-row>
        <table:table-row table:style-name="ro1">
          <table:table-cell office:value-type="float" office:value="7665">
            <text:p>7665</text:p>
          </table:table-cell>
          <table:table-cell table:formula="of:=SUM([.A1604:.A1606])" office:value-type="float" office:value="23005">
            <text:p>23005</text:p>
          </table:table-cell>
          <table:table-cell table:formula="of:=IF([.B1604]&gt;[.B1603];1;0)" office:value-type="float" office:value="1">
            <text:p>1</text:p>
          </table:table-cell>
        </table:table-row>
        <table:table-row table:style-name="ro1">
          <table:table-cell office:value-type="float" office:value="7666">
            <text:p>7666</text:p>
          </table:table-cell>
          <table:table-cell table:formula="of:=SUM([.A1605:.A1607])" office:value-type="float" office:value="23025">
            <text:p>23025</text:p>
          </table:table-cell>
          <table:table-cell table:formula="of:=IF([.B1605]&gt;[.B1604];1;0)" office:value-type="float" office:value="1">
            <text:p>1</text:p>
          </table:table-cell>
        </table:table-row>
        <table:table-row table:style-name="ro1">
          <table:table-cell office:value-type="float" office:value="7674">
            <text:p>7674</text:p>
          </table:table-cell>
          <table:table-cell table:formula="of:=SUM([.A1606:.A1608])" office:value-type="float" office:value="23045">
            <text:p>23045</text:p>
          </table:table-cell>
          <table:table-cell table:formula="of:=IF([.B1606]&gt;[.B1605];1;0)" office:value-type="float" office:value="1">
            <text:p>1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table:formula="of:=SUM([.A1607:.A1609])" office:value-type="float" office:value="23071">
            <text:p>23071</text:p>
          </table:table-cell>
          <table:table-cell table:formula="of:=IF([.B1607]&gt;[.B1606];1;0)" office:value-type="float" office:value="1">
            <text:p>1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SUM([.A1608:.A1610])" office:value-type="float" office:value="23090">
            <text:p>23090</text:p>
          </table:table-cell>
          <table:table-cell table:formula="of:=IF([.B1608]&gt;[.B1607];1;0)" office:value-type="float" office:value="1">
            <text:p>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SUM([.A1609:.A1611])" office:value-type="float" office:value="23104">
            <text:p>23104</text:p>
          </table:table-cell>
          <table:table-cell table:formula="of:=IF([.B1609]&gt;[.B1608];1;0)" office:value-type="float" office:value="1">
            <text:p>1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table:formula="of:=SUM([.A1610:.A1612])" office:value-type="float" office:value="23086">
            <text:p>23086</text:p>
          </table:table-cell>
          <table:table-cell table:formula="of:=IF([.B1610]&gt;[.B1609];1;0)" office:value-type="float" office:value="0">
            <text:p>0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SUM([.A1611:.A1613])" office:value-type="float" office:value="23066">
            <text:p>23066</text:p>
          </table:table-cell>
          <table:table-cell table:formula="of:=IF([.B1611]&gt;[.B1610];1;0)" office:value-type="float" office:value="0">
            <text:p>0</text:p>
          </table:table-cell>
        </table:table-row>
        <table:table-row table:style-name="ro1">
          <table:table-cell office:value-type="float" office:value="7682">
            <text:p>7682</text:p>
          </table:table-cell>
          <table:table-cell table:formula="of:=SUM([.A1612:.A1614])" office:value-type="float" office:value="23051">
            <text:p>23051</text:p>
          </table:table-cell>
          <table:table-cell table:formula="of:=IF([.B1612]&gt;[.B1611];1;0)" office:value-type="float" office:value="0">
            <text:p>0</text:p>
          </table:table-cell>
        </table:table-row>
        <table:table-row table:style-name="ro1">
          <table:table-cell office:value-type="float" office:value="7684">
            <text:p>7684</text:p>
          </table:table-cell>
          <table:table-cell table:formula="of:=SUM([.A1613:.A1615])" office:value-type="float" office:value="23055">
            <text:p>23055</text:p>
          </table:table-cell>
          <table:table-cell table:formula="of:=IF([.B1613]&gt;[.B1612];1;0)" office:value-type="float" office:value="1">
            <text:p>1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table:formula="of:=SUM([.A1614:.A1616])" office:value-type="float" office:value="23059">
            <text:p>23059</text:p>
          </table:table-cell>
          <table:table-cell table:formula="of:=IF([.B1614]&gt;[.B1613];1;0)" office:value-type="float" office:value="1">
            <text:p>1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SUM([.A1615:.A1617])" office:value-type="float" office:value="23060">
            <text:p>23060</text:p>
          </table:table-cell>
          <table:table-cell table:formula="of:=IF([.B1615]&gt;[.B1614];1;0)" office:value-type="float" office:value="1">
            <text:p>1</text:p>
          </table:table-cell>
        </table:table-row>
        <table:table-row table:style-name="ro1">
          <table:table-cell office:value-type="float" office:value="7688">
            <text:p>7688</text:p>
          </table:table-cell>
          <table:table-cell table:formula="of:=SUM([.A1616:.A1618])" office:value-type="float" office:value="23056">
            <text:p>23056</text:p>
          </table:table-cell>
          <table:table-cell table:formula="of:=IF([.B1616]&gt;[.B1615];1;0)" office:value-type="float" office:value="0">
            <text:p>0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SUM([.A1617:.A1619])" office:value-type="float" office:value="23063">
            <text:p>23063</text:p>
          </table:table-cell>
          <table:table-cell table:formula="of:=IF([.B1617]&gt;[.B1616];1;0)" office:value-type="float" office:value="1">
            <text:p>1</text:p>
          </table:table-cell>
        </table:table-row>
        <table:table-row table:style-name="ro1">
          <table:table-cell office:value-type="float" office:value="7682">
            <text:p>7682</text:p>
          </table:table-cell>
          <table:table-cell table:formula="of:=SUM([.A1618:.A1620])" office:value-type="float" office:value="23077">
            <text:p>23077</text:p>
          </table:table-cell>
          <table:table-cell table:formula="of:=IF([.B1618]&gt;[.B1617];1;0)" office:value-type="float" office:value="1">
            <text:p>1</text:p>
          </table:table-cell>
        </table:table-row>
        <table:table-row table:style-name="ro1">
          <table:table-cell office:value-type="float" office:value="7695">
            <text:p>7695</text:p>
          </table:table-cell>
          <table:table-cell table:formula="of:=SUM([.A1619:.A1621])" office:value-type="float" office:value="23096">
            <text:p>23096</text:p>
          </table:table-cell>
          <table:table-cell table:formula="of:=IF([.B1619]&gt;[.B1618];1;0)" office:value-type="float" office:value="1">
            <text:p>1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SUM([.A1620:.A1622])" office:value-type="float" office:value="23118">
            <text:p>23118</text:p>
          </table:table-cell>
          <table:table-cell table:formula="of:=IF([.B1620]&gt;[.B1619];1;0)" office:value-type="float" office:value="1">
            <text:p>1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table:formula="of:=SUM([.A1621:.A1623])" office:value-type="float" office:value="23137">
            <text:p>23137</text:p>
          </table:table-cell>
          <table:table-cell table:formula="of:=IF([.B1621]&gt;[.B1620];1;0)" office:value-type="float" office:value="1">
            <text:p>1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table:formula="of:=SUM([.A1622:.A1624])" office:value-type="float" office:value="23153">
            <text:p>23153</text:p>
          </table:table-cell>
          <table:table-cell table:formula="of:=IF([.B1622]&gt;[.B1621];1;0)" office:value-type="float" office:value="1">
            <text:p>1</text:p>
          </table:table-cell>
        </table:table-row>
        <table:table-row table:style-name="ro1">
          <table:table-cell office:value-type="float" office:value="7719">
            <text:p>7719</text:p>
          </table:table-cell>
          <table:table-cell table:formula="of:=SUM([.A1623:.A1625])" office:value-type="float" office:value="23154">
            <text:p>23154</text:p>
          </table:table-cell>
          <table:table-cell table:formula="of:=IF([.B1623]&gt;[.B1622];1;0)" office:value-type="float" office:value="1">
            <text:p>1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table:formula="of:=SUM([.A1624:.A1626])" office:value-type="float" office:value="23163">
            <text:p>23163</text:p>
          </table:table-cell>
          <table:table-cell table:formula="of:=IF([.B1624]&gt;[.B1623];1;0)" office:value-type="float" office:value="1">
            <text:p>1</text:p>
          </table:table-cell>
        </table:table-row>
        <table:table-row table:style-name="ro1">
          <table:table-cell office:value-type="float" office:value="7718">
            <text:p>7718</text:p>
          </table:table-cell>
          <table:table-cell table:formula="of:=SUM([.A1625:.A1627])" office:value-type="float" office:value="23178">
            <text:p>23178</text:p>
          </table:table-cell>
          <table:table-cell table:formula="of:=IF([.B1625]&gt;[.B1624];1;0)" office:value-type="float" office:value="1">
            <text:p>1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table:formula="of:=SUM([.A1626:.A1628])" office:value-type="float" office:value="23194">
            <text:p>23194</text:p>
          </table:table-cell>
          <table:table-cell table:formula="of:=IF([.B1626]&gt;[.B1625];1;0)" office:value-type="float" office:value="1">
            <text:p>1</text:p>
          </table:table-cell>
        </table:table-row>
        <table:table-row table:style-name="ro1">
          <table:table-cell office:value-type="float" office:value="7732">
            <text:p>7732</text:p>
          </table:table-cell>
          <table:table-cell table:formula="of:=SUM([.A1627:.A1629])" office:value-type="float" office:value="23204">
            <text:p>23204</text:p>
          </table:table-cell>
          <table:table-cell table:formula="of:=IF([.B1627]&gt;[.B1626];1;0)" office:value-type="float" office:value="1">
            <text:p>1</text:p>
          </table:table-cell>
        </table:table-row>
        <table:table-row table:style-name="ro1">
          <table:table-cell office:value-type="float" office:value="7734">
            <text:p>7734</text:p>
          </table:table-cell>
          <table:table-cell table:formula="of:=SUM([.A1628:.A1630])" office:value-type="float" office:value="23211">
            <text:p>23211</text:p>
          </table:table-cell>
          <table:table-cell table:formula="of:=IF([.B1628]&gt;[.B1627];1;0)" office:value-type="float" office:value="1">
            <text:p>1</text:p>
          </table:table-cell>
        </table:table-row>
        <table:table-row table:style-name="ro1">
          <table:table-cell office:value-type="float" office:value="7738">
            <text:p>7738</text:p>
          </table:table-cell>
          <table:table-cell table:formula="of:=SUM([.A1629:.A1631])" office:value-type="float" office:value="23219">
            <text:p>23219</text:p>
          </table:table-cell>
          <table:table-cell table:formula="of:=IF([.B1629]&gt;[.B1628];1;0)" office:value-type="float" office:value="1">
            <text:p>1</text:p>
          </table:table-cell>
        </table:table-row>
        <table:table-row table:style-name="ro1">
          <table:table-cell office:value-type="float" office:value="7739">
            <text:p>7739</text:p>
          </table:table-cell>
          <table:table-cell table:formula="of:=SUM([.A1630:.A1632])" office:value-type="float" office:value="23238">
            <text:p>23238</text:p>
          </table:table-cell>
          <table:table-cell table:formula="of:=IF([.B1630]&gt;[.B1629];1;0)" office:value-type="float" office:value="1">
            <text:p>1</text:p>
          </table:table-cell>
        </table:table-row>
        <table:table-row table:style-name="ro1">
          <table:table-cell office:value-type="float" office:value="7742">
            <text:p>7742</text:p>
          </table:table-cell>
          <table:table-cell table:formula="of:=SUM([.A1631:.A1633])" office:value-type="float" office:value="23257">
            <text:p>23257</text:p>
          </table:table-cell>
          <table:table-cell table:formula="of:=IF([.B1631]&gt;[.B1630];1;0)" office:value-type="float" office:value="1">
            <text:p>1</text:p>
          </table:table-cell>
        </table:table-row>
        <table:table-row table:style-name="ro1">
          <table:table-cell office:value-type="float" office:value="7757">
            <text:p>7757</text:p>
          </table:table-cell>
          <table:table-cell table:formula="of:=SUM([.A1632:.A1634])" office:value-type="float" office:value="23280">
            <text:p>23280</text:p>
          </table:table-cell>
          <table:table-cell table:formula="of:=IF([.B1632]&gt;[.B1631];1;0)" office:value-type="float" office:value="1">
            <text:p>1</text:p>
          </table:table-cell>
        </table:table-row>
        <table:table-row table:style-name="ro1">
          <table:table-cell office:value-type="float" office:value="7758">
            <text:p>7758</text:p>
          </table:table-cell>
          <table:table-cell table:formula="of:=SUM([.A1633:.A1635])" office:value-type="float" office:value="23289">
            <text:p>23289</text:p>
          </table:table-cell>
          <table:table-cell table:formula="of:=IF([.B1633]&gt;[.B1632];1;0)" office:value-type="float" office:value="1">
            <text:p>1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table:formula="of:=SUM([.A1634:.A1636])" office:value-type="float" office:value="23294">
            <text:p>23294</text:p>
          </table:table-cell>
          <table:table-cell table:formula="of:=IF([.B1634]&gt;[.B1633];1;0)" office:value-type="float" office:value="1">
            <text:p>1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table:formula="of:=SUM([.A1635:.A1637])" office:value-type="float" office:value="23298">
            <text:p>23298</text:p>
          </table:table-cell>
          <table:table-cell table:formula="of:=IF([.B1635]&gt;[.B1634];1;0)" office:value-type="float" office:value="1">
            <text:p>1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table:formula="of:=SUM([.A1636:.A1638])" office:value-type="float" office:value="23298">
            <text:p>23298</text:p>
          </table:table-cell>
          <table:table-cell table:formula="of:=IF([.B1636]&gt;[.B1635];1;0)" office:value-type="float" office:value="0">
            <text:p>0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table:formula="of:=SUM([.A1637:.A1639])" office:value-type="float" office:value="23306">
            <text:p>23306</text:p>
          </table:table-cell>
          <table:table-cell table:formula="of:=IF([.B1637]&gt;[.B1636];1;0)" office:value-type="float" office:value="1">
            <text:p>1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table:formula="of:=SUM([.A1638:.A1640])" office:value-type="float" office:value="23311">
            <text:p>23311</text:p>
          </table:table-cell>
          <table:table-cell table:formula="of:=IF([.B1638]&gt;[.B1637];1;0)" office:value-type="float" office:value="1">
            <text:p>1</text:p>
          </table:table-cell>
        </table:table-row>
        <table:table-row table:style-name="ro1">
          <table:table-cell office:value-type="float" office:value="7771">
            <text:p>7771</text:p>
          </table:table-cell>
          <table:table-cell table:formula="of:=SUM([.A1639:.A1641])" office:value-type="float" office:value="23331">
            <text:p>23331</text:p>
          </table:table-cell>
          <table:table-cell table:formula="of:=IF([.B1639]&gt;[.B1638];1;0)" office:value-type="float" office:value="1">
            <text:p>1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table:formula="of:=SUM([.A1640:.A1642])" office:value-type="float" office:value="23350">
            <text:p>23350</text:p>
          </table:table-cell>
          <table:table-cell table:formula="of:=IF([.B1640]&gt;[.B1639];1;0)" office:value-type="float" office:value="1">
            <text:p>1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table:formula="of:=SUM([.A1641:.A1643])" office:value-type="float" office:value="23369">
            <text:p>23369</text:p>
          </table:table-cell>
          <table:table-cell table:formula="of:=IF([.B1641]&gt;[.B1640];1;0)" office:value-type="float" office:value="1">
            <text:p>1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table:formula="of:=SUM([.A1642:.A1644])" office:value-type="float" office:value="23366">
            <text:p>23366</text:p>
          </table:table-cell>
          <table:table-cell table:formula="of:=IF([.B1642]&gt;[.B1641];1;0)" office:value-type="float" office:value="0">
            <text:p>0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table:formula="of:=SUM([.A1643:.A1645])" office:value-type="float" office:value="23365">
            <text:p>23365</text:p>
          </table:table-cell>
          <table:table-cell table:formula="of:=IF([.B1643]&gt;[.B1642];1;0)" office:value-type="float" office:value="0">
            <text:p>0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table:formula="of:=SUM([.A1644:.A1646])" office:value-type="float" office:value="23362">
            <text:p>23362</text:p>
          </table:table-cell>
          <table:table-cell table:formula="of:=IF([.B1644]&gt;[.B1643];1;0)" office:value-type="float" office:value="0">
            <text:p>0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table:formula="of:=SUM([.A1645:.A1647])" office:value-type="float" office:value="23380">
            <text:p>23380</text:p>
          </table:table-cell>
          <table:table-cell table:formula="of:=IF([.B1645]&gt;[.B1644];1;0)" office:value-type="float" office:value="1">
            <text:p>1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table:formula="of:=SUM([.A1646:.A1648])" office:value-type="float" office:value="23413">
            <text:p>23413</text:p>
          </table:table-cell>
          <table:table-cell table:formula="of:=IF([.B1646]&gt;[.B1645];1;0)" office:value-type="float" office:value="1">
            <text:p>1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table:formula="of:=SUM([.A1647:.A1649])" office:value-type="float" office:value="23452">
            <text:p>23452</text:p>
          </table:table-cell>
          <table:table-cell table:formula="of:=IF([.B1647]&gt;[.B1646];1;0)" office:value-type="float" office:value="1">
            <text:p>1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table:formula="of:=SUM([.A1648:.A1650])" office:value-type="float" office:value="23487">
            <text:p>23487</text:p>
          </table:table-cell>
          <table:table-cell table:formula="of:=IF([.B1648]&gt;[.B1647];1;0)" office:value-type="float" office:value="1">
            <text:p>1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table:formula="of:=SUM([.A1649:.A1651])" office:value-type="float" office:value="23502">
            <text:p>23502</text:p>
          </table:table-cell>
          <table:table-cell table:formula="of:=IF([.B1649]&gt;[.B1648];1;0)" office:value-type="float" office:value="1">
            <text:p>1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table:formula="of:=SUM([.A1650:.A1652])" office:value-type="float" office:value="23511">
            <text:p>23511</text:p>
          </table:table-cell>
          <table:table-cell table:formula="of:=IF([.B1650]&gt;[.B1649];1;0)" office:value-type="float" office:value="1">
            <text:p>1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table:formula="of:=SUM([.A1651:.A1653])" office:value-type="float" office:value="23529">
            <text:p>23529</text:p>
          </table:table-cell>
          <table:table-cell table:formula="of:=IF([.B1651]&gt;[.B1650];1;0)" office:value-type="float" office:value="1">
            <text:p>1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table:formula="of:=SUM([.A1652:.A1654])" office:value-type="float" office:value="23547">
            <text:p>23547</text:p>
          </table:table-cell>
          <table:table-cell table:formula="of:=IF([.B1652]&gt;[.B1651];1;0)" office:value-type="float" office:value="1">
            <text:p>1</text:p>
          </table:table-cell>
        </table:table-row>
        <table:table-row table:style-name="ro1">
          <table:table-cell office:value-type="float" office:value="7854">
            <text:p>7854</text:p>
          </table:table-cell>
          <table:table-cell table:formula="of:=SUM([.A1653:.A1655])" office:value-type="float" office:value="23577">
            <text:p>23577</text:p>
          </table:table-cell>
          <table:table-cell table:formula="of:=IF([.B1653]&gt;[.B1652];1;0)" office:value-type="float" office:value="1">
            <text:p>1</text:p>
          </table:table-cell>
        </table:table-row>
        <table:table-row table:style-name="ro1">
          <table:table-cell office:value-type="float" office:value="7855">
            <text:p>7855</text:p>
          </table:table-cell>
          <table:table-cell table:formula="of:=SUM([.A1654:.A1656])" office:value-type="float" office:value="23595">
            <text:p>23595</text:p>
          </table:table-cell>
          <table:table-cell table:formula="of:=IF([.B1654]&gt;[.B1653];1;0)" office:value-type="float" office:value="1">
            <text:p>1</text:p>
          </table:table-cell>
        </table:table-row>
        <table:table-row table:style-name="ro1">
          <table:table-cell office:value-type="float" office:value="7868">
            <text:p>7868</text:p>
          </table:table-cell>
          <table:table-cell table:formula="of:=SUM([.A1655:.A1657])" office:value-type="float" office:value="23616">
            <text:p>23616</text:p>
          </table:table-cell>
          <table:table-cell table:formula="of:=IF([.B1655]&gt;[.B1654];1;0)" office:value-type="float" office:value="1">
            <text:p>1</text:p>
          </table:table-cell>
        </table:table-row>
        <table:table-row table:style-name="ro1">
          <table:table-cell office:value-type="float" office:value="7872">
            <text:p>7872</text:p>
          </table:table-cell>
          <table:table-cell table:formula="of:=SUM([.A1656:.A1658])" office:value-type="float" office:value="23625">
            <text:p>23625</text:p>
          </table:table-cell>
          <table:table-cell table:formula="of:=IF([.B1656]&gt;[.B1655];1;0)" office:value-type="float" office:value="1">
            <text:p>1</text:p>
          </table:table-cell>
        </table:table-row>
        <table:table-row table:style-name="ro1">
          <table:table-cell office:value-type="float" office:value="7876">
            <text:p>7876</text:p>
          </table:table-cell>
          <table:table-cell table:formula="of:=SUM([.A1657:.A1659])" office:value-type="float" office:value="23631">
            <text:p>23631</text:p>
          </table:table-cell>
          <table:table-cell table:formula="of:=IF([.B1657]&gt;[.B1656];1;0)" office:value-type="float" office:value="1">
            <text:p>1</text:p>
          </table:table-cell>
        </table:table-row>
        <table:table-row table:style-name="ro1">
          <table:table-cell office:value-type="float" office:value="7877">
            <text:p>7877</text:p>
          </table:table-cell>
          <table:table-cell table:formula="of:=SUM([.A1658:.A1660])" office:value-type="float" office:value="23635">
            <text:p>23635</text:p>
          </table:table-cell>
          <table:table-cell table:formula="of:=IF([.B1658]&gt;[.B1657];1;0)" office:value-type="float" office:value="1">
            <text:p>1</text:p>
          </table:table-cell>
        </table:table-row>
        <table:table-row table:style-name="ro1">
          <table:table-cell office:value-type="float" office:value="7878">
            <text:p>7878</text:p>
          </table:table-cell>
          <table:table-cell table:formula="of:=SUM([.A1659:.A1661])" office:value-type="float" office:value="23652">
            <text:p>23652</text:p>
          </table:table-cell>
          <table:table-cell table:formula="of:=IF([.B1659]&gt;[.B1658];1;0)" office:value-type="float" office:value="1">
            <text:p>1</text:p>
          </table:table-cell>
        </table:table-row>
        <table:table-row table:style-name="ro1">
          <table:table-cell office:value-type="float" office:value="7880">
            <text:p>7880</text:p>
          </table:table-cell>
          <table:table-cell table:formula="of:=SUM([.A1660:.A1662])" office:value-type="float" office:value="23679">
            <text:p>23679</text:p>
          </table:table-cell>
          <table:table-cell table:formula="of:=IF([.B1660]&gt;[.B1659];1;0)" office:value-type="float" office:value="1">
            <text:p>1</text:p>
          </table:table-cell>
        </table:table-row>
        <table:table-row table:style-name="ro1">
          <table:table-cell office:value-type="float" office:value="7894">
            <text:p>7894</text:p>
          </table:table-cell>
          <table:table-cell table:formula="of:=SUM([.A1661:.A1663])" office:value-type="float" office:value="23706">
            <text:p>23706</text:p>
          </table:table-cell>
          <table:table-cell table:formula="of:=IF([.B1661]&gt;[.B1660];1;0)" office:value-type="float" office:value="1">
            <text:p>1</text:p>
          </table:table-cell>
        </table:table-row>
        <table:table-row table:style-name="ro1">
          <table:table-cell office:value-type="float" office:value="7905">
            <text:p>7905</text:p>
          </table:table-cell>
          <table:table-cell table:formula="of:=SUM([.A1662:.A1664])" office:value-type="float" office:value="23738">
            <text:p>23738</text:p>
          </table:table-cell>
          <table:table-cell table:formula="of:=IF([.B1662]&gt;[.B1661];1;0)" office:value-type="float" office:value="1">
            <text:p>1</text:p>
          </table:table-cell>
        </table:table-row>
        <table:table-row table:style-name="ro1">
          <table:table-cell office:value-type="float" office:value="7907">
            <text:p>7907</text:p>
          </table:table-cell>
          <table:table-cell table:formula="of:=SUM([.A1663:.A1665])" office:value-type="float" office:value="23775">
            <text:p>23775</text:p>
          </table:table-cell>
          <table:table-cell table:formula="of:=IF([.B1663]&gt;[.B1662];1;0)" office:value-type="float" office:value="1">
            <text:p>1</text:p>
          </table:table-cell>
        </table:table-row>
        <table:table-row table:style-name="ro1">
          <table:table-cell office:value-type="float" office:value="7926">
            <text:p>7926</text:p>
          </table:table-cell>
          <table:table-cell table:formula="of:=SUM([.A1664:.A1666])" office:value-type="float" office:value="23816">
            <text:p>23816</text:p>
          </table:table-cell>
          <table:table-cell table:formula="of:=IF([.B1664]&gt;[.B1663];1;0)" office:value-type="float" office:value="1">
            <text:p>1</text:p>
          </table:table-cell>
        </table:table-row>
        <table:table-row table:style-name="ro1">
          <table:table-cell office:value-type="float" office:value="7942">
            <text:p>7942</text:p>
          </table:table-cell>
          <table:table-cell table:formula="of:=SUM([.A1665:.A1667])" office:value-type="float" office:value="23839">
            <text:p>23839</text:p>
          </table:table-cell>
          <table:table-cell table:formula="of:=IF([.B1665]&gt;[.B1664];1;0)" office:value-type="float" office:value="1">
            <text:p>1</text:p>
          </table:table-cell>
        </table:table-row>
        <table:table-row table:style-name="ro1">
          <table:table-cell office:value-type="float" office:value="7948">
            <text:p>7948</text:p>
          </table:table-cell>
          <table:table-cell table:formula="of:=SUM([.A1666:.A1668])" office:value-type="float" office:value="23847">
            <text:p>23847</text:p>
          </table:table-cell>
          <table:table-cell table:formula="of:=IF([.B1666]&gt;[.B1665];1;0)" office:value-type="float" office:value="1">
            <text:p>1</text:p>
          </table:table-cell>
        </table:table-row>
        <table:table-row table:style-name="ro1">
          <table:table-cell office:value-type="float" office:value="7949">
            <text:p>7949</text:p>
          </table:table-cell>
          <table:table-cell table:formula="of:=SUM([.A1667:.A1669])" office:value-type="float" office:value="23850">
            <text:p>23850</text:p>
          </table:table-cell>
          <table:table-cell table:formula="of:=IF([.B1667]&gt;[.B1666];1;0)" office:value-type="float" office:value="1">
            <text:p>1</text:p>
          </table:table-cell>
        </table:table-row>
        <table:table-row table:style-name="ro1">
          <table:table-cell office:value-type="float" office:value="7950">
            <text:p>7950</text:p>
          </table:table-cell>
          <table:table-cell table:formula="of:=SUM([.A1668:.A1670])" office:value-type="float" office:value="23854">
            <text:p>23854</text:p>
          </table:table-cell>
          <table:table-cell table:formula="of:=IF([.B1668]&gt;[.B1667];1;0)" office:value-type="float" office:value="1">
            <text:p>1</text:p>
          </table:table-cell>
        </table:table-row>
        <table:table-row table:style-name="ro1">
          <table:table-cell office:value-type="float" office:value="7951">
            <text:p>7951</text:p>
          </table:table-cell>
          <table:table-cell table:formula="of:=SUM([.A1669:.A1671])" office:value-type="float" office:value="23860">
            <text:p>23860</text:p>
          </table:table-cell>
          <table:table-cell table:formula="of:=IF([.B1669]&gt;[.B1668];1;0)" office:value-type="float" office:value="1">
            <text:p>1</text:p>
          </table:table-cell>
        </table:table-row>
        <table:table-row table:style-name="ro1">
          <table:table-cell office:value-type="float" office:value="7953">
            <text:p>7953</text:p>
          </table:table-cell>
          <table:table-cell table:formula="of:=SUM([.A1670:.A1672])" office:value-type="float" office:value="23876">
            <text:p>23876</text:p>
          </table:table-cell>
          <table:table-cell table:formula="of:=IF([.B1670]&gt;[.B1669];1;0)" office:value-type="float" office:value="1">
            <text:p>1</text:p>
          </table:table-cell>
        </table:table-row>
        <table:table-row table:style-name="ro1">
          <table:table-cell office:value-type="float" office:value="7956">
            <text:p>7956</text:p>
          </table:table-cell>
          <table:table-cell table:formula="of:=SUM([.A1671:.A1673])" office:value-type="float" office:value="23891">
            <text:p>23891</text:p>
          </table:table-cell>
          <table:table-cell table:formula="of:=IF([.B1671]&gt;[.B1670];1;0)" office:value-type="float" office:value="1">
            <text:p>1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table:formula="of:=SUM([.A1672:.A1674])" office:value-type="float" office:value="23904">
            <text:p>23904</text:p>
          </table:table-cell>
          <table:table-cell table:formula="of:=IF([.B1672]&gt;[.B1671];1;0)" office:value-type="float" office:value="1">
            <text:p>1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table:formula="of:=SUM([.A1673:.A1675])" office:value-type="float" office:value="23923">
            <text:p>23923</text:p>
          </table:table-cell>
          <table:table-cell table:formula="of:=IF([.B1673]&gt;[.B1672];1;0)" office:value-type="float" office:value="1">
            <text:p>1</text:p>
          </table:table-cell>
        </table:table-row>
        <table:table-row table:style-name="ro1">
          <table:table-cell office:value-type="float" office:value="7969">
            <text:p>7969</text:p>
          </table:table-cell>
          <table:table-cell table:formula="of:=SUM([.A1674:.A1676])" office:value-type="float" office:value="23943">
            <text:p>23943</text:p>
          </table:table-cell>
          <table:table-cell table:formula="of:=IF([.B1674]&gt;[.B1673];1;0)" office:value-type="float" office:value="1">
            <text:p>1</text:p>
          </table:table-cell>
        </table:table-row>
        <table:table-row table:style-name="ro1">
          <table:table-cell office:value-type="float" office:value="7986">
            <text:p>7986</text:p>
          </table:table-cell>
          <table:table-cell table:formula="of:=SUM([.A1675:.A1677])" office:value-type="float" office:value="23964">
            <text:p>23964</text:p>
          </table:table-cell>
          <table:table-cell table:formula="of:=IF([.B1675]&gt;[.B1674];1;0)" office:value-type="float" office:value="1">
            <text:p>1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table:formula="of:=SUM([.A1676:.A1678])" office:value-type="float" office:value="23967">
            <text:p>23967</text:p>
          </table:table-cell>
          <table:table-cell table:formula="of:=IF([.B1676]&gt;[.B1675];1;0)" office:value-type="float" office:value="1">
            <text:p>1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table:formula="of:=SUM([.A1677:.A1679])" office:value-type="float" office:value="23959">
            <text:p>23959</text:p>
          </table:table-cell>
          <table:table-cell table:formula="of:=IF([.B1677]&gt;[.B1676];1;0)" office:value-type="float" office:value="0">
            <text:p>0</text:p>
          </table:table-cell>
        </table:table-row>
        <table:table-row table:style-name="ro1">
          <table:table-cell office:value-type="float" office:value="7989">
            <text:p>7989</text:p>
          </table:table-cell>
          <table:table-cell table:formula="of:=SUM([.A1678:.A1680])" office:value-type="float" office:value="23947">
            <text:p>23947</text:p>
          </table:table-cell>
          <table:table-cell table:formula="of:=IF([.B1678]&gt;[.B1677];1;0)" office:value-type="float" office:value="0">
            <text:p>0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table:formula="of:=SUM([.A1679:.A1681])" office:value-type="float" office:value="23938">
            <text:p>23938</text:p>
          </table:table-cell>
          <table:table-cell table:formula="of:=IF([.B1679]&gt;[.B1678];1;0)" office:value-type="float" office:value="0">
            <text:p>0</text:p>
          </table:table-cell>
        </table:table-row>
        <table:table-row table:style-name="ro1">
          <table:table-cell office:value-type="float" office:value="7978">
            <text:p>7978</text:p>
          </table:table-cell>
          <table:table-cell table:formula="of:=SUM([.A1680:.A1682])" office:value-type="float" office:value="23950">
            <text:p>23950</text:p>
          </table:table-cell>
          <table:table-cell table:formula="of:=IF([.B1680]&gt;[.B1679];1;0)" office:value-type="float" office:value="1">
            <text:p>1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table:formula="of:=SUM([.A1681:.A1683])" office:value-type="float" office:value="23965">
            <text:p>23965</text:p>
          </table:table-cell>
          <table:table-cell table:formula="of:=IF([.B1681]&gt;[.B1680];1;0)" office:value-type="float" office:value="1">
            <text:p>1</text:p>
          </table:table-cell>
        </table:table-row>
        <table:table-row table:style-name="ro1">
          <table:table-cell office:value-type="float" office:value="7992">
            <text:p>7992</text:p>
          </table:table-cell>
          <table:table-cell table:formula="of:=SUM([.A1682:.A1684])" office:value-type="float" office:value="23975">
            <text:p>23975</text:p>
          </table:table-cell>
          <table:table-cell table:formula="of:=IF([.B1682]&gt;[.B1681];1;0)" office:value-type="float" office:value="1">
            <text:p>1</text:p>
          </table:table-cell>
        </table:table-row>
        <table:table-row table:style-name="ro1">
          <table:table-cell office:value-type="float" office:value="7993">
            <text:p>7993</text:p>
          </table:table-cell>
          <table:table-cell table:formula="of:=SUM([.A1683:.A1685])" office:value-type="float" office:value="23977">
            <text:p>23977</text:p>
          </table:table-cell>
          <table:table-cell table:formula="of:=IF([.B1683]&gt;[.B1682];1;0)" office:value-type="float" office:value="1">
            <text:p>1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table:formula="of:=SUM([.A1684:.A1686])" office:value-type="float" office:value="23979">
            <text:p>23979</text:p>
          </table:table-cell>
          <table:table-cell table:formula="of:=IF([.B1684]&gt;[.B1683];1;0)" office:value-type="float" office:value="1">
            <text:p>1</text:p>
          </table:table-cell>
        </table:table-row>
        <table:table-row table:style-name="ro1">
          <table:table-cell office:value-type="float" office:value="7994">
            <text:p>7994</text:p>
          </table:table-cell>
          <table:table-cell table:formula="of:=SUM([.A1685:.A1687])" office:value-type="float" office:value="23989">
            <text:p>23989</text:p>
          </table:table-cell>
          <table:table-cell table:formula="of:=IF([.B1685]&gt;[.B1684];1;0)" office:value-type="float" office:value="1">
            <text:p>1</text:p>
          </table:table-cell>
        </table:table-row>
        <table:table-row table:style-name="ro1">
          <table:table-cell office:value-type="float" office:value="7995">
            <text:p>7995</text:p>
          </table:table-cell>
          <table:table-cell table:formula="of:=SUM([.A1686:.A1688])" office:value-type="float" office:value="24004">
            <text:p>24004</text:p>
          </table:table-cell>
          <table:table-cell table:formula="of:=IF([.B1686]&gt;[.B1685];1;0)" office:value-type="float" office:value="1">
            <text:p>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SUM([.A1687:.A1689])" office:value-type="float" office:value="24019">
            <text:p>24019</text:p>
          </table:table-cell>
          <table:table-cell table:formula="of:=IF([.B1687]&gt;[.B1686];1;0)" office:value-type="float" office:value="1">
            <text:p>1</text:p>
          </table:table-cell>
        </table:table-row>
        <table:table-row table:style-name="ro1">
          <table:table-cell office:value-type="float" office:value="8009">
            <text:p>8009</text:p>
          </table:table-cell>
          <table:table-cell table:formula="of:=SUM([.A1688:.A1690])" office:value-type="float" office:value="24031">
            <text:p>24031</text:p>
          </table:table-cell>
          <table:table-cell table:formula="of:=IF([.B1688]&gt;[.B1687];1;0)" office:value-type="float" office:value="1">
            <text:p>1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table:formula="of:=SUM([.A1689:.A1691])" office:value-type="float" office:value="24031">
            <text:p>24031</text:p>
          </table:table-cell>
          <table:table-cell table:formula="of:=IF([.B1689]&gt;[.B1688];1;0)" office:value-type="float" office:value="0">
            <text:p>0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table:formula="of:=SUM([.A1690:.A1692])" office:value-type="float" office:value="24045">
            <text:p>24045</text:p>
          </table:table-cell>
          <table:table-cell table:formula="of:=IF([.B1690]&gt;[.B1689];1;0)" office:value-type="float" office:value="1">
            <text:p>1</text:p>
          </table:table-cell>
        </table:table-row>
        <table:table-row table:style-name="ro1">
          <table:table-cell office:value-type="float" office:value="8009">
            <text:p>8009</text:p>
          </table:table-cell>
          <table:table-cell table:formula="of:=SUM([.A1691:.A1693])" office:value-type="float" office:value="24059">
            <text:p>24059</text:p>
          </table:table-cell>
          <table:table-cell table:formula="of:=IF([.B1691]&gt;[.B1690];1;0)" office:value-type="float" office:value="1">
            <text:p>1</text:p>
          </table:table-cell>
        </table:table-row>
        <table:table-row table:style-name="ro1">
          <table:table-cell office:value-type="float" office:value="8024">
            <text:p>8024</text:p>
          </table:table-cell>
          <table:table-cell table:formula="of:=SUM([.A1692:.A1694])" office:value-type="float" office:value="24087">
            <text:p>24087</text:p>
          </table:table-cell>
          <table:table-cell table:formula="of:=IF([.B1692]&gt;[.B1691];1;0)" office:value-type="float" office:value="1">
            <text:p>1</text:p>
          </table:table-cell>
        </table:table-row>
        <table:table-row table:style-name="ro1">
          <table:table-cell office:value-type="float" office:value="8026">
            <text:p>8026</text:p>
          </table:table-cell>
          <table:table-cell table:formula="of:=SUM([.A1693:.A1695])" office:value-type="float" office:value="24101">
            <text:p>24101</text:p>
          </table:table-cell>
          <table:table-cell table:formula="of:=IF([.B1693]&gt;[.B1692];1;0)" office:value-type="float" office:value="1">
            <text:p>1</text:p>
          </table:table-cell>
        </table:table-row>
        <table:table-row table:style-name="ro1">
          <table:table-cell office:value-type="float" office:value="8037">
            <text:p>8037</text:p>
          </table:table-cell>
          <table:table-cell table:formula="of:=SUM([.A1694:.A1696])" office:value-type="float" office:value="24104">
            <text:p>24104</text:p>
          </table:table-cell>
          <table:table-cell table:formula="of:=IF([.B1694]&gt;[.B1693];1;0)" office:value-type="float" office:value="1">
            <text:p>1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table:formula="of:=SUM([.A1695:.A1697])" office:value-type="float" office:value="24095">
            <text:p>24095</text:p>
          </table:table-cell>
          <table:table-cell table:formula="of:=IF([.B1695]&gt;[.B1694];1;0)" office:value-type="float" office:value="0">
            <text:p>0</text:p>
          </table:table-cell>
        </table:table-row>
        <table:table-row table:style-name="ro1">
          <table:table-cell office:value-type="float" office:value="8029">
            <text:p>8029</text:p>
          </table:table-cell>
          <table:table-cell table:formula="of:=SUM([.A1696:.A1698])" office:value-type="float" office:value="24088">
            <text:p>24088</text:p>
          </table:table-cell>
          <table:table-cell table:formula="of:=IF([.B1696]&gt;[.B1695];1;0)" office:value-type="float" office:value="0">
            <text:p>0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table:formula="of:=SUM([.A1697:.A1699])" office:value-type="float" office:value="24092">
            <text:p>24092</text:p>
          </table:table-cell>
          <table:table-cell table:formula="of:=IF([.B1697]&gt;[.B1696];1;0)" office:value-type="float" office:value="1">
            <text:p>1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table:formula="of:=SUM([.A1698:.A1700])" office:value-type="float" office:value="24112">
            <text:p>24112</text:p>
          </table:table-cell>
          <table:table-cell table:formula="of:=IF([.B1698]&gt;[.B1697];1;0)" office:value-type="float" office:value="1">
            <text:p>1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table:formula="of:=SUM([.A1699:.A1701])" office:value-type="float" office:value="24140">
            <text:p>24140</text:p>
          </table:table-cell>
          <table:table-cell table:formula="of:=IF([.B1699]&gt;[.B1698];1;0)" office:value-type="float" office:value="1">
            <text:p>1</text:p>
          </table:table-cell>
        </table:table-row>
        <table:table-row table:style-name="ro1">
          <table:table-cell office:value-type="float" office:value="8048">
            <text:p>8048</text:p>
          </table:table-cell>
          <table:table-cell table:formula="of:=SUM([.A1700:.A1702])" office:value-type="float" office:value="24164">
            <text:p>24164</text:p>
          </table:table-cell>
          <table:table-cell table:formula="of:=IF([.B1700]&gt;[.B1699];1;0)" office:value-type="float" office:value="1">
            <text:p>1</text:p>
          </table:table-cell>
        </table:table-row>
        <table:table-row table:style-name="ro1">
          <table:table-cell office:value-type="float" office:value="8059">
            <text:p>8059</text:p>
          </table:table-cell>
          <table:table-cell table:formula="of:=SUM([.A1701:.A1703])" office:value-type="float" office:value="24178">
            <text:p>24178</text:p>
          </table:table-cell>
          <table:table-cell table:formula="of:=IF([.B1701]&gt;[.B1700];1;0)" office:value-type="float" office:value="1">
            <text:p>1</text:p>
          </table:table-cell>
        </table:table-row>
        <table:table-row table:style-name="ro1">
          <table:table-cell office:value-type="float" office:value="8057">
            <text:p>8057</text:p>
          </table:table-cell>
          <table:table-cell table:formula="of:=SUM([.A1702:.A1704])" office:value-type="float" office:value="24196">
            <text:p>24196</text:p>
          </table:table-cell>
          <table:table-cell table:formula="of:=IF([.B1702]&gt;[.B1701];1;0)" office:value-type="float" office:value="1">
            <text:p>1</text:p>
          </table:table-cell>
        </table:table-row>
        <table:table-row table:style-name="ro1">
          <table:table-cell office:value-type="float" office:value="8062">
            <text:p>8062</text:p>
          </table:table-cell>
          <table:table-cell table:formula="of:=SUM([.A1703:.A1705])" office:value-type="float" office:value="24217">
            <text:p>24217</text:p>
          </table:table-cell>
          <table:table-cell table:formula="of:=IF([.B1703]&gt;[.B1702];1;0)" office:value-type="float" office:value="1">
            <text:p>1</text:p>
          </table:table-cell>
        </table:table-row>
        <table:table-row table:style-name="ro1">
          <table:table-cell office:value-type="float" office:value="8077">
            <text:p>8077</text:p>
          </table:table-cell>
          <table:table-cell table:formula="of:=SUM([.A1704:.A1706])" office:value-type="float" office:value="24242">
            <text:p>24242</text:p>
          </table:table-cell>
          <table:table-cell table:formula="of:=IF([.B1704]&gt;[.B1703];1;0)" office:value-type="float" office:value="1">
            <text:p>1</text:p>
          </table:table-cell>
        </table:table-row>
        <table:table-row table:style-name="ro1">
          <table:table-cell office:value-type="float" office:value="8078">
            <text:p>8078</text:p>
          </table:table-cell>
          <table:table-cell table:formula="of:=SUM([.A1705:.A1707])" office:value-type="float" office:value="24251">
            <text:p>24251</text:p>
          </table:table-cell>
          <table:table-cell table:formula="of:=IF([.B1705]&gt;[.B1704];1;0)" office:value-type="float" office:value="1">
            <text:p>1</text:p>
          </table:table-cell>
        </table:table-row>
        <table:table-row table:style-name="ro1">
          <table:table-cell office:value-type="float" office:value="8087">
            <text:p>8087</text:p>
          </table:table-cell>
          <table:table-cell table:formula="of:=SUM([.A1706:.A1708])" office:value-type="float" office:value="24267">
            <text:p>24267</text:p>
          </table:table-cell>
          <table:table-cell table:formula="of:=IF([.B1706]&gt;[.B1705];1;0)" office:value-type="float" office:value="1">
            <text:p>1</text:p>
          </table:table-cell>
        </table:table-row>
        <table:table-row table:style-name="ro1">
          <table:table-cell office:value-type="float" office:value="8086">
            <text:p>8086</text:p>
          </table:table-cell>
          <table:table-cell table:formula="of:=SUM([.A1707:.A1709])" office:value-type="float" office:value="24293">
            <text:p>24293</text:p>
          </table:table-cell>
          <table:table-cell table:formula="of:=IF([.B1707]&gt;[.B1706];1;0)" office:value-type="float" office:value="1">
            <text:p>1</text:p>
          </table:table-cell>
        </table:table-row>
        <table:table-row table:style-name="ro1">
          <table:table-cell office:value-type="float" office:value="8094">
            <text:p>8094</text:p>
          </table:table-cell>
          <table:table-cell table:formula="of:=SUM([.A1708:.A1710])" office:value-type="float" office:value="24322">
            <text:p>24322</text:p>
          </table:table-cell>
          <table:table-cell table:formula="of:=IF([.B1708]&gt;[.B1707];1;0)" office:value-type="float" office:value="1">
            <text:p>1</text:p>
          </table:table-cell>
        </table:table-row>
        <table:table-row table:style-name="ro1">
          <table:table-cell office:value-type="float" office:value="8113">
            <text:p>8113</text:p>
          </table:table-cell>
          <table:table-cell table:formula="of:=SUM([.A1709:.A1711])" office:value-type="float" office:value="24352">
            <text:p>24352</text:p>
          </table:table-cell>
          <table:table-cell table:formula="of:=IF([.B1709]&gt;[.B1708];1;0)" office:value-type="float" office:value="1">
            <text:p>1</text:p>
          </table:table-cell>
        </table:table-row>
        <table:table-row table:style-name="ro1">
          <table:table-cell office:value-type="float" office:value="8115">
            <text:p>8115</text:p>
          </table:table-cell>
          <table:table-cell table:formula="of:=SUM([.A1710:.A1712])" office:value-type="float" office:value="24362">
            <text:p>24362</text:p>
          </table:table-cell>
          <table:table-cell table:formula="of:=IF([.B1710]&gt;[.B1709];1;0)" office:value-type="float" office:value="1">
            <text:p>1</text:p>
          </table:table-cell>
        </table:table-row>
        <table:table-row table:style-name="ro1">
          <table:table-cell office:value-type="float" office:value="8124">
            <text:p>8124</text:p>
          </table:table-cell>
          <table:table-cell table:formula="of:=SUM([.A1711:.A1713])" office:value-type="float" office:value="24371">
            <text:p>24371</text:p>
          </table:table-cell>
          <table:table-cell table:formula="of:=IF([.B1711]&gt;[.B1710];1;0)" office:value-type="float" office:value="1">
            <text:p>1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table:formula="of:=SUM([.A1712:.A1714])" office:value-type="float" office:value="24372">
            <text:p>24372</text:p>
          </table:table-cell>
          <table:table-cell table:formula="of:=IF([.B1712]&gt;[.B1711];1;0)" office:value-type="float" office:value="1">
            <text:p>1</text:p>
          </table:table-cell>
        </table:table-row>
        <table:table-row table:style-name="ro1">
          <table:table-cell office:value-type="float" office:value="8124">
            <text:p>8124</text:p>
          </table:table-cell>
          <table:table-cell table:formula="of:=SUM([.A1713:.A1715])" office:value-type="float" office:value="24372">
            <text:p>24372</text:p>
          </table:table-cell>
          <table:table-cell table:formula="of:=IF([.B1713]&gt;[.B1712];1;0)" office:value-type="float" office:value="0">
            <text:p>0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table:formula="of:=SUM([.A1714:.A1716])" office:value-type="float" office:value="24373">
            <text:p>24373</text:p>
          </table:table-cell>
          <table:table-cell table:formula="of:=IF([.B1714]&gt;[.B1713];1;0)" office:value-type="float" office:value="1">
            <text:p>1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table:formula="of:=SUM([.A1715:.A1717])" office:value-type="float" office:value="24374">
            <text:p>24374</text:p>
          </table:table-cell>
          <table:table-cell table:formula="of:=IF([.B1715]&gt;[.B1714];1;0)" office:value-type="float" office:value="1">
            <text:p>1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table:formula="of:=SUM([.A1716:.A1718])" office:value-type="float" office:value="24406">
            <text:p>24406</text:p>
          </table:table-cell>
          <table:table-cell table:formula="of:=IF([.B1716]&gt;[.B1715];1;0)" office:value-type="float" office:value="1">
            <text:p>1</text:p>
          </table:table-cell>
        </table:table-row>
        <table:table-row table:style-name="ro1">
          <table:table-cell office:value-type="float" office:value="8126">
            <text:p>8126</text:p>
          </table:table-cell>
          <table:table-cell table:formula="of:=SUM([.A1717:.A1719])" office:value-type="float" office:value="24437">
            <text:p>24437</text:p>
          </table:table-cell>
          <table:table-cell table:formula="of:=IF([.B1717]&gt;[.B1716];1;0)" office:value-type="float" office:value="1">
            <text:p>1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table:formula="of:=SUM([.A1718:.A1720])" office:value-type="float" office:value="24465">
            <text:p>24465</text:p>
          </table:table-cell>
          <table:table-cell table:formula="of:=IF([.B1718]&gt;[.B1717];1;0)" office:value-type="float" office:value="1">
            <text:p>1</text:p>
          </table:table-cell>
        </table:table-row>
        <table:table-row table:style-name="ro1">
          <table:table-cell office:value-type="float" office:value="8156">
            <text:p>8156</text:p>
          </table:table-cell>
          <table:table-cell table:formula="of:=SUM([.A1719:.A1721])" office:value-type="float" office:value="24465">
            <text:p>24465</text:p>
          </table:table-cell>
          <table:table-cell table:formula="of:=IF([.B1719]&gt;[.B1718];1;0)" office:value-type="float" office:value="0">
            <text:p>0</text:p>
          </table:table-cell>
        </table:table-row>
        <table:table-row table:style-name="ro1">
          <table:table-cell office:value-type="float" office:value="8154">
            <text:p>8154</text:p>
          </table:table-cell>
          <table:table-cell table:formula="of:=SUM([.A1720:.A1722])" office:value-type="float" office:value="24470">
            <text:p>24470</text:p>
          </table:table-cell>
          <table:table-cell table:formula="of:=IF([.B1720]&gt;[.B1719];1;0)" office:value-type="float" office:value="1">
            <text:p>1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table:formula="of:=SUM([.A1721:.A1723])" office:value-type="float" office:value="24478">
            <text:p>24478</text:p>
          </table:table-cell>
          <table:table-cell table:formula="of:=IF([.B1721]&gt;[.B1720];1;0)" office:value-type="float" office:value="1">
            <text:p>1</text:p>
          </table:table-cell>
        </table:table-row>
        <table:table-row table:style-name="ro1">
          <table:table-cell office:value-type="float" office:value="8161">
            <text:p>8161</text:p>
          </table:table-cell>
          <table:table-cell table:formula="of:=SUM([.A1722:.A1724])" office:value-type="float" office:value="24493">
            <text:p>24493</text:p>
          </table:table-cell>
          <table:table-cell table:formula="of:=IF([.B1722]&gt;[.B1721];1;0)" office:value-type="float" office:value="1">
            <text:p>1</text:p>
          </table:table-cell>
        </table:table-row>
        <table:table-row table:style-name="ro1">
          <table:table-cell office:value-type="float" office:value="8162">
            <text:p>8162</text:p>
          </table:table-cell>
          <table:table-cell table:formula="of:=SUM([.A1723:.A1725])" office:value-type="float" office:value="24510">
            <text:p>24510</text:p>
          </table:table-cell>
          <table:table-cell table:formula="of:=IF([.B1723]&gt;[.B1722];1;0)" office:value-type="float" office:value="1">
            <text:p>1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table:formula="of:=SUM([.A1724:.A1726])" office:value-type="float" office:value="24527">
            <text:p>24527</text:p>
          </table:table-cell>
          <table:table-cell table:formula="of:=IF([.B1724]&gt;[.B1723];1;0)" office:value-type="float" office:value="1">
            <text:p>1</text:p>
          </table:table-cell>
        </table:table-row>
        <table:table-row table:style-name="ro1">
          <table:table-cell office:value-type="float" office:value="8178">
            <text:p>8178</text:p>
          </table:table-cell>
          <table:table-cell table:formula="of:=SUM([.A1725:.A1727])" office:value-type="float" office:value="24548">
            <text:p>24548</text:p>
          </table:table-cell>
          <table:table-cell table:formula="of:=IF([.B1725]&gt;[.B1724];1;0)" office:value-type="float" office:value="1">
            <text:p>1</text:p>
          </table:table-cell>
        </table:table-row>
        <table:table-row table:style-name="ro1">
          <table:table-cell office:value-type="float" office:value="8179">
            <text:p>8179</text:p>
          </table:table-cell>
          <table:table-cell table:formula="of:=SUM([.A1726:.A1728])" office:value-type="float" office:value="24563">
            <text:p>24563</text:p>
          </table:table-cell>
          <table:table-cell table:formula="of:=IF([.B1726]&gt;[.B1725];1;0)" office:value-type="float" office:value="1">
            <text:p>1</text:p>
          </table:table-cell>
        </table:table-row>
        <table:table-row table:style-name="ro1">
          <table:table-cell office:value-type="float" office:value="8191">
            <text:p>8191</text:p>
          </table:table-cell>
          <table:table-cell table:formula="of:=SUM([.A1727:.A1729])" office:value-type="float" office:value="24580">
            <text:p>24580</text:p>
          </table:table-cell>
          <table:table-cell table:formula="of:=IF([.B1727]&gt;[.B1726];1;0)" office:value-type="float" office:value="1">
            <text:p>1</text:p>
          </table:table-cell>
        </table:table-row>
        <table:table-row table:style-name="ro1">
          <table:table-cell office:value-type="float" office:value="8193">
            <text:p>8193</text:p>
          </table:table-cell>
          <table:table-cell table:formula="of:=SUM([.A1728:.A1730])" office:value-type="float" office:value="24595">
            <text:p>24595</text:p>
          </table:table-cell>
          <table:table-cell table:formula="of:=IF([.B1728]&gt;[.B1727];1;0)" office:value-type="float" office:value="1">
            <text:p>1</text:p>
          </table:table-cell>
        </table:table-row>
        <table:table-row table:style-name="ro1">
          <table:table-cell office:value-type="float" office:value="8196">
            <text:p>8196</text:p>
          </table:table-cell>
          <table:table-cell table:formula="of:=SUM([.A1729:.A1731])" office:value-type="float" office:value="24610">
            <text:p>24610</text:p>
          </table:table-cell>
          <table:table-cell table:formula="of:=IF([.B1729]&gt;[.B1728];1;0)" office:value-type="float" office:value="1">
            <text:p>1</text:p>
          </table:table-cell>
        </table:table-row>
        <table:table-row table:style-name="ro1">
          <table:table-cell office:value-type="float" office:value="8206">
            <text:p>8206</text:p>
          </table:table-cell>
          <table:table-cell table:formula="of:=SUM([.A1730:.A1732])" office:value-type="float" office:value="24614">
            <text:p>24614</text:p>
          </table:table-cell>
          <table:table-cell table:formula="of:=IF([.B1730]&gt;[.B1729];1;0)" office:value-type="float" office:value="1">
            <text:p>1</text:p>
          </table:table-cell>
        </table:table-row>
        <table:table-row table:style-name="ro1">
          <table:table-cell office:value-type="float" office:value="8208">
            <text:p>8208</text:p>
          </table:table-cell>
          <table:table-cell table:formula="of:=SUM([.A1731:.A1733])" office:value-type="float" office:value="24612">
            <text:p>24612</text:p>
          </table:table-cell>
          <table:table-cell table:formula="of:=IF([.B1731]&gt;[.B1730];1;0)" office:value-type="float" office:value="0">
            <text:p>0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table:formula="of:=SUM([.A1732:.A1734])" office:value-type="float" office:value="24609">
            <text:p>24609</text:p>
          </table:table-cell>
          <table:table-cell table:formula="of:=IF([.B1732]&gt;[.B1731];1;0)" office:value-type="float" office:value="0">
            <text:p>0</text:p>
          </table:table-cell>
        </table:table-row>
        <table:table-row table:style-name="ro1">
          <table:table-cell office:value-type="float" office:value="8204">
            <text:p>8204</text:p>
          </table:table-cell>
          <table:table-cell table:formula="of:=SUM([.A1733:.A1735])" office:value-type="float" office:value="24626">
            <text:p>24626</text:p>
          </table:table-cell>
          <table:table-cell table:formula="of:=IF([.B1733]&gt;[.B1732];1;0)" office:value-type="float" office:value="1">
            <text:p>1</text:p>
          </table:table-cell>
        </table:table-row>
        <table:table-row table:style-name="ro1">
          <table:table-cell office:value-type="float" office:value="8205">
            <text:p>8205</text:p>
          </table:table-cell>
          <table:table-cell table:formula="of:=SUM([.A1734:.A1736])" office:value-type="float" office:value="24647">
            <text:p>24647</text:p>
          </table:table-cell>
          <table:table-cell table:formula="of:=IF([.B1734]&gt;[.B1733];1;0)" office:value-type="float" office:value="1">
            <text:p>1</text:p>
          </table:table-cell>
        </table:table-row>
        <table:table-row table:style-name="ro1">
          <table:table-cell office:value-type="float" office:value="8217">
            <text:p>8217</text:p>
          </table:table-cell>
          <table:table-cell table:formula="of:=SUM([.A1735:.A1737])" office:value-type="float" office:value="24668">
            <text:p>24668</text:p>
          </table:table-cell>
          <table:table-cell table:formula="of:=IF([.B1735]&gt;[.B1734];1;0)" office:value-type="float" office:value="1">
            <text:p>1</text:p>
          </table:table-cell>
        </table:table-row>
        <table:table-row table:style-name="ro1">
          <table:table-cell office:value-type="float" office:value="8225">
            <text:p>8225</text:p>
          </table:table-cell>
          <table:table-cell table:formula="of:=SUM([.A1736:.A1738])" office:value-type="float" office:value="24691">
            <text:p>24691</text:p>
          </table:table-cell>
          <table:table-cell table:formula="of:=IF([.B1736]&gt;[.B1735];1;0)" office:value-type="float" office:value="1">
            <text:p>1</text:p>
          </table:table-cell>
        </table:table-row>
        <table:table-row table:style-name="ro1">
          <table:table-cell office:value-type="float" office:value="8226">
            <text:p>8226</text:p>
          </table:table-cell>
          <table:table-cell table:formula="of:=SUM([.A1737:.A1739])" office:value-type="float" office:value="24708">
            <text:p>24708</text:p>
          </table:table-cell>
          <table:table-cell table:formula="of:=IF([.B1737]&gt;[.B1736];1;0)" office:value-type="float" office:value="1">
            <text:p>1</text:p>
          </table:table-cell>
        </table:table-row>
        <table:table-row table:style-name="ro1">
          <table:table-cell office:value-type="float" office:value="8240">
            <text:p>8240</text:p>
          </table:table-cell>
          <table:table-cell table:formula="of:=SUM([.A1738:.A1740])" office:value-type="float" office:value="24751">
            <text:p>24751</text:p>
          </table:table-cell>
          <table:table-cell table:formula="of:=IF([.B1738]&gt;[.B1737];1;0)" office:value-type="float" office:value="1">
            <text:p>1</text:p>
          </table:table-cell>
        </table:table-row>
        <table:table-row table:style-name="ro1">
          <table:table-cell office:value-type="float" office:value="8242">
            <text:p>8242</text:p>
          </table:table-cell>
          <table:table-cell table:formula="of:=SUM([.A1739:.A1741])" office:value-type="float" office:value="24792">
            <text:p>24792</text:p>
          </table:table-cell>
          <table:table-cell table:formula="of:=IF([.B1739]&gt;[.B1738];1;0)" office:value-type="float" office:value="1">
            <text:p>1</text:p>
          </table:table-cell>
        </table:table-row>
        <table:table-row table:style-name="ro1">
          <table:table-cell office:value-type="float" office:value="8269">
            <text:p>8269</text:p>
          </table:table-cell>
          <table:table-cell table:formula="of:=SUM([.A1740:.A1742])" office:value-type="float" office:value="24838">
            <text:p>24838</text:p>
          </table:table-cell>
          <table:table-cell table:formula="of:=IF([.B1740]&gt;[.B1739];1;0)" office:value-type="float" office:value="1">
            <text:p>1</text:p>
          </table:table-cell>
        </table:table-row>
        <table:table-row table:style-name="ro1">
          <table:table-cell office:value-type="float" office:value="8281">
            <text:p>8281</text:p>
          </table:table-cell>
          <table:table-cell table:formula="of:=SUM([.A1741:.A1743])" office:value-type="float" office:value="24885">
            <text:p>24885</text:p>
          </table:table-cell>
          <table:table-cell table:formula="of:=IF([.B1741]&gt;[.B1740];1;0)" office:value-type="float" office:value="1">
            <text:p>1</text:p>
          </table:table-cell>
        </table:table-row>
        <table:table-row table:style-name="ro1">
          <table:table-cell office:value-type="float" office:value="8288">
            <text:p>8288</text:p>
          </table:table-cell>
          <table:table-cell table:formula="of:=SUM([.A1742:.A1744])" office:value-type="float" office:value="24945">
            <text:p>24945</text:p>
          </table:table-cell>
          <table:table-cell table:formula="of:=IF([.B1742]&gt;[.B1741];1;0)" office:value-type="float" office:value="1">
            <text:p>1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table:formula="of:=SUM([.A1743:.A1745])" office:value-type="float" office:value="25015">
            <text:p>25015</text:p>
          </table:table-cell>
          <table:table-cell table:formula="of:=IF([.B1743]&gt;[.B1742];1;0)" office:value-type="float" office:value="1">
            <text:p>1</text:p>
          </table:table-cell>
        </table:table-row>
        <table:table-row table:style-name="ro1">
          <table:table-cell office:value-type="float" office:value="8341">
            <text:p>8341</text:p>
          </table:table-cell>
          <table:table-cell table:formula="of:=SUM([.A1744:.A1746])" office:value-type="float" office:value="25065">
            <text:p>25065</text:p>
          </table:table-cell>
          <table:table-cell table:formula="of:=IF([.B1744]&gt;[.B1743];1;0)" office:value-type="float" office:value="1">
            <text:p>1</text:p>
          </table:table-cell>
        </table:table-row>
        <table:table-row table:style-name="ro1">
          <table:table-cell office:value-type="float" office:value="8358">
            <text:p>8358</text:p>
          </table:table-cell>
          <table:table-cell table:formula="of:=SUM([.A1745:.A1747])" office:value-type="float" office:value="25088">
            <text:p>25088</text:p>
          </table:table-cell>
          <table:table-cell table:formula="of:=IF([.B1745]&gt;[.B1744];1;0)" office:value-type="float" office:value="1">
            <text:p>1</text:p>
          </table:table-cell>
        </table:table-row>
        <table:table-row table:style-name="ro1">
          <table:table-cell office:value-type="float" office:value="8366">
            <text:p>8366</text:p>
          </table:table-cell>
          <table:table-cell table:formula="of:=SUM([.A1746:.A1748])" office:value-type="float" office:value="25099">
            <text:p>25099</text:p>
          </table:table-cell>
          <table:table-cell table:formula="of:=IF([.B1746]&gt;[.B1745];1;0)" office:value-type="float" office:value="1">
            <text:p>1</text:p>
          </table:table-cell>
        </table:table-row>
        <table:table-row table:style-name="ro1">
          <table:table-cell office:value-type="float" office:value="8364">
            <text:p>8364</text:p>
          </table:table-cell>
          <table:table-cell table:formula="of:=SUM([.A1747:.A1749])" office:value-type="float" office:value="25093">
            <text:p>25093</text:p>
          </table:table-cell>
          <table:table-cell table:formula="of:=IF([.B1747]&gt;[.B1746];1;0)" office:value-type="float" office:value="0">
            <text:p>0</text:p>
          </table:table-cell>
        </table:table-row>
        <table:table-row table:style-name="ro1">
          <table:table-cell office:value-type="float" office:value="8369">
            <text:p>8369</text:p>
          </table:table-cell>
          <table:table-cell table:formula="of:=SUM([.A1748:.A1750])" office:value-type="float" office:value="25090">
            <text:p>25090</text:p>
          </table:table-cell>
          <table:table-cell table:formula="of:=IF([.B1748]&gt;[.B1747];1;0)" office:value-type="float" office:value="0">
            <text:p>0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table:formula="of:=SUM([.A1749:.A1751])" office:value-type="float" office:value="25090">
            <text:p>25090</text:p>
          </table:table-cell>
          <table:table-cell table:formula="of:=IF([.B1749]&gt;[.B1748];1;0)" office:value-type="float" office:value="0">
            <text:p>0</text:p>
          </table:table-cell>
        </table:table-row>
        <table:table-row table:style-name="ro1">
          <table:table-cell office:value-type="float" office:value="8361">
            <text:p>8361</text:p>
          </table:table-cell>
          <table:table-cell table:formula="of:=SUM([.A1750:.A1752])" office:value-type="float" office:value="25116">
            <text:p>25116</text:p>
          </table:table-cell>
          <table:table-cell table:formula="of:=IF([.B1750]&gt;[.B1749];1;0)" office:value-type="float" office:value="1">
            <text:p>1</text:p>
          </table:table-cell>
        </table:table-row>
        <table:table-row table:style-name="ro1">
          <table:table-cell office:value-type="float" office:value="8369">
            <text:p>8369</text:p>
          </table:table-cell>
          <table:table-cell table:formula="of:=SUM([.A1751:.A1753])" office:value-type="float" office:value="25142">
            <text:p>25142</text:p>
          </table:table-cell>
          <table:table-cell table:formula="of:=IF([.B1751]&gt;[.B1750];1;0)" office:value-type="float" office:value="1">
            <text:p>1</text:p>
          </table:table-cell>
        </table:table-row>
        <table:table-row table:style-name="ro1">
          <table:table-cell office:value-type="float" office:value="8386">
            <text:p>8386</text:p>
          </table:table-cell>
          <table:table-cell table:formula="of:=SUM([.A1752:.A1754])" office:value-type="float" office:value="25166">
            <text:p>25166</text:p>
          </table:table-cell>
          <table:table-cell table:formula="of:=IF([.B1752]&gt;[.B1751];1;0)" office:value-type="float" office:value="1">
            <text:p>1</text:p>
          </table:table-cell>
        </table:table-row>
        <table:table-row table:style-name="ro1">
          <table:table-cell office:value-type="float" office:value="8387">
            <text:p>8387</text:p>
          </table:table-cell>
          <table:table-cell table:formula="of:=SUM([.A1753:.A1755])" office:value-type="float" office:value="25194">
            <text:p>25194</text:p>
          </table:table-cell>
          <table:table-cell table:formula="of:=IF([.B1753]&gt;[.B1752];1;0)" office:value-type="float" office:value="1">
            <text:p>1</text:p>
          </table:table-cell>
        </table:table-row>
        <table:table-row table:style-name="ro1">
          <table:table-cell office:value-type="float" office:value="8393">
            <text:p>8393</text:p>
          </table:table-cell>
          <table:table-cell table:formula="of:=SUM([.A1754:.A1756])" office:value-type="float" office:value="25215">
            <text:p>25215</text:p>
          </table:table-cell>
          <table:table-cell table:formula="of:=IF([.B1754]&gt;[.B1753];1;0)" office:value-type="float" office:value="1">
            <text:p>1</text:p>
          </table:table-cell>
        </table:table-row>
        <table:table-row table:style-name="ro1">
          <table:table-cell office:value-type="float" office:value="8414">
            <text:p>8414</text:p>
          </table:table-cell>
          <table:table-cell table:formula="of:=SUM([.A1755:.A1757])" office:value-type="float" office:value="25231">
            <text:p>25231</text:p>
          </table:table-cell>
          <table:table-cell table:formula="of:=IF([.B1755]&gt;[.B1754];1;0)" office:value-type="float" office:value="1">
            <text:p>1</text:p>
          </table:table-cell>
        </table:table-row>
        <table:table-row table:style-name="ro1">
          <table:table-cell office:value-type="float" office:value="8408">
            <text:p>8408</text:p>
          </table:table-cell>
          <table:table-cell table:formula="of:=SUM([.A1756:.A1758])" office:value-type="float" office:value="25227">
            <text:p>25227</text:p>
          </table:table-cell>
          <table:table-cell table:formula="of:=IF([.B1756]&gt;[.B1755];1;0)" office:value-type="float" office:value="0">
            <text:p>0</text:p>
          </table:table-cell>
        </table:table-row>
        <table:table-row table:style-name="ro1">
          <table:table-cell office:value-type="float" office:value="8409">
            <text:p>8409</text:p>
          </table:table-cell>
          <table:table-cell table:formula="of:=SUM([.A1757:.A1759])" office:value-type="float" office:value="25230">
            <text:p>25230</text:p>
          </table:table-cell>
          <table:table-cell table:formula="of:=IF([.B1757]&gt;[.B1756];1;0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table:formula="of:=SUM([.A1758:.A1760])" office:value-type="float" office:value="25233">
            <text:p>25233</text:p>
          </table:table-cell>
          <table:table-cell table:formula="of:=IF([.B1758]&gt;[.B1757];1;0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table:formula="of:=SUM([.A1759:.A1761])" office:value-type="float" office:value="25239">
            <text:p>25239</text:p>
          </table:table-cell>
          <table:table-cell table:formula="of:=IF([.B1759]&gt;[.B1758];1;0)" office:value-type="float" office:value="1">
            <text:p>1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table:formula="of:=SUM([.A1760:.A1762])" office:value-type="float" office:value="25251">
            <text:p>25251</text:p>
          </table:table-cell>
          <table:table-cell table:formula="of:=IF([.B1760]&gt;[.B1759];1;0)" office:value-type="float" office:value="1">
            <text:p>1</text:p>
          </table:table-cell>
        </table:table-row>
        <table:table-row table:style-name="ro1">
          <table:table-cell office:value-type="float" office:value="8416">
            <text:p>8416</text:p>
          </table:table-cell>
          <table:table-cell table:formula="of:=SUM([.A1761:.A1763])" office:value-type="float" office:value="25273">
            <text:p>25273</text:p>
          </table:table-cell>
          <table:table-cell table:formula="of:=IF([.B1761]&gt;[.B1760];1;0)" office:value-type="float" office:value="1">
            <text:p>1</text:p>
          </table:table-cell>
        </table:table-row>
        <table:table-row table:style-name="ro1">
          <table:table-cell office:value-type="float" office:value="8423">
            <text:p>8423</text:p>
          </table:table-cell>
          <table:table-cell table:formula="of:=SUM([.A1762:.A1764])" office:value-type="float" office:value="25294">
            <text:p>25294</text:p>
          </table:table-cell>
          <table:table-cell table:formula="of:=IF([.B1762]&gt;[.B1761];1;0)" office:value-type="float" office:value="1">
            <text:p>1</text:p>
          </table:table-cell>
        </table:table-row>
        <table:table-row table:style-name="ro1">
          <table:table-cell office:value-type="float" office:value="8434">
            <text:p>8434</text:p>
          </table:table-cell>
          <table:table-cell table:formula="of:=SUM([.A1763:.A1765])" office:value-type="float" office:value="25307">
            <text:p>25307</text:p>
          </table:table-cell>
          <table:table-cell table:formula="of:=IF([.B1763]&gt;[.B1762];1;0)" office:value-type="float" office:value="1">
            <text:p>1</text:p>
          </table:table-cell>
        </table:table-row>
        <table:table-row table:style-name="ro1">
          <table:table-cell office:value-type="float" office:value="8437">
            <text:p>8437</text:p>
          </table:table-cell>
          <table:table-cell table:formula="of:=SUM([.A1764:.A1766])" office:value-type="float" office:value="25312">
            <text:p>25312</text:p>
          </table:table-cell>
          <table:table-cell table:formula="of:=IF([.B1764]&gt;[.B1763];1;0)" office:value-type="float" office:value="1">
            <text:p>1</text:p>
          </table:table-cell>
        </table:table-row>
        <table:table-row table:style-name="ro1">
          <table:table-cell office:value-type="float" office:value="8436">
            <text:p>8436</text:p>
          </table:table-cell>
          <table:table-cell table:formula="of:=SUM([.A1765:.A1767])" office:value-type="float" office:value="25316">
            <text:p>25316</text:p>
          </table:table-cell>
          <table:table-cell table:formula="of:=IF([.B1765]&gt;[.B1764];1;0)" office:value-type="float" office:value="1">
            <text:p>1</text:p>
          </table:table-cell>
        </table:table-row>
        <table:table-row table:style-name="ro1">
          <table:table-cell office:value-type="float" office:value="8439">
            <text:p>8439</text:p>
          </table:table-cell>
          <table:table-cell table:formula="of:=SUM([.A1766:.A1768])" office:value-type="float" office:value="25317">
            <text:p>25317</text:p>
          </table:table-cell>
          <table:table-cell table:formula="of:=IF([.B1766]&gt;[.B1765];1;0)" office:value-type="float" office:value="1">
            <text:p>1</text:p>
          </table:table-cell>
        </table:table-row>
        <table:table-row table:style-name="ro1">
          <table:table-cell office:value-type="float" office:value="8441">
            <text:p>8441</text:p>
          </table:table-cell>
          <table:table-cell table:formula="of:=SUM([.A1767:.A1769])" office:value-type="float" office:value="25278">
            <text:p>25278</text:p>
          </table:table-cell>
          <table:table-cell table:formula="of:=IF([.B1767]&gt;[.B1766];1;0)" office:value-type="float" office:value="0">
            <text:p>0</text:p>
          </table:table-cell>
        </table:table-row>
        <table:table-row table:style-name="ro1">
          <table:table-cell office:value-type="float" office:value="8437">
            <text:p>8437</text:p>
          </table:table-cell>
          <table:table-cell table:formula="of:=SUM([.A1768:.A1770])" office:value-type="float" office:value="25247">
            <text:p>25247</text:p>
          </table:table-cell>
          <table:table-cell table:formula="of:=IF([.B1768]&gt;[.B1767];1;0)" office:value-type="float" office:value="0">
            <text:p>0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table:formula="of:=SUM([.A1769:.A1771])" office:value-type="float" office:value="25221">
            <text:p>25221</text:p>
          </table:table-cell>
          <table:table-cell table:formula="of:=IF([.B1769]&gt;[.B1768];1;0)" office:value-type="float" office:value="0">
            <text:p>0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table:formula="of:=SUM([.A1770:.A1772])" office:value-type="float" office:value="25233">
            <text:p>25233</text:p>
          </table:table-cell>
          <table:table-cell table:formula="of:=IF([.B1770]&gt;[.B1769];1;0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table:formula="of:=SUM([.A1771:.A1773])" office:value-type="float" office:value="25242">
            <text:p>25242</text:p>
          </table:table-cell>
          <table:table-cell table:formula="of:=IF([.B1771]&gt;[.B1770];1;0)" office:value-type="float" office:value="1">
            <text:p>1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table:formula="of:=SUM([.A1772:.A1774])" office:value-type="float" office:value="25245">
            <text:p>25245</text:p>
          </table:table-cell>
          <table:table-cell table:formula="of:=IF([.B1772]&gt;[.B1771];1;0)" office:value-type="float" office:value="1">
            <text:p>1</text:p>
          </table:table-cell>
        </table:table-row>
        <table:table-row table:style-name="ro1">
          <table:table-cell office:value-type="float" office:value="8419">
            <text:p>8419</text:p>
          </table:table-cell>
          <table:table-cell table:formula="of:=SUM([.A1773:.A1775])" office:value-type="float" office:value="25248">
            <text:p>25248</text:p>
          </table:table-cell>
          <table:table-cell table:formula="of:=IF([.B1773]&gt;[.B1772];1;0)" office:value-type="float" office:value="1">
            <text:p>1</text:p>
          </table:table-cell>
        </table:table-row>
        <table:table-row table:style-name="ro1">
          <table:table-cell office:value-type="float" office:value="8414">
            <text:p>8414</text:p>
          </table:table-cell>
          <table:table-cell table:formula="of:=SUM([.A1774:.A1776])" office:value-type="float" office:value="25246">
            <text:p>25246</text:p>
          </table:table-cell>
          <table:table-cell table:formula="of:=IF([.B1774]&gt;[.B1773];1;0)" office:value-type="float" office:value="0">
            <text:p>0</text:p>
          </table:table-cell>
        </table:table-row>
        <table:table-row table:style-name="ro1">
          <table:table-cell office:value-type="float" office:value="8415">
            <text:p>8415</text:p>
          </table:table-cell>
          <table:table-cell table:formula="of:=SUM([.A1775:.A1777])" office:value-type="float" office:value="25251">
            <text:p>25251</text:p>
          </table:table-cell>
          <table:table-cell table:formula="of:=IF([.B1775]&gt;[.B1774];1;0)" office:value-type="float" office:value="1">
            <text:p>1</text:p>
          </table:table-cell>
        </table:table-row>
        <table:table-row table:style-name="ro1">
          <table:table-cell office:value-type="float" office:value="8417">
            <text:p>8417</text:p>
          </table:table-cell>
          <table:table-cell table:formula="of:=SUM([.A1776:.A1778])" office:value-type="float" office:value="25257">
            <text:p>25257</text:p>
          </table:table-cell>
          <table:table-cell table:formula="of:=IF([.B1776]&gt;[.B1775];1;0)" office:value-type="float" office:value="1">
            <text:p>1</text:p>
          </table:table-cell>
        </table:table-row>
        <table:table-row table:style-name="ro1">
          <table:table-cell office:value-type="float" office:value="8419">
            <text:p>8419</text:p>
          </table:table-cell>
          <table:table-cell table:formula="of:=SUM([.A1777:.A1779])" office:value-type="float" office:value="25260">
            <text:p>25260</text:p>
          </table:table-cell>
          <table:table-cell table:formula="of:=IF([.B1777]&gt;[.B1776];1;0)" office:value-type="float" office:value="1">
            <text:p>1</text:p>
          </table:table-cell>
        </table:table-row>
        <table:table-row table:style-name="ro1">
          <table:table-cell office:value-type="float" office:value="8421">
            <text:p>8421</text:p>
          </table:table-cell>
          <table:table-cell table:formula="of:=SUM([.A1778:.A1780])" office:value-type="float" office:value="25245">
            <text:p>25245</text:p>
          </table:table-cell>
          <table:table-cell table:formula="of:=IF([.B1778]&gt;[.B1777];1;0)" office:value-type="float" office:value="0">
            <text:p>0</text:p>
          </table:table-cell>
        </table:table-row>
        <table:table-row table:style-name="ro1">
          <table:table-cell office:value-type="float" office:value="8420">
            <text:p>8420</text:p>
          </table:table-cell>
          <table:table-cell table:formula="of:=SUM([.A1779:.A1781])" office:value-type="float" office:value="25243">
            <text:p>25243</text:p>
          </table:table-cell>
          <table:table-cell table:formula="of:=IF([.B1779]&gt;[.B1778];1;0)" office:value-type="float" office:value="0">
            <text:p>0</text:p>
          </table:table-cell>
        </table:table-row>
        <table:table-row table:style-name="ro1">
          <table:table-cell office:value-type="float" office:value="8404">
            <text:p>8404</text:p>
          </table:table-cell>
          <table:table-cell table:formula="of:=SUM([.A1780:.A1782])" office:value-type="float" office:value="25232">
            <text:p>25232</text:p>
          </table:table-cell>
          <table:table-cell table:formula="of:=IF([.B1780]&gt;[.B1779];1;0)" office:value-type="float" office:value="0">
            <text:p>0</text:p>
          </table:table-cell>
        </table:table-row>
        <table:table-row table:style-name="ro1">
          <table:table-cell office:value-type="float" office:value="8419">
            <text:p>8419</text:p>
          </table:table-cell>
          <table:table-cell table:formula="of:=SUM([.A1781:.A1783])" office:value-type="float" office:value="25240">
            <text:p>25240</text:p>
          </table:table-cell>
          <table:table-cell table:formula="of:=IF([.B1781]&gt;[.B1780];1;0)" office:value-type="float" office:value="1">
            <text:p>1</text:p>
          </table:table-cell>
        </table:table-row>
        <table:table-row table:style-name="ro1">
          <table:table-cell office:value-type="float" office:value="8409">
            <text:p>8409</text:p>
          </table:table-cell>
          <table:table-cell table:formula="of:=SUM([.A1782:.A1784])" office:value-type="float" office:value="25238">
            <text:p>25238</text:p>
          </table:table-cell>
          <table:table-cell table:formula="of:=IF([.B1782]&gt;[.B1781];1;0)" office:value-type="float" office:value="0">
            <text:p>0</text:p>
          </table:table-cell>
        </table:table-row>
        <table:table-row table:style-name="ro1">
          <table:table-cell office:value-type="float" office:value="8412">
            <text:p>8412</text:p>
          </table:table-cell>
          <table:table-cell table:formula="of:=SUM([.A1783:.A1785])" office:value-type="float" office:value="25249">
            <text:p>25249</text:p>
          </table:table-cell>
          <table:table-cell table:formula="of:=IF([.B1783]&gt;[.B1782];1;0)" office:value-type="float" office:value="1">
            <text:p>1</text:p>
          </table:table-cell>
        </table:table-row>
        <table:table-row table:style-name="ro1">
          <table:table-cell office:value-type="float" office:value="8417">
            <text:p>8417</text:p>
          </table:table-cell>
          <table:table-cell table:formula="of:=SUM([.A1784:.A1786])" office:value-type="float" office:value="25264">
            <text:p>25264</text:p>
          </table:table-cell>
          <table:table-cell table:formula="of:=IF([.B1784]&gt;[.B1783];1;0)" office:value-type="float" office:value="1">
            <text:p>1</text:p>
          </table:table-cell>
        </table:table-row>
        <table:table-row table:style-name="ro1">
          <table:table-cell office:value-type="float" office:value="8420">
            <text:p>8420</text:p>
          </table:table-cell>
          <table:table-cell table:formula="of:=SUM([.A1785:.A1787])" office:value-type="float" office:value="25275">
            <text:p>25275</text:p>
          </table:table-cell>
          <table:table-cell table:formula="of:=IF([.B1785]&gt;[.B1784];1;0)" office:value-type="float" office:value="1">
            <text:p>1</text:p>
          </table:table-cell>
        </table:table-row>
        <table:table-row table:style-name="ro1">
          <table:table-cell office:value-type="float" office:value="8427">
            <text:p>8427</text:p>
          </table:table-cell>
          <table:table-cell table:formula="of:=SUM([.A1786:.A1788])" office:value-type="float" office:value="25297">
            <text:p>25297</text:p>
          </table:table-cell>
          <table:table-cell table:formula="of:=IF([.B1786]&gt;[.B1785];1;0)" office:value-type="float" office:value="1">
            <text:p>1</text:p>
          </table:table-cell>
        </table:table-row>
        <table:table-row table:style-name="ro1">
          <table:table-cell office:value-type="float" office:value="8428">
            <text:p>8428</text:p>
          </table:table-cell>
          <table:table-cell table:formula="of:=SUM([.A1787:.A1789])" office:value-type="float" office:value="25319">
            <text:p>25319</text:p>
          </table:table-cell>
          <table:table-cell table:formula="of:=IF([.B1787]&gt;[.B1786];1;0)" office:value-type="float" office:value="1">
            <text:p>1</text:p>
          </table:table-cell>
        </table:table-row>
        <table:table-row table:style-name="ro1">
          <table:table-cell office:value-type="float" office:value="8442">
            <text:p>8442</text:p>
          </table:table-cell>
          <table:table-cell table:formula="of:=SUM([.A1788:.A1790])" office:value-type="float" office:value="25341">
            <text:p>25341</text:p>
          </table:table-cell>
          <table:table-cell table:formula="of:=IF([.B1788]&gt;[.B1787];1;0)" office:value-type="float" office:value="1">
            <text:p>1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table:formula="of:=SUM([.A1789:.A1791])" office:value-type="float" office:value="25351">
            <text:p>25351</text:p>
          </table:table-cell>
          <table:table-cell table:formula="of:=IF([.B1789]&gt;[.B1788];1;0)" office:value-type="float" office:value="1">
            <text:p>1</text:p>
          </table:table-cell>
        </table:table-row>
        <table:table-row table:style-name="ro1">
          <table:table-cell office:value-type="float" office:value="8450">
            <text:p>8450</text:p>
          </table:table-cell>
          <table:table-cell table:formula="of:=SUM([.A1790:.A1792])" office:value-type="float" office:value="25355">
            <text:p>25355</text:p>
          </table:table-cell>
          <table:table-cell table:formula="of:=IF([.B1790]&gt;[.B1789];1;0)" office:value-type="float" office:value="1">
            <text:p>1</text:p>
          </table:table-cell>
        </table:table-row>
        <table:table-row table:style-name="ro1">
          <table:table-cell office:value-type="float" office:value="8452">
            <text:p>8452</text:p>
          </table:table-cell>
          <table:table-cell table:formula="of:=SUM([.A1791:.A1793])" office:value-type="float" office:value="25353">
            <text:p>25353</text:p>
          </table:table-cell>
          <table:table-cell table:formula="of:=IF([.B1791]&gt;[.B1790];1;0)" office:value-type="float" office:value="0">
            <text:p>0</text:p>
          </table:table-cell>
        </table:table-row>
        <table:table-row table:style-name="ro1">
          <table:table-cell office:value-type="float" office:value="8453">
            <text:p>8453</text:p>
          </table:table-cell>
          <table:table-cell table:formula="of:=SUM([.A1792:.A1794])" office:value-type="float" office:value="25350">
            <text:p>25350</text:p>
          </table:table-cell>
          <table:table-cell table:formula="of:=IF([.B1792]&gt;[.B1791];1;0)" office:value-type="float" office:value="0">
            <text:p>0</text:p>
          </table:table-cell>
        </table:table-row>
        <table:table-row table:style-name="ro1">
          <table:table-cell office:value-type="float" office:value="8448">
            <text:p>8448</text:p>
          </table:table-cell>
          <table:table-cell table:formula="of:=SUM([.A1793:.A1795])" office:value-type="float" office:value="25341">
            <text:p>25341</text:p>
          </table:table-cell>
          <table:table-cell table:formula="of:=IF([.B1793]&gt;[.B1792];1;0)" office:value-type="float" office:value="0">
            <text:p>0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table:formula="of:=SUM([.A1794:.A1796])" office:value-type="float" office:value="25342">
            <text:p>25342</text:p>
          </table:table-cell>
          <table:table-cell table:formula="of:=IF([.B1794]&gt;[.B1793];1;0)" office:value-type="float" office:value="1">
            <text:p>1</text:p>
          </table:table-cell>
        </table:table-row>
        <table:table-row table:style-name="ro1">
          <table:table-cell office:value-type="float" office:value="8444">
            <text:p>8444</text:p>
          </table:table-cell>
          <table:table-cell table:formula="of:=SUM([.A1795:.A1797])" office:value-type="float" office:value="25343">
            <text:p>25343</text:p>
          </table:table-cell>
          <table:table-cell table:formula="of:=IF([.B1795]&gt;[.B1794];1;0)" office:value-type="float" office:value="1">
            <text:p>1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table:formula="of:=SUM([.A1796:.A1798])" office:value-type="float" office:value="25347">
            <text:p>25347</text:p>
          </table:table-cell>
          <table:table-cell table:formula="of:=IF([.B1796]&gt;[.B1795];1;0)" office:value-type="float" office:value="1">
            <text:p>1</text:p>
          </table:table-cell>
        </table:table-row>
        <table:table-row table:style-name="ro1">
          <table:table-cell office:value-type="float" office:value="8450">
            <text:p>8450</text:p>
          </table:table-cell>
          <table:table-cell table:formula="of:=SUM([.A1797:.A1799])" office:value-type="float" office:value="25366">
            <text:p>25366</text:p>
          </table:table-cell>
          <table:table-cell table:formula="of:=IF([.B1797]&gt;[.B1796];1;0)" office:value-type="float" office:value="1">
            <text:p>1</text:p>
          </table:table-cell>
        </table:table-row>
        <table:table-row table:style-name="ro1">
          <table:table-cell office:value-type="float" office:value="8448">
            <text:p>8448</text:p>
          </table:table-cell>
          <table:table-cell table:formula="of:=SUM([.A1798:.A1800])" office:value-type="float" office:value="25392">
            <text:p>25392</text:p>
          </table:table-cell>
          <table:table-cell table:formula="of:=IF([.B1798]&gt;[.B1797];1;0)" office:value-type="float" office:value="1">
            <text:p>1</text:p>
          </table:table-cell>
        </table:table-row>
        <table:table-row table:style-name="ro1">
          <table:table-cell office:value-type="float" office:value="8468">
            <text:p>8468</text:p>
          </table:table-cell>
          <table:table-cell table:formula="of:=SUM([.A1799:.A1801])" office:value-type="float" office:value="25419">
            <text:p>25419</text:p>
          </table:table-cell>
          <table:table-cell table:formula="of:=IF([.B1799]&gt;[.B1798];1;0)" office:value-type="float" office:value="1">
            <text:p>1</text:p>
          </table:table-cell>
        </table:table-row>
        <table:table-row table:style-name="ro1">
          <table:table-cell office:value-type="float" office:value="8476">
            <text:p>8476</text:p>
          </table:table-cell>
          <table:table-cell table:formula="of:=SUM([.A1800:.A1802])" office:value-type="float" office:value="25429">
            <text:p>25429</text:p>
          </table:table-cell>
          <table:table-cell table:formula="of:=IF([.B1800]&gt;[.B1799];1;0)" office:value-type="float" office:value="1">
            <text:p>1</text:p>
          </table:table-cell>
        </table:table-row>
        <table:table-row table:style-name="ro1">
          <table:table-cell office:value-type="float" office:value="8475">
            <text:p>8475</text:p>
          </table:table-cell>
          <table:table-cell table:formula="of:=SUM([.A1801:.A1803])" office:value-type="float" office:value="25453">
            <text:p>25453</text:p>
          </table:table-cell>
          <table:table-cell table:formula="of:=IF([.B1801]&gt;[.B1800];1;0)" office:value-type="float" office:value="1">
            <text:p>1</text:p>
          </table:table-cell>
        </table:table-row>
        <table:table-row table:style-name="ro1">
          <table:table-cell office:value-type="float" office:value="8478">
            <text:p>8478</text:p>
          </table:table-cell>
          <table:table-cell table:formula="of:=SUM([.A1802:.A1804])" office:value-type="float" office:value="25479">
            <text:p>25479</text:p>
          </table:table-cell>
          <table:table-cell table:formula="of:=IF([.B1802]&gt;[.B1801];1;0)" office:value-type="float" office:value="1">
            <text:p>1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table:formula="of:=SUM([.A1803:.A1805])" office:value-type="float" office:value="25508">
            <text:p>25508</text:p>
          </table:table-cell>
          <table:table-cell table:formula="of:=IF([.B1803]&gt;[.B1802];1;0)" office:value-type="float" office:value="1">
            <text:p>1</text:p>
          </table:table-cell>
        </table:table-row>
        <table:table-row table:style-name="ro1">
          <table:table-cell office:value-type="float" office:value="8501">
            <text:p>8501</text:p>
          </table:table-cell>
          <table:table-cell table:formula="of:=SUM([.A1804:.A1806])" office:value-type="float" office:value="25516">
            <text:p>25516</text:p>
          </table:table-cell>
          <table:table-cell table:formula="of:=IF([.B1804]&gt;[.B1803];1;0)" office:value-type="float" office:value="1">
            <text:p>1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table:formula="of:=SUM([.A1805:.A1807])" office:value-type="float" office:value="25547">
            <text:p>25547</text:p>
          </table:table-cell>
          <table:table-cell table:formula="of:=IF([.B1805]&gt;[.B1804];1;0)" office:value-type="float" office:value="1">
            <text:p>1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table:formula="of:=SUM([.A1806:.A1808])" office:value-type="float" office:value="25580">
            <text:p>25580</text:p>
          </table:table-cell>
          <table:table-cell table:formula="of:=IF([.B1806]&gt;[.B1805];1;0)" office:value-type="float" office:value="1">
            <text:p>1</text:p>
          </table:table-cell>
        </table:table-row>
        <table:table-row table:style-name="ro1">
          <table:table-cell office:value-type="float" office:value="8532">
            <text:p>8532</text:p>
          </table:table-cell>
          <table:table-cell table:formula="of:=SUM([.A1807:.A1809])" office:value-type="float" office:value="25616">
            <text:p>25616</text:p>
          </table:table-cell>
          <table:table-cell table:formula="of:=IF([.B1807]&gt;[.B1806];1;0)" office:value-type="float" office:value="1">
            <text:p>1</text:p>
          </table:table-cell>
        </table:table-row>
        <table:table-row table:style-name="ro1">
          <table:table-cell office:value-type="float" office:value="8540">
            <text:p>8540</text:p>
          </table:table-cell>
          <table:table-cell table:formula="of:=SUM([.A1808:.A1810])" office:value-type="float" office:value="25626">
            <text:p>25626</text:p>
          </table:table-cell>
          <table:table-cell table:formula="of:=IF([.B1808]&gt;[.B1807];1;0)" office:value-type="float" office:value="1">
            <text:p>1</text:p>
          </table:table-cell>
        </table:table-row>
        <table:table-row table:style-name="ro1">
          <table:table-cell office:value-type="float" office:value="8544">
            <text:p>8544</text:p>
          </table:table-cell>
          <table:table-cell table:formula="of:=SUM([.A1809:.A1811])" office:value-type="float" office:value="25634">
            <text:p>25634</text:p>
          </table:table-cell>
          <table:table-cell table:formula="of:=IF([.B1809]&gt;[.B1808];1;0)" office:value-type="float" office:value="1">
            <text:p>1</text:p>
          </table:table-cell>
        </table:table-row>
        <table:table-row table:style-name="ro1">
          <table:table-cell office:value-type="float" office:value="8542">
            <text:p>8542</text:p>
          </table:table-cell>
          <table:table-cell table:formula="of:=SUM([.A1810:.A1812])" office:value-type="float" office:value="25640">
            <text:p>25640</text:p>
          </table:table-cell>
          <table:table-cell table:formula="of:=IF([.B1810]&gt;[.B1809];1;0)" office:value-type="float" office:value="1">
            <text:p>1</text:p>
          </table:table-cell>
        </table:table-row>
        <table:table-row table:style-name="ro1">
          <table:table-cell office:value-type="float" office:value="8548">
            <text:p>8548</text:p>
          </table:table-cell>
          <table:table-cell table:formula="of:=SUM([.A1811:.A1813])" office:value-type="float" office:value="25652">
            <text:p>25652</text:p>
          </table:table-cell>
          <table:table-cell table:formula="of:=IF([.B1811]&gt;[.B1810];1;0)" office:value-type="float" office:value="1">
            <text:p>1</text:p>
          </table:table-cell>
        </table:table-row>
        <table:table-row table:style-name="ro1">
          <table:table-cell office:value-type="float" office:value="8550">
            <text:p>8550</text:p>
          </table:table-cell>
          <table:table-cell table:formula="of:=SUM([.A1812:.A1814])" office:value-type="float" office:value="25669">
            <text:p>25669</text:p>
          </table:table-cell>
          <table:table-cell table:formula="of:=IF([.B1812]&gt;[.B1811];1;0)" office:value-type="float" office:value="1">
            <text:p>1</text:p>
          </table:table-cell>
        </table:table-row>
        <table:table-row table:style-name="ro1">
          <table:table-cell office:value-type="float" office:value="8554">
            <text:p>8554</text:p>
          </table:table-cell>
          <table:table-cell table:formula="of:=SUM([.A1813:.A1815])" office:value-type="float" office:value="25700">
            <text:p>25700</text:p>
          </table:table-cell>
          <table:table-cell table:formula="of:=IF([.B1813]&gt;[.B1812];1;0)" office:value-type="float" office:value="1">
            <text:p>1</text:p>
          </table:table-cell>
        </table:table-row>
        <table:table-row table:style-name="ro1">
          <table:table-cell office:value-type="float" office:value="8565">
            <text:p>8565</text:p>
          </table:table-cell>
          <table:table-cell table:formula="of:=SUM([.A1814:.A1816])" office:value-type="float" office:value="25744">
            <text:p>25744</text:p>
          </table:table-cell>
          <table:table-cell table:formula="of:=IF([.B1814]&gt;[.B1813];1;0)" office:value-type="float" office:value="1">
            <text:p>1</text:p>
          </table:table-cell>
        </table:table-row>
        <table:table-row table:style-name="ro1">
          <table:table-cell office:value-type="float" office:value="8581">
            <text:p>8581</text:p>
          </table:table-cell>
          <table:table-cell table:formula="of:=SUM([.A1815:.A1817])" office:value-type="float" office:value="25780">
            <text:p>25780</text:p>
          </table:table-cell>
          <table:table-cell table:formula="of:=IF([.B1815]&gt;[.B1814];1;0)" office:value-type="float" office:value="1">
            <text:p>1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table:formula="of:=SUM([.A1816:.A1818])" office:value-type="float" office:value="25791">
            <text:p>25791</text:p>
          </table:table-cell>
          <table:table-cell table:formula="of:=IF([.B1816]&gt;[.B1815];1;0)" office:value-type="float" office:value="1">
            <text:p>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table:formula="of:=SUM([.A1817:.A1819])" office:value-type="float" office:value="25788">
            <text:p>25788</text:p>
          </table:table-cell>
          <table:table-cell table:formula="of:=IF([.B1817]&gt;[.B1816];1;0)" office:value-type="float" office:value="0">
            <text:p>0</text:p>
          </table:table-cell>
        </table:table-row>
        <table:table-row table:style-name="ro1">
          <table:table-cell office:value-type="float" office:value="8592">
            <text:p>8592</text:p>
          </table:table-cell>
          <table:table-cell table:formula="of:=SUM([.A1818:.A1820])" office:value-type="float" office:value="25785">
            <text:p>25785</text:p>
          </table:table-cell>
          <table:table-cell table:formula="of:=IF([.B1818]&gt;[.B1817];1;0)" office:value-type="float" office:value="0">
            <text:p>0</text:p>
          </table:table-cell>
        </table:table-row>
        <table:table-row table:style-name="ro1">
          <table:table-cell office:value-type="float" office:value="8595">
            <text:p>8595</text:p>
          </table:table-cell>
          <table:table-cell table:formula="of:=SUM([.A1819:.A1821])" office:value-type="float" office:value="25792">
            <text:p>25792</text:p>
          </table:table-cell>
          <table:table-cell table:formula="of:=IF([.B1819]&gt;[.B1818];1;0)" office:value-type="float" office:value="1">
            <text:p>1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table:formula="of:=SUM([.A1820:.A1822])" office:value-type="float" office:value="25797">
            <text:p>25797</text:p>
          </table:table-cell>
          <table:table-cell table:formula="of:=IF([.B1820]&gt;[.B1819];1;0)" office:value-type="float" office:value="1">
            <text:p>1</text:p>
          </table:table-cell>
        </table:table-row>
        <table:table-row table:style-name="ro1">
          <table:table-cell office:value-type="float" office:value="8599">
            <text:p>8599</text:p>
          </table:table-cell>
          <table:table-cell table:formula="of:=SUM([.A1821:.A1823])" office:value-type="float" office:value="25796">
            <text:p>25796</text:p>
          </table:table-cell>
          <table:table-cell table:formula="of:=IF([.B1821]&gt;[.B1820];1;0)" office:value-type="float" office:value="0">
            <text:p>0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table:formula="of:=SUM([.A1822:.A1824])" office:value-type="float" office:value="25795">
            <text:p>25795</text:p>
          </table:table-cell>
          <table:table-cell table:formula="of:=IF([.B1822]&gt;[.B1821];1;0)" office:value-type="float" office:value="0">
            <text:p>0</text:p>
          </table:table-cell>
        </table:table-row>
        <table:table-row table:style-name="ro1">
          <table:table-cell office:value-type="float" office:value="8597">
            <text:p>8597</text:p>
          </table:table-cell>
          <table:table-cell table:formula="of:=SUM([.A1823:.A1825])" office:value-type="float" office:value="25797">
            <text:p>25797</text:p>
          </table:table-cell>
          <table:table-cell table:formula="of:=IF([.B1823]&gt;[.B1822];1;0)" office:value-type="float" office:value="1">
            <text:p>1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table:formula="of:=SUM([.A1824:.A1826])" office:value-type="float" office:value="25803">
            <text:p>25803</text:p>
          </table:table-cell>
          <table:table-cell table:formula="of:=IF([.B1824]&gt;[.B1823];1;0)" office:value-type="float" office:value="1">
            <text:p>1</text:p>
          </table:table-cell>
        </table:table-row>
        <table:table-row table:style-name="ro1">
          <table:table-cell office:value-type="float" office:value="8602">
            <text:p>8602</text:p>
          </table:table-cell>
          <table:table-cell table:formula="of:=SUM([.A1825:.A1827])" office:value-type="float" office:value="25825">
            <text:p>25825</text:p>
          </table:table-cell>
          <table:table-cell table:formula="of:=IF([.B1825]&gt;[.B1824];1;0)" office:value-type="float" office:value="1">
            <text:p>1</text:p>
          </table:table-cell>
        </table:table-row>
        <table:table-row table:style-name="ro1">
          <table:table-cell office:value-type="float" office:value="8603">
            <text:p>8603</text:p>
          </table:table-cell>
          <table:table-cell table:formula="of:=SUM([.A1826:.A1828])" office:value-type="float" office:value="25846">
            <text:p>25846</text:p>
          </table:table-cell>
          <table:table-cell table:formula="of:=IF([.B1826]&gt;[.B1825];1;0)" office:value-type="float" office:value="1">
            <text:p>1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table:formula="of:=SUM([.A1827:.A1829])" office:value-type="float" office:value="25871">
            <text:p>25871</text:p>
          </table:table-cell>
          <table:table-cell table:formula="of:=IF([.B1827]&gt;[.B1826];1;0)" office:value-type="float" office:value="1">
            <text:p>1</text:p>
          </table:table-cell>
        </table:table-row>
        <table:table-row table:style-name="ro1">
          <table:table-cell office:value-type="float" office:value="8623">
            <text:p>8623</text:p>
          </table:table-cell>
          <table:table-cell table:formula="of:=SUM([.A1828:.A1830])" office:value-type="float" office:value="25895">
            <text:p>25895</text:p>
          </table:table-cell>
          <table:table-cell table:formula="of:=IF([.B1828]&gt;[.B1827];1;0)" office:value-type="float" office:value="1">
            <text:p>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table:formula="of:=SUM([.A1829:.A1831])" office:value-type="float" office:value="25892">
            <text:p>25892</text:p>
          </table:table-cell>
          <table:table-cell table:formula="of:=IF([.B1829]&gt;[.B1828];1;0)" office:value-type="float" office:value="0">
            <text:p>0</text:p>
          </table:table-cell>
        </table:table-row>
        <table:table-row table:style-name="ro1">
          <table:table-cell office:value-type="float" office:value="8644">
            <text:p>8644</text:p>
          </table:table-cell>
          <table:table-cell table:formula="of:=SUM([.A1830:.A1832])" office:value-type="float" office:value="25874">
            <text:p>25874</text:p>
          </table:table-cell>
          <table:table-cell table:formula="of:=IF([.B1830]&gt;[.B1829];1;0)" office:value-type="float" office:value="0">
            <text:p>0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table:formula="of:=SUM([.A1831:.A1833])" office:value-type="float" office:value="25841">
            <text:p>25841</text:p>
          </table:table-cell>
          <table:table-cell table:formula="of:=IF([.B1831]&gt;[.B1830];1;0)" office:value-type="float" office:value="0">
            <text:p>0</text:p>
          </table:table-cell>
        </table:table-row>
        <table:table-row table:style-name="ro1">
          <table:table-cell office:value-type="float" office:value="8610">
            <text:p>8610</text:p>
          </table:table-cell>
          <table:table-cell table:formula="of:=SUM([.A1832:.A1834])" office:value-type="float" office:value="25835">
            <text:p>25835</text:p>
          </table:table-cell>
          <table:table-cell table:formula="of:=IF([.B1832]&gt;[.B1831];1;0)" office:value-type="float" office:value="0">
            <text:p>0</text:p>
          </table:table-cell>
        </table:table-row>
        <table:table-row table:style-name="ro1">
          <table:table-cell office:value-type="float" office:value="8611">
            <text:p>8611</text:p>
          </table:table-cell>
          <table:table-cell table:formula="of:=SUM([.A1833:.A1835])" office:value-type="float" office:value="25840">
            <text:p>25840</text:p>
          </table:table-cell>
          <table:table-cell table:formula="of:=IF([.B1833]&gt;[.B1832];1;0)" office:value-type="float" office:value="1">
            <text:p>1</text:p>
          </table:table-cell>
        </table:table-row>
        <table:table-row table:style-name="ro1">
          <table:table-cell office:value-type="float" office:value="8614">
            <text:p>8614</text:p>
          </table:table-cell>
          <table:table-cell table:formula="of:=SUM([.A1834:.A1836])" office:value-type="float" office:value="25851">
            <text:p>25851</text:p>
          </table:table-cell>
          <table:table-cell table:formula="of:=IF([.B1834]&gt;[.B1833];1;0)" office:value-type="float" office:value="1">
            <text:p>1</text:p>
          </table:table-cell>
        </table:table-row>
        <table:table-row table:style-name="ro1">
          <table:table-cell office:value-type="float" office:value="8615">
            <text:p>8615</text:p>
          </table:table-cell>
          <table:table-cell table:formula="of:=SUM([.A1835:.A1837])" office:value-type="float" office:value="25870">
            <text:p>25870</text:p>
          </table:table-cell>
          <table:table-cell table:formula="of:=IF([.B1835]&gt;[.B1834];1;0)" office:value-type="float" office:value="1">
            <text:p>1</text:p>
          </table:table-cell>
        </table:table-row>
        <table:table-row table:style-name="ro1">
          <table:table-cell office:value-type="float" office:value="8622">
            <text:p>8622</text:p>
          </table:table-cell>
          <table:table-cell table:formula="of:=SUM([.A1836:.A1838])" office:value-type="float" office:value="25891">
            <text:p>25891</text:p>
          </table:table-cell>
          <table:table-cell table:formula="of:=IF([.B1836]&gt;[.B1835];1;0)" office:value-type="float" office:value="1">
            <text:p>1</text:p>
          </table:table-cell>
        </table:table-row>
        <table:table-row table:style-name="ro1">
          <table:table-cell office:value-type="float" office:value="8633">
            <text:p>8633</text:p>
          </table:table-cell>
          <table:table-cell table:formula="of:=SUM([.A1837:.A1839])" office:value-type="float" office:value="25901">
            <text:p>25901</text:p>
          </table:table-cell>
          <table:table-cell table:formula="of:=IF([.B1837]&gt;[.B1836];1;0)" office:value-type="float" office:value="1">
            <text:p>1</text:p>
          </table:table-cell>
        </table:table-row>
        <table:table-row table:style-name="ro1">
          <table:table-cell office:value-type="float" office:value="8636">
            <text:p>8636</text:p>
          </table:table-cell>
          <table:table-cell table:formula="of:=SUM([.A1838:.A1840])" office:value-type="float" office:value="25908">
            <text:p>25908</text:p>
          </table:table-cell>
          <table:table-cell table:formula="of:=IF([.B1838]&gt;[.B1837];1;0)" office:value-type="float" office:value="1">
            <text:p>1</text:p>
          </table:table-cell>
        </table:table-row>
        <table:table-row table:style-name="ro1">
          <table:table-cell office:value-type="float" office:value="8632">
            <text:p>8632</text:p>
          </table:table-cell>
          <table:table-cell table:formula="of:=SUM([.A1839:.A1841])" office:value-type="float" office:value="25911">
            <text:p>25911</text:p>
          </table:table-cell>
          <table:table-cell table:formula="of:=IF([.B1839]&gt;[.B1838];1;0)" office:value-type="float" office:value="1">
            <text:p>1</text:p>
          </table:table-cell>
        </table:table-row>
        <table:table-row table:style-name="ro1">
          <table:table-cell office:value-type="float" office:value="8640">
            <text:p>8640</text:p>
          </table:table-cell>
          <table:table-cell table:formula="of:=SUM([.A1840:.A1842])" office:value-type="float" office:value="25922">
            <text:p>25922</text:p>
          </table:table-cell>
          <table:table-cell table:formula="of:=IF([.B1840]&gt;[.B1839];1;0)" office:value-type="float" office:value="1">
            <text:p>1</text:p>
          </table:table-cell>
        </table:table-row>
        <table:table-row table:style-name="ro1">
          <table:table-cell office:value-type="float" office:value="8639">
            <text:p>8639</text:p>
          </table:table-cell>
          <table:table-cell table:formula="of:=SUM([.A1841:.A1843])" office:value-type="float" office:value="25928">
            <text:p>25928</text:p>
          </table:table-cell>
          <table:table-cell table:formula="of:=IF([.B1841]&gt;[.B1840];1;0)" office:value-type="float" office:value="1">
            <text:p>1</text:p>
          </table:table-cell>
        </table:table-row>
        <table:table-row table:style-name="ro1">
          <table:table-cell office:value-type="float" office:value="8643">
            <text:p>8643</text:p>
          </table:table-cell>
          <table:table-cell table:formula="of:=SUM([.A1842:.A1844])" office:value-type="float" office:value="25930">
            <text:p>25930</text:p>
          </table:table-cell>
          <table:table-cell table:formula="of:=IF([.B1842]&gt;[.B1841];1;0)" office:value-type="float" office:value="1">
            <text:p>1</text:p>
          </table:table-cell>
        </table:table-row>
        <table:table-row table:style-name="ro1">
          <table:table-cell office:value-type="float" office:value="8646">
            <text:p>8646</text:p>
          </table:table-cell>
          <table:table-cell table:formula="of:=SUM([.A1843:.A1845])" office:value-type="float" office:value="25968">
            <text:p>25968</text:p>
          </table:table-cell>
          <table:table-cell table:formula="of:=IF([.B1843]&gt;[.B1842];1;0)" office:value-type="float" office:value="1">
            <text:p>1</text:p>
          </table:table-cell>
        </table:table-row>
        <table:table-row table:style-name="ro1">
          <table:table-cell office:value-type="float" office:value="8641">
            <text:p>8641</text:p>
          </table:table-cell>
          <table:table-cell table:formula="of:=SUM([.A1844:.A1846])" office:value-type="float" office:value="26004">
            <text:p>26004</text:p>
          </table:table-cell>
          <table:table-cell table:formula="of:=IF([.B1844]&gt;[.B1843];1;0)" office:value-type="float" office:value="1">
            <text:p>1</text:p>
          </table:table-cell>
        </table:table-row>
        <table:table-row table:style-name="ro1">
          <table:table-cell office:value-type="float" office:value="8681">
            <text:p>8681</text:p>
          </table:table-cell>
          <table:table-cell table:formula="of:=SUM([.A1845:.A1847])" office:value-type="float" office:value="26046">
            <text:p>26046</text:p>
          </table:table-cell>
          <table:table-cell table:formula="of:=IF([.B1845]&gt;[.B1844];1;0)" office:value-type="float" office:value="1">
            <text:p>1</text:p>
          </table:table-cell>
        </table:table-row>
        <table:table-row table:style-name="ro1">
          <table:table-cell office:value-type="float" office:value="8682">
            <text:p>8682</text:p>
          </table:table-cell>
          <table:table-cell table:formula="of:=SUM([.A1846:.A1848])" office:value-type="float" office:value="26056">
            <text:p>26056</text:p>
          </table:table-cell>
          <table:table-cell table:formula="of:=IF([.B1846]&gt;[.B1845];1;0)" office:value-type="float" office:value="1">
            <text:p>1</text:p>
          </table:table-cell>
        </table:table-row>
        <table:table-row table:style-name="ro1">
          <table:table-cell office:value-type="float" office:value="8683">
            <text:p>8683</text:p>
          </table:table-cell>
          <table:table-cell table:formula="of:=SUM([.A1847:.A1849])" office:value-type="float" office:value="26067">
            <text:p>26067</text:p>
          </table:table-cell>
          <table:table-cell table:formula="of:=IF([.B1847]&gt;[.B1846];1;0)" office:value-type="float" office:value="1">
            <text:p>1</text:p>
          </table:table-cell>
        </table:table-row>
        <table:table-row table:style-name="ro1">
          <table:table-cell office:value-type="float" office:value="8691">
            <text:p>8691</text:p>
          </table:table-cell>
          <table:table-cell table:formula="of:=SUM([.A1848:.A1850])" office:value-type="float" office:value="26075">
            <text:p>26075</text:p>
          </table:table-cell>
          <table:table-cell table:formula="of:=IF([.B1848]&gt;[.B1847];1;0)" office:value-type="float" office:value="1">
            <text:p>1</text:p>
          </table:table-cell>
        </table:table-row>
        <table:table-row table:style-name="ro1">
          <table:table-cell office:value-type="float" office:value="8693">
            <text:p>8693</text:p>
          </table:table-cell>
          <table:table-cell table:formula="of:=SUM([.A1849:.A1851])" office:value-type="float" office:value="26077">
            <text:p>26077</text:p>
          </table:table-cell>
          <table:table-cell table:formula="of:=IF([.B1849]&gt;[.B1848];1;0)" office:value-type="float" office:value="1">
            <text:p>1</text:p>
          </table:table-cell>
        </table:table-row>
        <table:table-row table:style-name="ro1">
          <table:table-cell office:value-type="float" office:value="8691">
            <text:p>8691</text:p>
          </table:table-cell>
          <table:table-cell table:formula="of:=SUM([.A1850:.A1852])" office:value-type="float" office:value="26089">
            <text:p>26089</text:p>
          </table:table-cell>
          <table:table-cell table:formula="of:=IF([.B1850]&gt;[.B1849];1;0)" office:value-type="float" office:value="1">
            <text:p>1</text:p>
          </table:table-cell>
        </table:table-row>
        <table:table-row table:style-name="ro1">
          <table:table-cell office:value-type="float" office:value="8693">
            <text:p>8693</text:p>
          </table:table-cell>
          <table:table-cell table:formula="of:=SUM([.A1851:.A1853])" office:value-type="float" office:value="26102">
            <text:p>26102</text:p>
          </table:table-cell>
          <table:table-cell table:formula="of:=IF([.B1851]&gt;[.B1850];1;0)" office:value-type="float" office:value="1">
            <text:p>1</text:p>
          </table:table-cell>
        </table:table-row>
        <table:table-row table:style-name="ro1">
          <table:table-cell office:value-type="float" office:value="8705">
            <text:p>8705</text:p>
          </table:table-cell>
          <table:table-cell table:formula="of:=SUM([.A1852:.A1854])" office:value-type="float" office:value="26114">
            <text:p>26114</text:p>
          </table:table-cell>
          <table:table-cell table:formula="of:=IF([.B1852]&gt;[.B1851];1;0)" office:value-type="float" office:value="1">
            <text:p>1</text:p>
          </table:table-cell>
        </table:table-row>
        <table:table-row table:style-name="ro1">
          <table:table-cell office:value-type="float" office:value="8704">
            <text:p>8704</text:p>
          </table:table-cell>
          <table:table-cell table:formula="of:=SUM([.A1853:.A1855])" office:value-type="float" office:value="26120">
            <text:p>26120</text:p>
          </table:table-cell>
          <table:table-cell table:formula="of:=IF([.B1853]&gt;[.B1852];1;0)" office:value-type="float" office:value="1">
            <text:p>1</text:p>
          </table:table-cell>
        </table:table-row>
        <table:table-row table:style-name="ro1">
          <table:table-cell office:value-type="float" office:value="8705">
            <text:p>8705</text:p>
          </table:table-cell>
          <table:table-cell table:formula="of:=SUM([.A1854:.A1856])" office:value-type="float" office:value="26128">
            <text:p>26128</text:p>
          </table:table-cell>
          <table:table-cell table:formula="of:=IF([.B1854]&gt;[.B1853];1;0)" office:value-type="float" office:value="1">
            <text:p>1</text:p>
          </table:table-cell>
        </table:table-row>
        <table:table-row table:style-name="ro1">
          <table:table-cell office:value-type="float" office:value="8711">
            <text:p>8711</text:p>
          </table:table-cell>
          <table:table-cell table:formula="of:=SUM([.A1855:.A1857])" office:value-type="float" office:value="26138">
            <text:p>26138</text:p>
          </table:table-cell>
          <table:table-cell table:formula="of:=IF([.B1855]&gt;[.B1854];1;0)" office:value-type="float" office:value="1">
            <text:p>1</text:p>
          </table:table-cell>
        </table:table-row>
        <table:table-row table:style-name="ro1">
          <table:table-cell office:value-type="float" office:value="8712">
            <text:p>8712</text:p>
          </table:table-cell>
          <table:table-cell table:formula="of:=SUM([.A1856:.A1858])" office:value-type="float" office:value="26143">
            <text:p>26143</text:p>
          </table:table-cell>
          <table:table-cell table:formula="of:=IF([.B1856]&gt;[.B1855];1;0)" office:value-type="float" office:value="1">
            <text:p>1</text:p>
          </table:table-cell>
        </table:table-row>
        <table:table-row table:style-name="ro1">
          <table:table-cell office:value-type="float" office:value="8715">
            <text:p>8715</text:p>
          </table:table-cell>
          <table:table-cell table:formula="of:=SUM([.A1857:.A1859])" office:value-type="float" office:value="26148">
            <text:p>26148</text:p>
          </table:table-cell>
          <table:table-cell table:formula="of:=IF([.B1857]&gt;[.B1856];1;0)" office:value-type="float" office:value="1">
            <text:p>1</text:p>
          </table:table-cell>
        </table:table-row>
        <table:table-row table:style-name="ro1">
          <table:table-cell office:value-type="float" office:value="8716">
            <text:p>8716</text:p>
          </table:table-cell>
          <table:table-cell table:formula="of:=SUM([.A1858:.A1860])" office:value-type="float" office:value="26152">
            <text:p>26152</text:p>
          </table:table-cell>
          <table:table-cell table:formula="of:=IF([.B1858]&gt;[.B1857];1;0)" office:value-type="float" office:value="1">
            <text:p>1</text:p>
          </table:table-cell>
        </table:table-row>
        <table:table-row table:style-name="ro1">
          <table:table-cell office:value-type="float" office:value="8717">
            <text:p>8717</text:p>
          </table:table-cell>
          <table:table-cell table:formula="of:=SUM([.A1859:.A1861])" office:value-type="float" office:value="26156">
            <text:p>26156</text:p>
          </table:table-cell>
          <table:table-cell table:formula="of:=IF([.B1859]&gt;[.B1858];1;0)" office:value-type="float" office:value="1">
            <text:p>1</text:p>
          </table:table-cell>
        </table:table-row>
        <table:table-row table:style-name="ro1">
          <table:table-cell office:value-type="float" office:value="8719">
            <text:p>8719</text:p>
          </table:table-cell>
          <table:table-cell table:formula="of:=SUM([.A1860:.A1862])" office:value-type="float" office:value="26160">
            <text:p>26160</text:p>
          </table:table-cell>
          <table:table-cell table:formula="of:=IF([.B1860]&gt;[.B1859];1;0)" office:value-type="float" office:value="1">
            <text:p>1</text:p>
          </table:table-cell>
        </table:table-row>
        <table:table-row table:style-name="ro1">
          <table:table-cell office:value-type="float" office:value="8720">
            <text:p>8720</text:p>
          </table:table-cell>
          <table:table-cell table:formula="of:=SUM([.A1861:.A1863])" office:value-type="float" office:value="26169">
            <text:p>26169</text:p>
          </table:table-cell>
          <table:table-cell table:formula="of:=IF([.B1861]&gt;[.B1860];1;0)" office:value-type="float" office:value="1">
            <text:p>1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table:formula="of:=SUM([.A1862:.A1864])" office:value-type="float" office:value="26178">
            <text:p>26178</text:p>
          </table:table-cell>
          <table:table-cell table:formula="of:=IF([.B1862]&gt;[.B1861];1;0)" office:value-type="float" office:value="1">
            <text:p>1</text:p>
          </table:table-cell>
        </table:table-row>
        <table:table-row table:style-name="ro1">
          <table:table-cell office:value-type="float" office:value="8728">
            <text:p>8728</text:p>
          </table:table-cell>
          <table:table-cell table:formula="of:=SUM([.A1863:.A1865])" office:value-type="float" office:value="26188">
            <text:p>26188</text:p>
          </table:table-cell>
          <table:table-cell table:formula="of:=IF([.B1863]&gt;[.B1862];1;0)" office:value-type="float" office:value="1">
            <text:p>1</text:p>
          </table:table-cell>
        </table:table-row>
        <table:table-row table:style-name="ro1">
          <table:table-cell office:value-type="float" office:value="8729">
            <text:p>8729</text:p>
          </table:table-cell>
          <table:table-cell table:formula="of:=SUM([.A1864:.A1866])" office:value-type="float" office:value="26177">
            <text:p>26177</text:p>
          </table:table-cell>
          <table:table-cell table:formula="of:=IF([.B1864]&gt;[.B1863];1;0)" office:value-type="float" office:value="0">
            <text:p>0</text:p>
          </table:table-cell>
        </table:table-row>
        <table:table-row table:style-name="ro1">
          <table:table-cell office:value-type="float" office:value="8731">
            <text:p>8731</text:p>
          </table:table-cell>
          <table:table-cell table:formula="of:=SUM([.A1865:.A1867])" office:value-type="float" office:value="26173">
            <text:p>26173</text:p>
          </table:table-cell>
          <table:table-cell table:formula="of:=IF([.B1865]&gt;[.B1864];1;0)" office:value-type="float" office:value="0">
            <text:p>0</text:p>
          </table:table-cell>
        </table:table-row>
        <table:table-row table:style-name="ro1">
          <table:table-cell office:value-type="float" office:value="8717">
            <text:p>8717</text:p>
          </table:table-cell>
          <table:table-cell table:formula="of:=SUM([.A1866:.A1868])" office:value-type="float" office:value="26168">
            <text:p>26168</text:p>
          </table:table-cell>
          <table:table-cell table:formula="of:=IF([.B1866]&gt;[.B1865];1;0)" office:value-type="float" office:value="0">
            <text:p>0</text:p>
          </table:table-cell>
        </table:table-row>
        <table:table-row table:style-name="ro1">
          <table:table-cell office:value-type="float" office:value="8725">
            <text:p>8725</text:p>
          </table:table-cell>
          <table:table-cell table:formula="of:=SUM([.A1867:.A1869])" office:value-type="float" office:value="26181">
            <text:p>26181</text:p>
          </table:table-cell>
          <table:table-cell table:formula="of:=IF([.B1867]&gt;[.B1866];1;0)" office:value-type="float" office:value="1">
            <text:p>1</text:p>
          </table:table-cell>
        </table:table-row>
        <table:table-row table:style-name="ro1">
          <table:table-cell office:value-type="float" office:value="8726">
            <text:p>8726</text:p>
          </table:table-cell>
          <table:table-cell table:formula="of:=SUM([.A1868:.A1870])" office:value-type="float" office:value="26190">
            <text:p>26190</text:p>
          </table:table-cell>
          <table:table-cell table:formula="of:=IF([.B1868]&gt;[.B1867];1;0)" office:value-type="float" office:value="1">
            <text:p>1</text:p>
          </table:table-cell>
        </table:table-row>
        <table:table-row table:style-name="ro1">
          <table:table-cell office:value-type="float" office:value="8730">
            <text:p>8730</text:p>
          </table:table-cell>
          <table:table-cell table:formula="of:=SUM([.A1869:.A1871])" office:value-type="float" office:value="26216">
            <text:p>26216</text:p>
          </table:table-cell>
          <table:table-cell table:formula="of:=IF([.B1869]&gt;[.B1868];1;0)" office:value-type="float" office:value="1">
            <text:p>1</text:p>
          </table:table-cell>
        </table:table-row>
        <table:table-row table:style-name="ro1">
          <table:table-cell office:value-type="float" office:value="8734">
            <text:p>8734</text:p>
          </table:table-cell>
          <table:table-cell table:formula="of:=SUM([.A1870:.A1872])" office:value-type="float" office:value="26244">
            <text:p>26244</text:p>
          </table:table-cell>
          <table:table-cell table:formula="of:=IF([.B1870]&gt;[.B1869];1;0)" office:value-type="float" office:value="1">
            <text:p>1</text:p>
          </table:table-cell>
        </table:table-row>
        <table:table-row table:style-name="ro1">
          <table:table-cell office:value-type="float" office:value="8752">
            <text:p>8752</text:p>
          </table:table-cell>
          <table:table-cell table:formula="of:=SUM([.A1871:.A1873])" office:value-type="float" office:value="26271">
            <text:p>26271</text:p>
          </table:table-cell>
          <table:table-cell table:formula="of:=IF([.B1871]&gt;[.B1870];1;0)" office:value-type="float" office:value="1">
            <text:p>1</text:p>
          </table:table-cell>
        </table:table-row>
        <table:table-row table:style-name="ro1">
          <table:table-cell office:value-type="float" office:value="8758">
            <text:p>8758</text:p>
          </table:table-cell>
          <table:table-cell table:formula="of:=SUM([.A1872:.A1874])" office:value-type="float" office:value="26283">
            <text:p>26283</text:p>
          </table:table-cell>
          <table:table-cell table:formula="of:=IF([.B1872]&gt;[.B1871];1;0)" office:value-type="float" office:value="1">
            <text:p>1</text:p>
          </table:table-cell>
        </table:table-row>
        <table:table-row table:style-name="ro1">
          <table:table-cell office:value-type="float" office:value="8761">
            <text:p>8761</text:p>
          </table:table-cell>
          <table:table-cell table:formula="of:=SUM([.A1873:.A1875])" office:value-type="float" office:value="26252">
            <text:p>26252</text:p>
          </table:table-cell>
          <table:table-cell table:formula="of:=IF([.B1873]&gt;[.B1872];1;0)" office:value-type="float" office:value="0">
            <text:p>0</text:p>
          </table:table-cell>
        </table:table-row>
        <table:table-row table:style-name="ro1">
          <table:table-cell office:value-type="float" office:value="8764">
            <text:p>8764</text:p>
          </table:table-cell>
          <table:table-cell table:formula="of:=SUM([.A1874:.A1876])" office:value-type="float" office:value="26250">
            <text:p>26250</text:p>
          </table:table-cell>
          <table:table-cell table:formula="of:=IF([.B1874]&gt;[.B1873];1;0)" office:value-type="float" office:value="0">
            <text:p>0</text:p>
          </table:table-cell>
        </table:table-row>
        <table:table-row table:style-name="ro1">
          <table:table-cell office:value-type="float" office:value="8727">
            <text:p>8727</text:p>
          </table:table-cell>
          <table:table-cell table:formula="of:=SUM([.A1875:.A1877])" office:value-type="float" office:value="26246">
            <text:p>26246</text:p>
          </table:table-cell>
          <table:table-cell table:formula="of:=IF([.B1875]&gt;[.B1874];1;0)" office:value-type="float" office:value="0">
            <text:p>0</text:p>
          </table:table-cell>
        </table:table-row>
        <table:table-row table:style-name="ro1">
          <table:table-cell office:value-type="float" office:value="8759">
            <text:p>8759</text:p>
          </table:table-cell>
          <table:table-cell table:formula="of:=SUM([.A1876:.A1878])" office:value-type="float" office:value="26280">
            <text:p>26280</text:p>
          </table:table-cell>
          <table:table-cell table:formula="of:=IF([.B1876]&gt;[.B1875];1;0)" office:value-type="float" office:value="1">
            <text:p>1</text:p>
          </table:table-cell>
        </table:table-row>
        <table:table-row table:style-name="ro1">
          <table:table-cell office:value-type="float" office:value="8760">
            <text:p>8760</text:p>
          </table:table-cell>
          <table:table-cell table:formula="of:=SUM([.A1877:.A1879])" office:value-type="float" office:value="26283">
            <text:p>26283</text:p>
          </table:table-cell>
          <table:table-cell table:formula="of:=IF([.B1877]&gt;[.B1876];1;0)" office:value-type="float" office:value="1">
            <text:p>1</text:p>
          </table:table-cell>
        </table:table-row>
        <table:table-row table:style-name="ro1">
          <table:table-cell office:value-type="float" office:value="8761">
            <text:p>8761</text:p>
          </table:table-cell>
          <table:table-cell table:formula="of:=SUM([.A1878:.A1880])" office:value-type="float" office:value="26293">
            <text:p>26293</text:p>
          </table:table-cell>
          <table:table-cell table:formula="of:=IF([.B1878]&gt;[.B1877];1;0)" office:value-type="float" office:value="1">
            <text:p>1</text:p>
          </table:table-cell>
        </table:table-row>
        <table:table-row table:style-name="ro1">
          <table:table-cell office:value-type="float" office:value="8762">
            <text:p>8762</text:p>
          </table:table-cell>
          <table:table-cell table:formula="of:=SUM([.A1879:.A1881])" office:value-type="float" office:value="26312">
            <text:p>26312</text:p>
          </table:table-cell>
          <table:table-cell table:formula="of:=IF([.B1879]&gt;[.B1878];1;0)" office:value-type="float" office:value="1">
            <text:p>1</text:p>
          </table:table-cell>
        </table:table-row>
        <table:table-row table:style-name="ro1">
          <table:table-cell office:value-type="float" office:value="8770">
            <text:p>8770</text:p>
          </table:table-cell>
          <table:table-cell table:formula="of:=SUM([.A1880:.A1882])" office:value-type="float" office:value="26332">
            <text:p>26332</text:p>
          </table:table-cell>
          <table:table-cell table:formula="of:=IF([.B1880]&gt;[.B1879];1;0)" office:value-type="float" office:value="1">
            <text:p>1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table:formula="of:=SUM([.A1881:.A1883])" office:value-type="float" office:value="26347">
            <text:p>26347</text:p>
          </table:table-cell>
          <table:table-cell table:formula="of:=IF([.B1881]&gt;[.B1880];1;0)" office:value-type="float" office:value="1">
            <text:p>1</text:p>
          </table:table-cell>
        </table:table-row>
        <table:table-row table:style-name="ro1">
          <table:table-cell office:value-type="float" office:value="8782">
            <text:p>8782</text:p>
          </table:table-cell>
          <table:table-cell table:formula="of:=SUM([.A1882:.A1884])" office:value-type="float" office:value="26322">
            <text:p>26322</text:p>
          </table:table-cell>
          <table:table-cell table:formula="of:=IF([.B1882]&gt;[.B1881];1;0)" office:value-type="float" office:value="0">
            <text:p>0</text:p>
          </table:table-cell>
        </table:table-row>
        <table:table-row table:style-name="ro1">
          <table:table-cell office:value-type="float" office:value="8785">
            <text:p>8785</text:p>
          </table:table-cell>
          <table:table-cell table:formula="of:=SUM([.A1883:.A1885])" office:value-type="float" office:value="26298">
            <text:p>26298</text:p>
          </table:table-cell>
          <table:table-cell table:formula="of:=IF([.B1883]&gt;[.B1882];1;0)" office:value-type="float" office:value="0">
            <text:p>0</text:p>
          </table:table-cell>
        </table:table-row>
        <table:table-row table:style-name="ro1">
          <table:table-cell office:value-type="float" office:value="8755">
            <text:p>8755</text:p>
          </table:table-cell>
          <table:table-cell table:formula="of:=SUM([.A1884:.A1886])" office:value-type="float" office:value="26272">
            <text:p>26272</text:p>
          </table:table-cell>
          <table:table-cell table:formula="of:=IF([.B1884]&gt;[.B1883];1;0)" office:value-type="float" office:value="0">
            <text:p>0</text:p>
          </table:table-cell>
        </table:table-row>
        <table:table-row table:style-name="ro1">
          <table:table-cell office:value-type="float" office:value="8758">
            <text:p>8758</text:p>
          </table:table-cell>
          <table:table-cell table:formula="of:=SUM([.A1885:.A1887])" office:value-type="float" office:value="26283">
            <text:p>26283</text:p>
          </table:table-cell>
          <table:table-cell table:formula="of:=IF([.B1885]&gt;[.B1884];1;0)" office:value-type="float" office:value="1">
            <text:p>1</text:p>
          </table:table-cell>
        </table:table-row>
        <table:table-row table:style-name="ro1">
          <table:table-cell office:value-type="float" office:value="8759">
            <text:p>8759</text:p>
          </table:table-cell>
          <table:table-cell table:formula="of:=SUM([.A1886:.A1888])" office:value-type="float" office:value="26294">
            <text:p>26294</text:p>
          </table:table-cell>
          <table:table-cell table:formula="of:=IF([.B1886]&gt;[.B1885];1;0)" office:value-type="float" office:value="1">
            <text:p>1</text:p>
          </table:table-cell>
        </table:table-row>
        <table:table-row table:style-name="ro1">
          <table:table-cell office:value-type="float" office:value="8766">
            <text:p>8766</text:p>
          </table:table-cell>
          <table:table-cell table:formula="of:=SUM([.A1887:.A1889])" office:value-type="float" office:value="26315">
            <text:p>26315</text:p>
          </table:table-cell>
          <table:table-cell table:formula="of:=IF([.B1887]&gt;[.B1886];1;0)" office:value-type="float" office:value="1">
            <text:p>1</text:p>
          </table:table-cell>
        </table:table-row>
        <table:table-row table:style-name="ro1">
          <table:table-cell office:value-type="float" office:value="8769">
            <text:p>8769</text:p>
          </table:table-cell>
          <table:table-cell table:formula="of:=SUM([.A1888:.A1890])" office:value-type="float" office:value="26330">
            <text:p>26330</text:p>
          </table:table-cell>
          <table:table-cell table:formula="of:=IF([.B1888]&gt;[.B1887];1;0)" office:value-type="float" office:value="1">
            <text:p>1</text:p>
          </table:table-cell>
        </table:table-row>
        <table:table-row table:style-name="ro1">
          <table:table-cell office:value-type="float" office:value="8780">
            <text:p>8780</text:p>
          </table:table-cell>
          <table:table-cell table:formula="of:=SUM([.A1889:.A1891])" office:value-type="float" office:value="26346">
            <text:p>26346</text:p>
          </table:table-cell>
          <table:table-cell table:formula="of:=IF([.B1889]&gt;[.B1888];1;0)" office:value-type="float" office:value="1">
            <text:p>1</text:p>
          </table:table-cell>
        </table:table-row>
        <table:table-row table:style-name="ro1">
          <table:table-cell office:value-type="float" office:value="8781">
            <text:p>8781</text:p>
          </table:table-cell>
          <table:table-cell table:formula="of:=SUM([.A1890:.A1892])" office:value-type="float" office:value="26377">
            <text:p>26377</text:p>
          </table:table-cell>
          <table:table-cell table:formula="of:=IF([.B1890]&gt;[.B1889];1;0)" office:value-type="float" office:value="1">
            <text:p>1</text:p>
          </table:table-cell>
        </table:table-row>
        <table:table-row table:style-name="ro1">
          <table:table-cell office:value-type="float" office:value="8785">
            <text:p>8785</text:p>
          </table:table-cell>
          <table:table-cell table:formula="of:=SUM([.A1891:.A1893])" office:value-type="float" office:value="26409">
            <text:p>26409</text:p>
          </table:table-cell>
          <table:table-cell table:formula="of:=IF([.B1891]&gt;[.B1890];1;0)" office:value-type="float" office:value="1">
            <text:p>1</text:p>
          </table:table-cell>
        </table:table-row>
        <table:table-row table:style-name="ro1">
          <table:table-cell office:value-type="float" office:value="8811">
            <text:p>8811</text:p>
          </table:table-cell>
          <table:table-cell table:formula="of:=SUM([.A1892:.A1894])" office:value-type="float" office:value="26442">
            <text:p>26442</text:p>
          </table:table-cell>
          <table:table-cell table:formula="of:=IF([.B1892]&gt;[.B1891];1;0)" office:value-type="float" office:value="1">
            <text:p>1</text:p>
          </table:table-cell>
        </table:table-row>
        <table:table-row table:style-name="ro1">
          <table:table-cell office:value-type="float" office:value="8813">
            <text:p>8813</text:p>
          </table:table-cell>
          <table:table-cell table:formula="of:=SUM([.A1893:.A1895])" office:value-type="float" office:value="26476">
            <text:p>26476</text:p>
          </table:table-cell>
          <table:table-cell table:formula="of:=IF([.B1893]&gt;[.B1892];1;0)" office:value-type="float" office:value="1">
            <text:p>1</text:p>
          </table:table-cell>
        </table:table-row>
        <table:table-row table:style-name="ro1">
          <table:table-cell office:value-type="float" office:value="8818">
            <text:p>8818</text:p>
          </table:table-cell>
          <table:table-cell table:formula="of:=SUM([.A1894:.A1896])" office:value-type="float" office:value="26509">
            <text:p>26509</text:p>
          </table:table-cell>
          <table:table-cell table:formula="of:=IF([.B1894]&gt;[.B1893];1;0)" office:value-type="float" office:value="1">
            <text:p>1</text:p>
          </table:table-cell>
        </table:table-row>
        <table:table-row table:style-name="ro1">
          <table:table-cell office:value-type="float" office:value="8845">
            <text:p>8845</text:p>
          </table:table-cell>
          <table:table-cell table:formula="of:=SUM([.A1895:.A1897])" office:value-type="float" office:value="26555">
            <text:p>26555</text:p>
          </table:table-cell>
          <table:table-cell table:formula="of:=IF([.B1895]&gt;[.B1894];1;0)" office:value-type="float" office:value="1">
            <text:p>1</text:p>
          </table:table-cell>
        </table:table-row>
        <table:table-row table:style-name="ro1">
          <table:table-cell office:value-type="float" office:value="8846">
            <text:p>8846</text:p>
          </table:table-cell>
          <table:table-cell table:formula="of:=SUM([.A1896:.A1898])" office:value-type="float" office:value="26579">
            <text:p>26579</text:p>
          </table:table-cell>
          <table:table-cell table:formula="of:=IF([.B1896]&gt;[.B1895];1;0)" office:value-type="float" office:value="1">
            <text:p>1</text:p>
          </table:table-cell>
        </table:table-row>
        <table:table-row table:style-name="ro1">
          <table:table-cell office:value-type="float" office:value="8864">
            <text:p>8864</text:p>
          </table:table-cell>
          <table:table-cell table:formula="of:=SUM([.A1897:.A1899])" office:value-type="float" office:value="26606">
            <text:p>26606</text:p>
          </table:table-cell>
          <table:table-cell table:formula="of:=IF([.B1897]&gt;[.B1896];1;0)" office:value-type="float" office:value="1">
            <text:p>1</text:p>
          </table:table-cell>
        </table:table-row>
        <table:table-row table:style-name="ro1">
          <table:table-cell office:value-type="float" office:value="8869">
            <text:p>8869</text:p>
          </table:table-cell>
          <table:table-cell table:formula="of:=SUM([.A1898:.A1900])" office:value-type="float" office:value="26617">
            <text:p>26617</text:p>
          </table:table-cell>
          <table:table-cell table:formula="of:=IF([.B1898]&gt;[.B1897];1;0)" office:value-type="float" office:value="1">
            <text:p>1</text:p>
          </table:table-cell>
        </table:table-row>
        <table:table-row table:style-name="ro1">
          <table:table-cell office:value-type="float" office:value="8873">
            <text:p>8873</text:p>
          </table:table-cell>
          <table:table-cell table:formula="of:=SUM([.A1899:.A1901])" office:value-type="float" office:value="26627">
            <text:p>26627</text:p>
          </table:table-cell>
          <table:table-cell table:formula="of:=IF([.B1899]&gt;[.B1898];1;0)" office:value-type="float" office:value="1">
            <text:p>1</text:p>
          </table:table-cell>
        </table:table-row>
        <table:table-row table:style-name="ro1">
          <table:table-cell office:value-type="float" office:value="8875">
            <text:p>8875</text:p>
          </table:table-cell>
          <table:table-cell table:formula="of:=SUM([.A1900:.A1902])" office:value-type="float" office:value="26638">
            <text:p>26638</text:p>
          </table:table-cell>
          <table:table-cell table:formula="of:=IF([.B1900]&gt;[.B1899];1;0)" office:value-type="float" office:value="1">
            <text:p>1</text:p>
          </table:table-cell>
        </table:table-row>
        <table:table-row table:style-name="ro1">
          <table:table-cell office:value-type="float" office:value="8879">
            <text:p>8879</text:p>
          </table:table-cell>
          <table:table-cell table:formula="of:=SUM([.A1901:.A1903])" office:value-type="float" office:value="26649">
            <text:p>26649</text:p>
          </table:table-cell>
          <table:table-cell table:formula="of:=IF([.B1901]&gt;[.B1900];1;0)" office:value-type="float" office:value="1">
            <text:p>1</text:p>
          </table:table-cell>
        </table:table-row>
        <table:table-row table:style-name="ro1">
          <table:table-cell office:value-type="float" office:value="8884">
            <text:p>8884</text:p>
          </table:table-cell>
          <table:table-cell table:formula="of:=SUM([.A1902:.A1904])" office:value-type="float" office:value="26657">
            <text:p>26657</text:p>
          </table:table-cell>
          <table:table-cell table:formula="of:=IF([.B1902]&gt;[.B1901];1;0)" office:value-type="float" office:value="1">
            <text:p>1</text:p>
          </table:table-cell>
        </table:table-row>
        <table:table-row table:style-name="ro1">
          <table:table-cell office:value-type="float" office:value="8886">
            <text:p>8886</text:p>
          </table:table-cell>
          <table:table-cell table:formula="of:=SUM([.A1903:.A1905])" office:value-type="float" office:value="26663">
            <text:p>26663</text:p>
          </table:table-cell>
          <table:table-cell table:formula="of:=IF([.B1903]&gt;[.B1902];1;0)" office:value-type="float" office:value="1">
            <text:p>1</text:p>
          </table:table-cell>
        </table:table-row>
        <table:table-row table:style-name="ro1">
          <table:table-cell office:value-type="float" office:value="8887">
            <text:p>8887</text:p>
          </table:table-cell>
          <table:table-cell table:formula="of:=SUM([.A1904:.A1906])" office:value-type="float" office:value="26668">
            <text:p>26668</text:p>
          </table:table-cell>
          <table:table-cell table:formula="of:=IF([.B1904]&gt;[.B1903];1;0)" office:value-type="float" office:value="1">
            <text:p>1</text:p>
          </table:table-cell>
        </table:table-row>
        <table:table-row table:style-name="ro1">
          <table:table-cell office:value-type="float" office:value="8890">
            <text:p>8890</text:p>
          </table:table-cell>
          <table:table-cell table:formula="of:=SUM([.A1905:.A1907])" office:value-type="float" office:value="26673">
            <text:p>26673</text:p>
          </table:table-cell>
          <table:table-cell table:formula="of:=IF([.B1905]&gt;[.B1904];1;0)" office:value-type="float" office:value="1">
            <text:p>1</text:p>
          </table:table-cell>
        </table:table-row>
        <table:table-row table:style-name="ro1">
          <table:table-cell office:value-type="float" office:value="8891">
            <text:p>8891</text:p>
          </table:table-cell>
          <table:table-cell table:formula="of:=SUM([.A1906:.A1908])" office:value-type="float" office:value="26676">
            <text:p>26676</text:p>
          </table:table-cell>
          <table:table-cell table:formula="of:=IF([.B1906]&gt;[.B1905];1;0)" office:value-type="float" office:value="1">
            <text:p>1</text:p>
          </table:table-cell>
        </table:table-row>
        <table:table-row table:style-name="ro1">
          <table:table-cell office:value-type="float" office:value="8892">
            <text:p>8892</text:p>
          </table:table-cell>
          <table:table-cell table:formula="of:=SUM([.A1907:.A1909])" office:value-type="float" office:value="26685">
            <text:p>26685</text:p>
          </table:table-cell>
          <table:table-cell table:formula="of:=IF([.B1907]&gt;[.B1906];1;0)" office:value-type="float" office:value="1">
            <text:p>1</text:p>
          </table:table-cell>
        </table:table-row>
        <table:table-row table:style-name="ro1">
          <table:table-cell office:value-type="float" office:value="8893">
            <text:p>8893</text:p>
          </table:table-cell>
          <table:table-cell table:formula="of:=SUM([.A1908:.A1910])" office:value-type="float" office:value="26718">
            <text:p>26718</text:p>
          </table:table-cell>
          <table:table-cell table:formula="of:=IF([.B1908]&gt;[.B1907];1;0)" office:value-type="float" office:value="1">
            <text:p>1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table:formula="of:=SUM([.A1909:.A1911])" office:value-type="float" office:value="26752">
            <text:p>26752</text:p>
          </table:table-cell>
          <table:table-cell table:formula="of:=IF([.B1909]&gt;[.B1908];1;0)" office:value-type="float" office:value="1">
            <text:p>1</text:p>
          </table:table-cell>
        </table:table-row>
        <table:table-row table:style-name="ro1">
          <table:table-cell office:value-type="float" office:value="8925">
            <text:p>8925</text:p>
          </table:table-cell>
          <table:table-cell table:formula="of:=SUM([.A1910:.A1912])" office:value-type="float" office:value="26781">
            <text:p>26781</text:p>
          </table:table-cell>
          <table:table-cell table:formula="of:=IF([.B1910]&gt;[.B1909];1;0)" office:value-type="float" office:value="1">
            <text:p>1</text:p>
          </table:table-cell>
        </table:table-row>
        <table:table-row table:style-name="ro1">
          <table:table-cell office:value-type="float" office:value="8927">
            <text:p>8927</text:p>
          </table:table-cell>
          <table:table-cell table:formula="of:=SUM([.A1911:.A1913])" office:value-type="float" office:value="26788">
            <text:p>26788</text:p>
          </table:table-cell>
          <table:table-cell table:formula="of:=IF([.B1911]&gt;[.B1910];1;0)" office:value-type="float" office:value="1">
            <text:p>1</text:p>
          </table:table-cell>
        </table:table-row>
        <table:table-row table:style-name="ro1">
          <table:table-cell office:value-type="float" office:value="8929">
            <text:p>8929</text:p>
          </table:table-cell>
          <table:table-cell table:formula="of:=SUM([.A1912:.A1914])" office:value-type="float" office:value="26797">
            <text:p>26797</text:p>
          </table:table-cell>
          <table:table-cell table:formula="of:=IF([.B1912]&gt;[.B1911];1;0)" office:value-type="float" office:value="1">
            <text:p>1</text:p>
          </table:table-cell>
        </table:table-row>
        <table:table-row table:style-name="ro1">
          <table:table-cell office:value-type="float" office:value="8932">
            <text:p>8932</text:p>
          </table:table-cell>
          <table:table-cell table:formula="of:=SUM([.A1913:.A1915])" office:value-type="float" office:value="26787">
            <text:p>26787</text:p>
          </table:table-cell>
          <table:table-cell table:formula="of:=IF([.B1913]&gt;[.B1912];1;0)" office:value-type="float" office:value="0">
            <text:p>0</text:p>
          </table:table-cell>
        </table:table-row>
        <table:table-row table:style-name="ro1">
          <table:table-cell office:value-type="float" office:value="8936">
            <text:p>8936</text:p>
          </table:table-cell>
          <table:table-cell table:formula="of:=SUM([.A1914:.A1916])" office:value-type="float" office:value="26779">
            <text:p>26779</text:p>
          </table:table-cell>
          <table:table-cell table:formula="of:=IF([.B1914]&gt;[.B1913];1;0)" office:value-type="float" office:value="0">
            <text:p>0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table:formula="of:=SUM([.A1915:.A1917])" office:value-type="float" office:value="26759">
            <text:p>26759</text:p>
          </table:table-cell>
          <table:table-cell table:formula="of:=IF([.B1915]&gt;[.B1914];1;0)" office:value-type="float" office:value="0">
            <text:p>0</text:p>
          </table:table-cell>
        </table:table-row>
        <table:table-row table:style-name="ro1">
          <table:table-cell office:value-type="float" office:value="8924">
            <text:p>8924</text:p>
          </table:table-cell>
          <table:table-cell table:formula="of:=SUM([.A1916:.A1918])" office:value-type="float" office:value="26763">
            <text:p>26763</text:p>
          </table:table-cell>
          <table:table-cell table:formula="of:=IF([.B1916]&gt;[.B1915];1;0)" office:value-type="float" office:value="1">
            <text:p>1</text:p>
          </table:table-cell>
        </table:table-row>
        <table:table-row table:style-name="ro1">
          <table:table-cell office:value-type="float" office:value="8916">
            <text:p>8916</text:p>
          </table:table-cell>
          <table:table-cell table:formula="of:=SUM([.A1917:.A1919])" office:value-type="float" office:value="26763">
            <text:p>26763</text:p>
          </table:table-cell>
          <table:table-cell table:formula="of:=IF([.B1917]&gt;[.B1916];1;0)" office:value-type="float" office:value="0">
            <text:p>0</text:p>
          </table:table-cell>
        </table:table-row>
        <table:table-row table:style-name="ro1">
          <table:table-cell office:value-type="float" office:value="8923">
            <text:p>8923</text:p>
          </table:table-cell>
          <table:table-cell table:formula="of:=SUM([.A1918:.A1920])" office:value-type="float" office:value="26773">
            <text:p>26773</text:p>
          </table:table-cell>
          <table:table-cell table:formula="of:=IF([.B1918]&gt;[.B1917];1;0)" office:value-type="float" office:value="1">
            <text:p>1</text:p>
          </table:table-cell>
        </table:table-row>
        <table:table-row table:style-name="ro1">
          <table:table-cell office:value-type="float" office:value="8924">
            <text:p>8924</text:p>
          </table:table-cell>
          <table:table-cell table:formula="of:=SUM([.A1919:.A1921])" office:value-type="float" office:value="26787">
            <text:p>26787</text:p>
          </table:table-cell>
          <table:table-cell table:formula="of:=IF([.B1919]&gt;[.B1918];1;0)" office:value-type="float" office:value="1">
            <text:p>1</text:p>
          </table:table-cell>
        </table:table-row>
        <table:table-row table:style-name="ro1">
          <table:table-cell office:value-type="float" office:value="8926">
            <text:p>8926</text:p>
          </table:table-cell>
          <table:table-cell table:formula="of:=SUM([.A1920:.A1922])" office:value-type="float" office:value="26801">
            <text:p>26801</text:p>
          </table:table-cell>
          <table:table-cell table:formula="of:=IF([.B1920]&gt;[.B1919];1;0)" office:value-type="float" office:value="1">
            <text:p>1</text:p>
          </table:table-cell>
        </table:table-row>
        <table:table-row table:style-name="ro1">
          <table:table-cell office:value-type="float" office:value="8937">
            <text:p>8937</text:p>
          </table:table-cell>
          <table:table-cell table:formula="of:=SUM([.A1921:.A1923])" office:value-type="float" office:value="26820">
            <text:p>26820</text:p>
          </table:table-cell>
          <table:table-cell table:formula="of:=IF([.B1921]&gt;[.B1920];1;0)" office:value-type="float" office:value="1">
            <text:p>1</text:p>
          </table:table-cell>
        </table:table-row>
        <table:table-row table:style-name="ro1">
          <table:table-cell office:value-type="float" office:value="8938">
            <text:p>8938</text:p>
          </table:table-cell>
          <table:table-cell table:formula="of:=SUM([.A1922:.A1924])" office:value-type="float" office:value="26831">
            <text:p>26831</text:p>
          </table:table-cell>
          <table:table-cell table:formula="of:=IF([.B1922]&gt;[.B1921];1;0)" office:value-type="float" office:value="1">
            <text:p>1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table:formula="of:=SUM([.A1923:.A1925])" office:value-type="float" office:value="26844">
            <text:p>26844</text:p>
          </table:table-cell>
          <table:table-cell table:formula="of:=IF([.B1923]&gt;[.B1922];1;0)" office:value-type="float" office:value="1">
            <text:p>1</text:p>
          </table:table-cell>
        </table:table-row>
        <table:table-row table:style-name="ro1">
          <table:table-cell office:value-type="float" office:value="8948">
            <text:p>8948</text:p>
          </table:table-cell>
          <table:table-cell table:formula="of:=SUM([.A1924:.A1926])" office:value-type="float" office:value="26856">
            <text:p>26856</text:p>
          </table:table-cell>
          <table:table-cell table:formula="of:=IF([.B1924]&gt;[.B1923];1;0)" office:value-type="float" office:value="1">
            <text:p>1</text:p>
          </table:table-cell>
        </table:table-row>
        <table:table-row table:style-name="ro1">
          <table:table-cell office:value-type="float" office:value="8951">
            <text:p>8951</text:p>
          </table:table-cell>
          <table:table-cell table:formula="of:=SUM([.A1925:.A1927])" office:value-type="float" office:value="26868">
            <text:p>26868</text:p>
          </table:table-cell>
          <table:table-cell table:formula="of:=IF([.B1925]&gt;[.B1924];1;0)" office:value-type="float" office:value="1">
            <text:p>1</text:p>
          </table:table-cell>
        </table:table-row>
        <table:table-row table:style-name="ro1">
          <table:table-cell office:value-type="float" office:value="8957">
            <text:p>8957</text:p>
          </table:table-cell>
          <table:table-cell table:formula="of:=SUM([.A1926:.A1928])" office:value-type="float" office:value="26867">
            <text:p>26867</text:p>
          </table:table-cell>
          <table:table-cell table:formula="of:=IF([.B1926]&gt;[.B1925];1;0)" office:value-type="float" office:value="0">
            <text:p>0</text:p>
          </table:table-cell>
        </table:table-row>
        <table:table-row table:style-name="ro1">
          <table:table-cell office:value-type="float" office:value="8960">
            <text:p>8960</text:p>
          </table:table-cell>
          <table:table-cell table:formula="of:=SUM([.A1927:.A1929])" office:value-type="float" office:value="26890">
            <text:p>26890</text:p>
          </table:table-cell>
          <table:table-cell table:formula="of:=IF([.B1927]&gt;[.B1926];1;0)" office:value-type="float" office:value="1">
            <text:p>1</text:p>
          </table:table-cell>
        </table:table-row>
        <table:table-row table:style-name="ro1">
          <table:table-cell office:value-type="float" office:value="8950">
            <text:p>8950</text:p>
          </table:table-cell>
          <table:table-cell table:formula="of:=SUM([.A1928:.A1930])" office:value-type="float" office:value="26934">
            <text:p>26934</text:p>
          </table:table-cell>
          <table:table-cell table:formula="of:=IF([.B1928]&gt;[.B1927];1;0)" office:value-type="float" office:value="1">
            <text:p>1</text:p>
          </table:table-cell>
        </table:table-row>
        <table:table-row table:style-name="ro1">
          <table:table-cell office:value-type="float" office:value="8980">
            <text:p>8980</text:p>
          </table:table-cell>
          <table:table-cell table:formula="of:=SUM([.A1929:.A1931])" office:value-type="float" office:value="26991">
            <text:p>26991</text:p>
          </table:table-cell>
          <table:table-cell table:formula="of:=IF([.B1929]&gt;[.B1928];1;0)" office:value-type="float" office:value="1">
            <text:p>1</text:p>
          </table:table-cell>
        </table:table-row>
        <table:table-row table:style-name="ro1">
          <table:table-cell office:value-type="float" office:value="9004">
            <text:p>9004</text:p>
          </table:table-cell>
          <table:table-cell table:formula="of:=SUM([.A1930:.A1932])" office:value-type="float" office:value="27019">
            <text:p>27019</text:p>
          </table:table-cell>
          <table:table-cell table:formula="of:=IF([.B1930]&gt;[.B1929];1;0)" office:value-type="float" office:value="1">
            <text:p>1</text:p>
          </table:table-cell>
        </table:table-row>
        <table:table-row table:style-name="ro1">
          <table:table-cell office:value-type="float" office:value="9007">
            <text:p>9007</text:p>
          </table:table-cell>
          <table:table-cell table:formula="of:=SUM([.A1931:.A1933])" office:value-type="float" office:value="27024">
            <text:p>27024</text:p>
          </table:table-cell>
          <table:table-cell table:formula="of:=IF([.B1931]&gt;[.B1930];1;0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table:formula="of:=SUM([.A1932:.A1934])" office:value-type="float" office:value="27027">
            <text:p>27027</text:p>
          </table:table-cell>
          <table:table-cell table:formula="of:=IF([.B1932]&gt;[.B1931];1;0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table:formula="of:=SUM([.A1933:.A1935])" office:value-type="float" office:value="27030">
            <text:p>27030</text:p>
          </table:table-cell>
          <table:table-cell table:formula="of:=IF([.B1933]&gt;[.B1932];1;0)" office:value-type="float" office:value="1">
            <text:p>1</text:p>
          </table:table-cell>
        </table:table-row>
        <table:table-row table:style-name="ro1">
          <table:table-cell office:value-type="float" office:value="9010">
            <text:p>9010</text:p>
          </table:table-cell>
          <table:table-cell table:formula="of:=SUM([.A1934:.A1936])" office:value-type="float" office:value="27033">
            <text:p>27033</text:p>
          </table:table-cell>
          <table:table-cell table:formula="of:=IF([.B1934]&gt;[.B1933];1;0)" office:value-type="float" office:value="1">
            <text:p>1</text:p>
          </table:table-cell>
        </table:table-row>
        <table:table-row table:style-name="ro1">
          <table:table-cell office:value-type="float" office:value="9011">
            <text:p>9011</text:p>
          </table:table-cell>
          <table:table-cell table:formula="of:=SUM([.A1935:.A1937])" office:value-type="float" office:value="27038">
            <text:p>27038</text:p>
          </table:table-cell>
          <table:table-cell table:formula="of:=IF([.B1935]&gt;[.B1934];1;0)" office:value-type="float" office:value="1">
            <text:p>1</text:p>
          </table:table-cell>
        </table:table-row>
        <table:table-row table:style-name="ro1">
          <table:table-cell office:value-type="float" office:value="9012">
            <text:p>9012</text:p>
          </table:table-cell>
          <table:table-cell table:formula="of:=SUM([.A1936:.A1938])" office:value-type="float" office:value="27038">
            <text:p>27038</text:p>
          </table:table-cell>
          <table:table-cell table:formula="of:=IF([.B1936]&gt;[.B1935];1;0)" office:value-type="float" office:value="0">
            <text:p>0</text:p>
          </table:table-cell>
        </table:table-row>
        <table:table-row table:style-name="ro1">
          <table:table-cell office:value-type="float" office:value="9015">
            <text:p>9015</text:p>
          </table:table-cell>
          <table:table-cell table:formula="of:=SUM([.A1937:.A1939])" office:value-type="float" office:value="27034">
            <text:p>27034</text:p>
          </table:table-cell>
          <table:table-cell table:formula="of:=IF([.B1937]&gt;[.B1936];1;0)" office:value-type="float" office:value="0">
            <text:p>0</text:p>
          </table:table-cell>
        </table:table-row>
        <table:table-row table:style-name="ro1">
          <table:table-cell office:value-type="float" office:value="9011">
            <text:p>9011</text:p>
          </table:table-cell>
          <table:table-cell table:formula="of:=SUM([.A1938:.A1940])" office:value-type="float" office:value="27028">
            <text:p>27028</text:p>
          </table:table-cell>
          <table:table-cell table:formula="of:=IF([.B1938]&gt;[.B1937];1;0)" office:value-type="float" office:value="0">
            <text:p>0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table:formula="of:=SUM([.A1939:.A1941])" office:value-type="float" office:value="27025">
            <text:p>27025</text:p>
          </table:table-cell>
          <table:table-cell table:formula="of:=IF([.B1939]&gt;[.B1938];1;0)" office:value-type="float" office:value="0">
            <text:p>0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table:formula="of:=SUM([.A1940:.A1942])" office:value-type="float" office:value="27035">
            <text:p>27035</text:p>
          </table:table-cell>
          <table:table-cell table:formula="of:=IF([.B1940]&gt;[.B1939];1;0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table:formula="of:=SUM([.A1941:.A1943])" office:value-type="float" office:value="27043">
            <text:p>27043</text:p>
          </table:table-cell>
          <table:table-cell table:formula="of:=IF([.B1941]&gt;[.B1940];1;0)" office:value-type="float" office:value="1">
            <text:p>1</text:p>
          </table:table-cell>
        </table:table-row>
        <table:table-row table:style-name="ro1">
          <table:table-cell office:value-type="float" office:value="9018">
            <text:p>9018</text:p>
          </table:table-cell>
          <table:table-cell table:formula="of:=SUM([.A1942:.A1944])" office:value-type="float" office:value="27073">
            <text:p>27073</text:p>
          </table:table-cell>
          <table:table-cell table:formula="of:=IF([.B1942]&gt;[.B1941];1;0)" office:value-type="float" office:value="1">
            <text:p>1</text:p>
          </table:table-cell>
        </table:table-row>
        <table:table-row table:style-name="ro1">
          <table:table-cell office:value-type="float" office:value="9017">
            <text:p>9017</text:p>
          </table:table-cell>
          <table:table-cell table:formula="of:=SUM([.A1943:.A1945])" office:value-type="float" office:value="27102">
            <text:p>27102</text:p>
          </table:table-cell>
          <table:table-cell table:formula="of:=IF([.B1943]&gt;[.B1942];1;0)" office:value-type="float" office:value="1">
            <text:p>1</text:p>
          </table:table-cell>
        </table:table-row>
        <table:table-row table:style-name="ro1">
          <table:table-cell office:value-type="float" office:value="9038">
            <text:p>9038</text:p>
          </table:table-cell>
          <table:table-cell table:formula="of:=SUM([.A1944:.A1946])" office:value-type="float" office:value="27133">
            <text:p>27133</text:p>
          </table:table-cell>
          <table:table-cell table:formula="of:=IF([.B1944]&gt;[.B1943];1;0)" office:value-type="float" office:value="1">
            <text:p>1</text:p>
          </table:table-cell>
        </table:table-row>
        <table:table-row table:style-name="ro1">
          <table:table-cell office:value-type="float" office:value="9047">
            <text:p>9047</text:p>
          </table:table-cell>
          <table:table-cell table:formula="of:=SUM([.A1945:.A1947])" office:value-type="float" office:value="27150">
            <text:p>27150</text:p>
          </table:table-cell>
          <table:table-cell table:formula="of:=IF([.B1945]&gt;[.B1944];1;0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table:formula="of:=SUM([.A1946:.A1948])" office:value-type="float" office:value="27164">
            <text:p>27164</text:p>
          </table:table-cell>
          <table:table-cell table:formula="of:=IF([.B1946]&gt;[.B1945];1;0)" office:value-type="float" office:value="1">
            <text:p>1</text:p>
          </table:table-cell>
        </table:table-row>
        <table:table-row table:style-name="ro1">
          <table:table-cell office:value-type="float" office:value="9055">
            <text:p>9055</text:p>
          </table:table-cell>
          <table:table-cell table:formula="of:=SUM([.A1947:.A1949])" office:value-type="float" office:value="27178">
            <text:p>27178</text:p>
          </table:table-cell>
          <table:table-cell table:formula="of:=IF([.B1947]&gt;[.B1946];1;0)" office:value-type="float" office:value="1">
            <text:p>1</text:p>
          </table:table-cell>
        </table:table-row>
        <table:table-row table:style-name="ro1">
          <table:table-cell office:value-type="float" office:value="9061">
            <text:p>9061</text:p>
          </table:table-cell>
          <table:table-cell table:formula="of:=SUM([.A1948:.A1950])" office:value-type="float" office:value="27197">
            <text:p>27197</text:p>
          </table:table-cell>
          <table:table-cell table:formula="of:=IF([.B1948]&gt;[.B1947];1;0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table:formula="of:=SUM([.A1949:.A1951])" office:value-type="float" office:value="27211">
            <text:p>27211</text:p>
          </table:table-cell>
          <table:table-cell table:formula="of:=IF([.B1949]&gt;[.B1948];1;0)" office:value-type="float" office:value="1">
            <text:p>1</text:p>
          </table:table-cell>
        </table:table-row>
        <table:table-row table:style-name="ro1">
          <table:table-cell office:value-type="float" office:value="9074">
            <text:p>9074</text:p>
          </table:table-cell>
          <table:table-cell table:formula="of:=SUM([.A1950:.A1952])" office:value-type="float" office:value="27227">
            <text:p>27227</text:p>
          </table:table-cell>
          <table:table-cell table:formula="of:=IF([.B1950]&gt;[.B1949];1;0)" office:value-type="float" office:value="1">
            <text:p>1</text:p>
          </table:table-cell>
        </table:table-row>
        <table:table-row table:style-name="ro1">
          <table:table-cell office:value-type="float" office:value="9075">
            <text:p>9075</text:p>
          </table:table-cell>
          <table:table-cell table:formula="of:=SUM([.A1951:.A1953])" office:value-type="float" office:value="27217">
            <text:p>27217</text:p>
          </table:table-cell>
          <table:table-cell table:formula="of:=IF([.B1951]&gt;[.B1950];1;0)" office:value-type="float" office:value="0">
            <text:p>0</text:p>
          </table:table-cell>
        </table:table-row>
        <table:table-row table:style-name="ro1">
          <table:table-cell office:value-type="float" office:value="9078">
            <text:p>9078</text:p>
          </table:table-cell>
          <table:table-cell table:formula="of:=SUM([.A1952:.A1954])" office:value-type="float" office:value="27223">
            <text:p>27223</text:p>
          </table:table-cell>
          <table:table-cell table:formula="of:=IF([.B1952]&gt;[.B1951];1;0)" office:value-type="float" office:value="1">
            <text:p>1</text:p>
          </table:table-cell>
        </table:table-row>
        <table:table-row table:style-name="ro1">
          <table:table-cell office:value-type="float" office:value="9064">
            <text:p>9064</text:p>
          </table:table-cell>
          <table:table-cell table:formula="of:=SUM([.A1953:.A1955])" office:value-type="float" office:value="27236">
            <text:p>27236</text:p>
          </table:table-cell>
          <table:table-cell table:formula="of:=IF([.B1953]&gt;[.B1952];1;0)" office:value-type="float" office:value="1">
            <text:p>1</text:p>
          </table:table-cell>
        </table:table-row>
        <table:table-row table:style-name="ro1">
          <table:table-cell office:value-type="float" office:value="9081">
            <text:p>9081</text:p>
          </table:table-cell>
          <table:table-cell table:formula="of:=SUM([.A1954:.A1956])" office:value-type="float" office:value="27262">
            <text:p>27262</text:p>
          </table:table-cell>
          <table:table-cell table:formula="of:=IF([.B1954]&gt;[.B1953];1;0)" office:value-type="float" office:value="1">
            <text:p>1</text:p>
          </table:table-cell>
        </table:table-row>
        <table:table-row table:style-name="ro1">
          <table:table-cell office:value-type="float" office:value="9091">
            <text:p>9091</text:p>
          </table:table-cell>
          <table:table-cell table:formula="of:=SUM([.A1955:.A1957])" office:value-type="float" office:value="27284">
            <text:p>27284</text:p>
          </table:table-cell>
          <table:table-cell table:formula="of:=IF([.B1955]&gt;[.B1954];1;0)" office:value-type="float" office:value="1">
            <text:p>1</text:p>
          </table:table-cell>
        </table:table-row>
        <table:table-row table:style-name="ro1">
          <table:table-cell office:value-type="float" office:value="9090">
            <text:p>9090</text:p>
          </table:table-cell>
          <table:table-cell table:formula="of:=SUM([.A1956:.A1958])" office:value-type="float" office:value="27272">
            <text:p>27272</text:p>
          </table:table-cell>
          <table:table-cell table:formula="of:=IF([.B1956]&gt;[.B1955];1;0)" office:value-type="float" office:value="0">
            <text:p>0</text:p>
          </table:table-cell>
        </table:table-row>
        <table:table-row table:style-name="ro1">
          <table:table-cell office:value-type="float" office:value="9103">
            <text:p>9103</text:p>
          </table:table-cell>
          <table:table-cell table:formula="of:=SUM([.A1957:.A1959])" office:value-type="float" office:value="27262">
            <text:p>27262</text:p>
          </table:table-cell>
          <table:table-cell table:formula="of:=IF([.B1957]&gt;[.B1956];1;0)" office:value-type="float" office:value="0">
            <text:p>0</text:p>
          </table:table-cell>
        </table:table-row>
        <table:table-row table:style-name="ro1">
          <table:table-cell office:value-type="float" office:value="9079">
            <text:p>9079</text:p>
          </table:table-cell>
          <table:table-cell table:formula="of:=SUM([.A1958:.A1960])" office:value-type="float" office:value="27264">
            <text:p>27264</text:p>
          </table:table-cell>
          <table:table-cell table:formula="of:=IF([.B1958]&gt;[.B1957];1;0)" office:value-type="float" office:value="1">
            <text:p>1</text:p>
          </table:table-cell>
        </table:table-row>
        <table:table-row table:style-name="ro1">
          <table:table-cell office:value-type="float" office:value="9080">
            <text:p>9080</text:p>
          </table:table-cell>
          <table:table-cell table:formula="of:=SUM([.A1959:.A1961])" office:value-type="float" office:value="27298">
            <text:p>27298</text:p>
          </table:table-cell>
          <table:table-cell table:formula="of:=IF([.B1959]&gt;[.B1958];1;0)" office:value-type="float" office:value="1">
            <text:p>1</text:p>
          </table:table-cell>
        </table:table-row>
        <table:table-row table:style-name="ro1">
          <table:table-cell office:value-type="float" office:value="9105">
            <text:p>9105</text:p>
          </table:table-cell>
          <table:table-cell table:formula="of:=SUM([.A1960:.A1962])" office:value-type="float" office:value="27333">
            <text:p>27333</text:p>
          </table:table-cell>
          <table:table-cell table:formula="of:=IF([.B1960]&gt;[.B1959];1;0)" office:value-type="float" office:value="1">
            <text:p>1</text:p>
          </table:table-cell>
        </table:table-row>
        <table:table-row table:style-name="ro1">
          <table:table-cell office:value-type="float" office:value="9113">
            <text:p>9113</text:p>
          </table:table-cell>
          <table:table-cell table:formula="of:=SUM([.A1961:.A1963])" office:value-type="float" office:value="27344">
            <text:p>27344</text:p>
          </table:table-cell>
          <table:table-cell table:formula="of:=IF([.B1961]&gt;[.B1960];1;0)" office:value-type="float" office:value="1">
            <text:p>1</text:p>
          </table:table-cell>
        </table:table-row>
        <table:table-row table:style-name="ro1">
          <table:table-cell office:value-type="float" office:value="9115">
            <text:p>9115</text:p>
          </table:table-cell>
          <table:table-cell table:formula="of:=SUM([.A1962:.A1964])" office:value-type="float" office:value="27348">
            <text:p>27348</text:p>
          </table:table-cell>
          <table:table-cell table:formula="of:=IF([.B1962]&gt;[.B1961];1;0)" office:value-type="float" office:value="1">
            <text:p>1</text:p>
          </table:table-cell>
        </table:table-row>
        <table:table-row table:style-name="ro1">
          <table:table-cell office:value-type="float" office:value="9116">
            <text:p>9116</text:p>
          </table:table-cell>
          <table:table-cell table:formula="of:=SUM([.A1963:.A1965])" office:value-type="float" office:value="27377">
            <text:p>27377</text:p>
          </table:table-cell>
          <table:table-cell table:formula="of:=IF([.B1963]&gt;[.B1962];1;0)" office:value-type="float" office:value="1">
            <text:p>1</text:p>
          </table:table-cell>
        </table:table-row>
        <table:table-row table:style-name="ro1">
          <table:table-cell office:value-type="float" office:value="9117">
            <text:p>9117</text:p>
          </table:table-cell>
          <table:table-cell table:formula="of:=SUM([.A1964:.A1966])" office:value-type="float" office:value="27409">
            <text:p>27409</text:p>
          </table:table-cell>
          <table:table-cell table:formula="of:=IF([.B1964]&gt;[.B1963];1;0)" office:value-type="float" office:value="1">
            <text:p>1</text:p>
          </table:table-cell>
        </table:table-row>
        <table:table-row table:style-name="ro1">
          <table:table-cell office:value-type="float" office:value="9144">
            <text:p>9144</text:p>
          </table:table-cell>
          <table:table-cell table:formula="of:=SUM([.A1965:.A1967])" office:value-type="float" office:value="27441">
            <text:p>27441</text:p>
          </table:table-cell>
          <table:table-cell table:formula="of:=IF([.B1965]&gt;[.B1964];1;0)" office:value-type="float" office:value="1">
            <text:p>1</text:p>
          </table:table-cell>
        </table:table-row>
        <table:table-row table:style-name="ro1">
          <table:table-cell office:value-type="float" office:value="9148">
            <text:p>9148</text:p>
          </table:table-cell>
          <table:table-cell table:formula="of:=SUM([.A1966:.A1968])" office:value-type="float" office:value="27457">
            <text:p>27457</text:p>
          </table:table-cell>
          <table:table-cell table:formula="of:=IF([.B1966]&gt;[.B1965];1;0)" office:value-type="float" office:value="1">
            <text:p>1</text:p>
          </table:table-cell>
        </table:table-row>
        <table:table-row table:style-name="ro1">
          <table:table-cell office:value-type="float" office:value="9149">
            <text:p>9149</text:p>
          </table:table-cell>
          <table:table-cell table:formula="of:=SUM([.A1967:.A1969])" office:value-type="float" office:value="27472">
            <text:p>27472</text:p>
          </table:table-cell>
          <table:table-cell table:formula="of:=IF([.B1967]&gt;[.B1966];1;0)" office:value-type="float" office:value="1">
            <text:p>1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table:formula="of:=SUM([.A1968:.A1970])" office:value-type="float" office:value="27488">
            <text:p>27488</text:p>
          </table:table-cell>
          <table:table-cell table:formula="of:=IF([.B1968]&gt;[.B1967];1;0)" office:value-type="float" office:value="1">
            <text:p>1</text:p>
          </table:table-cell>
        </table:table-row>
        <table:table-row table:style-name="ro1">
          <table:table-cell office:value-type="float" office:value="9163">
            <text:p>9163</text:p>
          </table:table-cell>
          <table:table-cell table:formula="of:=SUM([.A1969:.A1971])" office:value-type="float" office:value="27494">
            <text:p>27494</text:p>
          </table:table-cell>
          <table:table-cell table:formula="of:=IF([.B1969]&gt;[.B1968];1;0)" office:value-type="float" office:value="1">
            <text:p>1</text:p>
          </table:table-cell>
        </table:table-row>
        <table:table-row table:style-name="ro1">
          <table:table-cell office:value-type="float" office:value="9165">
            <text:p>9165</text:p>
          </table:table-cell>
          <table:table-cell table:formula="of:=SUM([.A1970:.A1972])" office:value-type="float" office:value="27498">
            <text:p>27498</text:p>
          </table:table-cell>
          <table:table-cell table:formula="of:=IF([.B1970]&gt;[.B1969];1;0)" office:value-type="float" office:value="1">
            <text:p>1</text:p>
          </table:table-cell>
        </table:table-row>
        <table:table-row table:style-name="ro1">
          <table:table-cell office:value-type="float" office:value="9166">
            <text:p>9166</text:p>
          </table:table-cell>
          <table:table-cell table:formula="of:=SUM([.A1971:.A1973])" office:value-type="float" office:value="27502">
            <text:p>27502</text:p>
          </table:table-cell>
          <table:table-cell table:formula="of:=IF([.B1971]&gt;[.B1970];1;0)" office:value-type="float" office:value="1">
            <text:p>1</text:p>
          </table:table-cell>
        </table:table-row>
        <table:table-row table:style-name="ro1">
          <table:table-cell office:value-type="float" office:value="9167">
            <text:p>9167</text:p>
          </table:table-cell>
          <table:table-cell table:formula="of:=SUM([.A1972:.A1974])" office:value-type="float" office:value="27507">
            <text:p>27507</text:p>
          </table:table-cell>
          <table:table-cell table:formula="of:=IF([.B1972]&gt;[.B1971];1;0)" office:value-type="float" office:value="1">
            <text:p>1</text:p>
          </table:table-cell>
        </table:table-row>
        <table:table-row table:style-name="ro1">
          <table:table-cell office:value-type="float" office:value="9169">
            <text:p>9169</text:p>
          </table:table-cell>
          <table:table-cell table:formula="of:=SUM([.A1973:.A1975])" office:value-type="float" office:value="27513">
            <text:p>27513</text:p>
          </table:table-cell>
          <table:table-cell table:formula="of:=IF([.B1973]&gt;[.B1972];1;0)" office:value-type="float" office:value="1">
            <text:p>1</text:p>
          </table:table-cell>
        </table:table-row>
        <table:table-row table:style-name="ro1">
          <table:table-cell office:value-type="float" office:value="9171">
            <text:p>9171</text:p>
          </table:table-cell>
          <table:table-cell table:formula="of:=SUM([.A1974:.A1976])" office:value-type="float" office:value="27519">
            <text:p>27519</text:p>
          </table:table-cell>
          <table:table-cell table:formula="of:=IF([.B1974]&gt;[.B1973];1;0)" office:value-type="float" office:value="1">
            <text:p>1</text:p>
          </table:table-cell>
        </table:table-row>
        <table:table-row table:style-name="ro1">
          <table:table-cell office:value-type="float" office:value="9173">
            <text:p>9173</text:p>
          </table:table-cell>
          <table:table-cell table:formula="of:=SUM([.A1975:.A1977])" office:value-type="float" office:value="27544">
            <text:p>27544</text:p>
          </table:table-cell>
          <table:table-cell table:formula="of:=IF([.B1975]&gt;[.B1974];1;0)" office:value-type="float" office:value="1">
            <text:p>1</text:p>
          </table:table-cell>
        </table:table-row>
        <table:table-row table:style-name="ro1">
          <table:table-cell office:value-type="float" office:value="9175">
            <text:p>9175</text:p>
          </table:table-cell>
          <table:table-cell table:formula="of:=SUM([.A1976:.A1978])" office:value-type="float" office:value="27572">
            <text:p>27572</text:p>
          </table:table-cell>
          <table:table-cell table:formula="of:=IF([.B1976]&gt;[.B1975];1;0)" office:value-type="float" office:value="1">
            <text:p>1</text:p>
          </table:table-cell>
        </table:table-row>
        <table:table-row table:style-name="ro1">
          <table:table-cell office:value-type="float" office:value="9196">
            <text:p>9196</text:p>
          </table:table-cell>
          <table:table-cell table:formula="of:=SUM([.A1977:.A1979])" office:value-type="float" office:value="27603">
            <text:p>27603</text:p>
          </table:table-cell>
          <table:table-cell table:formula="of:=IF([.B1977]&gt;[.B1976];1;0)" office:value-type="float" office:value="1">
            <text:p>1</text:p>
          </table:table-cell>
        </table:table-row>
        <table:table-row table:style-name="ro1">
          <table:table-cell office:value-type="float" office:value="9201">
            <text:p>9201</text:p>
          </table:table-cell>
          <table:table-cell table:formula="of:=SUM([.A1978:.A1980])" office:value-type="float" office:value="27618">
            <text:p>27618</text:p>
          </table:table-cell>
          <table:table-cell table:formula="of:=IF([.B1978]&gt;[.B1977];1;0)" office:value-type="float" office:value="1">
            <text:p>1</text:p>
          </table:table-cell>
        </table:table-row>
        <table:table-row table:style-name="ro1">
          <table:table-cell office:value-type="float" office:value="9206">
            <text:p>9206</text:p>
          </table:table-cell>
          <table:table-cell table:formula="of:=SUM([.A1979:.A1981])" office:value-type="float" office:value="27633">
            <text:p>27633</text:p>
          </table:table-cell>
          <table:table-cell table:formula="of:=IF([.B1979]&gt;[.B1978];1;0)" office:value-type="float" office:value="1">
            <text:p>1</text:p>
          </table:table-cell>
        </table:table-row>
        <table:table-row table:style-name="ro1">
          <table:table-cell office:value-type="float" office:value="9211">
            <text:p>9211</text:p>
          </table:table-cell>
          <table:table-cell table:formula="of:=SUM([.A1980:.A1982])" office:value-type="float" office:value="27644">
            <text:p>27644</text:p>
          </table:table-cell>
          <table:table-cell table:formula="of:=IF([.B1980]&gt;[.B1979];1;0)" office:value-type="float" office:value="1">
            <text:p>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table:formula="of:=SUM([.A1981:.A1983])" office:value-type="float" office:value="27651">
            <text:p>27651</text:p>
          </table:table-cell>
          <table:table-cell table:formula="of:=IF([.B1981]&gt;[.B1980];1;0)" office:value-type="float" office:value="1">
            <text:p>1</text:p>
          </table:table-cell>
        </table:table-row>
        <table:table-row table:style-name="ro1">
          <table:table-cell office:value-type="float" office:value="9217">
            <text:p>9217</text:p>
          </table:table-cell>
          <table:table-cell table:formula="of:=SUM([.A1982:.A1984])" office:value-type="float" office:value="27659">
            <text:p>27659</text:p>
          </table:table-cell>
          <table:table-cell table:formula="of:=IF([.B1982]&gt;[.B1981];1;0)" office:value-type="float" office:value="1">
            <text:p>1</text:p>
          </table:table-cell>
        </table:table-row>
        <table:table-row table:style-name="ro1">
          <table:table-cell office:value-type="float" office:value="9218">
            <text:p>9218</text:p>
          </table:table-cell>
          <table:table-cell table:formula="of:=SUM([.A1983:.A1985])" office:value-type="float" office:value="27685">
            <text:p>27685</text:p>
          </table:table-cell>
          <table:table-cell table:formula="of:=IF([.B1983]&gt;[.B1982];1;0)" office:value-type="float" office:value="1">
            <text:p>1</text:p>
          </table:table-cell>
        </table:table-row>
        <table:table-row table:style-name="ro1">
          <table:table-cell office:value-type="float" office:value="9224">
            <text:p>9224</text:p>
          </table:table-cell>
          <table:table-cell table:formula="of:=SUM([.A1984:.A1986])" office:value-type="float" office:value="27715">
            <text:p>27715</text:p>
          </table:table-cell>
          <table:table-cell table:formula="of:=IF([.B1984]&gt;[.B1983];1;0)" office:value-type="float" office:value="1">
            <text:p>1</text:p>
          </table:table-cell>
        </table:table-row>
        <table:table-row table:style-name="ro1">
          <table:table-cell office:value-type="float" office:value="9243">
            <text:p>9243</text:p>
          </table:table-cell>
          <table:table-cell table:formula="of:=SUM([.A1985:.A1987])" office:value-type="float" office:value="27729">
            <text:p>27729</text:p>
          </table:table-cell>
          <table:table-cell table:formula="of:=IF([.B1985]&gt;[.B1984];1;0)" office:value-type="float" office:value="1">
            <text:p>1</text:p>
          </table:table-cell>
        </table:table-row>
        <table:table-row table:style-name="ro1">
          <table:table-cell office:value-type="float" office:value="9248">
            <text:p>9248</text:p>
          </table:table-cell>
          <table:table-cell table:formula="of:=SUM([.A1986:.A1988])" office:value-type="float" office:value="27730">
            <text:p>27730</text:p>
          </table:table-cell>
          <table:table-cell table:formula="of:=IF([.B1986]&gt;[.B1985];1;0)" office:value-type="float" office:value="1">
            <text:p>1</text:p>
          </table:table-cell>
        </table:table-row>
        <table:table-row table:style-name="ro1">
          <table:table-cell office:value-type="float" office:value="9238">
            <text:p>9238</text:p>
          </table:table-cell>
          <table:table-cell table:formula="of:=SUM([.A1987:.A1989])" office:value-type="float" office:value="27738">
            <text:p>27738</text:p>
          </table:table-cell>
          <table:table-cell table:formula="of:=IF([.B1987]&gt;[.B1986];1;0)" office:value-type="float" office:value="1">
            <text:p>1</text:p>
          </table:table-cell>
        </table:table-row>
        <table:table-row table:style-name="ro1">
          <table:table-cell office:value-type="float" office:value="9244">
            <text:p>9244</text:p>
          </table:table-cell>
          <table:table-cell table:formula="of:=SUM([.A1988:.A1990])" office:value-type="float" office:value="27760">
            <text:p>27760</text:p>
          </table:table-cell>
          <table:table-cell table:formula="of:=IF([.B1988]&gt;[.B1987];1;0)" office:value-type="float" office:value="1">
            <text:p>1</text:p>
          </table:table-cell>
        </table:table-row>
        <table:table-row table:style-name="ro1">
          <table:table-cell office:value-type="float" office:value="9256">
            <text:p>9256</text:p>
          </table:table-cell>
          <table:table-cell table:formula="of:=SUM([.A1989:.A1991])" office:value-type="float" office:value="27769">
            <text:p>27769</text:p>
          </table:table-cell>
          <table:table-cell table:formula="of:=IF([.B1989]&gt;[.B1988];1;0)" office:value-type="float" office:value="1">
            <text:p>1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table:formula="of:=SUM([.A1990:.A1992])" office:value-type="float" office:value="27774">
            <text:p>27774</text:p>
          </table:table-cell>
          <table:table-cell table:formula="of:=IF([.B1990]&gt;[.B1989];1;0)" office:value-type="float" office:value="1">
            <text:p>1</text:p>
          </table:table-cell>
        </table:table-row>
        <table:table-row table:style-name="ro1">
          <table:table-cell office:value-type="float" office:value="9253">
            <text:p>9253</text:p>
          </table:table-cell>
          <table:table-cell table:formula="of:=SUM([.A1991:.A1993])" office:value-type="float" office:value="27777">
            <text:p>27777</text:p>
          </table:table-cell>
          <table:table-cell table:formula="of:=IF([.B1991]&gt;[.B1990];1;0)" office:value-type="float" office:value="1">
            <text:p>1</text:p>
          </table:table-cell>
        </table:table-row>
        <table:table-row table:style-name="ro1">
          <table:table-cell office:value-type="float" office:value="9261">
            <text:p>9261</text:p>
          </table:table-cell>
          <table:table-cell table:formula="of:=SUM([.A1992:.A1994])" office:value-type="float" office:value="27786">
            <text:p>27786</text:p>
          </table:table-cell>
          <table:table-cell table:formula="of:=IF([.B1992]&gt;[.B1991];1;0)" office:value-type="float" office:value="1">
            <text:p>1</text:p>
          </table:table-cell>
        </table:table-row>
        <table:table-row table:style-name="ro1">
          <table:table-cell office:value-type="float" office:value="9263">
            <text:p>9263</text:p>
          </table:table-cell>
          <table:table-cell table:formula="of:=SUM([.A1993:.A1995])" office:value-type="float" office:value="27785">
            <text:p>27785</text:p>
          </table:table-cell>
          <table:table-cell table:formula="of:=IF([.B1993]&gt;[.B1992];1;0)" office:value-type="float" office:value="0">
            <text:p>0</text:p>
          </table:table-cell>
        </table:table-row>
        <table:table-row table:style-name="ro1">
          <table:table-cell office:value-type="float" office:value="9262">
            <text:p>9262</text:p>
          </table:table-cell>
          <table:table-cell table:formula="of:=SUM([.A1994:.A1996])" office:value-type="float" office:value="27789">
            <text:p>27789</text:p>
          </table:table-cell>
          <table:table-cell table:formula="of:=IF([.B1994]&gt;[.B1993];1;0)" office:value-type="float" office:value="1">
            <text:p>1</text:p>
          </table:table-cell>
        </table:table-row>
        <table:table-row table:style-name="ro1">
          <table:table-cell office:value-type="float" office:value="9260">
            <text:p>9260</text:p>
          </table:table-cell>
          <table:table-cell table:formula="of:=SUM([.A1995:.A1997])" office:value-type="float" office:value="27801">
            <text:p>27801</text:p>
          </table:table-cell>
          <table:table-cell table:formula="of:=IF([.B1995]&gt;[.B1994];1;0)" office:value-type="float" office:value="1">
            <text:p>1</text:p>
          </table:table-cell>
        </table:table-row>
        <table:table-row table:style-name="ro1">
          <table:table-cell office:value-type="float" office:value="9267">
            <text:p>9267</text:p>
          </table:table-cell>
          <table:table-cell table:formula="of:=SUM([.A1996:.A1998])" office:value-type="float" office:value="27820">
            <text:p>27820</text:p>
          </table:table-cell>
          <table:table-cell table:formula="of:=IF([.B1996]&gt;[.B1995];1;0)" office:value-type="float" office:value="1">
            <text:p>1</text:p>
          </table:table-cell>
        </table:table-row>
        <table:table-row table:style-name="ro1">
          <table:table-cell office:value-type="float" office:value="9274">
            <text:p>9274</text:p>
          </table:table-cell>
          <table:table-cell table:formula="of:=SUM([.A1997:.A1999])" office:value-type="float" office:value="27851">
            <text:p>27851</text:p>
          </table:table-cell>
          <table:table-cell table:formula="of:=IF([.B1997]&gt;[.B1996];1;0)" office:value-type="float" office:value="1">
            <text:p>1</text:p>
          </table:table-cell>
        </table:table-row>
        <table:table-row table:style-name="ro1">
          <table:table-cell office:value-type="float" office:value="9279">
            <text:p>9279</text:p>
          </table:table-cell>
          <table:table-cell table:formula="of:=SUM([.A1998:.A2000])" office:value-type="float" office:value="27876">
            <text:p>27876</text:p>
          </table:table-cell>
          <table:table-cell table:formula="of:=IF([.B1998]&gt;[.B1997];1;0)" office:value-type="float" office:value="1">
            <text:p>1</text:p>
          </table:table-cell>
        </table:table-row>
        <table:table-row table:style-name="ro1">
          <table:table-cell office:value-type="float" office:value="9298">
            <text:p>9298</text:p>
          </table:table-cell>
          <table:table-cell table:number-columns-repeated="2"/>
        </table:table-row>
        <table:table-row table:style-name="ro1">
          <table:table-cell office:value-type="float" office:value="9299">
            <text:p>9299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1:.C2000])" office:value-type="float" office:value="1728">
            <text:p>1728</text:p>
          </table:table-cell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2021-12-03</text:date>, <text:time>17:33:0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Östlund</meta:initial-creator>
    <meta:creation-date>2021-12-03T17:16:52.97</meta:creation-date>
    <dc:date>2021-12-03T17:33:06.27</dc:date>
    <dc:creator>Johan Östlund</dc:creator>
    <meta:editing-duration>PT1M3S</meta:editing-duration>
    <meta:editing-cycles>1</meta:editing-cycles>
    <meta:document-statistic meta:table-count="3" meta:cell-count="9996" meta:object-count="0"/>
    <meta:generator>OpenOffice/4.1.8$Win32 OpenOffice.org_project/418m3$Build-9803</meta:generator>
  </office:meta>
</office:document-meta>
</file>